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857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2.96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277cm"/>
    </style:style>
    <style:style style:name="co10" style:family="table-column">
      <style:table-column-properties fo:break-before="auto" style:column-width="3.4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fo:border-left="none" fo:border-right="0.105cm double #000000" style:border-line-width-right="0.035cm 0.035cm 0.035cm" style:rotation-align="none" fo:border-top="none"/>
    </style:style>
    <style:style style:name="ce2" style:family="table-cell" style:parent-style-name="Default">
      <style:table-cell-properties fo:border-bottom="0.105cm double #000000" style:border-line-width-bottom="0.035cm 0.035cm 0.035cm" style:diagonal-bl-tr="none" style:diagonal-tl-br="none" fo:border-left="none" fo:border-right="0.105cm double #000000" style:border-line-width-right="0.035cm 0.035cm 0.035cm" style:rotation-align="none" fo:border-top="non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#008000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8080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9bbb59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ccff00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008000"/>
    </style:style>
    <style:style style:name="ce19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3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61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61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27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61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61"/>
    <style:style style:name="ce43" style:family="table-cell" style:parent-style-name="Default" style:data-style-name="N61">
      <style:table-cell-properties fo:background-color="#ccff0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46" style:family="table-cell" style:parent-style-name="Default" style:data-style-name="N61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50" style:family="table-cell" style:parent-style-name="Default" style:data-style-name="N108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108">
      <style:table-cell-properties fo:border-bottom="0.088cm solid #000000" fo:background-color="#d99694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108">
      <style:table-cell-properties fo:border-bottom="0.088cm solid #000000" fo:background-color="#ccff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54" style:family="table-cell" style:parent-style-name="Default" style:data-style-name="N10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56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5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8" style:family="table-cell" style:parent-style-name="Default">
      <style:table-cell-properties fo:background-color="#ccffff"/>
    </style:style>
    <style:style style:name="ce59" style:family="table-cell" style:parent-style-name="Default" style:data-style-name="N61">
      <style:table-cell-properties fo:background-color="#ccffff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 style:data-style-name="N61">
      <style:table-cell-properties fo:border-bottom="none" fo:background-color="#00ff00" style:diagonal-bl-tr="none" style:diagonal-tl-br="none" fo:border-left="none" fo:border-right="none" style:rotation-align="none" fo:border-top="0.088cm solid #000000"/>
    </style:style>
    <style:style style:name="ce62" style:family="table-cell" style:parent-style-name="Default" style:data-style-name="N61">
      <style:table-cell-properties fo:background-color="#ff0000" style:diagonal-bl-tr="none" style:diagonal-tl-br="none" style:rotation-align="none"/>
    </style:style>
    <style:style style:name="ce63" style:family="table-cell" style:parent-style-name="Default">
      <style:table-cell-properties fo:background-color="#ff0000" style:diagonal-bl-tr="none" style:diagonal-tl-br="none" style:rotation-align="none"/>
    </style:style>
    <style:style style:name="ce64" style:family="table-cell" style:parent-style-name="Default">
      <style:table-cell-properties fo:border-bottom="0.088cm solid #000000" fo:background-color="#ff0000" style:diagonal-bl-tr="none" style:diagonal-tl-br="none" fo:border-left="none" fo:border-right="none" style:rotation-align="none" fo:border-top="none"/>
    </style:style>
    <style:style style:name="ce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7" style:family="table-cell" style:parent-style-name="Default">
      <style:table-cell-properties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ccffcc"/>
    </style:style>
    <style:style style:name="ce70" style:family="table-cell" style:parent-style-name="Default">
      <style:table-cell-properties fo:background-color="#99cc00"/>
    </style:style>
    <style:style style:name="ce71" style:family="table-cell" style:parent-style-name="Default" style:data-style-name="N1"/>
    <style:style style:name="ce72" style:family="table-cell" style:parent-style-name="Default" style:data-style-name="N10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default-cell-style-name="ce24"/>
        <table:table-column table:style-name="co2" table:default-cell-style-name="ce29"/>
        <table:table-column table:style-name="co2" table:default-cell-style-name="ce35"/>
        <table:table-column table:style-name="co4" table:default-cell-style-name="ce41"/>
        <table:table-column table:style-name="co5" table:default-cell-style-name="ce24"/>
        <table:table-column table:style-name="co3" table:default-cell-style-name="ce41"/>
        <table:table-column table:style-name="co2" table:number-columns-repeated="2" table:default-cell-style-name="ce50"/>
        <table:table-column table:style-name="co3" table:default-cell-style-name="ce41"/>
        <table:table-column table:style-name="co2" table:default-cell-style-name="ce55"/>
        <table:table-column table:style-name="co6" table:default-cell-style-name="ce59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69"/>
        <table:table-column table:style-name="co8" table:default-cell-style-name="ce70"/>
        <table:table-column table:style-name="co9" table:default-cell-style-name="Default"/>
        <table:table-column table:style-name="co10" table:default-cell-style-name="ce72"/>
        <table:table-column table:style-name="co2" table:number-columns-repeated="1004" table:default-cell-style-name="Default"/>
        <table:table-row table:style-name="ro1" table:number-rows-repeated="4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/>
          <table:table-cell table:style-name="ce48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]" office:value-type="float" office:value="104" table:number-columns-spanned="1" table:number-rows-spanned="3">
            <text:p>1,04E+02</text:p>
          </table:table-cell>
          <table:table-cell table:formula="of:=[.M9]" office:value-type="float" office:value="800">
            <text:p>8,00E+02</text:p>
          </table:table-cell>
          <table:table-cell table:style-name="ce24" table:formula="of:=[.G9]-[.N9]" office:value-type="float" office:value="696">
            <text:p>6,96E+02</text:p>
          </table:table-cell>
          <table:table-cell table:formula="of:=(([.G9]-[.N9])-[.C9])/[.C9]*100" office:value-type="float" office:value="-0.571428571428555">
            <text:p>-0,6</text:p>
          </table:table-cell>
          <table:table-cell table:formula="of:=1.1+SQRT([.O9]^2+[.I9]^2)" office:value-type="float" office:value="6.13254712965958">
            <text:p>6,1</text:p>
          </table:table-cell>
          <table:table-cell table:formula="of:=TEXT([.J9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]*[.S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]" office:value-type="float" office:value="7200">
            <text:p>7,20E+03</text:p>
          </table:table-cell>
          <table:table-cell table:style-name="ce24" table:formula="of:=[.G10]-[.N10]" office:value-type="float" office:value="7096">
            <text:p>7,10E+03</text:p>
          </table:table-cell>
          <table:table-cell table:formula="of:=(([.G10]-[.N10])-[.C10])/[.C10]*100" office:value-type="float" office:value="1.37142857142857">
            <text:p>1,4</text:p>
          </table:table-cell>
          <table:table-cell table:formula="of:=1.1+SQRT([.O10]^2+[.I10]^2)" office:value-type="float" office:value="6.28467128432754">
            <text:p>6,3</text:p>
          </table:table-cell>
          <table:table-cell table:formula="of:=TEXT([.J10];&quot;0.0&quot;)&amp;&quot;&lt;15&quot;" office:value-type="string" office:string-value="6,3&lt;15">
            <text:p>6,3&lt;15</text:p>
          </table:table-cell>
          <table:table-cell/>
          <table:table-cell table:style-name="ce58" table:formula="of:=[.R10]*10^3+100" office:value-type="float" office:value="7200">
            <text:p>72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]*[.S1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]" office:value-type="float" office:value="70100">
            <text:p>7,01E+04</text:p>
          </table:table-cell>
          <table:table-cell table:style-name="ce24" table:formula="of:=[.G11]-[.N11]" office:value-type="float" office:value="69996">
            <text:p>7,00E+04</text:p>
          </table:table-cell>
          <table:table-cell table:formula="of:=(([.G11]-[.N11])-[.C11])/[.C11]*100" office:value-type="float" office:value="-0.00571428571428571">
            <text:p>0,0</text:p>
          </table:table-cell>
          <table:table-cell table:formula="of:=1.1+SQRT([.O11]^2+[.I11]^2)" office:value-type="float" office:value="5.10000408163057">
            <text:p>5,1</text:p>
          </table:table-cell>
          <table:table-cell table:formula="of:=TEXT([.J11];&quot;0.0&quot;)&amp;&quot;&lt;15&quot;" office:value-type="string" office:string-value="5,1&lt;15">
            <text:p>5,1&lt;15</text:p>
          </table:table-cell>
          <table:table-cell/>
          <table:table-cell table:style-name="ce58" table:formula="of:=[.R11]*10^3+100" office:value-type="float" office:value="70100">
            <text:p>70100</text:p>
          </table:table-cell>
          <table:table-cell table:style-name="ce62" table:formula="of:=[.N9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]*[.S1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]" office:value-type="float" office:value="690000">
            <text:p>6,90E+05</text:p>
          </table:table-cell>
          <table:table-cell/>
          <table:table-cell table:formula="of:=(([.G12]-[.N12])-[.C12])/[.C12]*100" office:value-type="float" office:value="-1.42857142857143">
            <text:p>-1,4</text:p>
          </table:table-cell>
          <table:table-cell table:formula="of:=1.1+SQRT([.O12]^2+[.I12]^2)" office:value-type="float" office:value="5.34744821351957">
            <text:p>5,3</text:p>
          </table:table-cell>
          <table:table-cell table:formula="of:=TEXT([.J12];&quot;0.0&quot;)&amp;&quot;&lt;15&quot;" office:value-type="string" office:string-value="5,3&lt;15">
            <text:p>5,3&lt;15</text:p>
          </table:table-cell>
          <table:table-cell/>
          <table:table-cell table:style-name="ce58" table:formula="of:=[.R1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]*[.S1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]" office:value-type="float" office:value="6900000">
            <text:p>6,90E+06</text:p>
          </table:table-cell>
          <table:table-cell/>
          <table:table-cell table:formula="of:=(([.G13]-[.N13])-[.C13])/[.C13]*100" office:value-type="float" office:value="-1.42857142857143">
            <text:p>-1,4</text:p>
          </table:table-cell>
          <table:table-cell table:formula="of:=1.1+SQRT([.O13]^2+[.I13]^2)" office:value-type="float" office:value="5.34744821351957">
            <text:p>5,3</text:p>
          </table:table-cell>
          <table:table-cell table:formula="of:=TEXT([.J13];&quot;0.0&quot;)&amp;&quot;&lt;15&quot;" office:value-type="string" office:string-value="5,3&lt;15">
            <text:p>5,3&lt;15</text:p>
          </table:table-cell>
          <table:table-cell/>
          <table:table-cell table:style-name="ce58" table:formula="of:=[.R13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]*[.S1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]" office:value-type="float" office:value="68000000">
            <text:p>6,80E+07</text:p>
          </table:table-cell>
          <table:table-cell/>
          <table:table-cell table:formula="of:=(([.G14]-[.N14])-[.C14])/[.C14]*100" office:value-type="float" office:value="-2.85714285714286">
            <text:p>-2,9</text:p>
          </table:table-cell>
          <table:table-cell table:formula="of:=1.1+SQRT([.O14]^2+[.I14]^2)" office:value-type="float" office:value="6.01561443831007">
            <text:p>6,0</text:p>
          </table:table-cell>
          <table:table-cell table:formula="of:=TEXT([.J14];&quot;0.0&quot;)&amp;&quot;&lt;15&quot;" office:value-type="string" office:string-value="6,0&lt;15">
            <text:p>6,0&lt;15</text:p>
          </table:table-cell>
          <table:table-cell/>
          <table:table-cell table:style-name="ce58" table:formula="of:=[.R14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]*[.S1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5]" office:value-type="float" office:value="700000000">
            <text:p>7,00E+08</text:p>
          </table:table-cell>
          <table:table-cell/>
          <table:table-cell table:formula="of:=(([.G15]-[.N15])-[.C15])/[.C15]*100" office:value-type="float" office:value="0">
            <text:p>0,0</text:p>
          </table:table-cell>
          <table:table-cell table:formula="of:=1.1+SQRT([.O15]^2+[.I15]^2)" office:value-type="float" office:value="5.1">
            <text:p>5,1</text:p>
          </table:table-cell>
          <table:table-cell table:formula="of:=TEXT([.J15];&quot;0.0&quot;)&amp;&quot;&lt;15&quot;" office:value-type="string" office:string-value="5,1&lt;15">
            <text:p>5,1&lt;15</text:p>
          </table:table-cell>
          <table:table-cell/>
          <table:table-cell table:style-name="ce58" table:formula="of:=[.R1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]*[.S1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6]" office:value-type="float" office:value="7100000000">
            <text:p>7,10E+09</text:p>
          </table:table-cell>
          <table:table-cell/>
          <table:table-cell table:formula="of:=(([.G16]-[.N16])-[.C16])/[.C16]*100" office:value-type="float" office:value="1.42857142857143">
            <text:p>1,4</text:p>
          </table:table-cell>
          <table:table-cell table:formula="of:=1.1+SQRT([.O16]^2+[.I16]^2)" office:value-type="float" office:value="5.34744821351957">
            <text:p>5,3</text:p>
          </table:table-cell>
          <table:table-cell table:formula="of:=TEXT([.J16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6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6]*[.S1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24]" office:value-type="float" office:value="105" table:number-columns-spanned="1" table:number-rows-spanned="3">
            <text:p>1,05E+02</text:p>
          </table:table-cell>
          <table:table-cell table:formula="of:=[.M24]" office:value-type="float" office:value="800">
            <text:p>8,00E+02</text:p>
          </table:table-cell>
          <table:table-cell table:style-name="ce24" table:formula="of:=[.G24]-[.N24]" office:value-type="float" office:value="695">
            <text:p>6,95E+02</text:p>
          </table:table-cell>
          <table:table-cell table:formula="of:=(([.G24]-[.N24])-[.C24])/[.C24]*100" office:value-type="float" office:value="-0.714285714285698">
            <text:p>-0,7</text:p>
          </table:table-cell>
          <table:table-cell table:formula="of:=1.1+SQRT([.O24]^2+[.I24]^2)" office:value-type="float" office:value="6.15076272276105">
            <text:p>6,2</text:p>
          </table:table-cell>
          <table:table-cell table:formula="of:=TEXT([.J24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4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4]*[.S2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25]" office:value-type="float" office:value="7200">
            <text:p>7,20E+03</text:p>
          </table:table-cell>
          <table:table-cell table:style-name="ce24" table:formula="of:=[.G25]-[.N25]" office:value-type="float" office:value="7095">
            <text:p>7,10E+03</text:p>
          </table:table-cell>
          <table:table-cell table:formula="of:=(([.G25]-[.N25])-[.C25])/[.C25]*100" office:value-type="float" office:value="1.35714285714286">
            <text:p>1,4</text:p>
          </table:table-cell>
          <table:table-cell table:formula="of:=1.1+SQRT([.O25]^2+[.I25]^2)" office:value-type="float" office:value="6.28091080165388">
            <text:p>6,3</text:p>
          </table:table-cell>
          <table:table-cell table:formula="of:=TEXT([.J25];&quot;0.0&quot;)&amp;&quot;&lt;15&quot;" office:value-type="string" office:string-value="6,3&lt;15">
            <text:p>6,3&lt;15</text:p>
          </table:table-cell>
          <table:table-cell/>
          <table:table-cell table:style-name="ce58" table:formula="of:=[.R25]*10^3+100" office:value-type="float" office:value="7200">
            <text:p>72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5]*[.S2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26]" office:value-type="float" office:value="72100">
            <text:p>7,21E+04</text:p>
          </table:table-cell>
          <table:table-cell table:style-name="ce24" table:formula="of:=[.G26]-[.N26]" office:value-type="float" office:value="71995">
            <text:p>7,20E+04</text:p>
          </table:table-cell>
          <table:table-cell table:formula="of:=(([.G26]-[.N26])-[.C26])/[.C26]*100" office:value-type="float" office:value="2.85">
            <text:p>2,9</text:p>
          </table:table-cell>
          <table:table-cell table:formula="of:=1.1+SQRT([.O26]^2+[.I26]^2)" office:value-type="float" office:value="6.01146617620441">
            <text:p>6,0</text:p>
          </table:table-cell>
          <table:table-cell table:formula="of:=TEXT([.J26];&quot;0.0&quot;)&amp;&quot;&lt;15&quot;" office:value-type="string" office:string-value="6,0&lt;15">
            <text:p>6,0&lt;15</text:p>
          </table:table-cell>
          <table:table-cell/>
          <table:table-cell table:style-name="ce58" table:formula="of:=[.R26]*10^3+100" office:value-type="float" office:value="72100">
            <text:p>72100</text:p>
          </table:table-cell>
          <table:table-cell table:style-name="ce62" table:formula="of:=[.N24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]*[.S2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27]" office:value-type="float" office:value="680000">
            <text:p>6,80E+05</text:p>
          </table:table-cell>
          <table:table-cell/>
          <table:table-cell table:formula="of:=(([.G27]-[.N27])-[.C27])/[.C27]*100" office:value-type="float" office:value="-2.85714285714286">
            <text:p>-2,9</text:p>
          </table:table-cell>
          <table:table-cell table:formula="of:=1.1+SQRT([.O27]^2+[.I27]^2)" office:value-type="float" office:value="6.01561443831007">
            <text:p>6,0</text:p>
          </table:table-cell>
          <table:table-cell table:formula="of:=TEXT([.J27];&quot;0.0&quot;)&amp;&quot;&lt;15&quot;" office:value-type="string" office:string-value="6,0&lt;15">
            <text:p>6,0&lt;15</text:p>
          </table:table-cell>
          <table:table-cell/>
          <table:table-cell table:style-name="ce58" table:formula="of:=[.R27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7]*[.S2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28]" office:value-type="float" office:value="6900000">
            <text:p>6,90E+06</text:p>
          </table:table-cell>
          <table:table-cell/>
          <table:table-cell table:formula="of:=(([.G28]-[.N28])-[.C28])/[.C28]*100" office:value-type="float" office:value="-1.42857142857143">
            <text:p>-1,4</text:p>
          </table:table-cell>
          <table:table-cell table:formula="of:=1.1+SQRT([.O28]^2+[.I28]^2)" office:value-type="float" office:value="5.34744821351957">
            <text:p>5,3</text:p>
          </table:table-cell>
          <table:table-cell table:formula="of:=TEXT([.J28];&quot;0.0&quot;)&amp;&quot;&lt;15&quot;" office:value-type="string" office:string-value="5,3&lt;15">
            <text:p>5,3&lt;15</text:p>
          </table:table-cell>
          <table:table-cell/>
          <table:table-cell table:style-name="ce58" table:formula="of:=[.R28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]*[.S2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29]" office:value-type="float" office:value="68000000">
            <text:p>6,80E+07</text:p>
          </table:table-cell>
          <table:table-cell/>
          <table:table-cell table:formula="of:=(([.G29]-[.N29])-[.C29])/[.C29]*100" office:value-type="float" office:value="-2.85714285714286">
            <text:p>-2,9</text:p>
          </table:table-cell>
          <table:table-cell table:formula="of:=1.1+SQRT([.O29]^2+[.I29]^2)" office:value-type="float" office:value="6.01561443831007">
            <text:p>6,0</text:p>
          </table:table-cell>
          <table:table-cell table:formula="of:=TEXT([.J29];&quot;0.0&quot;)&amp;&quot;&lt;15&quot;" office:value-type="string" office:string-value="6,0&lt;15">
            <text:p>6,0&lt;15</text:p>
          </table:table-cell>
          <table:table-cell/>
          <table:table-cell table:style-name="ce58" table:formula="of:=[.R2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9]*[.S2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0]" office:value-type="float" office:value="760000000">
            <text:p>7,60E+08</text:p>
          </table:table-cell>
          <table:table-cell/>
          <table:table-cell table:formula="of:=(([.G30]-[.N30])-[.C30])/[.C30]*100" office:value-type="float" office:value="8.57142857142857">
            <text:p>8,6</text:p>
          </table:table-cell>
          <table:table-cell table:formula="of:=1.1+SQRT([.O30]^2+[.I30]^2)" office:value-type="float" office:value="10.5588259184268">
            <text:p>10,6</text:p>
          </table:table-cell>
          <table:table-cell table:formula="of:=TEXT([.J30];&quot;0.0&quot;)&amp;&quot;&lt;15&quot;" office:value-type="string" office:string-value="10,6&lt;15">
            <text:p>10,6&lt;15</text:p>
          </table:table-cell>
          <table:table-cell/>
          <table:table-cell table:style-name="ce58" table:formula="of:=[.R30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30]*[.S3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1]" office:value-type="float" office:value="7000000000">
            <text:p>7,00E+09</text:p>
          </table:table-cell>
          <table:table-cell/>
          <table:table-cell table:formula="of:=(([.G31]-[.N31])-[.C31])/[.C31]*100" office:value-type="float" office:value="0">
            <text:p>0,0</text:p>
          </table:table-cell>
          <table:table-cell table:formula="of:=1.1+SQRT([.O31]^2+[.I31]^2)" office:value-type="float" office:value="5.1">
            <text:p>5,1</text:p>
          </table:table-cell>
          <table:table-cell table:formula="of:=TEXT([.J31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3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]*[.S3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]" office:value-type="float" office:value="101" table:number-columns-spanned="1" table:number-rows-spanned="3">
            <text:p>1,01E+02</text:p>
          </table:table-cell>
          <table:table-cell table:formula="of:=[.M39]" office:value-type="float" office:value="790">
            <text:p>7,90E+02</text:p>
          </table:table-cell>
          <table:table-cell table:style-name="ce24" table:formula="of:=[.G39]-[.N39]" office:value-type="float" office:value="689">
            <text:p>6,89E+02</text:p>
          </table:table-cell>
          <table:table-cell table:formula="of:=(([.G39]-[.N39])-[.C39])/[.C39]*100" office:value-type="float" office:value="-1.57142857142856">
            <text:p>-1,6</text:p>
          </table:table-cell>
          <table:table-cell table:formula="of:=1.1+SQRT([.O39]^2+[.I39]^2)" office:value-type="float" office:value="6.34112466509832">
            <text:p>6,3</text:p>
          </table:table-cell>
          <table:table-cell table:formula="of:=TEXT([.J39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39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9]*[.S3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0]" office:value-type="float" office:value="7200">
            <text:p>7,20E+03</text:p>
          </table:table-cell>
          <table:table-cell table:style-name="ce24" table:formula="of:=[.G40]-[.N40]" office:value-type="float" office:value="7099">
            <text:p>7,10E+03</text:p>
          </table:table-cell>
          <table:table-cell table:formula="of:=(([.G40]-[.N40])-[.C40])/[.C40]*100" office:value-type="float" office:value="1.41428571428571">
            <text:p>1,4</text:p>
          </table:table-cell>
          <table:table-cell table:formula="of:=1.1+SQRT([.O40]^2+[.I40]^2)" office:value-type="float" office:value="6.29617206043378">
            <text:p>6,3</text:p>
          </table:table-cell>
          <table:table-cell table:formula="of:=TEXT([.J40];&quot;0.0&quot;)&amp;&quot;&lt;15&quot;" office:value-type="string" office:string-value="6,3&lt;15">
            <text:p>6,3&lt;15</text:p>
          </table:table-cell>
          <table:table-cell/>
          <table:table-cell table:style-name="ce58" table:formula="of:=[.R40]*10^3+100" office:value-type="float" office:value="7200">
            <text:p>72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0]*[.S4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]" office:value-type="float" office:value="69100">
            <text:p>6,91E+04</text:p>
          </table:table-cell>
          <table:table-cell table:style-name="ce24" table:formula="of:=[.G41]-[.N41]" office:value-type="float" office:value="68999">
            <text:p>6,90E+04</text:p>
          </table:table-cell>
          <table:table-cell table:formula="of:=(([.G41]-[.N41])-[.C41])/[.C41]*100" office:value-type="float" office:value="-1.43">
            <text:p>-1,4</text:p>
          </table:table-cell>
          <table:table-cell table:formula="of:=1.1+SQRT([.O41]^2+[.I41]^2)" office:value-type="float" office:value="5.34792890712639">
            <text:p>5,3</text:p>
          </table:table-cell>
          <table:table-cell table:formula="of:=TEXT([.J41];&quot;0.0&quot;)&amp;&quot;&lt;15&quot;" office:value-type="string" office:string-value="5,3&lt;15">
            <text:p>5,3&lt;15</text:p>
          </table:table-cell>
          <table:table-cell/>
          <table:table-cell table:style-name="ce58" table:formula="of:=[.R41]*10^3+100" office:value-type="float" office:value="69100">
            <text:p>69100</text:p>
          </table:table-cell>
          <table:table-cell table:style-name="ce62" table:formula="of:=[.N39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41]*[.S4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2]" office:value-type="float" office:value="690000">
            <text:p>6,90E+05</text:p>
          </table:table-cell>
          <table:table-cell/>
          <table:table-cell table:formula="of:=(([.G42]-[.N42])-[.C42])/[.C42]*100" office:value-type="float" office:value="-1.42857142857143">
            <text:p>-1,4</text:p>
          </table:table-cell>
          <table:table-cell table:formula="of:=1.1+SQRT([.O42]^2+[.I42]^2)" office:value-type="float" office:value="5.34744821351957">
            <text:p>5,3</text:p>
          </table:table-cell>
          <table:table-cell table:formula="of:=TEXT([.J42];&quot;0.0&quot;)&amp;&quot;&lt;15&quot;" office:value-type="string" office:string-value="5,3&lt;15">
            <text:p>5,3&lt;15</text:p>
          </table:table-cell>
          <table:table-cell/>
          <table:table-cell table:style-name="ce58" table:formula="of:=[.R42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2]*[.S4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]" office:value-type="float" office:value="7100000">
            <text:p>7,10E+06</text:p>
          </table:table-cell>
          <table:table-cell/>
          <table:table-cell table:formula="of:=(([.G43]-[.N43])-[.C43])/[.C43]*100" office:value-type="float" office:value="1.42857142857143">
            <text:p>1,4</text:p>
          </table:table-cell>
          <table:table-cell table:formula="of:=1.1+SQRT([.O43]^2+[.I43]^2)" office:value-type="float" office:value="5.34744821351957">
            <text:p>5,3</text:p>
          </table:table-cell>
          <table:table-cell table:formula="of:=TEXT([.J43];&quot;0.0&quot;)&amp;&quot;&lt;15&quot;" office:value-type="string" office:string-value="5,3&lt;15">
            <text:p>5,3&lt;15</text:p>
          </table:table-cell>
          <table:table-cell/>
          <table:table-cell table:style-name="ce58" table:formula="of:=[.R43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]*[.S4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]" office:value-type="float" office:value="70000000">
            <text:p>7,00E+07</text:p>
          </table:table-cell>
          <table:table-cell/>
          <table:table-cell table:formula="of:=(([.G44]-[.N44])-[.C44])/[.C44]*100" office:value-type="float" office:value="0">
            <text:p>0,0</text:p>
          </table:table-cell>
          <table:table-cell table:formula="of:=1.1+SQRT([.O44]^2+[.I44]^2)" office:value-type="float" office:value="5.1">
            <text:p>5,1</text:p>
          </table:table-cell>
          <table:table-cell table:formula="of:=TEXT([.J44];&quot;0.0&quot;)&amp;&quot;&lt;15&quot;" office:value-type="string" office:string-value="5,1&lt;15">
            <text:p>5,1&lt;15</text:p>
          </table:table-cell>
          <table:table-cell/>
          <table:table-cell table:style-name="ce58" table:formula="of:=[.R4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44]*[.S4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5]" office:value-type="float" office:value="700000000">
            <text:p>7,00E+08</text:p>
          </table:table-cell>
          <table:table-cell/>
          <table:table-cell table:formula="of:=(([.G45]-[.N45])-[.C45])/[.C45]*100" office:value-type="float" office:value="0">
            <text:p>0,0</text:p>
          </table:table-cell>
          <table:table-cell table:formula="of:=1.1+SQRT([.O45]^2+[.I45]^2)" office:value-type="float" office:value="5.1">
            <text:p>5,1</text:p>
          </table:table-cell>
          <table:table-cell table:formula="of:=TEXT([.J45];&quot;0.0&quot;)&amp;&quot;&lt;15&quot;" office:value-type="string" office:string-value="5,1&lt;15">
            <text:p>5,1&lt;15</text:p>
          </table:table-cell>
          <table:table-cell/>
          <table:table-cell table:style-name="ce58" table:formula="of:=[.R4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5]*[.S4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]" office:value-type="float" office:value="7000000000">
            <text:p>7,00E+09</text:p>
          </table:table-cell>
          <table:table-cell/>
          <table:table-cell table:formula="of:=(([.G46]-[.N46])-[.C46])/[.C46]*100" office:value-type="float" office:value="0">
            <text:p>0,0</text:p>
          </table:table-cell>
          <table:table-cell table:formula="of:=1.1+SQRT([.O46]^2+[.I46]^2)" office:value-type="float" office:value="5.1">
            <text:p>5,1</text:p>
          </table:table-cell>
          <table:table-cell table:formula="of:=TEXT([.J46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46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46]*[.S4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]" office:value-type="float" office:value="104" table:number-columns-spanned="1" table:number-rows-spanned="3">
            <text:p>1,04E+02</text:p>
          </table:table-cell>
          <table:table-cell table:formula="of:=[.M54]" office:value-type="float" office:value="810">
            <text:p>8,10E+02</text:p>
          </table:table-cell>
          <table:table-cell table:style-name="ce24" table:formula="of:=[.G54]-[.N54]" office:value-type="float" office:value="706">
            <text:p>7,06E+02</text:p>
          </table:table-cell>
          <table:table-cell table:formula="of:=(([.G54]-[.N54])-[.C54])/[.C54]*100" office:value-type="float" office:value="0.857142857142857">
            <text:p>0,9</text:p>
          </table:table-cell>
          <table:table-cell table:formula="of:=1.1+SQRT([.O54]^2+[.I54]^2)" office:value-type="float" office:value="6.1729374013042">
            <text:p>6,2</text:p>
          </table:table-cell>
          <table:table-cell table:formula="of:=TEXT([.J54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4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4]*[.S5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5]" office:value-type="float" office:value="7000">
            <text:p>7,00E+03</text:p>
          </table:table-cell>
          <table:table-cell table:style-name="ce24" table:formula="of:=[.G55]-[.N55]" office:value-type="float" office:value="6896">
            <text:p>6,90E+03</text:p>
          </table:table-cell>
          <table:table-cell table:formula="of:=(([.G55]-[.N55])-[.C55])/[.C55]*100" office:value-type="float" office:value="-1.48571428571429">
            <text:p>-1,5</text:p>
          </table:table-cell>
          <table:table-cell table:formula="of:=1.1+SQRT([.O55]^2+[.I55]^2)" office:value-type="float" office:value="6.31606623220752">
            <text:p>6,3</text:p>
          </table:table-cell>
          <table:table-cell table:formula="of:=TEXT([.J55];&quot;0.0&quot;)&amp;&quot;&lt;15&quot;" office:value-type="string" office:string-value="6,3&lt;15">
            <text:p>6,3&lt;15</text:p>
          </table:table-cell>
          <table:table-cell/>
          <table:table-cell table:style-name="ce58" table:formula="of:=[.R55]*10^3+100" office:value-type="float" office:value="7000">
            <text:p>70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5]*[.S5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]" office:value-type="float" office:value="71100">
            <text:p>7,11E+04</text:p>
          </table:table-cell>
          <table:table-cell table:style-name="ce24" table:formula="of:=[.G56]-[.N56]" office:value-type="float" office:value="70996">
            <text:p>7,10E+04</text:p>
          </table:table-cell>
          <table:table-cell table:formula="of:=(([.G56]-[.N56])-[.C56])/[.C56]*100" office:value-type="float" office:value="1.42285714285714">
            <text:p>1,4</text:p>
          </table:table-cell>
          <table:table-cell table:formula="of:=1.1+SQRT([.O56]^2+[.I56]^2)" office:value-type="float" office:value="5.34552970181338">
            <text:p>5,3</text:p>
          </table:table-cell>
          <table:table-cell table:formula="of:=TEXT([.J56];&quot;0.0&quot;)&amp;&quot;&lt;15&quot;" office:value-type="string" office:string-value="5,3&lt;15">
            <text:p>5,3&lt;15</text:p>
          </table:table-cell>
          <table:table-cell/>
          <table:table-cell table:style-name="ce58" table:formula="of:=[.R56]*10^3+100" office:value-type="float" office:value="71100">
            <text:p>71100</text:p>
          </table:table-cell>
          <table:table-cell table:style-name="ce62" table:formula="of:=[.N54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6]*[.S5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7]" office:value-type="float" office:value="700000">
            <text:p>7,00E+05</text:p>
          </table:table-cell>
          <table:table-cell/>
          <table:table-cell table:formula="of:=(([.G57]-[.N57])-[.C57])/[.C57]*100" office:value-type="float" office:value="0">
            <text:p>0,0</text:p>
          </table:table-cell>
          <table:table-cell table:formula="of:=1.1+SQRT([.O57]^2+[.I57]^2)" office:value-type="float" office:value="5.1">
            <text:p>5,1</text:p>
          </table:table-cell>
          <table:table-cell table:formula="of:=TEXT([.J57];&quot;0.0&quot;)&amp;&quot;&lt;15&quot;" office:value-type="string" office:string-value="5,1&lt;15">
            <text:p>5,1&lt;15</text:p>
          </table:table-cell>
          <table:table-cell/>
          <table:table-cell table:style-name="ce58" table:formula="of:=[.R57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57]*[.S5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]" office:value-type="float" office:value="7000000">
            <text:p>7,00E+06</text:p>
          </table:table-cell>
          <table:table-cell/>
          <table:table-cell table:formula="of:=(([.G58]-[.N58])-[.C58])/[.C58]*100" office:value-type="float" office:value="0">
            <text:p>0,0</text:p>
          </table:table-cell>
          <table:table-cell table:formula="of:=1.1+SQRT([.O58]^2+[.I58]^2)" office:value-type="float" office:value="5.1">
            <text:p>5,1</text:p>
          </table:table-cell>
          <table:table-cell table:formula="of:=TEXT([.J58];&quot;0.0&quot;)&amp;&quot;&lt;15&quot;" office:value-type="string" office:string-value="5,1&lt;15">
            <text:p>5,1&lt;15</text:p>
          </table:table-cell>
          <table:table-cell/>
          <table:table-cell table:style-name="ce58" table:formula="of:=[.R5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8]*[.S5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]" office:value-type="float" office:value="70000000">
            <text:p>7,00E+07</text:p>
          </table:table-cell>
          <table:table-cell/>
          <table:table-cell table:formula="of:=(([.G59]-[.N59])-[.C59])/[.C59]*100" office:value-type="float" office:value="0">
            <text:p>0,0</text:p>
          </table:table-cell>
          <table:table-cell table:formula="of:=1.1+SQRT([.O59]^2+[.I59]^2)" office:value-type="float" office:value="5.1">
            <text:p>5,1</text:p>
          </table:table-cell>
          <table:table-cell table:formula="of:=TEXT([.J59];&quot;0.0&quot;)&amp;&quot;&lt;15&quot;" office:value-type="string" office:string-value="5,1&lt;15">
            <text:p>5,1&lt;15</text:p>
          </table:table-cell>
          <table:table-cell/>
          <table:table-cell table:style-name="ce58" table:formula="of:=[.R5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59]*[.S5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0]" office:value-type="float" office:value="730000000">
            <text:p>7,30E+08</text:p>
          </table:table-cell>
          <table:table-cell/>
          <table:table-cell table:formula="of:=(([.G60]-[.N60])-[.C60])/[.C60]*100" office:value-type="float" office:value="4.28571428571429">
            <text:p>4,3</text:p>
          </table:table-cell>
          <table:table-cell table:formula="of:=1.1+SQRT([.O60]^2+[.I60]^2)" office:value-type="float" office:value="6.9623670081952">
            <text:p>7,0</text:p>
          </table:table-cell>
          <table:table-cell table:formula="of:=TEXT([.J60];&quot;0.0&quot;)&amp;&quot;&lt;15&quot;" office:value-type="string" office:string-value="7,0&lt;15">
            <text:p>7,0&lt;15</text:p>
          </table:table-cell>
          <table:table-cell/>
          <table:table-cell table:style-name="ce58" table:formula="of:=[.R6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60]*[.S6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]" office:value-type="float" office:value="6900000000">
            <text:p>6,90E+09</text:p>
          </table:table-cell>
          <table:table-cell/>
          <table:table-cell table:formula="of:=(([.G61]-[.N61])-[.C61])/[.C61]*100" office:value-type="float" office:value="-1.42857142857143">
            <text:p>-1,4</text:p>
          </table:table-cell>
          <table:table-cell table:formula="of:=1.1+SQRT([.O61]^2+[.I61]^2)" office:value-type="float" office:value="5.34744821351957">
            <text:p>5,3</text:p>
          </table:table-cell>
          <table:table-cell table:formula="of:=TEXT([.J61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61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]*[.S6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]" office:value-type="float" office:value="85" table:number-columns-spanned="1" table:number-rows-spanned="3">
            <text:p>8,50E+01</text:p>
          </table:table-cell>
          <table:table-cell table:formula="of:=[.M69]" office:value-type="float" office:value="810">
            <text:p>8,10E+02</text:p>
          </table:table-cell>
          <table:table-cell table:style-name="ce24" table:formula="of:=[.G69]-[.N69]" office:value-type="float" office:value="725">
            <text:p>7,25E+02</text:p>
          </table:table-cell>
          <table:table-cell table:formula="of:=(([.G69]-[.N69])-[.C69])/[.C69]*100" office:value-type="float" office:value="3.57142857142857">
            <text:p>3,6</text:p>
          </table:table-cell>
          <table:table-cell table:formula="of:=1.1+SQRT([.O69]^2+[.I69]^2)" office:value-type="float" office:value="7.24451804788759">
            <text:p>7,2</text:p>
          </table:table-cell>
          <table:table-cell table:formula="of:=TEXT([.J69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69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9]*[.S6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0]" office:value-type="float" office:value="7100">
            <text:p>7,10E+03</text:p>
          </table:table-cell>
          <table:table-cell table:style-name="ce24" table:formula="of:=[.G70]-[.N70]" office:value-type="float" office:value="7015">
            <text:p>7,02E+03</text:p>
          </table:table-cell>
          <table:table-cell table:formula="of:=(([.G70]-[.N70])-[.C70])/[.C70]*100" office:value-type="float" office:value="0.214285714285714">
            <text:p>0,2</text:p>
          </table:table-cell>
          <table:table-cell table:formula="of:=1.1+SQRT([.O70]^2+[.I70]^2)" office:value-type="float" office:value="6.10458973017239">
            <text:p>6,1</text:p>
          </table:table-cell>
          <table:table-cell table:formula="of:=TEXT([.J70];&quot;0.0&quot;)&amp;&quot;&lt;15&quot;" office:value-type="string" office:string-value="6,1&lt;15">
            <text:p>6,1&lt;15</text:p>
          </table:table-cell>
          <table:table-cell/>
          <table:table-cell table:style-name="ce58" table:formula="of:=[.R70]*10^3+100" office:value-type="float" office:value="7100">
            <text:p>7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0]*[.S7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]" office:value-type="float" office:value="71100">
            <text:p>7,11E+04</text:p>
          </table:table-cell>
          <table:table-cell table:style-name="ce24" table:formula="of:=[.G71]-[.N71]" office:value-type="float" office:value="71015">
            <text:p>7,10E+04</text:p>
          </table:table-cell>
          <table:table-cell table:formula="of:=(([.G71]-[.N71])-[.C71])/[.C71]*100" office:value-type="float" office:value="1.45">
            <text:p>1,5</text:p>
          </table:table-cell>
          <table:table-cell table:formula="of:=1.1+SQRT([.O71]^2+[.I71]^2)" office:value-type="float" office:value="5.35470327990096">
            <text:p>5,4</text:p>
          </table:table-cell>
          <table:table-cell table:formula="of:=TEXT([.J71];&quot;0.0&quot;)&amp;&quot;&lt;15&quot;" office:value-type="string" office:string-value="5,4&lt;15">
            <text:p>5,4&lt;15</text:p>
          </table:table-cell>
          <table:table-cell/>
          <table:table-cell table:style-name="ce58" table:formula="of:=[.R71]*10^3+100" office:value-type="float" office:value="71100">
            <text:p>71100</text:p>
          </table:table-cell>
          <table:table-cell table:style-name="ce62" table:formula="of:=[.N69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1]*[.S7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2]" office:value-type="float" office:value="680000">
            <text:p>6,80E+05</text:p>
          </table:table-cell>
          <table:table-cell/>
          <table:table-cell table:formula="of:=(([.G72]-[.N72])-[.C72])/[.C72]*100" office:value-type="float" office:value="-2.85714285714286">
            <text:p>-2,9</text:p>
          </table:table-cell>
          <table:table-cell table:formula="of:=1.1+SQRT([.O72]^2+[.I72]^2)" office:value-type="float" office:value="6.01561443831007">
            <text:p>6,0</text:p>
          </table:table-cell>
          <table:table-cell table:formula="of:=TEXT([.J72];&quot;0.0&quot;)&amp;&quot;&lt;15&quot;" office:value-type="string" office:string-value="6,0&lt;15">
            <text:p>6,0&lt;15</text:p>
          </table:table-cell>
          <table:table-cell/>
          <table:table-cell table:style-name="ce58" table:formula="of:=[.R72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2]*[.S7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]" office:value-type="float" office:value="7000000">
            <text:p>7,00E+06</text:p>
          </table:table-cell>
          <table:table-cell/>
          <table:table-cell table:formula="of:=(([.G73]-[.N73])-[.C73])/[.C73]*100" office:value-type="float" office:value="0">
            <text:p>0,0</text:p>
          </table:table-cell>
          <table:table-cell table:formula="of:=1.1+SQRT([.O73]^2+[.I73]^2)" office:value-type="float" office:value="5.1">
            <text:p>5,1</text:p>
          </table:table-cell>
          <table:table-cell table:formula="of:=TEXT([.J73];&quot;0.0&quot;)&amp;&quot;&lt;15&quot;" office:value-type="string" office:string-value="5,1&lt;15">
            <text:p>5,1&lt;15</text:p>
          </table:table-cell>
          <table:table-cell/>
          <table:table-cell table:style-name="ce58" table:formula="of:=[.R7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3]*[.S7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]" office:value-type="float" office:value="70000000">
            <text:p>7,00E+07</text:p>
          </table:table-cell>
          <table:table-cell/>
          <table:table-cell table:formula="of:=(([.G74]-[.N74])-[.C74])/[.C74]*100" office:value-type="float" office:value="0">
            <text:p>0,0</text:p>
          </table:table-cell>
          <table:table-cell table:formula="of:=1.1+SQRT([.O74]^2+[.I74]^2)" office:value-type="float" office:value="5.1">
            <text:p>5,1</text:p>
          </table:table-cell>
          <table:table-cell table:formula="of:=TEXT([.J74];&quot;0.0&quot;)&amp;&quot;&lt;15&quot;" office:value-type="string" office:string-value="5,1&lt;15">
            <text:p>5,1&lt;15</text:p>
          </table:table-cell>
          <table:table-cell/>
          <table:table-cell table:style-name="ce58" table:formula="of:=[.R74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4]*[.S7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5]" office:value-type="float" office:value="700000000">
            <text:p>7,00E+08</text:p>
          </table:table-cell>
          <table:table-cell/>
          <table:table-cell table:formula="of:=(([.G75]-[.N75])-[.C75])/[.C75]*100" office:value-type="float" office:value="0">
            <text:p>0,0</text:p>
          </table:table-cell>
          <table:table-cell table:formula="of:=1.1+SQRT([.O75]^2+[.I75]^2)" office:value-type="float" office:value="5.1">
            <text:p>5,1</text:p>
          </table:table-cell>
          <table:table-cell table:formula="of:=TEXT([.J75];&quot;0.0&quot;)&amp;&quot;&lt;15&quot;" office:value-type="string" office:string-value="5,1&lt;15">
            <text:p>5,1&lt;15</text:p>
          </table:table-cell>
          <table:table-cell/>
          <table:table-cell table:style-name="ce58" table:formula="of:=[.R75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5]*[.S7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]" office:value-type="float" office:value="7200000000">
            <text:p>7,20E+09</text:p>
          </table:table-cell>
          <table:table-cell/>
          <table:table-cell table:formula="of:=(([.G76]-[.N76])-[.C76])/[.C76]*100" office:value-type="float" office:value="2.85714285714286">
            <text:p>2,9</text:p>
          </table:table-cell>
          <table:table-cell table:formula="of:=1.1+SQRT([.O76]^2+[.I76]^2)" office:value-type="float" office:value="6.01561443831007">
            <text:p>6,0</text:p>
          </table:table-cell>
          <table:table-cell table:formula="of:=TEXT([.J76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76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]*[.S7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]" office:value-type="float" office:value="114" table:number-columns-spanned="1" table:number-rows-spanned="3">
            <text:p>1,14E+02</text:p>
          </table:table-cell>
          <table:table-cell table:formula="of:=[.M84]" office:value-type="float" office:value="800">
            <text:p>8,00E+02</text:p>
          </table:table-cell>
          <table:table-cell table:style-name="ce24" table:formula="of:=[.G84]-[.N84]" office:value-type="float" office:value="686">
            <text:p>6,86E+02</text:p>
          </table:table-cell>
          <table:table-cell table:formula="of:=(([.G84]-[.N84])-[.C84])/[.C84]*100" office:value-type="float" office:value="-1.99999999999998">
            <text:p>-2,0</text:p>
          </table:table-cell>
          <table:table-cell table:formula="of:=1.1+SQRT([.O84]^2+[.I84]^2)" office:value-type="float" office:value="6.4851648071345">
            <text:p>6,5</text:p>
          </table:table-cell>
          <table:table-cell table:formula="of:=TEXT([.J84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84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4]*[.S8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5]" office:value-type="float" office:value="7200">
            <text:p>7,20E+03</text:p>
          </table:table-cell>
          <table:table-cell table:style-name="ce24" table:formula="of:=[.G85]-[.N85]" office:value-type="float" office:value="7086">
            <text:p>7,09E+03</text:p>
          </table:table-cell>
          <table:table-cell table:formula="of:=(([.G85]-[.N85])-[.C85])/[.C85]*100" office:value-type="float" office:value="1.22857142857143">
            <text:p>1,2</text:p>
          </table:table-cell>
          <table:table-cell table:formula="of:=1.1+SQRT([.O85]^2+[.I85]^2)" office:value-type="float" office:value="6.24872680913467">
            <text:p>6,2</text:p>
          </table:table-cell>
          <table:table-cell table:formula="of:=TEXT([.J85];&quot;0.0&quot;)&amp;&quot;&lt;15&quot;" office:value-type="string" office:string-value="6,2&lt;15">
            <text:p>6,2&lt;15</text:p>
          </table:table-cell>
          <table:table-cell/>
          <table:table-cell table:style-name="ce58" table:formula="of:=[.R85]*10^3+100" office:value-type="float" office:value="7200">
            <text:p>72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5]*[.S8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]" office:value-type="float" office:value="70100">
            <text:p>7,01E+04</text:p>
          </table:table-cell>
          <table:table-cell table:style-name="ce24" table:formula="of:=[.G86]-[.N86]" office:value-type="float" office:value="69986">
            <text:p>7,00E+04</text:p>
          </table:table-cell>
          <table:table-cell table:formula="of:=(([.G86]-[.N86])-[.C86])/[.C86]*100" office:value-type="float" office:value="-0.02">
            <text:p>0,0</text:p>
          </table:table-cell>
          <table:table-cell table:formula="of:=1.1+SQRT([.O86]^2+[.I86]^2)" office:value-type="float" office:value="5.1000499996875">
            <text:p>5,1</text:p>
          </table:table-cell>
          <table:table-cell table:formula="of:=TEXT([.J86];&quot;0.0&quot;)&amp;&quot;&lt;15&quot;" office:value-type="string" office:string-value="5,1&lt;15">
            <text:p>5,1&lt;15</text:p>
          </table:table-cell>
          <table:table-cell/>
          <table:table-cell table:style-name="ce58" table:formula="of:=[.R86]*10^3+100" office:value-type="float" office:value="70100">
            <text:p>70100</text:p>
          </table:table-cell>
          <table:table-cell table:style-name="ce62" table:formula="of:=[.N84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6]*[.S8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7]" office:value-type="float" office:value="690000">
            <text:p>6,90E+05</text:p>
          </table:table-cell>
          <table:table-cell/>
          <table:table-cell table:formula="of:=(([.G87]-[.N87])-[.C87])/[.C87]*100" office:value-type="float" office:value="-1.42857142857143">
            <text:p>-1,4</text:p>
          </table:table-cell>
          <table:table-cell table:formula="of:=1.1+SQRT([.O87]^2+[.I87]^2)" office:value-type="float" office:value="5.34744821351957">
            <text:p>5,3</text:p>
          </table:table-cell>
          <table:table-cell table:formula="of:=TEXT([.J87];&quot;0.0&quot;)&amp;&quot;&lt;15&quot;" office:value-type="string" office:string-value="5,3&lt;15">
            <text:p>5,3&lt;15</text:p>
          </table:table-cell>
          <table:table-cell/>
          <table:table-cell table:style-name="ce58" table:formula="of:=[.R8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7]*[.S8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]" office:value-type="float" office:value="7100000">
            <text:p>7,10E+06</text:p>
          </table:table-cell>
          <table:table-cell/>
          <table:table-cell table:formula="of:=(([.G88]-[.N88])-[.C88])/[.C88]*100" office:value-type="float" office:value="1.42857142857143">
            <text:p>1,4</text:p>
          </table:table-cell>
          <table:table-cell table:formula="of:=1.1+SQRT([.O88]^2+[.I88]^2)" office:value-type="float" office:value="5.34744821351957">
            <text:p>5,3</text:p>
          </table:table-cell>
          <table:table-cell table:formula="of:=TEXT([.J88];&quot;0.0&quot;)&amp;&quot;&lt;15&quot;" office:value-type="string" office:string-value="5,3&lt;15">
            <text:p>5,3&lt;15</text:p>
          </table:table-cell>
          <table:table-cell/>
          <table:table-cell table:style-name="ce58" table:formula="of:=[.R88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8]*[.S8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]" office:value-type="float" office:value="70000000">
            <text:p>7,00E+07</text:p>
          </table:table-cell>
          <table:table-cell/>
          <table:table-cell table:formula="of:=(([.G89]-[.N89])-[.C89])/[.C89]*100" office:value-type="float" office:value="0">
            <text:p>0,0</text:p>
          </table:table-cell>
          <table:table-cell table:formula="of:=1.1+SQRT([.O89]^2+[.I89]^2)" office:value-type="float" office:value="5.1">
            <text:p>5,1</text:p>
          </table:table-cell>
          <table:table-cell table:formula="of:=TEXT([.J89];&quot;0.0&quot;)&amp;&quot;&lt;15&quot;" office:value-type="string" office:string-value="5,1&lt;15">
            <text:p>5,1&lt;15</text:p>
          </table:table-cell>
          <table:table-cell/>
          <table:table-cell table:style-name="ce58" table:formula="of:=[.R89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9]*[.S8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0]" office:value-type="float" office:value="730000000">
            <text:p>7,30E+08</text:p>
          </table:table-cell>
          <table:table-cell/>
          <table:table-cell table:formula="of:=(([.G90]-[.N90])-[.C90])/[.C90]*100" office:value-type="float" office:value="4.28571428571429">
            <text:p>4,3</text:p>
          </table:table-cell>
          <table:table-cell table:formula="of:=1.1+SQRT([.O90]^2+[.I90]^2)" office:value-type="float" office:value="6.9623670081952">
            <text:p>7,0</text:p>
          </table:table-cell>
          <table:table-cell table:formula="of:=TEXT([.J90];&quot;0.0&quot;)&amp;&quot;&lt;15&quot;" office:value-type="string" office:string-value="7,0&lt;15">
            <text:p>7,0&lt;15</text:p>
          </table:table-cell>
          <table:table-cell/>
          <table:table-cell table:style-name="ce58" table:formula="of:=[.R90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90]*[.S9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]" office:value-type="float" office:value="7100000000">
            <text:p>7,10E+09</text:p>
          </table:table-cell>
          <table:table-cell/>
          <table:table-cell table:formula="of:=(([.G91]-[.N91])-[.C91])/[.C91]*100" office:value-type="float" office:value="1.42857142857143">
            <text:p>1,4</text:p>
          </table:table-cell>
          <table:table-cell table:formula="of:=1.1+SQRT([.O91]^2+[.I91]^2)" office:value-type="float" office:value="5.34744821351957">
            <text:p>5,3</text:p>
          </table:table-cell>
          <table:table-cell table:formula="of:=TEXT([.J91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91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1]*[.S9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]" office:value-type="float" office:value="107" table:number-columns-spanned="1" table:number-rows-spanned="3">
            <text:p>1,07E+02</text:p>
          </table:table-cell>
          <table:table-cell table:formula="of:=[.M99]" office:value-type="float" office:value="790">
            <text:p>7,90E+02</text:p>
          </table:table-cell>
          <table:table-cell table:style-name="ce24" table:formula="of:=[.G99]-[.N99]" office:value-type="float" office:value="683">
            <text:p>6,83E+02</text:p>
          </table:table-cell>
          <table:table-cell table:formula="of:=(([.G99]-[.N99])-[.C99])/[.C99]*100" office:value-type="float" office:value="-2.42857142857141">
            <text:p>-2,4</text:p>
          </table:table-cell>
          <table:table-cell table:formula="of:=1.1+SQRT([.O99]^2+[.I99]^2)" office:value-type="float" office:value="6.65859327381248">
            <text:p>6,7</text:p>
          </table:table-cell>
          <table:table-cell table:formula="of:=TEXT([.J99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99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9]*[.S9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0]" office:value-type="float" office:value="7200">
            <text:p>7,20E+03</text:p>
          </table:table-cell>
          <table:table-cell table:style-name="ce24" table:formula="of:=[.G100]-[.N100]" office:value-type="float" office:value="7093">
            <text:p>7,09E+03</text:p>
          </table:table-cell>
          <table:table-cell table:formula="of:=(([.G100]-[.N100])-[.C100])/[.C100]*100" office:value-type="float" office:value="1.32857142857143">
            <text:p>1,3</text:p>
          </table:table-cell>
          <table:table-cell table:formula="of:=1.1+SQRT([.O100]^2+[.I100]^2)" office:value-type="float" office:value="6.27349997978316">
            <text:p>6,3</text:p>
          </table:table-cell>
          <table:table-cell table:formula="of:=TEXT([.J100];&quot;0.0&quot;)&amp;&quot;&lt;15&quot;" office:value-type="string" office:string-value="6,3&lt;15">
            <text:p>6,3&lt;15</text:p>
          </table:table-cell>
          <table:table-cell/>
          <table:table-cell table:style-name="ce58" table:formula="of:=[.R100]*10^3+100" office:value-type="float" office:value="7200">
            <text:p>72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0]*[.S10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]" office:value-type="float" office:value="72100">
            <text:p>7,21E+04</text:p>
          </table:table-cell>
          <table:table-cell table:style-name="ce24" table:formula="of:=[.G101]-[.N101]" office:value-type="float" office:value="71993">
            <text:p>7,20E+04</text:p>
          </table:table-cell>
          <table:table-cell table:formula="of:=(([.G101]-[.N101])-[.C101])/[.C101]*100" office:value-type="float" office:value="2.84714285714286">
            <text:p>2,8</text:p>
          </table:table-cell>
          <table:table-cell table:formula="of:=1.1+SQRT([.O101]^2+[.I101]^2)" office:value-type="float" office:value="6.00980879963564">
            <text:p>6,0</text:p>
          </table:table-cell>
          <table:table-cell table:formula="of:=TEXT([.J101];&quot;0.0&quot;)&amp;&quot;&lt;15&quot;" office:value-type="string" office:string-value="6,0&lt;15">
            <text:p>6,0&lt;15</text:p>
          </table:table-cell>
          <table:table-cell/>
          <table:table-cell table:style-name="ce58" table:formula="of:=[.R101]*10^3+100" office:value-type="float" office:value="72100">
            <text:p>72100</text:p>
          </table:table-cell>
          <table:table-cell table:style-name="ce62" table:formula="of:=[.N99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1]*[.S10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]" office:value-type="float" office:value="700000">
            <text:p>7,00E+05</text:p>
          </table:table-cell>
          <table:table-cell/>
          <table:table-cell table:formula="of:=(([.G102]-[.N102])-[.C102])/[.C102]*100" office:value-type="float" office:value="0">
            <text:p>0,0</text:p>
          </table:table-cell>
          <table:table-cell table:formula="of:=1.1+SQRT([.O102]^2+[.I102]^2)" office:value-type="float" office:value="5.1">
            <text:p>5,1</text:p>
          </table:table-cell>
          <table:table-cell table:formula="of:=TEXT([.J102];&quot;0.0&quot;)&amp;&quot;&lt;15&quot;" office:value-type="string" office:string-value="5,1&lt;15">
            <text:p>5,1&lt;15</text:p>
          </table:table-cell>
          <table:table-cell/>
          <table:table-cell table:style-name="ce58" table:formula="of:=[.R102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2]*[.S10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]" office:value-type="float" office:value="7000000">
            <text:p>7,00E+06</text:p>
          </table:table-cell>
          <table:table-cell/>
          <table:table-cell table:formula="of:=(([.G103]-[.N103])-[.C103])/[.C103]*100" office:value-type="float" office:value="0">
            <text:p>0,0</text:p>
          </table:table-cell>
          <table:table-cell table:formula="of:=1.1+SQRT([.O103]^2+[.I103]^2)" office:value-type="float" office:value="5.1">
            <text:p>5,1</text:p>
          </table:table-cell>
          <table:table-cell table:formula="of:=TEXT([.J103];&quot;0.0&quot;)&amp;&quot;&lt;15&quot;" office:value-type="string" office:string-value="5,1&lt;15">
            <text:p>5,1&lt;15</text:p>
          </table:table-cell>
          <table:table-cell/>
          <table:table-cell table:style-name="ce58" table:formula="of:=[.R103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]*[.S10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]" office:value-type="float" office:value="71000000">
            <text:p>7,10E+07</text:p>
          </table:table-cell>
          <table:table-cell/>
          <table:table-cell table:formula="of:=(([.G104]-[.N104])-[.C104])/[.C104]*100" office:value-type="float" office:value="1.42857142857143">
            <text:p>1,4</text:p>
          </table:table-cell>
          <table:table-cell table:formula="of:=1.1+SQRT([.O104]^2+[.I104]^2)" office:value-type="float" office:value="5.34744821351957">
            <text:p>5,3</text:p>
          </table:table-cell>
          <table:table-cell table:formula="of:=TEXT([.J104];&quot;0.0&quot;)&amp;&quot;&lt;15&quot;" office:value-type="string" office:string-value="5,3&lt;15">
            <text:p>5,3&lt;15</text:p>
          </table:table-cell>
          <table:table-cell/>
          <table:table-cell table:style-name="ce58" table:formula="of:=[.R104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04]*[.S10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5]" office:value-type="float" office:value="710000000">
            <text:p>7,10E+08</text:p>
          </table:table-cell>
          <table:table-cell/>
          <table:table-cell table:formula="of:=(([.G105]-[.N105])-[.C105])/[.C105]*100" office:value-type="float" office:value="1.42857142857143">
            <text:p>1,4</text:p>
          </table:table-cell>
          <table:table-cell table:formula="of:=1.1+SQRT([.O105]^2+[.I105]^2)" office:value-type="float" office:value="5.34744821351957">
            <text:p>5,3</text:p>
          </table:table-cell>
          <table:table-cell table:formula="of:=TEXT([.J105];&quot;0.0&quot;)&amp;&quot;&lt;15&quot;" office:value-type="string" office:string-value="5,3&lt;15">
            <text:p>5,3&lt;15</text:p>
          </table:table-cell>
          <table:table-cell/>
          <table:table-cell table:style-name="ce58" table:formula="of:=[.R105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05]*[.S10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]" office:value-type="float" office:value="6900000000">
            <text:p>6,90E+09</text:p>
          </table:table-cell>
          <table:table-cell/>
          <table:table-cell table:formula="of:=(([.G106]-[.N106])-[.C106])/[.C106]*100" office:value-type="float" office:value="-1.42857142857143">
            <text:p>-1,4</text:p>
          </table:table-cell>
          <table:table-cell table:formula="of:=1.1+SQRT([.O106]^2+[.I106]^2)" office:value-type="float" office:value="5.34744821351957">
            <text:p>5,3</text:p>
          </table:table-cell>
          <table:table-cell table:formula="of:=TEXT([.J106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06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6]*[.S10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4]" office:value-type="float" office:value="102" table:number-columns-spanned="1" table:number-rows-spanned="3">
            <text:p>1,02E+02</text:p>
          </table:table-cell>
          <table:table-cell table:formula="of:=[.M114]" office:value-type="float" office:value="790">
            <text:p>7,90E+02</text:p>
          </table:table-cell>
          <table:table-cell table:style-name="ce24" table:formula="of:=[.G114]-[.N114]" office:value-type="float" office:value="688">
            <text:p>6,88E+02</text:p>
          </table:table-cell>
          <table:table-cell table:formula="of:=(([.G114]-[.N114])-[.C114])/[.C114]*100" office:value-type="float" office:value="-1.7142857142857">
            <text:p>-1,7</text:p>
          </table:table-cell>
          <table:table-cell table:formula="of:=1.1+SQRT([.O114]^2+[.I114]^2)" office:value-type="float" office:value="6.38571428571428">
            <text:p>6,4</text:p>
          </table:table-cell>
          <table:table-cell table:formula="of:=TEXT([.J114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14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4]*[.S11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5]" office:value-type="float" office:value="7100">
            <text:p>7,10E+03</text:p>
          </table:table-cell>
          <table:table-cell table:style-name="ce24" table:formula="of:=[.G115]-[.N115]" office:value-type="float" office:value="6998">
            <text:p>7,00E+03</text:p>
          </table:table-cell>
          <table:table-cell table:formula="of:=(([.G115]-[.N115])-[.C115])/[.C115]*100" office:value-type="float" office:value="-0.0285714285714286">
            <text:p>0,0</text:p>
          </table:table-cell>
          <table:table-cell table:formula="of:=1.1+SQRT([.O115]^2+[.I115]^2)" office:value-type="float" office:value="6.10008163198668">
            <text:p>6,1</text:p>
          </table:table-cell>
          <table:table-cell table:formula="of:=TEXT([.J115];&quot;0.0&quot;)&amp;&quot;&lt;15&quot;" office:value-type="string" office:string-value="6,1&lt;15">
            <text:p>6,1&lt;15</text:p>
          </table:table-cell>
          <table:table-cell/>
          <table:table-cell table:style-name="ce58" table:formula="of:=[.R115]*10^3+100" office:value-type="float" office:value="7100">
            <text:p>7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5]*[.S11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6]" office:value-type="float" office:value="70100">
            <text:p>7,01E+04</text:p>
          </table:table-cell>
          <table:table-cell table:style-name="ce24" table:formula="of:=[.G116]-[.N116]" office:value-type="float" office:value="69998">
            <text:p>7,00E+04</text:p>
          </table:table-cell>
          <table:table-cell table:formula="of:=(([.G116]-[.N116])-[.C116])/[.C116]*100" office:value-type="float" office:value="-0.00285714285714286">
            <text:p>0,0</text:p>
          </table:table-cell>
          <table:table-cell table:formula="of:=1.1+SQRT([.O116]^2+[.I116]^2)" office:value-type="float" office:value="5.10000102040803">
            <text:p>5,1</text:p>
          </table:table-cell>
          <table:table-cell table:formula="of:=TEXT([.J116];&quot;0.0&quot;)&amp;&quot;&lt;15&quot;" office:value-type="string" office:string-value="5,1&lt;15">
            <text:p>5,1&lt;15</text:p>
          </table:table-cell>
          <table:table-cell/>
          <table:table-cell table:style-name="ce58" table:formula="of:=[.R116]*10^3+100" office:value-type="float" office:value="70100">
            <text:p>70100</text:p>
          </table:table-cell>
          <table:table-cell table:style-name="ce62" table:formula="of:=[.N114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6]*[.S11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7]" office:value-type="float" office:value="690000">
            <text:p>6,90E+05</text:p>
          </table:table-cell>
          <table:table-cell/>
          <table:table-cell table:formula="of:=(([.G117]-[.N117])-[.C117])/[.C117]*100" office:value-type="float" office:value="-1.42857142857143">
            <text:p>-1,4</text:p>
          </table:table-cell>
          <table:table-cell table:formula="of:=1.1+SQRT([.O117]^2+[.I117]^2)" office:value-type="float" office:value="5.34744821351957">
            <text:p>5,3</text:p>
          </table:table-cell>
          <table:table-cell table:formula="of:=TEXT([.J117];&quot;0.0&quot;)&amp;&quot;&lt;15&quot;" office:value-type="string" office:string-value="5,3&lt;15">
            <text:p>5,3&lt;15</text:p>
          </table:table-cell>
          <table:table-cell/>
          <table:table-cell table:style-name="ce58" table:formula="of:=[.R117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7]*[.S11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]" office:value-type="float" office:value="7000000">
            <text:p>7,00E+06</text:p>
          </table:table-cell>
          <table:table-cell/>
          <table:table-cell table:formula="of:=(([.G118]-[.N118])-[.C118])/[.C118]*100" office:value-type="float" office:value="0">
            <text:p>0,0</text:p>
          </table:table-cell>
          <table:table-cell table:formula="of:=1.1+SQRT([.O118]^2+[.I118]^2)" office:value-type="float" office:value="5.1">
            <text:p>5,1</text:p>
          </table:table-cell>
          <table:table-cell table:formula="of:=TEXT([.J118];&quot;0.0&quot;)&amp;&quot;&lt;15&quot;" office:value-type="string" office:string-value="5,1&lt;15">
            <text:p>5,1&lt;15</text:p>
          </table:table-cell>
          <table:table-cell/>
          <table:table-cell table:style-name="ce58" table:formula="of:=[.R118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8]*[.S11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]" office:value-type="float" office:value="68000000">
            <text:p>6,80E+07</text:p>
          </table:table-cell>
          <table:table-cell/>
          <table:table-cell table:formula="of:=(([.G119]-[.N119])-[.C119])/[.C119]*100" office:value-type="float" office:value="-2.85714285714286">
            <text:p>-2,9</text:p>
          </table:table-cell>
          <table:table-cell table:formula="of:=1.1+SQRT([.O119]^2+[.I119]^2)" office:value-type="float" office:value="6.01561443831007">
            <text:p>6,0</text:p>
          </table:table-cell>
          <table:table-cell table:formula="of:=TEXT([.J119];&quot;0.0&quot;)&amp;&quot;&lt;15&quot;" office:value-type="string" office:string-value="6,0&lt;15">
            <text:p>6,0&lt;15</text:p>
          </table:table-cell>
          <table:table-cell/>
          <table:table-cell table:style-name="ce58" table:formula="of:=[.R119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]*[.S11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0]" office:value-type="float" office:value="690000000">
            <text:p>6,90E+08</text:p>
          </table:table-cell>
          <table:table-cell/>
          <table:table-cell table:formula="of:=(([.G120]-[.N120])-[.C120])/[.C120]*100" office:value-type="float" office:value="-1.42857142857143">
            <text:p>-1,4</text:p>
          </table:table-cell>
          <table:table-cell table:formula="of:=1.1+SQRT([.O120]^2+[.I120]^2)" office:value-type="float" office:value="5.34744821351957">
            <text:p>5,3</text:p>
          </table:table-cell>
          <table:table-cell table:formula="of:=TEXT([.J120];&quot;0.0&quot;)&amp;&quot;&lt;15&quot;" office:value-type="string" office:string-value="5,3&lt;15">
            <text:p>5,3&lt;15</text:p>
          </table:table-cell>
          <table:table-cell/>
          <table:table-cell table:style-name="ce58" table:formula="of:=[.R120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0]*[.S12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]" office:value-type="float" office:value="7000000000">
            <text:p>7,00E+09</text:p>
          </table:table-cell>
          <table:table-cell/>
          <table:table-cell table:formula="of:=(([.G121]-[.N121])-[.C121])/[.C121]*100" office:value-type="float" office:value="0">
            <text:p>0,0</text:p>
          </table:table-cell>
          <table:table-cell table:formula="of:=1.1+SQRT([.O121]^2+[.I121]^2)" office:value-type="float" office:value="5.1">
            <text:p>5,1</text:p>
          </table:table-cell>
          <table:table-cell table:formula="of:=TEXT([.J121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1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]*[.S12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table:number-columns-repeated="22"/>
          <table:table-cell table:number-columns-repeated="1002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4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30]" office:value-type="float" office:value="104" table:number-columns-spanned="1" table:number-rows-spanned="3">
            <text:p>1,04E+02</text:p>
          </table:table-cell>
          <table:table-cell table:formula="of:=[.M130]" office:value-type="float" office:value="800">
            <text:p>8,00E+02</text:p>
          </table:table-cell>
          <table:table-cell table:style-name="ce24" table:formula="of:=[.G130]-[.N130]" office:value-type="float" office:value="696">
            <text:p>6,96E+02</text:p>
          </table:table-cell>
          <table:table-cell table:formula="of:=(([.G130]-[.N130])-[.C130])/[.C130]*100" office:value-type="float" office:value="-0.571428571428555">
            <text:p>-0,6</text:p>
          </table:table-cell>
          <table:table-cell table:formula="of:=1.1+SQRT([.O130]^2+[.I130]^2)" office:value-type="float" office:value="6.13254712965958">
            <text:p>6,1</text:p>
          </table:table-cell>
          <table:table-cell table:formula="of:=TEXT([.J130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0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130]" office:value-type="string" office:string-value="884">
            <text:p>884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0]*[.S1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31]" office:value-type="float" office:value="7200">
            <text:p>7,20E+03</text:p>
          </table:table-cell>
          <table:table-cell table:style-name="ce24" table:formula="of:=[.G131]-[.N131]" office:value-type="float" office:value="7096">
            <text:p>7,10E+03</text:p>
          </table:table-cell>
          <table:table-cell table:formula="of:=(([.G131]-[.N131])-[.C131])/[.C131]*100" office:value-type="float" office:value="1.37142857142857">
            <text:p>1,4</text:p>
          </table:table-cell>
          <table:table-cell table:formula="of:=1.1+SQRT([.O131]^2+[.I131]^2)" office:value-type="float" office:value="6.28467128432754">
            <text:p>6,3</text:p>
          </table:table-cell>
          <table:table-cell table:formula="of:=TEXT([.J131];&quot;0.0&quot;)&amp;&quot;&lt;15&quot;" office:value-type="string" office:string-value="6,3&lt;15">
            <text:p>6,3&lt;15</text:p>
          </table:table-cell>
          <table:table-cell/>
          <table:table-cell table:style-name="ce58" table:formula="of:=[.R131]*10^3+100" office:value-type="float" office:value="7200">
            <text:p>7200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]*[.S1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32]" office:value-type="float" office:value="72100">
            <text:p>7,21E+04</text:p>
          </table:table-cell>
          <table:table-cell table:style-name="ce24" table:formula="of:=[.G132]-[.N132]" office:value-type="float" office:value="71996">
            <text:p>7,20E+04</text:p>
          </table:table-cell>
          <table:table-cell table:formula="of:=(([.G132]-[.N132])-[.C132])/[.C132]*100" office:value-type="float" office:value="2.85142857142857">
            <text:p>2,9</text:p>
          </table:table-cell>
          <table:table-cell table:formula="of:=1.1+SQRT([.O132]^2+[.I132]^2)" office:value-type="float" office:value="6.01229527796927">
            <text:p>6,0</text:p>
          </table:table-cell>
          <table:table-cell table:formula="of:=TEXT([.J132];&quot;0.0&quot;)&amp;&quot;&lt;15&quot;" office:value-type="string" office:string-value="6,0&lt;15">
            <text:p>6,0&lt;15</text:p>
          </table:table-cell>
          <table:table-cell/>
          <table:table-cell table:formula="of:=[.R132]*10^3+100" office:value-type="float" office:value="72100">
            <text:p>7,21E+04</text:p>
          </table:table-cell>
          <table:table-cell table:style-name="ce62" table:formula="of:=[.N130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]*[.S1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33]" office:value-type="float" office:value="680000">
            <text:p>6,80E+05</text:p>
          </table:table-cell>
          <table:table-cell/>
          <table:table-cell table:formula="of:=(([.G133]-[.N133])-[.C133])/[.C133]*100" office:value-type="float" office:value="-2.85714285714286">
            <text:p>-2,9</text:p>
          </table:table-cell>
          <table:table-cell table:formula="of:=1.1+SQRT([.O133]^2+[.I133]^2)" office:value-type="float" office:value="6.01561443831007">
            <text:p>6,0</text:p>
          </table:table-cell>
          <table:table-cell table:formula="of:=TEXT([.J133];&quot;0.0&quot;)&amp;&quot;&lt;15&quot;" office:value-type="string" office:string-value="6,0&lt;15">
            <text:p>6,0&lt;15</text:p>
          </table:table-cell>
          <table:table-cell/>
          <table:table-cell table:formula="of:=[.R133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3]*[.S1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34]" office:value-type="float" office:value="7000000">
            <text:p>7,00E+06</text:p>
          </table:table-cell>
          <table:table-cell/>
          <table:table-cell table:formula="of:=(([.G134]-[.N134])-[.C134])/[.C134]*100" office:value-type="float" office:value="0">
            <text:p>0,0</text:p>
          </table:table-cell>
          <table:table-cell table:formula="of:=1.1+SQRT([.O134]^2+[.I134]^2)" office:value-type="float" office:value="5.1">
            <text:p>5,1</text:p>
          </table:table-cell>
          <table:table-cell table:formula="of:=TEXT([.J134];&quot;0.0&quot;)&amp;&quot;&lt;15&quot;" office:value-type="string" office:string-value="5,1&lt;15">
            <text:p>5,1&lt;15</text:p>
          </table:table-cell>
          <table:table-cell/>
          <table:table-cell table:formula="of:=[.R134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4]*[.S1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35]" office:value-type="float" office:value="69000000">
            <text:p>6,90E+07</text:p>
          </table:table-cell>
          <table:table-cell/>
          <table:table-cell table:formula="of:=(([.G135]-[.N135])-[.C135])/[.C135]*100" office:value-type="float" office:value="-1.42857142857143">
            <text:p>-1,4</text:p>
          </table:table-cell>
          <table:table-cell table:formula="of:=1.1+SQRT([.O135]^2+[.I135]^2)" office:value-type="float" office:value="5.34744821351957">
            <text:p>5,3</text:p>
          </table:table-cell>
          <table:table-cell table:formula="of:=TEXT([.J135];&quot;0.0&quot;)&amp;&quot;&lt;15&quot;" office:value-type="string" office:string-value="5,3&lt;15">
            <text:p>5,3&lt;15</text:p>
          </table:table-cell>
          <table:table-cell/>
          <table:table-cell table:formula="of:=[.R135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5]*[.S1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36]" office:value-type="float" office:value="720000000">
            <text:p>7,20E+08</text:p>
          </table:table-cell>
          <table:table-cell/>
          <table:table-cell table:formula="of:=(([.G136]-[.N136])-[.C136])/[.C136]*100" office:value-type="float" office:value="2.85714285714286">
            <text:p>2,9</text:p>
          </table:table-cell>
          <table:table-cell table:formula="of:=1.1+SQRT([.O136]^2+[.I136]^2)" office:value-type="float" office:value="6.01561443831007">
            <text:p>6,0</text:p>
          </table:table-cell>
          <table:table-cell table:formula="of:=TEXT([.J136];&quot;0.0&quot;)&amp;&quot;&lt;15&quot;" office:value-type="string" office:string-value="6,0&lt;15">
            <text:p>6,0&lt;15</text:p>
          </table:table-cell>
          <table:table-cell/>
          <table:table-cell table:formula="of:=[.R136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36]*[.S1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37]" office:value-type="float" office:value="7100000000">
            <text:p>7,10E+09</text:p>
          </table:table-cell>
          <table:table-cell/>
          <table:table-cell table:formula="of:=(([.G137]-[.N137])-[.C137])/[.C137]*100" office:value-type="float" office:value="1.42857142857143">
            <text:p>1,4</text:p>
          </table:table-cell>
          <table:table-cell table:formula="of:=1.1+SQRT([.O137]^2+[.I137]^2)" office:value-type="float" office:value="5.34744821351957">
            <text:p>5,3</text:p>
          </table:table-cell>
          <table:table-cell table:formula="of:=TEXT([.J137];&quot;0.0&quot;)&amp;&quot;&lt;15&quot;" office:value-type="string" office:string-value="5,3&lt;15">
            <text:p>5,3&lt;15</text:p>
          </table:table-cell>
          <table:table-cell table:style-name="ce57"/>
          <table:table-cell table:formula="of:=[.R137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7]*[.S1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1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45]" office:value-type="float" office:value="97" table:number-columns-spanned="1" table:number-rows-spanned="3">
            <text:p>9,70E+01</text:p>
          </table:table-cell>
          <table:table-cell table:formula="of:=[.M145]" office:value-type="float" office:value="810">
            <text:p>8,10E+02</text:p>
          </table:table-cell>
          <table:table-cell table:style-name="ce24" table:formula="of:=[.G145]-[.N145]" office:value-type="float" office:value="713">
            <text:p>7,13E+02</text:p>
          </table:table-cell>
          <table:table-cell table:formula="of:=(([.G145]-[.N145])-[.C145])/[.C145]*100" office:value-type="float" office:value="1.85714285714286">
            <text:p>1,9</text:p>
          </table:table-cell>
          <table:table-cell table:formula="of:=1.1+SQRT([.O145]^2+[.I145]^2)" office:value-type="float" office:value="6.43375848645556">
            <text:p>6,4</text:p>
          </table:table-cell>
          <table:table-cell table:formula="of:=TEXT([.J145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45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145]" office:value-type="string" office:string-value="891">
            <text:p>891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5]*[.S1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46]" office:value-type="float" office:value="7100">
            <text:p>7,10E+03</text:p>
          </table:table-cell>
          <table:table-cell table:style-name="ce24" table:formula="of:=[.G146]-[.N146]" office:value-type="float" office:value="7003">
            <text:p>7,00E+03</text:p>
          </table:table-cell>
          <table:table-cell table:formula="of:=(([.G146]-[.N146])-[.C146])/[.C146]*100" office:value-type="float" office:value="0.0428571428571429">
            <text:p>0,0</text:p>
          </table:table-cell>
          <table:table-cell table:formula="of:=1.1+SQRT([.O146]^2+[.I146]^2)" office:value-type="float" office:value="6.10018367009592">
            <text:p>6,1</text:p>
          </table:table-cell>
          <table:table-cell table:formula="of:=TEXT([.J146];&quot;0.0&quot;)&amp;&quot;&lt;15&quot;" office:value-type="string" office:string-value="6,1&lt;15">
            <text:p>6,1&lt;15</text:p>
          </table:table-cell>
          <table:table-cell/>
          <table:table-cell table:style-name="ce58" table:formula="of:=[.R146]*10^3+100" office:value-type="float" office:value="7100">
            <text:p>7100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6]*[.S1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47]" office:value-type="float" office:value="71100">
            <text:p>7,11E+04</text:p>
          </table:table-cell>
          <table:table-cell table:style-name="ce24" table:formula="of:=[.G147]-[.N147]" office:value-type="float" office:value="71003">
            <text:p>7,10E+04</text:p>
          </table:table-cell>
          <table:table-cell table:formula="of:=(([.G147]-[.N147])-[.C147])/[.C147]*100" office:value-type="float" office:value="1.43285714285714">
            <text:p>1,4</text:p>
          </table:table-cell>
          <table:table-cell table:formula="of:=1.1+SQRT([.O147]^2+[.I147]^2)" office:value-type="float" office:value="5.34889157214405">
            <text:p>5,3</text:p>
          </table:table-cell>
          <table:table-cell table:formula="of:=TEXT([.J147];&quot;0.0&quot;)&amp;&quot;&lt;15&quot;" office:value-type="string" office:string-value="5,3&lt;15">
            <text:p>5,3&lt;15</text:p>
          </table:table-cell>
          <table:table-cell/>
          <table:table-cell table:formula="of:=[.R147]*10^3+100" office:value-type="float" office:value="71100">
            <text:p>7,11E+04</text:p>
          </table:table-cell>
          <table:table-cell table:style-name="ce62" table:formula="of:=[.N145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7]*[.S1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48]" office:value-type="float" office:value="690000">
            <text:p>6,90E+05</text:p>
          </table:table-cell>
          <table:table-cell/>
          <table:table-cell table:formula="of:=(([.G148]-[.N148])-[.C148])/[.C148]*100" office:value-type="float" office:value="-1.42857142857143">
            <text:p>-1,4</text:p>
          </table:table-cell>
          <table:table-cell table:formula="of:=1.1+SQRT([.O148]^2+[.I148]^2)" office:value-type="float" office:value="5.34744821351957">
            <text:p>5,3</text:p>
          </table:table-cell>
          <table:table-cell table:formula="of:=TEXT([.J148];&quot;0.0&quot;)&amp;&quot;&lt;15&quot;" office:value-type="string" office:string-value="5,3&lt;15">
            <text:p>5,3&lt;15</text:p>
          </table:table-cell>
          <table:table-cell/>
          <table:table-cell table:formula="of:=[.R148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8]*[.S1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49]" office:value-type="float" office:value="7000000">
            <text:p>7,00E+06</text:p>
          </table:table-cell>
          <table:table-cell/>
          <table:table-cell table:formula="of:=(([.G149]-[.N149])-[.C149])/[.C149]*100" office:value-type="float" office:value="0">
            <text:p>0,0</text:p>
          </table:table-cell>
          <table:table-cell table:formula="of:=1.1+SQRT([.O149]^2+[.I149]^2)" office:value-type="float" office:value="5.1">
            <text:p>5,1</text:p>
          </table:table-cell>
          <table:table-cell table:formula="of:=TEXT([.J149];&quot;0.0&quot;)&amp;&quot;&lt;15&quot;" office:value-type="string" office:string-value="5,1&lt;15">
            <text:p>5,1&lt;15</text:p>
          </table:table-cell>
          <table:table-cell/>
          <table:table-cell table:formula="of:=[.R149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]*[.S1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50]" office:value-type="float" office:value="67000000">
            <text:p>6,70E+07</text:p>
          </table:table-cell>
          <table:table-cell/>
          <table:table-cell table:formula="of:=(([.G150]-[.N150])-[.C150])/[.C150]*100" office:value-type="float" office:value="-4.28571428571429">
            <text:p>-4,3</text:p>
          </table:table-cell>
          <table:table-cell table:formula="of:=1.1+SQRT([.O150]^2+[.I150]^2)" office:value-type="float" office:value="6.9623670081952">
            <text:p>7,0</text:p>
          </table:table-cell>
          <table:table-cell table:formula="of:=TEXT([.J150];&quot;0.0&quot;)&amp;&quot;&lt;15&quot;" office:value-type="string" office:string-value="7,0&lt;15">
            <text:p>7,0&lt;15</text:p>
          </table:table-cell>
          <table:table-cell/>
          <table:table-cell table:formula="of:=[.R150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50]*[.S1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51]" office:value-type="float" office:value="690000000">
            <text:p>6,90E+08</text:p>
          </table:table-cell>
          <table:table-cell/>
          <table:table-cell table:formula="of:=(([.G151]-[.N151])-[.C151])/[.C151]*100" office:value-type="float" office:value="-1.42857142857143">
            <text:p>-1,4</text:p>
          </table:table-cell>
          <table:table-cell table:formula="of:=1.1+SQRT([.O151]^2+[.I151]^2)" office:value-type="float" office:value="5.34744821351957">
            <text:p>5,3</text:p>
          </table:table-cell>
          <table:table-cell table:formula="of:=TEXT([.J151];&quot;0.0&quot;)&amp;&quot;&lt;15&quot;" office:value-type="string" office:string-value="5,3&lt;15">
            <text:p>5,3&lt;15</text:p>
          </table:table-cell>
          <table:table-cell/>
          <table:table-cell table:formula="of:=[.R151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51]*[.S1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52]" office:value-type="float" office:value="6800000000">
            <text:p>6,80E+09</text:p>
          </table:table-cell>
          <table:table-cell/>
          <table:table-cell table:formula="of:=(([.G152]-[.N152])-[.C152])/[.C152]*100" office:value-type="float" office:value="-2.85714285714286">
            <text:p>-2,9</text:p>
          </table:table-cell>
          <table:table-cell table:formula="of:=1.1+SQRT([.O152]^2+[.I152]^2)" office:value-type="float" office:value="6.01561443831007">
            <text:p>6,0</text:p>
          </table:table-cell>
          <table:table-cell table:formula="of:=TEXT([.J152];&quot;0.0&quot;)&amp;&quot;&lt;15&quot;" office:value-type="string" office:string-value="6,0&lt;15">
            <text:p>6,0&lt;15</text:p>
          </table:table-cell>
          <table:table-cell table:style-name="ce57"/>
          <table:table-cell table:formula="of:=[.R152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52]*[.S1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6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59]" office:value-type="float" office:value="89" table:number-columns-spanned="1" table:number-rows-spanned="3">
            <text:p>8,90E+01</text:p>
          </table:table-cell>
          <table:table-cell table:formula="of:=[.M159]" office:value-type="float" office:value="800">
            <text:p>8,00E+02</text:p>
          </table:table-cell>
          <table:table-cell table:style-name="ce24" table:formula="of:=[.G159]-[.N159]" office:value-type="float" office:value="711">
            <text:p>7,11E+02</text:p>
          </table:table-cell>
          <table:table-cell table:formula="of:=(([.G159]-[.N159])-[.C159])/[.C159]*100" office:value-type="float" office:value="1.57142857142859">
            <text:p>1,6</text:p>
          </table:table-cell>
          <table:table-cell table:formula="of:=1.1+SQRT([.O159]^2+[.I159]^2)" office:value-type="float" office:value="6.34112466509833">
            <text:p>6,3</text:p>
          </table:table-cell>
          <table:table-cell table:formula="of:=TEXT([.J159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59]*10^3+100" office:value-type="float" office:value="800">
            <text:p>800</text:p>
          </table:table-cell>
          <table:table-cell table:style-name="ce61" office:value-type="float" office:value="89">
            <text:p>8,90E+01</text:p>
          </table:table-cell>
          <table:table-cell table:style-name="ce65" office:value-type="float" office:value="5">
            <text:p>5</text:p>
          </table:table-cell>
          <table:table-cell table:style-name="ce5" table:formula="of:=[.A159]" office:value-type="string" office:string-value="886">
            <text:p>886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9]*[.S159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60]" office:value-type="float" office:value="7000">
            <text:p>7,00E+03</text:p>
          </table:table-cell>
          <table:table-cell table:style-name="ce24" table:formula="of:=[.G160]-[.N160]" office:value-type="float" office:value="6911">
            <text:p>6,91E+03</text:p>
          </table:table-cell>
          <table:table-cell table:formula="of:=(([.G160]-[.N160])-[.C160])/[.C160]*100" office:value-type="float" office:value="-1.27142857142857">
            <text:p>-1,3</text:p>
          </table:table-cell>
          <table:table-cell table:formula="of:=1.1+SQRT([.O160]^2+[.I160]^2)" office:value-type="float" office:value="6.25912110850723">
            <text:p>6,3</text:p>
          </table:table-cell>
          <table:table-cell table:formula="of:=TEXT([.J160];&quot;0.0&quot;)&amp;&quot;&lt;15&quot;" office:value-type="string" office:string-value="6,3&lt;15">
            <text:p>6,3&lt;15</text:p>
          </table:table-cell>
          <table:table-cell/>
          <table:table-cell table:style-name="ce58" table:formula="of:=[.R160]*10^3+100" office:value-type="float" office:value="7000">
            <text:p>7000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60]*[.S160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61]" office:value-type="float" office:value="72100">
            <text:p>7,21E+04</text:p>
          </table:table-cell>
          <table:table-cell table:style-name="ce24" table:formula="of:=[.G161]-[.N161]" office:value-type="float" office:value="72011">
            <text:p>7,20E+04</text:p>
          </table:table-cell>
          <table:table-cell table:formula="of:=(([.G161]-[.N161])-[.C161])/[.C161]*100" office:value-type="float" office:value="2.87285714285714">
            <text:p>2,9</text:p>
          </table:table-cell>
          <table:table-cell table:formula="of:=1.1+SQRT([.O161]^2+[.I161]^2)" office:value-type="float" office:value="6.02476478253178">
            <text:p>6,0</text:p>
          </table:table-cell>
          <table:table-cell table:formula="of:=TEXT([.J161];&quot;0.0&quot;)&amp;&quot;&lt;15&quot;" office:value-type="string" office:string-value="6,0&lt;15">
            <text:p>6,0&lt;15</text:p>
          </table:table-cell>
          <table:table-cell/>
          <table:table-cell table:formula="of:=[.R161]*10^3+100" office:value-type="float" office:value="72100">
            <text:p>7,21E+04</text:p>
          </table:table-cell>
          <table:table-cell table:style-name="ce62" table:formula="of:=[.N159]" office:value-type="float" office:value="89">
            <text:p>8,9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61]*[.S161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62]" office:value-type="float" office:value="700000">
            <text:p>7,00E+05</text:p>
          </table:table-cell>
          <table:table-cell/>
          <table:table-cell table:formula="of:=(([.G162]-[.N162])-[.C162])/[.C162]*100" office:value-type="float" office:value="0">
            <text:p>0,0</text:p>
          </table:table-cell>
          <table:table-cell table:formula="of:=1.1+SQRT([.O162]^2+[.I162]^2)" office:value-type="float" office:value="5.1">
            <text:p>5,1</text:p>
          </table:table-cell>
          <table:table-cell table:formula="of:=TEXT([.J162];&quot;0.0&quot;)&amp;&quot;&lt;15&quot;" office:value-type="string" office:string-value="5,1&lt;15">
            <text:p>5,1&lt;15</text:p>
          </table:table-cell>
          <table:table-cell/>
          <table:table-cell table:formula="of:=[.R162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62]*[.S162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63]" office:value-type="float" office:value="6900000">
            <text:p>6,90E+06</text:p>
          </table:table-cell>
          <table:table-cell/>
          <table:table-cell table:formula="of:=(([.G163]-[.N163])-[.C163])/[.C163]*100" office:value-type="float" office:value="-1.42857142857143">
            <text:p>-1,4</text:p>
          </table:table-cell>
          <table:table-cell table:formula="of:=1.1+SQRT([.O163]^2+[.I163]^2)" office:value-type="float" office:value="5.34744821351957">
            <text:p>5,3</text:p>
          </table:table-cell>
          <table:table-cell table:formula="of:=TEXT([.J163];&quot;0.0&quot;)&amp;&quot;&lt;15&quot;" office:value-type="string" office:string-value="5,3&lt;15">
            <text:p>5,3&lt;15</text:p>
          </table:table-cell>
          <table:table-cell/>
          <table:table-cell table:formula="of:=[.R163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63]*[.S163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64]" office:value-type="float" office:value="68000000">
            <text:p>6,80E+07</text:p>
          </table:table-cell>
          <table:table-cell/>
          <table:table-cell table:formula="of:=(([.G164]-[.N164])-[.C164])/[.C164]*100" office:value-type="float" office:value="-2.85714285714286">
            <text:p>-2,9</text:p>
          </table:table-cell>
          <table:table-cell table:formula="of:=1.1+SQRT([.O164]^2+[.I164]^2)" office:value-type="float" office:value="6.01561443831007">
            <text:p>6,0</text:p>
          </table:table-cell>
          <table:table-cell table:formula="of:=TEXT([.J164];&quot;0.0&quot;)&amp;&quot;&lt;15&quot;" office:value-type="string" office:string-value="6,0&lt;15">
            <text:p>6,0&lt;15</text:p>
          </table:table-cell>
          <table:table-cell/>
          <table:table-cell table:formula="of:=[.R164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64]*[.S164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65]" office:value-type="float" office:value="710000000">
            <text:p>7,10E+08</text:p>
          </table:table-cell>
          <table:table-cell/>
          <table:table-cell table:formula="of:=(([.G165]-[.N165])-[.C165])/[.C165]*100" office:value-type="float" office:value="1.42857142857143">
            <text:p>1,4</text:p>
          </table:table-cell>
          <table:table-cell table:formula="of:=1.1+SQRT([.O165]^2+[.I165]^2)" office:value-type="float" office:value="5.34744821351957">
            <text:p>5,3</text:p>
          </table:table-cell>
          <table:table-cell table:formula="of:=TEXT([.J165];&quot;0.0&quot;)&amp;&quot;&lt;15&quot;" office:value-type="string" office:string-value="5,3&lt;15">
            <text:p>5,3&lt;15</text:p>
          </table:table-cell>
          <table:table-cell/>
          <table:table-cell table:formula="of:=[.R165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65]*[.S165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66]" office:value-type="float" office:value="7000000000">
            <text:p>7,00E+09</text:p>
          </table:table-cell>
          <table:table-cell/>
          <table:table-cell table:formula="of:=(([.G166]-[.N166])-[.C166])/[.C166]*100" office:value-type="float" office:value="0">
            <text:p>0,0</text:p>
          </table:table-cell>
          <table:table-cell table:formula="of:=1.1+SQRT([.O166]^2+[.I166]^2)" office:value-type="float" office:value="5.1">
            <text:p>5,1</text:p>
          </table:table-cell>
          <table:table-cell table:formula="of:=TEXT([.J166];&quot;0.0&quot;)&amp;&quot;&lt;15&quot;" office:value-type="string" office:string-value="5,1&lt;15">
            <text:p>5,1&lt;15</text:p>
          </table:table-cell>
          <table:table-cell table:style-name="ce57"/>
          <table:table-cell table:formula="of:=[.R166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66]*[.S166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87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74]" office:value-type="float" office:value="90" table:number-columns-spanned="1" table:number-rows-spanned="3">
            <text:p>9,00E+01</text:p>
          </table:table-cell>
          <table:table-cell table:formula="of:=[.M174]" office:value-type="float" office:value="780">
            <text:p>7,80E+02</text:p>
          </table:table-cell>
          <table:table-cell table:style-name="ce24" table:formula="of:=[.G174]-[.N174]" office:value-type="float" office:value="690">
            <text:p>6,90E+02</text:p>
          </table:table-cell>
          <table:table-cell table:formula="of:=(([.G174]-[.N174])-[.C174])/[.C174]*100" office:value-type="float" office:value="-1.42857142857143">
            <text:p>-1,4</text:p>
          </table:table-cell>
          <table:table-cell table:formula="of:=1.1+SQRT([.O174]^2+[.I174]^2)" office:value-type="float" office:value="6.30007849234323">
            <text:p>6,3</text:p>
          </table:table-cell>
          <table:table-cell table:formula="of:=TEXT([.J174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74]*10^3+100" office:value-type="float" office:value="780">
            <text:p>780</text:p>
          </table:table-cell>
          <table:table-cell table:style-name="ce61" office:value-type="float" office:value="90">
            <text:p>9,00E+01</text:p>
          </table:table-cell>
          <table:table-cell table:style-name="ce65" office:value-type="float" office:value="5">
            <text:p>5</text:p>
          </table:table-cell>
          <table:table-cell table:style-name="ce5" table:formula="of:=[.A174]" office:value-type="string" office:string-value="887">
            <text:p>887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174]*[.S174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75]" office:value-type="float" office:value="7300">
            <text:p>7,30E+03</text:p>
          </table:table-cell>
          <table:table-cell table:style-name="ce24" table:formula="of:=[.G175]-[.N175]" office:value-type="float" office:value="7210">
            <text:p>7,21E+03</text:p>
          </table:table-cell>
          <table:table-cell table:formula="of:=(([.G175]-[.N175])-[.C175])/[.C175]*100" office:value-type="float" office:value="3">
            <text:p>3,0</text:p>
          </table:table-cell>
          <table:table-cell table:formula="of:=1.1+SQRT([.O175]^2+[.I175]^2)" office:value-type="float" office:value="6.9309518948453">
            <text:p>6,9</text:p>
          </table:table-cell>
          <table:table-cell table:formula="of:=TEXT([.J175];&quot;0.0&quot;)&amp;&quot;&lt;15&quot;" office:value-type="string" office:string-value="6,9&lt;15">
            <text:p>6,9&lt;15</text:p>
          </table:table-cell>
          <table:table-cell/>
          <table:table-cell table:style-name="ce58" table:formula="of:=[.R175]*10^3+100" office:value-type="float" office:value="7300">
            <text:p>7300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175]*[.S175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76]" office:value-type="float" office:value="71100">
            <text:p>7,11E+04</text:p>
          </table:table-cell>
          <table:table-cell table:style-name="ce24" table:formula="of:=[.G176]-[.N176]" office:value-type="float" office:value="71010">
            <text:p>7,10E+04</text:p>
          </table:table-cell>
          <table:table-cell table:formula="of:=(([.G176]-[.N176])-[.C176])/[.C176]*100" office:value-type="float" office:value="1.44285714285714">
            <text:p>1,4</text:p>
          </table:table-cell>
          <table:table-cell table:formula="of:=1.1+SQRT([.O176]^2+[.I176]^2)" office:value-type="float" office:value="5.3522743014408">
            <text:p>5,4</text:p>
          </table:table-cell>
          <table:table-cell table:formula="of:=TEXT([.J176];&quot;0.0&quot;)&amp;&quot;&lt;15&quot;" office:value-type="string" office:string-value="5,4&lt;15">
            <text:p>5,4&lt;15</text:p>
          </table:table-cell>
          <table:table-cell/>
          <table:table-cell table:formula="of:=[.R176]*10^3+100" office:value-type="float" office:value="71100">
            <text:p>7,11E+04</text:p>
          </table:table-cell>
          <table:table-cell table:style-name="ce62" table:formula="of:=[.N174]" office:value-type="float" office:value="90">
            <text:p>9,0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5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76]*[.S176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77]" office:value-type="float" office:value="700000">
            <text:p>7,00E+05</text:p>
          </table:table-cell>
          <table:table-cell/>
          <table:table-cell table:formula="of:=(([.G177]-[.N177])-[.C177])/[.C177]*100" office:value-type="float" office:value="0">
            <text:p>0,0</text:p>
          </table:table-cell>
          <table:table-cell table:formula="of:=1.1+SQRT([.O177]^2+[.I177]^2)" office:value-type="float" office:value="5.1">
            <text:p>5,1</text:p>
          </table:table-cell>
          <table:table-cell table:formula="of:=TEXT([.J177];&quot;0.0&quot;)&amp;&quot;&lt;15&quot;" office:value-type="string" office:string-value="5,1&lt;15">
            <text:p>5,1&lt;15</text:p>
          </table:table-cell>
          <table:table-cell/>
          <table:table-cell table:formula="of:=[.R177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77]*[.S177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78]" office:value-type="float" office:value="7000000">
            <text:p>7,00E+06</text:p>
          </table:table-cell>
          <table:table-cell/>
          <table:table-cell table:formula="of:=(([.G178]-[.N178])-[.C178])/[.C178]*100" office:value-type="float" office:value="0">
            <text:p>0,0</text:p>
          </table:table-cell>
          <table:table-cell table:formula="of:=1.1+SQRT([.O178]^2+[.I178]^2)" office:value-type="float" office:value="5.1">
            <text:p>5,1</text:p>
          </table:table-cell>
          <table:table-cell table:formula="of:=TEXT([.J178];&quot;0.0&quot;)&amp;&quot;&lt;15&quot;" office:value-type="string" office:string-value="5,1&lt;15">
            <text:p>5,1&lt;15</text:p>
          </table:table-cell>
          <table:table-cell/>
          <table:table-cell table:formula="of:=[.R178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78]*[.S178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79]" office:value-type="float" office:value="68000000">
            <text:p>6,80E+07</text:p>
          </table:table-cell>
          <table:table-cell/>
          <table:table-cell table:formula="of:=(([.G179]-[.N179])-[.C179])/[.C179]*100" office:value-type="float" office:value="-2.85714285714286">
            <text:p>-2,9</text:p>
          </table:table-cell>
          <table:table-cell table:formula="of:=1.1+SQRT([.O179]^2+[.I179]^2)" office:value-type="float" office:value="6.01561443831007">
            <text:p>6,0</text:p>
          </table:table-cell>
          <table:table-cell table:formula="of:=TEXT([.J179];&quot;0.0&quot;)&amp;&quot;&lt;15&quot;" office:value-type="string" office:string-value="6,0&lt;15">
            <text:p>6,0&lt;15</text:p>
          </table:table-cell>
          <table:table-cell/>
          <table:table-cell table:formula="of:=[.R179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79]*[.S179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80]" office:value-type="float" office:value="710000000">
            <text:p>7,10E+08</text:p>
          </table:table-cell>
          <table:table-cell/>
          <table:table-cell table:formula="of:=(([.G180]-[.N180])-[.C180])/[.C180]*100" office:value-type="float" office:value="1.42857142857143">
            <text:p>1,4</text:p>
          </table:table-cell>
          <table:table-cell table:formula="of:=1.1+SQRT([.O180]^2+[.I180]^2)" office:value-type="float" office:value="5.34744821351957">
            <text:p>5,3</text:p>
          </table:table-cell>
          <table:table-cell table:formula="of:=TEXT([.J180];&quot;0.0&quot;)&amp;&quot;&lt;15&quot;" office:value-type="string" office:string-value="5,3&lt;15">
            <text:p>5,3&lt;15</text:p>
          </table:table-cell>
          <table:table-cell/>
          <table:table-cell table:formula="of:=[.R180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80]*[.S180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81]" office:value-type="float" office:value="7000000000">
            <text:p>7,00E+09</text:p>
          </table:table-cell>
          <table:table-cell/>
          <table:table-cell table:formula="of:=(([.G181]-[.N181])-[.C181])/[.C181]*100" office:value-type="float" office:value="0">
            <text:p>0,0</text:p>
          </table:table-cell>
          <table:table-cell table:formula="of:=1.1+SQRT([.O181]^2+[.I181]^2)" office:value-type="float" office:value="5.1">
            <text:p>5,1</text:p>
          </table:table-cell>
          <table:table-cell table:formula="of:=TEXT([.J181];&quot;0.0&quot;)&amp;&quot;&lt;15&quot;" office:value-type="string" office:string-value="5,1&lt;15">
            <text:p>5,1&lt;15</text:p>
          </table:table-cell>
          <table:table-cell table:style-name="ce57"/>
          <table:table-cell table:formula="of:=[.R181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81]*[.S181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188]" office:value-type="float" office:value="96" table:number-columns-spanned="1" table:number-rows-spanned="3">
            <text:p>9,60E+01</text:p>
          </table:table-cell>
          <table:table-cell table:formula="of:=[.M188]" office:value-type="float" office:value="790">
            <text:p>7,90E+02</text:p>
          </table:table-cell>
          <table:table-cell table:style-name="ce24" table:formula="of:=[.G188]-[.N188]" office:value-type="float" office:value="694">
            <text:p>6,94E+02</text:p>
          </table:table-cell>
          <table:table-cell table:formula="of:=(([.G188]-[.N188])-[.C188])/[.C188]*100" office:value-type="float" office:value="-0.857142857142841">
            <text:p>-0,9</text:p>
          </table:table-cell>
          <table:table-cell table:formula="of:=1.1+SQRT([.O188]^2+[.I188]^2)" office:value-type="float" office:value="6.1729374013042">
            <text:p>6,2</text:p>
          </table:table-cell>
          <table:table-cell table:formula="of:=TEXT([.J18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8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18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88]*[.S18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189]" office:value-type="float" office:value="7000">
            <text:p>7,00E+03</text:p>
          </table:table-cell>
          <table:table-cell table:style-name="ce24" table:formula="of:=[.G189]-[.N189]" office:value-type="float" office:value="6904">
            <text:p>6,90E+03</text:p>
          </table:table-cell>
          <table:table-cell table:formula="of:=(([.G189]-[.N189])-[.C189])/[.C189]*100" office:value-type="float" office:value="-1.37142857142857">
            <text:p>-1,4</text:p>
          </table:table-cell>
          <table:table-cell table:formula="of:=1.1+SQRT([.O189]^2+[.I189]^2)" office:value-type="float" office:value="6.28467128432754">
            <text:p>6,3</text:p>
          </table:table-cell>
          <table:table-cell table:formula="of:=TEXT([.J189];&quot;0.0&quot;)&amp;&quot;&lt;15&quot;" office:value-type="string" office:string-value="6,3&lt;15">
            <text:p>6,3&lt;15</text:p>
          </table:table-cell>
          <table:table-cell/>
          <table:table-cell table:style-name="ce58" table:formula="of:=[.R189]*10^3+100" office:value-type="float" office:value="7000">
            <text:p>7000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89]*[.S18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190]" office:value-type="float" office:value="71100">
            <text:p>7,11E+04</text:p>
          </table:table-cell>
          <table:table-cell table:style-name="ce24" table:formula="of:=[.G190]-[.N190]" office:value-type="float" office:value="71004">
            <text:p>7,10E+04</text:p>
          </table:table-cell>
          <table:table-cell table:formula="of:=(([.G190]-[.N190])-[.C190])/[.C190]*100" office:value-type="float" office:value="1.43428571428571">
            <text:p>1,4</text:p>
          </table:table-cell>
          <table:table-cell table:formula="of:=1.1+SQRT([.O190]^2+[.I190]^2)" office:value-type="float" office:value="5.34937354326542">
            <text:p>5,3</text:p>
          </table:table-cell>
          <table:table-cell table:formula="of:=TEXT([.J190];&quot;0.0&quot;)&amp;&quot;&lt;15&quot;" office:value-type="string" office:string-value="5,3&lt;15">
            <text:p>5,3&lt;15</text:p>
          </table:table-cell>
          <table:table-cell/>
          <table:table-cell table:formula="of:=[.R190]*10^3+100" office:value-type="float" office:value="71100">
            <text:p>7,11E+04</text:p>
          </table:table-cell>
          <table:table-cell table:style-name="ce62" table:formula="of:=[.N18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90]*[.S19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191]" office:value-type="float" office:value="690000">
            <text:p>6,90E+05</text:p>
          </table:table-cell>
          <table:table-cell/>
          <table:table-cell table:formula="of:=(([.G191]-[.N191])-[.C191])/[.C191]*100" office:value-type="float" office:value="-1.42857142857143">
            <text:p>-1,4</text:p>
          </table:table-cell>
          <table:table-cell table:formula="of:=1.1+SQRT([.O191]^2+[.I191]^2)" office:value-type="float" office:value="5.34744821351957">
            <text:p>5,3</text:p>
          </table:table-cell>
          <table:table-cell table:formula="of:=TEXT([.J191];&quot;0.0&quot;)&amp;&quot;&lt;15&quot;" office:value-type="string" office:string-value="5,3&lt;15">
            <text:p>5,3&lt;15</text:p>
          </table:table-cell>
          <table:table-cell/>
          <table:table-cell table:formula="of:=[.R19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91]*[.S19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192]" office:value-type="float" office:value="7100000">
            <text:p>7,10E+06</text:p>
          </table:table-cell>
          <table:table-cell/>
          <table:table-cell table:formula="of:=(([.G192]-[.N192])-[.C192])/[.C192]*100" office:value-type="float" office:value="1.42857142857143">
            <text:p>1,4</text:p>
          </table:table-cell>
          <table:table-cell table:formula="of:=1.1+SQRT([.O192]^2+[.I192]^2)" office:value-type="float" office:value="5.34744821351957">
            <text:p>5,3</text:p>
          </table:table-cell>
          <table:table-cell table:formula="of:=TEXT([.J192];&quot;0.0&quot;)&amp;&quot;&lt;15&quot;" office:value-type="string" office:string-value="5,3&lt;15">
            <text:p>5,3&lt;15</text:p>
          </table:table-cell>
          <table:table-cell/>
          <table:table-cell table:formula="of:=[.R19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92]*[.S19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193]" office:value-type="float" office:value="69000000">
            <text:p>6,90E+07</text:p>
          </table:table-cell>
          <table:table-cell/>
          <table:table-cell table:formula="of:=(([.G193]-[.N193])-[.C193])/[.C193]*100" office:value-type="float" office:value="-1.42857142857143">
            <text:p>-1,4</text:p>
          </table:table-cell>
          <table:table-cell table:formula="of:=1.1+SQRT([.O193]^2+[.I193]^2)" office:value-type="float" office:value="5.34744821351957">
            <text:p>5,3</text:p>
          </table:table-cell>
          <table:table-cell table:formula="of:=TEXT([.J193];&quot;0.0&quot;)&amp;&quot;&lt;15&quot;" office:value-type="string" office:string-value="5,3&lt;15">
            <text:p>5,3&lt;15</text:p>
          </table:table-cell>
          <table:table-cell/>
          <table:table-cell table:formula="of:=[.R19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93]*[.S19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194]" office:value-type="float" office:value="730000000">
            <text:p>7,30E+08</text:p>
          </table:table-cell>
          <table:table-cell/>
          <table:table-cell table:formula="of:=(([.G194]-[.N194])-[.C194])/[.C194]*100" office:value-type="float" office:value="4.28571428571429">
            <text:p>4,3</text:p>
          </table:table-cell>
          <table:table-cell table:formula="of:=1.1+SQRT([.O194]^2+[.I194]^2)" office:value-type="float" office:value="6.9623670081952">
            <text:p>7,0</text:p>
          </table:table-cell>
          <table:table-cell table:formula="of:=TEXT([.J194];&quot;0.0&quot;)&amp;&quot;&lt;15&quot;" office:value-type="string" office:string-value="7,0&lt;15">
            <text:p>7,0&lt;15</text:p>
          </table:table-cell>
          <table:table-cell/>
          <table:table-cell table:formula="of:=[.R194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94]*[.S19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195]" office:value-type="float" office:value="6800000000">
            <text:p>6,80E+09</text:p>
          </table:table-cell>
          <table:table-cell/>
          <table:table-cell table:formula="of:=(([.G195]-[.N195])-[.C195])/[.C195]*100" office:value-type="float" office:value="-2.85714285714286">
            <text:p>-2,9</text:p>
          </table:table-cell>
          <table:table-cell table:formula="of:=1.1+SQRT([.O195]^2+[.I195]^2)" office:value-type="float" office:value="6.01561443831007">
            <text:p>6,0</text:p>
          </table:table-cell>
          <table:table-cell table:formula="of:=TEXT([.J195];&quot;0.0&quot;)&amp;&quot;&lt;15&quot;" office:value-type="string" office:string-value="6,0&lt;15">
            <text:p>6,0&lt;15</text:p>
          </table:table-cell>
          <table:table-cell table:style-name="ce57"/>
          <table:table-cell table:formula="of:=[.R19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195]*[.S19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00000">
            <text:p>7,00E+07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03]" office:value-type="float" office:value="8500000" table:number-columns-spanned="1" table:number-rows-spanned="3">
            <text:p>8,50E+06</text:p>
          </table:table-cell>
          <table:table-cell table:formula="of:=[.M203]" office:value-type="float" office:value="0">
            <text:p>#VALUE!</text:p>
          </table:table-cell>
          <table:table-cell table:style-name="ce24" table:formula="of:=[.G203]-[.N203]" office:value-type="float" office:value="0">
            <text:p>#VALUE!</text:p>
          </table:table-cell>
          <table:table-cell table:formula="of:=(([.G203]-[.N203])-[.C203])/[.C203]*100" office:value-type="float" office:value="0">
            <text:p>#VALUE!</text:p>
          </table:table-cell>
          <table:table-cell table:formula="of:=1.1+SQRT([.O203]^2+[.I203]^2)" office:value-type="float" office:value="0">
            <text:p>#VALUE!</text:p>
          </table:table-cell>
          <table:table-cell table:formula="of:=TEXT([.J203];&quot;0.0&quot;)&amp;&quot;&lt;15&quot;" office:value-type="float" office:value="0">
            <text:p>#VALUE!</text:p>
          </table:table-cell>
          <table:table-cell table:style-name="ce56"/>
          <table:table-cell table:style-name="ce58" table:formula="of:=[.R203]*10^3+&quot;10000000o28&quot;" office:value-type="float" office:value="0">
            <text:p>#VALUE!</text:p>
          </table:table-cell>
          <table:table-cell table:style-name="ce61" office:value-type="float" office:value="8500000">
            <text:p>8,50E+06</text:p>
          </table:table-cell>
          <table:table-cell table:style-name="ce65" office:value-type="float" office:value="5">
            <text:p>5</text:p>
          </table:table-cell>
          <table:table-cell table:style-name="ce5" table:formula="of:=[.A203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[.Q203]*[.S20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0000000">
            <text:p>7,00E+10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04]" office:value-type="float" office:value="7000">
            <text:p>7,00E+03</text:p>
          </table:table-cell>
          <table:table-cell table:style-name="ce24" table:formula="of:=[.G204]-[.N204]" office:value-type="float" office:value="-8493000">
            <text:p>-8,49E+06</text:p>
          </table:table-cell>
          <table:table-cell table:formula="of:=(([.G204]-[.N204])-[.C204])/[.C204]*100" office:value-type="float" office:value="-100.012132857143">
            <text:p>-100,0</text:p>
          </table:table-cell>
          <table:table-cell table:formula="of:=1.1+SQRT([.O204]^2+[.I204]^2)" office:value-type="float" office:value="101.237039693786">
            <text:p>101,2</text:p>
          </table:table-cell>
          <table:table-cell table:formula="of:=TEXT([.J204];&quot;0.0&quot;)&amp;&quot;&lt;15&quot;" office:value-type="string" office:string-value="101,2&lt;15">
            <text:p>101,2&lt;15</text:p>
          </table:table-cell>
          <table:table-cell/>
          <table:table-cell table:style-name="ce58" table:formula="of:=[.R204]*10^3+100" office:value-type="float" office:value="7000">
            <text:p>7000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04]*[.S20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0000000">
            <text:p>7,00E+11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05]" office:value-type="float" office:value="71100">
            <text:p>7,11E+04</text:p>
          </table:table-cell>
          <table:table-cell table:style-name="ce24" table:formula="of:=[.G205]-[.N205]" office:value-type="float" office:value="-8428900">
            <text:p>-8,43E+06</text:p>
          </table:table-cell>
          <table:table-cell table:formula="of:=(([.G205]-[.N205])-[.C205])/[.C205]*100" office:value-type="float" office:value="-100.001204128571">
            <text:p>-100,0</text:p>
          </table:table-cell>
          <table:table-cell table:formula="of:=1.1+SQRT([.O205]^2+[.I205]^2)" office:value-type="float" office:value="101.181171192009">
            <text:p>101,2</text:p>
          </table:table-cell>
          <table:table-cell table:formula="of:=TEXT([.J205];&quot;0.0&quot;)&amp;&quot;&lt;15&quot;" office:value-type="string" office:string-value="101,2&lt;15">
            <text:p>101,2&lt;15</text:p>
          </table:table-cell>
          <table:table-cell/>
          <table:table-cell table:formula="of:=[.R205]*10^3+100" office:value-type="float" office:value="71100">
            <text:p>7,11E+04</text:p>
          </table:table-cell>
          <table:table-cell table:style-name="ce62" table:formula="of:=[.N203]" office:value-type="float" office:value="8500000">
            <text:p>8,50E+06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05]*[.S20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0000000000">
            <text:p>1,00E+10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06]" office:value-type="float" office:value="690000">
            <text:p>6,90E+05</text:p>
          </table:table-cell>
          <table:table-cell/>
          <table:table-cell table:formula="of:=(([.G206]-[.N206])-[.C206])/[.C206]*100" office:value-type="float" office:value="-99.9931">
            <text:p>-100,0</text:p>
          </table:table-cell>
          <table:table-cell table:formula="of:=1.1+SQRT([.O206]^2+[.I206]^2)" office:value-type="float" office:value="101.173073539339">
            <text:p>101,2</text:p>
          </table:table-cell>
          <table:table-cell table:formula="of:=TEXT([.J206];&quot;0.0&quot;)&amp;&quot;&lt;15&quot;" office:value-type="string" office:string-value="101,2&lt;15">
            <text:p>101,2&lt;15</text:p>
          </table:table-cell>
          <table:table-cell/>
          <table:table-cell table:formula="of:=[.R20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06]*[.S20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07]" office:value-type="float" office:value="7100000">
            <text:p>7,10E+06</text:p>
          </table:table-cell>
          <table:table-cell/>
          <table:table-cell table:formula="of:=(([.G207]-[.N207])-[.C207])/[.C207]*100" office:value-type="float" office:value="1.42857142857143">
            <text:p>1,4</text:p>
          </table:table-cell>
          <table:table-cell table:formula="of:=1.1+SQRT([.O207]^2+[.I207]^2)" office:value-type="float" office:value="5.34744821351957">
            <text:p>5,3</text:p>
          </table:table-cell>
          <table:table-cell table:formula="of:=TEXT([.J207];&quot;0.0&quot;)&amp;&quot;&lt;15&quot;" office:value-type="string" office:string-value="5,3&lt;15">
            <text:p>5,3&lt;15</text:p>
          </table:table-cell>
          <table:table-cell/>
          <table:table-cell table:formula="of:=[.R20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07]*[.S20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08]" office:value-type="float" office:value="69000000">
            <text:p>6,90E+07</text:p>
          </table:table-cell>
          <table:table-cell/>
          <table:table-cell table:formula="of:=(([.G208]-[.N208])-[.C208])/[.C208]*100" office:value-type="float" office:value="-1.42857142857143">
            <text:p>-1,4</text:p>
          </table:table-cell>
          <table:table-cell table:formula="of:=1.1+SQRT([.O208]^2+[.I208]^2)" office:value-type="float" office:value="5.34744821351957">
            <text:p>5,3</text:p>
          </table:table-cell>
          <table:table-cell table:formula="of:=TEXT([.J208];&quot;0.0&quot;)&amp;&quot;&lt;15&quot;" office:value-type="string" office:string-value="5,3&lt;15">
            <text:p>5,3&lt;15</text:p>
          </table:table-cell>
          <table:table-cell/>
          <table:table-cell table:formula="of:=[.R20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08]*[.S20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09]" office:value-type="float" office:value="730000000">
            <text:p>7,30E+08</text:p>
          </table:table-cell>
          <table:table-cell/>
          <table:table-cell table:formula="of:=(([.G209]-[.N209])-[.C209])/[.C209]*100" office:value-type="float" office:value="4.28571428571429">
            <text:p>4,3</text:p>
          </table:table-cell>
          <table:table-cell table:formula="of:=1.1+SQRT([.O209]^2+[.I209]^2)" office:value-type="float" office:value="6.9623670081952">
            <text:p>7,0</text:p>
          </table:table-cell>
          <table:table-cell table:formula="of:=TEXT([.J209];&quot;0.0&quot;)&amp;&quot;&lt;15&quot;" office:value-type="string" office:string-value="7,0&lt;15">
            <text:p>7,0&lt;15</text:p>
          </table:table-cell>
          <table:table-cell/>
          <table:table-cell table:formula="of:=[.R209]*10^9" office:value-type="float" office:value="730000000">
            <text:p>7,3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209]*[.S20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10]" office:value-type="float" office:value="6800000000">
            <text:p>6,80E+09</text:p>
          </table:table-cell>
          <table:table-cell/>
          <table:table-cell table:formula="of:=(([.G210]-[.N210])-[.C210])/[.C210]*100" office:value-type="float" office:value="-2.85714285714286">
            <text:p>-2,9</text:p>
          </table:table-cell>
          <table:table-cell table:formula="of:=1.1+SQRT([.O210]^2+[.I210]^2)" office:value-type="float" office:value="6.01561443831007">
            <text:p>6,0</text:p>
          </table:table-cell>
          <table:table-cell table:formula="of:=TEXT([.J210];&quot;0.0&quot;)&amp;&quot;&lt;15&quot;" office:value-type="string" office:string-value="6,0&lt;15">
            <text:p>6,0&lt;15</text:p>
          </table:table-cell>
          <table:table-cell table:style-name="ce57"/>
          <table:table-cell table:formula="of:=[.R210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210]*[.S21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>
            <text:p>890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18]" office:value-type="float" office:value="96" table:number-columns-spanned="1" table:number-rows-spanned="3">
            <text:p>9,60E+01</text:p>
          </table:table-cell>
          <table:table-cell table:formula="of:=[.M218]" office:value-type="float" office:value="790">
            <text:p>7,90E+02</text:p>
          </table:table-cell>
          <table:table-cell table:style-name="ce24" table:formula="of:=[.G218]-[.N218]" office:value-type="float" office:value="694">
            <text:p>6,94E+02</text:p>
          </table:table-cell>
          <table:table-cell table:formula="of:=(([.G218]-[.N218])-[.C218])/[.C218]*100" office:value-type="float" office:value="-0.857142857142841">
            <text:p>-0,9</text:p>
          </table:table-cell>
          <table:table-cell table:formula="of:=1.1+SQRT([.O218]^2+[.I218]^2)" office:value-type="float" office:value="6.1729374013042">
            <text:p>6,2</text:p>
          </table:table-cell>
          <table:table-cell table:formula="of:=TEXT([.J21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18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18]" office:value-type="string" office:string-value="890">
            <text:p>89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18]*[.S21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19]" office:value-type="float" office:value="7200">
            <text:p>7,20E+03</text:p>
          </table:table-cell>
          <table:table-cell table:style-name="ce24" table:formula="of:=[.G219]-[.N219]" office:value-type="float" office:value="7104">
            <text:p>7,10E+03</text:p>
          </table:table-cell>
          <table:table-cell table:formula="of:=(([.G219]-[.N219])-[.C219])/[.C219]*100" office:value-type="float" office:value="1.48571428571429">
            <text:p>1,5</text:p>
          </table:table-cell>
          <table:table-cell table:formula="of:=1.1+SQRT([.O219]^2+[.I219]^2)" office:value-type="float" office:value="6.31606623220752">
            <text:p>6,3</text:p>
          </table:table-cell>
          <table:table-cell table:formula="of:=TEXT([.J219];&quot;0.0&quot;)&amp;&quot;&lt;15&quot;" office:value-type="string" office:string-value="6,3&lt;15">
            <text:p>6,3&lt;15</text:p>
          </table:table-cell>
          <table:table-cell/>
          <table:table-cell table:style-name="ce58" table:formula="of:=[.R219]*10^3+100" office:value-type="float" office:value="7200">
            <text:p>7200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19]*[.S21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20]" office:value-type="float" office:value="73100">
            <text:p>7,31E+04</text:p>
          </table:table-cell>
          <table:table-cell table:style-name="ce24" table:formula="of:=[.G220]-[.N220]" office:value-type="float" office:value="73004">
            <text:p>7,30E+04</text:p>
          </table:table-cell>
          <table:table-cell table:formula="of:=(([.G220]-[.N220])-[.C220])/[.C220]*100" office:value-type="float" office:value="4.29142857142857">
            <text:p>4,3</text:p>
          </table:table-cell>
          <table:table-cell table:formula="of:=1.1+SQRT([.O220]^2+[.I220]^2)" office:value-type="float" office:value="6.96654576251421">
            <text:p>7,0</text:p>
          </table:table-cell>
          <table:table-cell table:formula="of:=TEXT([.J220];&quot;0.0&quot;)&amp;&quot;&lt;15&quot;" office:value-type="string" office:string-value="7,0&lt;15">
            <text:p>7,0&lt;15</text:p>
          </table:table-cell>
          <table:table-cell/>
          <table:table-cell table:formula="of:=[.R220]*10^3+100" office:value-type="float" office:value="73100">
            <text:p>7,31E+04</text:p>
          </table:table-cell>
          <table:table-cell table:style-name="ce62" table:formula="of:=[.N218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20]*[.S22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21]" office:value-type="float" office:value="670000">
            <text:p>6,70E+05</text:p>
          </table:table-cell>
          <table:table-cell/>
          <table:table-cell table:formula="of:=(([.G221]-[.N221])-[.C221])/[.C221]*100" office:value-type="float" office:value="-4.28571428571429">
            <text:p>-4,3</text:p>
          </table:table-cell>
          <table:table-cell table:formula="of:=1.1+SQRT([.O221]^2+[.I221]^2)" office:value-type="float" office:value="6.9623670081952">
            <text:p>7,0</text:p>
          </table:table-cell>
          <table:table-cell table:formula="of:=TEXT([.J221];&quot;0.0&quot;)&amp;&quot;&lt;15&quot;" office:value-type="string" office:string-value="7,0&lt;15">
            <text:p>7,0&lt;15</text:p>
          </table:table-cell>
          <table:table-cell/>
          <table:table-cell table:formula="of:=[.R221]*10^6" office:value-type="float" office:value="670000">
            <text:p>6,7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221]*[.S22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22]" office:value-type="float" office:value="7100000">
            <text:p>7,10E+06</text:p>
          </table:table-cell>
          <table:table-cell/>
          <table:table-cell table:formula="of:=(([.G222]-[.N222])-[.C222])/[.C222]*100" office:value-type="float" office:value="1.42857142857143">
            <text:p>1,4</text:p>
          </table:table-cell>
          <table:table-cell table:formula="of:=1.1+SQRT([.O222]^2+[.I222]^2)" office:value-type="float" office:value="5.34744821351957">
            <text:p>5,3</text:p>
          </table:table-cell>
          <table:table-cell table:formula="of:=TEXT([.J222];&quot;0.0&quot;)&amp;&quot;&lt;15&quot;" office:value-type="string" office:string-value="5,3&lt;15">
            <text:p>5,3&lt;15</text:p>
          </table:table-cell>
          <table:table-cell/>
          <table:table-cell table:formula="of:=[.R22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22]*[.S22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23]" office:value-type="float" office:value="68000000">
            <text:p>6,80E+07</text:p>
          </table:table-cell>
          <table:table-cell/>
          <table:table-cell table:formula="of:=(([.G223]-[.N223])-[.C223])/[.C223]*100" office:value-type="float" office:value="-2.85714285714286">
            <text:p>-2,9</text:p>
          </table:table-cell>
          <table:table-cell table:formula="of:=1.1+SQRT([.O223]^2+[.I223]^2)" office:value-type="float" office:value="6.01561443831007">
            <text:p>6,0</text:p>
          </table:table-cell>
          <table:table-cell table:formula="of:=TEXT([.J223];&quot;0.0&quot;)&amp;&quot;&lt;15&quot;" office:value-type="string" office:string-value="6,0&lt;15">
            <text:p>6,0&lt;15</text:p>
          </table:table-cell>
          <table:table-cell/>
          <table:table-cell table:formula="of:=[.R22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23]*[.S22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24]" office:value-type="float" office:value="680000000">
            <text:p>6,80E+08</text:p>
          </table:table-cell>
          <table:table-cell/>
          <table:table-cell table:formula="of:=(([.G224]-[.N224])-[.C224])/[.C224]*100" office:value-type="float" office:value="-2.85714285714286">
            <text:p>-2,9</text:p>
          </table:table-cell>
          <table:table-cell table:formula="of:=1.1+SQRT([.O224]^2+[.I224]^2)" office:value-type="float" office:value="6.01561443831007">
            <text:p>6,0</text:p>
          </table:table-cell>
          <table:table-cell table:formula="of:=TEXT([.J224];&quot;0.0&quot;)&amp;&quot;&lt;15&quot;" office:value-type="string" office:string-value="6,0&lt;15">
            <text:p>6,0&lt;15</text:p>
          </table:table-cell>
          <table:table-cell/>
          <table:table-cell table:formula="of:=[.R224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224]*[.S22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25]" office:value-type="float" office:value="7000000000">
            <text:p>7,00E+09</text:p>
          </table:table-cell>
          <table:table-cell/>
          <table:table-cell table:formula="of:=(([.G225]-[.N225])-[.C225])/[.C225]*100" office:value-type="float" office:value="0">
            <text:p>0,0</text:p>
          </table:table-cell>
          <table:table-cell table:formula="of:=1.1+SQRT([.O225]^2+[.I225]^2)" office:value-type="float" office:value="5.1">
            <text:p>5,1</text:p>
          </table:table-cell>
          <table:table-cell table:formula="of:=TEXT([.J225];&quot;0.0&quot;)&amp;&quot;&lt;15&quot;" office:value-type="string" office:string-value="5,1&lt;15">
            <text:p>5,1&lt;15</text:p>
          </table:table-cell>
          <table:table-cell table:style-name="ce57"/>
          <table:table-cell table:formula="of:=[.R22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25]*[.S22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33]" office:value-type="float" office:value="98" table:number-columns-spanned="1" table:number-rows-spanned="3">
            <text:p>9,80E+01</text:p>
          </table:table-cell>
          <table:table-cell table:formula="of:=[.M233]" office:value-type="float" office:value="800">
            <text:p>8,00E+02</text:p>
          </table:table-cell>
          <table:table-cell table:style-name="ce24" table:formula="of:=[.G233]-[.N233]" office:value-type="float" office:value="702">
            <text:p>7,02E+02</text:p>
          </table:table-cell>
          <table:table-cell table:formula="of:=(([.G233]-[.N233])-[.C233])/[.C233]*100" office:value-type="float" office:value="0.285714285714302">
            <text:p>0,3</text:p>
          </table:table-cell>
          <table:table-cell table:formula="of:=1.1+SQRT([.O233]^2+[.I233]^2)" office:value-type="float" office:value="6.10815661227375">
            <text:p>6,1</text:p>
          </table:table-cell>
          <table:table-cell table:formula="of:=TEXT([.J233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233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3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233]*[.S23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34]" office:value-type="float" office:value="7100">
            <text:p>7,10E+03</text:p>
          </table:table-cell>
          <table:table-cell table:style-name="ce24" table:formula="of:=[.G234]-[.N234]" office:value-type="float" office:value="7002">
            <text:p>7,00E+03</text:p>
          </table:table-cell>
          <table:table-cell table:formula="of:=(([.G234]-[.N234])-[.C234])/[.C234]*100" office:value-type="float" office:value="0.0285714285714286">
            <text:p>0,0</text:p>
          </table:table-cell>
          <table:table-cell table:formula="of:=1.1+SQRT([.O234]^2+[.I234]^2)" office:value-type="float" office:value="6.10008163198668">
            <text:p>6,1</text:p>
          </table:table-cell>
          <table:table-cell table:formula="of:=TEXT([.J234];&quot;0.0&quot;)&amp;&quot;&lt;15&quot;" office:value-type="string" office:string-value="6,1&lt;15">
            <text:p>6,1&lt;15</text:p>
          </table:table-cell>
          <table:table-cell/>
          <table:table-cell table:style-name="ce58" table:formula="of:=[.R234]*10^3+100" office:value-type="float" office:value="7100">
            <text:p>7100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34]*[.S23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35]" office:value-type="float" office:value="73100">
            <text:p>7,31E+04</text:p>
          </table:table-cell>
          <table:table-cell table:style-name="ce24" table:formula="of:=[.G235]-[.N235]" office:value-type="float" office:value="73002">
            <text:p>7,30E+04</text:p>
          </table:table-cell>
          <table:table-cell table:formula="of:=(([.G235]-[.N235])-[.C235])/[.C235]*100" office:value-type="float" office:value="4.28857142857143">
            <text:p>4,3</text:p>
          </table:table-cell>
          <table:table-cell table:formula="of:=1.1+SQRT([.O235]^2+[.I235]^2)" office:value-type="float" office:value="6.96445606155926">
            <text:p>7,0</text:p>
          </table:table-cell>
          <table:table-cell table:formula="of:=TEXT([.J235];&quot;0.0&quot;)&amp;&quot;&lt;15&quot;" office:value-type="string" office:string-value="7,0&lt;15">
            <text:p>7,0&lt;15</text:p>
          </table:table-cell>
          <table:table-cell/>
          <table:table-cell table:formula="of:=[.R235]*10^3+100" office:value-type="float" office:value="73100">
            <text:p>7,31E+04</text:p>
          </table:table-cell>
          <table:table-cell table:style-name="ce62" table:formula="of:=[.N23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235]*[.S23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36]" office:value-type="float" office:value="680000">
            <text:p>6,80E+05</text:p>
          </table:table-cell>
          <table:table-cell/>
          <table:table-cell table:formula="of:=(([.G236]-[.N236])-[.C236])/[.C236]*100" office:value-type="float" office:value="-2.85714285714286">
            <text:p>-2,9</text:p>
          </table:table-cell>
          <table:table-cell table:formula="of:=1.1+SQRT([.O236]^2+[.I236]^2)" office:value-type="float" office:value="6.01561443831007">
            <text:p>6,0</text:p>
          </table:table-cell>
          <table:table-cell table:formula="of:=TEXT([.J236];&quot;0.0&quot;)&amp;&quot;&lt;15&quot;" office:value-type="string" office:string-value="6,0&lt;15">
            <text:p>6,0&lt;15</text:p>
          </table:table-cell>
          <table:table-cell/>
          <table:table-cell table:formula="of:=[.R236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236]*[.S23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37]" office:value-type="float" office:value="7000000">
            <text:p>7,00E+06</text:p>
          </table:table-cell>
          <table:table-cell/>
          <table:table-cell table:formula="of:=(([.G237]-[.N237])-[.C237])/[.C237]*100" office:value-type="float" office:value="0">
            <text:p>0,0</text:p>
          </table:table-cell>
          <table:table-cell table:formula="of:=1.1+SQRT([.O237]^2+[.I237]^2)" office:value-type="float" office:value="5.1">
            <text:p>5,1</text:p>
          </table:table-cell>
          <table:table-cell table:formula="of:=TEXT([.J237];&quot;0.0&quot;)&amp;&quot;&lt;15&quot;" office:value-type="string" office:string-value="5,1&lt;15">
            <text:p>5,1&lt;15</text:p>
          </table:table-cell>
          <table:table-cell/>
          <table:table-cell table:formula="of:=[.R23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237]*[.S23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38]" office:value-type="float" office:value="68000000">
            <text:p>6,80E+07</text:p>
          </table:table-cell>
          <table:table-cell/>
          <table:table-cell table:formula="of:=(([.G238]-[.N238])-[.C238])/[.C238]*100" office:value-type="float" office:value="-2.85714285714286">
            <text:p>-2,9</text:p>
          </table:table-cell>
          <table:table-cell table:formula="of:=1.1+SQRT([.O238]^2+[.I238]^2)" office:value-type="float" office:value="6.01561443831007">
            <text:p>6,0</text:p>
          </table:table-cell>
          <table:table-cell table:formula="of:=TEXT([.J238];&quot;0.0&quot;)&amp;&quot;&lt;15&quot;" office:value-type="string" office:string-value="6,0&lt;15">
            <text:p>6,0&lt;15</text:p>
          </table:table-cell>
          <table:table-cell/>
          <table:table-cell table:formula="of:=[.R23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238]*[.S23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39]" office:value-type="float" office:value="710000000">
            <text:p>7,10E+08</text:p>
          </table:table-cell>
          <table:table-cell/>
          <table:table-cell table:formula="of:=(([.G239]-[.N239])-[.C239])/[.C239]*100" office:value-type="float" office:value="1.42857142857143">
            <text:p>1,4</text:p>
          </table:table-cell>
          <table:table-cell table:formula="of:=1.1+SQRT([.O239]^2+[.I239]^2)" office:value-type="float" office:value="5.34744821351957">
            <text:p>5,3</text:p>
          </table:table-cell>
          <table:table-cell table:formula="of:=TEXT([.J239];&quot;0.0&quot;)&amp;&quot;&lt;15&quot;" office:value-type="string" office:string-value="5,3&lt;15">
            <text:p>5,3&lt;15</text:p>
          </table:table-cell>
          <table:table-cell/>
          <table:table-cell table:formula="of:=[.R23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239]*[.S23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40]" office:value-type="float" office:value="7000000000">
            <text:p>7,00E+09</text:p>
          </table:table-cell>
          <table:table-cell/>
          <table:table-cell table:formula="of:=(([.G240]-[.N240])-[.C240])/[.C240]*100" office:value-type="float" office:value="0">
            <text:p>0,0</text:p>
          </table:table-cell>
          <table:table-cell table:formula="of:=1.1+SQRT([.O240]^2+[.I240]^2)" office:value-type="float" office:value="5.1">
            <text:p>5,1</text:p>
          </table:table-cell>
          <table:table-cell table:formula="of:=TEXT([.J240];&quot;0.0&quot;)&amp;&quot;&lt;15&quot;" office:value-type="string" office:string-value="5,1&lt;15">
            <text:p>5,1&lt;15</text:p>
          </table:table-cell>
          <table:table-cell table:style-name="ce57"/>
          <table:table-cell table:formula="of:=[.R24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40]*[.S24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8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48]" office:value-type="float" office:value="100" table:number-columns-spanned="1" table:number-rows-spanned="3">
            <text:p>1,00E+02</text:p>
          </table:table-cell>
          <table:table-cell table:formula="of:=[.M248]" office:value-type="float" office:value="810">
            <text:p>8,10E+02</text:p>
          </table:table-cell>
          <table:table-cell table:style-name="ce24" table:formula="of:=[.G248]-[.N248]" office:value-type="float" office:value="710">
            <text:p>7,10E+02</text:p>
          </table:table-cell>
          <table:table-cell table:formula="of:=(([.G248]-[.N248])-[.C248])/[.C248]*100" office:value-type="float" office:value="1.42857142857143">
            <text:p>1,4</text:p>
          </table:table-cell>
          <table:table-cell table:formula="of:=1.1+SQRT([.O248]^2+[.I248]^2)" office:value-type="float" office:value="6.30007849234323">
            <text:p>6,3</text:p>
          </table:table-cell>
          <table:table-cell table:formula="of:=TEXT([.J248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248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24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48]*[.S24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2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49]" office:value-type="float" office:value="7100">
            <text:p>7,10E+03</text:p>
          </table:table-cell>
          <table:table-cell table:style-name="ce24" table:formula="of:=[.G249]-[.N249]" office:value-type="float" office:value="7000">
            <text:p>7,00E+03</text:p>
          </table:table-cell>
          <table:table-cell table:formula="of:=(([.G249]-[.N249])-[.C249])/[.C249]*100" office:value-type="float" office:value="0">
            <text:p>0,0</text:p>
          </table:table-cell>
          <table:table-cell table:formula="of:=1.1+SQRT([.O249]^2+[.I249]^2)" office:value-type="float" office:value="6.1">
            <text:p>6,1</text:p>
          </table:table-cell>
          <table:table-cell table:formula="of:=TEXT([.J249];&quot;0.0&quot;)&amp;&quot;&lt;15&quot;" office:value-type="string" office:string-value="6,1&lt;15">
            <text:p>6,1&lt;15</text:p>
          </table:table-cell>
          <table:table-cell/>
          <table:table-cell table:style-name="ce58" table:formula="of:=[.R249]*10^3+100" office:value-type="float" office:value="7100">
            <text:p>7100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9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249]*[.S24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50]" office:value-type="float" office:value="71100">
            <text:p>7,11E+04</text:p>
          </table:table-cell>
          <table:table-cell table:style-name="ce24" table:formula="of:=[.G250]-[.N250]" office:value-type="float" office:value="71000">
            <text:p>7,10E+04</text:p>
          </table:table-cell>
          <table:table-cell table:formula="of:=(([.G250]-[.N250])-[.C250])/[.C250]*100" office:value-type="float" office:value="1.42857142857143">
            <text:p>1,4</text:p>
          </table:table-cell>
          <table:table-cell table:formula="of:=1.1+SQRT([.O250]^2+[.I250]^2)" office:value-type="float" office:value="5.34744821351957">
            <text:p>5,3</text:p>
          </table:table-cell>
          <table:table-cell table:formula="of:=TEXT([.J250];&quot;0.0&quot;)&amp;&quot;&lt;15&quot;" office:value-type="string" office:string-value="5,3&lt;15">
            <text:p>5,3&lt;15</text:p>
          </table:table-cell>
          <table:table-cell/>
          <table:table-cell table:formula="of:=[.R250]*10^3+100" office:value-type="float" office:value="71100">
            <text:p>7,11E+04</text:p>
          </table:table-cell>
          <table:table-cell table:style-name="ce62" table:formula="of:=[.N248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250]*[.S25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51]" office:value-type="float" office:value="690000">
            <text:p>6,90E+05</text:p>
          </table:table-cell>
          <table:table-cell/>
          <table:table-cell table:formula="of:=(([.G251]-[.N251])-[.C251])/[.C251]*100" office:value-type="float" office:value="-1.42857142857143">
            <text:p>-1,4</text:p>
          </table:table-cell>
          <table:table-cell table:formula="of:=1.1+SQRT([.O251]^2+[.I251]^2)" office:value-type="float" office:value="5.34744821351957">
            <text:p>5,3</text:p>
          </table:table-cell>
          <table:table-cell table:formula="of:=TEXT([.J251];&quot;0.0&quot;)&amp;&quot;&lt;15&quot;" office:value-type="string" office:string-value="5,3&lt;15">
            <text:p>5,3&lt;15</text:p>
          </table:table-cell>
          <table:table-cell/>
          <table:table-cell table:formula="of:=[.R25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251]*[.S25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52]" office:value-type="float" office:value="7500000">
            <text:p>7,50E+06</text:p>
          </table:table-cell>
          <table:table-cell/>
          <table:table-cell table:formula="of:=(([.G252]-[.N252])-[.C252])/[.C252]*100" office:value-type="float" office:value="7.14285714285714">
            <text:p>7,1</text:p>
          </table:table-cell>
          <table:table-cell table:formula="of:=1.1+SQRT([.O252]^2+[.I252]^2)" office:value-type="float" office:value="9.28659930393966">
            <text:p>9,3</text:p>
          </table:table-cell>
          <table:table-cell table:formula="of:=TEXT([.J252];&quot;0.0&quot;)&amp;&quot;&lt;15&quot;" office:value-type="string" office:string-value="9,3&lt;15">
            <text:p>9,3&lt;15</text:p>
          </table:table-cell>
          <table:table-cell/>
          <table:table-cell table:formula="of:=[.R252]*10^6" office:value-type="float" office:value="7500000">
            <text:p>7,5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5">
            <text:p>7,5</text:p>
          </table:table-cell>
          <table:table-cell office:value-type="float" office:value="1000000">
            <text:p>1000000</text:p>
          </table:table-cell>
          <table:table-cell table:formula="of:=[.Q252]*[.S25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53]" office:value-type="float" office:value="70000000">
            <text:p>7,00E+07</text:p>
          </table:table-cell>
          <table:table-cell/>
          <table:table-cell table:formula="of:=(([.G253]-[.N253])-[.C253])/[.C253]*100" office:value-type="float" office:value="0">
            <text:p>0,0</text:p>
          </table:table-cell>
          <table:table-cell table:formula="of:=1.1+SQRT([.O253]^2+[.I253]^2)" office:value-type="float" office:value="5.1">
            <text:p>5,1</text:p>
          </table:table-cell>
          <table:table-cell table:formula="of:=TEXT([.J253];&quot;0.0&quot;)&amp;&quot;&lt;15&quot;" office:value-type="string" office:string-value="5,1&lt;15">
            <text:p>5,1&lt;15</text:p>
          </table:table-cell>
          <table:table-cell/>
          <table:table-cell table:formula="of:=[.R25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253]*[.S25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54]" office:value-type="float" office:value="690000000">
            <text:p>6,90E+08</text:p>
          </table:table-cell>
          <table:table-cell/>
          <table:table-cell table:formula="of:=(([.G254]-[.N254])-[.C254])/[.C254]*100" office:value-type="float" office:value="-1.42857142857143">
            <text:p>-1,4</text:p>
          </table:table-cell>
          <table:table-cell table:formula="of:=1.1+SQRT([.O254]^2+[.I254]^2)" office:value-type="float" office:value="5.34744821351957">
            <text:p>5,3</text:p>
          </table:table-cell>
          <table:table-cell table:formula="of:=TEXT([.J254];&quot;0.0&quot;)&amp;&quot;&lt;15&quot;" office:value-type="string" office:string-value="5,3&lt;15">
            <text:p>5,3&lt;15</text:p>
          </table:table-cell>
          <table:table-cell/>
          <table:table-cell table:formula="of:=[.R25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54]*[.S25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55]" office:value-type="float" office:value="7000000000">
            <text:p>7,00E+09</text:p>
          </table:table-cell>
          <table:table-cell/>
          <table:table-cell table:formula="of:=(([.G255]-[.N255])-[.C255])/[.C255]*100" office:value-type="float" office:value="0">
            <text:p>0,0</text:p>
          </table:table-cell>
          <table:table-cell table:formula="of:=1.1+SQRT([.O255]^2+[.I255]^2)" office:value-type="float" office:value="5.1">
            <text:p>5,1</text:p>
          </table:table-cell>
          <table:table-cell table:formula="of:=TEXT([.J255];&quot;0.0&quot;)&amp;&quot;&lt;15&quot;" office:value-type="string" office:string-value="5,1&lt;15">
            <text:p>5,1&lt;15</text:p>
          </table:table-cell>
          <table:table-cell table:style-name="ce57"/>
          <table:table-cell table:formula="of:=[.R25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55]*[.S25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63]" office:value-type="float" office:value="101" table:number-columns-spanned="1" table:number-rows-spanned="3">
            <text:p>1,01E+02</text:p>
          </table:table-cell>
          <table:table-cell table:formula="of:=[.M263]" office:value-type="float" office:value="810">
            <text:p>8,10E+02</text:p>
          </table:table-cell>
          <table:table-cell table:style-name="ce24" table:formula="of:=[.G263]-[.N263]" office:value-type="float" office:value="709">
            <text:p>7,09E+02</text:p>
          </table:table-cell>
          <table:table-cell table:formula="of:=(([.G263]-[.N263])-[.C263])/[.C263]*100" office:value-type="float" office:value="1.28571428571429">
            <text:p>1,3</text:p>
          </table:table-cell>
          <table:table-cell table:formula="of:=1.1+SQRT([.O263]^2+[.I263]^2)" office:value-type="float" office:value="6.2626602855979">
            <text:p>6,3</text:p>
          </table:table-cell>
          <table:table-cell table:formula="of:=TEXT([.J263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263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26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63]*[.S26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64]" office:value-type="float" office:value="7300">
            <text:p>7,30E+03</text:p>
          </table:table-cell>
          <table:table-cell table:style-name="ce24" table:formula="of:=[.G264]-[.N264]" office:value-type="float" office:value="7199">
            <text:p>7,20E+03</text:p>
          </table:table-cell>
          <table:table-cell table:formula="of:=(([.G264]-[.N264])-[.C264])/[.C264]*100" office:value-type="float" office:value="2.84285714285714">
            <text:p>2,8</text:p>
          </table:table-cell>
          <table:table-cell table:formula="of:=1.1+SQRT([.O264]^2+[.I264]^2)" office:value-type="float" office:value="6.8516812094112">
            <text:p>6,9</text:p>
          </table:table-cell>
          <table:table-cell table:formula="of:=TEXT([.J264];&quot;0.0&quot;)&amp;&quot;&lt;15&quot;" office:value-type="string" office:string-value="6,9&lt;15">
            <text:p>6,9&lt;15</text:p>
          </table:table-cell>
          <table:table-cell/>
          <table:table-cell table:style-name="ce58" table:formula="of:=[.R264]*10^3+100" office:value-type="float" office:value="7300">
            <text:p>7300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0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264]*[.S26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65]" office:value-type="float" office:value="72100">
            <text:p>7,21E+04</text:p>
          </table:table-cell>
          <table:table-cell table:style-name="ce24" table:formula="of:=[.G265]-[.N265]" office:value-type="float" office:value="71999">
            <text:p>7,20E+04</text:p>
          </table:table-cell>
          <table:table-cell table:formula="of:=(([.G265]-[.N265])-[.C265])/[.C265]*100" office:value-type="float" office:value="2.85571428571429">
            <text:p>2,9</text:p>
          </table:table-cell>
          <table:table-cell table:formula="of:=1.1+SQRT([.O265]^2+[.I265]^2)" office:value-type="float" office:value="6.01478423551153">
            <text:p>6,0</text:p>
          </table:table-cell>
          <table:table-cell table:formula="of:=TEXT([.J265];&quot;0.0&quot;)&amp;&quot;&lt;15&quot;" office:value-type="string" office:string-value="6,0&lt;15">
            <text:p>6,0&lt;15</text:p>
          </table:table-cell>
          <table:table-cell/>
          <table:table-cell table:formula="of:=[.R265]*10^3+100" office:value-type="float" office:value="72100">
            <text:p>7,21E+04</text:p>
          </table:table-cell>
          <table:table-cell table:style-name="ce62" table:formula="of:=[.N263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0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65]*[.S26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66]" office:value-type="float" office:value="710000">
            <text:p>7,10E+05</text:p>
          </table:table-cell>
          <table:table-cell/>
          <table:table-cell table:formula="of:=(([.G266]-[.N266])-[.C266])/[.C266]*100" office:value-type="float" office:value="1.42857142857143">
            <text:p>1,4</text:p>
          </table:table-cell>
          <table:table-cell table:formula="of:=1.1+SQRT([.O266]^2+[.I266]^2)" office:value-type="float" office:value="5.34744821351957">
            <text:p>5,3</text:p>
          </table:table-cell>
          <table:table-cell table:formula="of:=TEXT([.J266];&quot;0.0&quot;)&amp;&quot;&lt;15&quot;" office:value-type="string" office:string-value="5,3&lt;15">
            <text:p>5,3&lt;15</text:p>
          </table:table-cell>
          <table:table-cell/>
          <table:table-cell table:formula="of:=[.R26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66]*[.S26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67]" office:value-type="float" office:value="7100000">
            <text:p>7,10E+06</text:p>
          </table:table-cell>
          <table:table-cell/>
          <table:table-cell table:formula="of:=(([.G267]-[.N267])-[.C267])/[.C267]*100" office:value-type="float" office:value="1.42857142857143">
            <text:p>1,4</text:p>
          </table:table-cell>
          <table:table-cell table:formula="of:=1.1+SQRT([.O267]^2+[.I267]^2)" office:value-type="float" office:value="5.34744821351957">
            <text:p>5,3</text:p>
          </table:table-cell>
          <table:table-cell table:formula="of:=TEXT([.J267];&quot;0.0&quot;)&amp;&quot;&lt;15&quot;" office:value-type="string" office:string-value="5,3&lt;15">
            <text:p>5,3&lt;15</text:p>
          </table:table-cell>
          <table:table-cell/>
          <table:table-cell table:formula="of:=[.R26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267]*[.S26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68]" office:value-type="float" office:value="71000000">
            <text:p>7,10E+07</text:p>
          </table:table-cell>
          <table:table-cell/>
          <table:table-cell table:formula="of:=(([.G268]-[.N268])-[.C268])/[.C268]*100" office:value-type="float" office:value="1.42857142857143">
            <text:p>1,4</text:p>
          </table:table-cell>
          <table:table-cell table:formula="of:=1.1+SQRT([.O268]^2+[.I268]^2)" office:value-type="float" office:value="5.34744821351957">
            <text:p>5,3</text:p>
          </table:table-cell>
          <table:table-cell table:formula="of:=TEXT([.J268];&quot;0.0&quot;)&amp;&quot;&lt;15&quot;" office:value-type="string" office:string-value="5,3&lt;15">
            <text:p>5,3&lt;15</text:p>
          </table:table-cell>
          <table:table-cell/>
          <table:table-cell table:formula="of:=[.R268]*10^6" office:value-type="float" office:value="71000000">
            <text:p>7,1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268]*[.S26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69]" office:value-type="float" office:value="690000000">
            <text:p>6,90E+08</text:p>
          </table:table-cell>
          <table:table-cell/>
          <table:table-cell table:formula="of:=(([.G269]-[.N269])-[.C269])/[.C269]*100" office:value-type="float" office:value="-1.42857142857143">
            <text:p>-1,4</text:p>
          </table:table-cell>
          <table:table-cell table:formula="of:=1.1+SQRT([.O269]^2+[.I269]^2)" office:value-type="float" office:value="5.34744821351957">
            <text:p>5,3</text:p>
          </table:table-cell>
          <table:table-cell table:formula="of:=TEXT([.J269];&quot;0.0&quot;)&amp;&quot;&lt;15&quot;" office:value-type="string" office:string-value="5,3&lt;15">
            <text:p>5,3&lt;15</text:p>
          </table:table-cell>
          <table:table-cell/>
          <table:table-cell table:formula="of:=[.R26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69]*[.S26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70]" office:value-type="float" office:value="7000000000">
            <text:p>7,00E+09</text:p>
          </table:table-cell>
          <table:table-cell/>
          <table:table-cell table:formula="of:=(([.G270]-[.N270])-[.C270])/[.C270]*100" office:value-type="float" office:value="0">
            <text:p>0,0</text:p>
          </table:table-cell>
          <table:table-cell table:formula="of:=1.1+SQRT([.O270]^2+[.I270]^2)" office:value-type="float" office:value="5.1">
            <text:p>5,1</text:p>
          </table:table-cell>
          <table:table-cell table:formula="of:=TEXT([.J270];&quot;0.0&quot;)&amp;&quot;&lt;15&quot;" office:value-type="string" office:string-value="5,1&lt;15">
            <text:p>5,1&lt;15</text:p>
          </table:table-cell>
          <table:table-cell table:style-name="ce57"/>
          <table:table-cell table:formula="of:=[.R27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70]*[.S27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78]" office:value-type="float" office:value="98" table:number-columns-spanned="1" table:number-rows-spanned="3">
            <text:p>9,80E+01</text:p>
          </table:table-cell>
          <table:table-cell table:formula="of:=[.M278]" office:value-type="float" office:value="790">
            <text:p>7,90E+02</text:p>
          </table:table-cell>
          <table:table-cell table:style-name="ce24" table:formula="of:=[.G278]-[.N278]" office:value-type="float" office:value="692">
            <text:p>6,92E+02</text:p>
          </table:table-cell>
          <table:table-cell table:formula="of:=(([.G278]-[.N278])-[.C278])/[.C278]*100" office:value-type="float" office:value="-1.14285714285713">
            <text:p>-1,1</text:p>
          </table:table-cell>
          <table:table-cell table:formula="of:=1.1+SQRT([.O278]^2+[.I278]^2)" office:value-type="float" office:value="6.22894944886178">
            <text:p>6,2</text:p>
          </table:table-cell>
          <table:table-cell table:formula="of:=TEXT([.J27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278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27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278]*[.S27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79]" office:value-type="float" office:value="7200">
            <text:p>7,20E+03</text:p>
          </table:table-cell>
          <table:table-cell table:style-name="ce24" table:formula="of:=[.G279]-[.N279]" office:value-type="float" office:value="7102">
            <text:p>7,10E+03</text:p>
          </table:table-cell>
          <table:table-cell table:formula="of:=(([.G279]-[.N279])-[.C279])/[.C279]*100" office:value-type="float" office:value="1.45714285714286">
            <text:p>1,5</text:p>
          </table:table-cell>
          <table:table-cell table:formula="of:=1.1+SQRT([.O279]^2+[.I279]^2)" office:value-type="float" office:value="6.30800012539578">
            <text:p>6,3</text:p>
          </table:table-cell>
          <table:table-cell table:formula="of:=TEXT([.J279];&quot;0.0&quot;)&amp;&quot;&lt;15&quot;" office:value-type="string" office:string-value="6,3&lt;15">
            <text:p>6,3&lt;15</text:p>
          </table:table-cell>
          <table:table-cell/>
          <table:table-cell table:style-name="ce58" table:formula="of:=[.R279]*10^3+100" office:value-type="float" office:value="7200">
            <text:p>7200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2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279]*[.S27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80]" office:value-type="float" office:value="72100">
            <text:p>7,21E+04</text:p>
          </table:table-cell>
          <table:table-cell table:style-name="ce24" table:formula="of:=[.G280]-[.N280]" office:value-type="float" office:value="72002">
            <text:p>7,20E+04</text:p>
          </table:table-cell>
          <table:table-cell table:formula="of:=(([.G280]-[.N280])-[.C280])/[.C280]*100" office:value-type="float" office:value="2.86">
            <text:p>2,9</text:p>
          </table:table-cell>
          <table:table-cell table:formula="of:=1.1+SQRT([.O280]^2+[.I280]^2)" office:value-type="float" office:value="6.01727566849775">
            <text:p>6,0</text:p>
          </table:table-cell>
          <table:table-cell table:formula="of:=TEXT([.J280];&quot;0.0&quot;)&amp;&quot;&lt;15&quot;" office:value-type="string" office:string-value="6,0&lt;15">
            <text:p>6,0&lt;15</text:p>
          </table:table-cell>
          <table:table-cell/>
          <table:table-cell table:formula="of:=[.R280]*10^3+100" office:value-type="float" office:value="72100">
            <text:p>7,21E+04</text:p>
          </table:table-cell>
          <table:table-cell table:style-name="ce62" table:formula="of:=[.N278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1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80]*[.S28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81]" office:value-type="float" office:value="710000">
            <text:p>7,10E+05</text:p>
          </table:table-cell>
          <table:table-cell/>
          <table:table-cell table:formula="of:=(([.G281]-[.N281])-[.C281])/[.C281]*100" office:value-type="float" office:value="1.42857142857143">
            <text:p>1,4</text:p>
          </table:table-cell>
          <table:table-cell table:formula="of:=1.1+SQRT([.O281]^2+[.I281]^2)" office:value-type="float" office:value="5.34744821351957">
            <text:p>5,3</text:p>
          </table:table-cell>
          <table:table-cell table:formula="of:=TEXT([.J281];&quot;0.0&quot;)&amp;&quot;&lt;15&quot;" office:value-type="string" office:string-value="5,3&lt;15">
            <text:p>5,3&lt;15</text:p>
          </table:table-cell>
          <table:table-cell/>
          <table:table-cell table:formula="of:=[.R28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81]*[.S28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82]" office:value-type="float" office:value="6900000">
            <text:p>6,90E+06</text:p>
          </table:table-cell>
          <table:table-cell/>
          <table:table-cell table:formula="of:=(([.G282]-[.N282])-[.C282])/[.C282]*100" office:value-type="float" office:value="-1.42857142857143">
            <text:p>-1,4</text:p>
          </table:table-cell>
          <table:table-cell table:formula="of:=1.1+SQRT([.O282]^2+[.I282]^2)" office:value-type="float" office:value="5.34744821351957">
            <text:p>5,3</text:p>
          </table:table-cell>
          <table:table-cell table:formula="of:=TEXT([.J282];&quot;0.0&quot;)&amp;&quot;&lt;15&quot;" office:value-type="string" office:string-value="5,3&lt;15">
            <text:p>5,3&lt;15</text:p>
          </table:table-cell>
          <table:table-cell/>
          <table:table-cell table:formula="of:=[.R28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282]*[.S28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83]" office:value-type="float" office:value="69000000">
            <text:p>6,90E+07</text:p>
          </table:table-cell>
          <table:table-cell/>
          <table:table-cell table:formula="of:=(([.G283]-[.N283])-[.C283])/[.C283]*100" office:value-type="float" office:value="-1.42857142857143">
            <text:p>-1,4</text:p>
          </table:table-cell>
          <table:table-cell table:formula="of:=1.1+SQRT([.O283]^2+[.I283]^2)" office:value-type="float" office:value="5.34744821351957">
            <text:p>5,3</text:p>
          </table:table-cell>
          <table:table-cell table:formula="of:=TEXT([.J283];&quot;0.0&quot;)&amp;&quot;&lt;15&quot;" office:value-type="string" office:string-value="5,3&lt;15">
            <text:p>5,3&lt;15</text:p>
          </table:table-cell>
          <table:table-cell/>
          <table:table-cell table:formula="of:=[.R283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83]*[.S28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84]" office:value-type="float" office:value="690000000">
            <text:p>6,90E+08</text:p>
          </table:table-cell>
          <table:table-cell/>
          <table:table-cell table:formula="of:=(([.G284]-[.N284])-[.C284])/[.C284]*100" office:value-type="float" office:value="-1.42857142857143">
            <text:p>-1,4</text:p>
          </table:table-cell>
          <table:table-cell table:formula="of:=1.1+SQRT([.O284]^2+[.I284]^2)" office:value-type="float" office:value="5.34744821351957">
            <text:p>5,3</text:p>
          </table:table-cell>
          <table:table-cell table:formula="of:=TEXT([.J284];&quot;0.0&quot;)&amp;&quot;&lt;15&quot;" office:value-type="string" office:string-value="5,3&lt;15">
            <text:p>5,3&lt;15</text:p>
          </table:table-cell>
          <table:table-cell/>
          <table:table-cell table:formula="of:=[.R28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84]*[.S28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285]" office:value-type="float" office:value="7000000000">
            <text:p>7,00E+09</text:p>
          </table:table-cell>
          <table:table-cell/>
          <table:table-cell table:formula="of:=(([.G285]-[.N285])-[.C285])/[.C285]*100" office:value-type="float" office:value="0">
            <text:p>0,0</text:p>
          </table:table-cell>
          <table:table-cell table:formula="of:=1.1+SQRT([.O285]^2+[.I285]^2)" office:value-type="float" office:value="5.1">
            <text:p>5,1</text:p>
          </table:table-cell>
          <table:table-cell table:formula="of:=TEXT([.J285];&quot;0.0&quot;)&amp;&quot;&lt;15&quot;" office:value-type="string" office:string-value="5,1&lt;15">
            <text:p>5,1&lt;15</text:p>
          </table:table-cell>
          <table:table-cell table:style-name="ce57"/>
          <table:table-cell table:formula="of:=[.R28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285]*[.S28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293]" office:value-type="float" office:value="96" table:number-columns-spanned="1" table:number-rows-spanned="3">
            <text:p>9,60E+01</text:p>
          </table:table-cell>
          <table:table-cell table:formula="of:=[.M293]" office:value-type="float" office:value="810">
            <text:p>8,10E+02</text:p>
          </table:table-cell>
          <table:table-cell table:style-name="ce24" table:formula="of:=[.G293]-[.N293]" office:value-type="float" office:value="714">
            <text:p>7,14E+02</text:p>
          </table:table-cell>
          <table:table-cell table:formula="of:=(([.G293]-[.N293])-[.C293])/[.C293]*100" office:value-type="float" office:value="2">
            <text:p>2,0</text:p>
          </table:table-cell>
          <table:table-cell table:formula="of:=1.1+SQRT([.O293]^2+[.I293]^2)" office:value-type="float" office:value="6.4851648071345">
            <text:p>6,5</text:p>
          </table:table-cell>
          <table:table-cell table:formula="of:=TEXT([.J293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293]*10^3+100" office:value-type="float" office:value="810">
            <text:p>81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29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293]*[.S29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294]" office:value-type="float" office:value="7000">
            <text:p>7,00E+03</text:p>
          </table:table-cell>
          <table:table-cell table:style-name="ce24" table:formula="of:=[.G294]-[.N294]" office:value-type="float" office:value="6904">
            <text:p>6,90E+03</text:p>
          </table:table-cell>
          <table:table-cell table:formula="of:=(([.G294]-[.N294])-[.C294])/[.C294]*100" office:value-type="float" office:value="-1.37142857142857">
            <text:p>-1,4</text:p>
          </table:table-cell>
          <table:table-cell table:formula="of:=1.1+SQRT([.O294]^2+[.I294]^2)" office:value-type="float" office:value="6.28467128432754">
            <text:p>6,3</text:p>
          </table:table-cell>
          <table:table-cell table:formula="of:=TEXT([.J294];&quot;0.0&quot;)&amp;&quot;&lt;15&quot;" office:value-type="string" office:string-value="6,3&lt;15">
            <text:p>6,3&lt;15</text:p>
          </table:table-cell>
          <table:table-cell/>
          <table:table-cell table:style-name="ce58" table:formula="of:=[.R294]*10^3+100" office:value-type="float" office:value="7000">
            <text:p>7000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3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294]*[.S29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295]" office:value-type="float" office:value="72100">
            <text:p>7,21E+04</text:p>
          </table:table-cell>
          <table:table-cell table:style-name="ce24" table:formula="of:=[.G295]-[.N295]" office:value-type="float" office:value="72004">
            <text:p>7,20E+04</text:p>
          </table:table-cell>
          <table:table-cell table:formula="of:=(([.G295]-[.N295])-[.C295])/[.C295]*100" office:value-type="float" office:value="2.86285714285714">
            <text:p>2,9</text:p>
          </table:table-cell>
          <table:table-cell table:formula="of:=1.1+SQRT([.O295]^2+[.I295]^2)" office:value-type="float" office:value="6.0189379972112">
            <text:p>6,0</text:p>
          </table:table-cell>
          <table:table-cell table:formula="of:=TEXT([.J295];&quot;0.0&quot;)&amp;&quot;&lt;15&quot;" office:value-type="string" office:string-value="6,0&lt;15">
            <text:p>6,0&lt;15</text:p>
          </table:table-cell>
          <table:table-cell/>
          <table:table-cell table:formula="of:=[.R295]*10^3+100" office:value-type="float" office:value="72100">
            <text:p>7,21E+04</text:p>
          </table:table-cell>
          <table:table-cell table:style-name="ce62" table:formula="of:=[.N29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3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295]*[.S29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296]" office:value-type="float" office:value="710000">
            <text:p>7,10E+05</text:p>
          </table:table-cell>
          <table:table-cell/>
          <table:table-cell table:formula="of:=(([.G296]-[.N296])-[.C296])/[.C296]*100" office:value-type="float" office:value="1.42857142857143">
            <text:p>1,4</text:p>
          </table:table-cell>
          <table:table-cell table:formula="of:=1.1+SQRT([.O296]^2+[.I296]^2)" office:value-type="float" office:value="5.34744821351957">
            <text:p>5,3</text:p>
          </table:table-cell>
          <table:table-cell table:formula="of:=TEXT([.J296];&quot;0.0&quot;)&amp;&quot;&lt;15&quot;" office:value-type="string" office:string-value="5,3&lt;15">
            <text:p>5,3&lt;15</text:p>
          </table:table-cell>
          <table:table-cell/>
          <table:table-cell table:formula="of:=[.R296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296]*[.S29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297]" office:value-type="float" office:value="7200000">
            <text:p>7,20E+06</text:p>
          </table:table-cell>
          <table:table-cell/>
          <table:table-cell table:formula="of:=(([.G297]-[.N297])-[.C297])/[.C297]*100" office:value-type="float" office:value="2.85714285714286">
            <text:p>2,9</text:p>
          </table:table-cell>
          <table:table-cell table:formula="of:=1.1+SQRT([.O297]^2+[.I297]^2)" office:value-type="float" office:value="6.01561443831007">
            <text:p>6,0</text:p>
          </table:table-cell>
          <table:table-cell table:formula="of:=TEXT([.J297];&quot;0.0&quot;)&amp;&quot;&lt;15&quot;" office:value-type="string" office:string-value="6,0&lt;15">
            <text:p>6,0&lt;15</text:p>
          </table:table-cell>
          <table:table-cell/>
          <table:table-cell table:formula="of:=[.R297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297]*[.S29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298]" office:value-type="float" office:value="69000000">
            <text:p>6,90E+07</text:p>
          </table:table-cell>
          <table:table-cell/>
          <table:table-cell table:formula="of:=(([.G298]-[.N298])-[.C298])/[.C298]*100" office:value-type="float" office:value="-1.42857142857143">
            <text:p>-1,4</text:p>
          </table:table-cell>
          <table:table-cell table:formula="of:=1.1+SQRT([.O298]^2+[.I298]^2)" office:value-type="float" office:value="5.34744821351957">
            <text:p>5,3</text:p>
          </table:table-cell>
          <table:table-cell table:formula="of:=TEXT([.J298];&quot;0.0&quot;)&amp;&quot;&lt;15&quot;" office:value-type="string" office:string-value="5,3&lt;15">
            <text:p>5,3&lt;15</text:p>
          </table:table-cell>
          <table:table-cell/>
          <table:table-cell table:formula="of:=[.R298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298]*[.S29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299]" office:value-type="float" office:value="690000000">
            <text:p>6,90E+08</text:p>
          </table:table-cell>
          <table:table-cell/>
          <table:table-cell table:formula="of:=(([.G299]-[.N299])-[.C299])/[.C299]*100" office:value-type="float" office:value="-1.42857142857143">
            <text:p>-1,4</text:p>
          </table:table-cell>
          <table:table-cell table:formula="of:=1.1+SQRT([.O299]^2+[.I299]^2)" office:value-type="float" office:value="5.34744821351957">
            <text:p>5,3</text:p>
          </table:table-cell>
          <table:table-cell table:formula="of:=TEXT([.J299];&quot;0.0&quot;)&amp;&quot;&lt;15&quot;" office:value-type="string" office:string-value="5,3&lt;15">
            <text:p>5,3&lt;15</text:p>
          </table:table-cell>
          <table:table-cell/>
          <table:table-cell table:formula="of:=[.R299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299]*[.S29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00]" office:value-type="float" office:value="7000000000">
            <text:p>7,00E+09</text:p>
          </table:table-cell>
          <table:table-cell/>
          <table:table-cell table:formula="of:=(([.G300]-[.N300])-[.C300])/[.C300]*100" office:value-type="float" office:value="0">
            <text:p>0,0</text:p>
          </table:table-cell>
          <table:table-cell table:formula="of:=1.1+SQRT([.O300]^2+[.I300]^2)" office:value-type="float" office:value="5.1">
            <text:p>5,1</text:p>
          </table:table-cell>
          <table:table-cell table:formula="of:=TEXT([.J300];&quot;0.0&quot;)&amp;&quot;&lt;15&quot;" office:value-type="string" office:string-value="5,1&lt;15">
            <text:p>5,1&lt;15</text:p>
          </table:table-cell>
          <table:table-cell table:style-name="ce57"/>
          <table:table-cell table:formula="of:=[.R30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00]*[.S30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08]" office:value-type="float" office:value="99" table:number-columns-spanned="1" table:number-rows-spanned="3">
            <text:p>9,90E+01</text:p>
          </table:table-cell>
          <table:table-cell table:formula="of:=[.M308]" office:value-type="float" office:value="820">
            <text:p>8,20E+02</text:p>
          </table:table-cell>
          <table:table-cell table:style-name="ce24" table:formula="of:=[.G308]-[.N308]" office:value-type="float" office:value="721">
            <text:p>7,21E+02</text:p>
          </table:table-cell>
          <table:table-cell table:formula="of:=(([.G308]-[.N308])-[.C308])/[.C308]*100" office:value-type="float" office:value="3">
            <text:p>3,0</text:p>
          </table:table-cell>
          <table:table-cell table:formula="of:=1.1+SQRT([.O308]^2+[.I308]^2)" office:value-type="float" office:value="6.9309518948453">
            <text:p>6,9</text:p>
          </table:table-cell>
          <table:table-cell table:formula="of:=TEXT([.J308];&quot;0.0&quot;)&amp;&quot;&lt;15&quot;" office:value-type="string" office:string-value="6,9&lt;15">
            <text:p>6,9&lt;15</text:p>
          </table:table-cell>
          <table:table-cell table:style-name="ce56"/>
          <table:table-cell table:style-name="ce58" table:formula="of:=[.R308]*10^3+100" office:value-type="float" office:value="820">
            <text:p>82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30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308]*[.S30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09]" office:value-type="float" office:value="7000">
            <text:p>7,00E+03</text:p>
          </table:table-cell>
          <table:table-cell table:style-name="ce24" table:formula="of:=[.G309]-[.N309]" office:value-type="float" office:value="6901">
            <text:p>6,90E+03</text:p>
          </table:table-cell>
          <table:table-cell table:formula="of:=(([.G309]-[.N309])-[.C309])/[.C309]*100" office:value-type="float" office:value="-1.41428571428571">
            <text:p>-1,4</text:p>
          </table:table-cell>
          <table:table-cell table:formula="of:=1.1+SQRT([.O309]^2+[.I309]^2)" office:value-type="float" office:value="6.29617206043378">
            <text:p>6,3</text:p>
          </table:table-cell>
          <table:table-cell table:formula="of:=TEXT([.J309];&quot;0.0&quot;)&amp;&quot;&lt;15&quot;" office:value-type="string" office:string-value="6,3&lt;15">
            <text:p>6,3&lt;15</text:p>
          </table:table-cell>
          <table:table-cell/>
          <table:table-cell table:style-name="ce58" table:formula="of:=[.R309]*10^3+100" office:value-type="float" office:value="7000">
            <text:p>7000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5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09]*[.S30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10]" office:value-type="float" office:value="74100">
            <text:p>7,41E+04</text:p>
          </table:table-cell>
          <table:table-cell table:style-name="ce24" table:formula="of:=[.G310]-[.N310]" office:value-type="float" office:value="74001">
            <text:p>7,40E+04</text:p>
          </table:table-cell>
          <table:table-cell table:formula="of:=(([.G310]-[.N310])-[.C310])/[.C310]*100" office:value-type="float" office:value="5.71571428571429">
            <text:p>5,7</text:p>
          </table:table-cell>
          <table:table-cell table:formula="of:=1.1+SQRT([.O310]^2+[.I310]^2)" office:value-type="float" office:value="8.07634501697833">
            <text:p>8,1</text:p>
          </table:table-cell>
          <table:table-cell table:formula="of:=TEXT([.J310];&quot;0.0&quot;)&amp;&quot;&lt;15&quot;" office:value-type="string" office:string-value="8,1&lt;15">
            <text:p>8,1&lt;15</text:p>
          </table:table-cell>
          <table:table-cell/>
          <table:table-cell table:formula="of:=[.R310]*10^3+100" office:value-type="float" office:value="74100">
            <text:p>7,41E+04</text:p>
          </table:table-cell>
          <table:table-cell table:style-name="ce62" table:formula="of:=[.N308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4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310]*[.S31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11]" office:value-type="float" office:value="710000">
            <text:p>7,10E+05</text:p>
          </table:table-cell>
          <table:table-cell/>
          <table:table-cell table:formula="of:=(([.G311]-[.N311])-[.C311])/[.C311]*100" office:value-type="float" office:value="1.42857142857143">
            <text:p>1,4</text:p>
          </table:table-cell>
          <table:table-cell table:formula="of:=1.1+SQRT([.O311]^2+[.I311]^2)" office:value-type="float" office:value="5.34744821351957">
            <text:p>5,3</text:p>
          </table:table-cell>
          <table:table-cell table:formula="of:=TEXT([.J311];&quot;0.0&quot;)&amp;&quot;&lt;15&quot;" office:value-type="string" office:string-value="5,3&lt;15">
            <text:p>5,3&lt;15</text:p>
          </table:table-cell>
          <table:table-cell/>
          <table:table-cell table:formula="of:=[.R31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11]*[.S31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12]" office:value-type="float" office:value="7000000">
            <text:p>7,00E+06</text:p>
          </table:table-cell>
          <table:table-cell/>
          <table:table-cell table:formula="of:=(([.G312]-[.N312])-[.C312])/[.C312]*100" office:value-type="float" office:value="0">
            <text:p>0,0</text:p>
          </table:table-cell>
          <table:table-cell table:formula="of:=1.1+SQRT([.O312]^2+[.I312]^2)" office:value-type="float" office:value="5.1">
            <text:p>5,1</text:p>
          </table:table-cell>
          <table:table-cell table:formula="of:=TEXT([.J312];&quot;0.0&quot;)&amp;&quot;&lt;15&quot;" office:value-type="string" office:string-value="5,1&lt;15">
            <text:p>5,1&lt;15</text:p>
          </table:table-cell>
          <table:table-cell/>
          <table:table-cell table:formula="of:=[.R31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12]*[.S31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13]" office:value-type="float" office:value="70000000">
            <text:p>7,00E+07</text:p>
          </table:table-cell>
          <table:table-cell/>
          <table:table-cell table:formula="of:=(([.G313]-[.N313])-[.C313])/[.C313]*100" office:value-type="float" office:value="0">
            <text:p>0,0</text:p>
          </table:table-cell>
          <table:table-cell table:formula="of:=1.1+SQRT([.O313]^2+[.I313]^2)" office:value-type="float" office:value="5.1">
            <text:p>5,1</text:p>
          </table:table-cell>
          <table:table-cell table:formula="of:=TEXT([.J313];&quot;0.0&quot;)&amp;&quot;&lt;15&quot;" office:value-type="string" office:string-value="5,1&lt;15">
            <text:p>5,1&lt;15</text:p>
          </table:table-cell>
          <table:table-cell/>
          <table:table-cell table:formula="of:=[.R31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13]*[.S31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14]" office:value-type="float" office:value="700000000">
            <text:p>7,00E+08</text:p>
          </table:table-cell>
          <table:table-cell/>
          <table:table-cell table:formula="of:=(([.G314]-[.N314])-[.C314])/[.C314]*100" office:value-type="float" office:value="0">
            <text:p>0,0</text:p>
          </table:table-cell>
          <table:table-cell table:formula="of:=1.1+SQRT([.O314]^2+[.I314]^2)" office:value-type="float" office:value="5.1">
            <text:p>5,1</text:p>
          </table:table-cell>
          <table:table-cell table:formula="of:=TEXT([.J314];&quot;0.0&quot;)&amp;&quot;&lt;15&quot;" office:value-type="string" office:string-value="5,1&lt;15">
            <text:p>5,1&lt;15</text:p>
          </table:table-cell>
          <table:table-cell/>
          <table:table-cell table:formula="of:=[.R31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14]*[.S31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15]" office:value-type="float" office:value="7000000000">
            <text:p>7,00E+09</text:p>
          </table:table-cell>
          <table:table-cell/>
          <table:table-cell table:formula="of:=(([.G315]-[.N315])-[.C315])/[.C315]*100" office:value-type="float" office:value="0">
            <text:p>0,0</text:p>
          </table:table-cell>
          <table:table-cell table:formula="of:=1.1+SQRT([.O315]^2+[.I315]^2)" office:value-type="float" office:value="5.1">
            <text:p>5,1</text:p>
          </table:table-cell>
          <table:table-cell table:formula="of:=TEXT([.J315];&quot;0.0&quot;)&amp;&quot;&lt;15&quot;" office:value-type="string" office:string-value="5,1&lt;15">
            <text:p>5,1&lt;15</text:p>
          </table:table-cell>
          <table:table-cell table:style-name="ce57"/>
          <table:table-cell table:formula="of:=[.R315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15]*[.S31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23]" office:value-type="float" office:value="96" table:number-columns-spanned="1" table:number-rows-spanned="3">
            <text:p>9,60E+01</text:p>
          </table:table-cell>
          <table:table-cell table:formula="of:=[.M323]" office:value-type="float" office:value="780">
            <text:p>7,80E+02</text:p>
          </table:table-cell>
          <table:table-cell table:style-name="ce24" table:formula="of:=[.G323]-[.N323]" office:value-type="float" office:value="684">
            <text:p>6,84E+02</text:p>
          </table:table-cell>
          <table:table-cell table:formula="of:=(([.G323]-[.N323])-[.C323])/[.C323]*100" office:value-type="float" office:value="-2.28571428571429">
            <text:p>-2,3</text:p>
          </table:table-cell>
          <table:table-cell table:formula="of:=1.1+SQRT([.O323]^2+[.I323]^2)" office:value-type="float" office:value="6.59768040139825">
            <text:p>6,6</text:p>
          </table:table-cell>
          <table:table-cell table:formula="of:=TEXT([.J323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323]*10^3+100" office:value-type="float" office:value="780">
            <text:p>78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32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323]*[.S32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24]" office:value-type="float" office:value="6900">
            <text:p>6,90E+03</text:p>
          </table:table-cell>
          <table:table-cell table:style-name="ce24" table:formula="of:=[.G324]-[.N324]" office:value-type="float" office:value="6804">
            <text:p>6,80E+03</text:p>
          </table:table-cell>
          <table:table-cell table:formula="of:=(([.G324]-[.N324])-[.C324])/[.C324]*100" office:value-type="float" office:value="-2.8">
            <text:p>-2,8</text:p>
          </table:table-cell>
          <table:table-cell table:formula="of:=1.1+SQRT([.O324]^2+[.I324]^2)" office:value-type="float" office:value="6.83061951275776">
            <text:p>6,8</text:p>
          </table:table-cell>
          <table:table-cell table:formula="of:=TEXT([.J324];&quot;0.0&quot;)&amp;&quot;&lt;15&quot;" office:value-type="string" office:string-value="6,8&lt;15">
            <text:p>6,8&lt;15</text:p>
          </table:table-cell>
          <table:table-cell/>
          <table:table-cell table:style-name="ce58" table:formula="of:=[.R324]*10^3+100" office:value-type="float" office:value="6900">
            <text:p>6900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6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324]*[.S32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25]" office:value-type="float" office:value="75100">
            <text:p>7,51E+04</text:p>
          </table:table-cell>
          <table:table-cell table:style-name="ce24" table:formula="of:=[.G325]-[.N325]" office:value-type="float" office:value="75004">
            <text:p>7,50E+04</text:p>
          </table:table-cell>
          <table:table-cell table:formula="of:=(([.G325]-[.N325])-[.C325])/[.C325]*100" office:value-type="float" office:value="7.14857142857143">
            <text:p>7,1</text:p>
          </table:table-cell>
          <table:table-cell table:formula="of:=1.1+SQRT([.O325]^2+[.I325]^2)" office:value-type="float" office:value="9.29158552841803">
            <text:p>9,3</text:p>
          </table:table-cell>
          <table:table-cell table:formula="of:=TEXT([.J325];&quot;0.0&quot;)&amp;&quot;&lt;15&quot;" office:value-type="string" office:string-value="9,3&lt;15">
            <text:p>9,3&lt;15</text:p>
          </table:table-cell>
          <table:table-cell/>
          <table:table-cell table:formula="of:=[.R325]*10^3+100" office:value-type="float" office:value="75100">
            <text:p>7,51E+04</text:p>
          </table:table-cell>
          <table:table-cell table:style-name="ce62" table:formula="of:=[.N323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6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325]*[.S32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26]" office:value-type="float" office:value="690000">
            <text:p>6,90E+05</text:p>
          </table:table-cell>
          <table:table-cell/>
          <table:table-cell table:formula="of:=(([.G326]-[.N326])-[.C326])/[.C326]*100" office:value-type="float" office:value="-1.42857142857143">
            <text:p>-1,4</text:p>
          </table:table-cell>
          <table:table-cell table:formula="of:=1.1+SQRT([.O326]^2+[.I326]^2)" office:value-type="float" office:value="5.34744821351957">
            <text:p>5,3</text:p>
          </table:table-cell>
          <table:table-cell table:formula="of:=TEXT([.J326];&quot;0.0&quot;)&amp;&quot;&lt;15&quot;" office:value-type="string" office:string-value="5,3&lt;15">
            <text:p>5,3&lt;15</text:p>
          </table:table-cell>
          <table:table-cell/>
          <table:table-cell table:formula="of:=[.R32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26]*[.S32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27]" office:value-type="float" office:value="7100000">
            <text:p>7,10E+06</text:p>
          </table:table-cell>
          <table:table-cell/>
          <table:table-cell table:formula="of:=(([.G327]-[.N327])-[.C327])/[.C327]*100" office:value-type="float" office:value="1.42857142857143">
            <text:p>1,4</text:p>
          </table:table-cell>
          <table:table-cell table:formula="of:=1.1+SQRT([.O327]^2+[.I327]^2)" office:value-type="float" office:value="5.34744821351957">
            <text:p>5,3</text:p>
          </table:table-cell>
          <table:table-cell table:formula="of:=TEXT([.J327];&quot;0.0&quot;)&amp;&quot;&lt;15&quot;" office:value-type="string" office:string-value="5,3&lt;15">
            <text:p>5,3&lt;15</text:p>
          </table:table-cell>
          <table:table-cell/>
          <table:table-cell table:formula="of:=[.R327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327]*[.S32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28]" office:value-type="float" office:value="72000000">
            <text:p>7,20E+07</text:p>
          </table:table-cell>
          <table:table-cell/>
          <table:table-cell table:formula="of:=(([.G328]-[.N328])-[.C328])/[.C328]*100" office:value-type="float" office:value="2.85714285714286">
            <text:p>2,9</text:p>
          </table:table-cell>
          <table:table-cell table:formula="of:=1.1+SQRT([.O328]^2+[.I328]^2)" office:value-type="float" office:value="6.01561443831007">
            <text:p>6,0</text:p>
          </table:table-cell>
          <table:table-cell table:formula="of:=TEXT([.J328];&quot;0.0&quot;)&amp;&quot;&lt;15&quot;" office:value-type="string" office:string-value="6,0&lt;15">
            <text:p>6,0&lt;15</text:p>
          </table:table-cell>
          <table:table-cell/>
          <table:table-cell table:formula="of:=[.R328]*10^6" office:value-type="float" office:value="72000000">
            <text:p>7,2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328]*[.S32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29]" office:value-type="float" office:value="700000000">
            <text:p>7,00E+08</text:p>
          </table:table-cell>
          <table:table-cell/>
          <table:table-cell table:formula="of:=(([.G329]-[.N329])-[.C329])/[.C329]*100" office:value-type="float" office:value="0">
            <text:p>0,0</text:p>
          </table:table-cell>
          <table:table-cell table:formula="of:=1.1+SQRT([.O329]^2+[.I329]^2)" office:value-type="float" office:value="5.1">
            <text:p>5,1</text:p>
          </table:table-cell>
          <table:table-cell table:formula="of:=TEXT([.J329];&quot;0.0&quot;)&amp;&quot;&lt;15&quot;" office:value-type="string" office:string-value="5,1&lt;15">
            <text:p>5,1&lt;15</text:p>
          </table:table-cell>
          <table:table-cell/>
          <table:table-cell table:formula="of:=[.R32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329]*[.S32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30]" office:value-type="float" office:value="7000000000">
            <text:p>7,00E+09</text:p>
          </table:table-cell>
          <table:table-cell/>
          <table:table-cell table:formula="of:=(([.G330]-[.N330])-[.C330])/[.C330]*100" office:value-type="float" office:value="0">
            <text:p>0,0</text:p>
          </table:table-cell>
          <table:table-cell table:formula="of:=1.1+SQRT([.O330]^2+[.I330]^2)" office:value-type="float" office:value="5.1">
            <text:p>5,1</text:p>
          </table:table-cell>
          <table:table-cell table:formula="of:=TEXT([.J330];&quot;0.0&quot;)&amp;&quot;&lt;15&quot;" office:value-type="string" office:string-value="5,1&lt;15">
            <text:p>5,1&lt;15</text:p>
          </table:table-cell>
          <table:table-cell table:style-name="ce57"/>
          <table:table-cell table:formula="of:=[.R33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30]*[.S33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38]" office:value-type="float" office:value="102" table:number-columns-spanned="1" table:number-rows-spanned="3">
            <text:p>1,02E+02</text:p>
          </table:table-cell>
          <table:table-cell table:formula="of:=[.M338]" office:value-type="float" office:value="800">
            <text:p>8,00E+02</text:p>
          </table:table-cell>
          <table:table-cell table:style-name="ce24" table:formula="of:=[.G338]-[.N338]" office:value-type="float" office:value="698">
            <text:p>6,98E+02</text:p>
          </table:table-cell>
          <table:table-cell table:formula="of:=(([.G338]-[.N338])-[.C338])/[.C338]*100" office:value-type="float" office:value="-0.285714285714269">
            <text:p>-0,3</text:p>
          </table:table-cell>
          <table:table-cell table:formula="of:=1.1+SQRT([.O338]^2+[.I338]^2)" office:value-type="float" office:value="6.10815661227374">
            <text:p>6,1</text:p>
          </table:table-cell>
          <table:table-cell table:formula="of:=TEXT([.J33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33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3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38]*[.S33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39]" office:value-type="float" office:value="7300">
            <text:p>7,30E+03</text:p>
          </table:table-cell>
          <table:table-cell table:style-name="ce24" table:formula="of:=[.G339]-[.N339]" office:value-type="float" office:value="7198">
            <text:p>7,20E+03</text:p>
          </table:table-cell>
          <table:table-cell table:formula="of:=(([.G339]-[.N339])-[.C339])/[.C339]*100" office:value-type="float" office:value="2.82857142857143">
            <text:p>2,8</text:p>
          </table:table-cell>
          <table:table-cell table:formula="of:=1.1+SQRT([.O339]^2+[.I339]^2)" office:value-type="float" office:value="6.8446336982031">
            <text:p>6,8</text:p>
          </table:table-cell>
          <table:table-cell table:formula="of:=TEXT([.J339];&quot;0.0&quot;)&amp;&quot;&lt;15&quot;" office:value-type="string" office:string-value="6,8&lt;15">
            <text:p>6,8&lt;15</text:p>
          </table:table-cell>
          <table:table-cell/>
          <table:table-cell table:style-name="ce58" table:formula="of:=[.R339]*10^3+100" office:value-type="float" office:value="7300">
            <text:p>7300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8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39]*[.S33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40]" office:value-type="float" office:value="72100">
            <text:p>7,21E+04</text:p>
          </table:table-cell>
          <table:table-cell table:style-name="ce24" table:formula="of:=[.G340]-[.N340]" office:value-type="float" office:value="71998">
            <text:p>7,20E+04</text:p>
          </table:table-cell>
          <table:table-cell table:formula="of:=(([.G340]-[.N340])-[.C340])/[.C340]*100" office:value-type="float" office:value="2.85428571428571">
            <text:p>2,9</text:p>
          </table:table-cell>
          <table:table-cell table:formula="of:=1.1+SQRT([.O340]^2+[.I340]^2)" office:value-type="float" office:value="6.01395430776229">
            <text:p>6,0</text:p>
          </table:table-cell>
          <table:table-cell table:formula="of:=TEXT([.J340];&quot;0.0&quot;)&amp;&quot;&lt;15&quot;" office:value-type="string" office:string-value="6,0&lt;15">
            <text:p>6,0&lt;15</text:p>
          </table:table-cell>
          <table:table-cell/>
          <table:table-cell table:formula="of:=[.R340]*10^3+100" office:value-type="float" office:value="72100">
            <text:p>7,21E+04</text:p>
          </table:table-cell>
          <table:table-cell table:style-name="ce62" table:formula="of:=[.N33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7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40]*[.S34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41]" office:value-type="float" office:value="710000">
            <text:p>7,10E+05</text:p>
          </table:table-cell>
          <table:table-cell/>
          <table:table-cell table:formula="of:=(([.G341]-[.N341])-[.C341])/[.C341]*100" office:value-type="float" office:value="1.42857142857143">
            <text:p>1,4</text:p>
          </table:table-cell>
          <table:table-cell table:formula="of:=1.1+SQRT([.O341]^2+[.I341]^2)" office:value-type="float" office:value="5.34744821351957">
            <text:p>5,3</text:p>
          </table:table-cell>
          <table:table-cell table:formula="of:=TEXT([.J341];&quot;0.0&quot;)&amp;&quot;&lt;15&quot;" office:value-type="string" office:string-value="5,3&lt;15">
            <text:p>5,3&lt;15</text:p>
          </table:table-cell>
          <table:table-cell/>
          <table:table-cell table:formula="of:=[.R341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341]*[.S34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42]" office:value-type="float" office:value="6900000">
            <text:p>6,90E+06</text:p>
          </table:table-cell>
          <table:table-cell/>
          <table:table-cell table:formula="of:=(([.G342]-[.N342])-[.C342])/[.C342]*100" office:value-type="float" office:value="-1.42857142857143">
            <text:p>-1,4</text:p>
          </table:table-cell>
          <table:table-cell table:formula="of:=1.1+SQRT([.O342]^2+[.I342]^2)" office:value-type="float" office:value="5.34744821351957">
            <text:p>5,3</text:p>
          </table:table-cell>
          <table:table-cell table:formula="of:=TEXT([.J342];&quot;0.0&quot;)&amp;&quot;&lt;15&quot;" office:value-type="string" office:string-value="5,3&lt;15">
            <text:p>5,3&lt;15</text:p>
          </table:table-cell>
          <table:table-cell/>
          <table:table-cell table:formula="of:=[.R34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42]*[.S34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43]" office:value-type="float" office:value="70000000">
            <text:p>7,00E+07</text:p>
          </table:table-cell>
          <table:table-cell/>
          <table:table-cell table:formula="of:=(([.G343]-[.N343])-[.C343])/[.C343]*100" office:value-type="float" office:value="0">
            <text:p>0,0</text:p>
          </table:table-cell>
          <table:table-cell table:formula="of:=1.1+SQRT([.O343]^2+[.I343]^2)" office:value-type="float" office:value="5.1">
            <text:p>5,1</text:p>
          </table:table-cell>
          <table:table-cell table:formula="of:=TEXT([.J343];&quot;0.0&quot;)&amp;&quot;&lt;15&quot;" office:value-type="string" office:string-value="5,1&lt;15">
            <text:p>5,1&lt;15</text:p>
          </table:table-cell>
          <table:table-cell/>
          <table:table-cell table:formula="of:=[.R343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343]*[.S34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44]" office:value-type="float" office:value="740000000">
            <text:p>7,40E+08</text:p>
          </table:table-cell>
          <table:table-cell/>
          <table:table-cell table:formula="of:=(([.G344]-[.N344])-[.C344])/[.C344]*100" office:value-type="float" office:value="5.71428571428571">
            <text:p>5,7</text:p>
          </table:table-cell>
          <table:table-cell table:formula="of:=1.1+SQRT([.O344]^2+[.I344]^2)" office:value-type="float" office:value="8.07517463756212">
            <text:p>8,1</text:p>
          </table:table-cell>
          <table:table-cell table:formula="of:=TEXT([.J344];&quot;0.0&quot;)&amp;&quot;&lt;15&quot;" office:value-type="string" office:string-value="8,1&lt;15">
            <text:p>8,1&lt;15</text:p>
          </table:table-cell>
          <table:table-cell/>
          <table:table-cell table:formula="of:=[.R344]*10^9" office:value-type="float" office:value="740000000">
            <text:p>7,4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4">
            <text:p>0,74</text:p>
          </table:table-cell>
          <table:table-cell table:style-name="ce71" office:value-type="float" office:value="1000000000">
            <text:p>1000000000</text:p>
          </table:table-cell>
          <table:table-cell table:formula="of:=[.Q344]*[.S34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45]" office:value-type="float" office:value="6900000000">
            <text:p>6,90E+09</text:p>
          </table:table-cell>
          <table:table-cell/>
          <table:table-cell table:formula="of:=(([.G345]-[.N345])-[.C345])/[.C345]*100" office:value-type="float" office:value="-1.42857142857143">
            <text:p>-1,4</text:p>
          </table:table-cell>
          <table:table-cell table:formula="of:=1.1+SQRT([.O345]^2+[.I345]^2)" office:value-type="float" office:value="5.34744821351957">
            <text:p>5,3</text:p>
          </table:table-cell>
          <table:table-cell table:formula="of:=TEXT([.J345];&quot;0.0&quot;)&amp;&quot;&lt;15&quot;" office:value-type="string" office:string-value="5,3&lt;15">
            <text:p>5,3&lt;15</text:p>
          </table:table-cell>
          <table:table-cell table:style-name="ce57"/>
          <table:table-cell table:formula="of:=[.R34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45]*[.S34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7.4">
            <text:p>247,4</text:p>
          </table:table-cell>
          <table:table-cell table:style-name="ce40" table:formula="of:=[.N353]" office:value-type="float" office:value="97" table:number-columns-spanned="1" table:number-rows-spanned="3">
            <text:p>9,70E+01</text:p>
          </table:table-cell>
          <table:table-cell table:formula="of:=[.M353]" office:value-type="float" office:value="790">
            <text:p>7,90E+02</text:p>
          </table:table-cell>
          <table:table-cell table:style-name="ce24" table:formula="of:=[.G353]-[.N353]" office:value-type="float" office:value="693">
            <text:p>6,93E+02</text:p>
          </table:table-cell>
          <table:table-cell table:formula="of:=(([.G353]-[.N353])-[.C353])/[.C353]*100" office:value-type="float" office:value="-0.999999999999984">
            <text:p>-1,0</text:p>
          </table:table-cell>
          <table:table-cell table:formula="of:=1.1+SQRT([.O353]^2+[.I353]^2)" office:value-type="float" office:value="6.19901951359278">
            <text:p>6,2</text:p>
          </table:table-cell>
          <table:table-cell table:formula="of:=TEXT([.J353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353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35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53]*[.S35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9.1">
            <text:p>79,1</text:p>
          </table:table-cell>
          <table:covered-table-cell table:style-name="ce40"/>
          <table:table-cell table:formula="of:=[.M354]" office:value-type="float" office:value="7300">
            <text:p>7,30E+03</text:p>
          </table:table-cell>
          <table:table-cell table:style-name="ce24" table:formula="of:=[.G354]-[.N354]" office:value-type="float" office:value="7203">
            <text:p>7,20E+03</text:p>
          </table:table-cell>
          <table:table-cell table:formula="of:=(([.G354]-[.N354])-[.C354])/[.C354]*100" office:value-type="float" office:value="2.9">
            <text:p>2,9</text:p>
          </table:table-cell>
          <table:table-cell table:formula="of:=1.1+SQRT([.O354]^2+[.I354]^2)" office:value-type="float" office:value="6.88013840664737">
            <text:p>6,9</text:p>
          </table:table-cell>
          <table:table-cell table:formula="of:=TEXT([.J354];&quot;0.0&quot;)&amp;&quot;&lt;15&quot;" office:value-type="string" office:string-value="6,9&lt;15">
            <text:p>6,9&lt;15</text:p>
          </table:table-cell>
          <table:table-cell/>
          <table:table-cell table:style-name="ce58" table:formula="of:=[.R354]*10^3+100" office:value-type="float" office:value="7300">
            <text:p>7300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19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354]*[.S35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СГ3</text:p>
          </table:table-cell>
          <table:table-cell office:value-type="float" office:value="267.9">
            <text:p>267,9</text:p>
          </table:table-cell>
          <table:covered-table-cell table:style-name="ce40"/>
          <table:table-cell table:formula="of:=[.M355]" office:value-type="float" office:value="71100">
            <text:p>7,11E+04</text:p>
          </table:table-cell>
          <table:table-cell table:style-name="ce24" table:formula="of:=[.G355]-[.N355]" office:value-type="float" office:value="71003">
            <text:p>7,10E+04</text:p>
          </table:table-cell>
          <table:table-cell table:formula="of:=(([.G355]-[.N355])-[.C355])/[.C355]*100" office:value-type="float" office:value="1.43285714285714">
            <text:p>1,4</text:p>
          </table:table-cell>
          <table:table-cell table:formula="of:=1.1+SQRT([.O355]^2+[.I355]^2)" office:value-type="float" office:value="5.34889157214405">
            <text:p>5,3</text:p>
          </table:table-cell>
          <table:table-cell table:formula="of:=TEXT([.J355];&quot;0.0&quot;)&amp;&quot;&lt;15&quot;" office:value-type="string" office:string-value="5,3&lt;15">
            <text:p>5,3&lt;15</text:p>
          </table:table-cell>
          <table:table-cell/>
          <table:table-cell table:formula="of:=[.R355]*10^3+100" office:value-type="float" office:value="71100">
            <text:p>7,11E+04</text:p>
          </table:table-cell>
          <table:table-cell table:style-name="ce62" table:formula="of:=[.N353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19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55]*[.S35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ТН</text:p>
          </table:table-cell>
          <table:table-cell office:value-type="float" office:value="190.7">
            <text:p>190,7</text:p>
          </table:table-cell>
          <table:table-cell/>
          <table:table-cell table:formula="of:=[.M356]" office:value-type="float" office:value="690000">
            <text:p>6,90E+05</text:p>
          </table:table-cell>
          <table:table-cell/>
          <table:table-cell table:formula="of:=(([.G356]-[.N356])-[.C356])/[.C356]*100" office:value-type="float" office:value="-1.42857142857143">
            <text:p>-1,4</text:p>
          </table:table-cell>
          <table:table-cell table:formula="of:=1.1+SQRT([.O356]^2+[.I356]^2)" office:value-type="float" office:value="5.34744821351957">
            <text:p>5,3</text:p>
          </table:table-cell>
          <table:table-cell table:formula="of:=TEXT([.J356];&quot;0.0&quot;)&amp;&quot;&lt;15&quot;" office:value-type="string" office:string-value="5,3&lt;15">
            <text:p>5,3&lt;15</text:p>
          </table:table-cell>
          <table:table-cell/>
          <table:table-cell table:formula="of:=[.R35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56]*[.S35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72.2">
            <text:p>372,2</text:p>
          </table:table-cell>
          <table:table-cell/>
          <table:table-cell table:formula="of:=[.M357]" office:value-type="float" office:value="6900000">
            <text:p>6,90E+06</text:p>
          </table:table-cell>
          <table:table-cell/>
          <table:table-cell table:formula="of:=(([.G357]-[.N357])-[.C357])/[.C357]*100" office:value-type="float" office:value="-1.42857142857143">
            <text:p>-1,4</text:p>
          </table:table-cell>
          <table:table-cell table:formula="of:=1.1+SQRT([.O357]^2+[.I357]^2)" office:value-type="float" office:value="5.34744821351957">
            <text:p>5,3</text:p>
          </table:table-cell>
          <table:table-cell table:formula="of:=TEXT([.J357];&quot;0.0&quot;)&amp;&quot;&lt;15&quot;" office:value-type="string" office:string-value="5,3&lt;15">
            <text:p>5,3&lt;15</text:p>
          </table:table-cell>
          <table:table-cell/>
          <table:table-cell table:formula="of:=[.R35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357]*[.S35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8.6">
            <text:p>118,6</text:p>
          </table:table-cell>
          <table:table-cell/>
          <table:table-cell table:formula="of:=[.M358]" office:value-type="float" office:value="64000000">
            <text:p>6,40E+07</text:p>
          </table:table-cell>
          <table:table-cell/>
          <table:table-cell table:formula="of:=(([.G358]-[.N358])-[.C358])/[.C358]*100" office:value-type="float" office:value="-8.57142857142857">
            <text:p>-8,6</text:p>
          </table:table-cell>
          <table:table-cell table:formula="of:=1.1+SQRT([.O358]^2+[.I358]^2)" office:value-type="float" office:value="10.5588259184268">
            <text:p>10,6</text:p>
          </table:table-cell>
          <table:table-cell table:formula="of:=TEXT([.J358];&quot;0.0&quot;)&amp;&quot;&lt;15&quot;" office:value-type="string" office:string-value="10,6&lt;15">
            <text:p>10,6&lt;15</text:p>
          </table:table-cell>
          <table:table-cell/>
          <table:table-cell table:formula="of:=[.R358]*10^6" office:value-type="float" office:value="64000000">
            <text:p>6,4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4">
            <text:p>64</text:p>
          </table:table-cell>
          <table:table-cell office:value-type="float" office:value="1000000">
            <text:p>1000000</text:p>
          </table:table-cell>
          <table:table-cell table:formula="of:=[.Q358]*[.S35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6.2">
            <text:p>246,2</text:p>
          </table:table-cell>
          <table:table-cell/>
          <table:table-cell table:formula="of:=[.M359]" office:value-type="float" office:value="720000000">
            <text:p>7,20E+08</text:p>
          </table:table-cell>
          <table:table-cell/>
          <table:table-cell table:formula="of:=(([.G359]-[.N359])-[.C359])/[.C359]*100" office:value-type="float" office:value="2.85714285714286">
            <text:p>2,9</text:p>
          </table:table-cell>
          <table:table-cell table:formula="of:=1.1+SQRT([.O359]^2+[.I359]^2)" office:value-type="float" office:value="6.01561443831007">
            <text:p>6,0</text:p>
          </table:table-cell>
          <table:table-cell table:formula="of:=TEXT([.J359];&quot;0.0&quot;)&amp;&quot;&lt;15&quot;" office:value-type="string" office:string-value="6,0&lt;15">
            <text:p>6,0&lt;15</text:p>
          </table:table-cell>
          <table:table-cell/>
          <table:table-cell table:formula="of:=[.R359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359]*[.S35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9.3">
            <text:p>79,3</text:p>
          </table:table-cell>
          <table:table-cell/>
          <table:table-cell table:formula="of:=[.M360]" office:value-type="float" office:value="7000000000">
            <text:p>7,00E+09</text:p>
          </table:table-cell>
          <table:table-cell/>
          <table:table-cell table:formula="of:=(([.G360]-[.N360])-[.C360])/[.C360]*100" office:value-type="float" office:value="0">
            <text:p>0,0</text:p>
          </table:table-cell>
          <table:table-cell table:formula="of:=1.1+SQRT([.O360]^2+[.I360]^2)" office:value-type="float" office:value="5.1">
            <text:p>5,1</text:p>
          </table:table-cell>
          <table:table-cell table:formula="of:=TEXT([.J360];&quot;0.0&quot;)&amp;&quot;&lt;15&quot;" office:value-type="string" office:string-value="5,1&lt;15">
            <text:p>5,1&lt;15</text:p>
          </table:table-cell>
          <table:table-cell table:style-name="ce57"/>
          <table:table-cell table:formula="of:=[.R360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360]*[.S36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9" office:value-type="string">
            <text:p>Расстояния пересчитаны в SourcesCalculations 27.10.17</text:p>
          </table:table-cell>
          <table:table-cell table:style-name="ce18" table:number-columns-repeated="5"/>
          <table:table-cell table:style-name="Default" table:number-columns-repeated="7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68]" office:value-type="float" office:value="95" table:number-columns-spanned="1" table:number-rows-spanned="3">
            <text:p>9,50E+01</text:p>
          </table:table-cell>
          <table:table-cell table:formula="of:=[.M368]" office:value-type="float" office:value="790">
            <text:p>7,90E+02</text:p>
          </table:table-cell>
          <table:table-cell table:style-name="ce24" table:formula="of:=[.G368]-[.N368]" office:value-type="float" office:value="695">
            <text:p>6,95E+02</text:p>
          </table:table-cell>
          <table:table-cell table:formula="of:=(([.G368]-[.N368])-[.C368])/[.C368]*100" office:value-type="float" office:value="-0.714285714285698">
            <text:p>-0,7</text:p>
          </table:table-cell>
          <table:table-cell table:formula="of:=1.1+SQRT([.O368]^2+[.I368]^2)" office:value-type="float" office:value="6.15076272276105">
            <text:p>6,2</text:p>
          </table:table-cell>
          <table:table-cell table:formula="of:=TEXT([.J368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368]*10^3+100" office:value-type="float" office:value="790">
            <text:p>790</text:p>
          </table:table-cell>
          <table:table-cell table:style-name="ce61" office:value-type="float" office:value="95">
            <text:p>9,50E+01</text:p>
          </table:table-cell>
          <table:table-cell table:style-name="ce65" office:value-type="float" office:value="5">
            <text:p>5</text:p>
          </table:table-cell>
          <table:table-cell table:style-name="ce5" table:formula="of:=[.A36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368]*[.S36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69]" office:value-type="float" office:value="7100">
            <text:p>7,10E+03</text:p>
          </table:table-cell>
          <table:table-cell table:style-name="ce24" table:formula="of:=[.G369]-[.N369]" office:value-type="float" office:value="7005">
            <text:p>7,01E+03</text:p>
          </table:table-cell>
          <table:table-cell table:formula="of:=(([.G369]-[.N369])-[.C369])/[.C369]*100" office:value-type="float" office:value="0.0714285714285714">
            <text:p>0,1</text:p>
          </table:table-cell>
          <table:table-cell table:formula="of:=1.1+SQRT([.O369]^2+[.I369]^2)" office:value-type="float" office:value="6.10051017805347">
            <text:p>6,1</text:p>
          </table:table-cell>
          <table:table-cell table:formula="of:=TEXT([.J369];&quot;0.0&quot;)&amp;&quot;&lt;15&quot;" office:value-type="string" office:string-value="6,1&lt;15">
            <text:p>6,1&lt;15</text:p>
          </table:table-cell>
          <table:table-cell/>
          <table:table-cell table:style-name="ce58" table:formula="of:=[.R369]*10^3+100" office:value-type="float" office:value="7100">
            <text:p>7100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1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69]*[.S36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70]" office:value-type="float" office:value="71100">
            <text:p>7,11E+04</text:p>
          </table:table-cell>
          <table:table-cell table:style-name="ce24" table:formula="of:=[.G370]-[.N370]" office:value-type="float" office:value="71005">
            <text:p>7,10E+04</text:p>
          </table:table-cell>
          <table:table-cell table:formula="of:=(([.G370]-[.N370])-[.C370])/[.C370]*100" office:value-type="float" office:value="1.43571428571429">
            <text:p>1,4</text:p>
          </table:table-cell>
          <table:table-cell table:formula="of:=1.1+SQRT([.O370]^2+[.I370]^2)" office:value-type="float" office:value="5.34985593993539">
            <text:p>5,3</text:p>
          </table:table-cell>
          <table:table-cell table:formula="of:=TEXT([.J370];&quot;0.0&quot;)&amp;&quot;&lt;15&quot;" office:value-type="string" office:string-value="5,3&lt;15">
            <text:p>5,3&lt;15</text:p>
          </table:table-cell>
          <table:table-cell/>
          <table:table-cell table:formula="of:=[.R370]*10^3+100" office:value-type="float" office:value="71100">
            <text:p>7,11E+04</text:p>
          </table:table-cell>
          <table:table-cell table:style-name="ce62" table:formula="of:=[.N368]" office:value-type="float" office:value="95">
            <text:p>9,5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0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370]*[.S37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71]" office:value-type="float" office:value="690000">
            <text:p>6,90E+05</text:p>
          </table:table-cell>
          <table:table-cell/>
          <table:table-cell table:formula="of:=(([.G371]-[.N371])-[.C371])/[.C371]*100" office:value-type="float" office:value="-1.42857142857143">
            <text:p>-1,4</text:p>
          </table:table-cell>
          <table:table-cell table:formula="of:=1.1+SQRT([.O371]^2+[.I371]^2)" office:value-type="float" office:value="5.34744821351957">
            <text:p>5,3</text:p>
          </table:table-cell>
          <table:table-cell table:formula="of:=TEXT([.J371];&quot;0.0&quot;)&amp;&quot;&lt;15&quot;" office:value-type="string" office:string-value="5,3&lt;15">
            <text:p>5,3&lt;15</text:p>
          </table:table-cell>
          <table:table-cell/>
          <table:table-cell table:formula="of:=[.R37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71]*[.S37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72]" office:value-type="float" office:value="7000000">
            <text:p>7,00E+06</text:p>
          </table:table-cell>
          <table:table-cell/>
          <table:table-cell table:formula="of:=(([.G372]-[.N372])-[.C372])/[.C372]*100" office:value-type="float" office:value="0">
            <text:p>0,0</text:p>
          </table:table-cell>
          <table:table-cell table:formula="of:=1.1+SQRT([.O372]^2+[.I372]^2)" office:value-type="float" office:value="5.1">
            <text:p>5,1</text:p>
          </table:table-cell>
          <table:table-cell table:formula="of:=TEXT([.J372];&quot;0.0&quot;)&amp;&quot;&lt;15&quot;" office:value-type="string" office:string-value="5,1&lt;15">
            <text:p>5,1&lt;15</text:p>
          </table:table-cell>
          <table:table-cell/>
          <table:table-cell table:formula="of:=[.R37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72]*[.S37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73]" office:value-type="float" office:value="68000000">
            <text:p>6,80E+07</text:p>
          </table:table-cell>
          <table:table-cell/>
          <table:table-cell table:formula="of:=(([.G373]-[.N373])-[.C373])/[.C373]*100" office:value-type="float" office:value="-2.85714285714286">
            <text:p>-2,9</text:p>
          </table:table-cell>
          <table:table-cell table:formula="of:=1.1+SQRT([.O373]^2+[.I373]^2)" office:value-type="float" office:value="6.01561443831007">
            <text:p>6,0</text:p>
          </table:table-cell>
          <table:table-cell table:formula="of:=TEXT([.J373];&quot;0.0&quot;)&amp;&quot;&lt;15&quot;" office:value-type="string" office:string-value="6,0&lt;15">
            <text:p>6,0&lt;15</text:p>
          </table:table-cell>
          <table:table-cell/>
          <table:table-cell table:formula="of:=[.R37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73]*[.S37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74]" office:value-type="float" office:value="690000000">
            <text:p>6,90E+08</text:p>
          </table:table-cell>
          <table:table-cell/>
          <table:table-cell table:formula="of:=(([.G374]-[.N374])-[.C374])/[.C374]*100" office:value-type="float" office:value="-1.42857142857143">
            <text:p>-1,4</text:p>
          </table:table-cell>
          <table:table-cell table:formula="of:=1.1+SQRT([.O374]^2+[.I374]^2)" office:value-type="float" office:value="5.34744821351957">
            <text:p>5,3</text:p>
          </table:table-cell>
          <table:table-cell table:formula="of:=TEXT([.J374];&quot;0.0&quot;)&amp;&quot;&lt;15&quot;" office:value-type="string" office:string-value="5,3&lt;15">
            <text:p>5,3&lt;15</text:p>
          </table:table-cell>
          <table:table-cell/>
          <table:table-cell table:formula="of:=[.R374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374]*[.S37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75]" office:value-type="float" office:value="6900000000">
            <text:p>6,90E+09</text:p>
          </table:table-cell>
          <table:table-cell/>
          <table:table-cell table:formula="of:=(([.G375]-[.N375])-[.C375])/[.C375]*100" office:value-type="float" office:value="-1.42857142857143">
            <text:p>-1,4</text:p>
          </table:table-cell>
          <table:table-cell table:formula="of:=1.1+SQRT([.O375]^2+[.I375]^2)" office:value-type="float" office:value="5.34744821351957">
            <text:p>5,3</text:p>
          </table:table-cell>
          <table:table-cell table:formula="of:=TEXT([.J375];&quot;0.0&quot;)&amp;&quot;&lt;15&quot;" office:value-type="string" office:string-value="5,3&lt;15">
            <text:p>5,3&lt;15</text:p>
          </table:table-cell>
          <table:table-cell table:style-name="ce57"/>
          <table:table-cell table:formula="of:=[.R375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75]*[.S37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83]" office:value-type="float" office:value="98" table:number-columns-spanned="1" table:number-rows-spanned="3">
            <text:p>9,80E+01</text:p>
          </table:table-cell>
          <table:table-cell table:formula="of:=[.M383]" office:value-type="float" office:value="810">
            <text:p>8,10E+02</text:p>
          </table:table-cell>
          <table:table-cell table:style-name="ce24" table:formula="of:=[.G383]-[.N383]" office:value-type="float" office:value="712">
            <text:p>7,12E+02</text:p>
          </table:table-cell>
          <table:table-cell table:formula="of:=(([.G383]-[.N383])-[.C383])/[.C383]*100" office:value-type="float" office:value="1.71428571428571">
            <text:p>1,7</text:p>
          </table:table-cell>
          <table:table-cell table:formula="of:=1.1+SQRT([.O383]^2+[.I383]^2)" office:value-type="float" office:value="6.38571428571429">
            <text:p>6,4</text:p>
          </table:table-cell>
          <table:table-cell table:formula="of:=TEXT([.J383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383]*10^3+100" office:value-type="float" office:value="810">
            <text:p>81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38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383]*[.S38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98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84]" office:value-type="float" office:value="7100">
            <text:p>7,10E+03</text:p>
          </table:table-cell>
          <table:table-cell table:style-name="ce24" table:formula="of:=[.G384]-[.N384]" office:value-type="float" office:value="7002">
            <text:p>7,00E+03</text:p>
          </table:table-cell>
          <table:table-cell table:formula="of:=(([.G384]-[.N384])-[.C384])/[.C384]*100" office:value-type="float" office:value="0.0285714285714286">
            <text:p>0,0</text:p>
          </table:table-cell>
          <table:table-cell table:formula="of:=1.1+SQRT([.O384]^2+[.I384]^2)" office:value-type="float" office:value="6.10008163198668">
            <text:p>6,1</text:p>
          </table:table-cell>
          <table:table-cell table:formula="of:=TEXT([.J384];&quot;0.0&quot;)&amp;&quot;&lt;15&quot;" office:value-type="string" office:string-value="6,1&lt;15">
            <text:p>6,1&lt;15</text:p>
          </table:table-cell>
          <table:table-cell/>
          <table:table-cell table:style-name="ce58" table:formula="of:=[.R384]*10^3+100" office:value-type="float" office:value="7100">
            <text:p>7100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2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384]*[.S38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385]" office:value-type="float" office:value="72100">
            <text:p>7,21E+04</text:p>
          </table:table-cell>
          <table:table-cell table:style-name="ce24" table:formula="of:=[.G385]-[.N385]" office:value-type="float" office:value="72002">
            <text:p>7,20E+04</text:p>
          </table:table-cell>
          <table:table-cell table:formula="of:=(([.G385]-[.N385])-[.C385])/[.C385]*100" office:value-type="float" office:value="2.86">
            <text:p>2,9</text:p>
          </table:table-cell>
          <table:table-cell table:formula="of:=1.1+SQRT([.O385]^2+[.I385]^2)" office:value-type="float" office:value="6.01727566849775">
            <text:p>6,0</text:p>
          </table:table-cell>
          <table:table-cell table:formula="of:=TEXT([.J385];&quot;0.0&quot;)&amp;&quot;&lt;15&quot;" office:value-type="string" office:string-value="6,0&lt;15">
            <text:p>6,0&lt;15</text:p>
          </table:table-cell>
          <table:table-cell/>
          <table:table-cell table:formula="of:=[.R385]*10^3+100" office:value-type="float" office:value="72100">
            <text:p>7,21E+04</text:p>
          </table:table-cell>
          <table:table-cell table:style-name="ce62" table:formula="of:=[.N383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2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385]*[.S38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386]" office:value-type="float" office:value="690000">
            <text:p>6,90E+05</text:p>
          </table:table-cell>
          <table:table-cell/>
          <table:table-cell table:formula="of:=(([.G386]-[.N386])-[.C386])/[.C386]*100" office:value-type="float" office:value="-1.42857142857143">
            <text:p>-1,4</text:p>
          </table:table-cell>
          <table:table-cell table:formula="of:=1.1+SQRT([.O386]^2+[.I386]^2)" office:value-type="float" office:value="5.34744821351957">
            <text:p>5,3</text:p>
          </table:table-cell>
          <table:table-cell table:formula="of:=TEXT([.J386];&quot;0.0&quot;)&amp;&quot;&lt;15&quot;" office:value-type="string" office:string-value="5,3&lt;15">
            <text:p>5,3&lt;15</text:p>
          </table:table-cell>
          <table:table-cell/>
          <table:table-cell table:formula="of:=[.R38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386]*[.S38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387]" office:value-type="float" office:value="7000000">
            <text:p>7,00E+06</text:p>
          </table:table-cell>
          <table:table-cell/>
          <table:table-cell table:formula="of:=(([.G387]-[.N387])-[.C387])/[.C387]*100" office:value-type="float" office:value="0">
            <text:p>0,0</text:p>
          </table:table-cell>
          <table:table-cell table:formula="of:=1.1+SQRT([.O387]^2+[.I387]^2)" office:value-type="float" office:value="5.1">
            <text:p>5,1</text:p>
          </table:table-cell>
          <table:table-cell table:formula="of:=TEXT([.J387];&quot;0.0&quot;)&amp;&quot;&lt;15&quot;" office:value-type="string" office:string-value="5,1&lt;15">
            <text:p>5,1&lt;15</text:p>
          </table:table-cell>
          <table:table-cell/>
          <table:table-cell table:formula="of:=[.R38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387]*[.S38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388]" office:value-type="float" office:value="68000000">
            <text:p>6,80E+07</text:p>
          </table:table-cell>
          <table:table-cell/>
          <table:table-cell table:formula="of:=(([.G388]-[.N388])-[.C388])/[.C388]*100" office:value-type="float" office:value="-2.85714285714286">
            <text:p>-2,9</text:p>
          </table:table-cell>
          <table:table-cell table:formula="of:=1.1+SQRT([.O388]^2+[.I388]^2)" office:value-type="float" office:value="6.01561443831007">
            <text:p>6,0</text:p>
          </table:table-cell>
          <table:table-cell table:formula="of:=TEXT([.J388];&quot;0.0&quot;)&amp;&quot;&lt;15&quot;" office:value-type="string" office:string-value="6,0&lt;15">
            <text:p>6,0&lt;15</text:p>
          </table:table-cell>
          <table:table-cell/>
          <table:table-cell table:formula="of:=[.R38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388]*[.S38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389]" office:value-type="float" office:value="710000000">
            <text:p>7,10E+08</text:p>
          </table:table-cell>
          <table:table-cell/>
          <table:table-cell table:formula="of:=(([.G389]-[.N389])-[.C389])/[.C389]*100" office:value-type="float" office:value="1.42857142857143">
            <text:p>1,4</text:p>
          </table:table-cell>
          <table:table-cell table:formula="of:=1.1+SQRT([.O389]^2+[.I389]^2)" office:value-type="float" office:value="5.34744821351957">
            <text:p>5,3</text:p>
          </table:table-cell>
          <table:table-cell table:formula="of:=TEXT([.J389];&quot;0.0&quot;)&amp;&quot;&lt;15&quot;" office:value-type="string" office:string-value="5,3&lt;15">
            <text:p>5,3&lt;15</text:p>
          </table:table-cell>
          <table:table-cell/>
          <table:table-cell table:formula="of:=[.R389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389]*[.S38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390]" office:value-type="float" office:value="6900000000">
            <text:p>6,90E+09</text:p>
          </table:table-cell>
          <table:table-cell/>
          <table:table-cell table:formula="of:=(([.G390]-[.N390])-[.C390])/[.C390]*100" office:value-type="float" office:value="-1.42857142857143">
            <text:p>-1,4</text:p>
          </table:table-cell>
          <table:table-cell table:formula="of:=1.1+SQRT([.O390]^2+[.I390]^2)" office:value-type="float" office:value="5.34744821351957">
            <text:p>5,3</text:p>
          </table:table-cell>
          <table:table-cell table:formula="of:=TEXT([.J390];&quot;0.0&quot;)&amp;&quot;&lt;15&quot;" office:value-type="string" office:string-value="5,3&lt;15">
            <text:p>5,3&lt;15</text:p>
          </table:table-cell>
          <table:table-cell table:style-name="ce57"/>
          <table:table-cell table:formula="of:=[.R39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390]*[.S39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398]" office:value-type="float" office:value="102" table:number-columns-spanned="1" table:number-rows-spanned="3">
            <text:p>1,02E+02</text:p>
          </table:table-cell>
          <table:table-cell table:formula="of:=[.M398]" office:value-type="float" office:value="800">
            <text:p>8,00E+02</text:p>
          </table:table-cell>
          <table:table-cell table:style-name="ce24" table:formula="of:=[.G398]-[.N398]" office:value-type="float" office:value="698">
            <text:p>6,98E+02</text:p>
          </table:table-cell>
          <table:table-cell table:formula="of:=(([.G398]-[.N398])-[.C398])/[.C398]*100" office:value-type="float" office:value="-0.285714285714269">
            <text:p>-0,3</text:p>
          </table:table-cell>
          <table:table-cell table:formula="of:=1.1+SQRT([.O398]^2+[.I398]^2)" office:value-type="float" office:value="6.10815661227374">
            <text:p>6,1</text:p>
          </table:table-cell>
          <table:table-cell table:formula="of:=TEXT([.J39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398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39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398]*[.S39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0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399]" office:value-type="float" office:value="7000">
            <text:p>7,00E+03</text:p>
          </table:table-cell>
          <table:table-cell table:style-name="ce24" table:formula="of:=[.G399]-[.N399]" office:value-type="float" office:value="6898">
            <text:p>6,90E+03</text:p>
          </table:table-cell>
          <table:table-cell table:formula="of:=(([.G399]-[.N399])-[.C399])/[.C399]*100" office:value-type="float" office:value="-1.45714285714286">
            <text:p>-1,5</text:p>
          </table:table-cell>
          <table:table-cell table:formula="of:=1.1+SQRT([.O399]^2+[.I399]^2)" office:value-type="float" office:value="6.30800012539578">
            <text:p>6,3</text:p>
          </table:table-cell>
          <table:table-cell table:formula="of:=TEXT([.J399];&quot;0.0&quot;)&amp;&quot;&lt;15&quot;" office:value-type="string" office:string-value="6,3&lt;15">
            <text:p>6,3&lt;15</text:p>
          </table:table-cell>
          <table:table-cell/>
          <table:table-cell table:style-name="ce58" table:formula="of:=[.R399]*10^3+100" office:value-type="float" office:value="7000">
            <text:p>7000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4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399]*[.S39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00]" office:value-type="float" office:value="71100">
            <text:p>7,11E+04</text:p>
          </table:table-cell>
          <table:table-cell table:style-name="ce24" table:formula="of:=[.G400]-[.N400]" office:value-type="float" office:value="70998">
            <text:p>7,10E+04</text:p>
          </table:table-cell>
          <table:table-cell table:formula="of:=(([.G400]-[.N400])-[.C400])/[.C400]*100" office:value-type="float" office:value="1.42571428571429">
            <text:p>1,4</text:p>
          </table:table-cell>
          <table:table-cell table:formula="of:=1.1+SQRT([.O400]^2+[.I400]^2)" office:value-type="float" office:value="5.34648810483319">
            <text:p>5,3</text:p>
          </table:table-cell>
          <table:table-cell table:formula="of:=TEXT([.J400];&quot;0.0&quot;)&amp;&quot;&lt;15&quot;" office:value-type="string" office:string-value="5,3&lt;15">
            <text:p>5,3&lt;15</text:p>
          </table:table-cell>
          <table:table-cell/>
          <table:table-cell table:formula="of:=[.R400]*10^3+100" office:value-type="float" office:value="71100">
            <text:p>7,11E+04</text:p>
          </table:table-cell>
          <table:table-cell table:style-name="ce62" table:formula="of:=[.N398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3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00]*[.S40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01]" office:value-type="float" office:value="700000">
            <text:p>7,00E+05</text:p>
          </table:table-cell>
          <table:table-cell/>
          <table:table-cell table:formula="of:=(([.G401]-[.N401])-[.C401])/[.C401]*100" office:value-type="float" office:value="0">
            <text:p>0,0</text:p>
          </table:table-cell>
          <table:table-cell table:formula="of:=1.1+SQRT([.O401]^2+[.I401]^2)" office:value-type="float" office:value="5.1">
            <text:p>5,1</text:p>
          </table:table-cell>
          <table:table-cell table:formula="of:=TEXT([.J401];&quot;0.0&quot;)&amp;&quot;&lt;15&quot;" office:value-type="string" office:string-value="5,1&lt;15">
            <text:p>5,1&lt;15</text:p>
          </table:table-cell>
          <table:table-cell/>
          <table:table-cell table:formula="of:=[.R401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01]*[.S40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02]" office:value-type="float" office:value="6900000">
            <text:p>6,90E+06</text:p>
          </table:table-cell>
          <table:table-cell/>
          <table:table-cell table:formula="of:=(([.G402]-[.N402])-[.C402])/[.C402]*100" office:value-type="float" office:value="-1.42857142857143">
            <text:p>-1,4</text:p>
          </table:table-cell>
          <table:table-cell table:formula="of:=1.1+SQRT([.O402]^2+[.I402]^2)" office:value-type="float" office:value="5.34744821351957">
            <text:p>5,3</text:p>
          </table:table-cell>
          <table:table-cell table:formula="of:=TEXT([.J402];&quot;0.0&quot;)&amp;&quot;&lt;15&quot;" office:value-type="string" office:string-value="5,3&lt;15">
            <text:p>5,3&lt;15</text:p>
          </table:table-cell>
          <table:table-cell/>
          <table:table-cell table:formula="of:=[.R402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02]*[.S40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03]" office:value-type="float" office:value="68000000">
            <text:p>6,80E+07</text:p>
          </table:table-cell>
          <table:table-cell/>
          <table:table-cell table:formula="of:=(([.G403]-[.N403])-[.C403])/[.C403]*100" office:value-type="float" office:value="-2.85714285714286">
            <text:p>-2,9</text:p>
          </table:table-cell>
          <table:table-cell table:formula="of:=1.1+SQRT([.O403]^2+[.I403]^2)" office:value-type="float" office:value="6.01561443831007">
            <text:p>6,0</text:p>
          </table:table-cell>
          <table:table-cell table:formula="of:=TEXT([.J403];&quot;0.0&quot;)&amp;&quot;&lt;15&quot;" office:value-type="string" office:string-value="6,0&lt;15">
            <text:p>6,0&lt;15</text:p>
          </table:table-cell>
          <table:table-cell/>
          <table:table-cell table:formula="of:=[.R40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03]*[.S40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04]" office:value-type="float" office:value="700000000">
            <text:p>7,00E+08</text:p>
          </table:table-cell>
          <table:table-cell/>
          <table:table-cell table:formula="of:=(([.G404]-[.N404])-[.C404])/[.C404]*100" office:value-type="float" office:value="0">
            <text:p>0,0</text:p>
          </table:table-cell>
          <table:table-cell table:formula="of:=1.1+SQRT([.O404]^2+[.I404]^2)" office:value-type="float" office:value="5.1">
            <text:p>5,1</text:p>
          </table:table-cell>
          <table:table-cell table:formula="of:=TEXT([.J404];&quot;0.0&quot;)&amp;&quot;&lt;15&quot;" office:value-type="string" office:string-value="5,1&lt;15">
            <text:p>5,1&lt;15</text:p>
          </table:table-cell>
          <table:table-cell/>
          <table:table-cell table:formula="of:=[.R40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04]*[.S40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05]" office:value-type="float" office:value="7200000000">
            <text:p>7,20E+09</text:p>
          </table:table-cell>
          <table:table-cell/>
          <table:table-cell table:formula="of:=(([.G405]-[.N405])-[.C405])/[.C405]*100" office:value-type="float" office:value="2.85714285714286">
            <text:p>2,9</text:p>
          </table:table-cell>
          <table:table-cell table:formula="of:=1.1+SQRT([.O405]^2+[.I405]^2)" office:value-type="float" office:value="6.01561443831007">
            <text:p>6,0</text:p>
          </table:table-cell>
          <table:table-cell table:formula="of:=TEXT([.J405];&quot;0.0&quot;)&amp;&quot;&lt;15&quot;" office:value-type="string" office:string-value="6,0&lt;15">
            <text:p>6,0&lt;15</text:p>
          </table:table-cell>
          <table:table-cell table:style-name="ce57"/>
          <table:table-cell table:formula="of:=[.R405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405]*[.S40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13]" office:value-type="float" office:value="112" table:number-columns-spanned="1" table:number-rows-spanned="3">
            <text:p>1,12E+02</text:p>
          </table:table-cell>
          <table:table-cell table:formula="of:=[.M413]" office:value-type="float" office:value="800">
            <text:p>8,00E+02</text:p>
          </table:table-cell>
          <table:table-cell table:style-name="ce24" table:formula="of:=[.G413]-[.N413]" office:value-type="float" office:value="688">
            <text:p>6,88E+02</text:p>
          </table:table-cell>
          <table:table-cell table:formula="of:=(([.G413]-[.N413])-[.C413])/[.C413]*100" office:value-type="float" office:value="-1.7142857142857">
            <text:p>-1,7</text:p>
          </table:table-cell>
          <table:table-cell table:formula="of:=1.1+SQRT([.O413]^2+[.I413]^2)" office:value-type="float" office:value="6.38571428571428">
            <text:p>6,4</text:p>
          </table:table-cell>
          <table:table-cell table:formula="of:=TEXT([.J413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413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41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13]*[.S41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3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14]" office:value-type="float" office:value="7200">
            <text:p>7,20E+03</text:p>
          </table:table-cell>
          <table:table-cell table:style-name="ce24" table:formula="of:=[.G414]-[.N414]" office:value-type="float" office:value="7088">
            <text:p>7,09E+03</text:p>
          </table:table-cell>
          <table:table-cell table:formula="of:=(([.G414]-[.N414])-[.C414])/[.C414]*100" office:value-type="float" office:value="1.25714285714286">
            <text:p>1,3</text:p>
          </table:table-cell>
          <table:table-cell table:formula="of:=1.1+SQRT([.O414]^2+[.I414]^2)" office:value-type="float" office:value="6.25561908632371">
            <text:p>6,3</text:p>
          </table:table-cell>
          <table:table-cell table:formula="of:=TEXT([.J414];&quot;0.0&quot;)&amp;&quot;&lt;15&quot;" office:value-type="string" office:string-value="6,3&lt;15">
            <text:p>6,3&lt;15</text:p>
          </table:table-cell>
          <table:table-cell/>
          <table:table-cell table:style-name="ce58" table:formula="of:=[.R414]*10^3+100" office:value-type="float" office:value="7200">
            <text:p>7200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5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14]*[.S41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15]" office:value-type="float" office:value="71100">
            <text:p>7,11E+04</text:p>
          </table:table-cell>
          <table:table-cell table:style-name="ce24" table:formula="of:=[.G415]-[.N415]" office:value-type="float" office:value="70988">
            <text:p>7,10E+04</text:p>
          </table:table-cell>
          <table:table-cell table:formula="of:=(([.G415]-[.N415])-[.C415])/[.C415]*100" office:value-type="float" office:value="1.41142857142857">
            <text:p>1,4</text:p>
          </table:table-cell>
          <table:table-cell table:formula="of:=1.1+SQRT([.O415]^2+[.I415]^2)" office:value-type="float" office:value="5.34171316949236">
            <text:p>5,3</text:p>
          </table:table-cell>
          <table:table-cell table:formula="of:=TEXT([.J415];&quot;0.0&quot;)&amp;&quot;&lt;15&quot;" office:value-type="string" office:string-value="5,3&lt;15">
            <text:p>5,3&lt;15</text:p>
          </table:table-cell>
          <table:table-cell/>
          <table:table-cell table:formula="of:=[.R415]*10^3+100" office:value-type="float" office:value="71100">
            <text:p>7,11E+04</text:p>
          </table:table-cell>
          <table:table-cell table:style-name="ce62" table:formula="of:=[.N413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5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15]*[.S41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16]" office:value-type="float" office:value="700000">
            <text:p>7,00E+05</text:p>
          </table:table-cell>
          <table:table-cell/>
          <table:table-cell table:formula="of:=(([.G416]-[.N416])-[.C416])/[.C416]*100" office:value-type="float" office:value="0">
            <text:p>0,0</text:p>
          </table:table-cell>
          <table:table-cell table:formula="of:=1.1+SQRT([.O416]^2+[.I416]^2)" office:value-type="float" office:value="5.1">
            <text:p>5,1</text:p>
          </table:table-cell>
          <table:table-cell table:formula="of:=TEXT([.J416];&quot;0.0&quot;)&amp;&quot;&lt;15&quot;" office:value-type="string" office:string-value="5,1&lt;15">
            <text:p>5,1&lt;15</text:p>
          </table:table-cell>
          <table:table-cell/>
          <table:table-cell table:formula="of:=[.R416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416]*[.S41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17]" office:value-type="float" office:value="7000000">
            <text:p>7,00E+06</text:p>
          </table:table-cell>
          <table:table-cell/>
          <table:table-cell table:formula="of:=(([.G417]-[.N417])-[.C417])/[.C417]*100" office:value-type="float" office:value="0">
            <text:p>0,0</text:p>
          </table:table-cell>
          <table:table-cell table:formula="of:=1.1+SQRT([.O417]^2+[.I417]^2)" office:value-type="float" office:value="5.1">
            <text:p>5,1</text:p>
          </table:table-cell>
          <table:table-cell table:formula="of:=TEXT([.J417];&quot;0.0&quot;)&amp;&quot;&lt;15&quot;" office:value-type="string" office:string-value="5,1&lt;15">
            <text:p>5,1&lt;15</text:p>
          </table:table-cell>
          <table:table-cell/>
          <table:table-cell table:formula="of:=[.R417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17]*[.S41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18]" office:value-type="float" office:value="68000000">
            <text:p>6,80E+07</text:p>
          </table:table-cell>
          <table:table-cell/>
          <table:table-cell table:formula="of:=(([.G418]-[.N418])-[.C418])/[.C418]*100" office:value-type="float" office:value="-2.85714285714286">
            <text:p>-2,9</text:p>
          </table:table-cell>
          <table:table-cell table:formula="of:=1.1+SQRT([.O418]^2+[.I418]^2)" office:value-type="float" office:value="6.01561443831007">
            <text:p>6,0</text:p>
          </table:table-cell>
          <table:table-cell table:formula="of:=TEXT([.J418];&quot;0.0&quot;)&amp;&quot;&lt;15&quot;" office:value-type="string" office:string-value="6,0&lt;15">
            <text:p>6,0&lt;15</text:p>
          </table:table-cell>
          <table:table-cell/>
          <table:table-cell table:formula="of:=[.R41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18]*[.S41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19]" office:value-type="float" office:value="680000000">
            <text:p>6,80E+08</text:p>
          </table:table-cell>
          <table:table-cell/>
          <table:table-cell table:formula="of:=(([.G419]-[.N419])-[.C419])/[.C419]*100" office:value-type="float" office:value="-2.85714285714286">
            <text:p>-2,9</text:p>
          </table:table-cell>
          <table:table-cell table:formula="of:=1.1+SQRT([.O419]^2+[.I419]^2)" office:value-type="float" office:value="6.01561443831007">
            <text:p>6,0</text:p>
          </table:table-cell>
          <table:table-cell table:formula="of:=TEXT([.J419];&quot;0.0&quot;)&amp;&quot;&lt;15&quot;" office:value-type="string" office:string-value="6,0&lt;15">
            <text:p>6,0&lt;15</text:p>
          </table:table-cell>
          <table:table-cell/>
          <table:table-cell table:formula="of:=[.R419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419]*[.S41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20]" office:value-type="float" office:value="6900000000">
            <text:p>6,90E+09</text:p>
          </table:table-cell>
          <table:table-cell/>
          <table:table-cell table:formula="of:=(([.G420]-[.N420])-[.C420])/[.C420]*100" office:value-type="float" office:value="-1.42857142857143">
            <text:p>-1,4</text:p>
          </table:table-cell>
          <table:table-cell table:formula="of:=1.1+SQRT([.O420]^2+[.I420]^2)" office:value-type="float" office:value="5.34744821351957">
            <text:p>5,3</text:p>
          </table:table-cell>
          <table:table-cell table:formula="of:=TEXT([.J420];&quot;0.0&quot;)&amp;&quot;&lt;15&quot;" office:value-type="string" office:string-value="5,3&lt;15">
            <text:p>5,3&lt;15</text:p>
          </table:table-cell>
          <table:table-cell table:style-name="ce57"/>
          <table:table-cell table:formula="of:=[.R42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20]*[.S42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28]" office:value-type="float" office:value="94" table:number-columns-spanned="1" table:number-rows-spanned="3">
            <text:p>9,40E+01</text:p>
          </table:table-cell>
          <table:table-cell table:formula="of:=[.M428]" office:value-type="float" office:value="790">
            <text:p>7,90E+02</text:p>
          </table:table-cell>
          <table:table-cell table:style-name="ce24" table:formula="of:=[.G428]-[.N428]" office:value-type="float" office:value="696">
            <text:p>6,96E+02</text:p>
          </table:table-cell>
          <table:table-cell table:formula="of:=(([.G428]-[.N428])-[.C428])/[.C428]*100" office:value-type="float" office:value="-0.571428571428555">
            <text:p>-0,6</text:p>
          </table:table-cell>
          <table:table-cell table:formula="of:=1.1+SQRT([.O428]^2+[.I428]^2)" office:value-type="float" office:value="6.13254712965958">
            <text:p>6,1</text:p>
          </table:table-cell>
          <table:table-cell table:formula="of:=TEXT([.J428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428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28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428]*[.S42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29]" office:value-type="float" office:value="7100">
            <text:p>7,10E+03</text:p>
          </table:table-cell>
          <table:table-cell table:style-name="ce24" table:formula="of:=[.G429]-[.N429]" office:value-type="float" office:value="7006">
            <text:p>7,01E+03</text:p>
          </table:table-cell>
          <table:table-cell table:formula="of:=(([.G429]-[.N429])-[.C429])/[.C429]*100" office:value-type="float" office:value="0.0857142857142857">
            <text:p>0,1</text:p>
          </table:table-cell>
          <table:table-cell table:formula="of:=1.1+SQRT([.O429]^2+[.I429]^2)" office:value-type="float" office:value="6.10073463990797">
            <text:p>6,1</text:p>
          </table:table-cell>
          <table:table-cell table:formula="of:=TEXT([.J429];&quot;0.0&quot;)&amp;&quot;&lt;15&quot;" office:value-type="string" office:string-value="6,1&lt;15">
            <text:p>6,1&lt;15</text:p>
          </table:table-cell>
          <table:table-cell/>
          <table:table-cell table:style-name="ce58" table:formula="of:=[.R429]*10^3+100" office:value-type="float" office:value="7100">
            <text:p>7100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72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429]*[.S42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30]" office:value-type="float" office:value="71100">
            <text:p>7,11E+04</text:p>
          </table:table-cell>
          <table:table-cell table:style-name="ce24" table:formula="of:=[.G430]-[.N430]" office:value-type="float" office:value="71006">
            <text:p>7,10E+04</text:p>
          </table:table-cell>
          <table:table-cell table:formula="of:=(([.G430]-[.N430])-[.C430])/[.C430]*100" office:value-type="float" office:value="1.43714285714286">
            <text:p>1,4</text:p>
          </table:table-cell>
          <table:table-cell table:formula="of:=1.1+SQRT([.O430]^2+[.I430]^2)" office:value-type="float" office:value="5.35033876200906">
            <text:p>5,4</text:p>
          </table:table-cell>
          <table:table-cell table:formula="of:=TEXT([.J430];&quot;0.0&quot;)&amp;&quot;&lt;15&quot;" office:value-type="string" office:string-value="5,4&lt;15">
            <text:p>5,4&lt;15</text:p>
          </table:table-cell>
          <table:table-cell/>
          <table:table-cell table:formula="of:=[.R430]*10^3+100" office:value-type="float" office:value="71100">
            <text:p>7,11E+04</text:p>
          </table:table-cell>
          <table:table-cell table:style-name="ce62" table:formula="of:=[.N428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69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30]*[.S43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31]" office:value-type="float" office:value="690000">
            <text:p>6,90E+05</text:p>
          </table:table-cell>
          <table:table-cell/>
          <table:table-cell table:formula="of:=(([.G431]-[.N431])-[.C431])/[.C431]*100" office:value-type="float" office:value="-1.42857142857143">
            <text:p>-1,4</text:p>
          </table:table-cell>
          <table:table-cell table:formula="of:=1.1+SQRT([.O431]^2+[.I431]^2)" office:value-type="float" office:value="5.34744821351957">
            <text:p>5,3</text:p>
          </table:table-cell>
          <table:table-cell table:formula="of:=TEXT([.J431];&quot;0.0&quot;)&amp;&quot;&lt;15&quot;" office:value-type="string" office:string-value="5,3&lt;15">
            <text:p>5,3&lt;15</text:p>
          </table:table-cell>
          <table:table-cell/>
          <table:table-cell table:formula="of:=[.R431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31]*[.S43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32]" office:value-type="float" office:value="7100000">
            <text:p>7,10E+06</text:p>
          </table:table-cell>
          <table:table-cell/>
          <table:table-cell table:formula="of:=(([.G432]-[.N432])-[.C432])/[.C432]*100" office:value-type="float" office:value="1.42857142857143">
            <text:p>1,4</text:p>
          </table:table-cell>
          <table:table-cell table:formula="of:=1.1+SQRT([.O432]^2+[.I432]^2)" office:value-type="float" office:value="5.34744821351957">
            <text:p>5,3</text:p>
          </table:table-cell>
          <table:table-cell table:formula="of:=TEXT([.J432];&quot;0.0&quot;)&amp;&quot;&lt;15&quot;" office:value-type="string" office:string-value="5,3&lt;15">
            <text:p>5,3&lt;15</text:p>
          </table:table-cell>
          <table:table-cell/>
          <table:table-cell table:formula="of:=[.R432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432]*[.S43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33]" office:value-type="float" office:value="66000000">
            <text:p>6,60E+07</text:p>
          </table:table-cell>
          <table:table-cell/>
          <table:table-cell table:formula="of:=(([.G433]-[.N433])-[.C433])/[.C433]*100" office:value-type="float" office:value="-5.71428571428571">
            <text:p>-5,7</text:p>
          </table:table-cell>
          <table:table-cell table:formula="of:=1.1+SQRT([.O433]^2+[.I433]^2)" office:value-type="float" office:value="8.07517463756212">
            <text:p>8,1</text:p>
          </table:table-cell>
          <table:table-cell table:formula="of:=TEXT([.J433];&quot;0.0&quot;)&amp;&quot;&lt;15&quot;" office:value-type="string" office:string-value="8,1&lt;15">
            <text:p>8,1&lt;15</text:p>
          </table:table-cell>
          <table:table-cell/>
          <table:table-cell table:formula="of:=[.R433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433]*[.S43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34]" office:value-type="float" office:value="720000000">
            <text:p>7,20E+08</text:p>
          </table:table-cell>
          <table:table-cell/>
          <table:table-cell table:formula="of:=(([.G434]-[.N434])-[.C434])/[.C434]*100" office:value-type="float" office:value="2.85714285714286">
            <text:p>2,9</text:p>
          </table:table-cell>
          <table:table-cell table:formula="of:=1.1+SQRT([.O434]^2+[.I434]^2)" office:value-type="float" office:value="6.01561443831007">
            <text:p>6,0</text:p>
          </table:table-cell>
          <table:table-cell table:formula="of:=TEXT([.J434];&quot;0.0&quot;)&amp;&quot;&lt;15&quot;" office:value-type="string" office:string-value="6,0&lt;15">
            <text:p>6,0&lt;15</text:p>
          </table:table-cell>
          <table:table-cell/>
          <table:table-cell table:formula="of:=[.R434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34]*[.S43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35]" office:value-type="float" office:value="6800000000">
            <text:p>6,80E+09</text:p>
          </table:table-cell>
          <table:table-cell/>
          <table:table-cell table:formula="of:=(([.G435]-[.N435])-[.C435])/[.C435]*100" office:value-type="float" office:value="-2.85714285714286">
            <text:p>-2,9</text:p>
          </table:table-cell>
          <table:table-cell table:formula="of:=1.1+SQRT([.O435]^2+[.I435]^2)" office:value-type="float" office:value="6.01561443831007">
            <text:p>6,0</text:p>
          </table:table-cell>
          <table:table-cell table:formula="of:=TEXT([.J435];&quot;0.0&quot;)&amp;&quot;&lt;15&quot;" office:value-type="string" office:string-value="6,0&lt;15">
            <text:p>6,0&lt;15</text:p>
          </table:table-cell>
          <table:table-cell table:style-name="ce57"/>
          <table:table-cell table:formula="of:=[.R435]*10^9" office:value-type="float" office:value="6800000000">
            <text:p>6,8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8">
            <text:p>6,8</text:p>
          </table:table-cell>
          <table:table-cell table:style-name="ce71" office:value-type="float" office:value="1000000000">
            <text:p>1000000000</text:p>
          </table:table-cell>
          <table:table-cell table:formula="of:=[.Q435]*[.S43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43]" office:value-type="float" office:value="94" table:number-columns-spanned="1" table:number-rows-spanned="3">
            <text:p>9,40E+01</text:p>
          </table:table-cell>
          <table:table-cell table:formula="of:=[.M443]" office:value-type="float" office:value="800">
            <text:p>8,00E+02</text:p>
          </table:table-cell>
          <table:table-cell table:style-name="ce24" table:formula="of:=[.G443]-[.N443]" office:value-type="float" office:value="706">
            <text:p>7,06E+02</text:p>
          </table:table-cell>
          <table:table-cell table:formula="of:=(([.G443]-[.N443])-[.C443])/[.C443]*100" office:value-type="float" office:value="0.857142857142873">
            <text:p>0,9</text:p>
          </table:table-cell>
          <table:table-cell table:formula="of:=1.1+SQRT([.O443]^2+[.I443]^2)" office:value-type="float" office:value="6.1729374013042">
            <text:p>6,2</text:p>
          </table:table-cell>
          <table:table-cell table:formula="of:=TEXT([.J443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443]*10^3+100" office:value-type="float" office:value="800">
            <text:p>80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443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43]*[.S443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47.3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44]" office:value-type="float" office:value="7000">
            <text:p>7,00E+03</text:p>
          </table:table-cell>
          <table:table-cell table:style-name="ce24" table:formula="of:=[.G444]-[.N444]" office:value-type="float" office:value="6906">
            <text:p>6,91E+03</text:p>
          </table:table-cell>
          <table:table-cell table:formula="of:=(([.G444]-[.N444])-[.C444])/[.C444]*100" office:value-type="float" office:value="-1.34285714285714">
            <text:p>-1,3</text:p>
          </table:table-cell>
          <table:table-cell table:formula="of:=1.1+SQRT([.O444]^2+[.I444]^2)" office:value-type="float" office:value="6.27718700706498">
            <text:p>6,3</text:p>
          </table:table-cell>
          <table:table-cell table:formula="of:=TEXT([.J444];&quot;0.0&quot;)&amp;&quot;&lt;15&quot;" office:value-type="string" office:string-value="6,3&lt;15">
            <text:p>6,3&lt;15</text:p>
          </table:table-cell>
          <table:table-cell/>
          <table:table-cell table:style-name="ce58" table:formula="of:=[.R444]*10^3+100" office:value-type="float" office:value="7000">
            <text:p>7000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287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44]*[.S444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45]" office:value-type="float" office:value="71100">
            <text:p>7,11E+04</text:p>
          </table:table-cell>
          <table:table-cell table:style-name="ce24" table:formula="of:=[.G445]-[.N445]" office:value-type="float" office:value="71006">
            <text:p>7,10E+04</text:p>
          </table:table-cell>
          <table:table-cell table:formula="of:=(([.G445]-[.N445])-[.C445])/[.C445]*100" office:value-type="float" office:value="1.43714285714286">
            <text:p>1,4</text:p>
          </table:table-cell>
          <table:table-cell table:formula="of:=1.1+SQRT([.O445]^2+[.I445]^2)" office:value-type="float" office:value="5.35033876200906">
            <text:p>5,4</text:p>
          </table:table-cell>
          <table:table-cell table:formula="of:=TEXT([.J445];&quot;0.0&quot;)&amp;&quot;&lt;15&quot;" office:value-type="string" office:string-value="5,4&lt;15">
            <text:p>5,4&lt;15</text:p>
          </table:table-cell>
          <table:table-cell/>
          <table:table-cell table:formula="of:=[.R445]*10^3+100" office:value-type="float" office:value="71100">
            <text:p>7,11E+04</text:p>
          </table:table-cell>
          <table:table-cell table:style-name="ce62" table:formula="of:=[.N443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84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445]*[.S445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46]" office:value-type="float" office:value="690000">
            <text:p>6,90E+05</text:p>
          </table:table-cell>
          <table:table-cell/>
          <table:table-cell table:formula="of:=(([.G446]-[.N446])-[.C446])/[.C446]*100" office:value-type="float" office:value="-1.42857142857143">
            <text:p>-1,4</text:p>
          </table:table-cell>
          <table:table-cell table:formula="of:=1.1+SQRT([.O446]^2+[.I446]^2)" office:value-type="float" office:value="5.34744821351957">
            <text:p>5,3</text:p>
          </table:table-cell>
          <table:table-cell table:formula="of:=TEXT([.J446];&quot;0.0&quot;)&amp;&quot;&lt;15&quot;" office:value-type="string" office:string-value="5,3&lt;15">
            <text:p>5,3&lt;15</text:p>
          </table:table-cell>
          <table:table-cell/>
          <table:table-cell table:formula="of:=[.R446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446]*[.S446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47]" office:value-type="float" office:value="6900000">
            <text:p>6,90E+06</text:p>
          </table:table-cell>
          <table:table-cell/>
          <table:table-cell table:formula="of:=(([.G447]-[.N447])-[.C447])/[.C447]*100" office:value-type="float" office:value="-1.42857142857143">
            <text:p>-1,4</text:p>
          </table:table-cell>
          <table:table-cell table:formula="of:=1.1+SQRT([.O447]^2+[.I447]^2)" office:value-type="float" office:value="5.34744821351957">
            <text:p>5,3</text:p>
          </table:table-cell>
          <table:table-cell table:formula="of:=TEXT([.J447];&quot;0.0&quot;)&amp;&quot;&lt;15&quot;" office:value-type="string" office:string-value="5,3&lt;15">
            <text:p>5,3&lt;15</text:p>
          </table:table-cell>
          <table:table-cell/>
          <table:table-cell table:formula="of:=[.R447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447]*[.S447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48]" office:value-type="float" office:value="68000000">
            <text:p>6,80E+07</text:p>
          </table:table-cell>
          <table:table-cell/>
          <table:table-cell table:formula="of:=(([.G448]-[.N448])-[.C448])/[.C448]*100" office:value-type="float" office:value="-2.85714285714286">
            <text:p>-2,9</text:p>
          </table:table-cell>
          <table:table-cell table:formula="of:=1.1+SQRT([.O448]^2+[.I448]^2)" office:value-type="float" office:value="6.01561443831007">
            <text:p>6,0</text:p>
          </table:table-cell>
          <table:table-cell table:formula="of:=TEXT([.J448];&quot;0.0&quot;)&amp;&quot;&lt;15&quot;" office:value-type="string" office:string-value="6,0&lt;15">
            <text:p>6,0&lt;15</text:p>
          </table:table-cell>
          <table:table-cell/>
          <table:table-cell table:formula="of:=[.R448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48]*[.S448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49]" office:value-type="float" office:value="700000000">
            <text:p>7,00E+08</text:p>
          </table:table-cell>
          <table:table-cell/>
          <table:table-cell table:formula="of:=(([.G449]-[.N449])-[.C449])/[.C449]*100" office:value-type="float" office:value="0">
            <text:p>0,0</text:p>
          </table:table-cell>
          <table:table-cell table:formula="of:=1.1+SQRT([.O449]^2+[.I449]^2)" office:value-type="float" office:value="5.1">
            <text:p>5,1</text:p>
          </table:table-cell>
          <table:table-cell table:formula="of:=TEXT([.J449];&quot;0.0&quot;)&amp;&quot;&lt;15&quot;" office:value-type="string" office:string-value="5,1&lt;15">
            <text:p>5,1&lt;15</text:p>
          </table:table-cell>
          <table:table-cell/>
          <table:table-cell table:formula="of:=[.R449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49]*[.S449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50]" office:value-type="float" office:value="6900000000">
            <text:p>6,90E+09</text:p>
          </table:table-cell>
          <table:table-cell/>
          <table:table-cell table:formula="of:=(([.G450]-[.N450])-[.C450])/[.C450]*100" office:value-type="float" office:value="-1.42857142857143">
            <text:p>-1,4</text:p>
          </table:table-cell>
          <table:table-cell table:formula="of:=1.1+SQRT([.O450]^2+[.I450]^2)" office:value-type="float" office:value="5.34744821351957">
            <text:p>5,3</text:p>
          </table:table-cell>
          <table:table-cell table:formula="of:=TEXT([.J450];&quot;0.0&quot;)&amp;&quot;&lt;15&quot;" office:value-type="string" office:string-value="5,3&lt;15">
            <text:p>5,3&lt;15</text:p>
          </table:table-cell>
          <table:table-cell table:style-name="ce57"/>
          <table:table-cell table:formula="of:=[.R450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450]*[.S450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58]" office:value-type="float" office:value="104">
            <text:p>1,04E+02</text:p>
          </table:table-cell>
          <table:table-cell table:formula="of:=[.M457]" office:value-type="float" office:value="169">
            <text:p>1,69E+02</text:p>
          </table:table-cell>
          <table:table-cell table:style-name="ce24" table:formula="of:=[.G457]-[.N457]" office:value-type="float" office:value="65">
            <text:p>6,50E+01</text:p>
          </table:table-cell>
          <table:table-cell table:formula="of:=(([.G457]-[.N457])-[.C457])/[.C457]*100" office:value-type="float" office:value="-7.14285714285714">
            <text:p>-7,1</text:p>
          </table:table-cell>
          <table:table-cell table:formula="of:=1.1+SQRT([.O457]^2+[.I457]^2)" office:value-type="float" office:value="9.81896829695264">
            <text:p>9,8</text:p>
          </table:table-cell>
          <table:table-cell table:formula="of:=TEXT([.J457];&quot;0.0&quot;)&amp;&quot;&lt;20&quot;" office:value-type="string" office:string-value="9,8&lt;20">
            <text:p>9,8&lt;20</text:p>
          </table:table-cell>
          <table:table-cell table:style-name="ce56"/>
          <table:table-cell table:style-name="ce58" table:formula="of:=[.R457]*10^3+100" office:value-type="float" office:value="169">
            <text:p>169</text:p>
          </table:table-cell>
          <table:table-cell table:style-name="ce42" table:formula="of:=[.N458]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69">
            <text:p>0,069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58]" office:value-type="float" office:value="104" table:number-columns-spanned="1" table:number-rows-spanned="3">
            <text:p>1,04E+02</text:p>
          </table:table-cell>
          <table:table-cell table:formula="of:=[.M458]" office:value-type="float" office:value="780">
            <text:p>7,80E+02</text:p>
          </table:table-cell>
          <table:table-cell table:style-name="ce24" table:formula="of:=[.G458]-[.N458]" office:value-type="float" office:value="676">
            <text:p>6,76E+02</text:p>
          </table:table-cell>
          <table:table-cell table:formula="of:=(([.G458]-[.N458])-[.C458])/[.C458]*100" office:value-type="float" office:value="-3.42857142857143">
            <text:p>-3,4</text:p>
          </table:table-cell>
          <table:table-cell table:formula="of:=1.1+SQRT([.O458]^2+[.I458]^2)" office:value-type="float" office:value="7.16259862112084">
            <text:p>7,2</text:p>
          </table:table-cell>
          <table:table-cell table:formula="of:=TEXT([.J458];&quot;0.0&quot;)&amp;&quot;&lt;20&quot;" office:value-type="string" office:string-value="7,2&lt;20">
            <text:p>7,2&lt;20</text:p>
          </table:table-cell>
          <table:table-cell/>
          <table:table-cell table:style-name="ce58" table:formula="of:=[.R458]*10^3+100" office:value-type="float" office:value="780">
            <text:p>78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4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458]*[.S458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59]" office:value-type="float" office:value="7000">
            <text:p>7,00E+03</text:p>
          </table:table-cell>
          <table:table-cell table:style-name="ce24" table:formula="of:=[.G459]-[.N459]" office:value-type="float" office:value="6896">
            <text:p>6,90E+03</text:p>
          </table:table-cell>
          <table:table-cell table:formula="of:=(([.G459]-[.N459])-[.C459])/[.C459]*100" office:value-type="float" office:value="-1.48571428571429">
            <text:p>-1,5</text:p>
          </table:table-cell>
          <table:table-cell table:formula="of:=1.1+SQRT([.O459]^2+[.I459]^2)" office:value-type="float" office:value="6.31606623220752">
            <text:p>6,3</text:p>
          </table:table-cell>
          <table:table-cell table:formula="of:=TEXT([.J459];&quot;0.0&quot;)&amp;&quot;&lt;20&quot;" office:value-type="string" office:string-value="6,3&lt;20">
            <text:p>6,3&lt;20</text:p>
          </table:table-cell>
          <table:table-cell/>
          <table:table-cell table:style-name="ce58" table:formula="of:=[.R459]*10^3+100" office:value-type="float" office:value="7000">
            <text:p>7000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459]*[.S459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60]" office:value-type="float" office:value="67100">
            <text:p>6,71E+04</text:p>
          </table:table-cell>
          <table:table-cell table:style-name="ce24" table:formula="of:=[.G460]-[.N460]" office:value-type="float" office:value="66996">
            <text:p>6,70E+04</text:p>
          </table:table-cell>
          <table:table-cell table:formula="of:=(([.G460]-[.N460])-[.C460])/[.C460]*100" office:value-type="float" office:value="-4.29142857142857">
            <text:p>-4,3</text:p>
          </table:table-cell>
          <table:table-cell table:formula="of:=1.1+SQRT([.O460]^2+[.I460]^2)" office:value-type="float" office:value="6.96654576251421">
            <text:p>7,0</text:p>
          </table:table-cell>
          <table:table-cell table:formula="of:=TEXT([.J460];&quot;0.0&quot;)&amp;&quot;&lt;20&quot;" office:value-type="string" office:string-value="7,0&lt;20">
            <text:p>7,0&lt;20</text:p>
          </table:table-cell>
          <table:table-cell/>
          <table:table-cell table:formula="of:=[.R460]*10^3+100" office:value-type="float" office:value="67100">
            <text:p>6,71E+04</text:p>
          </table:table-cell>
          <table:table-cell table:style-name="ce62" table:formula="of:=[.N458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2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[.Q460]*[.S460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61]" office:value-type="float" office:value="660000">
            <text:p>6,60E+05</text:p>
          </table:table-cell>
          <table:table-cell/>
          <table:table-cell table:formula="of:=(([.G461]-[.N461])-[.C461])/[.C461]*100" office:value-type="float" office:value="-5.71428571428571">
            <text:p>-5,7</text:p>
          </table:table-cell>
          <table:table-cell table:formula="of:=1.1+SQRT([.O461]^2+[.I461]^2)" office:value-type="float" office:value="8.07517463756212">
            <text:p>8,1</text:p>
          </table:table-cell>
          <table:table-cell table:formula="of:=TEXT([.J461];&quot;0.0&quot;)&amp;&quot;&lt;20&quot;" office:value-type="string" office:string-value="8,1&lt;20">
            <text:p>8,1&lt;20</text:p>
          </table:table-cell>
          <table:table-cell/>
          <table:table-cell table:formula="of:=[.R461]*10^6" office:value-type="float" office:value="660000">
            <text:p>6,6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6">
            <text:p>0,66</text:p>
          </table:table-cell>
          <table:table-cell office:value-type="float" office:value="1000000">
            <text:p>1000000</text:p>
          </table:table-cell>
          <table:table-cell table:formula="of:=[.Q461]*[.S461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62]" office:value-type="float" office:value="7000000">
            <text:p>7,00E+06</text:p>
          </table:table-cell>
          <table:table-cell/>
          <table:table-cell table:formula="of:=(([.G462]-[.N462])-[.C462])/[.C462]*100" office:value-type="float" office:value="0">
            <text:p>0,0</text:p>
          </table:table-cell>
          <table:table-cell table:formula="of:=1.1+SQRT([.O462]^2+[.I462]^2)" office:value-type="float" office:value="5.1">
            <text:p>5,1</text:p>
          </table:table-cell>
          <table:table-cell table:formula="of:=TEXT([.J462];&quot;0.0&quot;)&amp;&quot;&lt;20&quot;" office:value-type="string" office:string-value="5,1&lt;20">
            <text:p>5,1&lt;20</text:p>
          </table:table-cell>
          <table:table-cell/>
          <table:table-cell table:formula="of:=[.R462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62]*[.S462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63]" office:value-type="float" office:value="68000000">
            <text:p>6,80E+07</text:p>
          </table:table-cell>
          <table:table-cell/>
          <table:table-cell table:formula="of:=(([.G463]-[.N463])-[.C463])/[.C463]*100" office:value-type="float" office:value="-2.85714285714286">
            <text:p>-2,9</text:p>
          </table:table-cell>
          <table:table-cell table:formula="of:=1.1+SQRT([.O463]^2+[.I463]^2)" office:value-type="float" office:value="6.01561443831007">
            <text:p>6,0</text:p>
          </table:table-cell>
          <table:table-cell table:formula="of:=TEXT([.J463];&quot;0.0&quot;)&amp;&quot;&lt;20&quot;" office:value-type="string" office:string-value="6,0&lt;20">
            <text:p>6,0&lt;20</text:p>
          </table:table-cell>
          <table:table-cell/>
          <table:table-cell table:formula="of:=[.R463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63]*[.S463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64]" office:value-type="float" office:value="700000000">
            <text:p>7,00E+08</text:p>
          </table:table-cell>
          <table:table-cell/>
          <table:table-cell table:formula="of:=(([.G464]-[.N464])-[.C464])/[.C464]*100" office:value-type="float" office:value="0">
            <text:p>0,0</text:p>
          </table:table-cell>
          <table:table-cell table:formula="of:=1.1+SQRT([.O464]^2+[.I464]^2)" office:value-type="float" office:value="5.1">
            <text:p>5,1</text:p>
          </table:table-cell>
          <table:table-cell table:formula="of:=TEXT([.J464];&quot;0.0&quot;)&amp;&quot;&lt;20&quot;" office:value-type="string" office:string-value="5,1&lt;20">
            <text:p>5,1&lt;20</text:p>
          </table:table-cell>
          <table:table-cell table:style-name="ce57"/>
          <table:table-cell table:formula="of:=[.R464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64]*[.S464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65]" office:value-type="float" office:value="7350000000">
            <text:p>7,35E+09</text:p>
          </table:table-cell>
          <table:table-cell/>
          <table:table-cell table:formula="of:=(([.G465]-[.N465])-[.C465])/[.C465]*100" office:value-type="float" office:value="5">
            <text:p>5,0</text:p>
          </table:table-cell>
          <table:table-cell table:formula="of:=1.1+SQRT([.O465]^2+[.I465]^2)" office:value-type="float" office:value="7.50312423743285">
            <text:p>7,5</text:p>
          </table:table-cell>
          <table:table-cell table:formula="of:=TEXT([.J465];&quot;0.0&quot;)&amp;&quot;&lt;20&quot;" office:value-type="string" office:string-value="7,5&lt;20">
            <text:p>7,5&lt;20</text:p>
          </table:table-cell>
          <table:table-cell table:style-name="Default"/>
          <table:table-cell table:formula="of:=[.R465]*10^9" office:value-type="float" office:value="7350000000">
            <text:p>7,35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35">
            <text:p>7,35</text:p>
          </table:table-cell>
          <table:table-cell table:style-name="ce71" office:value-type="float" office:value="1000000000">
            <text:p>1000000000</text:p>
          </table:table-cell>
          <table:table-cell table:formula="of:=[.Q465]*[.S465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2">
            <text:p>20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Default" office:value-type="float" office:value="0">
            <text:p>0</text:p>
          </table:table-cell>
          <table:table-cell office:value-type="float" office:value="70">
            <text:p>7,00E+01</text:p>
          </table:table-cell>
          <table:table-cell table:style-name="Default" table:number-columns-repeated="2"/>
          <table:table-cell table:style-name="ce42" table:formula="of:=[.F472]" office:value-type="float" office:value="101">
            <text:p>1,01E+02</text:p>
          </table:table-cell>
          <table:table-cell table:formula="of:=[.M471]" office:value-type="float" office:value="173">
            <text:p>1,73E+02</text:p>
          </table:table-cell>
          <table:table-cell table:style-name="ce24" table:formula="of:=[.G471]-[.N471]" office:value-type="float" office:value="72">
            <text:p>7,20E+01</text:p>
          </table:table-cell>
          <table:table-cell table:formula="of:=(([.G471]-[.N471])-[.C471])/[.C471]*100" office:value-type="float" office:value="2.85714285714286">
            <text:p>2,9</text:p>
          </table:table-cell>
          <table:table-cell table:formula="of:=1.1+SQRT([.O471]^2+[.I471]^2)" office:value-type="float" office:value="6.85875553449896">
            <text:p>6,9</text:p>
          </table:table-cell>
          <table:table-cell table:formula="of:=TEXT([.J471];&quot;0.0&quot;)&amp;&quot;&lt;20&quot;" office:value-type="string" office:string-value="6,9&lt;20">
            <text:p>6,9&lt;20</text:p>
          </table:table-cell>
          <table:table-cell table:style-name="ce56"/>
          <table:table-cell table:style-name="ce58" table:formula="of:=[.R471]*10^3+100" office:value-type="float" office:value="173">
            <text:p>173</text:p>
          </table:table-cell>
          <table:table-cell table:style-name="ce42" table:formula="of:=[.N472]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/>
          <table:table-cell table:style-name="Default"/>
          <table:table-cell table:style-name="Default" office:value-type="float" office:value="0.073">
            <text:p>0,073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>
            <text:p>365.002</text:p>
          </table:table-cell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72]" office:value-type="float" office:value="101" table:number-columns-spanned="1" table:number-rows-spanned="3">
            <text:p>1,01E+02</text:p>
          </table:table-cell>
          <table:table-cell table:formula="of:=[.M472]" office:value-type="float" office:value="800">
            <text:p>8,00E+02</text:p>
          </table:table-cell>
          <table:table-cell table:style-name="ce24" table:formula="of:=[.G472]-[.N472]" office:value-type="float" office:value="699">
            <text:p>6,99E+02</text:p>
          </table:table-cell>
          <table:table-cell table:formula="of:=(([.G472]-[.N472])-[.C472])/[.C472]*100" office:value-type="float" office:value="-0.142857142857127">
            <text:p>-0,1</text:p>
          </table:table-cell>
          <table:table-cell table:formula="of:=1.1+SQRT([.O472]^2+[.I472]^2)" office:value-type="float" office:value="6.10204040000331">
            <text:p>6,1</text:p>
          </table:table-cell>
          <table:table-cell table:formula="of:=TEXT([.J472];&quot;0.0&quot;)&amp;&quot;&lt;20&quot;" office:value-type="string" office:string-value="6,1&lt;20">
            <text:p>6,1&lt;20</text:p>
          </table:table-cell>
          <table:table-cell/>
          <table:table-cell table:style-name="ce58" table:formula="of:=[.R47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47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472]*[.S4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73]" office:value-type="float" office:value="7200">
            <text:p>7,20E+03</text:p>
          </table:table-cell>
          <table:table-cell table:style-name="ce24" table:formula="of:=[.G473]-[.N473]" office:value-type="float" office:value="7099">
            <text:p>7,10E+03</text:p>
          </table:table-cell>
          <table:table-cell table:formula="of:=(([.G473]-[.N473])-[.C473])/[.C473]*100" office:value-type="float" office:value="1.41428571428571">
            <text:p>1,4</text:p>
          </table:table-cell>
          <table:table-cell table:formula="of:=1.1+SQRT([.O473]^2+[.I473]^2)" office:value-type="float" office:value="6.29617206043378">
            <text:p>6,3</text:p>
          </table:table-cell>
          <table:table-cell table:formula="of:=TEXT([.J473];&quot;0.0&quot;)&amp;&quot;&lt;20&quot;" office:value-type="string" office:string-value="6,3&lt;20">
            <text:p>6,3&lt;20</text:p>
          </table:table-cell>
          <table:table-cell/>
          <table:table-cell table:style-name="ce58" table:formula="of:=[.R473]*10^3+100" office:value-type="float" office:value="7200">
            <text:p>7200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15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473]*[.S4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74]" office:value-type="float" office:value="70100">
            <text:p>7,01E+04</text:p>
          </table:table-cell>
          <table:table-cell table:style-name="ce24" table:formula="of:=[.G474]-[.N474]" office:value-type="float" office:value="69999">
            <text:p>7,00E+04</text:p>
          </table:table-cell>
          <table:table-cell table:formula="of:=(([.G474]-[.N474])-[.C474])/[.C474]*100" office:value-type="float" office:value="-0.00142857142857143">
            <text:p>0,0</text:p>
          </table:table-cell>
          <table:table-cell table:formula="of:=1.1+SQRT([.O474]^2+[.I474]^2)" office:value-type="float" office:value="5.10000025510203">
            <text:p>5,1</text:p>
          </table:table-cell>
          <table:table-cell table:formula="of:=TEXT([.J474];&quot;0.0&quot;)&amp;&quot;&lt;20&quot;" office:value-type="string" office:string-value="5,1&lt;20">
            <text:p>5,1&lt;20</text:p>
          </table:table-cell>
          <table:table-cell/>
          <table:table-cell table:formula="of:=[.R474]*10^3+100" office:value-type="float" office:value="70100">
            <text:p>7,01E+04</text:p>
          </table:table-cell>
          <table:table-cell table:style-name="ce62" table:formula="of:=[.N47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12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474]*[.S4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75]" office:value-type="float" office:value="730000">
            <text:p>7,30E+05</text:p>
          </table:table-cell>
          <table:table-cell/>
          <table:table-cell table:formula="of:=(([.G475]-[.N475])-[.C475])/[.C475]*100" office:value-type="float" office:value="4.28571428571429">
            <text:p>4,3</text:p>
          </table:table-cell>
          <table:table-cell table:formula="of:=1.1+SQRT([.O475]^2+[.I475]^2)" office:value-type="float" office:value="6.9623670081952">
            <text:p>7,0</text:p>
          </table:table-cell>
          <table:table-cell table:formula="of:=TEXT([.J475];&quot;0.0&quot;)&amp;&quot;&lt;20&quot;" office:value-type="string" office:string-value="7,0&lt;20">
            <text:p>7,0&lt;20</text:p>
          </table:table-cell>
          <table:table-cell/>
          <table:table-cell table:formula="of:=[.R475]*10^6" office:value-type="float" office:value="730000">
            <text:p>7,3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3">
            <text:p>0,73</text:p>
          </table:table-cell>
          <table:table-cell office:value-type="float" office:value="1000000">
            <text:p>1000000</text:p>
          </table:table-cell>
          <table:table-cell table:formula="of:=[.Q475]*[.S4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76]" office:value-type="float" office:value="7000000">
            <text:p>7,00E+06</text:p>
          </table:table-cell>
          <table:table-cell/>
          <table:table-cell table:formula="of:=(([.G476]-[.N476])-[.C476])/[.C476]*100" office:value-type="float" office:value="0">
            <text:p>0,0</text:p>
          </table:table-cell>
          <table:table-cell table:formula="of:=1.1+SQRT([.O476]^2+[.I476]^2)" office:value-type="float" office:value="5.1">
            <text:p>5,1</text:p>
          </table:table-cell>
          <table:table-cell table:formula="of:=TEXT([.J476];&quot;0.0&quot;)&amp;&quot;&lt;20&quot;" office:value-type="string" office:string-value="5,1&lt;20">
            <text:p>5,1&lt;20</text:p>
          </table:table-cell>
          <table:table-cell/>
          <table:table-cell table:formula="of:=[.R4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476]*[.S4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77]" office:value-type="float" office:value="68000000">
            <text:p>6,80E+07</text:p>
          </table:table-cell>
          <table:table-cell/>
          <table:table-cell table:formula="of:=(([.G477]-[.N477])-[.C477])/[.C477]*100" office:value-type="float" office:value="-2.85714285714286">
            <text:p>-2,9</text:p>
          </table:table-cell>
          <table:table-cell table:formula="of:=1.1+SQRT([.O477]^2+[.I477]^2)" office:value-type="float" office:value="6.01561443831007">
            <text:p>6,0</text:p>
          </table:table-cell>
          <table:table-cell table:formula="of:=TEXT([.J477];&quot;0.0&quot;)&amp;&quot;&lt;20&quot;" office:value-type="string" office:string-value="6,0&lt;20">
            <text:p>6,0&lt;20</text:p>
          </table:table-cell>
          <table:table-cell/>
          <table:table-cell table:formula="of:=[.R4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477]*[.S4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78]" office:value-type="float" office:value="700000000">
            <text:p>7,00E+08</text:p>
          </table:table-cell>
          <table:table-cell/>
          <table:table-cell table:formula="of:=(([.G478]-[.N478])-[.C478])/[.C478]*100" office:value-type="float" office:value="0">
            <text:p>0,0</text:p>
          </table:table-cell>
          <table:table-cell table:formula="of:=1.1+SQRT([.O478]^2+[.I478]^2)" office:value-type="float" office:value="5.1">
            <text:p>5,1</text:p>
          </table:table-cell>
          <table:table-cell table:formula="of:=TEXT([.J478];&quot;0.0&quot;)&amp;&quot;&lt;20&quot;" office:value-type="string" office:string-value="5,1&lt;20">
            <text:p>5,1&lt;20</text:p>
          </table:table-cell>
          <table:table-cell table:style-name="ce57"/>
          <table:table-cell table:formula="of:=[.R47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478]*[.S4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Default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79]" office:value-type="float" office:value="7100000000">
            <text:p>7,10E+09</text:p>
          </table:table-cell>
          <table:table-cell/>
          <table:table-cell table:formula="of:=(([.G479]-[.N479])-[.C479])/[.C479]*100" office:value-type="float" office:value="1.42857142857143">
            <text:p>1,4</text:p>
          </table:table-cell>
          <table:table-cell table:formula="of:=1.1+SQRT([.O479]^2+[.I479]^2)" office:value-type="float" office:value="5.34744821351957">
            <text:p>5,3</text:p>
          </table:table-cell>
          <table:table-cell table:formula="of:=TEXT([.J479];&quot;0.0&quot;)&amp;&quot;&lt;20&quot;" office:value-type="string" office:string-value="5,3&lt;20">
            <text:p>5,3&lt;20</text:p>
          </table:table-cell>
          <table:table-cell table:style-name="Default"/>
          <table:table-cell table:formula="of:=[.R47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479]*[.S4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0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487]" office:value-type="float" office:value="100" table:number-columns-spanned="1" table:number-rows-spanned="3">
            <text:p>1,00E+02</text:p>
          </table:table-cell>
          <table:table-cell table:formula="of:=[.M487]" office:value-type="float" office:value="860">
            <text:p>8,60E+02</text:p>
          </table:table-cell>
          <table:table-cell table:style-name="ce24" table:formula="of:=[.G487]-[.N487]" office:value-type="float" office:value="760">
            <text:p>7,60E+02</text:p>
          </table:table-cell>
          <table:table-cell table:formula="of:=(([.G487]-[.N487])-[.C487])/[.C487]*100" office:value-type="float" office:value="8.57142857142857">
            <text:p>8,6</text:p>
          </table:table-cell>
          <table:table-cell table:formula="of:=1.1+SQRT([.O487]^2+[.I487]^2)" office:value-type="float" office:value="11.0231742781784">
            <text:p>11,0</text:p>
          </table:table-cell>
          <table:table-cell table:formula="of:=TEXT([.J487];&quot;0.0&quot;)&amp;&quot;&lt;15&quot;" office:value-type="string" office:string-value="11,0&lt;15">
            <text:p>11,0&lt;15</text:p>
          </table:table-cell>
          <table:table-cell table:style-name="ce56"/>
          <table:table-cell table:style-name="ce58" table:formula="of:=[.R487]*10^3+100" office:value-type="float" office:value="860">
            <text:p>86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4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6">
            <text:p>0,76</text:p>
          </table:table-cell>
          <table:table-cell office:value-type="float" office:value="1000">
            <text:p>1000</text:p>
          </table:table-cell>
          <table:table-cell table:formula="of:=[.Q487]*[.S4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488]" office:value-type="float" office:value="7680">
            <text:p>7,68E+03</text:p>
          </table:table-cell>
          <table:table-cell table:style-name="ce24" table:formula="of:=[.G488]-[.N488]" office:value-type="float" office:value="7580">
            <text:p>7,58E+03</text:p>
          </table:table-cell>
          <table:table-cell table:formula="of:=(([.G488]-[.N488])-[.C488])/[.C488]*100" office:value-type="float" office:value="8.28571428571429">
            <text:p>8,3</text:p>
          </table:table-cell>
          <table:table-cell table:formula="of:=1.1+SQRT([.O488]^2+[.I488]^2)" office:value-type="float" office:value="10.7774511739657">
            <text:p>10,8</text:p>
          </table:table-cell>
          <table:table-cell table:formula="of:=TEXT([.J488];&quot;0.0&quot;)&amp;&quot;&lt;15&quot;" office:value-type="string" office:string-value="10,8&lt;15">
            <text:p>10,8&lt;15</text:p>
          </table:table-cell>
          <table:table-cell/>
          <table:table-cell table:style-name="ce58" table:formula="of:=[.R488]*10^3+100" office:value-type="float" office:value="7680">
            <text:p>7680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58">
            <text:p>7,58</text:p>
          </table:table-cell>
          <table:table-cell office:value-type="float" office:value="1000">
            <text:p>1000</text:p>
          </table:table-cell>
          <table:table-cell table:formula="of:=[.Q488]*[.S4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489]" office:value-type="float" office:value="75100">
            <text:p>7,51E+04</text:p>
          </table:table-cell>
          <table:table-cell table:style-name="ce24" table:formula="of:=[.G489]-[.N489]" office:value-type="float" office:value="75000">
            <text:p>7,50E+04</text:p>
          </table:table-cell>
          <table:table-cell table:formula="of:=(([.G489]-[.N489])-[.C489])/[.C489]*100" office:value-type="float" office:value="7.14285714285714">
            <text:p>7,1</text:p>
          </table:table-cell>
          <table:table-cell table:formula="of:=1.1+SQRT([.O489]^2+[.I489]^2)" office:value-type="float" office:value="9.28659930393966">
            <text:p>9,3</text:p>
          </table:table-cell>
          <table:table-cell table:formula="of:=TEXT([.J489];&quot;0.0&quot;)&amp;&quot;&lt;15&quot;" office:value-type="string" office:string-value="9,3&lt;15">
            <text:p>9,3&lt;15</text:p>
          </table:table-cell>
          <table:table-cell/>
          <table:table-cell table:formula="of:=[.R489]*10^3+100" office:value-type="float" office:value="75100">
            <text:p>7,51E+04</text:p>
          </table:table-cell>
          <table:table-cell table:style-name="ce62" table:formula="of:=[.N48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table:formula="of:=[.Q489]*[.S4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490]" office:value-type="float" office:value="742000">
            <text:p>7,42E+05</text:p>
          </table:table-cell>
          <table:table-cell/>
          <table:table-cell table:formula="of:=(([.G490]-[.N490])-[.C490])/[.C490]*100" office:value-type="float" office:value="6">
            <text:p>6,0</text:p>
          </table:table-cell>
          <table:table-cell table:formula="of:=1.1+SQRT([.O490]^2+[.I490]^2)" office:value-type="float" office:value="8.31110255092798">
            <text:p>8,3</text:p>
          </table:table-cell>
          <table:table-cell table:formula="of:=TEXT([.J490];&quot;0.0&quot;)&amp;&quot;&lt;15&quot;" office:value-type="string" office:string-value="8,3&lt;15">
            <text:p>8,3&lt;15</text:p>
          </table:table-cell>
          <table:table-cell/>
          <table:table-cell table:formula="of:=[.R490]*10^6" office:value-type="float" office:value="742000">
            <text:p>7,42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42">
            <text:p>0,742</text:p>
          </table:table-cell>
          <table:table-cell office:value-type="float" office:value="1000000">
            <text:p>1000000</text:p>
          </table:table-cell>
          <table:table-cell table:formula="of:=[.Q490]*[.S4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491]" office:value-type="float" office:value="7360000">
            <text:p>7,36E+06</text:p>
          </table:table-cell>
          <table:table-cell/>
          <table:table-cell table:formula="of:=(([.G491]-[.N491])-[.C491])/[.C491]*100" office:value-type="float" office:value="5.14285714285714">
            <text:p>5,1</text:p>
          </table:table-cell>
          <table:table-cell table:formula="of:=1.1+SQRT([.O491]^2+[.I491]^2)" office:value-type="float" office:value="7.61528814342365">
            <text:p>7,6</text:p>
          </table:table-cell>
          <table:table-cell table:formula="of:=TEXT([.J491];&quot;0.0&quot;)&amp;&quot;&lt;15&quot;" office:value-type="string" office:string-value="7,6&lt;15">
            <text:p>7,6&lt;15</text:p>
          </table:table-cell>
          <table:table-cell/>
          <table:table-cell table:formula="of:=[.R491]*10^6" office:value-type="float" office:value="7360000">
            <text:p>7,36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36">
            <text:p>7,36</text:p>
          </table:table-cell>
          <table:table-cell office:value-type="float" office:value="1000000">
            <text:p>1000000</text:p>
          </table:table-cell>
          <table:table-cell table:formula="of:=[.Q491]*[.S4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492]" office:value-type="float" office:value="73800000">
            <text:p>7,38E+07</text:p>
          </table:table-cell>
          <table:table-cell/>
          <table:table-cell table:formula="of:=(([.G492]-[.N492])-[.C492])/[.C492]*100" office:value-type="float" office:value="5.42857142857143">
            <text:p>5,4</text:p>
          </table:table-cell>
          <table:table-cell table:formula="of:=1.1+SQRT([.O492]^2+[.I492]^2)" office:value-type="float" office:value="7.84309926926054">
            <text:p>7,8</text:p>
          </table:table-cell>
          <table:table-cell table:formula="of:=TEXT([.J492];&quot;0.0&quot;)&amp;&quot;&lt;15&quot;" office:value-type="string" office:string-value="7,8&lt;15">
            <text:p>7,8&lt;15</text:p>
          </table:table-cell>
          <table:table-cell/>
          <table:table-cell table:formula="of:=[.R492]*10^6" office:value-type="float" office:value="73800000">
            <text:p>7,38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3.8">
            <text:p>73,8</text:p>
          </table:table-cell>
          <table:table-cell office:value-type="float" office:value="1000000">
            <text:p>1000000</text:p>
          </table:table-cell>
          <table:table-cell table:formula="of:=[.Q492]*[.S4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493]" office:value-type="float" office:value="720000000">
            <text:p>7,20E+08</text:p>
          </table:table-cell>
          <table:table-cell/>
          <table:table-cell table:formula="of:=(([.G493]-[.N493])-[.C493])/[.C493]*100" office:value-type="float" office:value="2.85714285714286">
            <text:p>2,9</text:p>
          </table:table-cell>
          <table:table-cell table:formula="of:=1.1+SQRT([.O493]^2+[.I493]^2)" office:value-type="float" office:value="6.01561443831007">
            <text:p>6,0</text:p>
          </table:table-cell>
          <table:table-cell table:formula="of:=TEXT([.J493];&quot;0.0&quot;)&amp;&quot;&lt;15&quot;" office:value-type="string" office:string-value="6,0&lt;15">
            <text:p>6,0&lt;15</text:p>
          </table:table-cell>
          <table:table-cell/>
          <table:table-cell table:formula="of:=[.R493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493]*[.S4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494]" office:value-type="float" office:value="0">
            <text:p>0,00E+00</text:p>
          </table:table-cell>
          <table:table-cell/>
          <table:table-cell table:formula="of:=(([.G494]-[.N494])-[.C494])/[.C494]*100" office:value-type="float" office:value="-100">
            <text:p>-100,0</text:p>
          </table:table-cell>
          <table:table-cell table:formula="of:=1.1+SQRT([.O494]^2+[.I494]^2)" office:value-type="float" office:value="101.179968025574">
            <text:p>101,2</text:p>
          </table:table-cell>
          <table:table-cell table:formula="of:=TEXT([.J494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49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494]*[.S4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4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02]" office:value-type="float" office:value="100" table:number-columns-spanned="1" table:number-rows-spanned="3">
            <text:p>1,00E+02</text:p>
          </table:table-cell>
          <table:table-cell table:formula="of:=[.M502]" office:value-type="float" office:value="823">
            <text:p>8,23E+02</text:p>
          </table:table-cell>
          <table:table-cell table:style-name="ce24" table:formula="of:=[.G502]-[.N502]" office:value-type="float" office:value="723">
            <text:p>7,23E+02</text:p>
          </table:table-cell>
          <table:table-cell table:formula="of:=(([.G502]-[.N502])-[.C502])/[.C502]*100" office:value-type="float" office:value="3.28571428571429">
            <text:p>3,3</text:p>
          </table:table-cell>
          <table:table-cell table:formula="of:=1.1+SQRT([.O502]^2+[.I502]^2)" office:value-type="float" office:value="7.08296902610626">
            <text:p>7,1</text:p>
          </table:table-cell>
          <table:table-cell table:formula="of:=TEXT([.J502];&quot;0.0&quot;)&amp;&quot;&lt;15&quot;" office:value-type="string" office:string-value="7,1&lt;15">
            <text:p>7,1&lt;15</text:p>
          </table:table-cell>
          <table:table-cell table:style-name="ce56"/>
          <table:table-cell table:style-name="ce58" table:formula="of:=[.R502]*10^3+100" office:value-type="float" office:value="823">
            <text:p>823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3">
            <text:p>0,723</text:p>
          </table:table-cell>
          <table:table-cell office:value-type="float" office:value="1000">
            <text:p>1000</text:p>
          </table:table-cell>
          <table:table-cell table:formula="of:=[.Q502]*[.S5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03]" office:value-type="float" office:value="7590">
            <text:p>7,59E+03</text:p>
          </table:table-cell>
          <table:table-cell table:style-name="ce24" table:formula="of:=[.G503]-[.N503]" office:value-type="float" office:value="7490">
            <text:p>7,49E+03</text:p>
          </table:table-cell>
          <table:table-cell table:formula="of:=(([.G503]-[.N503])-[.C503])/[.C503]*100" office:value-type="float" office:value="7">
            <text:p>7,0</text:p>
          </table:table-cell>
          <table:table-cell table:formula="of:=1.1+SQRT([.O503]^2+[.I503]^2)" office:value-type="float" office:value="9.70232526704263">
            <text:p>9,7</text:p>
          </table:table-cell>
          <table:table-cell table:formula="of:=TEXT([.J503];&quot;0.0&quot;)&amp;&quot;&lt;15&quot;" office:value-type="string" office:string-value="9,7&lt;15">
            <text:p>9,7&lt;15</text:p>
          </table:table-cell>
          <table:table-cell/>
          <table:table-cell table:style-name="ce58" table:formula="of:=[.R503]*10^3+100" office:value-type="float" office:value="7590">
            <text:p>7590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49">
            <text:p>7,49</text:p>
          </table:table-cell>
          <table:table-cell office:value-type="float" office:value="1000">
            <text:p>1000</text:p>
          </table:table-cell>
          <table:table-cell table:formula="of:=[.Q503]*[.S5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04]" office:value-type="float" office:value="71600">
            <text:p>7,16E+04</text:p>
          </table:table-cell>
          <table:table-cell table:style-name="ce24" table:formula="of:=[.G504]-[.N504]" office:value-type="float" office:value="71500">
            <text:p>7,15E+04</text:p>
          </table:table-cell>
          <table:table-cell table:formula="of:=(([.G504]-[.N504])-[.C504])/[.C504]*100" office:value-type="float" office:value="2.14285714285714">
            <text:p>2,1</text:p>
          </table:table-cell>
          <table:table-cell table:formula="of:=1.1+SQRT([.O504]^2+[.I504]^2)" office:value-type="float" office:value="5.63782290693388">
            <text:p>5,6</text:p>
          </table:table-cell>
          <table:table-cell table:formula="of:=TEXT([.J504];&quot;0.0&quot;)&amp;&quot;&lt;15&quot;" office:value-type="string" office:string-value="5,6&lt;15">
            <text:p>5,6&lt;15</text:p>
          </table:table-cell>
          <table:table-cell/>
          <table:table-cell table:formula="of:=[.R504]*10^3+100" office:value-type="float" office:value="71600">
            <text:p>7,16E+04</text:p>
          </table:table-cell>
          <table:table-cell table:style-name="ce62" table:formula="of:=[.N502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504]*[.S5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05]" office:value-type="float" office:value="726000">
            <text:p>7,26E+05</text:p>
          </table:table-cell>
          <table:table-cell/>
          <table:table-cell table:formula="of:=(([.G505]-[.N505])-[.C505])/[.C505]*100" office:value-type="float" office:value="3.71428571428571">
            <text:p>3,7</text:p>
          </table:table-cell>
          <table:table-cell table:formula="of:=1.1+SQRT([.O505]^2+[.I505]^2)" office:value-type="float" office:value="6.55856376415509">
            <text:p>6,6</text:p>
          </table:table-cell>
          <table:table-cell table:formula="of:=TEXT([.J505];&quot;0.0&quot;)&amp;&quot;&lt;15&quot;" office:value-type="string" office:string-value="6,6&lt;15">
            <text:p>6,6&lt;15</text:p>
          </table:table-cell>
          <table:table-cell/>
          <table:table-cell table:formula="of:=[.R505]*10^6" office:value-type="float" office:value="726000">
            <text:p>7,26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6">
            <text:p>0,726</text:p>
          </table:table-cell>
          <table:table-cell office:value-type="float" office:value="1000000">
            <text:p>1000000</text:p>
          </table:table-cell>
          <table:table-cell table:formula="of:=[.Q505]*[.S5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06]" office:value-type="float" office:value="7200000">
            <text:p>7,20E+06</text:p>
          </table:table-cell>
          <table:table-cell/>
          <table:table-cell table:formula="of:=(([.G506]-[.N506])-[.C506])/[.C506]*100" office:value-type="float" office:value="2.85714285714286">
            <text:p>2,9</text:p>
          </table:table-cell>
          <table:table-cell table:formula="of:=1.1+SQRT([.O506]^2+[.I506]^2)" office:value-type="float" office:value="6.01561443831007">
            <text:p>6,0</text:p>
          </table:table-cell>
          <table:table-cell table:formula="of:=TEXT([.J506];&quot;0.0&quot;)&amp;&quot;&lt;15&quot;" office:value-type="string" office:string-value="6,0&lt;15">
            <text:p>6,0&lt;15</text:p>
          </table:table-cell>
          <table:table-cell/>
          <table:table-cell table:formula="of:=[.R506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506]*[.S5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07]" office:value-type="float" office:value="65500000">
            <text:p>6,55E+07</text:p>
          </table:table-cell>
          <table:table-cell/>
          <table:table-cell table:formula="of:=(([.G507]-[.N507])-[.C507])/[.C507]*100" office:value-type="float" office:value="-6.42857142857143">
            <text:p>-6,4</text:p>
          </table:table-cell>
          <table:table-cell table:formula="of:=1.1+SQRT([.O507]^2+[.I507]^2)" office:value-type="float" office:value="8.67142857142857">
            <text:p>8,7</text:p>
          </table:table-cell>
          <table:table-cell table:formula="of:=TEXT([.J507];&quot;0.0&quot;)&amp;&quot;&lt;15&quot;" office:value-type="string" office:string-value="8,7&lt;15">
            <text:p>8,7&lt;15</text:p>
          </table:table-cell>
          <table:table-cell/>
          <table:table-cell table:formula="of:=[.R507]*10^6" office:value-type="float" office:value="65500000">
            <text:p>6,55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5.5">
            <text:p>65,5</text:p>
          </table:table-cell>
          <table:table-cell office:value-type="float" office:value="1000000">
            <text:p>1000000</text:p>
          </table:table-cell>
          <table:table-cell table:formula="of:=[.Q507]*[.S5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08]" office:value-type="float" office:value="710000000">
            <text:p>7,10E+08</text:p>
          </table:table-cell>
          <table:table-cell/>
          <table:table-cell table:formula="of:=(([.G508]-[.N508])-[.C508])/[.C508]*100" office:value-type="float" office:value="1.42857142857143">
            <text:p>1,4</text:p>
          </table:table-cell>
          <table:table-cell table:formula="of:=1.1+SQRT([.O508]^2+[.I508]^2)" office:value-type="float" office:value="5.34744821351957">
            <text:p>5,3</text:p>
          </table:table-cell>
          <table:table-cell table:formula="of:=TEXT([.J508];&quot;0.0&quot;)&amp;&quot;&lt;15&quot;" office:value-type="string" office:string-value="5,3&lt;15">
            <text:p>5,3&lt;15</text:p>
          </table:table-cell>
          <table:table-cell/>
          <table:table-cell table:formula="of:=[.R50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08]*[.S5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09]" office:value-type="float" office:value="0">
            <text:p>0,00E+00</text:p>
          </table:table-cell>
          <table:table-cell/>
          <table:table-cell table:formula="of:=(([.G509]-[.N509])-[.C509])/[.C509]*100" office:value-type="float" office:value="-100">
            <text:p>-100,0</text:p>
          </table:table-cell>
          <table:table-cell table:formula="of:=1.1+SQRT([.O509]^2+[.I509]^2)" office:value-type="float" office:value="101.179968025574">
            <text:p>101,2</text:p>
          </table:table-cell>
          <table:table-cell table:formula="of:=TEXT([.J509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50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09]*[.S5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6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17]" office:value-type="float" office:value="100" table:number-columns-spanned="1" table:number-rows-spanned="3">
            <text:p>1,00E+02</text:p>
          </table:table-cell>
          <table:table-cell table:formula="of:=[.M517]" office:value-type="float" office:value="810">
            <text:p>8,10E+02</text:p>
          </table:table-cell>
          <table:table-cell table:style-name="ce24" table:formula="of:=[.G517]-[.N517]" office:value-type="float" office:value="710">
            <text:p>7,10E+02</text:p>
          </table:table-cell>
          <table:table-cell table:formula="of:=(([.G517]-[.N517])-[.C517])/[.C517]*100" office:value-type="float" office:value="1.42857142857143">
            <text:p>1,4</text:p>
          </table:table-cell>
          <table:table-cell table:formula="of:=1.1+SQRT([.O517]^2+[.I517]^2)" office:value-type="float" office:value="6.30007849234323">
            <text:p>6,3</text:p>
          </table:table-cell>
          <table:table-cell table:formula="of:=TEXT([.J51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1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17]*[.S5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0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18]" office:value-type="float" office:value="7300">
            <text:p>7,30E+03</text:p>
          </table:table-cell>
          <table:table-cell table:style-name="ce24" table:formula="of:=[.G518]-[.N518]" office:value-type="float" office:value="7200">
            <text:p>7,20E+03</text:p>
          </table:table-cell>
          <table:table-cell table:formula="of:=(([.G518]-[.N518])-[.C518])/[.C518]*100" office:value-type="float" office:value="2.85714285714286">
            <text:p>2,9</text:p>
          </table:table-cell>
          <table:table-cell table:formula="of:=1.1+SQRT([.O518]^2+[.I518]^2)" office:value-type="float" office:value="6.85875553449896">
            <text:p>6,9</text:p>
          </table:table-cell>
          <table:table-cell table:formula="of:=TEXT([.J518];&quot;0.0&quot;)&amp;&quot;&lt;15&quot;" office:value-type="string" office:string-value="6,9&lt;15">
            <text:p>6,9&lt;15</text:p>
          </table:table-cell>
          <table:table-cell/>
          <table:table-cell table:style-name="ce58" table:formula="of:=[.R518]*10^3+100" office:value-type="float" office:value="7300">
            <text:p>7300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518]*[.S5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19]" office:value-type="float" office:value="72900">
            <text:p>7,29E+04</text:p>
          </table:table-cell>
          <table:table-cell table:style-name="ce24" table:formula="of:=[.G519]-[.N519]" office:value-type="float" office:value="72800">
            <text:p>7,28E+04</text:p>
          </table:table-cell>
          <table:table-cell table:formula="of:=(([.G519]-[.N519])-[.C519])/[.C519]*100" office:value-type="float" office:value="4">
            <text:p>4,0</text:p>
          </table:table-cell>
          <table:table-cell table:formula="of:=1.1+SQRT([.O519]^2+[.I519]^2)" office:value-type="float" office:value="6.75685424949238">
            <text:p>6,8</text:p>
          </table:table-cell>
          <table:table-cell table:formula="of:=TEXT([.J519];&quot;0.0&quot;)&amp;&quot;&lt;15&quot;" office:value-type="string" office:string-value="6,8&lt;15">
            <text:p>6,8&lt;15</text:p>
          </table:table-cell>
          <table:table-cell/>
          <table:table-cell table:formula="of:=[.R519]*10^3+100" office:value-type="float" office:value="72900">
            <text:p>7,29E+04</text:p>
          </table:table-cell>
          <table:table-cell table:style-name="ce62" table:formula="of:=[.N51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.8">
            <text:p>72,8</text:p>
          </table:table-cell>
          <table:table-cell office:value-type="float" office:value="1000">
            <text:p>1000</text:p>
          </table:table-cell>
          <table:table-cell table:formula="of:=[.Q519]*[.S5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20]" office:value-type="float" office:value="718000">
            <text:p>7,18E+05</text:p>
          </table:table-cell>
          <table:table-cell/>
          <table:table-cell table:formula="of:=(([.G520]-[.N520])-[.C520])/[.C520]*100" office:value-type="float" office:value="2.57142857142857">
            <text:p>2,6</text:p>
          </table:table-cell>
          <table:table-cell table:formula="of:=1.1+SQRT([.O520]^2+[.I520]^2)" office:value-type="float" office:value="5.85523342202664">
            <text:p>5,9</text:p>
          </table:table-cell>
          <table:table-cell table:formula="of:=TEXT([.J520];&quot;0.0&quot;)&amp;&quot;&lt;15&quot;" office:value-type="string" office:string-value="5,9&lt;15">
            <text:p>5,9&lt;15</text:p>
          </table:table-cell>
          <table:table-cell/>
          <table:table-cell table:formula="of:=[.R520]*10^6" office:value-type="float" office:value="718000">
            <text:p>7,1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8">
            <text:p>0,718</text:p>
          </table:table-cell>
          <table:table-cell office:value-type="float" office:value="1000000">
            <text:p>1000000</text:p>
          </table:table-cell>
          <table:table-cell table:formula="of:=[.Q520]*[.S5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21]" office:value-type="float" office:value="7190000">
            <text:p>7,19E+06</text:p>
          </table:table-cell>
          <table:table-cell/>
          <table:table-cell table:formula="of:=(([.G521]-[.N521])-[.C521])/[.C521]*100" office:value-type="float" office:value="2.71428571428571">
            <text:p>2,7</text:p>
          </table:table-cell>
          <table:table-cell table:formula="of:=1.1+SQRT([.O521]^2+[.I521]^2)" office:value-type="float" office:value="5.93397837591104">
            <text:p>5,9</text:p>
          </table:table-cell>
          <table:table-cell table:formula="of:=TEXT([.J521];&quot;0.0&quot;)&amp;&quot;&lt;15&quot;" office:value-type="string" office:string-value="5,9&lt;15">
            <text:p>5,9&lt;15</text:p>
          </table:table-cell>
          <table:table-cell/>
          <table:table-cell table:formula="of:=[.R521]*10^6" office:value-type="float" office:value="7190000">
            <text:p>7,19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9">
            <text:p>7,19</text:p>
          </table:table-cell>
          <table:table-cell office:value-type="float" office:value="1000000">
            <text:p>1000000</text:p>
          </table:table-cell>
          <table:table-cell table:formula="of:=[.Q521]*[.S5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22]" office:value-type="float" office:value="72700000">
            <text:p>7,27E+07</text:p>
          </table:table-cell>
          <table:table-cell/>
          <table:table-cell table:formula="of:=(([.G522]-[.N522])-[.C522])/[.C522]*100" office:value-type="float" office:value="3.85714285714286">
            <text:p>3,9</text:p>
          </table:table-cell>
          <table:table-cell table:formula="of:=1.1+SQRT([.O522]^2+[.I522]^2)" office:value-type="float" office:value="6.65675723965049">
            <text:p>6,7</text:p>
          </table:table-cell>
          <table:table-cell table:formula="of:=TEXT([.J522];&quot;0.0&quot;)&amp;&quot;&lt;15&quot;" office:value-type="string" office:string-value="6,7&lt;15">
            <text:p>6,7&lt;15</text:p>
          </table:table-cell>
          <table:table-cell/>
          <table:table-cell table:formula="of:=[.R522]*10^6" office:value-type="float" office:value="72700000">
            <text:p>7,27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7">
            <text:p>72,7</text:p>
          </table:table-cell>
          <table:table-cell office:value-type="float" office:value="1000000">
            <text:p>1000000</text:p>
          </table:table-cell>
          <table:table-cell table:formula="of:=[.Q522]*[.S5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23]" office:value-type="float" office:value="695000000">
            <text:p>6,95E+08</text:p>
          </table:table-cell>
          <table:table-cell/>
          <table:table-cell table:formula="of:=(([.G523]-[.N523])-[.C523])/[.C523]*100" office:value-type="float" office:value="-0.714285714285697">
            <text:p>-0,7</text:p>
          </table:table-cell>
          <table:table-cell table:formula="of:=1.1+SQRT([.O523]^2+[.I523]^2)" office:value-type="float" office:value="5.16327504380797">
            <text:p>5,2</text:p>
          </table:table-cell>
          <table:table-cell table:formula="of:=TEXT([.J523];&quot;0.0&quot;)&amp;&quot;&lt;15&quot;" office:value-type="string" office:string-value="5,2&lt;15">
            <text:p>5,2&lt;15</text:p>
          </table:table-cell>
          <table:table-cell/>
          <table:table-cell table:formula="of:=[.R523]*10^9" office:value-type="float" office:value="695000000">
            <text:p>6,95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5">
            <text:p>0,695</text:p>
          </table:table-cell>
          <table:table-cell table:style-name="ce71" office:value-type="float" office:value="1000000000">
            <text:p>1000000000</text:p>
          </table:table-cell>
          <table:table-cell table:formula="of:=[.Q523]*[.S5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24]" office:value-type="float" office:value="0">
            <text:p>0,00E+00</text:p>
          </table:table-cell>
          <table:table-cell/>
          <table:table-cell table:formula="of:=(([.G524]-[.N524])-[.C524])/[.C524]*100" office:value-type="float" office:value="-100">
            <text:p>-100,0</text:p>
          </table:table-cell>
          <table:table-cell table:formula="of:=1.1+SQRT([.O524]^2+[.I524]^2)" office:value-type="float" office:value="101.179968025574">
            <text:p>101,2</text:p>
          </table:table-cell>
          <table:table-cell table:formula="of:=TEXT([.J524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52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0">
            <text:p>0</text:p>
          </table:table-cell>
          <table:table-cell table:style-name="ce71" office:value-type="float" office:value="1000000000">
            <text:p>1000000000</text:p>
          </table:table-cell>
          <table:table-cell table:formula="of:=[.Q524]*[.S5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32]" office:value-type="float" office:value="107" table:number-columns-spanned="1" table:number-rows-spanned="3">
            <text:p>1,07E+02</text:p>
          </table:table-cell>
          <table:table-cell table:formula="of:=[.M532]" office:value-type="float" office:value="800">
            <text:p>8,00E+02</text:p>
          </table:table-cell>
          <table:table-cell table:style-name="ce24" table:formula="of:=[.G532]-[.N532]" office:value-type="float" office:value="693">
            <text:p>6,93E+02</text:p>
          </table:table-cell>
          <table:table-cell table:formula="of:=(([.G532]-[.N532])-[.C532])/[.C532]*100" office:value-type="float" office:value="-0.999999999999984">
            <text:p>-1,0</text:p>
          </table:table-cell>
          <table:table-cell table:formula="of:=1.1+SQRT([.O532]^2+[.I532]^2)" office:value-type="float" office:value="6.19901951359278">
            <text:p>6,2</text:p>
          </table:table-cell>
          <table:table-cell table:formula="of:=TEXT([.J53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32]*10^3+100" office:value-type="float" office:value="800">
            <text:p>80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5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32]*[.S5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33]" office:value-type="float" office:value="7000">
            <text:p>7,00E+03</text:p>
          </table:table-cell>
          <table:table-cell table:style-name="ce24" table:formula="of:=[.G533]-[.N533]" office:value-type="float" office:value="6893">
            <text:p>6,89E+03</text:p>
          </table:table-cell>
          <table:table-cell table:formula="of:=(([.G533]-[.N533])-[.C533])/[.C533]*100" office:value-type="float" office:value="-1.52857142857143">
            <text:p>-1,5</text:p>
          </table:table-cell>
          <table:table-cell table:formula="of:=1.1+SQRT([.O533]^2+[.I533]^2)" office:value-type="float" office:value="6.32843481476483">
            <text:p>6,3</text:p>
          </table:table-cell>
          <table:table-cell table:formula="of:=TEXT([.J533];&quot;0.0&quot;)&amp;&quot;&lt;15&quot;" office:value-type="string" office:string-value="6,3&lt;15">
            <text:p>6,3&lt;15</text:p>
          </table:table-cell>
          <table:table-cell/>
          <table:table-cell table:style-name="ce58" table:formula="of:=[.R533]*10^3+100" office:value-type="float" office:value="7000">
            <text:p>7000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33]*[.S5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34]" office:value-type="float" office:value="73100">
            <text:p>7,31E+04</text:p>
          </table:table-cell>
          <table:table-cell table:style-name="ce24" table:formula="of:=[.G534]-[.N534]" office:value-type="float" office:value="72993">
            <text:p>7,30E+04</text:p>
          </table:table-cell>
          <table:table-cell table:formula="of:=(([.G534]-[.N534])-[.C534])/[.C534]*100" office:value-type="float" office:value="4.27571428571429">
            <text:p>4,3</text:p>
          </table:table-cell>
          <table:table-cell table:formula="of:=1.1+SQRT([.O534]^2+[.I534]^2)" office:value-type="float" office:value="6.95506043120489">
            <text:p>7,0</text:p>
          </table:table-cell>
          <table:table-cell table:formula="of:=TEXT([.J534];&quot;0.0&quot;)&amp;&quot;&lt;15&quot;" office:value-type="string" office:string-value="7,0&lt;15">
            <text:p>7,0&lt;15</text:p>
          </table:table-cell>
          <table:table-cell/>
          <table:table-cell table:formula="of:=[.R534]*10^3+100" office:value-type="float" office:value="73100">
            <text:p>7,31E+04</text:p>
          </table:table-cell>
          <table:table-cell table:style-name="ce62" table:formula="of:=[.N53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34]*[.S5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35]" office:value-type="float" office:value="690000">
            <text:p>6,90E+05</text:p>
          </table:table-cell>
          <table:table-cell/>
          <table:table-cell table:formula="of:=(([.G535]-[.N535])-[.C535])/[.C535]*100" office:value-type="float" office:value="-1.42857142857143">
            <text:p>-1,4</text:p>
          </table:table-cell>
          <table:table-cell table:formula="of:=1.1+SQRT([.O535]^2+[.I535]^2)" office:value-type="float" office:value="5.34744821351957">
            <text:p>5,3</text:p>
          </table:table-cell>
          <table:table-cell table:formula="of:=TEXT([.J535];&quot;0.0&quot;)&amp;&quot;&lt;15&quot;" office:value-type="string" office:string-value="5,3&lt;15">
            <text:p>5,3&lt;15</text:p>
          </table:table-cell>
          <table:table-cell/>
          <table:table-cell table:formula="of:=[.R53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35]*[.S5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36]" office:value-type="float" office:value="7000000">
            <text:p>7,00E+06</text:p>
          </table:table-cell>
          <table:table-cell/>
          <table:table-cell table:formula="of:=(([.G536]-[.N536])-[.C536])/[.C536]*100" office:value-type="float" office:value="0">
            <text:p>0,0</text:p>
          </table:table-cell>
          <table:table-cell table:formula="of:=1.1+SQRT([.O536]^2+[.I536]^2)" office:value-type="float" office:value="5.1">
            <text:p>5,1</text:p>
          </table:table-cell>
          <table:table-cell table:formula="of:=TEXT([.J536];&quot;0.0&quot;)&amp;&quot;&lt;15&quot;" office:value-type="string" office:string-value="5,1&lt;15">
            <text:p>5,1&lt;15</text:p>
          </table:table-cell>
          <table:table-cell/>
          <table:table-cell table:formula="of:=[.R53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536]*[.S5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37]" office:value-type="float" office:value="69000000">
            <text:p>6,90E+07</text:p>
          </table:table-cell>
          <table:table-cell/>
          <table:table-cell table:formula="of:=(([.G537]-[.N537])-[.C537])/[.C537]*100" office:value-type="float" office:value="-1.42857142857143">
            <text:p>-1,4</text:p>
          </table:table-cell>
          <table:table-cell table:formula="of:=1.1+SQRT([.O537]^2+[.I537]^2)" office:value-type="float" office:value="5.34744821351957">
            <text:p>5,3</text:p>
          </table:table-cell>
          <table:table-cell table:formula="of:=TEXT([.J537];&quot;0.0&quot;)&amp;&quot;&lt;15&quot;" office:value-type="string" office:string-value="5,3&lt;15">
            <text:p>5,3&lt;15</text:p>
          </table:table-cell>
          <table:table-cell/>
          <table:table-cell table:formula="of:=[.R5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37]*[.S5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38]" office:value-type="float" office:value="690000000">
            <text:p>6,90E+08</text:p>
          </table:table-cell>
          <table:table-cell/>
          <table:table-cell table:formula="of:=(([.G538]-[.N538])-[.C538])/[.C538]*100" office:value-type="float" office:value="-1.42857142857143">
            <text:p>-1,4</text:p>
          </table:table-cell>
          <table:table-cell table:formula="of:=1.1+SQRT([.O538]^2+[.I538]^2)" office:value-type="float" office:value="5.34744821351957">
            <text:p>5,3</text:p>
          </table:table-cell>
          <table:table-cell table:formula="of:=TEXT([.J538];&quot;0.0&quot;)&amp;&quot;&lt;15&quot;" office:value-type="string" office:string-value="5,3&lt;15">
            <text:p>5,3&lt;15</text:p>
          </table:table-cell>
          <table:table-cell/>
          <table:table-cell table:formula="of:=[.R53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538]*[.S5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39]" office:value-type="float" office:value="6900000000">
            <text:p>6,90E+09</text:p>
          </table:table-cell>
          <table:table-cell/>
          <table:table-cell table:formula="of:=(([.G539]-[.N539])-[.C539])/[.C539]*100" office:value-type="float" office:value="-1.42857142857143">
            <text:p>-1,4</text:p>
          </table:table-cell>
          <table:table-cell table:formula="of:=1.1+SQRT([.O539]^2+[.I539]^2)" office:value-type="float" office:value="5.34744821351957">
            <text:p>5,3</text:p>
          </table:table-cell>
          <table:table-cell table:formula="of:=TEXT([.J539];&quot;0.0&quot;)&amp;&quot;&lt;15&quot;" office:value-type="string" office:string-value="5,3&lt;15">
            <text:p>5,3&lt;15</text:p>
          </table:table-cell>
          <table:table-cell table:style-name="ce57"/>
          <table:table-cell table:formula="of:=[.R53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539]*[.S5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47]" office:value-type="float" office:value="100" table:number-columns-spanned="1" table:number-rows-spanned="3">
            <text:p>1,00E+02</text:p>
          </table:table-cell>
          <table:table-cell table:formula="of:=[.M547]" office:value-type="float" office:value="790">
            <text:p>7,90E+02</text:p>
          </table:table-cell>
          <table:table-cell table:style-name="ce24" table:formula="of:=[.G547]-[.N547]" office:value-type="float" office:value="690">
            <text:p>6,90E+02</text:p>
          </table:table-cell>
          <table:table-cell table:formula="of:=(([.G547]-[.N547])-[.C547])/[.C547]*100" office:value-type="float" office:value="-1.42857142857141">
            <text:p>-1,4</text:p>
          </table:table-cell>
          <table:table-cell table:formula="of:=1.1+SQRT([.O547]^2+[.I547]^2)" office:value-type="float" office:value="6.30007849234322">
            <text:p>6,3</text:p>
          </table:table-cell>
          <table:table-cell table:formula="of:=TEXT([.J54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47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5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47]*[.S5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48]" office:value-type="float" office:value="7000">
            <text:p>7,00E+03</text:p>
          </table:table-cell>
          <table:table-cell table:style-name="ce24" table:formula="of:=[.G548]-[.N548]" office:value-type="float" office:value="6900">
            <text:p>6,90E+03</text:p>
          </table:table-cell>
          <table:table-cell table:formula="of:=(([.G548]-[.N548])-[.C548])/[.C548]*100" office:value-type="float" office:value="-1.42857142857143">
            <text:p>-1,4</text:p>
          </table:table-cell>
          <table:table-cell table:formula="of:=1.1+SQRT([.O548]^2+[.I548]^2)" office:value-type="float" office:value="6.30007849234323">
            <text:p>6,3</text:p>
          </table:table-cell>
          <table:table-cell table:formula="of:=TEXT([.J548];&quot;0.0&quot;)&amp;&quot;&lt;15&quot;" office:value-type="string" office:string-value="6,3&lt;15">
            <text:p>6,3&lt;15</text:p>
          </table:table-cell>
          <table:table-cell/>
          <table:table-cell table:style-name="ce58" table:formula="of:=[.R548]*10^3+100" office:value-type="float" office:value="7000">
            <text:p>7000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3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48]*[.S5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49]" office:value-type="float" office:value="71100">
            <text:p>7,11E+04</text:p>
          </table:table-cell>
          <table:table-cell table:style-name="ce24" table:formula="of:=[.G549]-[.N549]" office:value-type="float" office:value="71000">
            <text:p>7,10E+04</text:p>
          </table:table-cell>
          <table:table-cell table:formula="of:=(([.G549]-[.N549])-[.C549])/[.C549]*100" office:value-type="float" office:value="1.42857142857143">
            <text:p>1,4</text:p>
          </table:table-cell>
          <table:table-cell table:formula="of:=1.1+SQRT([.O549]^2+[.I549]^2)" office:value-type="float" office:value="5.34744821351957">
            <text:p>5,3</text:p>
          </table:table-cell>
          <table:table-cell table:formula="of:=TEXT([.J549];&quot;0.0&quot;)&amp;&quot;&lt;15&quot;" office:value-type="string" office:string-value="5,3&lt;15">
            <text:p>5,3&lt;15</text:p>
          </table:table-cell>
          <table:table-cell/>
          <table:table-cell table:formula="of:=[.R549]*10^3+100" office:value-type="float" office:value="71100">
            <text:p>7,11E+04</text:p>
          </table:table-cell>
          <table:table-cell table:style-name="ce62" table:formula="of:=[.N54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3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49]*[.S5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50]" office:value-type="float" office:value="690000">
            <text:p>6,90E+05</text:p>
          </table:table-cell>
          <table:table-cell/>
          <table:table-cell table:formula="of:=(([.G550]-[.N550])-[.C550])/[.C550]*100" office:value-type="float" office:value="-1.42857142857143">
            <text:p>-1,4</text:p>
          </table:table-cell>
          <table:table-cell table:formula="of:=1.1+SQRT([.O550]^2+[.I550]^2)" office:value-type="float" office:value="5.34744821351957">
            <text:p>5,3</text:p>
          </table:table-cell>
          <table:table-cell table:formula="of:=TEXT([.J550];&quot;0.0&quot;)&amp;&quot;&lt;15&quot;" office:value-type="string" office:string-value="5,3&lt;15">
            <text:p>5,3&lt;15</text:p>
          </table:table-cell>
          <table:table-cell/>
          <table:table-cell table:formula="of:=[.R55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50]*[.S5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51]" office:value-type="float" office:value="6800000">
            <text:p>6,80E+06</text:p>
          </table:table-cell>
          <table:table-cell/>
          <table:table-cell table:formula="of:=(([.G551]-[.N551])-[.C551])/[.C551]*100" office:value-type="float" office:value="-2.85714285714286">
            <text:p>-2,9</text:p>
          </table:table-cell>
          <table:table-cell table:formula="of:=1.1+SQRT([.O551]^2+[.I551]^2)" office:value-type="float" office:value="6.01561443831007">
            <text:p>6,0</text:p>
          </table:table-cell>
          <table:table-cell table:formula="of:=TEXT([.J551];&quot;0.0&quot;)&amp;&quot;&lt;15&quot;" office:value-type="string" office:string-value="6,0&lt;15">
            <text:p>6,0&lt;15</text:p>
          </table:table-cell>
          <table:table-cell/>
          <table:table-cell table:formula="of:=[.R55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51]*[.S5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52]" office:value-type="float" office:value="68000000">
            <text:p>6,80E+07</text:p>
          </table:table-cell>
          <table:table-cell/>
          <table:table-cell table:formula="of:=(([.G552]-[.N552])-[.C552])/[.C552]*100" office:value-type="float" office:value="-2.85714285714286">
            <text:p>-2,9</text:p>
          </table:table-cell>
          <table:table-cell table:formula="of:=1.1+SQRT([.O552]^2+[.I552]^2)" office:value-type="float" office:value="6.01561443831007">
            <text:p>6,0</text:p>
          </table:table-cell>
          <table:table-cell table:formula="of:=TEXT([.J552];&quot;0.0&quot;)&amp;&quot;&lt;15&quot;" office:value-type="string" office:string-value="6,0&lt;15">
            <text:p>6,0&lt;15</text:p>
          </table:table-cell>
          <table:table-cell/>
          <table:table-cell table:formula="of:=[.R55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52]*[.S5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53]" office:value-type="float" office:value="700000000">
            <text:p>7,00E+08</text:p>
          </table:table-cell>
          <table:table-cell/>
          <table:table-cell table:formula="of:=(([.G553]-[.N553])-[.C553])/[.C553]*100" office:value-type="float" office:value="0">
            <text:p>0,0</text:p>
          </table:table-cell>
          <table:table-cell table:formula="of:=1.1+SQRT([.O553]^2+[.I553]^2)" office:value-type="float" office:value="5.1">
            <text:p>5,1</text:p>
          </table:table-cell>
          <table:table-cell table:formula="of:=TEXT([.J553];&quot;0.0&quot;)&amp;&quot;&lt;15&quot;" office:value-type="string" office:string-value="5,1&lt;15">
            <text:p>5,1&lt;15</text:p>
          </table:table-cell>
          <table:table-cell/>
          <table:table-cell table:formula="of:=[.R55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53]*[.S5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54]" office:value-type="float" office:value="7100000000">
            <text:p>7,10E+09</text:p>
          </table:table-cell>
          <table:table-cell/>
          <table:table-cell table:formula="of:=(([.G554]-[.N554])-[.C554])/[.C554]*100" office:value-type="float" office:value="1.42857142857143">
            <text:p>1,4</text:p>
          </table:table-cell>
          <table:table-cell table:formula="of:=1.1+SQRT([.O554]^2+[.I554]^2)" office:value-type="float" office:value="5.34744821351957">
            <text:p>5,3</text:p>
          </table:table-cell>
          <table:table-cell table:formula="of:=TEXT([.J554];&quot;0.0&quot;)&amp;&quot;&lt;15&quot;" office:value-type="string" office:string-value="5,3&lt;15">
            <text:p>5,3&lt;15</text:p>
          </table:table-cell>
          <table:table-cell table:style-name="ce57"/>
          <table:table-cell table:formula="of:=[.R55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54]*[.S5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62]" office:value-type="float" office:value="101" table:number-columns-spanned="1" table:number-rows-spanned="3">
            <text:p>1,01E+02</text:p>
          </table:table-cell>
          <table:table-cell table:formula="of:=[.M562]" office:value-type="float" office:value="800">
            <text:p>8,00E+02</text:p>
          </table:table-cell>
          <table:table-cell table:style-name="ce24" table:formula="of:=[.G562]-[.N562]" office:value-type="float" office:value="699">
            <text:p>6,99E+02</text:p>
          </table:table-cell>
          <table:table-cell table:formula="of:=(([.G562]-[.N562])-[.C562])/[.C562]*100" office:value-type="float" office:value="-0.142857142857127">
            <text:p>-0,1</text:p>
          </table:table-cell>
          <table:table-cell table:formula="of:=1.1+SQRT([.O562]^2+[.I562]^2)" office:value-type="float" office:value="6.10204040000331">
            <text:p>6,1</text:p>
          </table:table-cell>
          <table:table-cell table:formula="of:=TEXT([.J56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562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562]*[.S5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63]" office:value-type="float" office:value="7200">
            <text:p>7,20E+03</text:p>
          </table:table-cell>
          <table:table-cell table:style-name="ce24" table:formula="of:=[.G563]-[.N563]" office:value-type="float" office:value="7099">
            <text:p>7,10E+03</text:p>
          </table:table-cell>
          <table:table-cell table:formula="of:=(([.G563]-[.N563])-[.C563])/[.C563]*100" office:value-type="float" office:value="1.41428571428571">
            <text:p>1,4</text:p>
          </table:table-cell>
          <table:table-cell table:formula="of:=1.1+SQRT([.O563]^2+[.I563]^2)" office:value-type="float" office:value="6.29617206043378">
            <text:p>6,3</text:p>
          </table:table-cell>
          <table:table-cell table:formula="of:=TEXT([.J563];&quot;0.0&quot;)&amp;&quot;&lt;15&quot;" office:value-type="string" office:string-value="6,3&lt;15">
            <text:p>6,3&lt;15</text:p>
          </table:table-cell>
          <table:table-cell/>
          <table:table-cell table:style-name="ce58" table:formula="of:=[.R563]*10^3+100" office:value-type="float" office:value="7200">
            <text:p>7200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563]*[.S5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64]" office:value-type="float" office:value="72100">
            <text:p>7,21E+04</text:p>
          </table:table-cell>
          <table:table-cell table:style-name="ce24" table:formula="of:=[.G564]-[.N564]" office:value-type="float" office:value="71999">
            <text:p>7,20E+04</text:p>
          </table:table-cell>
          <table:table-cell table:formula="of:=(([.G564]-[.N564])-[.C564])/[.C564]*100" office:value-type="float" office:value="2.85571428571429">
            <text:p>2,9</text:p>
          </table:table-cell>
          <table:table-cell table:formula="of:=1.1+SQRT([.O564]^2+[.I564]^2)" office:value-type="float" office:value="6.01478423551153">
            <text:p>6,0</text:p>
          </table:table-cell>
          <table:table-cell table:formula="of:=TEXT([.J564];&quot;0.0&quot;)&amp;&quot;&lt;15&quot;" office:value-type="string" office:string-value="6,0&lt;15">
            <text:p>6,0&lt;15</text:p>
          </table:table-cell>
          <table:table-cell/>
          <table:table-cell table:formula="of:=[.R564]*10^3+100" office:value-type="float" office:value="72100">
            <text:p>7,21E+04</text:p>
          </table:table-cell>
          <table:table-cell table:style-name="ce62" table:formula="of:=[.N562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564]*[.S5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65]" office:value-type="float" office:value="710000">
            <text:p>7,10E+05</text:p>
          </table:table-cell>
          <table:table-cell/>
          <table:table-cell table:formula="of:=(([.G565]-[.N565])-[.C565])/[.C565]*100" office:value-type="float" office:value="1.42857142857143">
            <text:p>1,4</text:p>
          </table:table-cell>
          <table:table-cell table:formula="of:=1.1+SQRT([.O565]^2+[.I565]^2)" office:value-type="float" office:value="5.34744821351957">
            <text:p>5,3</text:p>
          </table:table-cell>
          <table:table-cell table:formula="of:=TEXT([.J565];&quot;0.0&quot;)&amp;&quot;&lt;15&quot;" office:value-type="string" office:string-value="5,3&lt;15">
            <text:p>5,3&lt;15</text:p>
          </table:table-cell>
          <table:table-cell/>
          <table:table-cell table:formula="of:=[.R565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565]*[.S5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66]" office:value-type="float" office:value="7100000">
            <text:p>7,10E+06</text:p>
          </table:table-cell>
          <table:table-cell/>
          <table:table-cell table:formula="of:=(([.G566]-[.N566])-[.C566])/[.C566]*100" office:value-type="float" office:value="1.42857142857143">
            <text:p>1,4</text:p>
          </table:table-cell>
          <table:table-cell table:formula="of:=1.1+SQRT([.O566]^2+[.I566]^2)" office:value-type="float" office:value="5.34744821351957">
            <text:p>5,3</text:p>
          </table:table-cell>
          <table:table-cell table:formula="of:=TEXT([.J566];&quot;0.0&quot;)&amp;&quot;&lt;15&quot;" office:value-type="string" office:string-value="5,3&lt;15">
            <text:p>5,3&lt;15</text:p>
          </table:table-cell>
          <table:table-cell/>
          <table:table-cell table:formula="of:=[.R5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566]*[.S5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67]" office:value-type="float" office:value="68000000">
            <text:p>6,80E+07</text:p>
          </table:table-cell>
          <table:table-cell/>
          <table:table-cell table:formula="of:=(([.G567]-[.N567])-[.C567])/[.C567]*100" office:value-type="float" office:value="-2.85714285714286">
            <text:p>-2,9</text:p>
          </table:table-cell>
          <table:table-cell table:formula="of:=1.1+SQRT([.O567]^2+[.I567]^2)" office:value-type="float" office:value="6.01561443831007">
            <text:p>6,0</text:p>
          </table:table-cell>
          <table:table-cell table:formula="of:=TEXT([.J567];&quot;0.0&quot;)&amp;&quot;&lt;15&quot;" office:value-type="string" office:string-value="6,0&lt;15">
            <text:p>6,0&lt;15</text:p>
          </table:table-cell>
          <table:table-cell/>
          <table:table-cell table:formula="of:=[.R56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567]*[.S5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68]" office:value-type="float" office:value="710000000">
            <text:p>7,10E+08</text:p>
          </table:table-cell>
          <table:table-cell/>
          <table:table-cell table:formula="of:=(([.G568]-[.N568])-[.C568])/[.C568]*100" office:value-type="float" office:value="1.42857142857143">
            <text:p>1,4</text:p>
          </table:table-cell>
          <table:table-cell table:formula="of:=1.1+SQRT([.O568]^2+[.I568]^2)" office:value-type="float" office:value="5.34744821351957">
            <text:p>5,3</text:p>
          </table:table-cell>
          <table:table-cell table:formula="of:=TEXT([.J568];&quot;0.0&quot;)&amp;&quot;&lt;15&quot;" office:value-type="string" office:string-value="5,3&lt;15">
            <text:p>5,3&lt;15</text:p>
          </table:table-cell>
          <table:table-cell/>
          <table:table-cell table:formula="of:=[.R56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568]*[.S5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69]" office:value-type="float" office:value="7000000000">
            <text:p>7,00E+09</text:p>
          </table:table-cell>
          <table:table-cell/>
          <table:table-cell table:formula="of:=(([.G569]-[.N569])-[.C569])/[.C569]*100" office:value-type="float" office:value="0">
            <text:p>0,0</text:p>
          </table:table-cell>
          <table:table-cell table:formula="of:=1.1+SQRT([.O569]^2+[.I569]^2)" office:value-type="float" office:value="5.1">
            <text:p>5,1</text:p>
          </table:table-cell>
          <table:table-cell table:formula="of:=TEXT([.J569];&quot;0.0&quot;)&amp;&quot;&lt;15&quot;" office:value-type="string" office:string-value="5,1&lt;15">
            <text:p>5,1&lt;15</text:p>
          </table:table-cell>
          <table:table-cell table:style-name="ce57"/>
          <table:table-cell table:formula="of:=[.R56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69]*[.S5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77]" office:value-type="float" office:value="101" table:number-columns-spanned="1" table:number-rows-spanned="3">
            <text:p>1,01E+02</text:p>
          </table:table-cell>
          <table:table-cell table:formula="of:=[.M577]" office:value-type="float" office:value="810">
            <text:p>8,10E+02</text:p>
          </table:table-cell>
          <table:table-cell table:style-name="ce24" table:formula="of:=[.G577]-[.N577]" office:value-type="float" office:value="709">
            <text:p>7,09E+02</text:p>
          </table:table-cell>
          <table:table-cell table:formula="of:=(([.G577]-[.N577])-[.C577])/[.C577]*100" office:value-type="float" office:value="1.28571428571429">
            <text:p>1,3</text:p>
          </table:table-cell>
          <table:table-cell table:formula="of:=1.1+SQRT([.O577]^2+[.I577]^2)" office:value-type="float" office:value="6.2626602855979">
            <text:p>6,3</text:p>
          </table:table-cell>
          <table:table-cell table:formula="of:=TEXT([.J57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577]*10^3+100" office:value-type="float" office:value="810">
            <text:p>81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5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577]*[.S5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78]" office:value-type="float" office:value="7100">
            <text:p>7,10E+03</text:p>
          </table:table-cell>
          <table:table-cell table:style-name="ce24" table:formula="of:=[.G578]-[.N578]" office:value-type="float" office:value="6999">
            <text:p>7,00E+03</text:p>
          </table:table-cell>
          <table:table-cell table:formula="of:=(([.G578]-[.N578])-[.C578])/[.C578]*100" office:value-type="float" office:value="-0.0142857142857143">
            <text:p>0,0</text:p>
          </table:table-cell>
          <table:table-cell table:formula="of:=1.1+SQRT([.O578]^2+[.I578]^2)" office:value-type="float" office:value="6.10002040812162">
            <text:p>6,1</text:p>
          </table:table-cell>
          <table:table-cell table:formula="of:=TEXT([.J578];&quot;0.0&quot;)&amp;&quot;&lt;15&quot;" office:value-type="string" office:string-value="6,1&lt;15">
            <text:p>6,1&lt;15</text:p>
          </table:table-cell>
          <table:table-cell/>
          <table:table-cell table:style-name="ce58" table:formula="of:=[.R578]*10^3+100" office:value-type="float" office:value="7100">
            <text:p>7100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578]*[.S5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79]" office:value-type="float" office:value="71100">
            <text:p>7,11E+04</text:p>
          </table:table-cell>
          <table:table-cell table:style-name="ce24" table:formula="of:=[.G579]-[.N579]" office:value-type="float" office:value="70999">
            <text:p>7,10E+04</text:p>
          </table:table-cell>
          <table:table-cell table:formula="of:=(([.G579]-[.N579])-[.C579])/[.C579]*100" office:value-type="float" office:value="1.42714285714286">
            <text:p>1,4</text:p>
          </table:table-cell>
          <table:table-cell table:formula="of:=1.1+SQRT([.O579]^2+[.I579]^2)" office:value-type="float" office:value="5.34696794604031">
            <text:p>5,3</text:p>
          </table:table-cell>
          <table:table-cell table:formula="of:=TEXT([.J579];&quot;0.0&quot;)&amp;&quot;&lt;15&quot;" office:value-type="string" office:string-value="5,3&lt;15">
            <text:p>5,3&lt;15</text:p>
          </table:table-cell>
          <table:table-cell/>
          <table:table-cell table:formula="of:=[.R579]*10^3+100" office:value-type="float" office:value="71100">
            <text:p>7,11E+04</text:p>
          </table:table-cell>
          <table:table-cell table:style-name="ce62" table:formula="of:=[.N57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579]*[.S5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80]" office:value-type="float" office:value="680000">
            <text:p>6,80E+05</text:p>
          </table:table-cell>
          <table:table-cell/>
          <table:table-cell table:formula="of:=(([.G580]-[.N580])-[.C580])/[.C580]*100" office:value-type="float" office:value="-2.85714285714286">
            <text:p>-2,9</text:p>
          </table:table-cell>
          <table:table-cell table:formula="of:=1.1+SQRT([.O580]^2+[.I580]^2)" office:value-type="float" office:value="6.01561443831007">
            <text:p>6,0</text:p>
          </table:table-cell>
          <table:table-cell table:formula="of:=TEXT([.J580];&quot;0.0&quot;)&amp;&quot;&lt;15&quot;" office:value-type="string" office:string-value="6,0&lt;15">
            <text:p>6,0&lt;15</text:p>
          </table:table-cell>
          <table:table-cell/>
          <table:table-cell table:formula="of:=[.R58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580]*[.S5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81]" office:value-type="float" office:value="6800000">
            <text:p>6,80E+06</text:p>
          </table:table-cell>
          <table:table-cell/>
          <table:table-cell table:formula="of:=(([.G581]-[.N581])-[.C581])/[.C581]*100" office:value-type="float" office:value="-2.85714285714286">
            <text:p>-2,9</text:p>
          </table:table-cell>
          <table:table-cell table:formula="of:=1.1+SQRT([.O581]^2+[.I581]^2)" office:value-type="float" office:value="6.01561443831007">
            <text:p>6,0</text:p>
          </table:table-cell>
          <table:table-cell table:formula="of:=TEXT([.J581];&quot;0.0&quot;)&amp;&quot;&lt;15&quot;" office:value-type="string" office:string-value="6,0&lt;15">
            <text:p>6,0&lt;15</text:p>
          </table:table-cell>
          <table:table-cell/>
          <table:table-cell table:formula="of:=[.R581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581]*[.S5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82]" office:value-type="float" office:value="67000000">
            <text:p>6,70E+07</text:p>
          </table:table-cell>
          <table:table-cell/>
          <table:table-cell table:formula="of:=(([.G582]-[.N582])-[.C582])/[.C582]*100" office:value-type="float" office:value="-4.28571428571429">
            <text:p>-4,3</text:p>
          </table:table-cell>
          <table:table-cell table:formula="of:=1.1+SQRT([.O582]^2+[.I582]^2)" office:value-type="float" office:value="6.9623670081952">
            <text:p>7,0</text:p>
          </table:table-cell>
          <table:table-cell table:formula="of:=TEXT([.J582];&quot;0.0&quot;)&amp;&quot;&lt;15&quot;" office:value-type="string" office:string-value="7,0&lt;15">
            <text:p>7,0&lt;15</text:p>
          </table:table-cell>
          <table:table-cell/>
          <table:table-cell table:formula="of:=[.R58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582]*[.S5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83]" office:value-type="float" office:value="680000000">
            <text:p>6,80E+08</text:p>
          </table:table-cell>
          <table:table-cell/>
          <table:table-cell table:formula="of:=(([.G583]-[.N583])-[.C583])/[.C583]*100" office:value-type="float" office:value="-2.85714285714286">
            <text:p>-2,9</text:p>
          </table:table-cell>
          <table:table-cell table:formula="of:=1.1+SQRT([.O583]^2+[.I583]^2)" office:value-type="float" office:value="6.01561443831007">
            <text:p>6,0</text:p>
          </table:table-cell>
          <table:table-cell table:formula="of:=TEXT([.J583];&quot;0.0&quot;)&amp;&quot;&lt;15&quot;" office:value-type="string" office:string-value="6,0&lt;15">
            <text:p>6,0&lt;15</text:p>
          </table:table-cell>
          <table:table-cell/>
          <table:table-cell table:formula="of:=[.R583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583]*[.S5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84]" office:value-type="float" office:value="7100000000">
            <text:p>7,10E+09</text:p>
          </table:table-cell>
          <table:table-cell/>
          <table:table-cell table:formula="of:=(([.G584]-[.N584])-[.C584])/[.C584]*100" office:value-type="float" office:value="1.42857142857143">
            <text:p>1,4</text:p>
          </table:table-cell>
          <table:table-cell table:formula="of:=1.1+SQRT([.O584]^2+[.I584]^2)" office:value-type="float" office:value="5.34744821351957">
            <text:p>5,3</text:p>
          </table:table-cell>
          <table:table-cell table:formula="of:=TEXT([.J584];&quot;0.0&quot;)&amp;&quot;&lt;15&quot;" office:value-type="string" office:string-value="5,3&lt;15">
            <text:p>5,3&lt;15</text:p>
          </table:table-cell>
          <table:table-cell table:style-name="ce57"/>
          <table:table-cell table:formula="of:=[.R5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584]*[.S5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592]" office:value-type="float" office:value="96" table:number-columns-spanned="1" table:number-rows-spanned="3">
            <text:p>9,60E+01</text:p>
          </table:table-cell>
          <table:table-cell table:formula="of:=[.M592]" office:value-type="float" office:value="790">
            <text:p>7,90E+02</text:p>
          </table:table-cell>
          <table:table-cell table:style-name="ce24" table:formula="of:=[.G592]-[.N592]" office:value-type="float" office:value="694">
            <text:p>6,94E+02</text:p>
          </table:table-cell>
          <table:table-cell table:formula="of:=(([.G592]-[.N592])-[.C592])/[.C592]*100" office:value-type="float" office:value="-0.857142857142841">
            <text:p>-0,9</text:p>
          </table:table-cell>
          <table:table-cell table:formula="of:=1.1+SQRT([.O592]^2+[.I592]^2)" office:value-type="float" office:value="6.1729374013042">
            <text:p>6,2</text:p>
          </table:table-cell>
          <table:table-cell table:formula="of:=TEXT([.J59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592]*10^3+100" office:value-type="float" office:value="790">
            <text:p>790</text:p>
          </table:table-cell>
          <table:table-cell table:style-name="ce61" office:value-type="float" office:value="96">
            <text:p>9,60E+01</text:p>
          </table:table-cell>
          <table:table-cell table:style-name="ce65" office:value-type="float" office:value="5">
            <text:p>5</text:p>
          </table:table-cell>
          <table:table-cell table:style-name="ce5" table:formula="of:=[.A5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592]*[.S5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593]" office:value-type="float" office:value="7000">
            <text:p>7,00E+03</text:p>
          </table:table-cell>
          <table:table-cell table:style-name="ce24" table:formula="of:=[.G593]-[.N593]" office:value-type="float" office:value="6904">
            <text:p>6,90E+03</text:p>
          </table:table-cell>
          <table:table-cell table:formula="of:=(([.G593]-[.N593])-[.C593])/[.C593]*100" office:value-type="float" office:value="-1.37142857142857">
            <text:p>-1,4</text:p>
          </table:table-cell>
          <table:table-cell table:formula="of:=1.1+SQRT([.O593]^2+[.I593]^2)" office:value-type="float" office:value="6.28467128432754">
            <text:p>6,3</text:p>
          </table:table-cell>
          <table:table-cell table:formula="of:=TEXT([.J593];&quot;0.0&quot;)&amp;&quot;&lt;15&quot;" office:value-type="string" office:string-value="6,3&lt;15">
            <text:p>6,3&lt;15</text:p>
          </table:table-cell>
          <table:table-cell/>
          <table:table-cell table:style-name="ce58" table:formula="of:=[.R593]*10^3+100" office:value-type="float" office:value="7000">
            <text:p>7000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593]*[.S5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594]" office:value-type="float" office:value="73100">
            <text:p>7,31E+04</text:p>
          </table:table-cell>
          <table:table-cell table:style-name="ce24" table:formula="of:=[.G594]-[.N594]" office:value-type="float" office:value="73004">
            <text:p>7,30E+04</text:p>
          </table:table-cell>
          <table:table-cell table:formula="of:=(([.G594]-[.N594])-[.C594])/[.C594]*100" office:value-type="float" office:value="4.29142857142857">
            <text:p>4,3</text:p>
          </table:table-cell>
          <table:table-cell table:formula="of:=1.1+SQRT([.O594]^2+[.I594]^2)" office:value-type="float" office:value="6.96654576251421">
            <text:p>7,0</text:p>
          </table:table-cell>
          <table:table-cell table:formula="of:=TEXT([.J594];&quot;0.0&quot;)&amp;&quot;&lt;15&quot;" office:value-type="string" office:string-value="7,0&lt;15">
            <text:p>7,0&lt;15</text:p>
          </table:table-cell>
          <table:table-cell/>
          <table:table-cell table:formula="of:=[.R594]*10^3+100" office:value-type="float" office:value="73100">
            <text:p>7,31E+04</text:p>
          </table:table-cell>
          <table:table-cell table:style-name="ce62" table:formula="of:=[.N592]" office:value-type="float" office:value="96">
            <text:p>9,6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594]*[.S5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595]" office:value-type="float" office:value="690000">
            <text:p>6,90E+05</text:p>
          </table:table-cell>
          <table:table-cell/>
          <table:table-cell table:formula="of:=(([.G595]-[.N595])-[.C595])/[.C595]*100" office:value-type="float" office:value="-1.42857142857143">
            <text:p>-1,4</text:p>
          </table:table-cell>
          <table:table-cell table:formula="of:=1.1+SQRT([.O595]^2+[.I595]^2)" office:value-type="float" office:value="5.34744821351957">
            <text:p>5,3</text:p>
          </table:table-cell>
          <table:table-cell table:formula="of:=TEXT([.J595];&quot;0.0&quot;)&amp;&quot;&lt;15&quot;" office:value-type="string" office:string-value="5,3&lt;15">
            <text:p>5,3&lt;15</text:p>
          </table:table-cell>
          <table:table-cell/>
          <table:table-cell table:formula="of:=[.R59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595]*[.S5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596]" office:value-type="float" office:value="6900000">
            <text:p>6,90E+06</text:p>
          </table:table-cell>
          <table:table-cell/>
          <table:table-cell table:formula="of:=(([.G596]-[.N596])-[.C596])/[.C596]*100" office:value-type="float" office:value="-1.42857142857143">
            <text:p>-1,4</text:p>
          </table:table-cell>
          <table:table-cell table:formula="of:=1.1+SQRT([.O596]^2+[.I596]^2)" office:value-type="float" office:value="5.34744821351957">
            <text:p>5,3</text:p>
          </table:table-cell>
          <table:table-cell table:formula="of:=TEXT([.J596];&quot;0.0&quot;)&amp;&quot;&lt;15&quot;" office:value-type="string" office:string-value="5,3&lt;15">
            <text:p>5,3&lt;15</text:p>
          </table:table-cell>
          <table:table-cell/>
          <table:table-cell table:formula="of:=[.R59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596]*[.S5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597]" office:value-type="float" office:value="69000000">
            <text:p>6,90E+07</text:p>
          </table:table-cell>
          <table:table-cell/>
          <table:table-cell table:formula="of:=(([.G597]-[.N597])-[.C597])/[.C597]*100" office:value-type="float" office:value="-1.42857142857143">
            <text:p>-1,4</text:p>
          </table:table-cell>
          <table:table-cell table:formula="of:=1.1+SQRT([.O597]^2+[.I597]^2)" office:value-type="float" office:value="5.34744821351957">
            <text:p>5,3</text:p>
          </table:table-cell>
          <table:table-cell table:formula="of:=TEXT([.J597];&quot;0.0&quot;)&amp;&quot;&lt;15&quot;" office:value-type="string" office:string-value="5,3&lt;15">
            <text:p>5,3&lt;15</text:p>
          </table:table-cell>
          <table:table-cell/>
          <table:table-cell table:formula="of:=[.R5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597]*[.S5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598]" office:value-type="float" office:value="700000000">
            <text:p>7,00E+08</text:p>
          </table:table-cell>
          <table:table-cell/>
          <table:table-cell table:formula="of:=(([.G598]-[.N598])-[.C598])/[.C598]*100" office:value-type="float" office:value="0">
            <text:p>0,0</text:p>
          </table:table-cell>
          <table:table-cell table:formula="of:=1.1+SQRT([.O598]^2+[.I598]^2)" office:value-type="float" office:value="5.1">
            <text:p>5,1</text:p>
          </table:table-cell>
          <table:table-cell table:formula="of:=TEXT([.J598];&quot;0.0&quot;)&amp;&quot;&lt;15&quot;" office:value-type="string" office:string-value="5,1&lt;15">
            <text:p>5,1&lt;15</text:p>
          </table:table-cell>
          <table:table-cell/>
          <table:table-cell table:formula="of:=[.R59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598]*[.S5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599]" office:value-type="float" office:value="7000000000">
            <text:p>7,00E+09</text:p>
          </table:table-cell>
          <table:table-cell/>
          <table:table-cell table:formula="of:=(([.G599]-[.N599])-[.C599])/[.C599]*100" office:value-type="float" office:value="0">
            <text:p>0,0</text:p>
          </table:table-cell>
          <table:table-cell table:formula="of:=1.1+SQRT([.O599]^2+[.I599]^2)" office:value-type="float" office:value="5.1">
            <text:p>5,1</text:p>
          </table:table-cell>
          <table:table-cell table:formula="of:=TEXT([.J599];&quot;0.0&quot;)&amp;&quot;&lt;15&quot;" office:value-type="string" office:string-value="5,1&lt;15">
            <text:p>5,1&lt;15</text:p>
          </table:table-cell>
          <table:table-cell table:style-name="ce57"/>
          <table:table-cell table:formula="of:=[.R5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599]*[.S5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07]" office:value-type="float" office:value="102" table:number-columns-spanned="1" table:number-rows-spanned="3">
            <text:p>1,02E+02</text:p>
          </table:table-cell>
          <table:table-cell table:formula="of:=[.M607]" office:value-type="float" office:value="800">
            <text:p>8,00E+02</text:p>
          </table:table-cell>
          <table:table-cell table:style-name="ce24" table:formula="of:=[.G607]-[.N607]" office:value-type="float" office:value="698">
            <text:p>6,98E+02</text:p>
          </table:table-cell>
          <table:table-cell table:formula="of:=(([.G607]-[.N607])-[.C607])/[.C607]*100" office:value-type="float" office:value="-0.285714285714269">
            <text:p>-0,3</text:p>
          </table:table-cell>
          <table:table-cell table:formula="of:=1.1+SQRT([.O607]^2+[.I607]^2)" office:value-type="float" office:value="6.10815661227374">
            <text:p>6,1</text:p>
          </table:table-cell>
          <table:table-cell table:formula="of:=TEXT([.J60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0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6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07]*[.S6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08]" office:value-type="float" office:value="7100">
            <text:p>7,10E+03</text:p>
          </table:table-cell>
          <table:table-cell table:style-name="ce24" table:formula="of:=[.G608]-[.N608]" office:value-type="float" office:value="6998">
            <text:p>7,00E+03</text:p>
          </table:table-cell>
          <table:table-cell table:formula="of:=(([.G608]-[.N608])-[.C608])/[.C608]*100" office:value-type="float" office:value="-0.0285714285714286">
            <text:p>0,0</text:p>
          </table:table-cell>
          <table:table-cell table:formula="of:=1.1+SQRT([.O608]^2+[.I608]^2)" office:value-type="float" office:value="6.10008163198668">
            <text:p>6,1</text:p>
          </table:table-cell>
          <table:table-cell table:formula="of:=TEXT([.J608];&quot;0.0&quot;)&amp;&quot;&lt;15&quot;" office:value-type="string" office:string-value="6,1&lt;15">
            <text:p>6,1&lt;15</text:p>
          </table:table-cell>
          <table:table-cell/>
          <table:table-cell table:style-name="ce58" table:formula="of:=[.R608]*10^3+100" office:value-type="float" office:value="7100">
            <text:p>7100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08]*[.S6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09]" office:value-type="float" office:value="72100">
            <text:p>7,21E+04</text:p>
          </table:table-cell>
          <table:table-cell table:style-name="ce24" table:formula="of:=[.G609]-[.N609]" office:value-type="float" office:value="71998">
            <text:p>7,20E+04</text:p>
          </table:table-cell>
          <table:table-cell table:formula="of:=(([.G609]-[.N609])-[.C609])/[.C609]*100" office:value-type="float" office:value="2.85428571428571">
            <text:p>2,9</text:p>
          </table:table-cell>
          <table:table-cell table:formula="of:=1.1+SQRT([.O609]^2+[.I609]^2)" office:value-type="float" office:value="6.01395430776229">
            <text:p>6,0</text:p>
          </table:table-cell>
          <table:table-cell table:formula="of:=TEXT([.J609];&quot;0.0&quot;)&amp;&quot;&lt;15&quot;" office:value-type="string" office:string-value="6,0&lt;15">
            <text:p>6,0&lt;15</text:p>
          </table:table-cell>
          <table:table-cell/>
          <table:table-cell table:formula="of:=[.R609]*10^3+100" office:value-type="float" office:value="72100">
            <text:p>7,21E+04</text:p>
          </table:table-cell>
          <table:table-cell table:style-name="ce62" table:formula="of:=[.N60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09]*[.S6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10]" office:value-type="float" office:value="690000">
            <text:p>6,90E+05</text:p>
          </table:table-cell>
          <table:table-cell/>
          <table:table-cell table:formula="of:=(([.G610]-[.N610])-[.C610])/[.C610]*100" office:value-type="float" office:value="-1.42857142857143">
            <text:p>-1,4</text:p>
          </table:table-cell>
          <table:table-cell table:formula="of:=1.1+SQRT([.O610]^2+[.I610]^2)" office:value-type="float" office:value="5.34744821351957">
            <text:p>5,3</text:p>
          </table:table-cell>
          <table:table-cell table:formula="of:=TEXT([.J610];&quot;0.0&quot;)&amp;&quot;&lt;15&quot;" office:value-type="string" office:string-value="5,3&lt;15">
            <text:p>5,3&lt;15</text:p>
          </table:table-cell>
          <table:table-cell/>
          <table:table-cell table:formula="of:=[.R61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10]*[.S6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11]" office:value-type="float" office:value="6900000">
            <text:p>6,90E+06</text:p>
          </table:table-cell>
          <table:table-cell/>
          <table:table-cell table:formula="of:=(([.G611]-[.N611])-[.C611])/[.C611]*100" office:value-type="float" office:value="-1.42857142857143">
            <text:p>-1,4</text:p>
          </table:table-cell>
          <table:table-cell table:formula="of:=1.1+SQRT([.O611]^2+[.I611]^2)" office:value-type="float" office:value="5.34744821351957">
            <text:p>5,3</text:p>
          </table:table-cell>
          <table:table-cell table:formula="of:=TEXT([.J611];&quot;0.0&quot;)&amp;&quot;&lt;15&quot;" office:value-type="string" office:string-value="5,3&lt;15">
            <text:p>5,3&lt;15</text:p>
          </table:table-cell>
          <table:table-cell/>
          <table:table-cell table:formula="of:=[.R61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11]*[.S6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12]" office:value-type="float" office:value="67000000">
            <text:p>6,70E+07</text:p>
          </table:table-cell>
          <table:table-cell/>
          <table:table-cell table:formula="of:=(([.G612]-[.N612])-[.C612])/[.C612]*100" office:value-type="float" office:value="-4.28571428571429">
            <text:p>-4,3</text:p>
          </table:table-cell>
          <table:table-cell table:formula="of:=1.1+SQRT([.O612]^2+[.I612]^2)" office:value-type="float" office:value="6.9623670081952">
            <text:p>7,0</text:p>
          </table:table-cell>
          <table:table-cell table:formula="of:=TEXT([.J612];&quot;0.0&quot;)&amp;&quot;&lt;15&quot;" office:value-type="string" office:string-value="7,0&lt;15">
            <text:p>7,0&lt;15</text:p>
          </table:table-cell>
          <table:table-cell/>
          <table:table-cell table:formula="of:=[.R612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612]*[.S6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13]" office:value-type="float" office:value="710000000">
            <text:p>7,10E+08</text:p>
          </table:table-cell>
          <table:table-cell/>
          <table:table-cell table:formula="of:=(([.G613]-[.N613])-[.C613])/[.C613]*100" office:value-type="float" office:value="1.42857142857143">
            <text:p>1,4</text:p>
          </table:table-cell>
          <table:table-cell table:formula="of:=1.1+SQRT([.O613]^2+[.I613]^2)" office:value-type="float" office:value="5.34744821351957">
            <text:p>5,3</text:p>
          </table:table-cell>
          <table:table-cell table:formula="of:=TEXT([.J613];&quot;0.0&quot;)&amp;&quot;&lt;15&quot;" office:value-type="string" office:string-value="5,3&lt;15">
            <text:p>5,3&lt;15</text:p>
          </table:table-cell>
          <table:table-cell/>
          <table:table-cell table:formula="of:=[.R61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13]*[.S6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14]" office:value-type="float" office:value="6900000000">
            <text:p>6,90E+09</text:p>
          </table:table-cell>
          <table:table-cell/>
          <table:table-cell table:formula="of:=(([.G614]-[.N614])-[.C614])/[.C614]*100" office:value-type="float" office:value="-1.42857142857143">
            <text:p>-1,4</text:p>
          </table:table-cell>
          <table:table-cell table:formula="of:=1.1+SQRT([.O614]^2+[.I614]^2)" office:value-type="float" office:value="5.34744821351957">
            <text:p>5,3</text:p>
          </table:table-cell>
          <table:table-cell table:formula="of:=TEXT([.J614];&quot;0.0&quot;)&amp;&quot;&lt;15&quot;" office:value-type="string" office:string-value="5,3&lt;15">
            <text:p>5,3&lt;15</text:p>
          </table:table-cell>
          <table:table-cell table:style-name="ce57"/>
          <table:table-cell table:formula="of:=[.R61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14]*[.S6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22]" office:value-type="float" office:value="106" table:number-columns-spanned="1" table:number-rows-spanned="3">
            <text:p>1,06E+02</text:p>
          </table:table-cell>
          <table:table-cell table:formula="of:=[.M622]" office:value-type="float" office:value="790">
            <text:p>7,90E+02</text:p>
          </table:table-cell>
          <table:table-cell table:style-name="ce24" table:formula="of:=[.G622]-[.N622]" office:value-type="float" office:value="684">
            <text:p>6,84E+02</text:p>
          </table:table-cell>
          <table:table-cell table:formula="of:=(([.G622]-[.N622])-[.C622])/[.C622]*100" office:value-type="float" office:value="-2.28571428571427">
            <text:p>-2,3</text:p>
          </table:table-cell>
          <table:table-cell table:formula="of:=1.1+SQRT([.O622]^2+[.I622]^2)" office:value-type="float" office:value="6.59768040139824">
            <text:p>6,6</text:p>
          </table:table-cell>
          <table:table-cell table:formula="of:=TEXT([.J622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622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6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22]*[.S6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23]" office:value-type="float" office:value="7100">
            <text:p>7,10E+03</text:p>
          </table:table-cell>
          <table:table-cell table:style-name="ce24" table:formula="of:=[.G623]-[.N623]" office:value-type="float" office:value="6994">
            <text:p>6,99E+03</text:p>
          </table:table-cell>
          <table:table-cell table:formula="of:=(([.G623]-[.N623])-[.C623])/[.C623]*100" office:value-type="float" office:value="-0.0857142857142857">
            <text:p>-0,1</text:p>
          </table:table-cell>
          <table:table-cell table:formula="of:=1.1+SQRT([.O623]^2+[.I623]^2)" office:value-type="float" office:value="6.10073463990797">
            <text:p>6,1</text:p>
          </table:table-cell>
          <table:table-cell table:formula="of:=TEXT([.J623];&quot;0.0&quot;)&amp;&quot;&lt;15&quot;" office:value-type="string" office:string-value="6,1&lt;15">
            <text:p>6,1&lt;15</text:p>
          </table:table-cell>
          <table:table-cell/>
          <table:table-cell table:style-name="ce58" table:formula="of:=[.R623]*10^3+100" office:value-type="float" office:value="7100">
            <text:p>7100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23]*[.S6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24]" office:value-type="float" office:value="72100">
            <text:p>7,21E+04</text:p>
          </table:table-cell>
          <table:table-cell table:style-name="ce24" table:formula="of:=[.G624]-[.N624]" office:value-type="float" office:value="71994">
            <text:p>7,20E+04</text:p>
          </table:table-cell>
          <table:table-cell table:formula="of:=(([.G624]-[.N624])-[.C624])/[.C624]*100" office:value-type="float" office:value="2.84857142857143">
            <text:p>2,8</text:p>
          </table:table-cell>
          <table:table-cell table:formula="of:=1.1+SQRT([.O624]^2+[.I624]^2)" office:value-type="float" office:value="6.01063735004668">
            <text:p>6,0</text:p>
          </table:table-cell>
          <table:table-cell table:formula="of:=TEXT([.J624];&quot;0.0&quot;)&amp;&quot;&lt;15&quot;" office:value-type="string" office:string-value="6,0&lt;15">
            <text:p>6,0&lt;15</text:p>
          </table:table-cell>
          <table:table-cell/>
          <table:table-cell table:formula="of:=[.R624]*10^3+100" office:value-type="float" office:value="72100">
            <text:p>7,21E+04</text:p>
          </table:table-cell>
          <table:table-cell table:style-name="ce62" table:formula="of:=[.N622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624]*[.S6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25]" office:value-type="float" office:value="700000">
            <text:p>7,00E+05</text:p>
          </table:table-cell>
          <table:table-cell/>
          <table:table-cell table:formula="of:=(([.G625]-[.N625])-[.C625])/[.C625]*100" office:value-type="float" office:value="0">
            <text:p>0,0</text:p>
          </table:table-cell>
          <table:table-cell table:formula="of:=1.1+SQRT([.O625]^2+[.I625]^2)" office:value-type="float" office:value="5.1">
            <text:p>5,1</text:p>
          </table:table-cell>
          <table:table-cell table:formula="of:=TEXT([.J625];&quot;0.0&quot;)&amp;&quot;&lt;15&quot;" office:value-type="string" office:string-value="5,1&lt;15">
            <text:p>5,1&lt;15</text:p>
          </table:table-cell>
          <table:table-cell/>
          <table:table-cell table:formula="of:=[.R62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625]*[.S6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26]" office:value-type="float" office:value="6900000">
            <text:p>6,90E+06</text:p>
          </table:table-cell>
          <table:table-cell/>
          <table:table-cell table:formula="of:=(([.G626]-[.N626])-[.C626])/[.C626]*100" office:value-type="float" office:value="-1.42857142857143">
            <text:p>-1,4</text:p>
          </table:table-cell>
          <table:table-cell table:formula="of:=1.1+SQRT([.O626]^2+[.I626]^2)" office:value-type="float" office:value="5.34744821351957">
            <text:p>5,3</text:p>
          </table:table-cell>
          <table:table-cell table:formula="of:=TEXT([.J626];&quot;0.0&quot;)&amp;&quot;&lt;15&quot;" office:value-type="string" office:string-value="5,3&lt;15">
            <text:p>5,3&lt;15</text:p>
          </table:table-cell>
          <table:table-cell/>
          <table:table-cell table:formula="of:=[.R62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26]*[.S6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27]" office:value-type="float" office:value="68000000">
            <text:p>6,80E+07</text:p>
          </table:table-cell>
          <table:table-cell/>
          <table:table-cell table:formula="of:=(([.G627]-[.N627])-[.C627])/[.C627]*100" office:value-type="float" office:value="-2.85714285714286">
            <text:p>-2,9</text:p>
          </table:table-cell>
          <table:table-cell table:formula="of:=1.1+SQRT([.O627]^2+[.I627]^2)" office:value-type="float" office:value="6.01561443831007">
            <text:p>6,0</text:p>
          </table:table-cell>
          <table:table-cell table:formula="of:=TEXT([.J627];&quot;0.0&quot;)&amp;&quot;&lt;15&quot;" office:value-type="string" office:string-value="6,0&lt;15">
            <text:p>6,0&lt;15</text:p>
          </table:table-cell>
          <table:table-cell/>
          <table:table-cell table:formula="of:=[.R62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27]*[.S6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28]" office:value-type="float" office:value="680000000">
            <text:p>6,80E+08</text:p>
          </table:table-cell>
          <table:table-cell/>
          <table:table-cell table:formula="of:=(([.G628]-[.N628])-[.C628])/[.C628]*100" office:value-type="float" office:value="-2.85714285714286">
            <text:p>-2,9</text:p>
          </table:table-cell>
          <table:table-cell table:formula="of:=1.1+SQRT([.O628]^2+[.I628]^2)" office:value-type="float" office:value="6.01561443831007">
            <text:p>6,0</text:p>
          </table:table-cell>
          <table:table-cell table:formula="of:=TEXT([.J628];&quot;0.0&quot;)&amp;&quot;&lt;15&quot;" office:value-type="string" office:string-value="6,0&lt;15">
            <text:p>6,0&lt;15</text:p>
          </table:table-cell>
          <table:table-cell/>
          <table:table-cell table:formula="of:=[.R62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628]*[.S6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29]" office:value-type="float" office:value="7000000000">
            <text:p>7,00E+09</text:p>
          </table:table-cell>
          <table:table-cell/>
          <table:table-cell table:formula="of:=(([.G629]-[.N629])-[.C629])/[.C629]*100" office:value-type="float" office:value="0">
            <text:p>0,0</text:p>
          </table:table-cell>
          <table:table-cell table:formula="of:=1.1+SQRT([.O629]^2+[.I629]^2)" office:value-type="float" office:value="5.1">
            <text:p>5,1</text:p>
          </table:table-cell>
          <table:table-cell table:formula="of:=TEXT([.J629];&quot;0.0&quot;)&amp;&quot;&lt;15&quot;" office:value-type="string" office:string-value="5,1&lt;15">
            <text:p>5,1&lt;15</text:p>
          </table:table-cell>
          <table:table-cell table:style-name="ce57"/>
          <table:table-cell table:formula="of:=[.R62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29]*[.S6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37]" office:value-type="float" office:value="93" table:number-columns-spanned="1" table:number-rows-spanned="3">
            <text:p>9,30E+01</text:p>
          </table:table-cell>
          <table:table-cell table:formula="of:=[.M637]" office:value-type="float" office:value="790">
            <text:p>7,90E+02</text:p>
          </table:table-cell>
          <table:table-cell table:style-name="ce24" table:formula="of:=[.G637]-[.N637]" office:value-type="float" office:value="697">
            <text:p>6,97E+02</text:p>
          </table:table-cell>
          <table:table-cell table:formula="of:=(([.G637]-[.N637])-[.C637])/[.C637]*100" office:value-type="float" office:value="-0.428571428571412">
            <text:p>-0,4</text:p>
          </table:table-cell>
          <table:table-cell table:formula="of:=1.1+SQRT([.O637]^2+[.I637]^2)" office:value-type="float" office:value="6.11833373435723">
            <text:p>6,1</text:p>
          </table:table-cell>
          <table:table-cell table:formula="of:=TEXT([.J63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37]*10^3+100" office:value-type="float" office:value="790">
            <text:p>79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6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637]*[.S6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38]" office:value-type="float" office:value="7200">
            <text:p>7,20E+03</text:p>
          </table:table-cell>
          <table:table-cell table:style-name="ce24" table:formula="of:=[.G638]-[.N638]" office:value-type="float" office:value="7107">
            <text:p>7,11E+03</text:p>
          </table:table-cell>
          <table:table-cell table:formula="of:=(([.G638]-[.N638])-[.C638])/[.C638]*100" office:value-type="float" office:value="1.52857142857143">
            <text:p>1,5</text:p>
          </table:table-cell>
          <table:table-cell table:formula="of:=1.1+SQRT([.O638]^2+[.I638]^2)" office:value-type="float" office:value="6.32843481476483">
            <text:p>6,3</text:p>
          </table:table-cell>
          <table:table-cell table:formula="of:=TEXT([.J638];&quot;0.0&quot;)&amp;&quot;&lt;15&quot;" office:value-type="string" office:string-value="6,3&lt;15">
            <text:p>6,3&lt;15</text:p>
          </table:table-cell>
          <table:table-cell/>
          <table:table-cell table:style-name="ce58" table:formula="of:=[.R638]*10^3+100" office:value-type="float" office:value="7200">
            <text:p>7200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38]*[.S6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39]" office:value-type="float" office:value="71100">
            <text:p>7,11E+04</text:p>
          </table:table-cell>
          <table:table-cell table:style-name="ce24" table:formula="of:=[.G639]-[.N639]" office:value-type="float" office:value="71007">
            <text:p>7,10E+04</text:p>
          </table:table-cell>
          <table:table-cell table:formula="of:=(([.G639]-[.N639])-[.C639])/[.C639]*100" office:value-type="float" office:value="1.43857142857143">
            <text:p>1,4</text:p>
          </table:table-cell>
          <table:table-cell table:formula="of:=1.1+SQRT([.O639]^2+[.I639]^2)" office:value-type="float" office:value="5.35082200934149">
            <text:p>5,4</text:p>
          </table:table-cell>
          <table:table-cell table:formula="of:=TEXT([.J639];&quot;0.0&quot;)&amp;&quot;&lt;15&quot;" office:value-type="string" office:string-value="5,4&lt;15">
            <text:p>5,4&lt;15</text:p>
          </table:table-cell>
          <table:table-cell/>
          <table:table-cell table:formula="of:=[.R639]*10^3+100" office:value-type="float" office:value="71100">
            <text:p>7,11E+04</text:p>
          </table:table-cell>
          <table:table-cell table:style-name="ce62" table:formula="of:=[.N637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39]*[.S6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40]" office:value-type="float" office:value="690000">
            <text:p>6,90E+05</text:p>
          </table:table-cell>
          <table:table-cell/>
          <table:table-cell table:formula="of:=(([.G640]-[.N640])-[.C640])/[.C640]*100" office:value-type="float" office:value="-1.42857142857143">
            <text:p>-1,4</text:p>
          </table:table-cell>
          <table:table-cell table:formula="of:=1.1+SQRT([.O640]^2+[.I640]^2)" office:value-type="float" office:value="5.34744821351957">
            <text:p>5,3</text:p>
          </table:table-cell>
          <table:table-cell table:formula="of:=TEXT([.J640];&quot;0.0&quot;)&amp;&quot;&lt;15&quot;" office:value-type="string" office:string-value="5,3&lt;15">
            <text:p>5,3&lt;15</text:p>
          </table:table-cell>
          <table:table-cell/>
          <table:table-cell table:formula="of:=[.R64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40]*[.S6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41]" office:value-type="float" office:value="6900000">
            <text:p>6,90E+06</text:p>
          </table:table-cell>
          <table:table-cell/>
          <table:table-cell table:formula="of:=(([.G641]-[.N641])-[.C641])/[.C641]*100" office:value-type="float" office:value="-1.42857142857143">
            <text:p>-1,4</text:p>
          </table:table-cell>
          <table:table-cell table:formula="of:=1.1+SQRT([.O641]^2+[.I641]^2)" office:value-type="float" office:value="5.34744821351957">
            <text:p>5,3</text:p>
          </table:table-cell>
          <table:table-cell table:formula="of:=TEXT([.J641];&quot;0.0&quot;)&amp;&quot;&lt;15&quot;" office:value-type="string" office:string-value="5,3&lt;15">
            <text:p>5,3&lt;15</text:p>
          </table:table-cell>
          <table:table-cell/>
          <table:table-cell table:formula="of:=[.R64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641]*[.S6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42]" office:value-type="float" office:value="68000000">
            <text:p>6,80E+07</text:p>
          </table:table-cell>
          <table:table-cell/>
          <table:table-cell table:formula="of:=(([.G642]-[.N642])-[.C642])/[.C642]*100" office:value-type="float" office:value="-2.85714285714286">
            <text:p>-2,9</text:p>
          </table:table-cell>
          <table:table-cell table:formula="of:=1.1+SQRT([.O642]^2+[.I642]^2)" office:value-type="float" office:value="6.01561443831007">
            <text:p>6,0</text:p>
          </table:table-cell>
          <table:table-cell table:formula="of:=TEXT([.J642];&quot;0.0&quot;)&amp;&quot;&lt;15&quot;" office:value-type="string" office:string-value="6,0&lt;15">
            <text:p>6,0&lt;15</text:p>
          </table:table-cell>
          <table:table-cell/>
          <table:table-cell table:formula="of:=[.R64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42]*[.S6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43]" office:value-type="float" office:value="710000000">
            <text:p>7,10E+08</text:p>
          </table:table-cell>
          <table:table-cell/>
          <table:table-cell table:formula="of:=(([.G643]-[.N643])-[.C643])/[.C643]*100" office:value-type="float" office:value="1.42857142857143">
            <text:p>1,4</text:p>
          </table:table-cell>
          <table:table-cell table:formula="of:=1.1+SQRT([.O643]^2+[.I643]^2)" office:value-type="float" office:value="5.34744821351957">
            <text:p>5,3</text:p>
          </table:table-cell>
          <table:table-cell table:formula="of:=TEXT([.J643];&quot;0.0&quot;)&amp;&quot;&lt;15&quot;" office:value-type="string" office:string-value="5,3&lt;15">
            <text:p>5,3&lt;15</text:p>
          </table:table-cell>
          <table:table-cell/>
          <table:table-cell table:formula="of:=[.R64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643]*[.S6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44]" office:value-type="float" office:value="6900000000">
            <text:p>6,90E+09</text:p>
          </table:table-cell>
          <table:table-cell/>
          <table:table-cell table:formula="of:=(([.G644]-[.N644])-[.C644])/[.C644]*100" office:value-type="float" office:value="-1.42857142857143">
            <text:p>-1,4</text:p>
          </table:table-cell>
          <table:table-cell table:formula="of:=1.1+SQRT([.O644]^2+[.I644]^2)" office:value-type="float" office:value="5.34744821351957">
            <text:p>5,3</text:p>
          </table:table-cell>
          <table:table-cell table:formula="of:=TEXT([.J644];&quot;0.0&quot;)&amp;&quot;&lt;15&quot;" office:value-type="string" office:string-value="5,3&lt;15">
            <text:p>5,3&lt;15</text:p>
          </table:table-cell>
          <table:table-cell table:style-name="ce57"/>
          <table:table-cell table:formula="of:=[.R64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644]*[.S6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52]" office:value-type="float" office:value="109" table:number-columns-spanned="1" table:number-rows-spanned="3">
            <text:p>1,09E+02</text:p>
          </table:table-cell>
          <table:table-cell table:formula="of:=[.M652]" office:value-type="float" office:value="810">
            <text:p>8,10E+02</text:p>
          </table:table-cell>
          <table:table-cell table:style-name="ce24" table:formula="of:=[.G652]-[.N652]" office:value-type="float" office:value="701">
            <text:p>7,01E+02</text:p>
          </table:table-cell>
          <table:table-cell table:formula="of:=(([.G652]-[.N652])-[.C652])/[.C652]*100" office:value-type="float" office:value="0.142857142857143">
            <text:p>0,1</text:p>
          </table:table-cell>
          <table:table-cell table:formula="of:=1.1+SQRT([.O652]^2+[.I652]^2)" office:value-type="float" office:value="6.10204040000331">
            <text:p>6,1</text:p>
          </table:table-cell>
          <table:table-cell table:formula="of:=TEXT([.J65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52]*10^3+100" office:value-type="float" office:value="810">
            <text:p>81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652]*[.S6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53]" office:value-type="float" office:value="7200">
            <text:p>7,20E+03</text:p>
          </table:table-cell>
          <table:table-cell table:style-name="ce24" table:formula="of:=[.G653]-[.N653]" office:value-type="float" office:value="7091">
            <text:p>7,09E+03</text:p>
          </table:table-cell>
          <table:table-cell table:formula="of:=(([.G653]-[.N653])-[.C653])/[.C653]*100" office:value-type="float" office:value="1.3">
            <text:p>1,3</text:p>
          </table:table-cell>
          <table:table-cell table:formula="of:=1.1+SQRT([.O653]^2+[.I653]^2)" office:value-type="float" office:value="6.2662365412358">
            <text:p>6,3</text:p>
          </table:table-cell>
          <table:table-cell table:formula="of:=TEXT([.J653];&quot;0.0&quot;)&amp;&quot;&lt;15&quot;" office:value-type="string" office:string-value="6,3&lt;15">
            <text:p>6,3&lt;15</text:p>
          </table:table-cell>
          <table:table-cell/>
          <table:table-cell table:style-name="ce58" table:formula="of:=[.R653]*10^3+100" office:value-type="float" office:value="7200">
            <text:p>7200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4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653]*[.S6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54]" office:value-type="float" office:value="71100">
            <text:p>7,11E+04</text:p>
          </table:table-cell>
          <table:table-cell table:style-name="ce24" table:formula="of:=[.G654]-[.N654]" office:value-type="float" office:value="70991">
            <text:p>7,10E+04</text:p>
          </table:table-cell>
          <table:table-cell table:formula="of:=(([.G654]-[.N654])-[.C654])/[.C654]*100" office:value-type="float" office:value="1.41571428571429">
            <text:p>1,4</text:p>
          </table:table-cell>
          <table:table-cell table:formula="of:=1.1+SQRT([.O654]^2+[.I654]^2)" office:value-type="float" office:value="5.34314116413483">
            <text:p>5,3</text:p>
          </table:table-cell>
          <table:table-cell table:formula="of:=TEXT([.J654];&quot;0.0&quot;)&amp;&quot;&lt;15&quot;" office:value-type="string" office:string-value="5,3&lt;15">
            <text:p>5,3&lt;15</text:p>
          </table:table-cell>
          <table:table-cell/>
          <table:table-cell table:formula="of:=[.R654]*10^3+100" office:value-type="float" office:value="71100">
            <text:p>7,11E+04</text:p>
          </table:table-cell>
          <table:table-cell table:style-name="ce62" table:formula="of:=[.N65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4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54]*[.S6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55]" office:value-type="float" office:value="680000">
            <text:p>6,80E+05</text:p>
          </table:table-cell>
          <table:table-cell/>
          <table:table-cell table:formula="of:=(([.G655]-[.N655])-[.C655])/[.C655]*100" office:value-type="float" office:value="-2.85714285714286">
            <text:p>-2,9</text:p>
          </table:table-cell>
          <table:table-cell table:formula="of:=1.1+SQRT([.O655]^2+[.I655]^2)" office:value-type="float" office:value="6.01561443831007">
            <text:p>6,0</text:p>
          </table:table-cell>
          <table:table-cell table:formula="of:=TEXT([.J655];&quot;0.0&quot;)&amp;&quot;&lt;15&quot;" office:value-type="string" office:string-value="6,0&lt;15">
            <text:p>6,0&lt;15</text:p>
          </table:table-cell>
          <table:table-cell/>
          <table:table-cell table:formula="of:=[.R6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655]*[.S6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56]" office:value-type="float" office:value="6700000">
            <text:p>6,70E+06</text:p>
          </table:table-cell>
          <table:table-cell/>
          <table:table-cell table:formula="of:=(([.G656]-[.N656])-[.C656])/[.C656]*100" office:value-type="float" office:value="-4.28571428571429">
            <text:p>-4,3</text:p>
          </table:table-cell>
          <table:table-cell table:formula="of:=1.1+SQRT([.O656]^2+[.I656]^2)" office:value-type="float" office:value="6.9623670081952">
            <text:p>7,0</text:p>
          </table:table-cell>
          <table:table-cell table:formula="of:=TEXT([.J656];&quot;0.0&quot;)&amp;&quot;&lt;15&quot;" office:value-type="string" office:string-value="7,0&lt;15">
            <text:p>7,0&lt;15</text:p>
          </table:table-cell>
          <table:table-cell/>
          <table:table-cell table:formula="of:=[.R656]*10^6" office:value-type="float" office:value="6700000">
            <text:p>6,7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7">
            <text:p>6,7</text:p>
          </table:table-cell>
          <table:table-cell office:value-type="float" office:value="1000000">
            <text:p>1000000</text:p>
          </table:table-cell>
          <table:table-cell table:formula="of:=[.Q656]*[.S6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57]" office:value-type="float" office:value="66000000">
            <text:p>6,60E+07</text:p>
          </table:table-cell>
          <table:table-cell/>
          <table:table-cell table:formula="of:=(([.G657]-[.N657])-[.C657])/[.C657]*100" office:value-type="float" office:value="-5.71428571428571">
            <text:p>-5,7</text:p>
          </table:table-cell>
          <table:table-cell table:formula="of:=1.1+SQRT([.O657]^2+[.I657]^2)" office:value-type="float" office:value="8.07517463756212">
            <text:p>8,1</text:p>
          </table:table-cell>
          <table:table-cell table:formula="of:=TEXT([.J657];&quot;0.0&quot;)&amp;&quot;&lt;15&quot;" office:value-type="string" office:string-value="8,1&lt;15">
            <text:p>8,1&lt;15</text:p>
          </table:table-cell>
          <table:table-cell/>
          <table:table-cell table:formula="of:=[.R657]*10^6" office:value-type="float" office:value="66000000">
            <text:p>6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6">
            <text:p>66</text:p>
          </table:table-cell>
          <table:table-cell office:value-type="float" office:value="1000000">
            <text:p>1000000</text:p>
          </table:table-cell>
          <table:table-cell table:formula="of:=[.Q657]*[.S6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58]" office:value-type="float" office:value="700000000">
            <text:p>7,00E+08</text:p>
          </table:table-cell>
          <table:table-cell/>
          <table:table-cell table:formula="of:=(([.G658]-[.N658])-[.C658])/[.C658]*100" office:value-type="float" office:value="0">
            <text:p>0,0</text:p>
          </table:table-cell>
          <table:table-cell table:formula="of:=1.1+SQRT([.O658]^2+[.I658]^2)" office:value-type="float" office:value="5.1">
            <text:p>5,1</text:p>
          </table:table-cell>
          <table:table-cell table:formula="of:=TEXT([.J658];&quot;0.0&quot;)&amp;&quot;&lt;15&quot;" office:value-type="string" office:string-value="5,1&lt;15">
            <text:p>5,1&lt;15</text:p>
          </table:table-cell>
          <table:table-cell/>
          <table:table-cell table:formula="of:=[.R65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58]*[.S6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59]" office:value-type="float" office:value="7000000000">
            <text:p>7,00E+09</text:p>
          </table:table-cell>
          <table:table-cell/>
          <table:table-cell table:formula="of:=(([.G659]-[.N659])-[.C659])/[.C659]*100" office:value-type="float" office:value="0">
            <text:p>0,0</text:p>
          </table:table-cell>
          <table:table-cell table:formula="of:=1.1+SQRT([.O659]^2+[.I659]^2)" office:value-type="float" office:value="5.1">
            <text:p>5,1</text:p>
          </table:table-cell>
          <table:table-cell table:formula="of:=TEXT([.J659];&quot;0.0&quot;)&amp;&quot;&lt;15&quot;" office:value-type="string" office:string-value="5,1&lt;15">
            <text:p>5,1&lt;15</text:p>
          </table:table-cell>
          <table:table-cell table:style-name="ce57"/>
          <table:table-cell table:formula="of:=[.R65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59]*[.S6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67]" office:value-type="float" office:value="103" table:number-columns-spanned="1" table:number-rows-spanned="3">
            <text:p>1,03E+02</text:p>
          </table:table-cell>
          <table:table-cell table:formula="of:=[.M667]" office:value-type="float" office:value="800">
            <text:p>8,00E+02</text:p>
          </table:table-cell>
          <table:table-cell table:style-name="ce24" table:formula="of:=[.G667]-[.N667]" office:value-type="float" office:value="697">
            <text:p>6,97E+02</text:p>
          </table:table-cell>
          <table:table-cell table:formula="of:=(([.G667]-[.N667])-[.C667])/[.C667]*100" office:value-type="float" office:value="-0.428571428571412">
            <text:p>-0,4</text:p>
          </table:table-cell>
          <table:table-cell table:formula="of:=1.1+SQRT([.O667]^2+[.I667]^2)" office:value-type="float" office:value="6.11833373435723">
            <text:p>6,1</text:p>
          </table:table-cell>
          <table:table-cell table:formula="of:=TEXT([.J66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667]*10^3+100" office:value-type="float" office:value="800">
            <text:p>800</text:p>
          </table:table-cell>
          <table:table-cell table:style-name="ce61" office:value-type="float" office:value="103">
            <text:p>1,03E+02</text:p>
          </table:table-cell>
          <table:table-cell table:style-name="ce65" office:value-type="float" office:value="5">
            <text:p>5</text:p>
          </table:table-cell>
          <table:table-cell table:style-name="ce5" table:formula="of:=[.A6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67]*[.S6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0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68]" office:value-type="float" office:value="7000">
            <text:p>7,00E+03</text:p>
          </table:table-cell>
          <table:table-cell table:style-name="ce24" table:formula="of:=[.G668]-[.N668]" office:value-type="float" office:value="6897">
            <text:p>6,90E+03</text:p>
          </table:table-cell>
          <table:table-cell table:formula="of:=(([.G668]-[.N668])-[.C668])/[.C668]*100" office:value-type="float" office:value="-1.47142857142857">
            <text:p>-1,5</text:p>
          </table:table-cell>
          <table:table-cell table:formula="of:=1.1+SQRT([.O668]^2+[.I668]^2)" office:value-type="float" office:value="6.3120151612228">
            <text:p>6,3</text:p>
          </table:table-cell>
          <table:table-cell table:formula="of:=TEXT([.J668];&quot;0.0&quot;)&amp;&quot;&lt;15&quot;" office:value-type="string" office:string-value="6,3&lt;15">
            <text:p>6,3&lt;15</text:p>
          </table:table-cell>
          <table:table-cell/>
          <table:table-cell table:style-name="ce58" table:formula="of:=[.R668]*10^3+100" office:value-type="float" office:value="7000">
            <text:p>7000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668]*[.S6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69]" office:value-type="float" office:value="74100">
            <text:p>7,41E+04</text:p>
          </table:table-cell>
          <table:table-cell table:style-name="ce24" table:formula="of:=[.G669]-[.N669]" office:value-type="float" office:value="73997">
            <text:p>7,40E+04</text:p>
          </table:table-cell>
          <table:table-cell table:formula="of:=(([.G669]-[.N669])-[.C669])/[.C669]*100" office:value-type="float" office:value="5.71">
            <text:p>5,7</text:p>
          </table:table-cell>
          <table:table-cell table:formula="of:=1.1+SQRT([.O669]^2+[.I669]^2)" office:value-type="float" office:value="8.07166407681839">
            <text:p>8,1</text:p>
          </table:table-cell>
          <table:table-cell table:formula="of:=TEXT([.J669];&quot;0.0&quot;)&amp;&quot;&lt;15&quot;" office:value-type="string" office:string-value="8,1&lt;15">
            <text:p>8,1&lt;15</text:p>
          </table:table-cell>
          <table:table-cell/>
          <table:table-cell table:formula="of:=[.R669]*10^3+100" office:value-type="float" office:value="74100">
            <text:p>7,41E+04</text:p>
          </table:table-cell>
          <table:table-cell table:style-name="ce62" table:formula="of:=[.N667]" office:value-type="float" office:value="103">
            <text:p>1,03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669]*[.S6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70]" office:value-type="float" office:value="690000">
            <text:p>6,90E+05</text:p>
          </table:table-cell>
          <table:table-cell/>
          <table:table-cell table:formula="of:=(([.G670]-[.N670])-[.C670])/[.C670]*100" office:value-type="float" office:value="-1.42857142857143">
            <text:p>-1,4</text:p>
          </table:table-cell>
          <table:table-cell table:formula="of:=1.1+SQRT([.O670]^2+[.I670]^2)" office:value-type="float" office:value="5.34744821351957">
            <text:p>5,3</text:p>
          </table:table-cell>
          <table:table-cell table:formula="of:=TEXT([.J670];&quot;0.0&quot;)&amp;&quot;&lt;15&quot;" office:value-type="string" office:string-value="5,3&lt;15">
            <text:p>5,3&lt;15</text:p>
          </table:table-cell>
          <table:table-cell/>
          <table:table-cell table:formula="of:=[.R67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70]*[.S6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71]" office:value-type="float" office:value="7000000">
            <text:p>7,00E+06</text:p>
          </table:table-cell>
          <table:table-cell/>
          <table:table-cell table:formula="of:=(([.G671]-[.N671])-[.C671])/[.C671]*100" office:value-type="float" office:value="0">
            <text:p>0,0</text:p>
          </table:table-cell>
          <table:table-cell table:formula="of:=1.1+SQRT([.O671]^2+[.I671]^2)" office:value-type="float" office:value="5.1">
            <text:p>5,1</text:p>
          </table:table-cell>
          <table:table-cell table:formula="of:=TEXT([.J671];&quot;0.0&quot;)&amp;&quot;&lt;15&quot;" office:value-type="string" office:string-value="5,1&lt;15">
            <text:p>5,1&lt;15</text:p>
          </table:table-cell>
          <table:table-cell/>
          <table:table-cell table:formula="of:=[.R6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71]*[.S6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72]" office:value-type="float" office:value="69000000">
            <text:p>6,90E+07</text:p>
          </table:table-cell>
          <table:table-cell/>
          <table:table-cell table:formula="of:=(([.G672]-[.N672])-[.C672])/[.C672]*100" office:value-type="float" office:value="-1.42857142857143">
            <text:p>-1,4</text:p>
          </table:table-cell>
          <table:table-cell table:formula="of:=1.1+SQRT([.O672]^2+[.I672]^2)" office:value-type="float" office:value="5.34744821351957">
            <text:p>5,3</text:p>
          </table:table-cell>
          <table:table-cell table:formula="of:=TEXT([.J672];&quot;0.0&quot;)&amp;&quot;&lt;15&quot;" office:value-type="string" office:string-value="5,3&lt;15">
            <text:p>5,3&lt;15</text:p>
          </table:table-cell>
          <table:table-cell/>
          <table:table-cell table:formula="of:=[.R67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672]*[.S6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73]" office:value-type="float" office:value="700000000">
            <text:p>7,00E+08</text:p>
          </table:table-cell>
          <table:table-cell/>
          <table:table-cell table:formula="of:=(([.G673]-[.N673])-[.C673])/[.C673]*100" office:value-type="float" office:value="0">
            <text:p>0,0</text:p>
          </table:table-cell>
          <table:table-cell table:formula="of:=1.1+SQRT([.O673]^2+[.I673]^2)" office:value-type="float" office:value="5.1">
            <text:p>5,1</text:p>
          </table:table-cell>
          <table:table-cell table:formula="of:=TEXT([.J673];&quot;0.0&quot;)&amp;&quot;&lt;15&quot;" office:value-type="string" office:string-value="5,1&lt;15">
            <text:p>5,1&lt;15</text:p>
          </table:table-cell>
          <table:table-cell/>
          <table:table-cell table:formula="of:=[.R67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73]*[.S6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74]" office:value-type="float" office:value="7000000000">
            <text:p>7,00E+09</text:p>
          </table:table-cell>
          <table:table-cell/>
          <table:table-cell table:formula="of:=(([.G674]-[.N674])-[.C674])/[.C674]*100" office:value-type="float" office:value="0">
            <text:p>0,0</text:p>
          </table:table-cell>
          <table:table-cell table:formula="of:=1.1+SQRT([.O674]^2+[.I674]^2)" office:value-type="float" office:value="5.1">
            <text:p>5,1</text:p>
          </table:table-cell>
          <table:table-cell table:formula="of:=TEXT([.J674];&quot;0.0&quot;)&amp;&quot;&lt;15&quot;" office:value-type="string" office:string-value="5,1&lt;15">
            <text:p>5,1&lt;15</text:p>
          </table:table-cell>
          <table:table-cell table:style-name="ce57"/>
          <table:table-cell table:formula="of:=[.R6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674]*[.S6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82]" office:value-type="float" office:value="108" table:number-columns-spanned="1" table:number-rows-spanned="3">
            <text:p>1,08E+02</text:p>
          </table:table-cell>
          <table:table-cell table:formula="of:=[.M682]" office:value-type="float" office:value="820">
            <text:p>8,20E+02</text:p>
          </table:table-cell>
          <table:table-cell table:style-name="ce24" table:formula="of:=[.G682]-[.N682]" office:value-type="float" office:value="712">
            <text:p>7,12E+02</text:p>
          </table:table-cell>
          <table:table-cell table:formula="of:=(([.G682]-[.N682])-[.C682])/[.C682]*100" office:value-type="float" office:value="1.71428571428571">
            <text:p>1,7</text:p>
          </table:table-cell>
          <table:table-cell table:formula="of:=1.1+SQRT([.O682]^2+[.I682]^2)" office:value-type="float" office:value="6.38571428571429">
            <text:p>6,4</text:p>
          </table:table-cell>
          <table:table-cell table:formula="of:=TEXT([.J68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682]*10^3+100" office:value-type="float" office:value="820">
            <text:p>82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6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682]*[.S6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83]" office:value-type="float" office:value="7100">
            <text:p>7,10E+03</text:p>
          </table:table-cell>
          <table:table-cell table:style-name="ce24" table:formula="of:=[.G683]-[.N683]" office:value-type="float" office:value="6992">
            <text:p>6,99E+03</text:p>
          </table:table-cell>
          <table:table-cell table:formula="of:=(([.G683]-[.N683])-[.C683])/[.C683]*100" office:value-type="float" office:value="-0.114285714285714">
            <text:p>-0,1</text:p>
          </table:table-cell>
          <table:table-cell table:formula="of:=1.1+SQRT([.O683]^2+[.I683]^2)" office:value-type="float" office:value="6.10130595189794">
            <text:p>6,1</text:p>
          </table:table-cell>
          <table:table-cell table:formula="of:=TEXT([.J683];&quot;0.0&quot;)&amp;&quot;&lt;15&quot;" office:value-type="string" office:string-value="6,1&lt;15">
            <text:p>6,1&lt;15</text:p>
          </table:table-cell>
          <table:table-cell/>
          <table:table-cell table:style-name="ce58" table:formula="of:=[.R683]*10^3+100" office:value-type="float" office:value="7100">
            <text:p>7100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683]*[.S6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84]" office:value-type="float" office:value="71100">
            <text:p>7,11E+04</text:p>
          </table:table-cell>
          <table:table-cell table:style-name="ce24" table:formula="of:=[.G684]-[.N684]" office:value-type="float" office:value="70992">
            <text:p>7,10E+04</text:p>
          </table:table-cell>
          <table:table-cell table:formula="of:=(([.G684]-[.N684])-[.C684])/[.C684]*100" office:value-type="float" office:value="1.41714285714286">
            <text:p>1,4</text:p>
          </table:table-cell>
          <table:table-cell table:formula="of:=1.1+SQRT([.O684]^2+[.I684]^2)" office:value-type="float" office:value="5.343618017394">
            <text:p>5,3</text:p>
          </table:table-cell>
          <table:table-cell table:formula="of:=TEXT([.J684];&quot;0.0&quot;)&amp;&quot;&lt;15&quot;" office:value-type="string" office:string-value="5,3&lt;15">
            <text:p>5,3&lt;15</text:p>
          </table:table-cell>
          <table:table-cell/>
          <table:table-cell table:formula="of:=[.R684]*10^3+100" office:value-type="float" office:value="71100">
            <text:p>7,11E+04</text:p>
          </table:table-cell>
          <table:table-cell table:style-name="ce62" table:formula="of:=[.N68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84]*[.S6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685]" office:value-type="float" office:value="690000">
            <text:p>6,90E+05</text:p>
          </table:table-cell>
          <table:table-cell/>
          <table:table-cell table:formula="of:=(([.G685]-[.N685])-[.C685])/[.C685]*100" office:value-type="float" office:value="-1.42857142857143">
            <text:p>-1,4</text:p>
          </table:table-cell>
          <table:table-cell table:formula="of:=1.1+SQRT([.O685]^2+[.I685]^2)" office:value-type="float" office:value="5.34744821351957">
            <text:p>5,3</text:p>
          </table:table-cell>
          <table:table-cell table:formula="of:=TEXT([.J685];&quot;0.0&quot;)&amp;&quot;&lt;15&quot;" office:value-type="string" office:string-value="5,3&lt;15">
            <text:p>5,3&lt;15</text:p>
          </table:table-cell>
          <table:table-cell/>
          <table:table-cell table:formula="of:=[.R6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685]*[.S6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686]" office:value-type="float" office:value="7000000">
            <text:p>7,00E+06</text:p>
          </table:table-cell>
          <table:table-cell/>
          <table:table-cell table:formula="of:=(([.G686]-[.N686])-[.C686])/[.C686]*100" office:value-type="float" office:value="0">
            <text:p>0,0</text:p>
          </table:table-cell>
          <table:table-cell table:formula="of:=1.1+SQRT([.O686]^2+[.I686]^2)" office:value-type="float" office:value="5.1">
            <text:p>5,1</text:p>
          </table:table-cell>
          <table:table-cell table:formula="of:=TEXT([.J686];&quot;0.0&quot;)&amp;&quot;&lt;15&quot;" office:value-type="string" office:string-value="5,1&lt;15">
            <text:p>5,1&lt;15</text:p>
          </table:table-cell>
          <table:table-cell/>
          <table:table-cell table:formula="of:=[.R68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686]*[.S6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687]" office:value-type="float" office:value="68000000">
            <text:p>6,80E+07</text:p>
          </table:table-cell>
          <table:table-cell/>
          <table:table-cell table:formula="of:=(([.G687]-[.N687])-[.C687])/[.C687]*100" office:value-type="float" office:value="-2.85714285714286">
            <text:p>-2,9</text:p>
          </table:table-cell>
          <table:table-cell table:formula="of:=1.1+SQRT([.O687]^2+[.I687]^2)" office:value-type="float" office:value="6.01561443831007">
            <text:p>6,0</text:p>
          </table:table-cell>
          <table:table-cell table:formula="of:=TEXT([.J687];&quot;0.0&quot;)&amp;&quot;&lt;15&quot;" office:value-type="string" office:string-value="6,0&lt;15">
            <text:p>6,0&lt;15</text:p>
          </table:table-cell>
          <table:table-cell/>
          <table:table-cell table:formula="of:=[.R6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687]*[.S6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688]" office:value-type="float" office:value="700000000">
            <text:p>7,00E+08</text:p>
          </table:table-cell>
          <table:table-cell/>
          <table:table-cell table:formula="of:=(([.G688]-[.N688])-[.C688])/[.C688]*100" office:value-type="float" office:value="0">
            <text:p>0,0</text:p>
          </table:table-cell>
          <table:table-cell table:formula="of:=1.1+SQRT([.O688]^2+[.I688]^2)" office:value-type="float" office:value="5.1">
            <text:p>5,1</text:p>
          </table:table-cell>
          <table:table-cell table:formula="of:=TEXT([.J688];&quot;0.0&quot;)&amp;&quot;&lt;15&quot;" office:value-type="string" office:string-value="5,1&lt;15">
            <text:p>5,1&lt;15</text:p>
          </table:table-cell>
          <table:table-cell/>
          <table:table-cell table:formula="of:=[.R6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688]*[.S6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689]" office:value-type="float" office:value="7100000000">
            <text:p>7,10E+09</text:p>
          </table:table-cell>
          <table:table-cell/>
          <table:table-cell table:formula="of:=(([.G689]-[.N689])-[.C689])/[.C689]*100" office:value-type="float" office:value="1.42857142857143">
            <text:p>1,4</text:p>
          </table:table-cell>
          <table:table-cell table:formula="of:=1.1+SQRT([.O689]^2+[.I689]^2)" office:value-type="float" office:value="5.34744821351957">
            <text:p>5,3</text:p>
          </table:table-cell>
          <table:table-cell table:formula="of:=TEXT([.J689];&quot;0.0&quot;)&amp;&quot;&lt;15&quot;" office:value-type="string" office:string-value="5,3&lt;15">
            <text:p>5,3&lt;15</text:p>
          </table:table-cell>
          <table:table-cell table:style-name="ce57"/>
          <table:table-cell table:formula="of:=[.R6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689]*[.S6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697]" office:value-type="float" office:value="109" table:number-columns-spanned="1" table:number-rows-spanned="3">
            <text:p>1,09E+02</text:p>
          </table:table-cell>
          <table:table-cell table:formula="of:=[.M697]" office:value-type="float" office:value="800">
            <text:p>8,00E+02</text:p>
          </table:table-cell>
          <table:table-cell table:style-name="ce24" table:formula="of:=[.G697]-[.N697]" office:value-type="float" office:value="691">
            <text:p>6,91E+02</text:p>
          </table:table-cell>
          <table:table-cell table:formula="of:=(([.G697]-[.N697])-[.C697])/[.C697]*100" office:value-type="float" office:value="-1.28571428571427">
            <text:p>-1,3</text:p>
          </table:table-cell>
          <table:table-cell table:formula="of:=1.1+SQRT([.O697]^2+[.I697]^2)" office:value-type="float" office:value="6.2626602855979">
            <text:p>6,3</text:p>
          </table:table-cell>
          <table:table-cell table:formula="of:=TEXT([.J69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697]*10^3+100" office:value-type="float" office:value="800">
            <text:p>80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69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697]*[.S6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698]" office:value-type="float" office:value="7300">
            <text:p>7,30E+03</text:p>
          </table:table-cell>
          <table:table-cell table:style-name="ce24" table:formula="of:=[.G698]-[.N698]" office:value-type="float" office:value="7191">
            <text:p>7,19E+03</text:p>
          </table:table-cell>
          <table:table-cell table:formula="of:=(([.G698]-[.N698])-[.C698])/[.C698]*100" office:value-type="float" office:value="2.72857142857143">
            <text:p>2,7</text:p>
          </table:table-cell>
          <table:table-cell table:formula="of:=1.1+SQRT([.O698]^2+[.I698]^2)" office:value-type="float" office:value="6.79606022096118">
            <text:p>6,8</text:p>
          </table:table-cell>
          <table:table-cell table:formula="of:=TEXT([.J698];&quot;0.0&quot;)&amp;&quot;&lt;15&quot;" office:value-type="string" office:string-value="6,8&lt;15">
            <text:p>6,8&lt;15</text:p>
          </table:table-cell>
          <table:table-cell/>
          <table:table-cell table:style-name="ce58" table:formula="of:=[.R698]*10^3+100" office:value-type="float" office:value="7300">
            <text:p>7300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4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698]*[.S6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699]" office:value-type="float" office:value="71100">
            <text:p>7,11E+04</text:p>
          </table:table-cell>
          <table:table-cell table:style-name="ce24" table:formula="of:=[.G699]-[.N699]" office:value-type="float" office:value="70991">
            <text:p>7,10E+04</text:p>
          </table:table-cell>
          <table:table-cell table:formula="of:=(([.G699]-[.N699])-[.C699])/[.C699]*100" office:value-type="float" office:value="1.41571428571429">
            <text:p>1,4</text:p>
          </table:table-cell>
          <table:table-cell table:formula="of:=1.1+SQRT([.O699]^2+[.I699]^2)" office:value-type="float" office:value="5.34314116413483">
            <text:p>5,3</text:p>
          </table:table-cell>
          <table:table-cell table:formula="of:=TEXT([.J699];&quot;0.0&quot;)&amp;&quot;&lt;15&quot;" office:value-type="string" office:string-value="5,3&lt;15">
            <text:p>5,3&lt;15</text:p>
          </table:table-cell>
          <table:table-cell/>
          <table:table-cell table:formula="of:=[.R699]*10^3+100" office:value-type="float" office:value="71100">
            <text:p>7,11E+04</text:p>
          </table:table-cell>
          <table:table-cell table:style-name="ce62" table:formula="of:=[.N697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3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699]*[.S6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00]" office:value-type="float" office:value="680000">
            <text:p>6,80E+05</text:p>
          </table:table-cell>
          <table:table-cell/>
          <table:table-cell table:formula="of:=(([.G700]-[.N700])-[.C700])/[.C700]*100" office:value-type="float" office:value="-2.85714285714286">
            <text:p>-2,9</text:p>
          </table:table-cell>
          <table:table-cell table:formula="of:=1.1+SQRT([.O700]^2+[.I700]^2)" office:value-type="float" office:value="6.01561443831007">
            <text:p>6,0</text:p>
          </table:table-cell>
          <table:table-cell table:formula="of:=TEXT([.J700];&quot;0.0&quot;)&amp;&quot;&lt;15&quot;" office:value-type="string" office:string-value="6,0&lt;15">
            <text:p>6,0&lt;15</text:p>
          </table:table-cell>
          <table:table-cell/>
          <table:table-cell table:formula="of:=[.R70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00]*[.S7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01]" office:value-type="float" office:value="7000000">
            <text:p>7,00E+06</text:p>
          </table:table-cell>
          <table:table-cell/>
          <table:table-cell table:formula="of:=(([.G701]-[.N701])-[.C701])/[.C701]*100" office:value-type="float" office:value="0">
            <text:p>0,0</text:p>
          </table:table-cell>
          <table:table-cell table:formula="of:=1.1+SQRT([.O701]^2+[.I701]^2)" office:value-type="float" office:value="5.1">
            <text:p>5,1</text:p>
          </table:table-cell>
          <table:table-cell table:formula="of:=TEXT([.J701];&quot;0.0&quot;)&amp;&quot;&lt;15&quot;" office:value-type="string" office:string-value="5,1&lt;15">
            <text:p>5,1&lt;15</text:p>
          </table:table-cell>
          <table:table-cell/>
          <table:table-cell table:formula="of:=[.R70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01]*[.S7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02]" office:value-type="float" office:value="70000000">
            <text:p>7,00E+07</text:p>
          </table:table-cell>
          <table:table-cell/>
          <table:table-cell table:formula="of:=(([.G702]-[.N702])-[.C702])/[.C702]*100" office:value-type="float" office:value="0">
            <text:p>0,0</text:p>
          </table:table-cell>
          <table:table-cell table:formula="of:=1.1+SQRT([.O702]^2+[.I702]^2)" office:value-type="float" office:value="5.1">
            <text:p>5,1</text:p>
          </table:table-cell>
          <table:table-cell table:formula="of:=TEXT([.J702];&quot;0.0&quot;)&amp;&quot;&lt;15&quot;" office:value-type="string" office:string-value="5,1&lt;15">
            <text:p>5,1&lt;15</text:p>
          </table:table-cell>
          <table:table-cell/>
          <table:table-cell table:formula="of:=[.R70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02]*[.S7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03]" office:value-type="float" office:value="700000000">
            <text:p>7,00E+08</text:p>
          </table:table-cell>
          <table:table-cell/>
          <table:table-cell table:formula="of:=(([.G703]-[.N703])-[.C703])/[.C703]*100" office:value-type="float" office:value="0">
            <text:p>0,0</text:p>
          </table:table-cell>
          <table:table-cell table:formula="of:=1.1+SQRT([.O703]^2+[.I703]^2)" office:value-type="float" office:value="5.1">
            <text:p>5,1</text:p>
          </table:table-cell>
          <table:table-cell table:formula="of:=TEXT([.J703];&quot;0.0&quot;)&amp;&quot;&lt;15&quot;" office:value-type="string" office:string-value="5,1&lt;15">
            <text:p>5,1&lt;15</text:p>
          </table:table-cell>
          <table:table-cell/>
          <table:table-cell table:formula="of:=[.R70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03]*[.S7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04]" office:value-type="float" office:value="7000000000">
            <text:p>7,00E+09</text:p>
          </table:table-cell>
          <table:table-cell/>
          <table:table-cell table:formula="of:=(([.G704]-[.N704])-[.C704])/[.C704]*100" office:value-type="float" office:value="0">
            <text:p>0,0</text:p>
          </table:table-cell>
          <table:table-cell table:formula="of:=1.1+SQRT([.O704]^2+[.I704]^2)" office:value-type="float" office:value="5.1">
            <text:p>5,1</text:p>
          </table:table-cell>
          <table:table-cell table:formula="of:=TEXT([.J704];&quot;0.0&quot;)&amp;&quot;&lt;15&quot;" office:value-type="string" office:string-value="5,1&lt;15">
            <text:p>5,1&lt;15</text:p>
          </table:table-cell>
          <table:table-cell table:style-name="ce57"/>
          <table:table-cell table:formula="of:=[.R70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04]*[.S7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12]" office:value-type="float" office:value="107" table:number-columns-spanned="1" table:number-rows-spanned="3">
            <text:p>1,07E+02</text:p>
          </table:table-cell>
          <table:table-cell table:formula="of:=[.M712]" office:value-type="float" office:value="790">
            <text:p>7,90E+02</text:p>
          </table:table-cell>
          <table:table-cell table:style-name="ce24" table:formula="of:=[.G712]-[.N712]" office:value-type="float" office:value="683">
            <text:p>6,83E+02</text:p>
          </table:table-cell>
          <table:table-cell table:formula="of:=(([.G712]-[.N712])-[.C712])/[.C712]*100" office:value-type="float" office:value="-2.42857142857141">
            <text:p>-2,4</text:p>
          </table:table-cell>
          <table:table-cell table:formula="of:=1.1+SQRT([.O712]^2+[.I712]^2)" office:value-type="float" office:value="6.65859327381248">
            <text:p>6,7</text:p>
          </table:table-cell>
          <table:table-cell table:formula="of:=TEXT([.J71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71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table:formula="of:=[.A71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12]*[.S7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13]" office:value-type="float" office:value="7000">
            <text:p>7,00E+03</text:p>
          </table:table-cell>
          <table:table-cell table:style-name="ce24" table:formula="of:=[.G713]-[.N713]" office:value-type="float" office:value="6893">
            <text:p>6,89E+03</text:p>
          </table:table-cell>
          <table:table-cell table:formula="of:=(([.G713]-[.N713])-[.C713])/[.C713]*100" office:value-type="float" office:value="-1.52857142857143">
            <text:p>-1,5</text:p>
          </table:table-cell>
          <table:table-cell table:formula="of:=1.1+SQRT([.O713]^2+[.I713]^2)" office:value-type="float" office:value="6.32843481476483">
            <text:p>6,3</text:p>
          </table:table-cell>
          <table:table-cell table:formula="of:=TEXT([.J713];&quot;0.0&quot;)&amp;&quot;&lt;15&quot;" office:value-type="string" office:string-value="6,3&lt;15">
            <text:p>6,3&lt;15</text:p>
          </table:table-cell>
          <table:table-cell/>
          <table:table-cell table:style-name="ce58" table:formula="of:=[.R713]*10^3+100" office:value-type="float" office:value="7000">
            <text:p>7000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5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713]*[.S7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14]" office:value-type="float" office:value="70100">
            <text:p>7,01E+04</text:p>
          </table:table-cell>
          <table:table-cell table:style-name="ce24" table:formula="of:=[.G714]-[.N714]" office:value-type="float" office:value="69993">
            <text:p>7,00E+04</text:p>
          </table:table-cell>
          <table:table-cell table:formula="of:=(([.G714]-[.N714])-[.C714])/[.C714]*100" office:value-type="float" office:value="-0.01">
            <text:p>0,0</text:p>
          </table:table-cell>
          <table:table-cell table:formula="of:=1.1+SQRT([.O714]^2+[.I714]^2)" office:value-type="float" office:value="5.10001249998047">
            <text:p>5,1</text:p>
          </table:table-cell>
          <table:table-cell table:formula="of:=TEXT([.J714];&quot;0.0&quot;)&amp;&quot;&lt;15&quot;" office:value-type="string" office:string-value="5,1&lt;15">
            <text:p>5,1&lt;15</text:p>
          </table:table-cell>
          <table:table-cell/>
          <table:table-cell table:formula="of:=[.R714]*10^3+100" office:value-type="float" office:value="70100">
            <text:p>7,01E+04</text:p>
          </table:table-cell>
          <table:table-cell table:style-name="ce62" table:formula="of:=[.N71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5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14]*[.S7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15]" office:value-type="float" office:value="690000">
            <text:p>6,90E+05</text:p>
          </table:table-cell>
          <table:table-cell/>
          <table:table-cell table:formula="of:=(([.G715]-[.N715])-[.C715])/[.C715]*100" office:value-type="float" office:value="-1.42857142857143">
            <text:p>-1,4</text:p>
          </table:table-cell>
          <table:table-cell table:formula="of:=1.1+SQRT([.O715]^2+[.I715]^2)" office:value-type="float" office:value="5.34744821351957">
            <text:p>5,3</text:p>
          </table:table-cell>
          <table:table-cell table:formula="of:=TEXT([.J715];&quot;0.0&quot;)&amp;&quot;&lt;15&quot;" office:value-type="string" office:string-value="5,3&lt;15">
            <text:p>5,3&lt;15</text:p>
          </table:table-cell>
          <table:table-cell/>
          <table:table-cell table:formula="of:=[.R71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15]*[.S7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16]" office:value-type="float" office:value="6900000">
            <text:p>6,90E+06</text:p>
          </table:table-cell>
          <table:table-cell/>
          <table:table-cell table:formula="of:=(([.G716]-[.N716])-[.C716])/[.C716]*100" office:value-type="float" office:value="-1.42857142857143">
            <text:p>-1,4</text:p>
          </table:table-cell>
          <table:table-cell table:formula="of:=1.1+SQRT([.O716]^2+[.I716]^2)" office:value-type="float" office:value="5.34744821351957">
            <text:p>5,3</text:p>
          </table:table-cell>
          <table:table-cell table:formula="of:=TEXT([.J716];&quot;0.0&quot;)&amp;&quot;&lt;15&quot;" office:value-type="string" office:string-value="5,3&lt;15">
            <text:p>5,3&lt;15</text:p>
          </table:table-cell>
          <table:table-cell/>
          <table:table-cell table:formula="of:=[.R71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16]*[.S7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17]" office:value-type="float" office:value="69000000">
            <text:p>6,90E+07</text:p>
          </table:table-cell>
          <table:table-cell/>
          <table:table-cell table:formula="of:=(([.G717]-[.N717])-[.C717])/[.C717]*100" office:value-type="float" office:value="-1.42857142857143">
            <text:p>-1,4</text:p>
          </table:table-cell>
          <table:table-cell table:formula="of:=1.1+SQRT([.O717]^2+[.I717]^2)" office:value-type="float" office:value="5.34744821351957">
            <text:p>5,3</text:p>
          </table:table-cell>
          <table:table-cell table:formula="of:=TEXT([.J717];&quot;0.0&quot;)&amp;&quot;&lt;15&quot;" office:value-type="string" office:string-value="5,3&lt;15">
            <text:p>5,3&lt;15</text:p>
          </table:table-cell>
          <table:table-cell/>
          <table:table-cell table:formula="of:=[.R71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17]*[.S7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18]" office:value-type="float" office:value="710000000">
            <text:p>7,10E+08</text:p>
          </table:table-cell>
          <table:table-cell/>
          <table:table-cell table:formula="of:=(([.G718]-[.N718])-[.C718])/[.C718]*100" office:value-type="float" office:value="1.42857142857143">
            <text:p>1,4</text:p>
          </table:table-cell>
          <table:table-cell table:formula="of:=1.1+SQRT([.O718]^2+[.I718]^2)" office:value-type="float" office:value="5.34744821351957">
            <text:p>5,3</text:p>
          </table:table-cell>
          <table:table-cell table:formula="of:=TEXT([.J718];&quot;0.0&quot;)&amp;&quot;&lt;15&quot;" office:value-type="string" office:string-value="5,3&lt;15">
            <text:p>5,3&lt;15</text:p>
          </table:table-cell>
          <table:table-cell/>
          <table:table-cell table:formula="of:=[.R71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18]*[.S7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19]" office:value-type="float" office:value="7000000000">
            <text:p>7,00E+09</text:p>
          </table:table-cell>
          <table:table-cell/>
          <table:table-cell table:formula="of:=(([.G719]-[.N719])-[.C719])/[.C719]*100" office:value-type="float" office:value="0">
            <text:p>0,0</text:p>
          </table:table-cell>
          <table:table-cell table:formula="of:=1.1+SQRT([.O719]^2+[.I719]^2)" office:value-type="float" office:value="5.1">
            <text:p>5,1</text:p>
          </table:table-cell>
          <table:table-cell table:formula="of:=TEXT([.J719];&quot;0.0&quot;)&amp;&quot;&lt;15&quot;" office:value-type="string" office:string-value="5,1&lt;15">
            <text:p>5,1&lt;15</text:p>
          </table:table-cell>
          <table:table-cell table:style-name="ce57"/>
          <table:table-cell table:formula="of:=[.R71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19]*[.S7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27]" office:value-type="float" office:value="105" table:number-columns-spanned="1" table:number-rows-spanned="3">
            <text:p>1,05E+02</text:p>
          </table:table-cell>
          <table:table-cell table:formula="of:=[.M727]" office:value-type="float" office:value="800">
            <text:p>8,00E+02</text:p>
          </table:table-cell>
          <table:table-cell table:style-name="ce24" table:formula="of:=[.G727]-[.N727]" office:value-type="float" office:value="695">
            <text:p>6,95E+02</text:p>
          </table:table-cell>
          <table:table-cell table:formula="of:=(([.G727]-[.N727])-[.C727])/[.C727]*100" office:value-type="float" office:value="-0.714285714285698">
            <text:p>-0,7</text:p>
          </table:table-cell>
          <table:table-cell table:formula="of:=1.1+SQRT([.O727]^2+[.I727]^2)" office:value-type="float" office:value="6.15076272276105">
            <text:p>6,2</text:p>
          </table:table-cell>
          <table:table-cell table:formula="of:=TEXT([.J72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727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2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27]*[.S7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28]" office:value-type="float" office:value="7300">
            <text:p>7,30E+03</text:p>
          </table:table-cell>
          <table:table-cell table:style-name="ce24" table:formula="of:=[.G728]-[.N728]" office:value-type="float" office:value="7195">
            <text:p>7,20E+03</text:p>
          </table:table-cell>
          <table:table-cell table:formula="of:=(([.G728]-[.N728])-[.C728])/[.C728]*100" office:value-type="float" office:value="2.78571428571429">
            <text:p>2,8</text:p>
          </table:table-cell>
          <table:table-cell table:formula="of:=1.1+SQRT([.O728]^2+[.I728]^2)" office:value-type="float" office:value="6.82365303644732">
            <text:p>6,8</text:p>
          </table:table-cell>
          <table:table-cell table:formula="of:=TEXT([.J728];&quot;0.0&quot;)&amp;&quot;&lt;15&quot;" office:value-type="string" office:string-value="6,8&lt;15">
            <text:p>6,8&lt;15</text:p>
          </table:table-cell>
          <table:table-cell/>
          <table:table-cell table:style-name="ce58" table:formula="of:=[.R728]*10^3+100" office:value-type="float" office:value="7300">
            <text:p>7300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7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28]*[.S7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29]" office:value-type="float" office:value="71100">
            <text:p>7,11E+04</text:p>
          </table:table-cell>
          <table:table-cell table:style-name="ce24" table:formula="of:=[.G729]-[.N729]" office:value-type="float" office:value="70995">
            <text:p>7,10E+04</text:p>
          </table:table-cell>
          <table:table-cell table:formula="of:=(([.G729]-[.N729])-[.C729])/[.C729]*100" office:value-type="float" office:value="1.42142857142857">
            <text:p>1,4</text:p>
          </table:table-cell>
          <table:table-cell table:formula="of:=1.1+SQRT([.O729]^2+[.I729]^2)" office:value-type="float" office:value="5.34505114028953">
            <text:p>5,3</text:p>
          </table:table-cell>
          <table:table-cell table:formula="of:=TEXT([.J729];&quot;0.0&quot;)&amp;&quot;&lt;15&quot;" office:value-type="string" office:string-value="5,3&lt;15">
            <text:p>5,3&lt;15</text:p>
          </table:table-cell>
          <table:table-cell/>
          <table:table-cell table:formula="of:=[.R729]*10^3+100" office:value-type="float" office:value="71100">
            <text:p>7,11E+04</text:p>
          </table:table-cell>
          <table:table-cell table:style-name="ce62" table:formula="of:=[.N72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6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29]*[.S7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30]" office:value-type="float" office:value="680000">
            <text:p>6,80E+05</text:p>
          </table:table-cell>
          <table:table-cell/>
          <table:table-cell table:formula="of:=(([.G730]-[.N730])-[.C730])/[.C730]*100" office:value-type="float" office:value="-2.85714285714286">
            <text:p>-2,9</text:p>
          </table:table-cell>
          <table:table-cell table:formula="of:=1.1+SQRT([.O730]^2+[.I730]^2)" office:value-type="float" office:value="6.01561443831007">
            <text:p>6,0</text:p>
          </table:table-cell>
          <table:table-cell table:formula="of:=TEXT([.J730];&quot;0.0&quot;)&amp;&quot;&lt;15&quot;" office:value-type="string" office:string-value="6,0&lt;15">
            <text:p>6,0&lt;15</text:p>
          </table:table-cell>
          <table:table-cell/>
          <table:table-cell table:formula="of:=[.R73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30]*[.S7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31]" office:value-type="float" office:value="6900000">
            <text:p>6,90E+06</text:p>
          </table:table-cell>
          <table:table-cell/>
          <table:table-cell table:formula="of:=(([.G731]-[.N731])-[.C731])/[.C731]*100" office:value-type="float" office:value="-1.42857142857143">
            <text:p>-1,4</text:p>
          </table:table-cell>
          <table:table-cell table:formula="of:=1.1+SQRT([.O731]^2+[.I731]^2)" office:value-type="float" office:value="5.34744821351957">
            <text:p>5,3</text:p>
          </table:table-cell>
          <table:table-cell table:formula="of:=TEXT([.J731];&quot;0.0&quot;)&amp;&quot;&lt;15&quot;" office:value-type="string" office:string-value="5,3&lt;15">
            <text:p>5,3&lt;15</text:p>
          </table:table-cell>
          <table:table-cell/>
          <table:table-cell table:formula="of:=[.R731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731]*[.S7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32]" office:value-type="float" office:value="68000000">
            <text:p>6,80E+07</text:p>
          </table:table-cell>
          <table:table-cell/>
          <table:table-cell table:formula="of:=(([.G732]-[.N732])-[.C732])/[.C732]*100" office:value-type="float" office:value="-2.85714285714286">
            <text:p>-2,9</text:p>
          </table:table-cell>
          <table:table-cell table:formula="of:=1.1+SQRT([.O732]^2+[.I732]^2)" office:value-type="float" office:value="6.01561443831007">
            <text:p>6,0</text:p>
          </table:table-cell>
          <table:table-cell table:formula="of:=TEXT([.J732];&quot;0.0&quot;)&amp;&quot;&lt;15&quot;" office:value-type="string" office:string-value="6,0&lt;15">
            <text:p>6,0&lt;15</text:p>
          </table:table-cell>
          <table:table-cell/>
          <table:table-cell table:formula="of:=[.R73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32]*[.S7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33]" office:value-type="float" office:value="710000000">
            <text:p>7,10E+08</text:p>
          </table:table-cell>
          <table:table-cell/>
          <table:table-cell table:formula="of:=(([.G733]-[.N733])-[.C733])/[.C733]*100" office:value-type="float" office:value="1.42857142857143">
            <text:p>1,4</text:p>
          </table:table-cell>
          <table:table-cell table:formula="of:=1.1+SQRT([.O733]^2+[.I733]^2)" office:value-type="float" office:value="5.34744821351957">
            <text:p>5,3</text:p>
          </table:table-cell>
          <table:table-cell table:formula="of:=TEXT([.J733];&quot;0.0&quot;)&amp;&quot;&lt;15&quot;" office:value-type="string" office:string-value="5,3&lt;15">
            <text:p>5,3&lt;15</text:p>
          </table:table-cell>
          <table:table-cell/>
          <table:table-cell table:formula="of:=[.R73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33]*[.S7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34]" office:value-type="float" office:value="7000000000">
            <text:p>7,00E+09</text:p>
          </table:table-cell>
          <table:table-cell/>
          <table:table-cell table:formula="of:=(([.G734]-[.N734])-[.C734])/[.C734]*100" office:value-type="float" office:value="0">
            <text:p>0,0</text:p>
          </table:table-cell>
          <table:table-cell table:formula="of:=1.1+SQRT([.O734]^2+[.I734]^2)" office:value-type="float" office:value="5.1">
            <text:p>5,1</text:p>
          </table:table-cell>
          <table:table-cell table:formula="of:=TEXT([.J734];&quot;0.0&quot;)&amp;&quot;&lt;15&quot;" office:value-type="string" office:string-value="5,1&lt;15">
            <text:p>5,1&lt;15</text:p>
          </table:table-cell>
          <table:table-cell table:style-name="ce57"/>
          <table:table-cell table:formula="of:=[.R73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34]*[.S7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42]" office:value-type="float" office:value="92" table:number-columns-spanned="1" table:number-rows-spanned="3">
            <text:p>9,20E+01</text:p>
          </table:table-cell>
          <table:table-cell table:formula="of:=[.M742]" office:value-type="float" office:value="790">
            <text:p>7,90E+02</text:p>
          </table:table-cell>
          <table:table-cell table:style-name="ce24" table:formula="of:=[.G742]-[.N742]" office:value-type="float" office:value="698">
            <text:p>6,98E+02</text:p>
          </table:table-cell>
          <table:table-cell table:formula="of:=(([.G742]-[.N742])-[.C742])/[.C742]*100" office:value-type="float" office:value="-0.285714285714269">
            <text:p>-0,3</text:p>
          </table:table-cell>
          <table:table-cell table:formula="of:=1.1+SQRT([.O742]^2+[.I742]^2)" office:value-type="float" office:value="6.10815661227374">
            <text:p>6,1</text:p>
          </table:table-cell>
          <table:table-cell table:formula="of:=TEXT([.J74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742]*10^3+100" office:value-type="float" office:value="790">
            <text:p>79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74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742]*[.S7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43]" office:value-type="float" office:value="7300">
            <text:p>7,30E+03</text:p>
          </table:table-cell>
          <table:table-cell table:style-name="ce24" table:formula="of:=[.G743]-[.N743]" office:value-type="float" office:value="7208">
            <text:p>7,21E+03</text:p>
          </table:table-cell>
          <table:table-cell table:formula="of:=(([.G743]-[.N743])-[.C743])/[.C743]*100" office:value-type="float" office:value="2.97142857142857">
            <text:p>3,0</text:p>
          </table:table-cell>
          <table:table-cell table:formula="of:=1.1+SQRT([.O743]^2+[.I743]^2)" office:value-type="float" office:value="6.91630361613818">
            <text:p>6,9</text:p>
          </table:table-cell>
          <table:table-cell table:formula="of:=TEXT([.J743];&quot;0.0&quot;)&amp;&quot;&lt;15&quot;" office:value-type="string" office:string-value="6,9&lt;15">
            <text:p>6,9&lt;15</text:p>
          </table:table-cell>
          <table:table-cell/>
          <table:table-cell table:style-name="ce58" table:formula="of:=[.R743]*10^3+100" office:value-type="float" office:value="7300">
            <text:p>7300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58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743]*[.S7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44]" office:value-type="float" office:value="71100">
            <text:p>7,11E+04</text:p>
          </table:table-cell>
          <table:table-cell table:style-name="ce24" table:formula="of:=[.G744]-[.N744]" office:value-type="float" office:value="71008">
            <text:p>7,10E+04</text:p>
          </table:table-cell>
          <table:table-cell table:formula="of:=(([.G744]-[.N744])-[.C744])/[.C744]*100" office:value-type="float" office:value="1.44">
            <text:p>1,4</text:p>
          </table:table-cell>
          <table:table-cell table:formula="of:=1.1+SQRT([.O744]^2+[.I744]^2)" office:value-type="float" office:value="5.35130568178766">
            <text:p>5,4</text:p>
          </table:table-cell>
          <table:table-cell table:formula="of:=TEXT([.J744];&quot;0.0&quot;)&amp;&quot;&lt;15&quot;" office:value-type="string" office:string-value="5,4&lt;15">
            <text:p>5,4&lt;15</text:p>
          </table:table-cell>
          <table:table-cell/>
          <table:table-cell table:formula="of:=[.R744]*10^3+100" office:value-type="float" office:value="71100">
            <text:p>7,11E+04</text:p>
          </table:table-cell>
          <table:table-cell table:style-name="ce62" table:formula="of:=[.N742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8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44]*[.S7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45]" office:value-type="float" office:value="680000">
            <text:p>6,80E+05</text:p>
          </table:table-cell>
          <table:table-cell/>
          <table:table-cell table:formula="of:=(([.G745]-[.N745])-[.C745])/[.C745]*100" office:value-type="float" office:value="-2.85714285714286">
            <text:p>-2,9</text:p>
          </table:table-cell>
          <table:table-cell table:formula="of:=1.1+SQRT([.O745]^2+[.I745]^2)" office:value-type="float" office:value="6.01561443831007">
            <text:p>6,0</text:p>
          </table:table-cell>
          <table:table-cell table:formula="of:=TEXT([.J745];&quot;0.0&quot;)&amp;&quot;&lt;15&quot;" office:value-type="string" office:string-value="6,0&lt;15">
            <text:p>6,0&lt;15</text:p>
          </table:table-cell>
          <table:table-cell/>
          <table:table-cell table:formula="of:=[.R74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45]*[.S7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46]" office:value-type="float" office:value="7000000">
            <text:p>7,00E+06</text:p>
          </table:table-cell>
          <table:table-cell/>
          <table:table-cell table:formula="of:=(([.G746]-[.N746])-[.C746])/[.C746]*100" office:value-type="float" office:value="0">
            <text:p>0,0</text:p>
          </table:table-cell>
          <table:table-cell table:formula="of:=1.1+SQRT([.O746]^2+[.I746]^2)" office:value-type="float" office:value="5.1">
            <text:p>5,1</text:p>
          </table:table-cell>
          <table:table-cell table:formula="of:=TEXT([.J746];&quot;0.0&quot;)&amp;&quot;&lt;15&quot;" office:value-type="string" office:string-value="5,1&lt;15">
            <text:p>5,1&lt;15</text:p>
          </table:table-cell>
          <table:table-cell/>
          <table:table-cell table:formula="of:=[.R74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46]*[.S7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47]" office:value-type="float" office:value="67000000">
            <text:p>6,70E+07</text:p>
          </table:table-cell>
          <table:table-cell/>
          <table:table-cell table:formula="of:=(([.G747]-[.N747])-[.C747])/[.C747]*100" office:value-type="float" office:value="-4.28571428571429">
            <text:p>-4,3</text:p>
          </table:table-cell>
          <table:table-cell table:formula="of:=1.1+SQRT([.O747]^2+[.I747]^2)" office:value-type="float" office:value="6.9623670081952">
            <text:p>7,0</text:p>
          </table:table-cell>
          <table:table-cell table:formula="of:=TEXT([.J747];&quot;0.0&quot;)&amp;&quot;&lt;15&quot;" office:value-type="string" office:string-value="7,0&lt;15">
            <text:p>7,0&lt;15</text:p>
          </table:table-cell>
          <table:table-cell/>
          <table:table-cell table:formula="of:=[.R74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747]*[.S7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48]" office:value-type="float" office:value="700000000">
            <text:p>7,00E+08</text:p>
          </table:table-cell>
          <table:table-cell/>
          <table:table-cell table:formula="of:=(([.G748]-[.N748])-[.C748])/[.C748]*100" office:value-type="float" office:value="0">
            <text:p>0,0</text:p>
          </table:table-cell>
          <table:table-cell table:formula="of:=1.1+SQRT([.O748]^2+[.I748]^2)" office:value-type="float" office:value="5.1">
            <text:p>5,1</text:p>
          </table:table-cell>
          <table:table-cell table:formula="of:=TEXT([.J748];&quot;0.0&quot;)&amp;&quot;&lt;15&quot;" office:value-type="string" office:string-value="5,1&lt;15">
            <text:p>5,1&lt;15</text:p>
          </table:table-cell>
          <table:table-cell/>
          <table:table-cell table:formula="of:=[.R74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748]*[.S7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49]" office:value-type="float" office:value="6900000000">
            <text:p>6,90E+09</text:p>
          </table:table-cell>
          <table:table-cell/>
          <table:table-cell table:formula="of:=(([.G749]-[.N749])-[.C749])/[.C749]*100" office:value-type="float" office:value="-1.42857142857143">
            <text:p>-1,4</text:p>
          </table:table-cell>
          <table:table-cell table:formula="of:=1.1+SQRT([.O749]^2+[.I749]^2)" office:value-type="float" office:value="5.34744821351957">
            <text:p>5,3</text:p>
          </table:table-cell>
          <table:table-cell table:formula="of:=TEXT([.J749];&quot;0.0&quot;)&amp;&quot;&lt;15&quot;" office:value-type="string" office:string-value="5,3&lt;15">
            <text:p>5,3&lt;15</text:p>
          </table:table-cell>
          <table:table-cell table:style-name="ce57"/>
          <table:table-cell table:formula="of:=[.R749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49]*[.S7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57]" office:value-type="float" office:value="105" table:number-columns-spanned="1" table:number-rows-spanned="3">
            <text:p>1,05E+02</text:p>
          </table:table-cell>
          <table:table-cell table:formula="of:=[.M757]" office:value-type="float" office:value="810">
            <text:p>8,10E+02</text:p>
          </table:table-cell>
          <table:table-cell table:style-name="ce24" table:formula="of:=[.G757]-[.N757]" office:value-type="float" office:value="705">
            <text:p>7,05E+02</text:p>
          </table:table-cell>
          <table:table-cell table:formula="of:=(([.G757]-[.N757])-[.C757])/[.C757]*100" office:value-type="float" office:value="0.714285714285714">
            <text:p>0,7</text:p>
          </table:table-cell>
          <table:table-cell table:formula="of:=1.1+SQRT([.O757]^2+[.I757]^2)" office:value-type="float" office:value="6.15076272276105">
            <text:p>6,2</text:p>
          </table:table-cell>
          <table:table-cell table:formula="of:=TEXT([.J75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757]*10^3+100" office:value-type="float" office:value="810">
            <text:p>81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7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757]*[.S7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58]" office:value-type="float" office:value="7200">
            <text:p>7,20E+03</text:p>
          </table:table-cell>
          <table:table-cell table:style-name="ce24" table:formula="of:=[.G758]-[.N758]" office:value-type="float" office:value="7095">
            <text:p>7,10E+03</text:p>
          </table:table-cell>
          <table:table-cell table:formula="of:=(([.G758]-[.N758])-[.C758])/[.C758]*100" office:value-type="float" office:value="1.35714285714286">
            <text:p>1,4</text:p>
          </table:table-cell>
          <table:table-cell table:formula="of:=1.1+SQRT([.O758]^2+[.I758]^2)" office:value-type="float" office:value="6.28091080165388">
            <text:p>6,3</text:p>
          </table:table-cell>
          <table:table-cell table:formula="of:=TEXT([.J758];&quot;0.0&quot;)&amp;&quot;&lt;15&quot;" office:value-type="string" office:string-value="6,3&lt;15">
            <text:p>6,3&lt;15</text:p>
          </table:table-cell>
          <table:table-cell/>
          <table:table-cell table:style-name="ce58" table:formula="of:=[.R758]*10^3+100" office:value-type="float" office:value="7200">
            <text:p>7200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0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758]*[.S7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59]" office:value-type="float" office:value="70100">
            <text:p>7,01E+04</text:p>
          </table:table-cell>
          <table:table-cell table:style-name="ce24" table:formula="of:=[.G759]-[.N759]" office:value-type="float" office:value="69995">
            <text:p>7,00E+04</text:p>
          </table:table-cell>
          <table:table-cell table:formula="of:=(([.G759]-[.N759])-[.C759])/[.C759]*100" office:value-type="float" office:value="-0.00714285714285714">
            <text:p>0,0</text:p>
          </table:table-cell>
          <table:table-cell table:formula="of:=1.1+SQRT([.O759]^2+[.I759]^2)" office:value-type="float" office:value="5.10000637754594">
            <text:p>5,1</text:p>
          </table:table-cell>
          <table:table-cell table:formula="of:=TEXT([.J759];&quot;0.0&quot;)&amp;&quot;&lt;15&quot;" office:value-type="string" office:string-value="5,1&lt;15">
            <text:p>5,1&lt;15</text:p>
          </table:table-cell>
          <table:table-cell/>
          <table:table-cell table:formula="of:=[.R759]*10^3+100" office:value-type="float" office:value="70100">
            <text:p>7,01E+04</text:p>
          </table:table-cell>
          <table:table-cell table:style-name="ce62" table:formula="of:=[.N757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59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759]*[.S7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60]" office:value-type="float" office:value="680000">
            <text:p>6,80E+05</text:p>
          </table:table-cell>
          <table:table-cell/>
          <table:table-cell table:formula="of:=(([.G760]-[.N760])-[.C760])/[.C760]*100" office:value-type="float" office:value="-2.85714285714286">
            <text:p>-2,9</text:p>
          </table:table-cell>
          <table:table-cell table:formula="of:=1.1+SQRT([.O760]^2+[.I760]^2)" office:value-type="float" office:value="6.01561443831007">
            <text:p>6,0</text:p>
          </table:table-cell>
          <table:table-cell table:formula="of:=TEXT([.J760];&quot;0.0&quot;)&amp;&quot;&lt;15&quot;" office:value-type="string" office:string-value="6,0&lt;15">
            <text:p>6,0&lt;15</text:p>
          </table:table-cell>
          <table:table-cell/>
          <table:table-cell table:formula="of:=[.R76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760]*[.S7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61]" office:value-type="float" office:value="7000000">
            <text:p>7,00E+06</text:p>
          </table:table-cell>
          <table:table-cell/>
          <table:table-cell table:formula="of:=(([.G761]-[.N761])-[.C761])/[.C761]*100" office:value-type="float" office:value="0">
            <text:p>0,0</text:p>
          </table:table-cell>
          <table:table-cell table:formula="of:=1.1+SQRT([.O761]^2+[.I761]^2)" office:value-type="float" office:value="5.1">
            <text:p>5,1</text:p>
          </table:table-cell>
          <table:table-cell table:formula="of:=TEXT([.J761];&quot;0.0&quot;)&amp;&quot;&lt;15&quot;" office:value-type="string" office:string-value="5,1&lt;15">
            <text:p>5,1&lt;15</text:p>
          </table:table-cell>
          <table:table-cell/>
          <table:table-cell table:formula="of:=[.R7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61]*[.S7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62]" office:value-type="float" office:value="69000000">
            <text:p>6,90E+07</text:p>
          </table:table-cell>
          <table:table-cell/>
          <table:table-cell table:formula="of:=(([.G762]-[.N762])-[.C762])/[.C762]*100" office:value-type="float" office:value="-1.42857142857143">
            <text:p>-1,4</text:p>
          </table:table-cell>
          <table:table-cell table:formula="of:=1.1+SQRT([.O762]^2+[.I762]^2)" office:value-type="float" office:value="5.34744821351957">
            <text:p>5,3</text:p>
          </table:table-cell>
          <table:table-cell table:formula="of:=TEXT([.J762];&quot;0.0&quot;)&amp;&quot;&lt;15&quot;" office:value-type="string" office:string-value="5,3&lt;15">
            <text:p>5,3&lt;15</text:p>
          </table:table-cell>
          <table:table-cell/>
          <table:table-cell table:formula="of:=[.R7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762]*[.S7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63]" office:value-type="float" office:value="690000000">
            <text:p>6,90E+08</text:p>
          </table:table-cell>
          <table:table-cell/>
          <table:table-cell table:formula="of:=(([.G763]-[.N763])-[.C763])/[.C763]*100" office:value-type="float" office:value="-1.42857142857143">
            <text:p>-1,4</text:p>
          </table:table-cell>
          <table:table-cell table:formula="of:=1.1+SQRT([.O763]^2+[.I763]^2)" office:value-type="float" office:value="5.34744821351957">
            <text:p>5,3</text:p>
          </table:table-cell>
          <table:table-cell table:formula="of:=TEXT([.J763];&quot;0.0&quot;)&amp;&quot;&lt;15&quot;" office:value-type="string" office:string-value="5,3&lt;15">
            <text:p>5,3&lt;15</text:p>
          </table:table-cell>
          <table:table-cell/>
          <table:table-cell table:formula="of:=[.R76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763]*[.S7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64]" office:value-type="float" office:value="7200000000">
            <text:p>7,20E+09</text:p>
          </table:table-cell>
          <table:table-cell/>
          <table:table-cell table:formula="of:=(([.G764]-[.N764])-[.C764])/[.C764]*100" office:value-type="float" office:value="2.85714285714286">
            <text:p>2,9</text:p>
          </table:table-cell>
          <table:table-cell table:formula="of:=1.1+SQRT([.O764]^2+[.I764]^2)" office:value-type="float" office:value="6.01561443831007">
            <text:p>6,0</text:p>
          </table:table-cell>
          <table:table-cell table:formula="of:=TEXT([.J764];&quot;0.0&quot;)&amp;&quot;&lt;15&quot;" office:value-type="string" office:string-value="6,0&lt;15">
            <text:p>6,0&lt;15</text:p>
          </table:table-cell>
          <table:table-cell table:style-name="ce57"/>
          <table:table-cell table:formula="of:=[.R764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764]*[.S7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72]" office:value-type="float" office:value="93" table:number-columns-spanned="1" table:number-rows-spanned="3">
            <text:p>9,30E+01</text:p>
          </table:table-cell>
          <table:table-cell table:formula="of:=[.M772]" office:value-type="float" office:value="780">
            <text:p>7,80E+02</text:p>
          </table:table-cell>
          <table:table-cell table:style-name="ce24" table:formula="of:=[.G772]-[.N772]" office:value-type="float" office:value="687">
            <text:p>6,87E+02</text:p>
          </table:table-cell>
          <table:table-cell table:formula="of:=(([.G772]-[.N772])-[.C772])/[.C772]*100" office:value-type="float" office:value="-1.85714285714286">
            <text:p>-1,9</text:p>
          </table:table-cell>
          <table:table-cell table:formula="of:=1.1+SQRT([.O772]^2+[.I772]^2)" office:value-type="float" office:value="6.43375848645556">
            <text:p>6,4</text:p>
          </table:table-cell>
          <table:table-cell table:formula="of:=TEXT([.J77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772]*10^3+100" office:value-type="float" office:value="780">
            <text:p>780</text:p>
          </table:table-cell>
          <table:table-cell table:style-name="ce61" office:value-type="float" office:value="93">
            <text:p>9,30E+01</text:p>
          </table:table-cell>
          <table:table-cell table:style-name="ce65" office:value-type="float" office:value="5">
            <text:p>5</text:p>
          </table:table-cell>
          <table:table-cell table:style-name="ce5" table:formula="of:=[.A7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772]*[.S7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73]" office:value-type="float" office:value="6900">
            <text:p>6,90E+03</text:p>
          </table:table-cell>
          <table:table-cell table:style-name="ce24" table:formula="of:=[.G773]-[.N773]" office:value-type="float" office:value="6807">
            <text:p>6,81E+03</text:p>
          </table:table-cell>
          <table:table-cell table:formula="of:=(([.G773]-[.N773])-[.C773])/[.C773]*100" office:value-type="float" office:value="-2.75714285714286">
            <text:p>-2,8</text:p>
          </table:table-cell>
          <table:table-cell table:formula="of:=1.1+SQRT([.O773]^2+[.I773]^2)" office:value-type="float" office:value="6.80980181220801">
            <text:p>6,8</text:p>
          </table:table-cell>
          <table:table-cell table:formula="of:=TEXT([.J773];&quot;0.0&quot;)&amp;&quot;&lt;15&quot;" office:value-type="string" office:string-value="6,8&lt;15">
            <text:p>6,8&lt;15</text:p>
          </table:table-cell>
          <table:table-cell/>
          <table:table-cell table:style-name="ce58" table:formula="of:=[.R773]*10^3+100" office:value-type="float" office:value="6900">
            <text:p>6900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1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773]*[.S7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74]" office:value-type="float" office:value="74100">
            <text:p>7,41E+04</text:p>
          </table:table-cell>
          <table:table-cell table:style-name="ce24" table:formula="of:=[.G774]-[.N774]" office:value-type="float" office:value="74007">
            <text:p>7,40E+04</text:p>
          </table:table-cell>
          <table:table-cell table:formula="of:=(([.G774]-[.N774])-[.C774])/[.C774]*100" office:value-type="float" office:value="5.72428571428571">
            <text:p>5,7</text:p>
          </table:table-cell>
          <table:table-cell table:formula="of:=1.1+SQRT([.O774]^2+[.I774]^2)" office:value-type="float" office:value="8.08336931135505">
            <text:p>8,1</text:p>
          </table:table-cell>
          <table:table-cell table:formula="of:=TEXT([.J774];&quot;0.0&quot;)&amp;&quot;&lt;15&quot;" office:value-type="string" office:string-value="8,1&lt;15">
            <text:p>8,1&lt;15</text:p>
          </table:table-cell>
          <table:table-cell/>
          <table:table-cell table:formula="of:=[.R774]*10^3+100" office:value-type="float" office:value="74100">
            <text:p>7,41E+04</text:p>
          </table:table-cell>
          <table:table-cell table:style-name="ce62" table:formula="of:=[.N772]" office:value-type="float" office:value="93">
            <text:p>9,3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1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774]*[.S7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75]" office:value-type="float" office:value="690000">
            <text:p>6,90E+05</text:p>
          </table:table-cell>
          <table:table-cell/>
          <table:table-cell table:formula="of:=(([.G775]-[.N775])-[.C775])/[.C775]*100" office:value-type="float" office:value="-1.42857142857143">
            <text:p>-1,4</text:p>
          </table:table-cell>
          <table:table-cell table:formula="of:=1.1+SQRT([.O775]^2+[.I775]^2)" office:value-type="float" office:value="5.34744821351957">
            <text:p>5,3</text:p>
          </table:table-cell>
          <table:table-cell table:formula="of:=TEXT([.J775];&quot;0.0&quot;)&amp;&quot;&lt;15&quot;" office:value-type="string" office:string-value="5,3&lt;15">
            <text:p>5,3&lt;15</text:p>
          </table:table-cell>
          <table:table-cell/>
          <table:table-cell table:formula="of:=[.R77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75]*[.S7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76]" office:value-type="float" office:value="7000000">
            <text:p>7,00E+06</text:p>
          </table:table-cell>
          <table:table-cell/>
          <table:table-cell table:formula="of:=(([.G776]-[.N776])-[.C776])/[.C776]*100" office:value-type="float" office:value="0">
            <text:p>0,0</text:p>
          </table:table-cell>
          <table:table-cell table:formula="of:=1.1+SQRT([.O776]^2+[.I776]^2)" office:value-type="float" office:value="5.1">
            <text:p>5,1</text:p>
          </table:table-cell>
          <table:table-cell table:formula="of:=TEXT([.J776];&quot;0.0&quot;)&amp;&quot;&lt;15&quot;" office:value-type="string" office:string-value="5,1&lt;15">
            <text:p>5,1&lt;15</text:p>
          </table:table-cell>
          <table:table-cell/>
          <table:table-cell table:formula="of:=[.R7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76]*[.S7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77]" office:value-type="float" office:value="68000000">
            <text:p>6,80E+07</text:p>
          </table:table-cell>
          <table:table-cell/>
          <table:table-cell table:formula="of:=(([.G777]-[.N777])-[.C777])/[.C777]*100" office:value-type="float" office:value="-2.85714285714286">
            <text:p>-2,9</text:p>
          </table:table-cell>
          <table:table-cell table:formula="of:=1.1+SQRT([.O777]^2+[.I777]^2)" office:value-type="float" office:value="6.01561443831007">
            <text:p>6,0</text:p>
          </table:table-cell>
          <table:table-cell table:formula="of:=TEXT([.J777];&quot;0.0&quot;)&amp;&quot;&lt;15&quot;" office:value-type="string" office:string-value="6,0&lt;15">
            <text:p>6,0&lt;15</text:p>
          </table:table-cell>
          <table:table-cell/>
          <table:table-cell table:formula="of:=[.R77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777]*[.S7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78]" office:value-type="float" office:value="710000000">
            <text:p>7,10E+08</text:p>
          </table:table-cell>
          <table:table-cell/>
          <table:table-cell table:formula="of:=(([.G778]-[.N778])-[.C778])/[.C778]*100" office:value-type="float" office:value="1.42857142857143">
            <text:p>1,4</text:p>
          </table:table-cell>
          <table:table-cell table:formula="of:=1.1+SQRT([.O778]^2+[.I778]^2)" office:value-type="float" office:value="5.34744821351957">
            <text:p>5,3</text:p>
          </table:table-cell>
          <table:table-cell table:formula="of:=TEXT([.J778];&quot;0.0&quot;)&amp;&quot;&lt;15&quot;" office:value-type="string" office:string-value="5,3&lt;15">
            <text:p>5,3&lt;15</text:p>
          </table:table-cell>
          <table:table-cell/>
          <table:table-cell table:formula="of:=[.R77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78]*[.S7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79]" office:value-type="float" office:value="7000000000">
            <text:p>7,00E+09</text:p>
          </table:table-cell>
          <table:table-cell/>
          <table:table-cell table:formula="of:=(([.G779]-[.N779])-[.C779])/[.C779]*100" office:value-type="float" office:value="0">
            <text:p>0,0</text:p>
          </table:table-cell>
          <table:table-cell table:formula="of:=1.1+SQRT([.O779]^2+[.I779]^2)" office:value-type="float" office:value="5.1">
            <text:p>5,1</text:p>
          </table:table-cell>
          <table:table-cell table:formula="of:=TEXT([.J779];&quot;0.0&quot;)&amp;&quot;&lt;15&quot;" office:value-type="string" office:string-value="5,1&lt;15">
            <text:p>5,1&lt;15</text:p>
          </table:table-cell>
          <table:table-cell table:style-name="ce57"/>
          <table:table-cell table:formula="of:=[.R77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779]*[.S7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787]" office:value-type="float" office:value="104" table:number-columns-spanned="1" table:number-rows-spanned="3">
            <text:p>1,04E+02</text:p>
          </table:table-cell>
          <table:table-cell table:formula="of:=[.M787]" office:value-type="float" office:value="800">
            <text:p>8,00E+02</text:p>
          </table:table-cell>
          <table:table-cell table:style-name="ce24" table:formula="of:=[.G787]-[.N787]" office:value-type="float" office:value="696">
            <text:p>6,96E+02</text:p>
          </table:table-cell>
          <table:table-cell table:formula="of:=(([.G787]-[.N787])-[.C787])/[.C787]*100" office:value-type="float" office:value="-0.571428571428555">
            <text:p>-0,6</text:p>
          </table:table-cell>
          <table:table-cell table:formula="of:=1.1+SQRT([.O787]^2+[.I787]^2)" office:value-type="float" office:value="6.13254712965958">
            <text:p>6,1</text:p>
          </table:table-cell>
          <table:table-cell table:formula="of:=TEXT([.J78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78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7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787]*[.S7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788]" office:value-type="float" office:value="7100">
            <text:p>7,10E+03</text:p>
          </table:table-cell>
          <table:table-cell table:style-name="ce24" table:formula="of:=[.G788]-[.N788]" office:value-type="float" office:value="6996">
            <text:p>7,00E+03</text:p>
          </table:table-cell>
          <table:table-cell table:formula="of:=(([.G788]-[.N788])-[.C788])/[.C788]*100" office:value-type="float" office:value="-0.0571428571428571">
            <text:p>-0,1</text:p>
          </table:table-cell>
          <table:table-cell table:formula="of:=1.1+SQRT([.O788]^2+[.I788]^2)" office:value-type="float" office:value="6.10032651995072">
            <text:p>6,1</text:p>
          </table:table-cell>
          <table:table-cell table:formula="of:=TEXT([.J788];&quot;0.0&quot;)&amp;&quot;&lt;15&quot;" office:value-type="string" office:string-value="6,1&lt;15">
            <text:p>6,1&lt;15</text:p>
          </table:table-cell>
          <table:table-cell/>
          <table:table-cell table:style-name="ce58" table:formula="of:=[.R788]*10^3+100" office:value-type="float" office:value="7100">
            <text:p>7100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3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788]*[.S7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789]" office:value-type="float" office:value="71100">
            <text:p>7,11E+04</text:p>
          </table:table-cell>
          <table:table-cell table:style-name="ce24" table:formula="of:=[.G789]-[.N789]" office:value-type="float" office:value="70996">
            <text:p>7,10E+04</text:p>
          </table:table-cell>
          <table:table-cell table:formula="of:=(([.G789]-[.N789])-[.C789])/[.C789]*100" office:value-type="float" office:value="1.42285714285714">
            <text:p>1,4</text:p>
          </table:table-cell>
          <table:table-cell table:formula="of:=1.1+SQRT([.O789]^2+[.I789]^2)" office:value-type="float" office:value="5.34552970181338">
            <text:p>5,3</text:p>
          </table:table-cell>
          <table:table-cell table:formula="of:=TEXT([.J789];&quot;0.0&quot;)&amp;&quot;&lt;15&quot;" office:value-type="string" office:string-value="5,3&lt;15">
            <text:p>5,3&lt;15</text:p>
          </table:table-cell>
          <table:table-cell/>
          <table:table-cell table:formula="of:=[.R789]*10^3+100" office:value-type="float" office:value="71100">
            <text:p>7,11E+04</text:p>
          </table:table-cell>
          <table:table-cell table:style-name="ce62" table:formula="of:=[.N78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2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789]*[.S7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790]" office:value-type="float" office:value="690000">
            <text:p>6,90E+05</text:p>
          </table:table-cell>
          <table:table-cell/>
          <table:table-cell table:formula="of:=(([.G790]-[.N790])-[.C790])/[.C790]*100" office:value-type="float" office:value="-1.42857142857143">
            <text:p>-1,4</text:p>
          </table:table-cell>
          <table:table-cell table:formula="of:=1.1+SQRT([.O790]^2+[.I790]^2)" office:value-type="float" office:value="5.34744821351957">
            <text:p>5,3</text:p>
          </table:table-cell>
          <table:table-cell table:formula="of:=TEXT([.J790];&quot;0.0&quot;)&amp;&quot;&lt;15&quot;" office:value-type="string" office:string-value="5,3&lt;15">
            <text:p>5,3&lt;15</text:p>
          </table:table-cell>
          <table:table-cell/>
          <table:table-cell table:formula="of:=[.R79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790]*[.S7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791]" office:value-type="float" office:value="7000000">
            <text:p>7,00E+06</text:p>
          </table:table-cell>
          <table:table-cell/>
          <table:table-cell table:formula="of:=(([.G791]-[.N791])-[.C791])/[.C791]*100" office:value-type="float" office:value="0">
            <text:p>0,0</text:p>
          </table:table-cell>
          <table:table-cell table:formula="of:=1.1+SQRT([.O791]^2+[.I791]^2)" office:value-type="float" office:value="5.1">
            <text:p>5,1</text:p>
          </table:table-cell>
          <table:table-cell table:formula="of:=TEXT([.J791];&quot;0.0&quot;)&amp;&quot;&lt;15&quot;" office:value-type="string" office:string-value="5,1&lt;15">
            <text:p>5,1&lt;15</text:p>
          </table:table-cell>
          <table:table-cell/>
          <table:table-cell table:formula="of:=[.R79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791]*[.S7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792]" office:value-type="float" office:value="70000000">
            <text:p>7,00E+07</text:p>
          </table:table-cell>
          <table:table-cell/>
          <table:table-cell table:formula="of:=(([.G792]-[.N792])-[.C792])/[.C792]*100" office:value-type="float" office:value="0">
            <text:p>0,0</text:p>
          </table:table-cell>
          <table:table-cell table:formula="of:=1.1+SQRT([.O792]^2+[.I792]^2)" office:value-type="float" office:value="5.1">
            <text:p>5,1</text:p>
          </table:table-cell>
          <table:table-cell table:formula="of:=TEXT([.J792];&quot;0.0&quot;)&amp;&quot;&lt;15&quot;" office:value-type="string" office:string-value="5,1&lt;15">
            <text:p>5,1&lt;15</text:p>
          </table:table-cell>
          <table:table-cell/>
          <table:table-cell table:formula="of:=[.R7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792]*[.S7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793]" office:value-type="float" office:value="710000000">
            <text:p>7,10E+08</text:p>
          </table:table-cell>
          <table:table-cell/>
          <table:table-cell table:formula="of:=(([.G793]-[.N793])-[.C793])/[.C793]*100" office:value-type="float" office:value="1.42857142857143">
            <text:p>1,4</text:p>
          </table:table-cell>
          <table:table-cell table:formula="of:=1.1+SQRT([.O793]^2+[.I793]^2)" office:value-type="float" office:value="5.34744821351957">
            <text:p>5,3</text:p>
          </table:table-cell>
          <table:table-cell table:formula="of:=TEXT([.J793];&quot;0.0&quot;)&amp;&quot;&lt;15&quot;" office:value-type="string" office:string-value="5,3&lt;15">
            <text:p>5,3&lt;15</text:p>
          </table:table-cell>
          <table:table-cell/>
          <table:table-cell table:formula="of:=[.R79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793]*[.S7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794]" office:value-type="float" office:value="6900000000">
            <text:p>6,90E+09</text:p>
          </table:table-cell>
          <table:table-cell/>
          <table:table-cell table:formula="of:=(([.G794]-[.N794])-[.C794])/[.C794]*100" office:value-type="float" office:value="-1.42857142857143">
            <text:p>-1,4</text:p>
          </table:table-cell>
          <table:table-cell table:formula="of:=1.1+SQRT([.O794]^2+[.I794]^2)" office:value-type="float" office:value="5.34744821351957">
            <text:p>5,3</text:p>
          </table:table-cell>
          <table:table-cell table:formula="of:=TEXT([.J794];&quot;0.0&quot;)&amp;&quot;&lt;15&quot;" office:value-type="string" office:string-value="5,3&lt;15">
            <text:p>5,3&lt;15</text:p>
          </table:table-cell>
          <table:table-cell table:style-name="ce57"/>
          <table:table-cell table:formula="of:=[.R79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794]*[.S7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02]" office:value-type="float" office:value="97" table:number-columns-spanned="1" table:number-rows-spanned="3">
            <text:p>9,70E+01</text:p>
          </table:table-cell>
          <table:table-cell table:formula="of:=[.M802]" office:value-type="float" office:value="810">
            <text:p>8,10E+02</text:p>
          </table:table-cell>
          <table:table-cell table:style-name="ce24" table:formula="of:=[.G802]-[.N802]" office:value-type="float" office:value="713">
            <text:p>7,13E+02</text:p>
          </table:table-cell>
          <table:table-cell table:formula="of:=(([.G802]-[.N802])-[.C802])/[.C802]*100" office:value-type="float" office:value="1.85714285714286">
            <text:p>1,9</text:p>
          </table:table-cell>
          <table:table-cell table:formula="of:=1.1+SQRT([.O802]^2+[.I802]^2)" office:value-type="float" office:value="6.43375848645556">
            <text:p>6,4</text:p>
          </table:table-cell>
          <table:table-cell table:formula="of:=TEXT([.J80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802]*10^3+100" office:value-type="float" office:value="810">
            <text:p>81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table:formula="of:=[.A8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802]*[.S8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03]" office:value-type="float" office:value="7000">
            <text:p>7,00E+03</text:p>
          </table:table-cell>
          <table:table-cell table:style-name="ce24" table:formula="of:=[.G803]-[.N803]" office:value-type="float" office:value="6903">
            <text:p>6,90E+03</text:p>
          </table:table-cell>
          <table:table-cell table:formula="of:=(([.G803]-[.N803])-[.C803])/[.C803]*100" office:value-type="float" office:value="-1.38571428571429">
            <text:p>-1,4</text:p>
          </table:table-cell>
          <table:table-cell table:formula="of:=1.1+SQRT([.O803]^2+[.I803]^2)" office:value-type="float" office:value="6.28846837531392">
            <text:p>6,3</text:p>
          </table:table-cell>
          <table:table-cell table:formula="of:=TEXT([.J803];&quot;0.0&quot;)&amp;&quot;&lt;15&quot;" office:value-type="string" office:string-value="6,3&lt;15">
            <text:p>6,3&lt;15</text:p>
          </table:table-cell>
          <table:table-cell/>
          <table:table-cell table:style-name="ce58" table:formula="of:=[.R803]*10^3+100" office:value-type="float" office:value="7000">
            <text:p>7000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4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03]*[.S8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04]" office:value-type="float" office:value="71100">
            <text:p>7,11E+04</text:p>
          </table:table-cell>
          <table:table-cell table:style-name="ce24" table:formula="of:=[.G804]-[.N804]" office:value-type="float" office:value="71003">
            <text:p>7,10E+04</text:p>
          </table:table-cell>
          <table:table-cell table:formula="of:=(([.G804]-[.N804])-[.C804])/[.C804]*100" office:value-type="float" office:value="1.43285714285714">
            <text:p>1,4</text:p>
          </table:table-cell>
          <table:table-cell table:formula="of:=1.1+SQRT([.O804]^2+[.I804]^2)" office:value-type="float" office:value="5.34889157214405">
            <text:p>5,3</text:p>
          </table:table-cell>
          <table:table-cell table:formula="of:=TEXT([.J804];&quot;0.0&quot;)&amp;&quot;&lt;15&quot;" office:value-type="string" office:string-value="5,3&lt;15">
            <text:p>5,3&lt;15</text:p>
          </table:table-cell>
          <table:table-cell/>
          <table:table-cell table:formula="of:=[.R804]*10^3+100" office:value-type="float" office:value="71100">
            <text:p>7,11E+04</text:p>
          </table:table-cell>
          <table:table-cell table:style-name="ce62" table:formula="of:=[.N802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4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04]*[.S8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05]" office:value-type="float" office:value="690000">
            <text:p>6,90E+05</text:p>
          </table:table-cell>
          <table:table-cell/>
          <table:table-cell table:formula="of:=(([.G805]-[.N805])-[.C805])/[.C805]*100" office:value-type="float" office:value="-1.42857142857143">
            <text:p>-1,4</text:p>
          </table:table-cell>
          <table:table-cell table:formula="of:=1.1+SQRT([.O805]^2+[.I805]^2)" office:value-type="float" office:value="5.34744821351957">
            <text:p>5,3</text:p>
          </table:table-cell>
          <table:table-cell table:formula="of:=TEXT([.J805];&quot;0.0&quot;)&amp;&quot;&lt;15&quot;" office:value-type="string" office:string-value="5,3&lt;15">
            <text:p>5,3&lt;15</text:p>
          </table:table-cell>
          <table:table-cell/>
          <table:table-cell table:formula="of:=[.R80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05]*[.S8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06]" office:value-type="float" office:value="7100000">
            <text:p>7,10E+06</text:p>
          </table:table-cell>
          <table:table-cell/>
          <table:table-cell table:formula="of:=(([.G806]-[.N806])-[.C806])/[.C806]*100" office:value-type="float" office:value="1.42857142857143">
            <text:p>1,4</text:p>
          </table:table-cell>
          <table:table-cell table:formula="of:=1.1+SQRT([.O806]^2+[.I806]^2)" office:value-type="float" office:value="5.34744821351957">
            <text:p>5,3</text:p>
          </table:table-cell>
          <table:table-cell table:formula="of:=TEXT([.J806];&quot;0.0&quot;)&amp;&quot;&lt;15&quot;" office:value-type="string" office:string-value="5,3&lt;15">
            <text:p>5,3&lt;15</text:p>
          </table:table-cell>
          <table:table-cell/>
          <table:table-cell table:formula="of:=[.R80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06]*[.S8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07]" office:value-type="float" office:value="70000000">
            <text:p>7,00E+07</text:p>
          </table:table-cell>
          <table:table-cell/>
          <table:table-cell table:formula="of:=(([.G807]-[.N807])-[.C807])/[.C807]*100" office:value-type="float" office:value="0">
            <text:p>0,0</text:p>
          </table:table-cell>
          <table:table-cell table:formula="of:=1.1+SQRT([.O807]^2+[.I807]^2)" office:value-type="float" office:value="5.1">
            <text:p>5,1</text:p>
          </table:table-cell>
          <table:table-cell table:formula="of:=TEXT([.J807];&quot;0.0&quot;)&amp;&quot;&lt;15&quot;" office:value-type="string" office:string-value="5,1&lt;15">
            <text:p>5,1&lt;15</text:p>
          </table:table-cell>
          <table:table-cell/>
          <table:table-cell table:formula="of:=[.R8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07]*[.S8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08]" office:value-type="float" office:value="700000000">
            <text:p>7,00E+08</text:p>
          </table:table-cell>
          <table:table-cell/>
          <table:table-cell table:formula="of:=(([.G808]-[.N808])-[.C808])/[.C808]*100" office:value-type="float" office:value="0">
            <text:p>0,0</text:p>
          </table:table-cell>
          <table:table-cell table:formula="of:=1.1+SQRT([.O808]^2+[.I808]^2)" office:value-type="float" office:value="5.1">
            <text:p>5,1</text:p>
          </table:table-cell>
          <table:table-cell table:formula="of:=TEXT([.J808];&quot;0.0&quot;)&amp;&quot;&lt;15&quot;" office:value-type="string" office:string-value="5,1&lt;15">
            <text:p>5,1&lt;15</text:p>
          </table:table-cell>
          <table:table-cell/>
          <table:table-cell table:formula="of:=[.R8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08]*[.S8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09]" office:value-type="float" office:value="7000000000">
            <text:p>7,00E+09</text:p>
          </table:table-cell>
          <table:table-cell/>
          <table:table-cell table:formula="of:=(([.G809]-[.N809])-[.C809])/[.C809]*100" office:value-type="float" office:value="0">
            <text:p>0,0</text:p>
          </table:table-cell>
          <table:table-cell table:formula="of:=1.1+SQRT([.O809]^2+[.I809]^2)" office:value-type="float" office:value="5.1">
            <text:p>5,1</text:p>
          </table:table-cell>
          <table:table-cell table:formula="of:=TEXT([.J809];&quot;0.0&quot;)&amp;&quot;&lt;15&quot;" office:value-type="string" office:string-value="5,1&lt;15">
            <text:p>5,1&lt;15</text:p>
          </table:table-cell>
          <table:table-cell table:style-name="ce57"/>
          <table:table-cell table:formula="of:=[.R80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09]*[.S8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17]" office:value-type="float" office:value="94" table:number-columns-spanned="1" table:number-rows-spanned="3">
            <text:p>9,40E+01</text:p>
          </table:table-cell>
          <table:table-cell table:formula="of:=[.M817]" office:value-type="float" office:value="820">
            <text:p>8,20E+02</text:p>
          </table:table-cell>
          <table:table-cell table:style-name="ce24" table:formula="of:=[.G817]-[.N817]" office:value-type="float" office:value="726">
            <text:p>7,26E+02</text:p>
          </table:table-cell>
          <table:table-cell table:formula="of:=(([.G817]-[.N817])-[.C817])/[.C817]*100" office:value-type="float" office:value="3.71428571428571">
            <text:p>3,7</text:p>
          </table:table-cell>
          <table:table-cell table:formula="of:=1.1+SQRT([.O817]^2+[.I817]^2)" office:value-type="float" office:value="7.32863695902618">
            <text:p>7,3</text:p>
          </table:table-cell>
          <table:table-cell table:formula="of:=TEXT([.J817];&quot;0.0&quot;)&amp;&quot;&lt;15&quot;" office:value-type="string" office:string-value="7,3&lt;15">
            <text:p>7,3&lt;15</text:p>
          </table:table-cell>
          <table:table-cell table:style-name="ce56"/>
          <table:table-cell table:style-name="ce58" table:formula="of:=[.R81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17]*[.S8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11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18]" office:value-type="float" office:value="7100">
            <text:p>7,10E+03</text:p>
          </table:table-cell>
          <table:table-cell table:style-name="ce24" table:formula="of:=[.G818]-[.N818]" office:value-type="float" office:value="7006">
            <text:p>7,01E+03</text:p>
          </table:table-cell>
          <table:table-cell table:formula="of:=(([.G818]-[.N818])-[.C818])/[.C818]*100" office:value-type="float" office:value="0.0857142857142857">
            <text:p>0,1</text:p>
          </table:table-cell>
          <table:table-cell table:formula="of:=1.1+SQRT([.O818]^2+[.I818]^2)" office:value-type="float" office:value="6.10073463990797">
            <text:p>6,1</text:p>
          </table:table-cell>
          <table:table-cell table:formula="of:=TEXT([.J818];&quot;0.0&quot;)&amp;&quot;&lt;15&quot;" office:value-type="string" office:string-value="6,1&lt;15">
            <text:p>6,1&lt;15</text:p>
          </table:table-cell>
          <table:table-cell/>
          <table:table-cell table:style-name="ce58" table:formula="of:=[.R818]*10^3+100" office:value-type="float" office:value="7100">
            <text:p>7100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6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18]*[.S8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19]" office:value-type="float" office:value="72100">
            <text:p>7,21E+04</text:p>
          </table:table-cell>
          <table:table-cell table:style-name="ce24" table:formula="of:=[.G819]-[.N819]" office:value-type="float" office:value="72006">
            <text:p>7,20E+04</text:p>
          </table:table-cell>
          <table:table-cell table:formula="of:=(([.G819]-[.N819])-[.C819])/[.C819]*100" office:value-type="float" office:value="2.86571428571429">
            <text:p>2,9</text:p>
          </table:table-cell>
          <table:table-cell table:formula="of:=1.1+SQRT([.O819]^2+[.I819]^2)" office:value-type="float" office:value="6.02060142333708">
            <text:p>6,0</text:p>
          </table:table-cell>
          <table:table-cell table:formula="of:=TEXT([.J819];&quot;0.0&quot;)&amp;&quot;&lt;15&quot;" office:value-type="string" office:string-value="6,0&lt;15">
            <text:p>6,0&lt;15</text:p>
          </table:table-cell>
          <table:table-cell/>
          <table:table-cell table:formula="of:=[.R819]*10^3+100" office:value-type="float" office:value="72100">
            <text:p>7,21E+04</text:p>
          </table:table-cell>
          <table:table-cell table:style-name="ce62" table:formula="of:=[.N81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5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819]*[.S8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20]" office:value-type="float" office:value="690000">
            <text:p>6,90E+05</text:p>
          </table:table-cell>
          <table:table-cell/>
          <table:table-cell table:formula="of:=(([.G820]-[.N820])-[.C820])/[.C820]*100" office:value-type="float" office:value="-1.42857142857143">
            <text:p>-1,4</text:p>
          </table:table-cell>
          <table:table-cell table:formula="of:=1.1+SQRT([.O820]^2+[.I820]^2)" office:value-type="float" office:value="5.34744821351957">
            <text:p>5,3</text:p>
          </table:table-cell>
          <table:table-cell table:formula="of:=TEXT([.J820];&quot;0.0&quot;)&amp;&quot;&lt;15&quot;" office:value-type="string" office:string-value="5,3&lt;15">
            <text:p>5,3&lt;15</text:p>
          </table:table-cell>
          <table:table-cell/>
          <table:table-cell table:formula="of:=[.R820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820]*[.S8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21]" office:value-type="float" office:value="7000000">
            <text:p>7,00E+06</text:p>
          </table:table-cell>
          <table:table-cell/>
          <table:table-cell table:formula="of:=(([.G821]-[.N821])-[.C821])/[.C821]*100" office:value-type="float" office:value="0">
            <text:p>0,0</text:p>
          </table:table-cell>
          <table:table-cell table:formula="of:=1.1+SQRT([.O821]^2+[.I821]^2)" office:value-type="float" office:value="5.1">
            <text:p>5,1</text:p>
          </table:table-cell>
          <table:table-cell table:formula="of:=TEXT([.J821];&quot;0.0&quot;)&amp;&quot;&lt;15&quot;" office:value-type="string" office:string-value="5,1&lt;15">
            <text:p>5,1&lt;15</text:p>
          </table:table-cell>
          <table:table-cell/>
          <table:table-cell table:formula="of:=[.R82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21]*[.S8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22]" office:value-type="float" office:value="70000000">
            <text:p>7,00E+07</text:p>
          </table:table-cell>
          <table:table-cell/>
          <table:table-cell table:formula="of:=(([.G822]-[.N822])-[.C822])/[.C822]*100" office:value-type="float" office:value="0">
            <text:p>0,0</text:p>
          </table:table-cell>
          <table:table-cell table:formula="of:=1.1+SQRT([.O822]^2+[.I822]^2)" office:value-type="float" office:value="5.1">
            <text:p>5,1</text:p>
          </table:table-cell>
          <table:table-cell table:formula="of:=TEXT([.J822];&quot;0.0&quot;)&amp;&quot;&lt;15&quot;" office:value-type="string" office:string-value="5,1&lt;15">
            <text:p>5,1&lt;15</text:p>
          </table:table-cell>
          <table:table-cell/>
          <table:table-cell table:formula="of:=[.R82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22]*[.S8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23]" office:value-type="float" office:value="710000000">
            <text:p>7,10E+08</text:p>
          </table:table-cell>
          <table:table-cell/>
          <table:table-cell table:formula="of:=(([.G823]-[.N823])-[.C823])/[.C823]*100" office:value-type="float" office:value="1.42857142857143">
            <text:p>1,4</text:p>
          </table:table-cell>
          <table:table-cell table:formula="of:=1.1+SQRT([.O823]^2+[.I823]^2)" office:value-type="float" office:value="5.34744821351957">
            <text:p>5,3</text:p>
          </table:table-cell>
          <table:table-cell table:formula="of:=TEXT([.J823];&quot;0.0&quot;)&amp;&quot;&lt;15&quot;" office:value-type="string" office:string-value="5,3&lt;15">
            <text:p>5,3&lt;15</text:p>
          </table:table-cell>
          <table:table-cell/>
          <table:table-cell table:formula="of:=[.R82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23]*[.S8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24]" office:value-type="float" office:value="7100000000">
            <text:p>7,10E+09</text:p>
          </table:table-cell>
          <table:table-cell/>
          <table:table-cell table:formula="of:=(([.G824]-[.N824])-[.C824])/[.C824]*100" office:value-type="float" office:value="1.42857142857143">
            <text:p>1,4</text:p>
          </table:table-cell>
          <table:table-cell table:formula="of:=1.1+SQRT([.O824]^2+[.I824]^2)" office:value-type="float" office:value="5.34744821351957">
            <text:p>5,3</text:p>
          </table:table-cell>
          <table:table-cell table:formula="of:=TEXT([.J824];&quot;0.0&quot;)&amp;&quot;&lt;15&quot;" office:value-type="string" office:string-value="5,3&lt;15">
            <text:p>5,3&lt;15</text:p>
          </table:table-cell>
          <table:table-cell table:style-name="ce57"/>
          <table:table-cell table:formula="of:=[.R82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24]*[.S8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32]" office:value-type="float" office:value="109" table:number-columns-spanned="1" table:number-rows-spanned="3">
            <text:p>1,09E+02</text:p>
          </table:table-cell>
          <table:table-cell table:formula="of:=[.M832]" office:value-type="float" office:value="780">
            <text:p>7,80E+02</text:p>
          </table:table-cell>
          <table:table-cell table:style-name="ce24" table:formula="of:=[.G832]-[.N832]" office:value-type="float" office:value="671">
            <text:p>6,71E+02</text:p>
          </table:table-cell>
          <table:table-cell table:formula="of:=(([.G832]-[.N832])-[.C832])/[.C832]*100" office:value-type="float" office:value="-4.14285714285714">
            <text:p>-4,1</text:p>
          </table:table-cell>
          <table:table-cell table:formula="of:=1.1+SQRT([.O832]^2+[.I832]^2)" office:value-type="float" office:value="7.59332467277915">
            <text:p>7,6</text:p>
          </table:table-cell>
          <table:table-cell table:formula="of:=TEXT([.J832];&quot;0.0&quot;)&amp;&quot;&lt;15&quot;" office:value-type="string" office:string-value="7,6&lt;15">
            <text:p>7,6&lt;15</text:p>
          </table:table-cell>
          <table:table-cell table:style-name="ce56"/>
          <table:table-cell table:style-name="ce58" table:formula="of:=[.R832]*10^3+100" office:value-type="float" office:value="780">
            <text:p>780</text:p>
          </table:table-cell>
          <table:table-cell table:style-name="ce61" office:value-type="float" office:value="109">
            <text:p>1,09E+02</text:p>
          </table:table-cell>
          <table:table-cell table:style-name="ce65" office:value-type="float" office:value="5">
            <text:p>5</text:p>
          </table:table-cell>
          <table:table-cell table:style-name="ce5" table:formula="of:=[.A8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8">
            <text:p>0,68</text:p>
          </table:table-cell>
          <table:table-cell office:value-type="float" office:value="1000">
            <text:p>1000</text:p>
          </table:table-cell>
          <table:table-cell table:formula="of:=[.Q832]*[.S8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33]" office:value-type="float" office:value="6900">
            <text:p>6,90E+03</text:p>
          </table:table-cell>
          <table:table-cell table:style-name="ce24" table:formula="of:=[.G833]-[.N833]" office:value-type="float" office:value="6791">
            <text:p>6,79E+03</text:p>
          </table:table-cell>
          <table:table-cell table:formula="of:=(([.G833]-[.N833])-[.C833])/[.C833]*100" office:value-type="float" office:value="-2.98571428571429">
            <text:p>-3,0</text:p>
          </table:table-cell>
          <table:table-cell table:formula="of:=1.1+SQRT([.O833]^2+[.I833]^2)" office:value-type="float" office:value="6.92361483924876">
            <text:p>6,9</text:p>
          </table:table-cell>
          <table:table-cell table:formula="of:=TEXT([.J833];&quot;0.0&quot;)&amp;&quot;&lt;15&quot;" office:value-type="string" office:string-value="6,9&lt;15">
            <text:p>6,9&lt;15</text:p>
          </table:table-cell>
          <table:table-cell/>
          <table:table-cell table:style-name="ce58" table:formula="of:=[.R833]*10^3+100" office:value-type="float" office:value="6900">
            <text:p>6900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7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833]*[.S8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34]" office:value-type="float" office:value="71100">
            <text:p>7,11E+04</text:p>
          </table:table-cell>
          <table:table-cell table:style-name="ce24" table:formula="of:=[.G834]-[.N834]" office:value-type="float" office:value="70991">
            <text:p>7,10E+04</text:p>
          </table:table-cell>
          <table:table-cell table:formula="of:=(([.G834]-[.N834])-[.C834])/[.C834]*100" office:value-type="float" office:value="1.41571428571429">
            <text:p>1,4</text:p>
          </table:table-cell>
          <table:table-cell table:formula="of:=1.1+SQRT([.O834]^2+[.I834]^2)" office:value-type="float" office:value="5.34314116413483">
            <text:p>5,3</text:p>
          </table:table-cell>
          <table:table-cell table:formula="of:=TEXT([.J834];&quot;0.0&quot;)&amp;&quot;&lt;15&quot;" office:value-type="string" office:string-value="5,3&lt;15">
            <text:p>5,3&lt;15</text:p>
          </table:table-cell>
          <table:table-cell/>
          <table:table-cell table:formula="of:=[.R834]*10^3+100" office:value-type="float" office:value="71100">
            <text:p>7,11E+04</text:p>
          </table:table-cell>
          <table:table-cell table:style-name="ce62" table:formula="of:=[.N832]" office:value-type="float" office:value="109">
            <text:p>1,09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7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34]*[.S8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35]" office:value-type="float" office:value="680000">
            <text:p>6,80E+05</text:p>
          </table:table-cell>
          <table:table-cell/>
          <table:table-cell table:formula="of:=(([.G835]-[.N835])-[.C835])/[.C835]*100" office:value-type="float" office:value="-2.85714285714286">
            <text:p>-2,9</text:p>
          </table:table-cell>
          <table:table-cell table:formula="of:=1.1+SQRT([.O835]^2+[.I835]^2)" office:value-type="float" office:value="6.01561443831007">
            <text:p>6,0</text:p>
          </table:table-cell>
          <table:table-cell table:formula="of:=TEXT([.J835];&quot;0.0&quot;)&amp;&quot;&lt;15&quot;" office:value-type="string" office:string-value="6,0&lt;15">
            <text:p>6,0&lt;15</text:p>
          </table:table-cell>
          <table:table-cell/>
          <table:table-cell table:formula="of:=[.R83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35]*[.S8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36]" office:value-type="float" office:value="7100000">
            <text:p>7,10E+06</text:p>
          </table:table-cell>
          <table:table-cell/>
          <table:table-cell table:formula="of:=(([.G836]-[.N836])-[.C836])/[.C836]*100" office:value-type="float" office:value="1.42857142857143">
            <text:p>1,4</text:p>
          </table:table-cell>
          <table:table-cell table:formula="of:=1.1+SQRT([.O836]^2+[.I836]^2)" office:value-type="float" office:value="5.34744821351957">
            <text:p>5,3</text:p>
          </table:table-cell>
          <table:table-cell table:formula="of:=TEXT([.J836];&quot;0.0&quot;)&amp;&quot;&lt;15&quot;" office:value-type="string" office:string-value="5,3&lt;15">
            <text:p>5,3&lt;15</text:p>
          </table:table-cell>
          <table:table-cell/>
          <table:table-cell table:formula="of:=[.R83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36]*[.S8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37]" office:value-type="float" office:value="70000000">
            <text:p>7,00E+07</text:p>
          </table:table-cell>
          <table:table-cell/>
          <table:table-cell table:formula="of:=(([.G837]-[.N837])-[.C837])/[.C837]*100" office:value-type="float" office:value="0">
            <text:p>0,0</text:p>
          </table:table-cell>
          <table:table-cell table:formula="of:=1.1+SQRT([.O837]^2+[.I837]^2)" office:value-type="float" office:value="5.1">
            <text:p>5,1</text:p>
          </table:table-cell>
          <table:table-cell table:formula="of:=TEXT([.J837];&quot;0.0&quot;)&amp;&quot;&lt;15&quot;" office:value-type="string" office:string-value="5,1&lt;15">
            <text:p>5,1&lt;15</text:p>
          </table:table-cell>
          <table:table-cell/>
          <table:table-cell table:formula="of:=[.R83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37]*[.S8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38]" office:value-type="float" office:value="710000000">
            <text:p>7,10E+08</text:p>
          </table:table-cell>
          <table:table-cell/>
          <table:table-cell table:formula="of:=(([.G838]-[.N838])-[.C838])/[.C838]*100" office:value-type="float" office:value="1.42857142857143">
            <text:p>1,4</text:p>
          </table:table-cell>
          <table:table-cell table:formula="of:=1.1+SQRT([.O838]^2+[.I838]^2)" office:value-type="float" office:value="5.34744821351957">
            <text:p>5,3</text:p>
          </table:table-cell>
          <table:table-cell table:formula="of:=TEXT([.J838];&quot;0.0&quot;)&amp;&quot;&lt;15&quot;" office:value-type="string" office:string-value="5,3&lt;15">
            <text:p>5,3&lt;15</text:p>
          </table:table-cell>
          <table:table-cell/>
          <table:table-cell table:formula="of:=[.R83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38]*[.S8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39]" office:value-type="float" office:value="7000000000">
            <text:p>7,00E+09</text:p>
          </table:table-cell>
          <table:table-cell/>
          <table:table-cell table:formula="of:=(([.G839]-[.N839])-[.C839])/[.C839]*100" office:value-type="float" office:value="0">
            <text:p>0,0</text:p>
          </table:table-cell>
          <table:table-cell table:formula="of:=1.1+SQRT([.O839]^2+[.I839]^2)" office:value-type="float" office:value="5.1">
            <text:p>5,1</text:p>
          </table:table-cell>
          <table:table-cell table:formula="of:=TEXT([.J839];&quot;0.0&quot;)&amp;&quot;&lt;15&quot;" office:value-type="string" office:string-value="5,1&lt;15">
            <text:p>5,1&lt;15</text:p>
          </table:table-cell>
          <table:table-cell table:style-name="ce57"/>
          <table:table-cell table:formula="of:=[.R8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39]*[.S8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47]" office:value-type="float" office:value="94" table:number-columns-spanned="1" table:number-rows-spanned="3">
            <text:p>9,40E+01</text:p>
          </table:table-cell>
          <table:table-cell table:formula="of:=[.M847]" office:value-type="float" office:value="820">
            <text:p>8,20E+02</text:p>
          </table:table-cell>
          <table:table-cell table:style-name="ce24" table:formula="of:=[.G847]-[.N847]" office:value-type="float" office:value="726">
            <text:p>7,26E+02</text:p>
          </table:table-cell>
          <table:table-cell table:formula="of:=(([.G847]-[.N847])-[.C847])/[.C847]*100" office:value-type="float" office:value="3.71428571428571">
            <text:p>3,7</text:p>
          </table:table-cell>
          <table:table-cell table:formula="of:=1.1+SQRT([.O847]^2+[.I847]^2)" office:value-type="float" office:value="7.32863695902618">
            <text:p>7,3</text:p>
          </table:table-cell>
          <table:table-cell table:formula="of:=TEXT([.J847];&quot;0.0&quot;)&amp;&quot;&lt;15&quot;" office:value-type="string" office:string-value="7,3&lt;15">
            <text:p>7,3&lt;15</text:p>
          </table:table-cell>
          <table:table-cell table:style-name="ce56"/>
          <table:table-cell table:style-name="ce58" table:formula="of:=[.R847]*10^3+100" office:value-type="float" office:value="820">
            <text:p>82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2">
            <text:p>0,72</text:p>
          </table:table-cell>
          <table:table-cell office:value-type="float" office:value="1000">
            <text:p>1000</text:p>
          </table:table-cell>
          <table:table-cell table:formula="of:=[.Q847]*[.S8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48]" office:value-type="float" office:value="7200">
            <text:p>7,20E+03</text:p>
          </table:table-cell>
          <table:table-cell table:style-name="ce24" table:formula="of:=[.G848]-[.N848]" office:value-type="float" office:value="7106">
            <text:p>7,11E+03</text:p>
          </table:table-cell>
          <table:table-cell table:formula="of:=(([.G848]-[.N848])-[.C848])/[.C848]*100" office:value-type="float" office:value="1.51428571428571">
            <text:p>1,5</text:p>
          </table:table-cell>
          <table:table-cell table:formula="of:=1.1+SQRT([.O848]^2+[.I848]^2)" office:value-type="float" office:value="6.32427614359059">
            <text:p>6,3</text:p>
          </table:table-cell>
          <table:table-cell table:formula="of:=TEXT([.J848];&quot;0.0&quot;)&amp;&quot;&lt;15&quot;" office:value-type="string" office:string-value="6,3&lt;15">
            <text:p>6,3&lt;15</text:p>
          </table:table-cell>
          <table:table-cell/>
          <table:table-cell table:style-name="ce58" table:formula="of:=[.R848]*10^3+100" office:value-type="float" office:value="7200">
            <text:p>7200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69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848]*[.S8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49]" office:value-type="float" office:value="70100">
            <text:p>7,01E+04</text:p>
          </table:table-cell>
          <table:table-cell table:style-name="ce24" table:formula="of:=[.G849]-[.N849]" office:value-type="float" office:value="70006">
            <text:p>7,00E+04</text:p>
          </table:table-cell>
          <table:table-cell table:formula="of:=(([.G849]-[.N849])-[.C849])/[.C849]*100" office:value-type="float" office:value="0.00857142857142857">
            <text:p>0,0</text:p>
          </table:table-cell>
          <table:table-cell table:formula="of:=1.1+SQRT([.O849]^2+[.I849]^2)" office:value-type="float" office:value="5.10000918366293">
            <text:p>5,1</text:p>
          </table:table-cell>
          <table:table-cell table:formula="of:=TEXT([.J849];&quot;0.0&quot;)&amp;&quot;&lt;15&quot;" office:value-type="string" office:string-value="5,1&lt;15">
            <text:p>5,1&lt;15</text:p>
          </table:table-cell>
          <table:table-cell/>
          <table:table-cell table:formula="of:=[.R849]*10^3+100" office:value-type="float" office:value="70100">
            <text:p>7,01E+04</text:p>
          </table:table-cell>
          <table:table-cell table:style-name="ce62" table:formula="of:=[.N84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68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49]*[.S8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50]" office:value-type="float" office:value="700000">
            <text:p>7,00E+05</text:p>
          </table:table-cell>
          <table:table-cell/>
          <table:table-cell table:formula="of:=(([.G850]-[.N850])-[.C850])/[.C850]*100" office:value-type="float" office:value="0">
            <text:p>0,0</text:p>
          </table:table-cell>
          <table:table-cell table:formula="of:=1.1+SQRT([.O850]^2+[.I850]^2)" office:value-type="float" office:value="5.1">
            <text:p>5,1</text:p>
          </table:table-cell>
          <table:table-cell table:formula="of:=TEXT([.J850];&quot;0.0&quot;)&amp;&quot;&lt;15&quot;" office:value-type="string" office:string-value="5,1&lt;15">
            <text:p>5,1&lt;15</text:p>
          </table:table-cell>
          <table:table-cell/>
          <table:table-cell table:formula="of:=[.R85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50]*[.S8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51]" office:value-type="float" office:value="7100000">
            <text:p>7,10E+06</text:p>
          </table:table-cell>
          <table:table-cell/>
          <table:table-cell table:formula="of:=(([.G851]-[.N851])-[.C851])/[.C851]*100" office:value-type="float" office:value="1.42857142857143">
            <text:p>1,4</text:p>
          </table:table-cell>
          <table:table-cell table:formula="of:=1.1+SQRT([.O851]^2+[.I851]^2)" office:value-type="float" office:value="5.34744821351957">
            <text:p>5,3</text:p>
          </table:table-cell>
          <table:table-cell table:formula="of:=TEXT([.J851];&quot;0.0&quot;)&amp;&quot;&lt;15&quot;" office:value-type="string" office:string-value="5,3&lt;15">
            <text:p>5,3&lt;15</text:p>
          </table:table-cell>
          <table:table-cell/>
          <table:table-cell table:formula="of:=[.R85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51]*[.S8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52]" office:value-type="float" office:value="70000000">
            <text:p>7,00E+07</text:p>
          </table:table-cell>
          <table:table-cell/>
          <table:table-cell table:formula="of:=(([.G852]-[.N852])-[.C852])/[.C852]*100" office:value-type="float" office:value="0">
            <text:p>0,0</text:p>
          </table:table-cell>
          <table:table-cell table:formula="of:=1.1+SQRT([.O852]^2+[.I852]^2)" office:value-type="float" office:value="5.1">
            <text:p>5,1</text:p>
          </table:table-cell>
          <table:table-cell table:formula="of:=TEXT([.J852];&quot;0.0&quot;)&amp;&quot;&lt;15&quot;" office:value-type="string" office:string-value="5,1&lt;15">
            <text:p>5,1&lt;15</text:p>
          </table:table-cell>
          <table:table-cell/>
          <table:table-cell table:formula="of:=[.R85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852]*[.S8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53]" office:value-type="float" office:value="710000000">
            <text:p>7,10E+08</text:p>
          </table:table-cell>
          <table:table-cell/>
          <table:table-cell table:formula="of:=(([.G853]-[.N853])-[.C853])/[.C853]*100" office:value-type="float" office:value="1.42857142857143">
            <text:p>1,4</text:p>
          </table:table-cell>
          <table:table-cell table:formula="of:=1.1+SQRT([.O853]^2+[.I853]^2)" office:value-type="float" office:value="5.34744821351957">
            <text:p>5,3</text:p>
          </table:table-cell>
          <table:table-cell table:formula="of:=TEXT([.J853];&quot;0.0&quot;)&amp;&quot;&lt;15&quot;" office:value-type="string" office:string-value="5,3&lt;15">
            <text:p>5,3&lt;15</text:p>
          </table:table-cell>
          <table:table-cell/>
          <table:table-cell table:formula="of:=[.R853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853]*[.S8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54]" office:value-type="float" office:value="6900000000">
            <text:p>6,90E+09</text:p>
          </table:table-cell>
          <table:table-cell/>
          <table:table-cell table:formula="of:=(([.G854]-[.N854])-[.C854])/[.C854]*100" office:value-type="float" office:value="-1.42857142857143">
            <text:p>-1,4</text:p>
          </table:table-cell>
          <table:table-cell table:formula="of:=1.1+SQRT([.O854]^2+[.I854]^2)" office:value-type="float" office:value="5.34744821351957">
            <text:p>5,3</text:p>
          </table:table-cell>
          <table:table-cell table:formula="of:=TEXT([.J854];&quot;0.0&quot;)&amp;&quot;&lt;15&quot;" office:value-type="string" office:string-value="5,3&lt;15">
            <text:p>5,3&lt;15</text:p>
          </table:table-cell>
          <table:table-cell table:style-name="ce57"/>
          <table:table-cell table:formula="of:=[.R854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854]*[.S8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62]" office:value-type="float" office:value="99" table:number-columns-spanned="1" table:number-rows-spanned="3">
            <text:p>9,90E+01</text:p>
          </table:table-cell>
          <table:table-cell table:formula="of:=[.M862]" office:value-type="float" office:value="790">
            <text:p>7,90E+02</text:p>
          </table:table-cell>
          <table:table-cell table:style-name="ce24" table:formula="of:=[.G862]-[.N862]" office:value-type="float" office:value="691">
            <text:p>6,91E+02</text:p>
          </table:table-cell>
          <table:table-cell table:formula="of:=(([.G862]-[.N862])-[.C862])/[.C862]*100" office:value-type="float" office:value="-1.28571428571427">
            <text:p>-1,3</text:p>
          </table:table-cell>
          <table:table-cell table:formula="of:=1.1+SQRT([.O862]^2+[.I862]^2)" office:value-type="float" office:value="6.2626602855979">
            <text:p>6,3</text:p>
          </table:table-cell>
          <table:table-cell table:formula="of:=TEXT([.J862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862]*10^3+100" office:value-type="float" office:value="790">
            <text:p>79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table:formula="of:=[.A8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62]*[.S8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63]" office:value-type="float" office:value="7100">
            <text:p>7,10E+03</text:p>
          </table:table-cell>
          <table:table-cell table:style-name="ce24" table:formula="of:=[.G863]-[.N863]" office:value-type="float" office:value="7001">
            <text:p>7,00E+03</text:p>
          </table:table-cell>
          <table:table-cell table:formula="of:=(([.G863]-[.N863])-[.C863])/[.C863]*100" office:value-type="float" office:value="0.0142857142857143">
            <text:p>0,0</text:p>
          </table:table-cell>
          <table:table-cell table:formula="of:=1.1+SQRT([.O863]^2+[.I863]^2)" office:value-type="float" office:value="6.10002040812162">
            <text:p>6,1</text:p>
          </table:table-cell>
          <table:table-cell table:formula="of:=TEXT([.J863];&quot;0.0&quot;)&amp;&quot;&lt;15&quot;" office:value-type="string" office:string-value="6,1&lt;15">
            <text:p>6,1&lt;15</text:p>
          </table:table-cell>
          <table:table-cell/>
          <table:table-cell table:style-name="ce58" table:formula="of:=[.R863]*10^3+100" office:value-type="float" office:value="7100">
            <text:p>7100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0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863]*[.S8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64]" office:value-type="float" office:value="71100">
            <text:p>7,11E+04</text:p>
          </table:table-cell>
          <table:table-cell table:style-name="ce24" table:formula="of:=[.G864]-[.N864]" office:value-type="float" office:value="71001">
            <text:p>7,10E+04</text:p>
          </table:table-cell>
          <table:table-cell table:formula="of:=(([.G864]-[.N864])-[.C864])/[.C864]*100" office:value-type="float" office:value="1.43">
            <text:p>1,4</text:p>
          </table:table-cell>
          <table:table-cell table:formula="of:=1.1+SQRT([.O864]^2+[.I864]^2)" office:value-type="float" office:value="5.34792890712639">
            <text:p>5,3</text:p>
          </table:table-cell>
          <table:table-cell table:formula="of:=TEXT([.J864];&quot;0.0&quot;)&amp;&quot;&lt;15&quot;" office:value-type="string" office:string-value="5,3&lt;15">
            <text:p>5,3&lt;15</text:p>
          </table:table-cell>
          <table:table-cell/>
          <table:table-cell table:formula="of:=[.R864]*10^3+100" office:value-type="float" office:value="71100">
            <text:p>7,11E+04</text:p>
          </table:table-cell>
          <table:table-cell table:style-name="ce62" table:formula="of:=[.N862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0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864]*[.S8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65]" office:value-type="float" office:value="680000">
            <text:p>6,80E+05</text:p>
          </table:table-cell>
          <table:table-cell/>
          <table:table-cell table:formula="of:=(([.G865]-[.N865])-[.C865])/[.C865]*100" office:value-type="float" office:value="-2.85714285714286">
            <text:p>-2,9</text:p>
          </table:table-cell>
          <table:table-cell table:formula="of:=1.1+SQRT([.O865]^2+[.I865]^2)" office:value-type="float" office:value="6.01561443831007">
            <text:p>6,0</text:p>
          </table:table-cell>
          <table:table-cell table:formula="of:=TEXT([.J865];&quot;0.0&quot;)&amp;&quot;&lt;15&quot;" office:value-type="string" office:string-value="6,0&lt;15">
            <text:p>6,0&lt;15</text:p>
          </table:table-cell>
          <table:table-cell/>
          <table:table-cell table:formula="of:=[.R86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65]*[.S8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66]" office:value-type="float" office:value="7100000">
            <text:p>7,10E+06</text:p>
          </table:table-cell>
          <table:table-cell/>
          <table:table-cell table:formula="of:=(([.G866]-[.N866])-[.C866])/[.C866]*100" office:value-type="float" office:value="1.42857142857143">
            <text:p>1,4</text:p>
          </table:table-cell>
          <table:table-cell table:formula="of:=1.1+SQRT([.O866]^2+[.I866]^2)" office:value-type="float" office:value="5.34744821351957">
            <text:p>5,3</text:p>
          </table:table-cell>
          <table:table-cell table:formula="of:=TEXT([.J866];&quot;0.0&quot;)&amp;&quot;&lt;15&quot;" office:value-type="string" office:string-value="5,3&lt;15">
            <text:p>5,3&lt;15</text:p>
          </table:table-cell>
          <table:table-cell/>
          <table:table-cell table:formula="of:=[.R86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66]*[.S8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67]" office:value-type="float" office:value="69000000">
            <text:p>6,90E+07</text:p>
          </table:table-cell>
          <table:table-cell/>
          <table:table-cell table:formula="of:=(([.G867]-[.N867])-[.C867])/[.C867]*100" office:value-type="float" office:value="-1.42857142857143">
            <text:p>-1,4</text:p>
          </table:table-cell>
          <table:table-cell table:formula="of:=1.1+SQRT([.O867]^2+[.I867]^2)" office:value-type="float" office:value="5.34744821351957">
            <text:p>5,3</text:p>
          </table:table-cell>
          <table:table-cell table:formula="of:=TEXT([.J867];&quot;0.0&quot;)&amp;&quot;&lt;15&quot;" office:value-type="string" office:string-value="5,3&lt;15">
            <text:p>5,3&lt;15</text:p>
          </table:table-cell>
          <table:table-cell/>
          <table:table-cell table:formula="of:=[.R86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67]*[.S8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68]" office:value-type="float" office:value="690000000">
            <text:p>6,90E+08</text:p>
          </table:table-cell>
          <table:table-cell/>
          <table:table-cell table:formula="of:=(([.G868]-[.N868])-[.C868])/[.C868]*100" office:value-type="float" office:value="-1.42857142857143">
            <text:p>-1,4</text:p>
          </table:table-cell>
          <table:table-cell table:formula="of:=1.1+SQRT([.O868]^2+[.I868]^2)" office:value-type="float" office:value="5.34744821351957">
            <text:p>5,3</text:p>
          </table:table-cell>
          <table:table-cell table:formula="of:=TEXT([.J868];&quot;0.0&quot;)&amp;&quot;&lt;15&quot;" office:value-type="string" office:string-value="5,3&lt;15">
            <text:p>5,3&lt;15</text:p>
          </table:table-cell>
          <table:table-cell/>
          <table:table-cell table:formula="of:=[.R868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868]*[.S8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69]" office:value-type="float" office:value="7100000000">
            <text:p>7,10E+09</text:p>
          </table:table-cell>
          <table:table-cell/>
          <table:table-cell table:formula="of:=(([.G869]-[.N869])-[.C869])/[.C869]*100" office:value-type="float" office:value="1.42857142857143">
            <text:p>1,4</text:p>
          </table:table-cell>
          <table:table-cell table:formula="of:=1.1+SQRT([.O869]^2+[.I869]^2)" office:value-type="float" office:value="5.34744821351957">
            <text:p>5,3</text:p>
          </table:table-cell>
          <table:table-cell table:formula="of:=TEXT([.J869];&quot;0.0&quot;)&amp;&quot;&lt;15&quot;" office:value-type="string" office:string-value="5,3&lt;15">
            <text:p>5,3&lt;15</text:p>
          </table:table-cell>
          <table:table-cell table:style-name="ce57"/>
          <table:table-cell table:formula="of:=[.R86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69]*[.S8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77]" office:value-type="float" office:value="92" table:number-columns-spanned="1" table:number-rows-spanned="3">
            <text:p>9,20E+01</text:p>
          </table:table-cell>
          <table:table-cell table:formula="of:=[.M877]" office:value-type="float" office:value="800">
            <text:p>8,00E+02</text:p>
          </table:table-cell>
          <table:table-cell table:style-name="ce24" table:formula="of:=[.G877]-[.N877]" office:value-type="float" office:value="708">
            <text:p>7,08E+02</text:p>
          </table:table-cell>
          <table:table-cell table:formula="of:=(([.G877]-[.N877])-[.C877])/[.C877]*100" office:value-type="float" office:value="1.14285714285716">
            <text:p>1,1</text:p>
          </table:table-cell>
          <table:table-cell table:formula="of:=1.1+SQRT([.O877]^2+[.I877]^2)" office:value-type="float" office:value="6.22894944886179">
            <text:p>6,2</text:p>
          </table:table-cell>
          <table:table-cell table:formula="of:=TEXT([.J87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877]*10^3+100" office:value-type="float" office:value="800">
            <text:p>800</text:p>
          </table:table-cell>
          <table:table-cell table:style-name="ce61" office:value-type="float" office:value="92">
            <text:p>9,20E+01</text:p>
          </table:table-cell>
          <table:table-cell table:style-name="ce65" office:value-type="float" office:value="5">
            <text:p>5</text:p>
          </table:table-cell>
          <table:table-cell table:style-name="ce5" table:formula="of:=[.A87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877]*[.S8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78]" office:value-type="float" office:value="7300">
            <text:p>7,30E+03</text:p>
          </table:table-cell>
          <table:table-cell table:style-name="ce24" table:formula="of:=[.G878]-[.N878]" office:value-type="float" office:value="7208">
            <text:p>7,21E+03</text:p>
          </table:table-cell>
          <table:table-cell table:formula="of:=(([.G878]-[.N878])-[.C878])/[.C878]*100" office:value-type="float" office:value="2.97142857142857">
            <text:p>3,0</text:p>
          </table:table-cell>
          <table:table-cell table:formula="of:=1.1+SQRT([.O878]^2+[.I878]^2)" office:value-type="float" office:value="6.91630361613818">
            <text:p>6,9</text:p>
          </table:table-cell>
          <table:table-cell table:formula="of:=TEXT([.J878];&quot;0.0&quot;)&amp;&quot;&lt;15&quot;" office:value-type="string" office:string-value="6,9&lt;15">
            <text:p>6,9&lt;15</text:p>
          </table:table-cell>
          <table:table-cell/>
          <table:table-cell table:style-name="ce58" table:formula="of:=[.R878]*10^3+100" office:value-type="float" office:value="7300">
            <text:p>7300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2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2">
            <text:p>7,2</text:p>
          </table:table-cell>
          <table:table-cell office:value-type="float" office:value="1000">
            <text:p>1000</text:p>
          </table:table-cell>
          <table:table-cell table:formula="of:=[.Q878]*[.S8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79]" office:value-type="float" office:value="70100">
            <text:p>7,01E+04</text:p>
          </table:table-cell>
          <table:table-cell table:style-name="ce24" table:formula="of:=[.G879]-[.N879]" office:value-type="float" office:value="70008">
            <text:p>7,00E+04</text:p>
          </table:table-cell>
          <table:table-cell table:formula="of:=(([.G879]-[.N879])-[.C879])/[.C879]*100" office:value-type="float" office:value="0.0114285714285714">
            <text:p>0,0</text:p>
          </table:table-cell>
          <table:table-cell table:formula="of:=1.1+SQRT([.O879]^2+[.I879]^2)" office:value-type="float" office:value="5.10001632649729">
            <text:p>5,1</text:p>
          </table:table-cell>
          <table:table-cell table:formula="of:=TEXT([.J879];&quot;0.0&quot;)&amp;&quot;&lt;15&quot;" office:value-type="string" office:string-value="5,1&lt;15">
            <text:p>5,1&lt;15</text:p>
          </table:table-cell>
          <table:table-cell/>
          <table:table-cell table:formula="of:=[.R879]*10^3+100" office:value-type="float" office:value="70100">
            <text:p>7,01E+04</text:p>
          </table:table-cell>
          <table:table-cell table:style-name="ce62" table:formula="of:=[.N877]" office:value-type="float" office:value="92">
            <text:p>9,2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1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879]*[.S8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80]" office:value-type="float" office:value="700000">
            <text:p>7,00E+05</text:p>
          </table:table-cell>
          <table:table-cell/>
          <table:table-cell table:formula="of:=(([.G880]-[.N880])-[.C880])/[.C880]*100" office:value-type="float" office:value="0">
            <text:p>0,0</text:p>
          </table:table-cell>
          <table:table-cell table:formula="of:=1.1+SQRT([.O880]^2+[.I880]^2)" office:value-type="float" office:value="5.1">
            <text:p>5,1</text:p>
          </table:table-cell>
          <table:table-cell table:formula="of:=TEXT([.J880];&quot;0.0&quot;)&amp;&quot;&lt;15&quot;" office:value-type="string" office:string-value="5,1&lt;15">
            <text:p>5,1&lt;15</text:p>
          </table:table-cell>
          <table:table-cell/>
          <table:table-cell table:formula="of:=[.R88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880]*[.S8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81]" office:value-type="float" office:value="7000000">
            <text:p>7,00E+06</text:p>
          </table:table-cell>
          <table:table-cell/>
          <table:table-cell table:formula="of:=(([.G881]-[.N881])-[.C881])/[.C881]*100" office:value-type="float" office:value="0">
            <text:p>0,0</text:p>
          </table:table-cell>
          <table:table-cell table:formula="of:=1.1+SQRT([.O881]^2+[.I881]^2)" office:value-type="float" office:value="5.1">
            <text:p>5,1</text:p>
          </table:table-cell>
          <table:table-cell table:formula="of:=TEXT([.J881];&quot;0.0&quot;)&amp;&quot;&lt;15&quot;" office:value-type="string" office:string-value="5,1&lt;15">
            <text:p>5,1&lt;15</text:p>
          </table:table-cell>
          <table:table-cell/>
          <table:table-cell table:formula="of:=[.R88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881]*[.S8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82]" office:value-type="float" office:value="68000000">
            <text:p>6,80E+07</text:p>
          </table:table-cell>
          <table:table-cell/>
          <table:table-cell table:formula="of:=(([.G882]-[.N882])-[.C882])/[.C882]*100" office:value-type="float" office:value="-2.85714285714286">
            <text:p>-2,9</text:p>
          </table:table-cell>
          <table:table-cell table:formula="of:=1.1+SQRT([.O882]^2+[.I882]^2)" office:value-type="float" office:value="6.01561443831007">
            <text:p>6,0</text:p>
          </table:table-cell>
          <table:table-cell table:formula="of:=TEXT([.J882];&quot;0.0&quot;)&amp;&quot;&lt;15&quot;" office:value-type="string" office:string-value="6,0&lt;15">
            <text:p>6,0&lt;15</text:p>
          </table:table-cell>
          <table:table-cell/>
          <table:table-cell table:formula="of:=[.R88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882]*[.S8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83]" office:value-type="float" office:value="700000000">
            <text:p>7,00E+08</text:p>
          </table:table-cell>
          <table:table-cell/>
          <table:table-cell table:formula="of:=(([.G883]-[.N883])-[.C883])/[.C883]*100" office:value-type="float" office:value="0">
            <text:p>0,0</text:p>
          </table:table-cell>
          <table:table-cell table:formula="of:=1.1+SQRT([.O883]^2+[.I883]^2)" office:value-type="float" office:value="5.1">
            <text:p>5,1</text:p>
          </table:table-cell>
          <table:table-cell table:formula="of:=TEXT([.J883];&quot;0.0&quot;)&amp;&quot;&lt;15&quot;" office:value-type="string" office:string-value="5,1&lt;15">
            <text:p>5,1&lt;15</text:p>
          </table:table-cell>
          <table:table-cell/>
          <table:table-cell table:formula="of:=[.R88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883]*[.S8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84]" office:value-type="float" office:value="7100000000">
            <text:p>7,10E+09</text:p>
          </table:table-cell>
          <table:table-cell/>
          <table:table-cell table:formula="of:=(([.G884]-[.N884])-[.C884])/[.C884]*100" office:value-type="float" office:value="1.42857142857143">
            <text:p>1,4</text:p>
          </table:table-cell>
          <table:table-cell table:formula="of:=1.1+SQRT([.O884]^2+[.I884]^2)" office:value-type="float" office:value="5.34744821351957">
            <text:p>5,3</text:p>
          </table:table-cell>
          <table:table-cell table:formula="of:=TEXT([.J884];&quot;0.0&quot;)&amp;&quot;&lt;15&quot;" office:value-type="string" office:string-value="5,3&lt;15">
            <text:p>5,3&lt;15</text:p>
          </table:table-cell>
          <table:table-cell table:style-name="ce57"/>
          <table:table-cell table:formula="of:=[.R88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884]*[.S8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892]" office:value-type="float" office:value="94" table:number-columns-spanned="1" table:number-rows-spanned="3">
            <text:p>9,40E+01</text:p>
          </table:table-cell>
          <table:table-cell table:formula="of:=[.M892]" office:value-type="float" office:value="790">
            <text:p>7,90E+02</text:p>
          </table:table-cell>
          <table:table-cell table:style-name="ce24" table:formula="of:=[.G892]-[.N892]" office:value-type="float" office:value="696">
            <text:p>6,96E+02</text:p>
          </table:table-cell>
          <table:table-cell table:formula="of:=(([.G892]-[.N892])-[.C892])/[.C892]*100" office:value-type="float" office:value="-0.571428571428555">
            <text:p>-0,6</text:p>
          </table:table-cell>
          <table:table-cell table:formula="of:=1.1+SQRT([.O892]^2+[.I892]^2)" office:value-type="float" office:value="6.13254712965958">
            <text:p>6,1</text:p>
          </table:table-cell>
          <table:table-cell table:formula="of:=TEXT([.J89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89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89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892]*[.S8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2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893]" office:value-type="float" office:value="7000">
            <text:p>7,00E+03</text:p>
          </table:table-cell>
          <table:table-cell table:style-name="ce24" table:formula="of:=[.G893]-[.N893]" office:value-type="float" office:value="6906">
            <text:p>6,91E+03</text:p>
          </table:table-cell>
          <table:table-cell table:formula="of:=(([.G893]-[.N893])-[.C893])/[.C893]*100" office:value-type="float" office:value="-1.34285714285714">
            <text:p>-1,3</text:p>
          </table:table-cell>
          <table:table-cell table:formula="of:=1.1+SQRT([.O893]^2+[.I893]^2)" office:value-type="float" office:value="6.27718700706498">
            <text:p>6,3</text:p>
          </table:table-cell>
          <table:table-cell table:formula="of:=TEXT([.J893];&quot;0.0&quot;)&amp;&quot;&lt;15&quot;" office:value-type="string" office:string-value="6,3&lt;15">
            <text:p>6,3&lt;15</text:p>
          </table:table-cell>
          <table:table-cell/>
          <table:table-cell table:style-name="ce58" table:formula="of:=[.R893]*10^3+100" office:value-type="float" office:value="7000">
            <text:p>7000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3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893]*[.S8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894]" office:value-type="float" office:value="73100">
            <text:p>7,31E+04</text:p>
          </table:table-cell>
          <table:table-cell table:style-name="ce24" table:formula="of:=[.G894]-[.N894]" office:value-type="float" office:value="73006">
            <text:p>7,30E+04</text:p>
          </table:table-cell>
          <table:table-cell table:formula="of:=(([.G894]-[.N894])-[.C894])/[.C894]*100" office:value-type="float" office:value="4.29428571428571">
            <text:p>4,3</text:p>
          </table:table-cell>
          <table:table-cell table:formula="of:=1.1+SQRT([.O894]^2+[.I894]^2)" office:value-type="float" office:value="6.96863611036827">
            <text:p>7,0</text:p>
          </table:table-cell>
          <table:table-cell table:formula="of:=TEXT([.J894];&quot;0.0&quot;)&amp;&quot;&lt;15&quot;" office:value-type="string" office:string-value="7,0&lt;15">
            <text:p>7,0&lt;15</text:p>
          </table:table-cell>
          <table:table-cell/>
          <table:table-cell table:formula="of:=[.R894]*10^3+100" office:value-type="float" office:value="73100">
            <text:p>7,31E+04</text:p>
          </table:table-cell>
          <table:table-cell table:style-name="ce62" table:formula="of:=[.N89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3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894]*[.S8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895]" office:value-type="float" office:value="680000">
            <text:p>6,80E+05</text:p>
          </table:table-cell>
          <table:table-cell/>
          <table:table-cell table:formula="of:=(([.G895]-[.N895])-[.C895])/[.C895]*100" office:value-type="float" office:value="-2.85714285714286">
            <text:p>-2,9</text:p>
          </table:table-cell>
          <table:table-cell table:formula="of:=1.1+SQRT([.O895]^2+[.I895]^2)" office:value-type="float" office:value="6.01561443831007">
            <text:p>6,0</text:p>
          </table:table-cell>
          <table:table-cell table:formula="of:=TEXT([.J895];&quot;0.0&quot;)&amp;&quot;&lt;15&quot;" office:value-type="string" office:string-value="6,0&lt;15">
            <text:p>6,0&lt;15</text:p>
          </table:table-cell>
          <table:table-cell/>
          <table:table-cell table:formula="of:=[.R89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895]*[.S8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896]" office:value-type="float" office:value="7100000">
            <text:p>7,10E+06</text:p>
          </table:table-cell>
          <table:table-cell/>
          <table:table-cell table:formula="of:=(([.G896]-[.N896])-[.C896])/[.C896]*100" office:value-type="float" office:value="1.42857142857143">
            <text:p>1,4</text:p>
          </table:table-cell>
          <table:table-cell table:formula="of:=1.1+SQRT([.O896]^2+[.I896]^2)" office:value-type="float" office:value="5.34744821351957">
            <text:p>5,3</text:p>
          </table:table-cell>
          <table:table-cell table:formula="of:=TEXT([.J896];&quot;0.0&quot;)&amp;&quot;&lt;15&quot;" office:value-type="string" office:string-value="5,3&lt;15">
            <text:p>5,3&lt;15</text:p>
          </table:table-cell>
          <table:table-cell/>
          <table:table-cell table:formula="of:=[.R896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896]*[.S8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897]" office:value-type="float" office:value="69000000">
            <text:p>6,90E+07</text:p>
          </table:table-cell>
          <table:table-cell/>
          <table:table-cell table:formula="of:=(([.G897]-[.N897])-[.C897])/[.C897]*100" office:value-type="float" office:value="-1.42857142857143">
            <text:p>-1,4</text:p>
          </table:table-cell>
          <table:table-cell table:formula="of:=1.1+SQRT([.O897]^2+[.I897]^2)" office:value-type="float" office:value="5.34744821351957">
            <text:p>5,3</text:p>
          </table:table-cell>
          <table:table-cell table:formula="of:=TEXT([.J897];&quot;0.0&quot;)&amp;&quot;&lt;15&quot;" office:value-type="string" office:string-value="5,3&lt;15">
            <text:p>5,3&lt;15</text:p>
          </table:table-cell>
          <table:table-cell/>
          <table:table-cell table:formula="of:=[.R89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897]*[.S8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898]" office:value-type="float" office:value="720000000">
            <text:p>7,20E+08</text:p>
          </table:table-cell>
          <table:table-cell/>
          <table:table-cell table:formula="of:=(([.G898]-[.N898])-[.C898])/[.C898]*100" office:value-type="float" office:value="2.85714285714286">
            <text:p>2,9</text:p>
          </table:table-cell>
          <table:table-cell table:formula="of:=1.1+SQRT([.O898]^2+[.I898]^2)" office:value-type="float" office:value="6.01561443831007">
            <text:p>6,0</text:p>
          </table:table-cell>
          <table:table-cell table:formula="of:=TEXT([.J898];&quot;0.0&quot;)&amp;&quot;&lt;15&quot;" office:value-type="string" office:string-value="6,0&lt;15">
            <text:p>6,0&lt;15</text:p>
          </table:table-cell>
          <table:table-cell/>
          <table:table-cell table:formula="of:=[.R89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898]*[.S8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899]" office:value-type="float" office:value="7000000000">
            <text:p>7,00E+09</text:p>
          </table:table-cell>
          <table:table-cell/>
          <table:table-cell table:formula="of:=(([.G899]-[.N899])-[.C899])/[.C899]*100" office:value-type="float" office:value="0">
            <text:p>0,0</text:p>
          </table:table-cell>
          <table:table-cell table:formula="of:=1.1+SQRT([.O899]^2+[.I899]^2)" office:value-type="float" office:value="5.1">
            <text:p>5,1</text:p>
          </table:table-cell>
          <table:table-cell table:formula="of:=TEXT([.J899];&quot;0.0&quot;)&amp;&quot;&lt;15&quot;" office:value-type="string" office:string-value="5,1&lt;15">
            <text:p>5,1&lt;15</text:p>
          </table:table-cell>
          <table:table-cell table:style-name="ce57"/>
          <table:table-cell table:formula="of:=[.R89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899]*[.S8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3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07]" office:value-type="float" office:value="100" table:number-columns-spanned="1" table:number-rows-spanned="3">
            <text:p>1,00E+02</text:p>
          </table:table-cell>
          <table:table-cell table:formula="of:=[.M907]" office:value-type="float" office:value="810">
            <text:p>8,10E+02</text:p>
          </table:table-cell>
          <table:table-cell table:style-name="ce24" table:formula="of:=[.G907]-[.N907]" office:value-type="float" office:value="710">
            <text:p>7,10E+02</text:p>
          </table:table-cell>
          <table:table-cell table:formula="of:=(([.G907]-[.N907])-[.C907])/[.C907]*100" office:value-type="float" office:value="1.42857142857143">
            <text:p>1,4</text:p>
          </table:table-cell>
          <table:table-cell table:formula="of:=1.1+SQRT([.O907]^2+[.I907]^2)" office:value-type="float" office:value="6.30007849234323">
            <text:p>6,3</text:p>
          </table:table-cell>
          <table:table-cell table:formula="of:=TEXT([.J90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907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0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907]*[.S9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08]" office:value-type="float" office:value="6900">
            <text:p>6,90E+03</text:p>
          </table:table-cell>
          <table:table-cell table:style-name="ce24" table:formula="of:=[.G908]-[.N908]" office:value-type="float" office:value="6800">
            <text:p>6,80E+03</text:p>
          </table:table-cell>
          <table:table-cell table:formula="of:=(([.G908]-[.N908])-[.C908])/[.C908]*100" office:value-type="float" office:value="-2.85714285714286">
            <text:p>-2,9</text:p>
          </table:table-cell>
          <table:table-cell table:formula="of:=1.1+SQRT([.O908]^2+[.I908]^2)" office:value-type="float" office:value="6.85875553449896">
            <text:p>6,9</text:p>
          </table:table-cell>
          <table:table-cell table:formula="of:=TEXT([.J908];&quot;0.0&quot;)&amp;&quot;&lt;15&quot;" office:value-type="string" office:string-value="6,9&lt;15">
            <text:p>6,9&lt;15</text:p>
          </table:table-cell>
          <table:table-cell/>
          <table:table-cell table:style-name="ce58" table:formula="of:=[.R908]*10^3+100" office:value-type="float" office:value="6900">
            <text:p>6900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5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908]*[.S9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09]" office:value-type="float" office:value="70200">
            <text:p>7,02E+04</text:p>
          </table:table-cell>
          <table:table-cell table:style-name="ce24" table:formula="of:=[.G909]-[.N909]" office:value-type="float" office:value="70100">
            <text:p>7,01E+04</text:p>
          </table:table-cell>
          <table:table-cell table:formula="of:=(([.G909]-[.N909])-[.C909])/[.C909]*100" office:value-type="float" office:value="0.142857142857143">
            <text:p>0,1</text:p>
          </table:table-cell>
          <table:table-cell table:formula="of:=1.1+SQRT([.O909]^2+[.I909]^2)" office:value-type="float" office:value="5.1025502074634">
            <text:p>5,1</text:p>
          </table:table-cell>
          <table:table-cell table:formula="of:=TEXT([.J909];&quot;0.0&quot;)&amp;&quot;&lt;15&quot;" office:value-type="string" office:string-value="5,1&lt;15">
            <text:p>5,1&lt;15</text:p>
          </table:table-cell>
          <table:table-cell/>
          <table:table-cell table:formula="of:=[.R909]*10^3+100" office:value-type="float" office:value="70200">
            <text:p>7,02E+04</text:p>
          </table:table-cell>
          <table:table-cell table:style-name="ce62" table:formula="of:=[.N907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4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.1">
            <text:p>70,1</text:p>
          </table:table-cell>
          <table:table-cell office:value-type="float" office:value="1000">
            <text:p>1000</text:p>
          </table:table-cell>
          <table:table-cell table:formula="of:=[.Q909]*[.S9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10]" office:value-type="float" office:value="688000">
            <text:p>6,88E+05</text:p>
          </table:table-cell>
          <table:table-cell/>
          <table:table-cell table:formula="of:=(([.G910]-[.N910])-[.C910])/[.C910]*100" office:value-type="float" office:value="-1.71428571428571">
            <text:p>-1,7</text:p>
          </table:table-cell>
          <table:table-cell table:formula="of:=1.1+SQRT([.O910]^2+[.I910]^2)" office:value-type="float" office:value="5.45187034620795">
            <text:p>5,5</text:p>
          </table:table-cell>
          <table:table-cell table:formula="of:=TEXT([.J910];&quot;0.0&quot;)&amp;&quot;&lt;15&quot;" office:value-type="string" office:string-value="5,5&lt;15">
            <text:p>5,5&lt;15</text:p>
          </table:table-cell>
          <table:table-cell/>
          <table:table-cell table:formula="of:=[.R910]*10^6" office:value-type="float" office:value="688000">
            <text:p>6,88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8">
            <text:p>0,688</text:p>
          </table:table-cell>
          <table:table-cell office:value-type="float" office:value="1000000">
            <text:p>1000000</text:p>
          </table:table-cell>
          <table:table-cell table:formula="of:=[.Q910]*[.S9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11]" office:value-type="float" office:value="7200000">
            <text:p>7,20E+06</text:p>
          </table:table-cell>
          <table:table-cell/>
          <table:table-cell table:formula="of:=(([.G911]-[.N911])-[.C911])/[.C911]*100" office:value-type="float" office:value="2.85714285714286">
            <text:p>2,9</text:p>
          </table:table-cell>
          <table:table-cell table:formula="of:=1.1+SQRT([.O911]^2+[.I911]^2)" office:value-type="float" office:value="6.01561443831007">
            <text:p>6,0</text:p>
          </table:table-cell>
          <table:table-cell table:formula="of:=TEXT([.J911];&quot;0.0&quot;)&amp;&quot;&lt;15&quot;" office:value-type="string" office:string-value="6,0&lt;15">
            <text:p>6,0&lt;15</text:p>
          </table:table-cell>
          <table:table-cell/>
          <table:table-cell table:formula="of:=[.R91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11]*[.S9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12]" office:value-type="float" office:value="76000000">
            <text:p>7,60E+07</text:p>
          </table:table-cell>
          <table:table-cell/>
          <table:table-cell table:formula="of:=(([.G912]-[.N912])-[.C912])/[.C912]*100" office:value-type="float" office:value="8.57142857142857">
            <text:p>8,6</text:p>
          </table:table-cell>
          <table:table-cell table:formula="of:=1.1+SQRT([.O912]^2+[.I912]^2)" office:value-type="float" office:value="10.5588259184268">
            <text:p>10,6</text:p>
          </table:table-cell>
          <table:table-cell table:formula="of:=TEXT([.J912];&quot;0.0&quot;)&amp;&quot;&lt;15&quot;" office:value-type="string" office:string-value="10,6&lt;15">
            <text:p>10,6&lt;15</text:p>
          </table:table-cell>
          <table:table-cell/>
          <table:table-cell table:formula="of:=[.R912]*10^6" office:value-type="float" office:value="76000000">
            <text:p>7,6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">
            <text:p>76</text:p>
          </table:table-cell>
          <table:table-cell office:value-type="float" office:value="1000000">
            <text:p>1000000</text:p>
          </table:table-cell>
          <table:table-cell table:formula="of:=[.Q912]*[.S9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13]" office:value-type="float" office:value="696000000">
            <text:p>6,96E+08</text:p>
          </table:table-cell>
          <table:table-cell/>
          <table:table-cell table:formula="of:=(([.G913]-[.N913])-[.C913])/[.C913]*100" office:value-type="float" office:value="-0.571428571428554">
            <text:p>-0,6</text:p>
          </table:table-cell>
          <table:table-cell table:formula="of:=1.1+SQRT([.O913]^2+[.I913]^2)" office:value-type="float" office:value="5.14061017820884">
            <text:p>5,1</text:p>
          </table:table-cell>
          <table:table-cell table:formula="of:=TEXT([.J913];&quot;0.0&quot;)&amp;&quot;&lt;15&quot;" office:value-type="string" office:string-value="5,1&lt;15">
            <text:p>5,1&lt;15</text:p>
          </table:table-cell>
          <table:table-cell/>
          <table:table-cell table:formula="of:=[.R913]*10^9" office:value-type="float" office:value="696000000">
            <text:p>6,96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6">
            <text:p>0,696</text:p>
          </table:table-cell>
          <table:table-cell table:style-name="ce71" office:value-type="float" office:value="1000000000">
            <text:p>1000000000</text:p>
          </table:table-cell>
          <table:table-cell table:formula="of:=[.Q913]*[.S9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14]" office:value-type="float" office:value="0">
            <text:p>0,00E+00</text:p>
          </table:table-cell>
          <table:table-cell/>
          <table:table-cell table:formula="of:=(([.G914]-[.N914])-[.C914])/[.C914]*100" office:value-type="float" office:value="-100">
            <text:p>-100,0</text:p>
          </table:table-cell>
          <table:table-cell table:formula="of:=1.1+SQRT([.O914]^2+[.I914]^2)" office:value-type="float" office:value="101.179968025574">
            <text:p>101,2</text:p>
          </table:table-cell>
          <table:table-cell table:formula="of:=TEXT([.J914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91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14]*[.S9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7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22]" office:value-type="float" office:value="98" table:number-columns-spanned="1" table:number-rows-spanned="3">
            <text:p>9,80E+01</text:p>
          </table:table-cell>
          <table:table-cell table:formula="of:=[.M922]" office:value-type="float" office:value="790">
            <text:p>7,90E+02</text:p>
          </table:table-cell>
          <table:table-cell table:style-name="ce24" table:formula="of:=[.G922]-[.N922]" office:value-type="float" office:value="692">
            <text:p>6,92E+02</text:p>
          </table:table-cell>
          <table:table-cell table:formula="of:=(([.G922]-[.N922])-[.C922])/[.C922]*100" office:value-type="float" office:value="-1.14285714285713">
            <text:p>-1,1</text:p>
          </table:table-cell>
          <table:table-cell table:formula="of:=1.1+SQRT([.O922]^2+[.I922]^2)" office:value-type="float" office:value="6.22894944886178">
            <text:p>6,2</text:p>
          </table:table-cell>
          <table:table-cell table:formula="of:=TEXT([.J92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922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92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22]*[.S9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23]" office:value-type="float" office:value="7100">
            <text:p>7,10E+03</text:p>
          </table:table-cell>
          <table:table-cell table:style-name="ce24" table:formula="of:=[.G923]-[.N923]" office:value-type="float" office:value="7002">
            <text:p>7,00E+03</text:p>
          </table:table-cell>
          <table:table-cell table:formula="of:=(([.G923]-[.N923])-[.C923])/[.C923]*100" office:value-type="float" office:value="0.0285714285714286">
            <text:p>0,0</text:p>
          </table:table-cell>
          <table:table-cell table:formula="of:=1.1+SQRT([.O923]^2+[.I923]^2)" office:value-type="float" office:value="6.10008163198668">
            <text:p>6,1</text:p>
          </table:table-cell>
          <table:table-cell table:formula="of:=TEXT([.J923];&quot;0.0&quot;)&amp;&quot;&lt;15&quot;" office:value-type="string" office:string-value="6,1&lt;15">
            <text:p>6,1&lt;15</text:p>
          </table:table-cell>
          <table:table-cell/>
          <table:table-cell table:style-name="ce58" table:formula="of:=[.R923]*10^3+100" office:value-type="float" office:value="7100">
            <text:p>7100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6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23]*[.S9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24]" office:value-type="float" office:value="71600">
            <text:p>7,16E+04</text:p>
          </table:table-cell>
          <table:table-cell table:style-name="ce24" table:formula="of:=[.G924]-[.N924]" office:value-type="float" office:value="71502">
            <text:p>7,15E+04</text:p>
          </table:table-cell>
          <table:table-cell table:formula="of:=(([.G924]-[.N924])-[.C924])/[.C924]*100" office:value-type="float" office:value="2.14571428571429">
            <text:p>2,1</text:p>
          </table:table-cell>
          <table:table-cell table:formula="of:=1.1+SQRT([.O924]^2+[.I924]^2)" office:value-type="float" office:value="5.63917280965578">
            <text:p>5,6</text:p>
          </table:table-cell>
          <table:table-cell table:formula="of:=TEXT([.J924];&quot;0.0&quot;)&amp;&quot;&lt;15&quot;" office:value-type="string" office:string-value="5,6&lt;15">
            <text:p>5,6&lt;15</text:p>
          </table:table-cell>
          <table:table-cell/>
          <table:table-cell table:formula="of:=[.R924]*10^3+100" office:value-type="float" office:value="71600">
            <text:p>7,16E+04</text:p>
          </table:table-cell>
          <table:table-cell table:style-name="ce62" table:formula="of:=[.N922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6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5">
            <text:p>71,5</text:p>
          </table:table-cell>
          <table:table-cell office:value-type="float" office:value="1000">
            <text:p>1000</text:p>
          </table:table-cell>
          <table:table-cell table:formula="of:=[.Q924]*[.S9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25]" office:value-type="float" office:value="681000">
            <text:p>6,81E+05</text:p>
          </table:table-cell>
          <table:table-cell/>
          <table:table-cell table:formula="of:=(([.G925]-[.N925])-[.C925])/[.C925]*100" office:value-type="float" office:value="-2.71428571428571">
            <text:p>-2,7</text:p>
          </table:table-cell>
          <table:table-cell table:formula="of:=1.1+SQRT([.O925]^2+[.I925]^2)" office:value-type="float" office:value="5.93397837591104">
            <text:p>5,9</text:p>
          </table:table-cell>
          <table:table-cell table:formula="of:=TEXT([.J925];&quot;0.0&quot;)&amp;&quot;&lt;15&quot;" office:value-type="string" office:string-value="5,9&lt;15">
            <text:p>5,9&lt;15</text:p>
          </table:table-cell>
          <table:table-cell/>
          <table:table-cell table:formula="of:=[.R925]*10^6" office:value-type="float" office:value="681000">
            <text:p>6,81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1">
            <text:p>0,681</text:p>
          </table:table-cell>
          <table:table-cell office:value-type="float" office:value="1000000">
            <text:p>1000000</text:p>
          </table:table-cell>
          <table:table-cell table:formula="of:=[.Q925]*[.S9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26]" office:value-type="float" office:value="7000000">
            <text:p>7,00E+06</text:p>
          </table:table-cell>
          <table:table-cell/>
          <table:table-cell table:formula="of:=(([.G926]-[.N926])-[.C926])/[.C926]*100" office:value-type="float" office:value="0">
            <text:p>0,0</text:p>
          </table:table-cell>
          <table:table-cell table:formula="of:=1.1+SQRT([.O926]^2+[.I926]^2)" office:value-type="float" office:value="5.1">
            <text:p>5,1</text:p>
          </table:table-cell>
          <table:table-cell table:formula="of:=TEXT([.J926];&quot;0.0&quot;)&amp;&quot;&lt;15&quot;" office:value-type="string" office:string-value="5,1&lt;15">
            <text:p>5,1&lt;15</text:p>
          </table:table-cell>
          <table:table-cell/>
          <table:table-cell table:formula="of:=[.R92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26]*[.S9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27]" office:value-type="float" office:value="72600000">
            <text:p>7,26E+07</text:p>
          </table:table-cell>
          <table:table-cell/>
          <table:table-cell table:formula="of:=(([.G927]-[.N927])-[.C927])/[.C927]*100" office:value-type="float" office:value="3.71428571428571">
            <text:p>3,7</text:p>
          </table:table-cell>
          <table:table-cell table:formula="of:=1.1+SQRT([.O927]^2+[.I927]^2)" office:value-type="float" office:value="6.55856376415509">
            <text:p>6,6</text:p>
          </table:table-cell>
          <table:table-cell table:formula="of:=TEXT([.J927];&quot;0.0&quot;)&amp;&quot;&lt;15&quot;" office:value-type="string" office:string-value="6,6&lt;15">
            <text:p>6,6&lt;15</text:p>
          </table:table-cell>
          <table:table-cell/>
          <table:table-cell table:formula="of:=[.R927]*10^6" office:value-type="float" office:value="72600000">
            <text:p>7,26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.6">
            <text:p>72,6</text:p>
          </table:table-cell>
          <table:table-cell office:value-type="float" office:value="1000000">
            <text:p>1000000</text:p>
          </table:table-cell>
          <table:table-cell table:formula="of:=[.Q927]*[.S9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28]" office:value-type="float" office:value="681000000">
            <text:p>6,81E+08</text:p>
          </table:table-cell>
          <table:table-cell/>
          <table:table-cell table:formula="of:=(([.G928]-[.N928])-[.C928])/[.C928]*100" office:value-type="float" office:value="-2.71428571428571">
            <text:p>-2,7</text:p>
          </table:table-cell>
          <table:table-cell table:formula="of:=1.1+SQRT([.O928]^2+[.I928]^2)" office:value-type="float" office:value="5.93397837591104">
            <text:p>5,9</text:p>
          </table:table-cell>
          <table:table-cell table:formula="of:=TEXT([.J928];&quot;0.0&quot;)&amp;&quot;&lt;15&quot;" office:value-type="string" office:string-value="5,9&lt;15">
            <text:p>5,9&lt;15</text:p>
          </table:table-cell>
          <table:table-cell/>
          <table:table-cell table:formula="of:=[.R928]*10^9" office:value-type="float" office:value="681000000">
            <text:p>6,8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1">
            <text:p>0,681</text:p>
          </table:table-cell>
          <table:table-cell table:style-name="ce71" office:value-type="float" office:value="1000000000">
            <text:p>1000000000</text:p>
          </table:table-cell>
          <table:table-cell table:formula="of:=[.Q928]*[.S9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29]" office:value-type="float" office:value="0">
            <text:p>0,00E+00</text:p>
          </table:table-cell>
          <table:table-cell/>
          <table:table-cell table:formula="of:=(([.G929]-[.N929])-[.C929])/[.C929]*100" office:value-type="float" office:value="-100">
            <text:p>-100,0</text:p>
          </table:table-cell>
          <table:table-cell table:formula="of:=1.1+SQRT([.O929]^2+[.I929]^2)" office:value-type="float" office:value="101.179968025574">
            <text:p>101,2</text:p>
          </table:table-cell>
          <table:table-cell table:formula="of:=TEXT([.J929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929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29]*[.S9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0" office:value-type="string">
            <text:p>BDKG-25 №108</text:p>
          </table:table-cell>
          <table:table-cell table:style-name="ce10"/>
          <table:table-cell table:style-name="Default" table:number-columns-repeated="11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37]" office:value-type="float" office:value="102" table:number-columns-spanned="1" table:number-rows-spanned="3">
            <text:p>1,02E+02</text:p>
          </table:table-cell>
          <table:table-cell table:formula="of:=[.M937]" office:value-type="float" office:value="800">
            <text:p>8,00E+02</text:p>
          </table:table-cell>
          <table:table-cell table:style-name="ce24" table:formula="of:=[.G937]-[.N937]" office:value-type="float" office:value="698">
            <text:p>6,98E+02</text:p>
          </table:table-cell>
          <table:table-cell table:formula="of:=(([.G937]-[.N937])-[.C937])/[.C937]*100" office:value-type="float" office:value="-0.285714285714269">
            <text:p>-0,3</text:p>
          </table:table-cell>
          <table:table-cell table:formula="of:=1.1+SQRT([.O937]^2+[.I937]^2)" office:value-type="float" office:value="6.10815661227374">
            <text:p>6,1</text:p>
          </table:table-cell>
          <table:table-cell table:formula="of:=TEXT([.J93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37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table:formula="of:=[.A93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37]*[.S9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06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38]" office:value-type="float" office:value="7200">
            <text:p>7,20E+03</text:p>
          </table:table-cell>
          <table:table-cell table:style-name="ce24" table:formula="of:=[.G938]-[.N938]" office:value-type="float" office:value="7098">
            <text:p>7,10E+03</text:p>
          </table:table-cell>
          <table:table-cell table:formula="of:=(([.G938]-[.N938])-[.C938])/[.C938]*100" office:value-type="float" office:value="1.4">
            <text:p>1,4</text:p>
          </table:table-cell>
          <table:table-cell table:formula="of:=1.1+SQRT([.O938]^2+[.I938]^2)" office:value-type="float" office:value="6.29230199429887">
            <text:p>6,3</text:p>
          </table:table-cell>
          <table:table-cell table:formula="of:=TEXT([.J938];&quot;0.0&quot;)&amp;&quot;&lt;15&quot;" office:value-type="string" office:string-value="6,3&lt;15">
            <text:p>6,3&lt;15</text:p>
          </table:table-cell>
          <table:table-cell/>
          <table:table-cell table:style-name="ce58" table:formula="of:=[.R938]*10^3+100" office:value-type="float" office:value="7200">
            <text:p>7200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8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38]*[.S9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39]" office:value-type="float" office:value="72000">
            <text:p>7,20E+04</text:p>
          </table:table-cell>
          <table:table-cell table:style-name="ce24" table:formula="of:=[.G939]-[.N939]" office:value-type="float" office:value="71898">
            <text:p>7,19E+04</text:p>
          </table:table-cell>
          <table:table-cell table:formula="of:=(([.G939]-[.N939])-[.C939])/[.C939]*100" office:value-type="float" office:value="2.71142857142857">
            <text:p>2,7</text:p>
          </table:table-cell>
          <table:table-cell table:formula="of:=1.1+SQRT([.O939]^2+[.I939]^2)" office:value-type="float" office:value="5.93237466448528">
            <text:p>5,9</text:p>
          </table:table-cell>
          <table:table-cell table:formula="of:=TEXT([.J939];&quot;0.0&quot;)&amp;&quot;&lt;15&quot;" office:value-type="string" office:string-value="5,9&lt;15">
            <text:p>5,9&lt;15</text:p>
          </table:table-cell>
          <table:table-cell/>
          <table:table-cell table:formula="of:=[.R939]*10^3+100" office:value-type="float" office:value="72000">
            <text:p>7,20E+04</text:p>
          </table:table-cell>
          <table:table-cell table:style-name="ce62" table:formula="of:=[.N937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7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1.9">
            <text:p>71,9</text:p>
          </table:table-cell>
          <table:table-cell office:value-type="float" office:value="1000">
            <text:p>1000</text:p>
          </table:table-cell>
          <table:table-cell table:formula="of:=[.Q939]*[.S9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40]" office:value-type="float" office:value="723000">
            <text:p>7,23E+05</text:p>
          </table:table-cell>
          <table:table-cell/>
          <table:table-cell table:formula="of:=(([.G940]-[.N940])-[.C940])/[.C940]*100" office:value-type="float" office:value="3.28571428571429">
            <text:p>3,3</text:p>
          </table:table-cell>
          <table:table-cell table:formula="of:=1.1+SQRT([.O940]^2+[.I940]^2)" office:value-type="float" office:value="6.27647740914098">
            <text:p>6,3</text:p>
          </table:table-cell>
          <table:table-cell table:formula="of:=TEXT([.J940];&quot;0.0&quot;)&amp;&quot;&lt;15&quot;" office:value-type="string" office:string-value="6,3&lt;15">
            <text:p>6,3&lt;15</text:p>
          </table:table-cell>
          <table:table-cell/>
          <table:table-cell table:formula="of:=[.R940]*10^6" office:value-type="float" office:value="723000">
            <text:p>7,23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3">
            <text:p>0,723</text:p>
          </table:table-cell>
          <table:table-cell office:value-type="float" office:value="1000000">
            <text:p>1000000</text:p>
          </table:table-cell>
          <table:table-cell table:formula="of:=[.Q940]*[.S9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41]" office:value-type="float" office:value="7200000">
            <text:p>7,20E+06</text:p>
          </table:table-cell>
          <table:table-cell/>
          <table:table-cell table:formula="of:=(([.G941]-[.N941])-[.C941])/[.C941]*100" office:value-type="float" office:value="2.85714285714286">
            <text:p>2,9</text:p>
          </table:table-cell>
          <table:table-cell table:formula="of:=1.1+SQRT([.O941]^2+[.I941]^2)" office:value-type="float" office:value="6.01561443831007">
            <text:p>6,0</text:p>
          </table:table-cell>
          <table:table-cell table:formula="of:=TEXT([.J941];&quot;0.0&quot;)&amp;&quot;&lt;15&quot;" office:value-type="string" office:string-value="6,0&lt;15">
            <text:p>6,0&lt;15</text:p>
          </table:table-cell>
          <table:table-cell/>
          <table:table-cell table:formula="of:=[.R941]*10^6" office:value-type="float" office:value="7200000">
            <text:p>7,2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2">
            <text:p>7,2</text:p>
          </table:table-cell>
          <table:table-cell office:value-type="float" office:value="1000000">
            <text:p>1000000</text:p>
          </table:table-cell>
          <table:table-cell table:formula="of:=[.Q941]*[.S9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42]" office:value-type="float" office:value="76100000">
            <text:p>7,61E+07</text:p>
          </table:table-cell>
          <table:table-cell/>
          <table:table-cell table:formula="of:=(([.G942]-[.N942])-[.C942])/[.C942]*100" office:value-type="float" office:value="8.71428571428572">
            <text:p>8,7</text:p>
          </table:table-cell>
          <table:table-cell table:formula="of:=1.1+SQRT([.O942]^2+[.I942]^2)" office:value-type="float" office:value="10.6884709683142">
            <text:p>10,7</text:p>
          </table:table-cell>
          <table:table-cell table:formula="of:=TEXT([.J942];&quot;0.0&quot;)&amp;&quot;&lt;15&quot;" office:value-type="string" office:string-value="10,7&lt;15">
            <text:p>10,7&lt;15</text:p>
          </table:table-cell>
          <table:table-cell/>
          <table:table-cell table:formula="of:=[.R942]*10^6" office:value-type="float" office:value="76100000">
            <text:p>7,6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6.1">
            <text:p>76,1</text:p>
          </table:table-cell>
          <table:table-cell office:value-type="float" office:value="1000000">
            <text:p>1000000</text:p>
          </table:table-cell>
          <table:table-cell table:formula="of:=[.Q942]*[.S9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43]" office:value-type="float" office:value="690000000">
            <text:p>6,90E+08</text:p>
          </table:table-cell>
          <table:table-cell/>
          <table:table-cell table:formula="of:=(([.G943]-[.N943])-[.C943])/[.C943]*100" office:value-type="float" office:value="-1.42857142857143">
            <text:p>-1,4</text:p>
          </table:table-cell>
          <table:table-cell table:formula="of:=1.1+SQRT([.O943]^2+[.I943]^2)" office:value-type="float" office:value="5.34744821351957">
            <text:p>5,3</text:p>
          </table:table-cell>
          <table:table-cell table:formula="of:=TEXT([.J943];&quot;0.0&quot;)&amp;&quot;&lt;15&quot;" office:value-type="string" office:string-value="5,3&lt;15">
            <text:p>5,3&lt;15</text:p>
          </table:table-cell>
          <table:table-cell/>
          <table:table-cell table:formula="of:=[.R94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943]*[.S9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44]" office:value-type="float" office:value="0">
            <text:p>0,00E+00</text:p>
          </table:table-cell>
          <table:table-cell/>
          <table:table-cell table:formula="of:=(([.G944]-[.N944])-[.C944])/[.C944]*100" office:value-type="float" office:value="-100">
            <text:p>-100,0</text:p>
          </table:table-cell>
          <table:table-cell table:formula="of:=1.1+SQRT([.O944]^2+[.I944]^2)" office:value-type="float" office:value="101.179968025574">
            <text:p>101,2</text:p>
          </table:table-cell>
          <table:table-cell table:formula="of:=TEXT([.J944];&quot;0.0&quot;)&amp;&quot;&lt;15&quot;" office:value-type="string" office:string-value="101,2&lt;15">
            <text:p>101,2&lt;15</text:p>
          </table:table-cell>
          <table:table-cell table:style-name="ce57"/>
          <table:table-cell table:formula="of:=[.R944]*10^9" office:value-type="float" office:value="0">
            <text:p>0,00E+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/>
          <table:table-cell table:style-name="ce71" office:value-type="float" office:value="1000000000">
            <text:p>1000000000</text:p>
          </table:table-cell>
          <table:table-cell table:formula="of:=[.Q944]*[.S9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52]" office:value-type="float" office:value="94" table:number-columns-spanned="1" table:number-rows-spanned="3">
            <text:p>9,40E+01</text:p>
          </table:table-cell>
          <table:table-cell table:formula="of:=[.M952]" office:value-type="float" office:value="790">
            <text:p>7,90E+02</text:p>
          </table:table-cell>
          <table:table-cell table:style-name="ce24" table:formula="of:=[.G952]-[.N952]" office:value-type="float" office:value="696">
            <text:p>6,96E+02</text:p>
          </table:table-cell>
          <table:table-cell table:formula="of:=(([.G952]-[.N952])-[.C952])/[.C952]*100" office:value-type="float" office:value="-0.571428571428555">
            <text:p>-0,6</text:p>
          </table:table-cell>
          <table:table-cell table:formula="of:=1.1+SQRT([.O952]^2+[.I952]^2)" office:value-type="float" office:value="6.13254712965958">
            <text:p>6,1</text:p>
          </table:table-cell>
          <table:table-cell table:formula="of:=TEXT([.J95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52]*10^3+100" office:value-type="float" office:value="790">
            <text:p>79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5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952]*[.S9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13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53]" office:value-type="float" office:value="7100">
            <text:p>7,10E+03</text:p>
          </table:table-cell>
          <table:table-cell table:style-name="ce24" table:formula="of:=[.G953]-[.N953]" office:value-type="float" office:value="7006">
            <text:p>7,01E+03</text:p>
          </table:table-cell>
          <table:table-cell table:formula="of:=(([.G953]-[.N953])-[.C953])/[.C953]*100" office:value-type="float" office:value="0.0857142857142857">
            <text:p>0,1</text:p>
          </table:table-cell>
          <table:table-cell table:formula="of:=1.1+SQRT([.O953]^2+[.I953]^2)" office:value-type="float" office:value="6.10073463990797">
            <text:p>6,1</text:p>
          </table:table-cell>
          <table:table-cell table:formula="of:=TEXT([.J953];&quot;0.0&quot;)&amp;&quot;&lt;15&quot;" office:value-type="string" office:string-value="6,1&lt;15">
            <text:p>6,1&lt;15</text:p>
          </table:table-cell>
          <table:table-cell/>
          <table:table-cell table:style-name="ce58" table:formula="of:=[.R953]*10^3+100" office:value-type="float" office:value="7100">
            <text:p>7100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79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53]*[.S9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54]" office:value-type="float" office:value="70100">
            <text:p>7,01E+04</text:p>
          </table:table-cell>
          <table:table-cell table:style-name="ce24" table:formula="of:=[.G954]-[.N954]" office:value-type="float" office:value="70006">
            <text:p>7,00E+04</text:p>
          </table:table-cell>
          <table:table-cell table:formula="of:=(([.G954]-[.N954])-[.C954])/[.C954]*100" office:value-type="float" office:value="0.00857142857142857">
            <text:p>0,0</text:p>
          </table:table-cell>
          <table:table-cell table:formula="of:=1.1+SQRT([.O954]^2+[.I954]^2)" office:value-type="float" office:value="5.10000918366293">
            <text:p>5,1</text:p>
          </table:table-cell>
          <table:table-cell table:formula="of:=TEXT([.J954];&quot;0.0&quot;)&amp;&quot;&lt;15&quot;" office:value-type="string" office:string-value="5,1&lt;15">
            <text:p>5,1&lt;15</text:p>
          </table:table-cell>
          <table:table-cell/>
          <table:table-cell table:formula="of:=[.R954]*10^3+100" office:value-type="float" office:value="70100">
            <text:p>7,01E+04</text:p>
          </table:table-cell>
          <table:table-cell table:style-name="ce62" table:formula="of:=[.N952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79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54]*[.S9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55]" office:value-type="float" office:value="680000">
            <text:p>6,80E+05</text:p>
          </table:table-cell>
          <table:table-cell/>
          <table:table-cell table:formula="of:=(([.G955]-[.N955])-[.C955])/[.C955]*100" office:value-type="float" office:value="-2.85714285714286">
            <text:p>-2,9</text:p>
          </table:table-cell>
          <table:table-cell table:formula="of:=1.1+SQRT([.O955]^2+[.I955]^2)" office:value-type="float" office:value="6.01561443831007">
            <text:p>6,0</text:p>
          </table:table-cell>
          <table:table-cell table:formula="of:=TEXT([.J955];&quot;0.0&quot;)&amp;&quot;&lt;15&quot;" office:value-type="string" office:string-value="6,0&lt;15">
            <text:p>6,0&lt;15</text:p>
          </table:table-cell>
          <table:table-cell/>
          <table:table-cell table:formula="of:=[.R955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55]*[.S9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56]" office:value-type="float" office:value="7000000">
            <text:p>7,00E+06</text:p>
          </table:table-cell>
          <table:table-cell/>
          <table:table-cell table:formula="of:=(([.G956]-[.N956])-[.C956])/[.C956]*100" office:value-type="float" office:value="0">
            <text:p>0,0</text:p>
          </table:table-cell>
          <table:table-cell table:formula="of:=1.1+SQRT([.O956]^2+[.I956]^2)" office:value-type="float" office:value="5.1">
            <text:p>5,1</text:p>
          </table:table-cell>
          <table:table-cell table:formula="of:=TEXT([.J956];&quot;0.0&quot;)&amp;&quot;&lt;15&quot;" office:value-type="string" office:string-value="5,1&lt;15">
            <text:p>5,1&lt;15</text:p>
          </table:table-cell>
          <table:table-cell/>
          <table:table-cell table:formula="of:=[.R95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56]*[.S9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57]" office:value-type="float" office:value="69000000">
            <text:p>6,90E+07</text:p>
          </table:table-cell>
          <table:table-cell/>
          <table:table-cell table:formula="of:=(([.G957]-[.N957])-[.C957])/[.C957]*100" office:value-type="float" office:value="-1.42857142857143">
            <text:p>-1,4</text:p>
          </table:table-cell>
          <table:table-cell table:formula="of:=1.1+SQRT([.O957]^2+[.I957]^2)" office:value-type="float" office:value="5.34744821351957">
            <text:p>5,3</text:p>
          </table:table-cell>
          <table:table-cell table:formula="of:=TEXT([.J957];&quot;0.0&quot;)&amp;&quot;&lt;15&quot;" office:value-type="string" office:string-value="5,3&lt;15">
            <text:p>5,3&lt;15</text:p>
          </table:table-cell>
          <table:table-cell/>
          <table:table-cell table:formula="of:=[.R95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957]*[.S9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58]" office:value-type="float" office:value="710000000">
            <text:p>7,10E+08</text:p>
          </table:table-cell>
          <table:table-cell/>
          <table:table-cell table:formula="of:=(([.G958]-[.N958])-[.C958])/[.C958]*100" office:value-type="float" office:value="1.42857142857143">
            <text:p>1,4</text:p>
          </table:table-cell>
          <table:table-cell table:formula="of:=1.1+SQRT([.O958]^2+[.I958]^2)" office:value-type="float" office:value="5.34744821351957">
            <text:p>5,3</text:p>
          </table:table-cell>
          <table:table-cell table:formula="of:=TEXT([.J958];&quot;0.0&quot;)&amp;&quot;&lt;15&quot;" office:value-type="string" office:string-value="5,3&lt;15">
            <text:p>5,3&lt;15</text:p>
          </table:table-cell>
          <table:table-cell/>
          <table:table-cell table:formula="of:=[.R958]*10^9" office:value-type="float" office:value="710000000">
            <text:p>7,1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958]*[.S9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59]" office:value-type="float" office:value="7100000000">
            <text:p>7,10E+09</text:p>
          </table:table-cell>
          <table:table-cell/>
          <table:table-cell table:formula="of:=(([.G959]-[.N959])-[.C959])/[.C959]*100" office:value-type="float" office:value="1.42857142857143">
            <text:p>1,4</text:p>
          </table:table-cell>
          <table:table-cell table:formula="of:=1.1+SQRT([.O959]^2+[.I959]^2)" office:value-type="float" office:value="5.34744821351957">
            <text:p>5,3</text:p>
          </table:table-cell>
          <table:table-cell table:formula="of:=TEXT([.J959];&quot;0.0&quot;)&amp;&quot;&lt;15&quot;" office:value-type="string" office:string-value="5,3&lt;15">
            <text:p>5,3&lt;15</text:p>
          </table:table-cell>
          <table:table-cell table:style-name="ce57"/>
          <table:table-cell table:formula="of:=[.R95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59]*[.S9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67]" office:value-type="float" office:value="94" table:number-columns-spanned="1" table:number-rows-spanned="3">
            <text:p>9,40E+01</text:p>
          </table:table-cell>
          <table:table-cell table:formula="of:=[.M967]" office:value-type="float" office:value="770">
            <text:p>7,70E+02</text:p>
          </table:table-cell>
          <table:table-cell table:style-name="ce24" table:formula="of:=[.G967]-[.N967]" office:value-type="float" office:value="676">
            <text:p>6,76E+02</text:p>
          </table:table-cell>
          <table:table-cell table:formula="of:=(([.G967]-[.N967])-[.C967])/[.C967]*100" office:value-type="float" office:value="-3.42857142857143">
            <text:p>-3,4</text:p>
          </table:table-cell>
          <table:table-cell table:formula="of:=1.1+SQRT([.O967]^2+[.I967]^2)" office:value-type="float" office:value="7.16259862112084">
            <text:p>7,2</text:p>
          </table:table-cell>
          <table:table-cell table:formula="of:=TEXT([.J967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967]*10^3+100" office:value-type="float" office:value="770">
            <text:p>770</text:p>
          </table:table-cell>
          <table:table-cell table:style-name="ce61" office:value-type="float" office:value="94">
            <text:p>9,40E+01</text:p>
          </table:table-cell>
          <table:table-cell table:style-name="ce65" office:value-type="float" office:value="5">
            <text:p>5</text:p>
          </table:table-cell>
          <table:table-cell table:style-name="ce5" table:formula="of:=[.A96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7">
            <text:p>0,67</text:p>
          </table:table-cell>
          <table:table-cell office:value-type="float" office:value="1000">
            <text:p>1000</text:p>
          </table:table-cell>
          <table:table-cell table:formula="of:=[.Q967]*[.S9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96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68]" office:value-type="float" office:value="7200">
            <text:p>7,20E+03</text:p>
          </table:table-cell>
          <table:table-cell table:style-name="ce24" table:formula="of:=[.G968]-[.N968]" office:value-type="float" office:value="7106">
            <text:p>7,11E+03</text:p>
          </table:table-cell>
          <table:table-cell table:formula="of:=(([.G968]-[.N968])-[.C968])/[.C968]*100" office:value-type="float" office:value="1.51428571428571">
            <text:p>1,5</text:p>
          </table:table-cell>
          <table:table-cell table:formula="of:=1.1+SQRT([.O968]^2+[.I968]^2)" office:value-type="float" office:value="6.32427614359059">
            <text:p>6,3</text:p>
          </table:table-cell>
          <table:table-cell table:formula="of:=TEXT([.J968];&quot;0.0&quot;)&amp;&quot;&lt;15&quot;" office:value-type="string" office:string-value="6,3&lt;15">
            <text:p>6,3&lt;15</text:p>
          </table:table-cell>
          <table:table-cell/>
          <table:table-cell table:style-name="ce58" table:formula="of:=[.R968]*10^3+100" office:value-type="float" office:value="7200">
            <text:p>7200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11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68]*[.S9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69]" office:value-type="float" office:value="72100">
            <text:p>7,21E+04</text:p>
          </table:table-cell>
          <table:table-cell table:style-name="ce24" table:formula="of:=[.G969]-[.N969]" office:value-type="float" office:value="72006">
            <text:p>7,20E+04</text:p>
          </table:table-cell>
          <table:table-cell table:formula="of:=(([.G969]-[.N969])-[.C969])/[.C969]*100" office:value-type="float" office:value="2.86571428571429">
            <text:p>2,9</text:p>
          </table:table-cell>
          <table:table-cell table:formula="of:=1.1+SQRT([.O969]^2+[.I969]^2)" office:value-type="float" office:value="6.02060142333708">
            <text:p>6,0</text:p>
          </table:table-cell>
          <table:table-cell table:formula="of:=TEXT([.J969];&quot;0.0&quot;)&amp;&quot;&lt;15&quot;" office:value-type="string" office:string-value="6,0&lt;15">
            <text:p>6,0&lt;15</text:p>
          </table:table-cell>
          <table:table-cell/>
          <table:table-cell table:formula="of:=[.R969]*10^3+100" office:value-type="float" office:value="72100">
            <text:p>7,21E+04</text:p>
          </table:table-cell>
          <table:table-cell table:style-name="ce62" table:formula="of:=[.N967]" office:value-type="float" office:value="94">
            <text:p>9,40E+01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08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969]*[.S9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70]" office:value-type="float" office:value="680000">
            <text:p>6,80E+05</text:p>
          </table:table-cell>
          <table:table-cell/>
          <table:table-cell table:formula="of:=(([.G970]-[.N970])-[.C970])/[.C970]*100" office:value-type="float" office:value="-2.85714285714286">
            <text:p>-2,9</text:p>
          </table:table-cell>
          <table:table-cell table:formula="of:=1.1+SQRT([.O970]^2+[.I970]^2)" office:value-type="float" office:value="6.01561443831007">
            <text:p>6,0</text:p>
          </table:table-cell>
          <table:table-cell table:formula="of:=TEXT([.J970];&quot;0.0&quot;)&amp;&quot;&lt;15&quot;" office:value-type="string" office:string-value="6,0&lt;15">
            <text:p>6,0&lt;15</text:p>
          </table:table-cell>
          <table:table-cell/>
          <table:table-cell table:formula="of:=[.R970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970]*[.S9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71]" office:value-type="float" office:value="7000000">
            <text:p>7,00E+06</text:p>
          </table:table-cell>
          <table:table-cell/>
          <table:table-cell table:formula="of:=(([.G971]-[.N971])-[.C971])/[.C971]*100" office:value-type="float" office:value="0">
            <text:p>0,0</text:p>
          </table:table-cell>
          <table:table-cell table:formula="of:=1.1+SQRT([.O971]^2+[.I971]^2)" office:value-type="float" office:value="5.1">
            <text:p>5,1</text:p>
          </table:table-cell>
          <table:table-cell table:formula="of:=TEXT([.J971];&quot;0.0&quot;)&amp;&quot;&lt;15&quot;" office:value-type="string" office:string-value="5,1&lt;15">
            <text:p>5,1&lt;15</text:p>
          </table:table-cell>
          <table:table-cell/>
          <table:table-cell table:formula="of:=[.R97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971]*[.S9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72]" office:value-type="float" office:value="68000000">
            <text:p>6,80E+07</text:p>
          </table:table-cell>
          <table:table-cell/>
          <table:table-cell table:formula="of:=(([.G972]-[.N972])-[.C972])/[.C972]*100" office:value-type="float" office:value="-2.85714285714286">
            <text:p>-2,9</text:p>
          </table:table-cell>
          <table:table-cell table:formula="of:=1.1+SQRT([.O972]^2+[.I972]^2)" office:value-type="float" office:value="6.01561443831007">
            <text:p>6,0</text:p>
          </table:table-cell>
          <table:table-cell table:formula="of:=TEXT([.J972];&quot;0.0&quot;)&amp;&quot;&lt;15&quot;" office:value-type="string" office:string-value="6,0&lt;15">
            <text:p>6,0&lt;15</text:p>
          </table:table-cell>
          <table:table-cell/>
          <table:table-cell table:formula="of:=[.R97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72]*[.S9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73]" office:value-type="float" office:value="670000000">
            <text:p>6,70E+08</text:p>
          </table:table-cell>
          <table:table-cell/>
          <table:table-cell table:formula="of:=(([.G973]-[.N973])-[.C973])/[.C973]*100" office:value-type="float" office:value="-4.28571428571429">
            <text:p>-4,3</text:p>
          </table:table-cell>
          <table:table-cell table:formula="of:=1.1+SQRT([.O973]^2+[.I973]^2)" office:value-type="float" office:value="6.9623670081952">
            <text:p>7,0</text:p>
          </table:table-cell>
          <table:table-cell table:formula="of:=TEXT([.J973];&quot;0.0&quot;)&amp;&quot;&lt;15&quot;" office:value-type="string" office:string-value="7,0&lt;15">
            <text:p>7,0&lt;15</text:p>
          </table:table-cell>
          <table:table-cell/>
          <table:table-cell table:formula="of:=[.R973]*10^9" office:value-type="float" office:value="670000000">
            <text:p>6,7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973]*[.S9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74]" office:value-type="float" office:value="7000000000">
            <text:p>7,00E+09</text:p>
          </table:table-cell>
          <table:table-cell/>
          <table:table-cell table:formula="of:=(([.G974]-[.N974])-[.C974])/[.C974]*100" office:value-type="float" office:value="0">
            <text:p>0,0</text:p>
          </table:table-cell>
          <table:table-cell table:formula="of:=1.1+SQRT([.O974]^2+[.I974]^2)" office:value-type="float" office:value="5.1">
            <text:p>5,1</text:p>
          </table:table-cell>
          <table:table-cell table:formula="of:=TEXT([.J974];&quot;0.0&quot;)&amp;&quot;&lt;15&quot;" office:value-type="string" office:string-value="5,1&lt;15">
            <text:p>5,1&lt;15</text:p>
          </table:table-cell>
          <table:table-cell table:style-name="ce57"/>
          <table:table-cell table:formula="of:=[.R97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974]*[.S9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Используется как шаблон</text:p>
          </table:table-cell>
          <table:table-cell table:style-name="ce11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82]" office:value-type="float" office:value="104" table:number-columns-spanned="1" table:number-rows-spanned="3">
            <text:p>1,04E+02</text:p>
          </table:table-cell>
          <table:table-cell table:formula="of:=[.M982]" office:value-type="float" office:value="800">
            <text:p>8,00E+02</text:p>
          </table:table-cell>
          <table:table-cell table:style-name="ce24" table:formula="of:=[.G982]-[.N982]" office:value-type="float" office:value="696">
            <text:p>6,96E+02</text:p>
          </table:table-cell>
          <table:table-cell table:formula="of:=(([.G982]-[.N982])-[.C982])/[.C982]*100" office:value-type="float" office:value="-0.571428571428555">
            <text:p>-0,6</text:p>
          </table:table-cell>
          <table:table-cell table:formula="of:=1.1+SQRT([.O982]^2+[.I982]^2)" office:value-type="float" office:value="6.13254712965958">
            <text:p>6,1</text:p>
          </table:table-cell>
          <table:table-cell table:formula="of:=TEXT([.J98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82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table:formula="of:=[.A98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82]*[.S9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83]" office:value-type="float" office:value="7200">
            <text:p>7,20E+03</text:p>
          </table:table-cell>
          <table:table-cell table:style-name="ce24" table:formula="of:=[.G983]-[.N983]" office:value-type="float" office:value="7096">
            <text:p>7,10E+03</text:p>
          </table:table-cell>
          <table:table-cell table:formula="of:=(([.G983]-[.N983])-[.C983])/[.C983]*100" office:value-type="float" office:value="1.37142857142857">
            <text:p>1,4</text:p>
          </table:table-cell>
          <table:table-cell table:formula="of:=1.1+SQRT([.O983]^2+[.I983]^2)" office:value-type="float" office:value="6.28467128432754">
            <text:p>6,3</text:p>
          </table:table-cell>
          <table:table-cell table:formula="of:=TEXT([.J983];&quot;0.0&quot;)&amp;&quot;&lt;15&quot;" office:value-type="string" office:string-value="6,3&lt;15">
            <text:p>6,3&lt;15</text:p>
          </table:table-cell>
          <table:table-cell/>
          <table:table-cell table:style-name="ce58" table:formula="of:=[.R983]*10^3+100" office:value-type="float" office:value="7200">
            <text:p>7200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#ref!2$#ref!.[.M826]" office:value-type="string" office:string-value="Err:501">
            <text:p>Err:501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983]*[.S9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84]" office:value-type="float" office:value="70100">
            <text:p>7,01E+04</text:p>
          </table:table-cell>
          <table:table-cell table:style-name="ce24" table:formula="of:=[.G984]-[.N984]" office:value-type="float" office:value="69996">
            <text:p>7,00E+04</text:p>
          </table:table-cell>
          <table:table-cell table:formula="of:=(([.G984]-[.N984])-[.C984])/[.C984]*100" office:value-type="float" office:value="-0.00571428571428571">
            <text:p>0,0</text:p>
          </table:table-cell>
          <table:table-cell table:formula="of:=1.1+SQRT([.O984]^2+[.I984]^2)" office:value-type="float" office:value="5.10000408163057">
            <text:p>5,1</text:p>
          </table:table-cell>
          <table:table-cell table:formula="of:=TEXT([.J984];&quot;0.0&quot;)&amp;&quot;&lt;15&quot;" office:value-type="string" office:string-value="5,1&lt;15">
            <text:p>5,1&lt;15</text:p>
          </table:table-cell>
          <table:table-cell/>
          <table:table-cell table:formula="of:=[.R984]*10^3+100" office:value-type="float" office:value="70100">
            <text:p>7,01E+04</text:p>
          </table:table-cell>
          <table:table-cell table:style-name="ce62" table:formula="of:=[.N98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table:formula="of:=#ref!2$#ref!.[.M823]" office:value-type="string" office:string-value="Err:501">
            <text:p>Err:501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984]*[.S9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85]" office:value-type="float" office:value="690000">
            <text:p>6,90E+05</text:p>
          </table:table-cell>
          <table:table-cell/>
          <table:table-cell table:formula="of:=(([.G985]-[.N985])-[.C985])/[.C985]*100" office:value-type="float" office:value="-1.42857142857143">
            <text:p>-1,4</text:p>
          </table:table-cell>
          <table:table-cell table:formula="of:=1.1+SQRT([.O985]^2+[.I985]^2)" office:value-type="float" office:value="5.34744821351957">
            <text:p>5,3</text:p>
          </table:table-cell>
          <table:table-cell table:formula="of:=TEXT([.J985];&quot;0.0&quot;)&amp;&quot;&lt;15&quot;" office:value-type="string" office:string-value="5,3&lt;15">
            <text:p>5,3&lt;15</text:p>
          </table:table-cell>
          <table:table-cell/>
          <table:table-cell table:formula="of:=[.R985]*10^6" office:value-type="float" office:value="690000">
            <text:p>6,9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985]*[.S9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986]" office:value-type="float" office:value="6900000">
            <text:p>6,90E+06</text:p>
          </table:table-cell>
          <table:table-cell/>
          <table:table-cell table:formula="of:=(([.G986]-[.N986])-[.C986])/[.C986]*100" office:value-type="float" office:value="-1.42857142857143">
            <text:p>-1,4</text:p>
          </table:table-cell>
          <table:table-cell table:formula="of:=1.1+SQRT([.O986]^2+[.I986]^2)" office:value-type="float" office:value="5.34744821351957">
            <text:p>5,3</text:p>
          </table:table-cell>
          <table:table-cell table:formula="of:=TEXT([.J986];&quot;0.0&quot;)&amp;&quot;&lt;15&quot;" office:value-type="string" office:string-value="5,3&lt;15">
            <text:p>5,3&lt;15</text:p>
          </table:table-cell>
          <table:table-cell/>
          <table:table-cell table:formula="of:=[.R986]*10^6" office:value-type="float" office:value="6900000">
            <text:p>6,9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986]*[.S9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987]" office:value-type="float" office:value="68000000">
            <text:p>6,80E+07</text:p>
          </table:table-cell>
          <table:table-cell/>
          <table:table-cell table:formula="of:=(([.G987]-[.N987])-[.C987])/[.C987]*100" office:value-type="float" office:value="-2.85714285714286">
            <text:p>-2,9</text:p>
          </table:table-cell>
          <table:table-cell table:formula="of:=1.1+SQRT([.O987]^2+[.I987]^2)" office:value-type="float" office:value="6.01561443831007">
            <text:p>6,0</text:p>
          </table:table-cell>
          <table:table-cell table:formula="of:=TEXT([.J987];&quot;0.0&quot;)&amp;&quot;&lt;15&quot;" office:value-type="string" office:string-value="6,0&lt;15">
            <text:p>6,0&lt;15</text:p>
          </table:table-cell>
          <table:table-cell/>
          <table:table-cell table:formula="of:=[.R987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987]*[.S9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988]" office:value-type="float" office:value="700000000">
            <text:p>7,00E+08</text:p>
          </table:table-cell>
          <table:table-cell/>
          <table:table-cell table:formula="of:=(([.G988]-[.N988])-[.C988])/[.C988]*100" office:value-type="float" office:value="0">
            <text:p>0,0</text:p>
          </table:table-cell>
          <table:table-cell table:formula="of:=1.1+SQRT([.O988]^2+[.I988]^2)" office:value-type="float" office:value="5.1">
            <text:p>5,1</text:p>
          </table:table-cell>
          <table:table-cell table:formula="of:=TEXT([.J988];&quot;0.0&quot;)&amp;&quot;&lt;15&quot;" office:value-type="string" office:string-value="5,1&lt;15">
            <text:p>5,1&lt;15</text:p>
          </table:table-cell>
          <table:table-cell/>
          <table:table-cell table:formula="of:=[.R98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988]*[.S9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989]" office:value-type="float" office:value="7100000000">
            <text:p>7,10E+09</text:p>
          </table:table-cell>
          <table:table-cell/>
          <table:table-cell table:formula="of:=(([.G989]-[.N989])-[.C989])/[.C989]*100" office:value-type="float" office:value="1.42857142857143">
            <text:p>1,4</text:p>
          </table:table-cell>
          <table:table-cell table:formula="of:=1.1+SQRT([.O989]^2+[.I989]^2)" office:value-type="float" office:value="5.34744821351957">
            <text:p>5,3</text:p>
          </table:table-cell>
          <table:table-cell table:formula="of:=TEXT([.J989];&quot;0.0&quot;)&amp;&quot;&lt;15&quot;" office:value-type="string" office:string-value="5,3&lt;15">
            <text:p>5,3&lt;15</text:p>
          </table:table-cell>
          <table:table-cell table:style-name="ce57"/>
          <table:table-cell table:formula="of:=[.R989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989]*[.S9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996]" office:value-type="float" office:value="100" table:number-columns-spanned="1" table:number-rows-spanned="3">
            <text:p>1,00E+02</text:p>
          </table:table-cell>
          <table:table-cell table:formula="of:=[.M996]" office:value-type="float" office:value="800">
            <text:p>8,00E+02</text:p>
          </table:table-cell>
          <table:table-cell table:style-name="ce24" table:formula="of:=[.G996]-[.N996]" office:value-type="float" office:value="700">
            <text:p>7,00E+02</text:p>
          </table:table-cell>
          <table:table-cell table:formula="of:=(([.G996]-[.N996])-[.C996])/[.C996]*100" office:value-type="float" office:value="0">
            <text:p>0,0</text:p>
          </table:table-cell>
          <table:table-cell table:formula="of:=1.1+SQRT([.O996]^2+[.I996]^2)" office:value-type="float" office:value="6.1">
            <text:p>6,1</text:p>
          </table:table-cell>
          <table:table-cell table:formula="of:=TEXT([.J996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996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table:formula="of:=[.A99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996]*[.S99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997]" office:value-type="float" office:value="7100">
            <text:p>7,10E+03</text:p>
          </table:table-cell>
          <table:table-cell table:style-name="ce24" table:formula="of:=[.G997]-[.N997]" office:value-type="float" office:value="7000">
            <text:p>7,00E+03</text:p>
          </table:table-cell>
          <table:table-cell table:formula="of:=(([.G997]-[.N997])-[.C997])/[.C997]*100" office:value-type="float" office:value="0">
            <text:p>0,0</text:p>
          </table:table-cell>
          <table:table-cell table:formula="of:=1.1+SQRT([.O997]^2+[.I997]^2)" office:value-type="float" office:value="6.1">
            <text:p>6,1</text:p>
          </table:table-cell>
          <table:table-cell table:formula="of:=TEXT([.J997];&quot;0.0&quot;)&amp;&quot;&lt;15&quot;" office:value-type="string" office:string-value="6,1&lt;15">
            <text:p>6,1&lt;15</text:p>
          </table:table-cell>
          <table:table-cell/>
          <table:table-cell table:style-name="ce58" table:formula="of:=[.R997]*10^3+100" office:value-type="float" office:value="7100">
            <text:p>7100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997]*[.S99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998]" office:value-type="float" office:value="71100">
            <text:p>7,11E+04</text:p>
          </table:table-cell>
          <table:table-cell table:style-name="ce24" table:formula="of:=[.G998]-[.N998]" office:value-type="float" office:value="71000">
            <text:p>7,10E+04</text:p>
          </table:table-cell>
          <table:table-cell table:formula="of:=(([.G998]-[.N998])-[.C998])/[.C998]*100" office:value-type="float" office:value="1.42857142857143">
            <text:p>1,4</text:p>
          </table:table-cell>
          <table:table-cell table:formula="of:=1.1+SQRT([.O998]^2+[.I998]^2)" office:value-type="float" office:value="5.34744821351957">
            <text:p>5,3</text:p>
          </table:table-cell>
          <table:table-cell table:formula="of:=TEXT([.J998];&quot;0.0&quot;)&amp;&quot;&lt;15&quot;" office:value-type="string" office:string-value="5,3&lt;15">
            <text:p>5,3&lt;15</text:p>
          </table:table-cell>
          <table:table-cell/>
          <table:table-cell table:formula="of:=[.R998]*10^3+100" office:value-type="float" office:value="71100">
            <text:p>7,11E+04</text:p>
          </table:table-cell>
          <table:table-cell table:style-name="ce62" table:formula="of:=[.N996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998]*[.S99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999]" office:value-type="float" office:value="700000">
            <text:p>7,00E+05</text:p>
          </table:table-cell>
          <table:table-cell/>
          <table:table-cell table:formula="of:=(([.G999]-[.N999])-[.C999])/[.C999]*100" office:value-type="float" office:value="0">
            <text:p>0,0</text:p>
          </table:table-cell>
          <table:table-cell table:formula="of:=1.1+SQRT([.O999]^2+[.I999]^2)" office:value-type="float" office:value="5.1">
            <text:p>5,1</text:p>
          </table:table-cell>
          <table:table-cell table:formula="of:=TEXT([.J999];&quot;0.0&quot;)&amp;&quot;&lt;15&quot;" office:value-type="string" office:string-value="5,1&lt;15">
            <text:p>5,1&lt;15</text:p>
          </table:table-cell>
          <table:table-cell/>
          <table:table-cell table:formula="of:=[.R999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999]*[.S99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00]" office:value-type="float" office:value="7000000">
            <text:p>7,00E+06</text:p>
          </table:table-cell>
          <table:table-cell/>
          <table:table-cell table:formula="of:=(([.G1000]-[.N1000])-[.C1000])/[.C1000]*100" office:value-type="float" office:value="0">
            <text:p>0,0</text:p>
          </table:table-cell>
          <table:table-cell table:formula="of:=1.1+SQRT([.O1000]^2+[.I1000]^2)" office:value-type="float" office:value="5.1">
            <text:p>5,1</text:p>
          </table:table-cell>
          <table:table-cell table:formula="of:=TEXT([.J1000];&quot;0.0&quot;)&amp;&quot;&lt;15&quot;" office:value-type="string" office:string-value="5,1&lt;15">
            <text:p>5,1&lt;15</text:p>
          </table:table-cell>
          <table:table-cell/>
          <table:table-cell table:formula="of:=[.R100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00]*[.S100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01]" office:value-type="float" office:value="68000000">
            <text:p>6,80E+07</text:p>
          </table:table-cell>
          <table:table-cell/>
          <table:table-cell table:formula="of:=(([.G1001]-[.N1001])-[.C1001])/[.C1001]*100" office:value-type="float" office:value="-2.85714285714286">
            <text:p>-2,9</text:p>
          </table:table-cell>
          <table:table-cell table:formula="of:=1.1+SQRT([.O1001]^2+[.I1001]^2)" office:value-type="float" office:value="6.01561443831007">
            <text:p>6,0</text:p>
          </table:table-cell>
          <table:table-cell table:formula="of:=TEXT([.J1001];&quot;0.0&quot;)&amp;&quot;&lt;15&quot;" office:value-type="string" office:string-value="6,0&lt;15">
            <text:p>6,0&lt;15</text:p>
          </table:table-cell>
          <table:table-cell/>
          <table:table-cell table:formula="of:=[.R100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01]*[.S100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02]" office:value-type="float" office:value="720000000">
            <text:p>7,20E+08</text:p>
          </table:table-cell>
          <table:table-cell/>
          <table:table-cell table:formula="of:=(([.G1002]-[.N1002])-[.C1002])/[.C1002]*100" office:value-type="float" office:value="2.85714285714286">
            <text:p>2,9</text:p>
          </table:table-cell>
          <table:table-cell table:formula="of:=1.1+SQRT([.O1002]^2+[.I1002]^2)" office:value-type="float" office:value="6.01561443831007">
            <text:p>6,0</text:p>
          </table:table-cell>
          <table:table-cell table:formula="of:=TEXT([.J1002];&quot;0.0&quot;)&amp;&quot;&lt;15&quot;" office:value-type="string" office:string-value="6,0&lt;15">
            <text:p>6,0&lt;15</text:p>
          </table:table-cell>
          <table:table-cell/>
          <table:table-cell table:formula="of:=[.R100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02]*[.S100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03]" office:value-type="float" office:value="7200000000">
            <text:p>7,20E+09</text:p>
          </table:table-cell>
          <table:table-cell/>
          <table:table-cell table:formula="of:=(([.G1003]-[.N1003])-[.C1003])/[.C1003]*100" office:value-type="float" office:value="2.85714285714286">
            <text:p>2,9</text:p>
          </table:table-cell>
          <table:table-cell table:formula="of:=1.1+SQRT([.O1003]^2+[.I1003]^2)" office:value-type="float" office:value="6.01561443831007">
            <text:p>6,0</text:p>
          </table:table-cell>
          <table:table-cell table:formula="of:=TEXT([.J1003];&quot;0.0&quot;)&amp;&quot;&lt;15&quot;" office:value-type="string" office:string-value="6,0&lt;15">
            <text:p>6,0&lt;15</text:p>
          </table:table-cell>
          <table:table-cell table:style-name="ce57"/>
          <table:table-cell table:formula="of:=[.R1003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03]*[.S100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11]" office:value-type="float" office:value="98" table:number-columns-spanned="1" table:number-rows-spanned="3">
            <text:p>9,80E+01</text:p>
          </table:table-cell>
          <table:table-cell table:formula="of:=[.M1011]" office:value-type="float" office:value="790">
            <text:p>7,90E+02</text:p>
          </table:table-cell>
          <table:table-cell table:style-name="ce24" table:formula="of:=[.G1011]-[.N1011]" office:value-type="float" office:value="692">
            <text:p>6,92E+02</text:p>
          </table:table-cell>
          <table:table-cell table:formula="of:=(([.G1011]-[.N1011])-[.C1011])/[.C1011]*100" office:value-type="float" office:value="-1.14285714285713">
            <text:p>-1,1</text:p>
          </table:table-cell>
          <table:table-cell table:formula="of:=1.1+SQRT([.O1011]^2+[.I1011]^2)" office:value-type="float" office:value="6.22894944886178">
            <text:p>6,2</text:p>
          </table:table-cell>
          <table:table-cell table:formula="of:=TEXT([.J1011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011]*10^3+100" office:value-type="float" office:value="790">
            <text:p>79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table:formula="of:=[.A101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11]*[.S101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12]" office:value-type="float" office:value="7200">
            <text:p>7,20E+03</text:p>
          </table:table-cell>
          <table:table-cell table:style-name="ce24" table:formula="of:=[.G1012]-[.N1012]" office:value-type="float" office:value="7102">
            <text:p>7,10E+03</text:p>
          </table:table-cell>
          <table:table-cell table:formula="of:=(([.G1012]-[.N1012])-[.C1012])/[.C1012]*100" office:value-type="float" office:value="1.45714285714286">
            <text:p>1,5</text:p>
          </table:table-cell>
          <table:table-cell table:formula="of:=1.1+SQRT([.O1012]^2+[.I1012]^2)" office:value-type="float" office:value="6.30800012539578">
            <text:p>6,3</text:p>
          </table:table-cell>
          <table:table-cell table:formula="of:=TEXT([.J1012];&quot;0.0&quot;)&amp;&quot;&lt;15&quot;" office:value-type="string" office:string-value="6,3&lt;15">
            <text:p>6,3&lt;15</text:p>
          </table:table-cell>
          <table:table-cell/>
          <table:table-cell table:style-name="ce58" table:formula="of:=[.R1012]*10^3+100" office:value-type="float" office:value="7200">
            <text:p>7200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12]*[.S101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13]" office:value-type="float" office:value="70100">
            <text:p>7,01E+04</text:p>
          </table:table-cell>
          <table:table-cell table:style-name="ce24" table:formula="of:=[.G1013]-[.N1013]" office:value-type="float" office:value="70002">
            <text:p>7,00E+04</text:p>
          </table:table-cell>
          <table:table-cell table:formula="of:=(([.G1013]-[.N1013])-[.C1013])/[.C1013]*100" office:value-type="float" office:value="0.00285714285714286">
            <text:p>0,0</text:p>
          </table:table-cell>
          <table:table-cell table:formula="of:=1.1+SQRT([.O1013]^2+[.I1013]^2)" office:value-type="float" office:value="5.10000102040803">
            <text:p>5,1</text:p>
          </table:table-cell>
          <table:table-cell table:formula="of:=TEXT([.J1013];&quot;0.0&quot;)&amp;&quot;&lt;15&quot;" office:value-type="string" office:string-value="5,1&lt;15">
            <text:p>5,1&lt;15</text:p>
          </table:table-cell>
          <table:table-cell/>
          <table:table-cell table:formula="of:=[.R1013]*10^3+100" office:value-type="float" office:value="70100">
            <text:p>7,01E+04</text:p>
          </table:table-cell>
          <table:table-cell table:style-name="ce62" table:formula="of:=[.N1011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13]*[.S101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14]" office:value-type="float" office:value="710000">
            <text:p>7,10E+05</text:p>
          </table:table-cell>
          <table:table-cell/>
          <table:table-cell table:formula="of:=(([.G1014]-[.N1014])-[.C1014])/[.C1014]*100" office:value-type="float" office:value="1.42857142857143">
            <text:p>1,4</text:p>
          </table:table-cell>
          <table:table-cell table:formula="of:=1.1+SQRT([.O1014]^2+[.I1014]^2)" office:value-type="float" office:value="5.34744821351957">
            <text:p>5,3</text:p>
          </table:table-cell>
          <table:table-cell table:formula="of:=TEXT([.J1014];&quot;0.0&quot;)&amp;&quot;&lt;15&quot;" office:value-type="string" office:string-value="5,3&lt;15">
            <text:p>5,3&lt;15</text:p>
          </table:table-cell>
          <table:table-cell/>
          <table:table-cell table:formula="of:=[.R1014]*10^6" office:value-type="float" office:value="710000">
            <text:p>7,1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014]*[.S101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15]" office:value-type="float" office:value="7100000">
            <text:p>7,10E+06</text:p>
          </table:table-cell>
          <table:table-cell/>
          <table:table-cell table:formula="of:=(([.G1015]-[.N1015])-[.C1015])/[.C1015]*100" office:value-type="float" office:value="1.42857142857143">
            <text:p>1,4</text:p>
          </table:table-cell>
          <table:table-cell table:formula="of:=1.1+SQRT([.O1015]^2+[.I1015]^2)" office:value-type="float" office:value="5.34744821351957">
            <text:p>5,3</text:p>
          </table:table-cell>
          <table:table-cell table:formula="of:=TEXT([.J1015];&quot;0.0&quot;)&amp;&quot;&lt;15&quot;" office:value-type="string" office:string-value="5,3&lt;15">
            <text:p>5,3&lt;15</text:p>
          </table:table-cell>
          <table:table-cell/>
          <table:table-cell table:formula="of:=[.R101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15]*[.S101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16]" office:value-type="float" office:value="70000000">
            <text:p>7,00E+07</text:p>
          </table:table-cell>
          <table:table-cell/>
          <table:table-cell table:formula="of:=(([.G1016]-[.N1016])-[.C1016])/[.C1016]*100" office:value-type="float" office:value="0">
            <text:p>0,0</text:p>
          </table:table-cell>
          <table:table-cell table:formula="of:=1.1+SQRT([.O1016]^2+[.I1016]^2)" office:value-type="float" office:value="5.1">
            <text:p>5,1</text:p>
          </table:table-cell>
          <table:table-cell table:formula="of:=TEXT([.J1016];&quot;0.0&quot;)&amp;&quot;&lt;15&quot;" office:value-type="string" office:string-value="5,1&lt;15">
            <text:p>5,1&lt;15</text:p>
          </table:table-cell>
          <table:table-cell/>
          <table:table-cell table:formula="of:=[.R101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16]*[.S101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17]" office:value-type="float" office:value="680000000">
            <text:p>6,80E+08</text:p>
          </table:table-cell>
          <table:table-cell/>
          <table:table-cell table:formula="of:=(([.G1017]-[.N1017])-[.C1017])/[.C1017]*100" office:value-type="float" office:value="-2.85714285714286">
            <text:p>-2,9</text:p>
          </table:table-cell>
          <table:table-cell table:formula="of:=1.1+SQRT([.O1017]^2+[.I1017]^2)" office:value-type="float" office:value="6.01561443831007">
            <text:p>6,0</text:p>
          </table:table-cell>
          <table:table-cell table:formula="of:=TEXT([.J1017];&quot;0.0&quot;)&amp;&quot;&lt;15&quot;" office:value-type="string" office:string-value="6,0&lt;15">
            <text:p>6,0&lt;15</text:p>
          </table:table-cell>
          <table:table-cell/>
          <table:table-cell table:formula="of:=[.R1017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17]*[.S101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18]" office:value-type="float" office:value="7000000000">
            <text:p>7,00E+09</text:p>
          </table:table-cell>
          <table:table-cell/>
          <table:table-cell table:formula="of:=(([.G1018]-[.N1018])-[.C1018])/[.C1018]*100" office:value-type="float" office:value="0">
            <text:p>0,0</text:p>
          </table:table-cell>
          <table:table-cell table:formula="of:=1.1+SQRT([.O1018]^2+[.I1018]^2)" office:value-type="float" office:value="5.1">
            <text:p>5,1</text:p>
          </table:table-cell>
          <table:table-cell table:formula="of:=TEXT([.J1018];&quot;0.0&quot;)&amp;&quot;&lt;15&quot;" office:value-type="string" office:string-value="5,1&lt;15">
            <text:p>5,1&lt;15</text:p>
          </table:table-cell>
          <table:table-cell table:style-name="ce57"/>
          <table:table-cell table:formula="of:=[.R1018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18]*[.S101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26]" office:value-type="float" office:value="101" table:number-columns-spanned="1" table:number-rows-spanned="3">
            <text:p>1,01E+02</text:p>
          </table:table-cell>
          <table:table-cell table:formula="of:=[.M1026]" office:value-type="float" office:value="790">
            <text:p>7,90E+02</text:p>
          </table:table-cell>
          <table:table-cell table:style-name="ce24" table:formula="of:=[.G1026]-[.N1026]" office:value-type="float" office:value="689">
            <text:p>6,89E+02</text:p>
          </table:table-cell>
          <table:table-cell table:formula="of:=(([.G1026]-[.N1026])-[.C1026])/[.C1026]*100" office:value-type="float" office:value="-1.57142857142856">
            <text:p>-1,6</text:p>
          </table:table-cell>
          <table:table-cell table:formula="of:=1.1+SQRT([.O1026]^2+[.I1026]^2)" office:value-type="float" office:value="6.34112466509832">
            <text:p>6,3</text:p>
          </table:table-cell>
          <table:table-cell table:formula="of:=TEXT([.J1026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026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26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26]*[.S1026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1.01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27]" office:value-type="float" office:value="7000">
            <text:p>7,00E+03</text:p>
          </table:table-cell>
          <table:table-cell table:style-name="ce24" table:formula="of:=[.G1027]-[.N1027]" office:value-type="float" office:value="6899">
            <text:p>6,90E+03</text:p>
          </table:table-cell>
          <table:table-cell table:formula="of:=(([.G1027]-[.N1027])-[.C1027])/[.C1027]*100" office:value-type="float" office:value="-1.44285714285714">
            <text:p>-1,4</text:p>
          </table:table-cell>
          <table:table-cell table:formula="of:=1.1+SQRT([.O1027]^2+[.I1027]^2)" office:value-type="float" office:value="6.3040212081326">
            <text:p>6,3</text:p>
          </table:table-cell>
          <table:table-cell table:formula="of:=TEXT([.J1027];&quot;0.0&quot;)&amp;&quot;&lt;15&quot;" office:value-type="string" office:string-value="6,3&lt;15">
            <text:p>6,3&lt;15</text:p>
          </table:table-cell>
          <table:table-cell/>
          <table:table-cell table:style-name="ce58" table:formula="of:=[.R1027]*10^3+100" office:value-type="float" office:value="7000">
            <text:p>7000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27]*[.S1027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28]" office:value-type="float" office:value="72100">
            <text:p>7,21E+04</text:p>
          </table:table-cell>
          <table:table-cell table:style-name="ce24" table:formula="of:=[.G1028]-[.N1028]" office:value-type="float" office:value="71999">
            <text:p>7,20E+04</text:p>
          </table:table-cell>
          <table:table-cell table:formula="of:=(([.G1028]-[.N1028])-[.C1028])/[.C1028]*100" office:value-type="float" office:value="2.85571428571429">
            <text:p>2,9</text:p>
          </table:table-cell>
          <table:table-cell table:formula="of:=1.1+SQRT([.O1028]^2+[.I1028]^2)" office:value-type="float" office:value="6.01478423551153">
            <text:p>6,0</text:p>
          </table:table-cell>
          <table:table-cell table:formula="of:=TEXT([.J1028];&quot;0.0&quot;)&amp;&quot;&lt;15&quot;" office:value-type="string" office:string-value="6,0&lt;15">
            <text:p>6,0&lt;15</text:p>
          </table:table-cell>
          <table:table-cell/>
          <table:table-cell table:formula="of:=[.R1028]*10^3+100" office:value-type="float" office:value="72100">
            <text:p>7,21E+04</text:p>
          </table:table-cell>
          <table:table-cell table:style-name="ce62" table:formula="of:=[.N1026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028]*[.S1028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29]" office:value-type="float" office:value="680000">
            <text:p>6,80E+05</text:p>
          </table:table-cell>
          <table:table-cell/>
          <table:table-cell table:formula="of:=(([.G1029]-[.N1029])-[.C1029])/[.C1029]*100" office:value-type="float" office:value="-2.85714285714286">
            <text:p>-2,9</text:p>
          </table:table-cell>
          <table:table-cell table:formula="of:=1.1+SQRT([.O1029]^2+[.I1029]^2)" office:value-type="float" office:value="6.01561443831007">
            <text:p>6,0</text:p>
          </table:table-cell>
          <table:table-cell table:formula="of:=TEXT([.J1029];&quot;0.0&quot;)&amp;&quot;&lt;15&quot;" office:value-type="string" office:string-value="6,0&lt;15">
            <text:p>6,0&lt;15</text:p>
          </table:table-cell>
          <table:table-cell/>
          <table:table-cell table:formula="of:=[.R1029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29]*[.S1029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30]" office:value-type="float" office:value="7000000">
            <text:p>7,00E+06</text:p>
          </table:table-cell>
          <table:table-cell/>
          <table:table-cell table:formula="of:=(([.G1030]-[.N1030])-[.C1030])/[.C1030]*100" office:value-type="float" office:value="0">
            <text:p>0,0</text:p>
          </table:table-cell>
          <table:table-cell table:formula="of:=1.1+SQRT([.O1030]^2+[.I1030]^2)" office:value-type="float" office:value="5.1">
            <text:p>5,1</text:p>
          </table:table-cell>
          <table:table-cell table:formula="of:=TEXT([.J1030];&quot;0.0&quot;)&amp;&quot;&lt;15&quot;" office:value-type="string" office:string-value="5,1&lt;15">
            <text:p>5,1&lt;15</text:p>
          </table:table-cell>
          <table:table-cell/>
          <table:table-cell table:formula="of:=[.R1030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30]*[.S1030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31]" office:value-type="float" office:value="68000000">
            <text:p>6,80E+07</text:p>
          </table:table-cell>
          <table:table-cell/>
          <table:table-cell table:formula="of:=(([.G1031]-[.N1031])-[.C1031])/[.C1031]*100" office:value-type="float" office:value="-2.85714285714286">
            <text:p>-2,9</text:p>
          </table:table-cell>
          <table:table-cell table:formula="of:=1.1+SQRT([.O1031]^2+[.I1031]^2)" office:value-type="float" office:value="6.01561443831007">
            <text:p>6,0</text:p>
          </table:table-cell>
          <table:table-cell table:formula="of:=TEXT([.J1031];&quot;0.0&quot;)&amp;&quot;&lt;15&quot;" office:value-type="string" office:string-value="6,0&lt;15">
            <text:p>6,0&lt;15</text:p>
          </table:table-cell>
          <table:table-cell/>
          <table:table-cell table:formula="of:=[.R1031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031]*[.S1031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32]" office:value-type="float" office:value="720000000">
            <text:p>7,20E+08</text:p>
          </table:table-cell>
          <table:table-cell/>
          <table:table-cell table:formula="of:=(([.G1032]-[.N1032])-[.C1032])/[.C1032]*100" office:value-type="float" office:value="2.85714285714286">
            <text:p>2,9</text:p>
          </table:table-cell>
          <table:table-cell table:formula="of:=1.1+SQRT([.O1032]^2+[.I1032]^2)" office:value-type="float" office:value="6.01561443831007">
            <text:p>6,0</text:p>
          </table:table-cell>
          <table:table-cell table:formula="of:=TEXT([.J1032];&quot;0.0&quot;)&amp;&quot;&lt;15&quot;" office:value-type="string" office:string-value="6,0&lt;15">
            <text:p>6,0&lt;15</text:p>
          </table:table-cell>
          <table:table-cell/>
          <table:table-cell table:formula="of:=[.R1032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032]*[.S1032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33]" office:value-type="float" office:value="7000000000">
            <text:p>7,00E+09</text:p>
          </table:table-cell>
          <table:table-cell/>
          <table:table-cell table:formula="of:=(([.G1033]-[.N1033])-[.C1033])/[.C1033]*100" office:value-type="float" office:value="0">
            <text:p>0,0</text:p>
          </table:table-cell>
          <table:table-cell table:formula="of:=1.1+SQRT([.O1033]^2+[.I1033]^2)" office:value-type="float" office:value="5.1">
            <text:p>5,1</text:p>
          </table:table-cell>
          <table:table-cell table:formula="of:=TEXT([.J1033];&quot;0.0&quot;)&amp;&quot;&lt;15&quot;" office:value-type="string" office:string-value="5,1&lt;15">
            <text:p>5,1&lt;15</text:p>
          </table:table-cell>
          <table:table-cell table:style-name="ce57"/>
          <table:table-cell table:formula="of:=[.R1033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33]*[.S1033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Изотопные технологии 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41]" office:value-type="float" office:value="101" table:number-columns-spanned="1" table:number-rows-spanned="3">
            <text:p>1,01E+02</text:p>
          </table:table-cell>
          <table:table-cell table:formula="of:=[.M1041]" office:value-type="float" office:value="800">
            <text:p>8,00E+02</text:p>
          </table:table-cell>
          <table:table-cell table:style-name="ce24" table:formula="of:=[.G1041]-[.N1041]" office:value-type="float" office:value="699">
            <text:p>6,99E+02</text:p>
          </table:table-cell>
          <table:table-cell table:formula="of:=(([.G1041]-[.N1041])-[.C1041])/[.C1041]*100" office:value-type="float" office:value="-0.142857142857127">
            <text:p>-0,1</text:p>
          </table:table-cell>
          <table:table-cell table:formula="of:=1.1+SQRT([.O1041]^2+[.I1041]^2)" office:value-type="float" office:value="6.10204040000331">
            <text:p>6,1</text:p>
          </table:table-cell>
          <table:table-cell table:formula="of:=TEXT([.J1041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041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table:formula="of:=[.A1041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41]*[.S1041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777.77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42]" office:value-type="float" office:value="7000">
            <text:p>7,00E+03</text:p>
          </table:table-cell>
          <table:table-cell table:style-name="ce24" table:formula="of:=[.G1042]-[.N1042]" office:value-type="float" office:value="6899">
            <text:p>6,90E+03</text:p>
          </table:table-cell>
          <table:table-cell table:formula="of:=(([.G1042]-[.N1042])-[.C1042])/[.C1042]*100" office:value-type="float" office:value="-1.44285714285714">
            <text:p>-1,4</text:p>
          </table:table-cell>
          <table:table-cell table:formula="of:=1.1+SQRT([.O1042]^2+[.I1042]^2)" office:value-type="float" office:value="6.3040212081326">
            <text:p>6,3</text:p>
          </table:table-cell>
          <table:table-cell table:formula="of:=TEXT([.J1042];&quot;0.0&quot;)&amp;&quot;&lt;15&quot;" office:value-type="string" office:string-value="6,3&lt;15">
            <text:p>6,3&lt;15</text:p>
          </table:table-cell>
          <table:table-cell/>
          <table:table-cell table:style-name="ce58" table:formula="of:=[.R1042]*10^3+100" office:value-type="float" office:value="7000">
            <text:p>7000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042]*[.S1042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43]" office:value-type="float" office:value="70100">
            <text:p>7,01E+04</text:p>
          </table:table-cell>
          <table:table-cell table:style-name="ce24" table:formula="of:=[.G1043]-[.N1043]" office:value-type="float" office:value="69999">
            <text:p>7,00E+04</text:p>
          </table:table-cell>
          <table:table-cell table:formula="of:=(([.G1043]-[.N1043])-[.C1043])/[.C1043]*100" office:value-type="float" office:value="-0.00142857142857143">
            <text:p>0,0</text:p>
          </table:table-cell>
          <table:table-cell table:formula="of:=1.1+SQRT([.O1043]^2+[.I1043]^2)" office:value-type="float" office:value="5.10000025510203">
            <text:p>5,1</text:p>
          </table:table-cell>
          <table:table-cell table:formula="of:=TEXT([.J1043];&quot;0.0&quot;)&amp;&quot;&lt;15&quot;" office:value-type="string" office:string-value="5,1&lt;15">
            <text:p>5,1&lt;15</text:p>
          </table:table-cell>
          <table:table-cell/>
          <table:table-cell table:formula="of:=[.R1043]*10^3+100" office:value-type="float" office:value="70100">
            <text:p>7,01E+04</text:p>
          </table:table-cell>
          <table:table-cell table:style-name="ce62" table:formula="of:=[.N1041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043]*[.S1043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44]" office:value-type="float" office:value="680000">
            <text:p>6,80E+05</text:p>
          </table:table-cell>
          <table:table-cell/>
          <table:table-cell table:formula="of:=(([.G1044]-[.N1044])-[.C1044])/[.C1044]*100" office:value-type="float" office:value="-2.85714285714286">
            <text:p>-2,9</text:p>
          </table:table-cell>
          <table:table-cell table:formula="of:=1.1+SQRT([.O1044]^2+[.I1044]^2)" office:value-type="float" office:value="6.01561443831007">
            <text:p>6,0</text:p>
          </table:table-cell>
          <table:table-cell table:formula="of:=TEXT([.J1044];&quot;0.0&quot;)&amp;&quot;&lt;15&quot;" office:value-type="string" office:string-value="6,0&lt;15">
            <text:p>6,0&lt;15</text:p>
          </table:table-cell>
          <table:table-cell/>
          <table:table-cell table:formula="of:=[.R1044]*10^6" office:value-type="float" office:value="680000">
            <text:p>6,8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044]*[.S1044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45]" office:value-type="float" office:value="7100000">
            <text:p>7,10E+06</text:p>
          </table:table-cell>
          <table:table-cell/>
          <table:table-cell table:formula="of:=(([.G1045]-[.N1045])-[.C1045])/[.C1045]*100" office:value-type="float" office:value="1.42857142857143">
            <text:p>1,4</text:p>
          </table:table-cell>
          <table:table-cell table:formula="of:=1.1+SQRT([.O1045]^2+[.I1045]^2)" office:value-type="float" office:value="5.34744821351957">
            <text:p>5,3</text:p>
          </table:table-cell>
          <table:table-cell table:formula="of:=TEXT([.J1045];&quot;0.0&quot;)&amp;&quot;&lt;15&quot;" office:value-type="string" office:string-value="5,3&lt;15">
            <text:p>5,3&lt;15</text:p>
          </table:table-cell>
          <table:table-cell/>
          <table:table-cell table:formula="of:=[.R1045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45]*[.S1045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46]" office:value-type="float" office:value="69000000">
            <text:p>6,90E+07</text:p>
          </table:table-cell>
          <table:table-cell/>
          <table:table-cell table:formula="of:=(([.G1046]-[.N1046])-[.C1046])/[.C1046]*100" office:value-type="float" office:value="-1.42857142857143">
            <text:p>-1,4</text:p>
          </table:table-cell>
          <table:table-cell table:formula="of:=1.1+SQRT([.O1046]^2+[.I1046]^2)" office:value-type="float" office:value="5.34744821351957">
            <text:p>5,3</text:p>
          </table:table-cell>
          <table:table-cell table:formula="of:=TEXT([.J1046];&quot;0.0&quot;)&amp;&quot;&lt;15&quot;" office:value-type="string" office:string-value="5,3&lt;15">
            <text:p>5,3&lt;15</text:p>
          </table:table-cell>
          <table:table-cell/>
          <table:table-cell table:formula="of:=[.R1046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46]*[.S1046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47]" office:value-type="float" office:value="700000000">
            <text:p>7,00E+08</text:p>
          </table:table-cell>
          <table:table-cell/>
          <table:table-cell table:formula="of:=(([.G1047]-[.N1047])-[.C1047])/[.C1047]*100" office:value-type="float" office:value="0">
            <text:p>0,0</text:p>
          </table:table-cell>
          <table:table-cell table:formula="of:=1.1+SQRT([.O1047]^2+[.I1047]^2)" office:value-type="float" office:value="5.1">
            <text:p>5,1</text:p>
          </table:table-cell>
          <table:table-cell table:formula="of:=TEXT([.J1047];&quot;0.0&quot;)&amp;&quot;&lt;15&quot;" office:value-type="string" office:string-value="5,1&lt;15">
            <text:p>5,1&lt;15</text:p>
          </table:table-cell>
          <table:table-cell/>
          <table:table-cell table:formula="of:=[.R1047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47]*[.S1047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48]" office:value-type="float" office:value="6900000000">
            <text:p>6,90E+09</text:p>
          </table:table-cell>
          <table:table-cell/>
          <table:table-cell table:formula="of:=(([.G1048]-[.N1048])-[.C1048])/[.C1048]*100" office:value-type="float" office:value="-1.42857142857143">
            <text:p>-1,4</text:p>
          </table:table-cell>
          <table:table-cell table:formula="of:=1.1+SQRT([.O1048]^2+[.I1048]^2)" office:value-type="float" office:value="5.34744821351957">
            <text:p>5,3</text:p>
          </table:table-cell>
          <table:table-cell table:formula="of:=TEXT([.J1048];&quot;0.0&quot;)&amp;&quot;&lt;15&quot;" office:value-type="string" office:string-value="5,3&lt;15">
            <text:p>5,3&lt;15</text:p>
          </table:table-cell>
          <table:table-cell table:style-name="ce57"/>
          <table:table-cell table:formula="of:=[.R1048]*10^9" office:value-type="float" office:value="6900000000">
            <text:p>6,9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048]*[.S1048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Ремонт 316,000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57]" office:value-type="float" office:value="112" table:number-columns-spanned="1" table:number-rows-spanned="3">
            <text:p>1,12E+02</text:p>
          </table:table-cell>
          <table:table-cell table:formula="of:=[.M1057]" office:value-type="float" office:value="800">
            <text:p>8,00E+02</text:p>
          </table:table-cell>
          <table:table-cell table:style-name="ce24" table:formula="of:=[.G1057]-[.N1057]" office:value-type="float" office:value="688">
            <text:p>6,88E+02</text:p>
          </table:table-cell>
          <table:table-cell table:formula="of:=(([.G1057]-[.N1057])-[.C1057])/[.C1057]*100" office:value-type="float" office:value="-1.7142857142857">
            <text:p>-1,7</text:p>
          </table:table-cell>
          <table:table-cell table:formula="of:=1.1+SQRT([.O1057]^2+[.I1057]^2)" office:value-type="float" office:value="6.38571428571428">
            <text:p>6,4</text:p>
          </table:table-cell>
          <table:table-cell table:formula="of:=TEXT([.J1057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057]*10^3+100" office:value-type="float" office:value="800">
            <text:p>800</text:p>
          </table:table-cell>
          <table:table-cell table:style-name="ce61" office:value-type="float" office:value="112">
            <text:p>1,12E+02</text:p>
          </table:table-cell>
          <table:table-cell table:style-name="ce65" office:value-type="float" office:value="5">
            <text:p>5</text:p>
          </table:table-cell>
          <table:table-cell table:style-name="ce5" table:formula="of:=[.A105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057]*[.S105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58]" office:value-type="float" office:value="7100">
            <text:p>7,10E+03</text:p>
          </table:table-cell>
          <table:table-cell table:style-name="ce24" table:formula="of:=[.G1058]-[.N1058]" office:value-type="float" office:value="6988">
            <text:p>6,99E+03</text:p>
          </table:table-cell>
          <table:table-cell table:formula="of:=(([.G1058]-[.N1058])-[.C1058])/[.C1058]*100" office:value-type="float" office:value="-0.171428571428571">
            <text:p>-0,2</text:p>
          </table:table-cell>
          <table:table-cell table:formula="of:=1.1+SQRT([.O1058]^2+[.I1058]^2)" office:value-type="float" office:value="6.10293791237729">
            <text:p>6,1</text:p>
          </table:table-cell>
          <table:table-cell table:formula="of:=TEXT([.J1058];&quot;0.0&quot;)&amp;&quot;&lt;15&quot;" office:value-type="string" office:string-value="6,1&lt;15">
            <text:p>6,1&lt;15</text:p>
          </table:table-cell>
          <table:table-cell/>
          <table:table-cell table:style-name="ce58" table:formula="of:=[.R1058]*10^3+100" office:value-type="float" office:value="7100">
            <text:p>7100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58]*[.S105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59]" office:value-type="float" office:value="71100">
            <text:p>7,11E+04</text:p>
          </table:table-cell>
          <table:table-cell table:style-name="ce24" table:formula="of:=[.G1059]-[.N1059]" office:value-type="float" office:value="70988">
            <text:p>7,10E+04</text:p>
          </table:table-cell>
          <table:table-cell table:formula="of:=(([.G1059]-[.N1059])-[.C1059])/[.C1059]*100" office:value-type="float" office:value="1.41142857142857">
            <text:p>1,4</text:p>
          </table:table-cell>
          <table:table-cell table:formula="of:=1.1+SQRT([.O1059]^2+[.I1059]^2)" office:value-type="float" office:value="5.34171316949236">
            <text:p>5,3</text:p>
          </table:table-cell>
          <table:table-cell table:formula="of:=TEXT([.J1059];&quot;0.0&quot;)&amp;&quot;&lt;15&quot;" office:value-type="string" office:string-value="5,3&lt;15">
            <text:p>5,3&lt;15</text:p>
          </table:table-cell>
          <table:table-cell/>
          <table:table-cell table:formula="of:=[.R1059]*10^3+100" office:value-type="float" office:value="71100">
            <text:p>7,11E+04</text:p>
          </table:table-cell>
          <table:table-cell table:style-name="ce62" table:formula="of:=[.N1057]" office:value-type="float" office:value="112">
            <text:p>1,12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59]*[.S105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60]" office:value-type="float" office:value="700000">
            <text:p>7,00E+05</text:p>
          </table:table-cell>
          <table:table-cell/>
          <table:table-cell table:formula="of:=(([.G1060]-[.N1060])-[.C1060])/[.C1060]*100" office:value-type="float" office:value="0">
            <text:p>0,0</text:p>
          </table:table-cell>
          <table:table-cell table:formula="of:=1.1+SQRT([.O1060]^2+[.I1060]^2)" office:value-type="float" office:value="5.1">
            <text:p>5,1</text:p>
          </table:table-cell>
          <table:table-cell table:formula="of:=TEXT([.J1060];&quot;0.0&quot;)&amp;&quot;&lt;15&quot;" office:value-type="string" office:string-value="5,1&lt;15">
            <text:p>5,1&lt;15</text:p>
          </table:table-cell>
          <table:table-cell/>
          <table:table-cell table:formula="of:=[.R106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60]*[.S106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61]" office:value-type="float" office:value="7000000">
            <text:p>7,00E+06</text:p>
          </table:table-cell>
          <table:table-cell/>
          <table:table-cell table:formula="of:=(([.G1061]-[.N1061])-[.C1061])/[.C1061]*100" office:value-type="float" office:value="0">
            <text:p>0,0</text:p>
          </table:table-cell>
          <table:table-cell table:formula="of:=1.1+SQRT([.O1061]^2+[.I1061]^2)" office:value-type="float" office:value="5.1">
            <text:p>5,1</text:p>
          </table:table-cell>
          <table:table-cell table:formula="of:=TEXT([.J1061];&quot;0.0&quot;)&amp;&quot;&lt;15&quot;" office:value-type="string" office:string-value="5,1&lt;15">
            <text:p>5,1&lt;15</text:p>
          </table:table-cell>
          <table:table-cell/>
          <table:table-cell table:formula="of:=[.R1061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61]*[.S106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62]" office:value-type="float" office:value="69000000">
            <text:p>6,90E+07</text:p>
          </table:table-cell>
          <table:table-cell/>
          <table:table-cell table:formula="of:=(([.G1062]-[.N1062])-[.C1062])/[.C1062]*100" office:value-type="float" office:value="-1.42857142857143">
            <text:p>-1,4</text:p>
          </table:table-cell>
          <table:table-cell table:formula="of:=1.1+SQRT([.O1062]^2+[.I1062]^2)" office:value-type="float" office:value="5.34744821351957">
            <text:p>5,3</text:p>
          </table:table-cell>
          <table:table-cell table:formula="of:=TEXT([.J1062];&quot;0.0&quot;)&amp;&quot;&lt;15&quot;" office:value-type="string" office:string-value="5,3&lt;15">
            <text:p>5,3&lt;15</text:p>
          </table:table-cell>
          <table:table-cell/>
          <table:table-cell table:formula="of:=[.R1062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062]*[.S106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63]" office:value-type="float" office:value="700000000">
            <text:p>7,00E+08</text:p>
          </table:table-cell>
          <table:table-cell/>
          <table:table-cell table:formula="of:=(([.G1063]-[.N1063])-[.C1063])/[.C1063]*100" office:value-type="float" office:value="0">
            <text:p>0,0</text:p>
          </table:table-cell>
          <table:table-cell table:formula="of:=1.1+SQRT([.O1063]^2+[.I1063]^2)" office:value-type="float" office:value="5.1">
            <text:p>5,1</text:p>
          </table:table-cell>
          <table:table-cell table:formula="of:=TEXT([.J1063];&quot;0.0&quot;)&amp;&quot;&lt;15&quot;" office:value-type="string" office:string-value="5,1&lt;15">
            <text:p>5,1&lt;15</text:p>
          </table:table-cell>
          <table:table-cell/>
          <table:table-cell table:formula="of:=[.R106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063]*[.S106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64]" office:value-type="float" office:value="7000000000">
            <text:p>7,00E+09</text:p>
          </table:table-cell>
          <table:table-cell/>
          <table:table-cell table:formula="of:=(([.G1064]-[.N1064])-[.C1064])/[.C1064]*100" office:value-type="float" office:value="0">
            <text:p>0,0</text:p>
          </table:table-cell>
          <table:table-cell table:formula="of:=1.1+SQRT([.O1064]^2+[.I1064]^2)" office:value-type="float" office:value="5.1">
            <text:p>5,1</text:p>
          </table:table-cell>
          <table:table-cell table:formula="of:=TEXT([.J1064];&quot;0.0&quot;)&amp;&quot;&lt;15&quot;" office:value-type="string" office:string-value="5,1&lt;15">
            <text:p>5,1&lt;15</text:p>
          </table:table-cell>
          <table:table-cell table:style-name="ce57"/>
          <table:table-cell table:formula="of:=[.R106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064]*[.S106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72]" office:value-type="float" office:value="108" table:number-columns-spanned="1" table:number-rows-spanned="3">
            <text:p>1,08E+02</text:p>
          </table:table-cell>
          <table:table-cell table:formula="of:=[.M1072]" office:value-type="float" office:value="790">
            <text:p>7,90E+02</text:p>
          </table:table-cell>
          <table:table-cell table:style-name="ce24" table:formula="of:=[.G1072]-[.N1072]" office:value-type="float" office:value="682">
            <text:p>6,82E+02</text:p>
          </table:table-cell>
          <table:table-cell table:formula="of:=(([.G1072]-[.N1072])-[.C1072])/[.C1072]*100" office:value-type="float" office:value="-2.57142857142856">
            <text:p>-2,6</text:p>
          </table:table-cell>
          <table:table-cell table:formula="of:=1.1+SQRT([.O1072]^2+[.I1072]^2)" office:value-type="float" office:value="6.72247675832983">
            <text:p>6,7</text:p>
          </table:table-cell>
          <table:table-cell table:formula="of:=TEXT([.J107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072]*10^3+100" office:value-type="float" office:value="790">
            <text:p>790</text:p>
          </table:table-cell>
          <table:table-cell table:style-name="ce61" office:value-type="float" office:value="108">
            <text:p>1,08E+02</text:p>
          </table:table-cell>
          <table:table-cell table:style-name="ce65" office:value-type="float" office:value="5">
            <text:p>5</text:p>
          </table:table-cell>
          <table:table-cell table:style-name="ce5" table:formula="of:=[.A107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72]*[.S107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5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73]" office:value-type="float" office:value="7200">
            <text:p>7,20E+03</text:p>
          </table:table-cell>
          <table:table-cell table:style-name="ce24" table:formula="of:=[.G1073]-[.N1073]" office:value-type="float" office:value="7092">
            <text:p>7,09E+03</text:p>
          </table:table-cell>
          <table:table-cell table:formula="of:=(([.G1073]-[.N1073])-[.C1073])/[.C1073]*100" office:value-type="float" office:value="1.31428571428571">
            <text:p>1,3</text:p>
          </table:table-cell>
          <table:table-cell table:formula="of:=1.1+SQRT([.O1073]^2+[.I1073]^2)" office:value-type="float" office:value="6.26984979847341">
            <text:p>6,3</text:p>
          </table:table-cell>
          <table:table-cell table:formula="of:=TEXT([.J1073];&quot;0.0&quot;)&amp;&quot;&lt;15&quot;" office:value-type="string" office:string-value="6,3&lt;15">
            <text:p>6,3&lt;15</text:p>
          </table:table-cell>
          <table:table-cell/>
          <table:table-cell table:style-name="ce58" table:formula="of:=[.R1073]*10^3+100" office:value-type="float" office:value="7200">
            <text:p>7200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073]*[.S107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74]" office:value-type="float" office:value="71100">
            <text:p>7,11E+04</text:p>
          </table:table-cell>
          <table:table-cell table:style-name="ce24" table:formula="of:=[.G1074]-[.N1074]" office:value-type="float" office:value="70992">
            <text:p>7,10E+04</text:p>
          </table:table-cell>
          <table:table-cell table:formula="of:=(([.G1074]-[.N1074])-[.C1074])/[.C1074]*100" office:value-type="float" office:value="1.41714285714286">
            <text:p>1,4</text:p>
          </table:table-cell>
          <table:table-cell table:formula="of:=1.1+SQRT([.O1074]^2+[.I1074]^2)" office:value-type="float" office:value="5.343618017394">
            <text:p>5,3</text:p>
          </table:table-cell>
          <table:table-cell table:formula="of:=TEXT([.J1074];&quot;0.0&quot;)&amp;&quot;&lt;15&quot;" office:value-type="string" office:string-value="5,3&lt;15">
            <text:p>5,3&lt;15</text:p>
          </table:table-cell>
          <table:table-cell/>
          <table:table-cell table:formula="of:=[.R1074]*10^3+100" office:value-type="float" office:value="71100">
            <text:p>7,11E+04</text:p>
          </table:table-cell>
          <table:table-cell table:style-name="ce62" table:formula="of:=[.N1072]" office:value-type="float" office:value="108">
            <text:p>1,08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074]*[.S107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75]" office:value-type="float" office:value="700000">
            <text:p>7,00E+05</text:p>
          </table:table-cell>
          <table:table-cell/>
          <table:table-cell table:formula="of:=(([.G1075]-[.N1075])-[.C1075])/[.C1075]*100" office:value-type="float" office:value="0">
            <text:p>0,0</text:p>
          </table:table-cell>
          <table:table-cell table:formula="of:=1.1+SQRT([.O1075]^2+[.I1075]^2)" office:value-type="float" office:value="5.1">
            <text:p>5,1</text:p>
          </table:table-cell>
          <table:table-cell table:formula="of:=TEXT([.J1075];&quot;0.0&quot;)&amp;&quot;&lt;15&quot;" office:value-type="string" office:string-value="5,1&lt;15">
            <text:p>5,1&lt;15</text:p>
          </table:table-cell>
          <table:table-cell/>
          <table:table-cell table:formula="of:=[.R107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75]*[.S107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76]" office:value-type="float" office:value="7000000">
            <text:p>7,00E+06</text:p>
          </table:table-cell>
          <table:table-cell/>
          <table:table-cell table:formula="of:=(([.G1076]-[.N1076])-[.C1076])/[.C1076]*100" office:value-type="float" office:value="0">
            <text:p>0,0</text:p>
          </table:table-cell>
          <table:table-cell table:formula="of:=1.1+SQRT([.O1076]^2+[.I1076]^2)" office:value-type="float" office:value="5.1">
            <text:p>5,1</text:p>
          </table:table-cell>
          <table:table-cell table:formula="of:=TEXT([.J1076];&quot;0.0&quot;)&amp;&quot;&lt;15&quot;" office:value-type="string" office:string-value="5,1&lt;15">
            <text:p>5,1&lt;15</text:p>
          </table:table-cell>
          <table:table-cell/>
          <table:table-cell table:formula="of:=[.R107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076]*[.S107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77]" office:value-type="float" office:value="67000000">
            <text:p>6,70E+07</text:p>
          </table:table-cell>
          <table:table-cell/>
          <table:table-cell table:formula="of:=(([.G1077]-[.N1077])-[.C1077])/[.C1077]*100" office:value-type="float" office:value="-4.28571428571429">
            <text:p>-4,3</text:p>
          </table:table-cell>
          <table:table-cell table:formula="of:=1.1+SQRT([.O1077]^2+[.I1077]^2)" office:value-type="float" office:value="6.9623670081952">
            <text:p>7,0</text:p>
          </table:table-cell>
          <table:table-cell table:formula="of:=TEXT([.J1077];&quot;0.0&quot;)&amp;&quot;&lt;15&quot;" office:value-type="string" office:string-value="7,0&lt;15">
            <text:p>7,0&lt;15</text:p>
          </table:table-cell>
          <table:table-cell/>
          <table:table-cell table:formula="of:=[.R1077]*10^6" office:value-type="float" office:value="67000000">
            <text:p>6,7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077]*[.S107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78]" office:value-type="float" office:value="680000000">
            <text:p>6,80E+08</text:p>
          </table:table-cell>
          <table:table-cell/>
          <table:table-cell table:formula="of:=(([.G1078]-[.N1078])-[.C1078])/[.C1078]*100" office:value-type="float" office:value="-2.85714285714286">
            <text:p>-2,9</text:p>
          </table:table-cell>
          <table:table-cell table:formula="of:=1.1+SQRT([.O1078]^2+[.I1078]^2)" office:value-type="float" office:value="6.01561443831007">
            <text:p>6,0</text:p>
          </table:table-cell>
          <table:table-cell table:formula="of:=TEXT([.J1078];&quot;0.0&quot;)&amp;&quot;&lt;15&quot;" office:value-type="string" office:string-value="6,0&lt;15">
            <text:p>6,0&lt;15</text:p>
          </table:table-cell>
          <table:table-cell/>
          <table:table-cell table:formula="of:=[.R1078]*10^9" office:value-type="float" office:value="680000000">
            <text:p>6,8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8">
            <text:p>0,68</text:p>
          </table:table-cell>
          <table:table-cell table:style-name="ce71" office:value-type="float" office:value="1000000000">
            <text:p>1000000000</text:p>
          </table:table-cell>
          <table:table-cell table:formula="of:=[.Q1078]*[.S107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79]" office:value-type="float" office:value="7200000000">
            <text:p>7,20E+09</text:p>
          </table:table-cell>
          <table:table-cell/>
          <table:table-cell table:formula="of:=(([.G1079]-[.N1079])-[.C1079])/[.C1079]*100" office:value-type="float" office:value="2.85714285714286">
            <text:p>2,9</text:p>
          </table:table-cell>
          <table:table-cell table:formula="of:=1.1+SQRT([.O1079]^2+[.I1079]^2)" office:value-type="float" office:value="6.01561443831007">
            <text:p>6,0</text:p>
          </table:table-cell>
          <table:table-cell table:formula="of:=TEXT([.J1079];&quot;0.0&quot;)&amp;&quot;&lt;15&quot;" office:value-type="string" office:string-value="6,0&lt;15">
            <text:p>6,0&lt;15</text:p>
          </table:table-cell>
          <table:table-cell table:style-name="ce57"/>
          <table:table-cell table:formula="of:=[.R107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079]*[.S107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087]" office:value-type="float" office:value="106" table:number-columns-spanned="1" table:number-rows-spanned="3">
            <text:p>1,06E+02</text:p>
          </table:table-cell>
          <table:table-cell table:formula="of:=[.M1087]" office:value-type="float" office:value="790">
            <text:p>7,90E+02</text:p>
          </table:table-cell>
          <table:table-cell table:style-name="ce24" table:formula="of:=[.G1087]-[.N1087]" office:value-type="float" office:value="684">
            <text:p>6,84E+02</text:p>
          </table:table-cell>
          <table:table-cell table:formula="of:=(([.G1087]-[.N1087])-[.C1087])/[.C1087]*100" office:value-type="float" office:value="-2.28571428571427">
            <text:p>-2,3</text:p>
          </table:table-cell>
          <table:table-cell table:formula="of:=1.1+SQRT([.O1087]^2+[.I1087]^2)" office:value-type="float" office:value="6.59768040139824">
            <text:p>6,6</text:p>
          </table:table-cell>
          <table:table-cell table:formula="of:=TEXT([.J1087];&quot;0.0&quot;)&amp;&quot;&lt;15&quot;" office:value-type="string" office:string-value="6,6&lt;15">
            <text:p>6,6&lt;15</text:p>
          </table:table-cell>
          <table:table-cell table:style-name="ce56"/>
          <table:table-cell table:style-name="ce58" table:formula="of:=[.R1087]*10^3+100" office:value-type="float" office:value="790">
            <text:p>79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table:formula="of:=[.A108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087]*[.S108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088]" office:value-type="float" office:value="7100">
            <text:p>7,10E+03</text:p>
          </table:table-cell>
          <table:table-cell table:style-name="ce24" table:formula="of:=[.G1088]-[.N1088]" office:value-type="float" office:value="6994">
            <text:p>6,99E+03</text:p>
          </table:table-cell>
          <table:table-cell table:formula="of:=(([.G1088]-[.N1088])-[.C1088])/[.C1088]*100" office:value-type="float" office:value="-0.0857142857142857">
            <text:p>-0,1</text:p>
          </table:table-cell>
          <table:table-cell table:formula="of:=1.1+SQRT([.O1088]^2+[.I1088]^2)" office:value-type="float" office:value="6.10073463990797">
            <text:p>6,1</text:p>
          </table:table-cell>
          <table:table-cell table:formula="of:=TEXT([.J1088];&quot;0.0&quot;)&amp;&quot;&lt;15&quot;" office:value-type="string" office:string-value="6,1&lt;15">
            <text:p>6,1&lt;15</text:p>
          </table:table-cell>
          <table:table-cell/>
          <table:table-cell table:style-name="ce58" table:formula="of:=[.R1088]*10^3+100" office:value-type="float" office:value="7100">
            <text:p>7100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088]*[.S108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089]" office:value-type="float" office:value="73100">
            <text:p>7,31E+04</text:p>
          </table:table-cell>
          <table:table-cell table:style-name="ce24" table:formula="of:=[.G1089]-[.N1089]" office:value-type="float" office:value="72994">
            <text:p>7,30E+04</text:p>
          </table:table-cell>
          <table:table-cell table:formula="of:=(([.G1089]-[.N1089])-[.C1089])/[.C1089]*100" office:value-type="float" office:value="4.27714285714286">
            <text:p>4,3</text:p>
          </table:table-cell>
          <table:table-cell table:formula="of:=1.1+SQRT([.O1089]^2+[.I1089]^2)" office:value-type="float" office:value="6.9561037405777">
            <text:p>7,0</text:p>
          </table:table-cell>
          <table:table-cell table:formula="of:=TEXT([.J1089];&quot;0.0&quot;)&amp;&quot;&lt;15&quot;" office:value-type="string" office:string-value="7,0&lt;15">
            <text:p>7,0&lt;15</text:p>
          </table:table-cell>
          <table:table-cell/>
          <table:table-cell table:formula="of:=[.R1089]*10^3+100" office:value-type="float" office:value="73100">
            <text:p>7,31E+04</text:p>
          </table:table-cell>
          <table:table-cell table:style-name="ce62" table:formula="of:=[.N108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089]*[.S108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090]" office:value-type="float" office:value="700000">
            <text:p>7,00E+05</text:p>
          </table:table-cell>
          <table:table-cell/>
          <table:table-cell table:formula="of:=(([.G1090]-[.N1090])-[.C1090])/[.C1090]*100" office:value-type="float" office:value="0">
            <text:p>0,0</text:p>
          </table:table-cell>
          <table:table-cell table:formula="of:=1.1+SQRT([.O1090]^2+[.I1090]^2)" office:value-type="float" office:value="5.1">
            <text:p>5,1</text:p>
          </table:table-cell>
          <table:table-cell table:formula="of:=TEXT([.J1090];&quot;0.0&quot;)&amp;&quot;&lt;15&quot;" office:value-type="string" office:string-value="5,1&lt;15">
            <text:p>5,1&lt;15</text:p>
          </table:table-cell>
          <table:table-cell/>
          <table:table-cell table:formula="of:=[.R109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090]*[.S109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091]" office:value-type="float" office:value="7100000">
            <text:p>7,10E+06</text:p>
          </table:table-cell>
          <table:table-cell/>
          <table:table-cell table:formula="of:=(([.G1091]-[.N1091])-[.C1091])/[.C1091]*100" office:value-type="float" office:value="1.42857142857143">
            <text:p>1,4</text:p>
          </table:table-cell>
          <table:table-cell table:formula="of:=1.1+SQRT([.O1091]^2+[.I1091]^2)" office:value-type="float" office:value="5.34744821351957">
            <text:p>5,3</text:p>
          </table:table-cell>
          <table:table-cell table:formula="of:=TEXT([.J1091];&quot;0.0&quot;)&amp;&quot;&lt;15&quot;" office:value-type="string" office:string-value="5,3&lt;15">
            <text:p>5,3&lt;15</text:p>
          </table:table-cell>
          <table:table-cell/>
          <table:table-cell table:formula="of:=[.R109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091]*[.S109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092]" office:value-type="float" office:value="70000000">
            <text:p>7,00E+07</text:p>
          </table:table-cell>
          <table:table-cell/>
          <table:table-cell table:formula="of:=(([.G1092]-[.N1092])-[.C1092])/[.C1092]*100" office:value-type="float" office:value="0">
            <text:p>0,0</text:p>
          </table:table-cell>
          <table:table-cell table:formula="of:=1.1+SQRT([.O1092]^2+[.I1092]^2)" office:value-type="float" office:value="5.1">
            <text:p>5,1</text:p>
          </table:table-cell>
          <table:table-cell table:formula="of:=TEXT([.J1092];&quot;0.0&quot;)&amp;&quot;&lt;15&quot;" office:value-type="string" office:string-value="5,1&lt;15">
            <text:p>5,1&lt;15</text:p>
          </table:table-cell>
          <table:table-cell/>
          <table:table-cell table:formula="of:=[.R1092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092]*[.S109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093]" office:value-type="float" office:value="690000000">
            <text:p>6,90E+08</text:p>
          </table:table-cell>
          <table:table-cell/>
          <table:table-cell table:formula="of:=(([.G1093]-[.N1093])-[.C1093])/[.C1093]*100" office:value-type="float" office:value="-1.42857142857143">
            <text:p>-1,4</text:p>
          </table:table-cell>
          <table:table-cell table:formula="of:=1.1+SQRT([.O1093]^2+[.I1093]^2)" office:value-type="float" office:value="5.34744821351957">
            <text:p>5,3</text:p>
          </table:table-cell>
          <table:table-cell table:formula="of:=TEXT([.J1093];&quot;0.0&quot;)&amp;&quot;&lt;15&quot;" office:value-type="string" office:string-value="5,3&lt;15">
            <text:p>5,3&lt;15</text:p>
          </table:table-cell>
          <table:table-cell/>
          <table:table-cell table:formula="of:=[.R1093]*10^9" office:value-type="float" office:value="690000000">
            <text:p>6,9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093]*[.S109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094]" office:value-type="float" office:value="7100000000">
            <text:p>7,10E+09</text:p>
          </table:table-cell>
          <table:table-cell/>
          <table:table-cell table:formula="of:=(([.G1094]-[.N1094])-[.C1094])/[.C1094]*100" office:value-type="float" office:value="1.42857142857143">
            <text:p>1,4</text:p>
          </table:table-cell>
          <table:table-cell table:formula="of:=1.1+SQRT([.O1094]^2+[.I1094]^2)" office:value-type="float" office:value="5.34744821351957">
            <text:p>5,3</text:p>
          </table:table-cell>
          <table:table-cell table:formula="of:=TEXT([.J1094];&quot;0.0&quot;)&amp;&quot;&lt;15&quot;" office:value-type="string" office:string-value="5,3&lt;15">
            <text:p>5,3&lt;15</text:p>
          </table:table-cell>
          <table:table-cell table:style-name="ce57"/>
          <table:table-cell table:formula="of:=[.R1094]*10^9" office:value-type="float" office:value="7100000000">
            <text:p>7,1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094]*[.S109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02]" office:value-type="float" office:value="105" table:number-columns-spanned="1" table:number-rows-spanned="3">
            <text:p>1,05E+02</text:p>
          </table:table-cell>
          <table:table-cell table:formula="of:=[.M1102]" office:value-type="float" office:value="790">
            <text:p>7,90E+02</text:p>
          </table:table-cell>
          <table:table-cell table:style-name="ce24" table:formula="of:=[.G1102]-[.N1102]" office:value-type="float" office:value="685">
            <text:p>6,85E+02</text:p>
          </table:table-cell>
          <table:table-cell table:formula="of:=(([.G1102]-[.N1102])-[.C1102])/[.C1102]*100" office:value-type="float" office:value="-2.14285714285713">
            <text:p>-2,1</text:p>
          </table:table-cell>
          <table:table-cell table:formula="of:=1.1+SQRT([.O1102]^2+[.I1102]^2)" office:value-type="float" office:value="6.53983793275993">
            <text:p>6,5</text:p>
          </table:table-cell>
          <table:table-cell table:formula="of:=TEXT([.J1102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1102]*10^3+100" office:value-type="float" office:value="790">
            <text:p>79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table:formula="of:=[.A110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102]*[.S110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03]" office:value-type="float" office:value="7100">
            <text:p>7,10E+03</text:p>
          </table:table-cell>
          <table:table-cell table:style-name="ce24" table:formula="of:=[.G1103]-[.N1103]" office:value-type="float" office:value="6995">
            <text:p>7,00E+03</text:p>
          </table:table-cell>
          <table:table-cell table:formula="of:=(([.G1103]-[.N1103])-[.C1103])/[.C1103]*100" office:value-type="float" office:value="-0.0714285714285714">
            <text:p>-0,1</text:p>
          </table:table-cell>
          <table:table-cell table:formula="of:=1.1+SQRT([.O1103]^2+[.I1103]^2)" office:value-type="float" office:value="6.10051017805347">
            <text:p>6,1</text:p>
          </table:table-cell>
          <table:table-cell table:formula="of:=TEXT([.J1103];&quot;0.0&quot;)&amp;&quot;&lt;15&quot;" office:value-type="string" office:string-value="6,1&lt;15">
            <text:p>6,1&lt;15</text:p>
          </table:table-cell>
          <table:table-cell/>
          <table:table-cell table:style-name="ce58" table:formula="of:=[.R1103]*10^3+100" office:value-type="float" office:value="7100">
            <text:p>7100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103]*[.S110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04]" office:value-type="float" office:value="71100">
            <text:p>7,11E+04</text:p>
          </table:table-cell>
          <table:table-cell table:style-name="ce24" table:formula="of:=[.G1104]-[.N1104]" office:value-type="float" office:value="70995">
            <text:p>7,10E+04</text:p>
          </table:table-cell>
          <table:table-cell table:formula="of:=(([.G1104]-[.N1104])-[.C1104])/[.C1104]*100" office:value-type="float" office:value="1.42142857142857">
            <text:p>1,4</text:p>
          </table:table-cell>
          <table:table-cell table:formula="of:=1.1+SQRT([.O1104]^2+[.I1104]^2)" office:value-type="float" office:value="5.34505114028953">
            <text:p>5,3</text:p>
          </table:table-cell>
          <table:table-cell table:formula="of:=TEXT([.J1104];&quot;0.0&quot;)&amp;&quot;&lt;15&quot;" office:value-type="string" office:string-value="5,3&lt;15">
            <text:p>5,3&lt;15</text:p>
          </table:table-cell>
          <table:table-cell/>
          <table:table-cell table:formula="of:=[.R1104]*10^3+100" office:value-type="float" office:value="71100">
            <text:p>7,11E+04</text:p>
          </table:table-cell>
          <table:table-cell table:style-name="ce62" table:formula="of:=[.N110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104]*[.S110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05]" office:value-type="float" office:value="700000">
            <text:p>7,00E+05</text:p>
          </table:table-cell>
          <table:table-cell/>
          <table:table-cell table:formula="of:=(([.G1105]-[.N1105])-[.C1105])/[.C1105]*100" office:value-type="float" office:value="0">
            <text:p>0,0</text:p>
          </table:table-cell>
          <table:table-cell table:formula="of:=1.1+SQRT([.O1105]^2+[.I1105]^2)" office:value-type="float" office:value="5.1">
            <text:p>5,1</text:p>
          </table:table-cell>
          <table:table-cell table:formula="of:=TEXT([.J1105];&quot;0.0&quot;)&amp;&quot;&lt;15&quot;" office:value-type="string" office:string-value="5,1&lt;15">
            <text:p>5,1&lt;15</text:p>
          </table:table-cell>
          <table:table-cell/>
          <table:table-cell table:formula="of:=[.R1105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05]*[.S110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06]" office:value-type="float" office:value="7000000">
            <text:p>7,00E+06</text:p>
          </table:table-cell>
          <table:table-cell/>
          <table:table-cell table:formula="of:=(([.G1106]-[.N1106])-[.C1106])/[.C1106]*100" office:value-type="float" office:value="0">
            <text:p>0,0</text:p>
          </table:table-cell>
          <table:table-cell table:formula="of:=1.1+SQRT([.O1106]^2+[.I1106]^2)" office:value-type="float" office:value="5.1">
            <text:p>5,1</text:p>
          </table:table-cell>
          <table:table-cell table:formula="of:=TEXT([.J1106];&quot;0.0&quot;)&amp;&quot;&lt;15&quot;" office:value-type="string" office:string-value="5,1&lt;15">
            <text:p>5,1&lt;15</text:p>
          </table:table-cell>
          <table:table-cell/>
          <table:table-cell table:formula="of:=[.R1106]*10^6" office:value-type="float" office:value="7000000">
            <text:p>7,0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106]*[.S110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07]" office:value-type="float" office:value="70000000">
            <text:p>7,00E+07</text:p>
          </table:table-cell>
          <table:table-cell/>
          <table:table-cell table:formula="of:=(([.G1107]-[.N1107])-[.C1107])/[.C1107]*100" office:value-type="float" office:value="0">
            <text:p>0,0</text:p>
          </table:table-cell>
          <table:table-cell table:formula="of:=1.1+SQRT([.O1107]^2+[.I1107]^2)" office:value-type="float" office:value="5.1">
            <text:p>5,1</text:p>
          </table:table-cell>
          <table:table-cell table:formula="of:=TEXT([.J1107];&quot;0.0&quot;)&amp;&quot;&lt;15&quot;" office:value-type="string" office:string-value="5,1&lt;15">
            <text:p>5,1&lt;15</text:p>
          </table:table-cell>
          <table:table-cell/>
          <table:table-cell table:formula="of:=[.R1107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07]*[.S110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08]" office:value-type="float" office:value="700000000">
            <text:p>7,00E+08</text:p>
          </table:table-cell>
          <table:table-cell/>
          <table:table-cell table:formula="of:=(([.G1108]-[.N1108])-[.C1108])/[.C1108]*100" office:value-type="float" office:value="0">
            <text:p>0,0</text:p>
          </table:table-cell>
          <table:table-cell table:formula="of:=1.1+SQRT([.O1108]^2+[.I1108]^2)" office:value-type="float" office:value="5.1">
            <text:p>5,1</text:p>
          </table:table-cell>
          <table:table-cell table:formula="of:=TEXT([.J1108];&quot;0.0&quot;)&amp;&quot;&lt;15&quot;" office:value-type="string" office:string-value="5,1&lt;15">
            <text:p>5,1&lt;15</text:p>
          </table:table-cell>
          <table:table-cell/>
          <table:table-cell table:formula="of:=[.R1108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08]*[.S110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09]" office:value-type="float" office:value="7200000000">
            <text:p>7,20E+09</text:p>
          </table:table-cell>
          <table:table-cell/>
          <table:table-cell table:formula="of:=(([.G1109]-[.N1109])-[.C1109])/[.C1109]*100" office:value-type="float" office:value="2.85714285714286">
            <text:p>2,9</text:p>
          </table:table-cell>
          <table:table-cell table:formula="of:=1.1+SQRT([.O1109]^2+[.I1109]^2)" office:value-type="float" office:value="6.01561443831007">
            <text:p>6,0</text:p>
          </table:table-cell>
          <table:table-cell table:formula="of:=TEXT([.J1109];&quot;0.0&quot;)&amp;&quot;&lt;15&quot;" office:value-type="string" office:string-value="6,0&lt;15">
            <text:p>6,0&lt;15</text:p>
          </table:table-cell>
          <table:table-cell table:style-name="ce57"/>
          <table:table-cell table:formula="of:=[.R1109]*10^9" office:value-type="float" office:value="7200000000">
            <text:p>7,2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109]*[.S110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17]" office:value-type="float" office:value="111" table:number-columns-spanned="1" table:number-rows-spanned="3">
            <text:p>1,11E+02</text:p>
          </table:table-cell>
          <table:table-cell table:formula="of:=[.M1117]" office:value-type="float" office:value="800">
            <text:p>8,00E+02</text:p>
          </table:table-cell>
          <table:table-cell table:style-name="ce24" table:formula="of:=[.G1117]-[.N1117]" office:value-type="float" office:value="689">
            <text:p>6,89E+02</text:p>
          </table:table-cell>
          <table:table-cell table:formula="of:=(([.G1117]-[.N1117])-[.C1117])/[.C1117]*100" office:value-type="float" office:value="-1.57142857142856">
            <text:p>-1,6</text:p>
          </table:table-cell>
          <table:table-cell table:formula="of:=1.1+SQRT([.O1117]^2+[.I1117]^2)" office:value-type="float" office:value="6.34112466509832">
            <text:p>6,3</text:p>
          </table:table-cell>
          <table:table-cell table:formula="of:=TEXT([.J111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117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1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17]*[.S111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9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18]" office:value-type="float" office:value="7200">
            <text:p>7,20E+03</text:p>
          </table:table-cell>
          <table:table-cell table:style-name="ce24" table:formula="of:=[.G1118]-[.N1118]" office:value-type="float" office:value="7089">
            <text:p>7,09E+03</text:p>
          </table:table-cell>
          <table:table-cell table:formula="of:=(([.G1118]-[.N1118])-[.C1118])/[.C1118]*100" office:value-type="float" office:value="1.27142857142857">
            <text:p>1,3</text:p>
          </table:table-cell>
          <table:table-cell table:formula="of:=1.1+SQRT([.O1118]^2+[.I1118]^2)" office:value-type="float" office:value="6.25912110850723">
            <text:p>6,3</text:p>
          </table:table-cell>
          <table:table-cell table:formula="of:=TEXT([.J1118];&quot;0.0&quot;)&amp;&quot;&lt;15&quot;" office:value-type="string" office:string-value="6,3&lt;15">
            <text:p>6,3&lt;15</text:p>
          </table:table-cell>
          <table:table-cell/>
          <table:table-cell table:style-name="ce58" table:formula="of:=[.R1118]*10^3+100" office:value-type="float" office:value="7200">
            <text:p>7200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18]*[.S111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19]" office:value-type="float" office:value="74100">
            <text:p>7,41E+04</text:p>
          </table:table-cell>
          <table:table-cell table:style-name="ce24" table:formula="of:=[.G1119]-[.N1119]" office:value-type="float" office:value="73989">
            <text:p>7,40E+04</text:p>
          </table:table-cell>
          <table:table-cell table:formula="of:=(([.G1119]-[.N1119])-[.C1119])/[.C1119]*100" office:value-type="float" office:value="5.69857142857143">
            <text:p>5,7</text:p>
          </table:table-cell>
          <table:table-cell table:formula="of:=1.1+SQRT([.O1119]^2+[.I1119]^2)" office:value-type="float" office:value="8.06230682507821">
            <text:p>8,1</text:p>
          </table:table-cell>
          <table:table-cell table:formula="of:=TEXT([.J1119];&quot;0.0&quot;)&amp;&quot;&lt;15&quot;" office:value-type="string" office:string-value="8,1&lt;15">
            <text:p>8,1&lt;15</text:p>
          </table:table-cell>
          <table:table-cell/>
          <table:table-cell table:formula="of:=[.R1119]*10^3+100" office:value-type="float" office:value="74100">
            <text:p>7,41E+04</text:p>
          </table:table-cell>
          <table:table-cell table:style-name="ce62" table:formula="of:=[.N1117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4">
            <text:p>74</text:p>
          </table:table-cell>
          <table:table-cell office:value-type="float" office:value="1000">
            <text:p>1000</text:p>
          </table:table-cell>
          <table:table-cell table:formula="of:=[.Q1119]*[.S111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20]" office:value-type="float" office:value="700000">
            <text:p>7,00E+05</text:p>
          </table:table-cell>
          <table:table-cell/>
          <table:table-cell table:formula="of:=(([.G1120]-[.N1120])-[.C1120])/[.C1120]*100" office:value-type="float" office:value="0">
            <text:p>0,0</text:p>
          </table:table-cell>
          <table:table-cell table:formula="of:=1.1+SQRT([.O1120]^2+[.I1120]^2)" office:value-type="float" office:value="5.1">
            <text:p>5,1</text:p>
          </table:table-cell>
          <table:table-cell table:formula="of:=TEXT([.J1120];&quot;0.0&quot;)&amp;&quot;&lt;15&quot;" office:value-type="string" office:string-value="5,1&lt;15">
            <text:p>5,1&lt;15</text:p>
          </table:table-cell>
          <table:table-cell/>
          <table:table-cell table:formula="of:=[.R1120]*10^6" office:value-type="float" office:value="700000">
            <text:p>7,0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120]*[.S112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21]" office:value-type="float" office:value="7100000">
            <text:p>7,10E+06</text:p>
          </table:table-cell>
          <table:table-cell/>
          <table:table-cell table:formula="of:=(([.G1121]-[.N1121])-[.C1121])/[.C1121]*100" office:value-type="float" office:value="1.42857142857143">
            <text:p>1,4</text:p>
          </table:table-cell>
          <table:table-cell table:formula="of:=1.1+SQRT([.O1121]^2+[.I1121]^2)" office:value-type="float" office:value="5.34744821351957">
            <text:p>5,3</text:p>
          </table:table-cell>
          <table:table-cell table:formula="of:=TEXT([.J1121];&quot;0.0&quot;)&amp;&quot;&lt;15&quot;" office:value-type="string" office:string-value="5,3&lt;15">
            <text:p>5,3&lt;15</text:p>
          </table:table-cell>
          <table:table-cell/>
          <table:table-cell table:formula="of:=[.R1121]*10^6" office:value-type="float" office:value="7100000">
            <text:p>7,1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121]*[.S112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22]" office:value-type="float" office:value="68000000">
            <text:p>6,80E+07</text:p>
          </table:table-cell>
          <table:table-cell/>
          <table:table-cell table:formula="of:=(([.G1122]-[.N1122])-[.C1122])/[.C1122]*100" office:value-type="float" office:value="-2.85714285714286">
            <text:p>-2,9</text:p>
          </table:table-cell>
          <table:table-cell table:formula="of:=1.1+SQRT([.O1122]^2+[.I1122]^2)" office:value-type="float" office:value="6.01561443831007">
            <text:p>6,0</text:p>
          </table:table-cell>
          <table:table-cell table:formula="of:=TEXT([.J1122];&quot;0.0&quot;)&amp;&quot;&lt;15&quot;" office:value-type="string" office:string-value="6,0&lt;15">
            <text:p>6,0&lt;15</text:p>
          </table:table-cell>
          <table:table-cell/>
          <table:table-cell table:formula="of:=[.R1122]*10^6" office:value-type="float" office:value="68000000">
            <text:p>6,8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22]*[.S112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23]" office:value-type="float" office:value="700000000">
            <text:p>7,00E+08</text:p>
          </table:table-cell>
          <table:table-cell/>
          <table:table-cell table:formula="of:=(([.G1123]-[.N1123])-[.C1123])/[.C1123]*100" office:value-type="float" office:value="0">
            <text:p>0,0</text:p>
          </table:table-cell>
          <table:table-cell table:formula="of:=1.1+SQRT([.O1123]^2+[.I1123]^2)" office:value-type="float" office:value="5.1">
            <text:p>5,1</text:p>
          </table:table-cell>
          <table:table-cell table:formula="of:=TEXT([.J1123];&quot;0.0&quot;)&amp;&quot;&lt;15&quot;" office:value-type="string" office:string-value="5,1&lt;15">
            <text:p>5,1&lt;15</text:p>
          </table:table-cell>
          <table:table-cell/>
          <table:table-cell table:formula="of:=[.R1123]*10^9" office:value-type="float" office:value="700000000">
            <text:p>7,0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23]*[.S112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24]" office:value-type="float" office:value="7000000000">
            <text:p>7,00E+09</text:p>
          </table:table-cell>
          <table:table-cell/>
          <table:table-cell table:formula="of:=(([.G1124]-[.N1124])-[.C1124])/[.C1124]*100" office:value-type="float" office:value="0">
            <text:p>0,0</text:p>
          </table:table-cell>
          <table:table-cell table:formula="of:=1.1+SQRT([.O1124]^2+[.I1124]^2)" office:value-type="float" office:value="5.1">
            <text:p>5,1</text:p>
          </table:table-cell>
          <table:table-cell table:formula="of:=TEXT([.J1124];&quot;0.0&quot;)&amp;&quot;&lt;15&quot;" office:value-type="string" office:string-value="5,1&lt;15">
            <text:p>5,1&lt;15</text:p>
          </table:table-cell>
          <table:table-cell table:style-name="ce57"/>
          <table:table-cell table:formula="of:=[.R1124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24]*[.S112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32]" office:value-type="float" office:value="111" table:number-columns-spanned="1" table:number-rows-spanned="3">
            <text:p>1,11E+02</text:p>
          </table:table-cell>
          <table:table-cell table:formula="of:=[.M1132]" office:value-type="float" office:value="800">
            <text:p>8,00E+02</text:p>
          </table:table-cell>
          <table:table-cell table:style-name="ce24" table:formula="of:=[.G1132]-[.N1132]" office:value-type="float" office:value="689">
            <text:p>6,89E+02</text:p>
          </table:table-cell>
          <table:table-cell table:formula="of:=(([.G1132]-[.N1132])-[.C1132])/[.C1132]*100" office:value-type="float" office:value="-1.57142857142856">
            <text:p>-1,6</text:p>
          </table:table-cell>
          <table:table-cell table:formula="of:=1.1+SQRT([.O1132]^2+[.I1132]^2)" office:value-type="float" office:value="6.34112466509832">
            <text:p>6,3</text:p>
          </table:table-cell>
          <table:table-cell table:formula="of:=TEXT([.J1132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132]*10^3+100" office:value-type="float" office:value="800">
            <text:p>800</text:p>
          </table:table-cell>
          <table:table-cell table:style-name="ce61" office:value-type="float" office:value="111">
            <text:p>1,11E+02</text:p>
          </table:table-cell>
          <table:table-cell table:style-name="ce65" office:value-type="float" office:value="5">
            <text:p>5</text:p>
          </table:table-cell>
          <table:table-cell table:style-name="ce5" table:formula="of:=[.A113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32]*[.S113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8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33]" office:value-type="float" office:value="7000">
            <text:p>7,00E+03</text:p>
          </table:table-cell>
          <table:table-cell table:style-name="ce24" table:formula="of:=[.G1133]-[.N1133]" office:value-type="float" office:value="6889">
            <text:p>6,89E+03</text:p>
          </table:table-cell>
          <table:table-cell table:formula="of:=(([.G1133]-[.N1133])-[.C1133])/[.C1133]*100" office:value-type="float" office:value="-1.58571428571429">
            <text:p>-1,6</text:p>
          </table:table-cell>
          <table:table-cell table:formula="of:=1.1+SQRT([.O1133]^2+[.I1133]^2)" office:value-type="float" office:value="6.34542560674712">
            <text:p>6,3</text:p>
          </table:table-cell>
          <table:table-cell table:formula="of:=TEXT([.J1133];&quot;0.0&quot;)&amp;&quot;&lt;15&quot;" office:value-type="string" office:string-value="6,3&lt;15">
            <text:p>6,3&lt;15</text:p>
          </table:table-cell>
          <table:table-cell/>
          <table:table-cell table:style-name="ce58" table:formula="of:=[.R1133]*10^3+100" office:value-type="float" office:value="7000">
            <text:p>7000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133]*[.S113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34]" office:value-type="float" office:value="73100">
            <text:p>7,31E+04</text:p>
          </table:table-cell>
          <table:table-cell table:style-name="ce24" table:formula="of:=[.G1134]-[.N1134]" office:value-type="float" office:value="72989">
            <text:p>7,30E+04</text:p>
          </table:table-cell>
          <table:table-cell table:formula="of:=(([.G1134]-[.N1134])-[.C1134])/[.C1134]*100" office:value-type="float" office:value="4.27">
            <text:p>4,3</text:p>
          </table:table-cell>
          <table:table-cell table:formula="of:=1.1+SQRT([.O1134]^2+[.I1134]^2)" office:value-type="float" office:value="6.95088882136723">
            <text:p>7,0</text:p>
          </table:table-cell>
          <table:table-cell table:formula="of:=TEXT([.J1134];&quot;0.0&quot;)&amp;&quot;&lt;15&quot;" office:value-type="string" office:string-value="7,0&lt;15">
            <text:p>7,0&lt;15</text:p>
          </table:table-cell>
          <table:table-cell/>
          <table:table-cell table:formula="of:=[.R1134]*10^3+100" office:value-type="float" office:value="73100">
            <text:p>7,31E+04</text:p>
          </table:table-cell>
          <table:table-cell table:style-name="ce62" table:formula="of:=[.N1132]" office:value-type="float" office:value="111">
            <text:p>1,11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  <table:table-cell table:formula="of:=[.Q1134]*[.S113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35]" office:value-type="float" office:value="720000">
            <text:p>7,20E+05</text:p>
          </table:table-cell>
          <table:table-cell/>
          <table:table-cell table:formula="of:=(([.G1135]-[.N1135])-[.C1135])/[.C1135]*100" office:value-type="float" office:value="2.85714285714286">
            <text:p>2,9</text:p>
          </table:table-cell>
          <table:table-cell table:formula="of:=1.1+SQRT([.O1135]^2+[.I1135]^2)" office:value-type="float" office:value="6.01561443831007">
            <text:p>6,0</text:p>
          </table:table-cell>
          <table:table-cell table:formula="of:=TEXT([.J1135];&quot;0.0&quot;)&amp;&quot;&lt;15&quot;" office:value-type="string" office:string-value="6,0&lt;15">
            <text:p>6,0&lt;15</text:p>
          </table:table-cell>
          <table:table-cell/>
          <table:table-cell table:formula="of:=[.R1135]*10^6" office:value-type="float" office:value="720000">
            <text:p>7,20E+05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135]*[.S113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36]" office:value-type="float" office:value="6800000">
            <text:p>6,80E+06</text:p>
          </table:table-cell>
          <table:table-cell/>
          <table:table-cell table:formula="of:=(([.G1136]-[.N1136])-[.C1136])/[.C1136]*100" office:value-type="float" office:value="-2.85714285714286">
            <text:p>-2,9</text:p>
          </table:table-cell>
          <table:table-cell table:formula="of:=1.1+SQRT([.O1136]^2+[.I1136]^2)" office:value-type="float" office:value="6.01561443831007">
            <text:p>6,0</text:p>
          </table:table-cell>
          <table:table-cell table:formula="of:=TEXT([.J1136];&quot;0.0&quot;)&amp;&quot;&lt;15&quot;" office:value-type="string" office:string-value="6,0&lt;15">
            <text:p>6,0&lt;15</text:p>
          </table:table-cell>
          <table:table-cell/>
          <table:table-cell table:formula="of:=[.R1136]*10^6" office:value-type="float" office:value="6800000">
            <text:p>6,80E+06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136]*[.S113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37]" office:value-type="float" office:value="69000000">
            <text:p>6,90E+07</text:p>
          </table:table-cell>
          <table:table-cell/>
          <table:table-cell table:formula="of:=(([.G1137]-[.N1137])-[.C1137])/[.C1137]*100" office:value-type="float" office:value="-1.42857142857143">
            <text:p>-1,4</text:p>
          </table:table-cell>
          <table:table-cell table:formula="of:=1.1+SQRT([.O1137]^2+[.I1137]^2)" office:value-type="float" office:value="5.34744821351957">
            <text:p>5,3</text:p>
          </table:table-cell>
          <table:table-cell table:formula="of:=TEXT([.J1137];&quot;0.0&quot;)&amp;&quot;&lt;15&quot;" office:value-type="string" office:string-value="5,3&lt;15">
            <text:p>5,3&lt;15</text:p>
          </table:table-cell>
          <table:table-cell/>
          <table:table-cell table:formula="of:=[.R1137]*10^6" office:value-type="float" office:value="69000000">
            <text:p>6,9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137]*[.S113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38]" office:value-type="float" office:value="720000000">
            <text:p>7,20E+08</text:p>
          </table:table-cell>
          <table:table-cell/>
          <table:table-cell table:formula="of:=(([.G1138]-[.N1138])-[.C1138])/[.C1138]*100" office:value-type="float" office:value="2.85714285714286">
            <text:p>2,9</text:p>
          </table:table-cell>
          <table:table-cell table:formula="of:=1.1+SQRT([.O1138]^2+[.I1138]^2)" office:value-type="float" office:value="6.01561443831007">
            <text:p>6,0</text:p>
          </table:table-cell>
          <table:table-cell table:formula="of:=TEXT([.J1138];&quot;0.0&quot;)&amp;&quot;&lt;15&quot;" office:value-type="string" office:string-value="6,0&lt;15">
            <text:p>6,0&lt;15</text:p>
          </table:table-cell>
          <table:table-cell/>
          <table:table-cell table:formula="of:=[.R1138]*10^9" office:value-type="float" office:value="720000000">
            <text:p>7,20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2">
            <text:p>0,72</text:p>
          </table:table-cell>
          <table:table-cell table:style-name="ce71" office:value-type="float" office:value="1000000000">
            <text:p>1000000000</text:p>
          </table:table-cell>
          <table:table-cell table:formula="of:=[.Q1138]*[.S113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39]" office:value-type="float" office:value="7000000000">
            <text:p>7,00E+09</text:p>
          </table:table-cell>
          <table:table-cell/>
          <table:table-cell table:formula="of:=(([.G1139]-[.N1139])-[.C1139])/[.C1139]*100" office:value-type="float" office:value="0">
            <text:p>0,0</text:p>
          </table:table-cell>
          <table:table-cell table:formula="of:=1.1+SQRT([.O1139]^2+[.I1139]^2)" office:value-type="float" office:value="5.1">
            <text:p>5,1</text:p>
          </table:table-cell>
          <table:table-cell table:formula="of:=TEXT([.J1139];&quot;0.0&quot;)&amp;&quot;&lt;15&quot;" office:value-type="string" office:string-value="5,1&lt;15">
            <text:p>5,1&lt;15</text:p>
          </table:table-cell>
          <table:table-cell table:style-name="ce57"/>
          <table:table-cell table:formula="of:=[.R1139]*10^9" office:value-type="float" office:value="7000000000">
            <text:p>7,00E+09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39]*[.S113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47]" office:value-type="float" office:value="650" table:number-columns-spanned="1" table:number-rows-spanned="3">
            <text:p>6,50E+02</text:p>
          </table:table-cell>
          <table:table-cell table:style-name="ce25" table:formula="of:=[.M1147]" office:value-type="float" office:value="100">
            <text:p>1,00E+02</text:p>
          </table:table-cell>
          <table:table-cell table:style-name="ce25" table:formula="of:=[.G1147]-[.N1147]" office:value-type="float" office:value="-550">
            <text:p>-5,50E+02</text:p>
          </table:table-cell>
          <table:table-cell table:style-name="ce51" table:formula="of:=(([.G1147]-[.N1147])-[.C1147])/[.C1147]*100" office:value-type="float" office:value="-178.571428571429">
            <text:p>-178,6</text:p>
          </table:table-cell>
          <table:table-cell table:style-name="ce51" table:formula="of:=1.1+SQRT([.O1147]^2+[.I1147]^2)" office:value-type="float" office:value="179.741414856804">
            <text:p>179,7</text:p>
          </table:table-cell>
          <table:table-cell table:style-name="ce47" table:formula="of:=TEXT([.J1147];&quot;0.0&quot;)&amp;&quot;&lt;15&quot;" office:value-type="string" office:string-value="179,7&lt;15">
            <text:p>179,7&lt;15</text:p>
          </table:table-cell>
          <table:table-cell table:style-name="ce56"/>
          <table:table-cell table:style-name="ce58" table:formula="of:=[.R1147]*10^3+100" office:value-type="float" office:value="100">
            <text:p>100</text:p>
          </table:table-cell>
          <table:table-cell table:style-name="ce61" office:value-type="float" office:value="650">
            <text:p>6,50E+02</text:p>
          </table:table-cell>
          <table:table-cell table:style-name="ce65" office:value-type="float" office:value="5">
            <text:p>5</text:p>
          </table:table-cell>
          <table:table-cell table:style-name="ce5" table:formula="of:=[.A1147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7]*[.S114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6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48]" office:value-type="float" office:value="100">
            <text:p>1,00E+02</text:p>
          </table:table-cell>
          <table:table-cell table:style-name="ce25" table:formula="of:=[.G1148]-[.N1148]" office:value-type="float" office:value="-550">
            <text:p>-5,50E+02</text:p>
          </table:table-cell>
          <table:table-cell table:style-name="ce51" table:formula="of:=(([.G1148]-[.N1148])-[.C1148])/[.C1148]*100" office:value-type="float" office:value="-107.857142857143">
            <text:p>-107,9</text:p>
          </table:table-cell>
          <table:table-cell table:style-name="ce51" table:formula="of:=1.1+SQRT([.O1148]^2+[.I1148]^2)" office:value-type="float" office:value="109.072974698793">
            <text:p>109,1</text:p>
          </table:table-cell>
          <table:table-cell table:style-name="ce47" table:formula="of:=TEXT([.J1148];&quot;0.0&quot;)&amp;&quot;&lt;15&quot;" office:value-type="string" office:string-value="109,1&lt;15">
            <text:p>109,1&lt;15</text:p>
          </table:table-cell>
          <table:table-cell/>
          <table:table-cell table:style-name="ce58" table:formula="of:=[.R1148]*10^3+100" office:value-type="float" office:value="100">
            <text:p>100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8]*[.S114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49]" office:value-type="float" office:value="100">
            <text:p>1,00E+02</text:p>
          </table:table-cell>
          <table:table-cell table:style-name="ce25" table:formula="of:=[.G1149]-[.N1149]" office:value-type="float" office:value="-550">
            <text:p>-5,50E+02</text:p>
          </table:table-cell>
          <table:table-cell table:style-name="ce51" table:formula="of:=(([.G1149]-[.N1149])-[.C1149])/[.C1149]*100" office:value-type="float" office:value="-100.785714285714">
            <text:p>-100,8</text:p>
          </table:table-cell>
          <table:table-cell table:style-name="ce51" table:formula="of:=1.1+SQRT([.O1149]^2+[.I1149]^2)" office:value-type="float" office:value="101.965059381738">
            <text:p>102,0</text:p>
          </table:table-cell>
          <table:table-cell table:style-name="ce47" table:formula="of:=TEXT([.J1149];&quot;0.0&quot;)&amp;&quot;&lt;15&quot;" office:value-type="string" office:string-value="102,0&lt;15">
            <text:p>102,0&lt;15</text:p>
          </table:table-cell>
          <table:table-cell/>
          <table:table-cell table:formula="of:=[.R1149]*10^3+100" office:value-type="float" office:value="100">
            <text:p>1,00E+02</text:p>
          </table:table-cell>
          <table:table-cell table:style-name="ce62" table:formula="of:=[.N1147]" office:value-type="float" office:value="650">
            <text:p>6,50E+02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49]*[.S114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50]" office:value-type="float" office:value="0">
            <text:p>0,00E+00</text:p>
          </table:table-cell>
          <table:table-cell table:style-name="ce47"/>
          <table:table-cell table:style-name="ce51" table:formula="of:=(([.G1150]-[.N1150])-[.C1150])/[.C1150]*100" office:value-type="float" office:value="-100">
            <text:p>-100,0</text:p>
          </table:table-cell>
          <table:table-cell table:style-name="ce51" table:formula="of:=1.1+SQRT([.O1150]^2+[.I1150]^2)" office:value-type="float" office:value="101.179968025574">
            <text:p>101,2</text:p>
          </table:table-cell>
          <table:table-cell table:style-name="ce47" table:formula="of:=TEXT([.J1150];&quot;0.0&quot;)&amp;&quot;&lt;15&quot;" office:value-type="string" office:string-value="101,2&lt;15">
            <text:p>101,2&lt;15</text:p>
          </table:table-cell>
          <table:table-cell/>
          <table:table-cell table:formula="of:=[.R1150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50]*[.S115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51]" office:value-type="float" office:value="71100000">
            <text:p>7,11E+07</text:p>
          </table:table-cell>
          <table:table-cell/>
          <table:table-cell table:formula="of:=(([.G1151]-[.N1151])-[.C1151])/[.C1151]*100" office:value-type="float" office:value="1.57142857142857">
            <text:p>1,6</text:p>
          </table:table-cell>
          <table:table-cell table:formula="of:=1.1+SQRT([.O1151]^2+[.I1151]^2)" office:value-type="float" office:value="5.39760255899752">
            <text:p>5,4</text:p>
          </table:table-cell>
          <table:table-cell table:formula="of:=TEXT([.J1151];&quot;0.0&quot;)&amp;&quot;&lt;15&quot;" office:value-type="string" office:string-value="5,4&lt;15">
            <text:p>5,4&lt;15</text:p>
          </table:table-cell>
          <table:table-cell/>
          <table:table-cell table:formula="of:=[.R1151]*10^6" office:value-type="float" office:value="71100000">
            <text:p>7,11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1.1">
            <text:p>71,1</text:p>
          </table:table-cell>
          <table:table-cell office:value-type="float" office:value="1000000">
            <text:p>1000000</text:p>
          </table:table-cell>
          <table:table-cell table:formula="of:=[.Q1151]*[.S115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52]" office:value-type="float" office:value="712000000">
            <text:p>7,12E+08</text:p>
          </table:table-cell>
          <table:table-cell/>
          <table:table-cell table:formula="of:=(([.G1152]-[.N1152])-[.C1152])/[.C1152]*100" office:value-type="float" office:value="1.71428571428571">
            <text:p>1,7</text:p>
          </table:table-cell>
          <table:table-cell table:formula="of:=1.1+SQRT([.O1152]^2+[.I1152]^2)" office:value-type="float" office:value="5.45187034620795">
            <text:p>5,5</text:p>
          </table:table-cell>
          <table:table-cell table:formula="of:=TEXT([.J1152];&quot;0.0&quot;)&amp;&quot;&lt;15&quot;" office:value-type="string" office:string-value="5,5&lt;15">
            <text:p>5,5&lt;15</text:p>
          </table:table-cell>
          <table:table-cell/>
          <table:table-cell table:formula="of:=[.R1152]*10^6" office:value-type="float" office:value="712000000">
            <text:p>7,12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2">
            <text:p>712</text:p>
          </table:table-cell>
          <table:table-cell office:value-type="float" office:value="1000000">
            <text:p>1000000</text:p>
          </table:table-cell>
          <table:table-cell table:formula="of:=[.Q1152]*[.S115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53]" office:value-type="float" office:value="7000000000">
            <text:p>7,00E+09</text:p>
          </table:table-cell>
          <table:table-cell/>
          <table:table-cell table:formula="of:=(([.G1153]-[.N1153])-[.C1153])/[.C1153]*100" office:value-type="float" office:value="0">
            <text:p>0,0</text:p>
          </table:table-cell>
          <table:table-cell table:formula="of:=1.1+SQRT([.O1153]^2+[.I1153]^2)" office:value-type="float" office:value="5.1">
            <text:p>5,1</text:p>
          </table:table-cell>
          <table:table-cell table:formula="of:=TEXT([.J1153];&quot;0.0&quot;)&amp;&quot;&lt;15&quot;" office:value-type="string" office:string-value="5,1&lt;15">
            <text:p>5,1&lt;15</text:p>
          </table:table-cell>
          <table:table-cell/>
          <table:table-cell table:formula="of:=[.R1153]*10^9" office:value-type="float" office:value="7000000000">
            <text:p>7,00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53]*[.S115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54]" office:value-type="float" office:value="10100000000">
            <text:p>1,01E+10</text:p>
          </table:table-cell>
          <table:table-cell/>
          <table:table-cell table:formula="of:=(([.G1154]-[.N1154])-[.C1154])/[.C1154]*100" office:value-type="float" office:value="1">
            <text:p>1,0</text:p>
          </table:table-cell>
          <table:table-cell table:formula="of:=1.1+SQRT([.O1154]^2+[.I1154]^2)" office:value-type="float" office:value="5.22310562561766">
            <text:p>5,2</text:p>
          </table:table-cell>
          <table:table-cell table:formula="of:=TEXT([.J1154];&quot;0.0&quot;)&amp;&quot;&lt;15&quot;" office:value-type="string" office:string-value="5,2&lt;15">
            <text:p>5,2&lt;15</text:p>
          </table:table-cell>
          <table:table-cell table:style-name="ce57"/>
          <table:table-cell table:formula="of:=[.R1154]*10^9" office:value-type="float" office:value="10100000000">
            <text:p>1,01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.1">
            <text:p>10,1</text:p>
          </table:table-cell>
          <table:table-cell table:style-name="ce71" office:value-type="float" office:value="1000000000">
            <text:p>1000000000</text:p>
          </table:table-cell>
          <table:table-cell table:formula="of:=[.Q1154]*[.S115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2" office:value-type="string">
            <text:p>БДКГ-27</text:p>
          </table:table-cell>
          <table:table-cell table:style-name="ce12" table:number-columns-repeated="3"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1">
            <text:p>1</text:p>
          </table:table-cell>
          <table:table-cell table:style-name="ce25" office:value-type="float" office:value="700">
            <text:p>7,00E+02</text:p>
          </table:table-cell>
          <table:table-cell table:style-name="ce30" office:value-type="string">
            <text:p>0НА</text:p>
          </table:table-cell>
          <table:table-cell table:style-name="ce36" office:value-type="float" office:value="241.9">
            <text:p>241,9</text:p>
          </table:table-cell>
          <table:table-cell table:style-name="ce40" table:formula="of:=[.N1162]" office:value-type="float" office:value="1240" table:number-columns-spanned="1" table:number-rows-spanned="3">
            <text:p>1,24E+03</text:p>
          </table:table-cell>
          <table:table-cell table:style-name="ce25" table:formula="of:=[.M1162]" office:value-type="float" office:value="100">
            <text:p>1,00E+02</text:p>
          </table:table-cell>
          <table:table-cell table:style-name="ce25" table:formula="of:=[.G1162]-[.N1162]" office:value-type="float" office:value="-1140">
            <text:p>-1,14E+03</text:p>
          </table:table-cell>
          <table:table-cell table:style-name="ce51" table:formula="of:=(([.G1162]-[.N1162])-[.C1162])/[.C1162]*100" office:value-type="float" office:value="-262.857142857143">
            <text:p>-262,9</text:p>
          </table:table-cell>
          <table:table-cell table:style-name="ce51" table:formula="of:=1.1+SQRT([.O1162]^2+[.I1162]^2)" office:value-type="float" office:value="264.00469290414">
            <text:p>264,0</text:p>
          </table:table-cell>
          <table:table-cell table:style-name="ce47" table:formula="of:=TEXT([.J1162];&quot;0.0&quot;)&amp;&quot;&lt;15&quot;" office:value-type="string" office:string-value="264,0&lt;15">
            <text:p>264,0&lt;15</text:p>
          </table:table-cell>
          <table:table-cell table:style-name="ce56"/>
          <table:table-cell table:style-name="ce58" table:formula="of:=[.R1162]*10^3+100" office:value-type="float" office:value="100">
            <text:p>100</text:p>
          </table:table-cell>
          <table:table-cell table:style-name="ce61" office:value-type="float" office:value="1240">
            <text:p>1,24E+03</text:p>
          </table:table-cell>
          <table:table-cell table:style-name="ce65" office:value-type="float" office:value="5">
            <text:p>5</text:p>
          </table:table-cell>
          <table:table-cell table:style-name="ce5" table:formula="of:=[.A1162]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2]*[.S116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3.008</text:p>
          </table:table-cell>
          <table:table-cell table:style-name="ce19" office:value-type="float" office:value="2">
            <text:p>2</text:p>
          </table:table-cell>
          <table:table-cell table:style-name="ce25" office:value-type="float" office:value="7000">
            <text:p>7,00E+03</text:p>
          </table:table-cell>
          <table:table-cell table:style-name="ce30" office:value-type="string">
            <text:p>0НА</text:p>
          </table:table-cell>
          <table:table-cell table:style-name="ce36" office:value-type="float" office:value="77.4">
            <text:p>77,4</text:p>
          </table:table-cell>
          <table:covered-table-cell table:style-name="ce40"/>
          <table:table-cell table:style-name="ce25" table:formula="of:=[.M1163]" office:value-type="float" office:value="100">
            <text:p>1,00E+02</text:p>
          </table:table-cell>
          <table:table-cell table:style-name="ce25" table:formula="of:=[.G1163]-[.N1163]" office:value-type="float" office:value="-1140">
            <text:p>-1,14E+03</text:p>
          </table:table-cell>
          <table:table-cell table:style-name="ce51" table:formula="of:=(([.G1163]-[.N1163])-[.C1163])/[.C1163]*100" office:value-type="float" office:value="-116.285714285714">
            <text:p>-116,3</text:p>
          </table:table-cell>
          <table:table-cell table:style-name="ce51" table:formula="of:=1.1+SQRT([.O1163]^2+[.I1163]^2)" office:value-type="float" office:value="117.493158505725">
            <text:p>117,5</text:p>
          </table:table-cell>
          <table:table-cell table:style-name="ce47" table:formula="of:=TEXT([.J1163];&quot;0.0&quot;)&amp;&quot;&lt;15&quot;" office:value-type="string" office:string-value="117,5&lt;15">
            <text:p>117,5&lt;15</text:p>
          </table:table-cell>
          <table:table-cell/>
          <table:table-cell table:style-name="ce58" table:formula="of:=[.R1163]*10^3+100" office:value-type="float" office:value="100">
            <text:p>100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3]*[.S116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">
            <text:p>3</text:p>
          </table:table-cell>
          <table:table-cell table:style-name="ce25" office:value-type="float" office:value="70000">
            <text:p>7,00E+04</text:p>
          </table:table-cell>
          <table:table-cell table:style-name="ce30" office:value-type="string">
            <text:p>9XK</text:p>
          </table:table-cell>
          <table:table-cell table:style-name="ce36" office:value-type="float" office:value="167.3">
            <text:p>167,3</text:p>
          </table:table-cell>
          <table:covered-table-cell table:style-name="ce40"/>
          <table:table-cell table:style-name="ce25" table:formula="of:=[.M1164]" office:value-type="float" office:value="100">
            <text:p>1,00E+02</text:p>
          </table:table-cell>
          <table:table-cell table:style-name="ce25" table:formula="of:=[.G1164]-[.N1164]" office:value-type="float" office:value="-1140">
            <text:p>-1,14E+03</text:p>
          </table:table-cell>
          <table:table-cell table:style-name="ce51" table:formula="of:=(([.G1164]-[.N1164])-[.C1164])/[.C1164]*100" office:value-type="float" office:value="-101.628571428571">
            <text:p>-101,6</text:p>
          </table:table-cell>
          <table:table-cell table:style-name="ce51" table:formula="of:=1.1+SQRT([.O1164]^2+[.I1164]^2)" office:value-type="float" office:value="102.807258986821">
            <text:p>102,8</text:p>
          </table:table-cell>
          <table:table-cell table:style-name="ce47" table:formula="of:=TEXT([.J1164];&quot;0.0&quot;)&amp;&quot;&lt;15&quot;" office:value-type="string" office:string-value="102,8&lt;15">
            <text:p>102,8&lt;15</text:p>
          </table:table-cell>
          <table:table-cell/>
          <table:table-cell table:formula="of:=[.R1164]*10^3+100" office:value-type="float" office:value="100">
            <text:p>1,00E+02</text:p>
          </table:table-cell>
          <table:table-cell table:style-name="ce62" table:formula="of:=[.N1162]" office:value-type="float" office:value="1240">
            <text:p>1,24E+03</text:p>
          </table:table-cell>
          <table:table-cell table:style-name="ce66" office:value-type="float" office:value="4">
            <text:p>4</text:p>
          </table:table-cell>
          <table:table-cell table:style-name="ce68" table:formula="of:='[1]калибровочные значения'!#ref!" office:value-type="string" office:string-value="Err:520">
            <text:p>Err:520</text:p>
          </table:table-cell>
          <table:table-cell office:value-type="float" office:value="70.12">
            <text:p>70,1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formula="of:=[.Q1164]*[.S116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4">
            <text:p>4</text:p>
          </table:table-cell>
          <table:table-cell table:style-name="ce25" office:value-type="float" office:value="700000">
            <text:p>7,00E+05</text:p>
          </table:table-cell>
          <table:table-cell table:style-name="ce31" office:value-type="string">
            <text:p>9XK</text:p>
          </table:table-cell>
          <table:table-cell table:style-name="ce36" office:value-type="float" office:value="53.7">
            <text:p>53,7</text:p>
          </table:table-cell>
          <table:table-cell/>
          <table:table-cell table:style-name="ce25" table:formula="of:=[.M1165]" office:value-type="float" office:value="0">
            <text:p>0,00E+00</text:p>
          </table:table-cell>
          <table:table-cell table:style-name="ce47"/>
          <table:table-cell table:style-name="ce51" table:formula="of:=(([.G1165]-[.N1165])-[.C1165])/[.C1165]*100" office:value-type="float" office:value="-100">
            <text:p>-100,0</text:p>
          </table:table-cell>
          <table:table-cell table:style-name="ce51" table:formula="of:=1.1+SQRT([.O1165]^2+[.I1165]^2)" office:value-type="float" office:value="101.179968025574">
            <text:p>101,2</text:p>
          </table:table-cell>
          <table:table-cell table:style-name="ce47" table:formula="of:=TEXT([.J1165];&quot;0.0&quot;)&amp;&quot;&lt;15&quot;" office:value-type="string" office:string-value="101,2&lt;15">
            <text:p>101,2&lt;15</text:p>
          </table:table-cell>
          <table:table-cell/>
          <table:table-cell table:formula="of:=[.R1165]*10^6" office:value-type="float" office:value="0">
            <text:p>0,00E+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">
            <text:p>0</text:p>
          </table:table-cell>
          <table:table-cell office:value-type="float" office:value="1000000">
            <text:p>1000000</text:p>
          </table:table-cell>
          <table:table-cell table:formula="of:=[.Q1165]*[.S116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66]" office:value-type="float" office:value="70000000">
            <text:p>7,00E+07</text:p>
          </table:table-cell>
          <table:table-cell/>
          <table:table-cell table:formula="of:=(([.G1166]-[.N1166])-[.C1166])/[.C1166]*100" office:value-type="float" office:value="0">
            <text:p>0,0</text:p>
          </table:table-cell>
          <table:table-cell table:formula="of:=1.1+SQRT([.O1166]^2+[.I1166]^2)" office:value-type="float" office:value="5.1">
            <text:p>5,1</text:p>
          </table:table-cell>
          <table:table-cell table:formula="of:=TEXT([.J1166];&quot;0.0&quot;)&amp;&quot;&lt;15&quot;" office:value-type="string" office:string-value="5,1&lt;15">
            <text:p>5,1&lt;15</text:p>
          </table:table-cell>
          <table:table-cell/>
          <table:table-cell table:formula="of:=[.R1166]*10^6" office:value-type="float" office:value="70000000">
            <text:p>7,00E+07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166]*[.S116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0">
            <text:p>7,00E+08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67]" office:value-type="float" office:value="701000000">
            <text:p>7,01E+08</text:p>
          </table:table-cell>
          <table:table-cell/>
          <table:table-cell table:formula="of:=(([.G1167]-[.N1167])-[.C1167])/[.C1167]*100" office:value-type="float" office:value="0.142857142857143">
            <text:p>0,1</text:p>
          </table:table-cell>
          <table:table-cell table:formula="of:=1.1+SQRT([.O1167]^2+[.I1167]^2)" office:value-type="float" office:value="5.1025502074634">
            <text:p>5,1</text:p>
          </table:table-cell>
          <table:table-cell table:formula="of:=TEXT([.J1167];&quot;0.0&quot;)&amp;&quot;&lt;15&quot;" office:value-type="string" office:string-value="5,1&lt;15">
            <text:p>5,1&lt;15</text:p>
          </table:table-cell>
          <table:table-cell/>
          <table:table-cell table:formula="of:=[.R1167]*10^6" office:value-type="float" office:value="701000000">
            <text:p>7,01E+08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1">
            <text:p>701</text:p>
          </table:table-cell>
          <table:table-cell office:value-type="float" office:value="1000000">
            <text:p>1000000</text:p>
          </table:table-cell>
          <table:table-cell table:formula="of:=[.Q1167]*[.S116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68]" office:value-type="float" office:value="6950000000">
            <text:p>6,95E+09</text:p>
          </table:table-cell>
          <table:table-cell/>
          <table:table-cell table:formula="of:=(([.G1168]-[.N1168])-[.C1168])/[.C1168]*100" office:value-type="float" office:value="-0.714285714285714">
            <text:p>-0,7</text:p>
          </table:table-cell>
          <table:table-cell table:formula="of:=1.1+SQRT([.O1168]^2+[.I1168]^2)" office:value-type="float" office:value="5.16327504380797">
            <text:p>5,2</text:p>
          </table:table-cell>
          <table:table-cell table:formula="of:=TEXT([.J1168];&quot;0.0&quot;)&amp;&quot;&lt;15&quot;" office:value-type="string" office:string-value="5,2&lt;15">
            <text:p>5,2&lt;15</text:p>
          </table:table-cell>
          <table:table-cell/>
          <table:table-cell table:formula="of:=[.R1168]*10^9" office:value-type="float" office:value="6950000000">
            <text:p>6,95E+09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6.95">
            <text:p>6,95</text:p>
          </table:table-cell>
          <table:table-cell table:style-name="ce71" office:value-type="float" office:value="1000000000">
            <text:p>1000000000</text:p>
          </table:table-cell>
          <table:table-cell table:formula="of:=[.Q1168]*[.S116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10000000000">
            <text:p>1,00E+10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69]" office:value-type="float" office:value="10000000000">
            <text:p>1,00E+10</text:p>
          </table:table-cell>
          <table:table-cell/>
          <table:table-cell table:formula="of:=(([.G1169]-[.N1169])-[.C1169])/[.C1169]*100" office:value-type="float" office:value="0">
            <text:p>0,0</text:p>
          </table:table-cell>
          <table:table-cell table:formula="of:=1.1+SQRT([.O1169]^2+[.I1169]^2)" office:value-type="float" office:value="5.1">
            <text:p>5,1</text:p>
          </table:table-cell>
          <table:table-cell table:formula="of:=TEXT([.J1169];&quot;0.0&quot;)&amp;&quot;&lt;15&quot;" office:value-type="string" office:string-value="5,1&lt;15">
            <text:p>5,1&lt;15</text:p>
          </table:table-cell>
          <table:table-cell table:style-name="ce57"/>
          <table:table-cell table:formula="of:=[.R1169]*10^9" office:value-type="float" office:value="10000000000">
            <text:p>1,00E+1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10">
            <text:p>10</text:p>
          </table:table-cell>
          <table:table-cell table:style-name="ce71" office:value-type="float" office:value="1000000000">
            <text:p>1000000000</text:p>
          </table:table-cell>
          <table:table-cell table:formula="of:=[.Q1169]*[.S116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77]" office:value-type="float" office:value="104" table:number-columns-spanned="1" table:number-rows-spanned="3">
            <text:p>1,04E+02</text:p>
          </table:table-cell>
          <table:table-cell table:formula="of:=[.M1177]" office:value-type="float" office:value="800">
            <text:p>8,00E+02</text:p>
          </table:table-cell>
          <table:table-cell table:style-name="ce24" table:formula="of:=[.G1177]-[.N1177]" office:value-type="float" office:value="696">
            <text:p>6,96E+02</text:p>
          </table:table-cell>
          <table:table-cell table:formula="of:=(([.G1177]-[.N1177])-[.C1177])/[.C1177]*100" office:value-type="float" office:value="-0.571428571428555">
            <text:p>-0,6</text:p>
          </table:table-cell>
          <table:table-cell table:formula="of:=1.1+SQRT([.O1177]^2+[.I1177]^2)" office:value-type="float" office:value="6.13254712965958">
            <text:p>6,1</text:p>
          </table:table-cell>
          <table:table-cell table:formula="of:=TEXT([.J117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177]*10^3+100" office:value-type="float" office:value="800">
            <text:p>80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77]*[.S117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9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78]" office:value-type="float" office:value="7200">
            <text:p>7,20E+03</text:p>
          </table:table-cell>
          <table:table-cell table:style-name="ce24" table:formula="of:=[.G1178]-[.N1178]" office:value-type="float" office:value="7096">
            <text:p>7,10E+03</text:p>
          </table:table-cell>
          <table:table-cell table:formula="of:=(([.G1178]-[.N1178])-[.C1178])/[.C1178]*100" office:value-type="float" office:value="1.37142857142857">
            <text:p>1,4</text:p>
          </table:table-cell>
          <table:table-cell table:formula="of:=1.1+SQRT([.O1178]^2+[.I1178]^2)" office:value-type="float" office:value="6.28467128432754">
            <text:p>6,3</text:p>
          </table:table-cell>
          <table:table-cell table:formula="of:=TEXT([.J1178];&quot;0.0&quot;)&amp;&quot;&lt;15&quot;" office:value-type="string" office:string-value="6,3&lt;15">
            <text:p>6,3&lt;15</text:p>
          </table:table-cell>
          <table:table-cell/>
          <table:table-cell table:style-name="ce58" table:formula="of:=[.R1178]*10^3+100" office:value-type="float" office:value="7200">
            <text:p>72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78]*[.S117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79]" office:value-type="float" office:value="70100">
            <text:p>7,01E+04</text:p>
          </table:table-cell>
          <table:table-cell table:style-name="ce24" table:formula="of:=[.G1179]-[.N1179]" office:value-type="float" office:value="69996">
            <text:p>7,00E+04</text:p>
          </table:table-cell>
          <table:table-cell table:formula="of:=(([.G1179]-[.N1179])-[.C1179])/[.C1179]*100" office:value-type="float" office:value="-0.00571428571428571">
            <text:p>0,0</text:p>
          </table:table-cell>
          <table:table-cell table:formula="of:=1.1+SQRT([.O1179]^2+[.I1179]^2)" office:value-type="float" office:value="5.10000408163057">
            <text:p>5,1</text:p>
          </table:table-cell>
          <table:table-cell table:formula="of:=TEXT([.J1179];&quot;0.0&quot;)&amp;&quot;&lt;15&quot;" office:value-type="string" office:string-value="5,1&lt;15">
            <text:p>5,1&lt;15</text:p>
          </table:table-cell>
          <table:table-cell/>
          <table:table-cell table:style-name="ce58" table:formula="of:=[.R1179]*10^3+100" office:value-type="float" office:value="70100">
            <text:p>70100</text:p>
          </table:table-cell>
          <table:table-cell table:style-name="ce62" table:formula="of:=[.N1177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179]*[.S117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80]" office:value-type="float" office:value="690000">
            <text:p>6,90E+05</text:p>
          </table:table-cell>
          <table:table-cell/>
          <table:table-cell table:formula="of:=(([.G1180]-[.N1180])-[.C1180])/[.C1180]*100" office:value-type="float" office:value="-1.42857142857143">
            <text:p>-1,4</text:p>
          </table:table-cell>
          <table:table-cell table:formula="of:=1.1+SQRT([.O1180]^2+[.I1180]^2)" office:value-type="float" office:value="5.34744821351957">
            <text:p>5,3</text:p>
          </table:table-cell>
          <table:table-cell table:formula="of:=TEXT([.J1180];&quot;0.0&quot;)&amp;&quot;&lt;15&quot;" office:value-type="string" office:string-value="5,3&lt;15">
            <text:p>5,3&lt;15</text:p>
          </table:table-cell>
          <table:table-cell/>
          <table:table-cell table:style-name="ce58" table:formula="of:=[.R118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180]*[.S118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81]" office:value-type="float" office:value="6900000">
            <text:p>6,90E+06</text:p>
          </table:table-cell>
          <table:table-cell/>
          <table:table-cell table:formula="of:=(([.G1181]-[.N1181])-[.C1181])/[.C1181]*100" office:value-type="float" office:value="-1.42857142857143">
            <text:p>-1,4</text:p>
          </table:table-cell>
          <table:table-cell table:formula="of:=1.1+SQRT([.O1181]^2+[.I1181]^2)" office:value-type="float" office:value="5.34744821351957">
            <text:p>5,3</text:p>
          </table:table-cell>
          <table:table-cell table:formula="of:=TEXT([.J1181];&quot;0.0&quot;)&amp;&quot;&lt;15&quot;" office:value-type="string" office:string-value="5,3&lt;15">
            <text:p>5,3&lt;15</text:p>
          </table:table-cell>
          <table:table-cell/>
          <table:table-cell table:style-name="ce58" table:formula="of:=[.R1181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81]*[.S118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82]" office:value-type="float" office:value="68000000">
            <text:p>6,80E+07</text:p>
          </table:table-cell>
          <table:table-cell/>
          <table:table-cell table:formula="of:=(([.G1182]-[.N1182])-[.C1182])/[.C1182]*100" office:value-type="float" office:value="-2.85714285714286">
            <text:p>-2,9</text:p>
          </table:table-cell>
          <table:table-cell table:formula="of:=1.1+SQRT([.O1182]^2+[.I1182]^2)" office:value-type="float" office:value="6.01561443831007">
            <text:p>6,0</text:p>
          </table:table-cell>
          <table:table-cell table:formula="of:=TEXT([.J1182];&quot;0.0&quot;)&amp;&quot;&lt;15&quot;" office:value-type="string" office:string-value="6,0&lt;15">
            <text:p>6,0&lt;15</text:p>
          </table:table-cell>
          <table:table-cell/>
          <table:table-cell table:style-name="ce58" table:formula="of:=[.R1182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82]*[.S118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83]" office:value-type="float" office:value="700000000">
            <text:p>7,00E+08</text:p>
          </table:table-cell>
          <table:table-cell/>
          <table:table-cell table:formula="of:=(([.G1183]-[.N1183])-[.C1183])/[.C1183]*100" office:value-type="float" office:value="0">
            <text:p>0,0</text:p>
          </table:table-cell>
          <table:table-cell table:formula="of:=1.1+SQRT([.O1183]^2+[.I1183]^2)" office:value-type="float" office:value="5.1">
            <text:p>5,1</text:p>
          </table:table-cell>
          <table:table-cell table:formula="of:=TEXT([.J1183];&quot;0.0&quot;)&amp;&quot;&lt;15&quot;" office:value-type="string" office:string-value="5,1&lt;15">
            <text:p>5,1&lt;15</text:p>
          </table:table-cell>
          <table:table-cell/>
          <table:table-cell table:style-name="ce58" table:formula="of:=[.R118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183]*[.S118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84]" office:value-type="float" office:value="7100000000">
            <text:p>7,10E+09</text:p>
          </table:table-cell>
          <table:table-cell/>
          <table:table-cell table:formula="of:=(([.G1184]-[.N1184])-[.C1184])/[.C1184]*100" office:value-type="float" office:value="1.42857142857143">
            <text:p>1,4</text:p>
          </table:table-cell>
          <table:table-cell table:formula="of:=1.1+SQRT([.O1184]^2+[.I1184]^2)" office:value-type="float" office:value="5.34744821351957">
            <text:p>5,3</text:p>
          </table:table-cell>
          <table:table-cell table:formula="of:=TEXT([.J118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184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184]*[.S118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192]" office:value-type="float" office:value="105" table:number-columns-spanned="1" table:number-rows-spanned="3">
            <text:p>1,05E+02</text:p>
          </table:table-cell>
          <table:table-cell table:formula="of:=[.M1192]" office:value-type="float" office:value="800">
            <text:p>8,00E+02</text:p>
          </table:table-cell>
          <table:table-cell table:style-name="ce24" table:formula="of:=[.G1192]-[.N1192]" office:value-type="float" office:value="695">
            <text:p>6,95E+02</text:p>
          </table:table-cell>
          <table:table-cell table:formula="of:=(([.G1192]-[.N1192])-[.C1192])/[.C1192]*100" office:value-type="float" office:value="-0.714285714285698">
            <text:p>-0,7</text:p>
          </table:table-cell>
          <table:table-cell table:formula="of:=1.1+SQRT([.O1192]^2+[.I1192]^2)" office:value-type="float" office:value="6.15076272276105">
            <text:p>6,2</text:p>
          </table:table-cell>
          <table:table-cell table:formula="of:=TEXT([.J119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192]*10^3+100" office:value-type="float" office:value="800">
            <text:p>800</text:p>
          </table:table-cell>
          <table:table-cell table:style-name="ce61" office:value-type="float" office:value="105">
            <text:p>1,05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192]*[.S119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193]" office:value-type="float" office:value="7200">
            <text:p>7,20E+03</text:p>
          </table:table-cell>
          <table:table-cell table:style-name="ce24" table:formula="of:=[.G1193]-[.N1193]" office:value-type="float" office:value="7095">
            <text:p>7,10E+03</text:p>
          </table:table-cell>
          <table:table-cell table:formula="of:=(([.G1193]-[.N1193])-[.C1193])/[.C1193]*100" office:value-type="float" office:value="1.35714285714286">
            <text:p>1,4</text:p>
          </table:table-cell>
          <table:table-cell table:formula="of:=1.1+SQRT([.O1193]^2+[.I1193]^2)" office:value-type="float" office:value="6.28091080165388">
            <text:p>6,3</text:p>
          </table:table-cell>
          <table:table-cell table:formula="of:=TEXT([.J1193];&quot;0.0&quot;)&amp;&quot;&lt;15&quot;" office:value-type="string" office:string-value="6,3&lt;15">
            <text:p>6,3&lt;15</text:p>
          </table:table-cell>
          <table:table-cell/>
          <table:table-cell table:style-name="ce58" table:formula="of:=[.R1193]*10^3+100" office:value-type="float" office:value="7200">
            <text:p>72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193]*[.S119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194]" office:value-type="float" office:value="72100">
            <text:p>7,21E+04</text:p>
          </table:table-cell>
          <table:table-cell table:style-name="ce24" table:formula="of:=[.G1194]-[.N1194]" office:value-type="float" office:value="71995">
            <text:p>7,20E+04</text:p>
          </table:table-cell>
          <table:table-cell table:formula="of:=(([.G1194]-[.N1194])-[.C1194])/[.C1194]*100" office:value-type="float" office:value="2.85">
            <text:p>2,9</text:p>
          </table:table-cell>
          <table:table-cell table:formula="of:=1.1+SQRT([.O1194]^2+[.I1194]^2)" office:value-type="float" office:value="6.01146617620441">
            <text:p>6,0</text:p>
          </table:table-cell>
          <table:table-cell table:formula="of:=TEXT([.J1194];&quot;0.0&quot;)&amp;&quot;&lt;15&quot;" office:value-type="string" office:string-value="6,0&lt;15">
            <text:p>6,0&lt;15</text:p>
          </table:table-cell>
          <table:table-cell/>
          <table:table-cell table:style-name="ce58" table:formula="of:=[.R1194]*10^3+100" office:value-type="float" office:value="72100">
            <text:p>72100</text:p>
          </table:table-cell>
          <table:table-cell table:style-name="ce62" table:formula="of:=[.N1192]" office:value-type="float" office:value="105">
            <text:p>1,05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194]*[.S119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195]" office:value-type="float" office:value="680000">
            <text:p>6,80E+05</text:p>
          </table:table-cell>
          <table:table-cell/>
          <table:table-cell table:formula="of:=(([.G1195]-[.N1195])-[.C1195])/[.C1195]*100" office:value-type="float" office:value="-2.85714285714286">
            <text:p>-2,9</text:p>
          </table:table-cell>
          <table:table-cell table:formula="of:=1.1+SQRT([.O1195]^2+[.I1195]^2)" office:value-type="float" office:value="6.01561443831007">
            <text:p>6,0</text:p>
          </table:table-cell>
          <table:table-cell table:formula="of:=TEXT([.J1195];&quot;0.0&quot;)&amp;&quot;&lt;15&quot;" office:value-type="string" office:string-value="6,0&lt;15">
            <text:p>6,0&lt;15</text:p>
          </table:table-cell>
          <table:table-cell/>
          <table:table-cell table:style-name="ce58" table:formula="of:=[.R1195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195]*[.S119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196]" office:value-type="float" office:value="6900000">
            <text:p>6,90E+06</text:p>
          </table:table-cell>
          <table:table-cell/>
          <table:table-cell table:formula="of:=(([.G1196]-[.N1196])-[.C1196])/[.C1196]*100" office:value-type="float" office:value="-1.42857142857143">
            <text:p>-1,4</text:p>
          </table:table-cell>
          <table:table-cell table:formula="of:=1.1+SQRT([.O1196]^2+[.I1196]^2)" office:value-type="float" office:value="5.34744821351957">
            <text:p>5,3</text:p>
          </table:table-cell>
          <table:table-cell table:formula="of:=TEXT([.J1196];&quot;0.0&quot;)&amp;&quot;&lt;15&quot;" office:value-type="string" office:string-value="5,3&lt;15">
            <text:p>5,3&lt;15</text:p>
          </table:table-cell>
          <table:table-cell/>
          <table:table-cell table:style-name="ce58" table:formula="of:=[.R119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196]*[.S119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197]" office:value-type="float" office:value="68000000">
            <text:p>6,80E+07</text:p>
          </table:table-cell>
          <table:table-cell/>
          <table:table-cell table:formula="of:=(([.G1197]-[.N1197])-[.C1197])/[.C1197]*100" office:value-type="float" office:value="-2.85714285714286">
            <text:p>-2,9</text:p>
          </table:table-cell>
          <table:table-cell table:formula="of:=1.1+SQRT([.O1197]^2+[.I1197]^2)" office:value-type="float" office:value="6.01561443831007">
            <text:p>6,0</text:p>
          </table:table-cell>
          <table:table-cell table:formula="of:=TEXT([.J1197];&quot;0.0&quot;)&amp;&quot;&lt;15&quot;" office:value-type="string" office:string-value="6,0&lt;15">
            <text:p>6,0&lt;15</text:p>
          </table:table-cell>
          <table:table-cell/>
          <table:table-cell table:style-name="ce58" table:formula="of:=[.R119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197]*[.S119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198]" office:value-type="float" office:value="760000000">
            <text:p>7,60E+08</text:p>
          </table:table-cell>
          <table:table-cell/>
          <table:table-cell table:formula="of:=(([.G1198]-[.N1198])-[.C1198])/[.C1198]*100" office:value-type="float" office:value="8.57142857142857">
            <text:p>8,6</text:p>
          </table:table-cell>
          <table:table-cell table:formula="of:=1.1+SQRT([.O1198]^2+[.I1198]^2)" office:value-type="float" office:value="10.5588259184268">
            <text:p>10,6</text:p>
          </table:table-cell>
          <table:table-cell table:formula="of:=TEXT([.J1198];&quot;0.0&quot;)&amp;&quot;&lt;15&quot;" office:value-type="string" office:string-value="10,6&lt;15">
            <text:p>10,6&lt;15</text:p>
          </table:table-cell>
          <table:table-cell/>
          <table:table-cell table:style-name="ce58" table:formula="of:=[.R1198]*10^9" office:value-type="float" office:value="760000000">
            <text:p>7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6">
            <text:p>0,76</text:p>
          </table:table-cell>
          <table:table-cell table:style-name="ce71" office:value-type="float" office:value="1000000000">
            <text:p>1000000000</text:p>
          </table:table-cell>
          <table:table-cell table:formula="of:=[.Q1198]*[.S119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199]" office:value-type="float" office:value="7000000000">
            <text:p>7,00E+09</text:p>
          </table:table-cell>
          <table:table-cell/>
          <table:table-cell table:formula="of:=(([.G1199]-[.N1199])-[.C1199])/[.C1199]*100" office:value-type="float" office:value="0">
            <text:p>0,0</text:p>
          </table:table-cell>
          <table:table-cell table:formula="of:=1.1+SQRT([.O1199]^2+[.I1199]^2)" office:value-type="float" office:value="5.1">
            <text:p>5,1</text:p>
          </table:table-cell>
          <table:table-cell table:formula="of:=TEXT([.J119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19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199]*[.S119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07]" office:value-type="float" office:value="101" table:number-columns-spanned="1" table:number-rows-spanned="3">
            <text:p>1,01E+02</text:p>
          </table:table-cell>
          <table:table-cell table:formula="of:=[.M1207]" office:value-type="float" office:value="790">
            <text:p>7,90E+02</text:p>
          </table:table-cell>
          <table:table-cell table:style-name="ce24" table:formula="of:=[.G1207]-[.N1207]" office:value-type="float" office:value="689">
            <text:p>6,89E+02</text:p>
          </table:table-cell>
          <table:table-cell table:formula="of:=(([.G1207]-[.N1207])-[.C1207])/[.C1207]*100" office:value-type="float" office:value="-1.57142857142856">
            <text:p>-1,6</text:p>
          </table:table-cell>
          <table:table-cell table:formula="of:=1.1+SQRT([.O1207]^2+[.I1207]^2)" office:value-type="float" office:value="6.34112466509832">
            <text:p>6,3</text:p>
          </table:table-cell>
          <table:table-cell table:formula="of:=TEXT([.J1207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207]*10^3+100" office:value-type="float" office:value="790">
            <text:p>79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07]*[.S120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8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08]" office:value-type="float" office:value="7200">
            <text:p>7,20E+03</text:p>
          </table:table-cell>
          <table:table-cell table:style-name="ce24" table:formula="of:=[.G1208]-[.N1208]" office:value-type="float" office:value="7099">
            <text:p>7,10E+03</text:p>
          </table:table-cell>
          <table:table-cell table:formula="of:=(([.G1208]-[.N1208])-[.C1208])/[.C1208]*100" office:value-type="float" office:value="1.41428571428571">
            <text:p>1,4</text:p>
          </table:table-cell>
          <table:table-cell table:formula="of:=1.1+SQRT([.O1208]^2+[.I1208]^2)" office:value-type="float" office:value="6.29617206043378">
            <text:p>6,3</text:p>
          </table:table-cell>
          <table:table-cell table:formula="of:=TEXT([.J1208];&quot;0.0&quot;)&amp;&quot;&lt;15&quot;" office:value-type="string" office:string-value="6,3&lt;15">
            <text:p>6,3&lt;15</text:p>
          </table:table-cell>
          <table:table-cell/>
          <table:table-cell table:style-name="ce58" table:formula="of:=[.R1208]*10^3+100" office:value-type="float" office:value="7200">
            <text:p>72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08]*[.S120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09]" office:value-type="float" office:value="69100">
            <text:p>6,91E+04</text:p>
          </table:table-cell>
          <table:table-cell table:style-name="ce24" table:formula="of:=[.G1209]-[.N1209]" office:value-type="float" office:value="68999">
            <text:p>6,90E+04</text:p>
          </table:table-cell>
          <table:table-cell table:formula="of:=(([.G1209]-[.N1209])-[.C1209])/[.C1209]*100" office:value-type="float" office:value="-1.43">
            <text:p>-1,4</text:p>
          </table:table-cell>
          <table:table-cell table:formula="of:=1.1+SQRT([.O1209]^2+[.I1209]^2)" office:value-type="float" office:value="5.34792890712639">
            <text:p>5,3</text:p>
          </table:table-cell>
          <table:table-cell table:formula="of:=TEXT([.J1209];&quot;0.0&quot;)&amp;&quot;&lt;15&quot;" office:value-type="string" office:string-value="5,3&lt;15">
            <text:p>5,3&lt;15</text:p>
          </table:table-cell>
          <table:table-cell/>
          <table:table-cell table:style-name="ce58" table:formula="of:=[.R1209]*10^3+100" office:value-type="float" office:value="69100">
            <text:p>69100</text:p>
          </table:table-cell>
          <table:table-cell table:style-name="ce62" table:formula="of:=[.N1207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209]*[.S120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10]" office:value-type="float" office:value="690000">
            <text:p>6,90E+05</text:p>
          </table:table-cell>
          <table:table-cell/>
          <table:table-cell table:formula="of:=(([.G1210]-[.N1210])-[.C1210])/[.C1210]*100" office:value-type="float" office:value="-1.42857142857143">
            <text:p>-1,4</text:p>
          </table:table-cell>
          <table:table-cell table:formula="of:=1.1+SQRT([.O1210]^2+[.I1210]^2)" office:value-type="float" office:value="5.34744821351957">
            <text:p>5,3</text:p>
          </table:table-cell>
          <table:table-cell table:formula="of:=TEXT([.J1210];&quot;0.0&quot;)&amp;&quot;&lt;15&quot;" office:value-type="string" office:string-value="5,3&lt;15">
            <text:p>5,3&lt;15</text:p>
          </table:table-cell>
          <table:table-cell/>
          <table:table-cell table:style-name="ce58" table:formula="of:=[.R1210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10]*[.S121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11]" office:value-type="float" office:value="7100000">
            <text:p>7,10E+06</text:p>
          </table:table-cell>
          <table:table-cell/>
          <table:table-cell table:formula="of:=(([.G1211]-[.N1211])-[.C1211])/[.C1211]*100" office:value-type="float" office:value="1.42857142857143">
            <text:p>1,4</text:p>
          </table:table-cell>
          <table:table-cell table:formula="of:=1.1+SQRT([.O1211]^2+[.I1211]^2)" office:value-type="float" office:value="5.34744821351957">
            <text:p>5,3</text:p>
          </table:table-cell>
          <table:table-cell table:formula="of:=TEXT([.J1211];&quot;0.0&quot;)&amp;&quot;&lt;15&quot;" office:value-type="string" office:string-value="5,3&lt;15">
            <text:p>5,3&lt;15</text:p>
          </table:table-cell>
          <table:table-cell/>
          <table:table-cell table:style-name="ce58" table:formula="of:=[.R1211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11]*[.S121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12]" office:value-type="float" office:value="70000000">
            <text:p>7,00E+07</text:p>
          </table:table-cell>
          <table:table-cell/>
          <table:table-cell table:formula="of:=(([.G1212]-[.N1212])-[.C1212])/[.C1212]*100" office:value-type="float" office:value="0">
            <text:p>0,0</text:p>
          </table:table-cell>
          <table:table-cell table:formula="of:=1.1+SQRT([.O1212]^2+[.I1212]^2)" office:value-type="float" office:value="5.1">
            <text:p>5,1</text:p>
          </table:table-cell>
          <table:table-cell table:formula="of:=TEXT([.J1212];&quot;0.0&quot;)&amp;&quot;&lt;15&quot;" office:value-type="string" office:string-value="5,1&lt;15">
            <text:p>5,1&lt;15</text:p>
          </table:table-cell>
          <table:table-cell/>
          <table:table-cell table:style-name="ce58" table:formula="of:=[.R121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12]*[.S121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13]" office:value-type="float" office:value="700000000">
            <text:p>7,00E+08</text:p>
          </table:table-cell>
          <table:table-cell/>
          <table:table-cell table:formula="of:=(([.G1213]-[.N1213])-[.C1213])/[.C1213]*100" office:value-type="float" office:value="0">
            <text:p>0,0</text:p>
          </table:table-cell>
          <table:table-cell table:formula="of:=1.1+SQRT([.O1213]^2+[.I1213]^2)" office:value-type="float" office:value="5.1">
            <text:p>5,1</text:p>
          </table:table-cell>
          <table:table-cell table:formula="of:=TEXT([.J1213];&quot;0.0&quot;)&amp;&quot;&lt;15&quot;" office:value-type="string" office:string-value="5,1&lt;15">
            <text:p>5,1&lt;15</text:p>
          </table:table-cell>
          <table:table-cell/>
          <table:table-cell table:style-name="ce58" table:formula="of:=[.R121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13]*[.S121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14]" office:value-type="float" office:value="7000000000">
            <text:p>7,00E+09</text:p>
          </table:table-cell>
          <table:table-cell/>
          <table:table-cell table:formula="of:=(([.G1214]-[.N1214])-[.C1214])/[.C1214]*100" office:value-type="float" office:value="0">
            <text:p>0,0</text:p>
          </table:table-cell>
          <table:table-cell table:formula="of:=1.1+SQRT([.O1214]^2+[.I1214]^2)" office:value-type="float" office:value="5.1">
            <text:p>5,1</text:p>
          </table:table-cell>
          <table:table-cell table:formula="of:=TEXT([.J1214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1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14]*[.S121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>
            <text:p>Ремонт (перекалибровка)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22]" office:value-type="float" office:value="104" table:number-columns-spanned="1" table:number-rows-spanned="3">
            <text:p>1,04E+02</text:p>
          </table:table-cell>
          <table:table-cell table:formula="of:=[.M1222]" office:value-type="float" office:value="810">
            <text:p>8,10E+02</text:p>
          </table:table-cell>
          <table:table-cell table:style-name="ce24" table:formula="of:=[.G1222]-[.N1222]" office:value-type="float" office:value="706">
            <text:p>7,06E+02</text:p>
          </table:table-cell>
          <table:table-cell table:formula="of:=(([.G1222]-[.N1222])-[.C1222])/[.C1222]*100" office:value-type="float" office:value="0.857142857142857">
            <text:p>0,9</text:p>
          </table:table-cell>
          <table:table-cell table:formula="of:=1.1+SQRT([.O1222]^2+[.I1222]^2)" office:value-type="float" office:value="6.1729374013042">
            <text:p>6,2</text:p>
          </table:table-cell>
          <table:table-cell table:formula="of:=TEXT([.J1222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222]*10^3+100" office:value-type="float" office:value="810">
            <text:p>810</text:p>
          </table:table-cell>
          <table:table-cell table:style-name="ce61" office:value-type="float" office:value="104">
            <text:p>1,0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22]*[.S122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23]" office:value-type="float" office:value="7000">
            <text:p>7,00E+03</text:p>
          </table:table-cell>
          <table:table-cell table:style-name="ce24" table:formula="of:=[.G1223]-[.N1223]" office:value-type="float" office:value="6896">
            <text:p>6,90E+03</text:p>
          </table:table-cell>
          <table:table-cell table:formula="of:=(([.G1223]-[.N1223])-[.C1223])/[.C1223]*100" office:value-type="float" office:value="-1.48571428571429">
            <text:p>-1,5</text:p>
          </table:table-cell>
          <table:table-cell table:formula="of:=1.1+SQRT([.O1223]^2+[.I1223]^2)" office:value-type="float" office:value="6.31606623220752">
            <text:p>6,3</text:p>
          </table:table-cell>
          <table:table-cell table:formula="of:=TEXT([.J1223];&quot;0.0&quot;)&amp;&quot;&lt;15&quot;" office:value-type="string" office:string-value="6,3&lt;15">
            <text:p>6,3&lt;15</text:p>
          </table:table-cell>
          <table:table-cell/>
          <table:table-cell table:style-name="ce58" table:formula="of:=[.R1223]*10^3+100" office:value-type="float" office:value="7000">
            <text:p>70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223]*[.S122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24]" office:value-type="float" office:value="71100">
            <text:p>7,11E+04</text:p>
          </table:table-cell>
          <table:table-cell table:style-name="ce24" table:formula="of:=[.G1224]-[.N1224]" office:value-type="float" office:value="70996">
            <text:p>7,10E+04</text:p>
          </table:table-cell>
          <table:table-cell table:formula="of:=(([.G1224]-[.N1224])-[.C1224])/[.C1224]*100" office:value-type="float" office:value="1.42285714285714">
            <text:p>1,4</text:p>
          </table:table-cell>
          <table:table-cell table:formula="of:=1.1+SQRT([.O1224]^2+[.I1224]^2)" office:value-type="float" office:value="5.34552970181338">
            <text:p>5,3</text:p>
          </table:table-cell>
          <table:table-cell table:formula="of:=TEXT([.J1224];&quot;0.0&quot;)&amp;&quot;&lt;15&quot;" office:value-type="string" office:string-value="5,3&lt;15">
            <text:p>5,3&lt;15</text:p>
          </table:table-cell>
          <table:table-cell/>
          <table:table-cell table:style-name="ce58" table:formula="of:=[.R1224]*10^3+100" office:value-type="float" office:value="71100">
            <text:p>71100</text:p>
          </table:table-cell>
          <table:table-cell table:style-name="ce62" table:formula="of:=[.N1222]" office:value-type="float" office:value="104">
            <text:p>1,0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24]*[.S122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25]" office:value-type="float" office:value="700000">
            <text:p>7,00E+05</text:p>
          </table:table-cell>
          <table:table-cell/>
          <table:table-cell table:formula="of:=(([.G1225]-[.N1225])-[.C1225])/[.C1225]*100" office:value-type="float" office:value="0">
            <text:p>0,0</text:p>
          </table:table-cell>
          <table:table-cell table:formula="of:=1.1+SQRT([.O1225]^2+[.I1225]^2)" office:value-type="float" office:value="5.1">
            <text:p>5,1</text:p>
          </table:table-cell>
          <table:table-cell table:formula="of:=TEXT([.J1225];&quot;0.0&quot;)&amp;&quot;&lt;15&quot;" office:value-type="string" office:string-value="5,1&lt;15">
            <text:p>5,1&lt;15</text:p>
          </table:table-cell>
          <table:table-cell/>
          <table:table-cell table:style-name="ce58" table:formula="of:=[.R1225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25]*[.S122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26]" office:value-type="float" office:value="7000000">
            <text:p>7,00E+06</text:p>
          </table:table-cell>
          <table:table-cell/>
          <table:table-cell table:formula="of:=(([.G1226]-[.N1226])-[.C1226])/[.C1226]*100" office:value-type="float" office:value="0">
            <text:p>0,0</text:p>
          </table:table-cell>
          <table:table-cell table:formula="of:=1.1+SQRT([.O1226]^2+[.I1226]^2)" office:value-type="float" office:value="5.1">
            <text:p>5,1</text:p>
          </table:table-cell>
          <table:table-cell table:formula="of:=TEXT([.J1226];&quot;0.0&quot;)&amp;&quot;&lt;15&quot;" office:value-type="string" office:string-value="5,1&lt;15">
            <text:p>5,1&lt;15</text:p>
          </table:table-cell>
          <table:table-cell/>
          <table:table-cell table:style-name="ce58" table:formula="of:=[.R122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26]*[.S122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27]" office:value-type="float" office:value="70000000">
            <text:p>7,00E+07</text:p>
          </table:table-cell>
          <table:table-cell/>
          <table:table-cell table:formula="of:=(([.G1227]-[.N1227])-[.C1227])/[.C1227]*100" office:value-type="float" office:value="0">
            <text:p>0,0</text:p>
          </table:table-cell>
          <table:table-cell table:formula="of:=1.1+SQRT([.O1227]^2+[.I1227]^2)" office:value-type="float" office:value="5.1">
            <text:p>5,1</text:p>
          </table:table-cell>
          <table:table-cell table:formula="of:=TEXT([.J1227];&quot;0.0&quot;)&amp;&quot;&lt;15&quot;" office:value-type="string" office:string-value="5,1&lt;15">
            <text:p>5,1&lt;15</text:p>
          </table:table-cell>
          <table:table-cell/>
          <table:table-cell table:style-name="ce58" table:formula="of:=[.R122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27]*[.S122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28]" office:value-type="float" office:value="730000000">
            <text:p>7,30E+08</text:p>
          </table:table-cell>
          <table:table-cell/>
          <table:table-cell table:formula="of:=(([.G1228]-[.N1228])-[.C1228])/[.C1228]*100" office:value-type="float" office:value="4.28571428571429">
            <text:p>4,3</text:p>
          </table:table-cell>
          <table:table-cell table:formula="of:=1.1+SQRT([.O1228]^2+[.I1228]^2)" office:value-type="float" office:value="6.9623670081952">
            <text:p>7,0</text:p>
          </table:table-cell>
          <table:table-cell table:formula="of:=TEXT([.J1228];&quot;0.0&quot;)&amp;&quot;&lt;15&quot;" office:value-type="string" office:string-value="7,0&lt;15">
            <text:p>7,0&lt;15</text:p>
          </table:table-cell>
          <table:table-cell/>
          <table:table-cell table:style-name="ce58" table:formula="of:=[.R122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28]*[.S122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29]" office:value-type="float" office:value="6900000000">
            <text:p>6,90E+09</text:p>
          </table:table-cell>
          <table:table-cell/>
          <table:table-cell table:formula="of:=(([.G1229]-[.N1229])-[.C1229])/[.C1229]*100" office:value-type="float" office:value="-1.42857142857143">
            <text:p>-1,4</text:p>
          </table:table-cell>
          <table:table-cell table:formula="of:=1.1+SQRT([.O1229]^2+[.I1229]^2)" office:value-type="float" office:value="5.34744821351957">
            <text:p>5,3</text:p>
          </table:table-cell>
          <table:table-cell table:formula="of:=TEXT([.J1229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29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29]*[.S122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office:value-type="float" office:value="204">
            <text:p>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37]" office:value-type="float" office:value="85" table:number-columns-spanned="1" table:number-rows-spanned="3">
            <text:p>8,50E+01</text:p>
          </table:table-cell>
          <table:table-cell table:formula="of:=[.M1237]" office:value-type="float" office:value="810">
            <text:p>8,10E+02</text:p>
          </table:table-cell>
          <table:table-cell table:style-name="ce24" table:formula="of:=[.G1237]-[.N1237]" office:value-type="float" office:value="725">
            <text:p>7,25E+02</text:p>
          </table:table-cell>
          <table:table-cell table:formula="of:=(([.G1237]-[.N1237])-[.C1237])/[.C1237]*100" office:value-type="float" office:value="3.57142857142857">
            <text:p>3,6</text:p>
          </table:table-cell>
          <table:table-cell table:formula="of:=1.1+SQRT([.O1237]^2+[.I1237]^2)" office:value-type="float" office:value="7.24451804788759">
            <text:p>7,2</text:p>
          </table:table-cell>
          <table:table-cell table:formula="of:=TEXT([.J1237];&quot;0.0&quot;)&amp;&quot;&lt;15&quot;" office:value-type="string" office:string-value="7,2&lt;15">
            <text:p>7,2&lt;15</text:p>
          </table:table-cell>
          <table:table-cell table:style-name="ce56"/>
          <table:table-cell table:style-name="ce58" table:formula="of:=[.R1237]*10^3+100" office:value-type="float" office:value="810">
            <text:p>810</text:p>
          </table:table-cell>
          <table:table-cell table:style-name="ce61" office:value-type="float" office:value="85">
            <text:p>8,5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237]*[.S123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0.001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38]" office:value-type="float" office:value="7100">
            <text:p>7,10E+03</text:p>
          </table:table-cell>
          <table:table-cell table:style-name="ce24" table:formula="of:=[.G1238]-[.N1238]" office:value-type="float" office:value="7015">
            <text:p>7,02E+03</text:p>
          </table:table-cell>
          <table:table-cell table:formula="of:=(([.G1238]-[.N1238])-[.C1238])/[.C1238]*100" office:value-type="float" office:value="0.214285714285714">
            <text:p>0,2</text:p>
          </table:table-cell>
          <table:table-cell table:formula="of:=1.1+SQRT([.O1238]^2+[.I1238]^2)" office:value-type="float" office:value="6.10458973017239">
            <text:p>6,1</text:p>
          </table:table-cell>
          <table:table-cell table:formula="of:=TEXT([.J1238];&quot;0.0&quot;)&amp;&quot;&lt;15&quot;" office:value-type="string" office:string-value="6,1&lt;15">
            <text:p>6,1&lt;15</text:p>
          </table:table-cell>
          <table:table-cell/>
          <table:table-cell table:style-name="ce58" table:formula="of:=[.R1238]*10^3+100" office:value-type="float" office:value="7100">
            <text:p>7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38]*[.S123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39]" office:value-type="float" office:value="71100">
            <text:p>7,11E+04</text:p>
          </table:table-cell>
          <table:table-cell table:style-name="ce24" table:formula="of:=[.G1239]-[.N1239]" office:value-type="float" office:value="71015">
            <text:p>7,10E+04</text:p>
          </table:table-cell>
          <table:table-cell table:formula="of:=(([.G1239]-[.N1239])-[.C1239])/[.C1239]*100" office:value-type="float" office:value="1.45">
            <text:p>1,5</text:p>
          </table:table-cell>
          <table:table-cell table:formula="of:=1.1+SQRT([.O1239]^2+[.I1239]^2)" office:value-type="float" office:value="5.35470327990096">
            <text:p>5,4</text:p>
          </table:table-cell>
          <table:table-cell table:formula="of:=TEXT([.J1239];&quot;0.0&quot;)&amp;&quot;&lt;15&quot;" office:value-type="string" office:string-value="5,4&lt;15">
            <text:p>5,4&lt;15</text:p>
          </table:table-cell>
          <table:table-cell/>
          <table:table-cell table:style-name="ce58" table:formula="of:=[.R1239]*10^3+100" office:value-type="float" office:value="71100">
            <text:p>71100</text:p>
          </table:table-cell>
          <table:table-cell table:style-name="ce62" table:formula="of:=[.N1237]" office:value-type="float" office:value="85">
            <text:p>8,5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39]*[.S123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40]" office:value-type="float" office:value="680000">
            <text:p>6,80E+05</text:p>
          </table:table-cell>
          <table:table-cell/>
          <table:table-cell table:formula="of:=(([.G1240]-[.N1240])-[.C1240])/[.C1240]*100" office:value-type="float" office:value="-2.85714285714286">
            <text:p>-2,9</text:p>
          </table:table-cell>
          <table:table-cell table:formula="of:=1.1+SQRT([.O1240]^2+[.I1240]^2)" office:value-type="float" office:value="6.01561443831007">
            <text:p>6,0</text:p>
          </table:table-cell>
          <table:table-cell table:formula="of:=TEXT([.J1240];&quot;0.0&quot;)&amp;&quot;&lt;15&quot;" office:value-type="string" office:string-value="6,0&lt;15">
            <text:p>6,0&lt;15</text:p>
          </table:table-cell>
          <table:table-cell/>
          <table:table-cell table:style-name="ce58" table:formula="of:=[.R1240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240]*[.S124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41]" office:value-type="float" office:value="7000000">
            <text:p>7,00E+06</text:p>
          </table:table-cell>
          <table:table-cell/>
          <table:table-cell table:formula="of:=(([.G1241]-[.N1241])-[.C1241])/[.C1241]*100" office:value-type="float" office:value="0">
            <text:p>0,0</text:p>
          </table:table-cell>
          <table:table-cell table:formula="of:=1.1+SQRT([.O1241]^2+[.I1241]^2)" office:value-type="float" office:value="5.1">
            <text:p>5,1</text:p>
          </table:table-cell>
          <table:table-cell table:formula="of:=TEXT([.J1241];&quot;0.0&quot;)&amp;&quot;&lt;15&quot;" office:value-type="string" office:string-value="5,1&lt;15">
            <text:p>5,1&lt;15</text:p>
          </table:table-cell>
          <table:table-cell/>
          <table:table-cell table:style-name="ce58" table:formula="of:=[.R124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41]*[.S124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42]" office:value-type="float" office:value="70000000">
            <text:p>7,00E+07</text:p>
          </table:table-cell>
          <table:table-cell/>
          <table:table-cell table:formula="of:=(([.G1242]-[.N1242])-[.C1242])/[.C1242]*100" office:value-type="float" office:value="0">
            <text:p>0,0</text:p>
          </table:table-cell>
          <table:table-cell table:formula="of:=1.1+SQRT([.O1242]^2+[.I1242]^2)" office:value-type="float" office:value="5.1">
            <text:p>5,1</text:p>
          </table:table-cell>
          <table:table-cell table:formula="of:=TEXT([.J1242];&quot;0.0&quot;)&amp;&quot;&lt;15&quot;" office:value-type="string" office:string-value="5,1&lt;15">
            <text:p>5,1&lt;15</text:p>
          </table:table-cell>
          <table:table-cell/>
          <table:table-cell table:style-name="ce58" table:formula="of:=[.R124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42]*[.S124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43]" office:value-type="float" office:value="700000000">
            <text:p>7,00E+08</text:p>
          </table:table-cell>
          <table:table-cell/>
          <table:table-cell table:formula="of:=(([.G1243]-[.N1243])-[.C1243])/[.C1243]*100" office:value-type="float" office:value="0">
            <text:p>0,0</text:p>
          </table:table-cell>
          <table:table-cell table:formula="of:=1.1+SQRT([.O1243]^2+[.I1243]^2)" office:value-type="float" office:value="5.1">
            <text:p>5,1</text:p>
          </table:table-cell>
          <table:table-cell table:formula="of:=TEXT([.J1243];&quot;0.0&quot;)&amp;&quot;&lt;15&quot;" office:value-type="string" office:string-value="5,1&lt;15">
            <text:p>5,1&lt;15</text:p>
          </table:table-cell>
          <table:table-cell/>
          <table:table-cell table:style-name="ce58" table:formula="of:=[.R1243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243]*[.S124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44]" office:value-type="float" office:value="7200000000">
            <text:p>7,20E+09</text:p>
          </table:table-cell>
          <table:table-cell/>
          <table:table-cell table:formula="of:=(([.G1244]-[.N1244])-[.C1244])/[.C1244]*100" office:value-type="float" office:value="2.85714285714286">
            <text:p>2,9</text:p>
          </table:table-cell>
          <table:table-cell table:formula="of:=1.1+SQRT([.O1244]^2+[.I1244]^2)" office:value-type="float" office:value="6.01561443831007">
            <text:p>6,0</text:p>
          </table:table-cell>
          <table:table-cell table:formula="of:=TEXT([.J1244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1244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244]*[.S124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52]" office:value-type="float" office:value="114" table:number-columns-spanned="1" table:number-rows-spanned="3">
            <text:p>1,14E+02</text:p>
          </table:table-cell>
          <table:table-cell table:formula="of:=[.M1252]" office:value-type="float" office:value="800">
            <text:p>8,00E+02</text:p>
          </table:table-cell>
          <table:table-cell table:style-name="ce24" table:formula="of:=[.G1252]-[.N1252]" office:value-type="float" office:value="686">
            <text:p>6,86E+02</text:p>
          </table:table-cell>
          <table:table-cell table:formula="of:=(([.G1252]-[.N1252])-[.C1252])/[.C1252]*100" office:value-type="float" office:value="-1.99999999999998">
            <text:p>-2,0</text:p>
          </table:table-cell>
          <table:table-cell table:formula="of:=1.1+SQRT([.O1252]^2+[.I1252]^2)" office:value-type="float" office:value="6.4851648071345">
            <text:p>6,5</text:p>
          </table:table-cell>
          <table:table-cell table:formula="of:=TEXT([.J1252];&quot;0.0&quot;)&amp;&quot;&lt;15&quot;" office:value-type="string" office:string-value="6,5&lt;15">
            <text:p>6,5&lt;15</text:p>
          </table:table-cell>
          <table:table-cell table:style-name="ce56"/>
          <table:table-cell table:style-name="ce58" table:formula="of:=[.R1252]*10^3+100" office:value-type="float" office:value="800">
            <text:p>800</text:p>
          </table:table-cell>
          <table:table-cell table:style-name="ce61" office:value-type="float" office:value="114">
            <text:p>1,14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52]*[.S125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21.007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53]" office:value-type="float" office:value="7200">
            <text:p>7,20E+03</text:p>
          </table:table-cell>
          <table:table-cell table:style-name="ce24" table:formula="of:=[.G1253]-[.N1253]" office:value-type="float" office:value="7086">
            <text:p>7,09E+03</text:p>
          </table:table-cell>
          <table:table-cell table:formula="of:=(([.G1253]-[.N1253])-[.C1253])/[.C1253]*100" office:value-type="float" office:value="1.22857142857143">
            <text:p>1,2</text:p>
          </table:table-cell>
          <table:table-cell table:formula="of:=1.1+SQRT([.O1253]^2+[.I1253]^2)" office:value-type="float" office:value="6.24872680913467">
            <text:p>6,2</text:p>
          </table:table-cell>
          <table:table-cell table:formula="of:=TEXT([.J1253];&quot;0.0&quot;)&amp;&quot;&lt;15&quot;" office:value-type="string" office:string-value="6,2&lt;15">
            <text:p>6,2&lt;15</text:p>
          </table:table-cell>
          <table:table-cell/>
          <table:table-cell table:style-name="ce58" table:formula="of:=[.R1253]*10^3+100" office:value-type="float" office:value="7200">
            <text:p>72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53]*[.S125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54]" office:value-type="float" office:value="70100">
            <text:p>7,01E+04</text:p>
          </table:table-cell>
          <table:table-cell table:style-name="ce24" table:formula="of:=[.G1254]-[.N1254]" office:value-type="float" office:value="69986">
            <text:p>7,00E+04</text:p>
          </table:table-cell>
          <table:table-cell table:formula="of:=(([.G1254]-[.N1254])-[.C1254])/[.C1254]*100" office:value-type="float" office:value="-0.02">
            <text:p>0,0</text:p>
          </table:table-cell>
          <table:table-cell table:formula="of:=1.1+SQRT([.O1254]^2+[.I1254]^2)" office:value-type="float" office:value="5.1000499996875">
            <text:p>5,1</text:p>
          </table:table-cell>
          <table:table-cell table:formula="of:=TEXT([.J1254];&quot;0.0&quot;)&amp;&quot;&lt;15&quot;" office:value-type="string" office:string-value="5,1&lt;15">
            <text:p>5,1&lt;15</text:p>
          </table:table-cell>
          <table:table-cell/>
          <table:table-cell table:style-name="ce58" table:formula="of:=[.R1254]*10^3+100" office:value-type="float" office:value="70100">
            <text:p>70100</text:p>
          </table:table-cell>
          <table:table-cell table:style-name="ce62" table:formula="of:=[.N1252]" office:value-type="float" office:value="114">
            <text:p>1,14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54]*[.S125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55]" office:value-type="float" office:value="690000">
            <text:p>6,90E+05</text:p>
          </table:table-cell>
          <table:table-cell/>
          <table:table-cell table:formula="of:=(([.G1255]-[.N1255])-[.C1255])/[.C1255]*100" office:value-type="float" office:value="-1.42857142857143">
            <text:p>-1,4</text:p>
          </table:table-cell>
          <table:table-cell table:formula="of:=1.1+SQRT([.O1255]^2+[.I1255]^2)" office:value-type="float" office:value="5.34744821351957">
            <text:p>5,3</text:p>
          </table:table-cell>
          <table:table-cell table:formula="of:=TEXT([.J1255];&quot;0.0&quot;)&amp;&quot;&lt;15&quot;" office:value-type="string" office:string-value="5,3&lt;15">
            <text:p>5,3&lt;15</text:p>
          </table:table-cell>
          <table:table-cell/>
          <table:table-cell table:style-name="ce58" table:formula="of:=[.R125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55]*[.S125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56]" office:value-type="float" office:value="7100000">
            <text:p>7,10E+06</text:p>
          </table:table-cell>
          <table:table-cell/>
          <table:table-cell table:formula="of:=(([.G1256]-[.N1256])-[.C1256])/[.C1256]*100" office:value-type="float" office:value="1.42857142857143">
            <text:p>1,4</text:p>
          </table:table-cell>
          <table:table-cell table:formula="of:=1.1+SQRT([.O1256]^2+[.I1256]^2)" office:value-type="float" office:value="5.34744821351957">
            <text:p>5,3</text:p>
          </table:table-cell>
          <table:table-cell table:formula="of:=TEXT([.J1256];&quot;0.0&quot;)&amp;&quot;&lt;15&quot;" office:value-type="string" office:string-value="5,3&lt;15">
            <text:p>5,3&lt;15</text:p>
          </table:table-cell>
          <table:table-cell/>
          <table:table-cell table:style-name="ce58" table:formula="of:=[.R1256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256]*[.S125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57]" office:value-type="float" office:value="70000000">
            <text:p>7,00E+07</text:p>
          </table:table-cell>
          <table:table-cell/>
          <table:table-cell table:formula="of:=(([.G1257]-[.N1257])-[.C1257])/[.C1257]*100" office:value-type="float" office:value="0">
            <text:p>0,0</text:p>
          </table:table-cell>
          <table:table-cell table:formula="of:=1.1+SQRT([.O1257]^2+[.I1257]^2)" office:value-type="float" office:value="5.1">
            <text:p>5,1</text:p>
          </table:table-cell>
          <table:table-cell table:formula="of:=TEXT([.J1257];&quot;0.0&quot;)&amp;&quot;&lt;15&quot;" office:value-type="string" office:string-value="5,1&lt;15">
            <text:p>5,1&lt;15</text:p>
          </table:table-cell>
          <table:table-cell/>
          <table:table-cell table:style-name="ce58" table:formula="of:=[.R1257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257]*[.S125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58]" office:value-type="float" office:value="730000000">
            <text:p>7,30E+08</text:p>
          </table:table-cell>
          <table:table-cell/>
          <table:table-cell table:formula="of:=(([.G1258]-[.N1258])-[.C1258])/[.C1258]*100" office:value-type="float" office:value="4.28571428571429">
            <text:p>4,3</text:p>
          </table:table-cell>
          <table:table-cell table:formula="of:=1.1+SQRT([.O1258]^2+[.I1258]^2)" office:value-type="float" office:value="6.9623670081952">
            <text:p>7,0</text:p>
          </table:table-cell>
          <table:table-cell table:formula="of:=TEXT([.J1258];&quot;0.0&quot;)&amp;&quot;&lt;15&quot;" office:value-type="string" office:string-value="7,0&lt;15">
            <text:p>7,0&lt;15</text:p>
          </table:table-cell>
          <table:table-cell/>
          <table:table-cell table:style-name="ce58" table:formula="of:=[.R125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258]*[.S125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59]" office:value-type="float" office:value="7100000000">
            <text:p>7,10E+09</text:p>
          </table:table-cell>
          <table:table-cell/>
          <table:table-cell table:formula="of:=(([.G1259]-[.N1259])-[.C1259])/[.C1259]*100" office:value-type="float" office:value="1.42857142857143">
            <text:p>1,4</text:p>
          </table:table-cell>
          <table:table-cell table:formula="of:=1.1+SQRT([.O1259]^2+[.I1259]^2)" office:value-type="float" office:value="5.34744821351957">
            <text:p>5,3</text:p>
          </table:table-cell>
          <table:table-cell table:formula="of:=TEXT([.J1259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59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259]*[.S125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67]" office:value-type="float" office:value="107" table:number-columns-spanned="1" table:number-rows-spanned="3">
            <text:p>1,07E+02</text:p>
          </table:table-cell>
          <table:table-cell table:formula="of:=[.M1267]" office:value-type="float" office:value="790">
            <text:p>7,90E+02</text:p>
          </table:table-cell>
          <table:table-cell table:style-name="ce24" table:formula="of:=[.G1267]-[.N1267]" office:value-type="float" office:value="683">
            <text:p>6,83E+02</text:p>
          </table:table-cell>
          <table:table-cell table:formula="of:=(([.G1267]-[.N1267])-[.C1267])/[.C1267]*100" office:value-type="float" office:value="-2.42857142857141">
            <text:p>-2,4</text:p>
          </table:table-cell>
          <table:table-cell table:formula="of:=1.1+SQRT([.O1267]^2+[.I1267]^2)" office:value-type="float" office:value="6.65859327381248">
            <text:p>6,7</text:p>
          </table:table-cell>
          <table:table-cell table:formula="of:=TEXT([.J1267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267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67]*[.S126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68]" office:value-type="float" office:value="7200">
            <text:p>7,20E+03</text:p>
          </table:table-cell>
          <table:table-cell table:style-name="ce24" table:formula="of:=[.G1268]-[.N1268]" office:value-type="float" office:value="7093">
            <text:p>7,09E+03</text:p>
          </table:table-cell>
          <table:table-cell table:formula="of:=(([.G1268]-[.N1268])-[.C1268])/[.C1268]*100" office:value-type="float" office:value="1.32857142857143">
            <text:p>1,3</text:p>
          </table:table-cell>
          <table:table-cell table:formula="of:=1.1+SQRT([.O1268]^2+[.I1268]^2)" office:value-type="float" office:value="6.27349997978316">
            <text:p>6,3</text:p>
          </table:table-cell>
          <table:table-cell table:formula="of:=TEXT([.J1268];&quot;0.0&quot;)&amp;&quot;&lt;15&quot;" office:value-type="string" office:string-value="6,3&lt;15">
            <text:p>6,3&lt;15</text:p>
          </table:table-cell>
          <table:table-cell/>
          <table:table-cell table:style-name="ce58" table:formula="of:=[.R1268]*10^3+100" office:value-type="float" office:value="7200">
            <text:p>72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268]*[.S126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69]" office:value-type="float" office:value="72100">
            <text:p>7,21E+04</text:p>
          </table:table-cell>
          <table:table-cell table:style-name="ce24" table:formula="of:=[.G1269]-[.N1269]" office:value-type="float" office:value="71993">
            <text:p>7,20E+04</text:p>
          </table:table-cell>
          <table:table-cell table:formula="of:=(([.G1269]-[.N1269])-[.C1269])/[.C1269]*100" office:value-type="float" office:value="2.84714285714286">
            <text:p>2,8</text:p>
          </table:table-cell>
          <table:table-cell table:formula="of:=1.1+SQRT([.O1269]^2+[.I1269]^2)" office:value-type="float" office:value="6.00980879963564">
            <text:p>6,0</text:p>
          </table:table-cell>
          <table:table-cell table:formula="of:=TEXT([.J1269];&quot;0.0&quot;)&amp;&quot;&lt;15&quot;" office:value-type="string" office:string-value="6,0&lt;15">
            <text:p>6,0&lt;15</text:p>
          </table:table-cell>
          <table:table-cell/>
          <table:table-cell table:style-name="ce58" table:formula="of:=[.R1269]*10^3+100" office:value-type="float" office:value="72100">
            <text:p>72100</text:p>
          </table:table-cell>
          <table:table-cell table:style-name="ce62" table:formula="of:=[.N126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269]*[.S126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70]" office:value-type="float" office:value="700000">
            <text:p>7,00E+05</text:p>
          </table:table-cell>
          <table:table-cell/>
          <table:table-cell table:formula="of:=(([.G1270]-[.N1270])-[.C1270])/[.C1270]*100" office:value-type="float" office:value="0">
            <text:p>0,0</text:p>
          </table:table-cell>
          <table:table-cell table:formula="of:=1.1+SQRT([.O1270]^2+[.I1270]^2)" office:value-type="float" office:value="5.1">
            <text:p>5,1</text:p>
          </table:table-cell>
          <table:table-cell table:formula="of:=TEXT([.J1270];&quot;0.0&quot;)&amp;&quot;&lt;15&quot;" office:value-type="string" office:string-value="5,1&lt;15">
            <text:p>5,1&lt;15</text:p>
          </table:table-cell>
          <table:table-cell/>
          <table:table-cell table:style-name="ce58" table:formula="of:=[.R1270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270]*[.S127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71]" office:value-type="float" office:value="7000000">
            <text:p>7,00E+06</text:p>
          </table:table-cell>
          <table:table-cell/>
          <table:table-cell table:formula="of:=(([.G1271]-[.N1271])-[.C1271])/[.C1271]*100" office:value-type="float" office:value="0">
            <text:p>0,0</text:p>
          </table:table-cell>
          <table:table-cell table:formula="of:=1.1+SQRT([.O1271]^2+[.I1271]^2)" office:value-type="float" office:value="5.1">
            <text:p>5,1</text:p>
          </table:table-cell>
          <table:table-cell table:formula="of:=TEXT([.J1271];&quot;0.0&quot;)&amp;&quot;&lt;15&quot;" office:value-type="string" office:string-value="5,1&lt;15">
            <text:p>5,1&lt;15</text:p>
          </table:table-cell>
          <table:table-cell/>
          <table:table-cell table:style-name="ce58" table:formula="of:=[.R127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71]*[.S127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72]" office:value-type="float" office:value="71000000">
            <text:p>7,10E+07</text:p>
          </table:table-cell>
          <table:table-cell/>
          <table:table-cell table:formula="of:=(([.G1272]-[.N1272])-[.C1272])/[.C1272]*100" office:value-type="float" office:value="1.42857142857143">
            <text:p>1,4</text:p>
          </table:table-cell>
          <table:table-cell table:formula="of:=1.1+SQRT([.O1272]^2+[.I1272]^2)" office:value-type="float" office:value="5.34744821351957">
            <text:p>5,3</text:p>
          </table:table-cell>
          <table:table-cell table:formula="of:=TEXT([.J1272];&quot;0.0&quot;)&amp;&quot;&lt;15&quot;" office:value-type="string" office:string-value="5,3&lt;15">
            <text:p>5,3&lt;15</text:p>
          </table:table-cell>
          <table:table-cell/>
          <table:table-cell table:style-name="ce58" table:formula="of:=[.R1272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272]*[.S127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73]" office:value-type="float" office:value="710000000">
            <text:p>7,10E+08</text:p>
          </table:table-cell>
          <table:table-cell/>
          <table:table-cell table:formula="of:=(([.G1273]-[.N1273])-[.C1273])/[.C1273]*100" office:value-type="float" office:value="1.42857142857143">
            <text:p>1,4</text:p>
          </table:table-cell>
          <table:table-cell table:formula="of:=1.1+SQRT([.O1273]^2+[.I1273]^2)" office:value-type="float" office:value="5.34744821351957">
            <text:p>5,3</text:p>
          </table:table-cell>
          <table:table-cell table:formula="of:=TEXT([.J1273];&quot;0.0&quot;)&amp;&quot;&lt;15&quot;" office:value-type="string" office:string-value="5,3&lt;15">
            <text:p>5,3&lt;15</text:p>
          </table:table-cell>
          <table:table-cell/>
          <table:table-cell table:style-name="ce58" table:formula="of:=[.R1273]*10^9" office:value-type="float" office:value="710000000">
            <text:p>71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1">
            <text:p>0,71</text:p>
          </table:table-cell>
          <table:table-cell table:style-name="ce71" office:value-type="float" office:value="1000000000">
            <text:p>1000000000</text:p>
          </table:table-cell>
          <table:table-cell table:formula="of:=[.Q1273]*[.S127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74]" office:value-type="float" office:value="6900000000">
            <text:p>6,90E+09</text:p>
          </table:table-cell>
          <table:table-cell/>
          <table:table-cell table:formula="of:=(([.G1274]-[.N1274])-[.C1274])/[.C1274]*100" office:value-type="float" office:value="-1.42857142857143">
            <text:p>-1,4</text:p>
          </table:table-cell>
          <table:table-cell table:formula="of:=1.1+SQRT([.O1274]^2+[.I1274]^2)" office:value-type="float" office:value="5.34744821351957">
            <text:p>5,3</text:p>
          </table:table-cell>
          <table:table-cell table:formula="of:=TEXT([.J127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27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274]*[.S127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82]" office:value-type="float" office:value="102" table:number-columns-spanned="1" table:number-rows-spanned="3">
            <text:p>1,02E+02</text:p>
          </table:table-cell>
          <table:table-cell table:formula="of:=[.M1282]" office:value-type="float" office:value="790">
            <text:p>7,90E+02</text:p>
          </table:table-cell>
          <table:table-cell table:style-name="ce24" table:formula="of:=[.G1282]-[.N1282]" office:value-type="float" office:value="688">
            <text:p>6,88E+02</text:p>
          </table:table-cell>
          <table:table-cell table:formula="of:=(([.G1282]-[.N1282])-[.C1282])/[.C1282]*100" office:value-type="float" office:value="-1.7142857142857">
            <text:p>-1,7</text:p>
          </table:table-cell>
          <table:table-cell table:formula="of:=1.1+SQRT([.O1282]^2+[.I1282]^2)" office:value-type="float" office:value="6.38571428571428">
            <text:p>6,4</text:p>
          </table:table-cell>
          <table:table-cell table:formula="of:=TEXT([.J1282];&quot;0.0&quot;)&amp;&quot;&lt;15&quot;" office:value-type="string" office:string-value="6,4&lt;15">
            <text:p>6,4&lt;15</text:p>
          </table:table-cell>
          <table:table-cell table:style-name="ce56"/>
          <table:table-cell table:style-name="ce58" table:formula="of:=[.R1282]*10^3+100" office:value-type="float" office:value="790">
            <text:p>79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282]*[.S128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170.01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83]" office:value-type="float" office:value="7100">
            <text:p>7,10E+03</text:p>
          </table:table-cell>
          <table:table-cell table:style-name="ce24" table:formula="of:=[.G1283]-[.N1283]" office:value-type="float" office:value="6998">
            <text:p>7,00E+03</text:p>
          </table:table-cell>
          <table:table-cell table:formula="of:=(([.G1283]-[.N1283])-[.C1283])/[.C1283]*100" office:value-type="float" office:value="-0.0285714285714286">
            <text:p>0,0</text:p>
          </table:table-cell>
          <table:table-cell table:formula="of:=1.1+SQRT([.O1283]^2+[.I1283]^2)" office:value-type="float" office:value="6.10008163198668">
            <text:p>6,1</text:p>
          </table:table-cell>
          <table:table-cell table:formula="of:=TEXT([.J1283];&quot;0.0&quot;)&amp;&quot;&lt;15&quot;" office:value-type="string" office:string-value="6,1&lt;15">
            <text:p>6,1&lt;15</text:p>
          </table:table-cell>
          <table:table-cell/>
          <table:table-cell table:style-name="ce58" table:formula="of:=[.R1283]*10^3+100" office:value-type="float" office:value="7100">
            <text:p>7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83]*[.S128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84]" office:value-type="float" office:value="70100">
            <text:p>7,01E+04</text:p>
          </table:table-cell>
          <table:table-cell table:style-name="ce24" table:formula="of:=[.G1284]-[.N1284]" office:value-type="float" office:value="69998">
            <text:p>7,00E+04</text:p>
          </table:table-cell>
          <table:table-cell table:formula="of:=(([.G1284]-[.N1284])-[.C1284])/[.C1284]*100" office:value-type="float" office:value="-0.00285714285714286">
            <text:p>0,0</text:p>
          </table:table-cell>
          <table:table-cell table:formula="of:=1.1+SQRT([.O1284]^2+[.I1284]^2)" office:value-type="float" office:value="5.10000102040803">
            <text:p>5,1</text:p>
          </table:table-cell>
          <table:table-cell table:formula="of:=TEXT([.J1284];&quot;0.0&quot;)&amp;&quot;&lt;15&quot;" office:value-type="string" office:string-value="5,1&lt;15">
            <text:p>5,1&lt;15</text:p>
          </table:table-cell>
          <table:table-cell/>
          <table:table-cell table:style-name="ce58" table:formula="of:=[.R1284]*10^3+100" office:value-type="float" office:value="70100">
            <text:p>70100</text:p>
          </table:table-cell>
          <table:table-cell table:style-name="ce62" table:formula="of:=[.N128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284]*[.S128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285]" office:value-type="float" office:value="690000">
            <text:p>6,90E+05</text:p>
          </table:table-cell>
          <table:table-cell/>
          <table:table-cell table:formula="of:=(([.G1285]-[.N1285])-[.C1285])/[.C1285]*100" office:value-type="float" office:value="-1.42857142857143">
            <text:p>-1,4</text:p>
          </table:table-cell>
          <table:table-cell table:formula="of:=1.1+SQRT([.O1285]^2+[.I1285]^2)" office:value-type="float" office:value="5.34744821351957">
            <text:p>5,3</text:p>
          </table:table-cell>
          <table:table-cell table:formula="of:=TEXT([.J1285];&quot;0.0&quot;)&amp;&quot;&lt;15&quot;" office:value-type="string" office:string-value="5,3&lt;15">
            <text:p>5,3&lt;15</text:p>
          </table:table-cell>
          <table:table-cell/>
          <table:table-cell table:style-name="ce58" table:formula="of:=[.R1285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285]*[.S128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286]" office:value-type="float" office:value="7000000">
            <text:p>7,00E+06</text:p>
          </table:table-cell>
          <table:table-cell/>
          <table:table-cell table:formula="of:=(([.G1286]-[.N1286])-[.C1286])/[.C1286]*100" office:value-type="float" office:value="0">
            <text:p>0,0</text:p>
          </table:table-cell>
          <table:table-cell table:formula="of:=1.1+SQRT([.O1286]^2+[.I1286]^2)" office:value-type="float" office:value="5.1">
            <text:p>5,1</text:p>
          </table:table-cell>
          <table:table-cell table:formula="of:=TEXT([.J1286];&quot;0.0&quot;)&amp;&quot;&lt;15&quot;" office:value-type="string" office:string-value="5,1&lt;15">
            <text:p>5,1&lt;15</text:p>
          </table:table-cell>
          <table:table-cell/>
          <table:table-cell table:style-name="ce58" table:formula="of:=[.R128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286]*[.S128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287]" office:value-type="float" office:value="68000000">
            <text:p>6,80E+07</text:p>
          </table:table-cell>
          <table:table-cell/>
          <table:table-cell table:formula="of:=(([.G1287]-[.N1287])-[.C1287])/[.C1287]*100" office:value-type="float" office:value="-2.85714285714286">
            <text:p>-2,9</text:p>
          </table:table-cell>
          <table:table-cell table:formula="of:=1.1+SQRT([.O1287]^2+[.I1287]^2)" office:value-type="float" office:value="6.01561443831007">
            <text:p>6,0</text:p>
          </table:table-cell>
          <table:table-cell table:formula="of:=TEXT([.J1287];&quot;0.0&quot;)&amp;&quot;&lt;15&quot;" office:value-type="string" office:string-value="6,0&lt;15">
            <text:p>6,0&lt;15</text:p>
          </table:table-cell>
          <table:table-cell/>
          <table:table-cell table:style-name="ce58" table:formula="of:=[.R1287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287]*[.S128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288]" office:value-type="float" office:value="690000000">
            <text:p>6,90E+08</text:p>
          </table:table-cell>
          <table:table-cell/>
          <table:table-cell table:formula="of:=(([.G1288]-[.N1288])-[.C1288])/[.C1288]*100" office:value-type="float" office:value="-1.42857142857143">
            <text:p>-1,4</text:p>
          </table:table-cell>
          <table:table-cell table:formula="of:=1.1+SQRT([.O1288]^2+[.I1288]^2)" office:value-type="float" office:value="5.34744821351957">
            <text:p>5,3</text:p>
          </table:table-cell>
          <table:table-cell table:formula="of:=TEXT([.J1288];&quot;0.0&quot;)&amp;&quot;&lt;15&quot;" office:value-type="string" office:string-value="5,3&lt;15">
            <text:p>5,3&lt;15</text:p>
          </table:table-cell>
          <table:table-cell/>
          <table:table-cell table:style-name="ce58" table:formula="of:=[.R1288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288]*[.S128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289]" office:value-type="float" office:value="7000000000">
            <text:p>7,00E+09</text:p>
          </table:table-cell>
          <table:table-cell/>
          <table:table-cell table:formula="of:=(([.G1289]-[.N1289])-[.C1289])/[.C1289]*100" office:value-type="float" office:value="0">
            <text:p>0,0</text:p>
          </table:table-cell>
          <table:table-cell table:formula="of:=1.1+SQRT([.O1289]^2+[.I1289]^2)" office:value-type="float" office:value="5.1">
            <text:p>5,1</text:p>
          </table:table-cell>
          <table:table-cell table:formula="of:=TEXT([.J128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28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289]*[.S128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7" office:value-type="string">
            <text:p>11,09,18</text:p>
          </table:table-cell>
          <table:table-cell table:style-name="ce7" table:number-columns-repeated="2"/>
          <table:table-cell table:style-name="Default" table:number-columns-repeated="10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297]" office:value-type="float" office:value="106" table:number-columns-spanned="1" table:number-rows-spanned="3">
            <text:p>1,06E+02</text:p>
          </table:table-cell>
          <table:table-cell table:formula="of:=[.M1297]" office:value-type="float" office:value="800">
            <text:p>8,00E+02</text:p>
          </table:table-cell>
          <table:table-cell table:style-name="ce24" table:formula="of:=[.G1297]-[.N1297]" office:value-type="float" office:value="694">
            <text:p>6,94E+02</text:p>
          </table:table-cell>
          <table:table-cell table:formula="of:=(([.G1297]-[.N1297])-[.C1297])/[.C1297]*100" office:value-type="float" office:value="-0.857142857142841">
            <text:p>-0,9</text:p>
          </table:table-cell>
          <table:table-cell table:formula="of:=1.1+SQRT([.O1297]^2+[.I1297]^2)" office:value-type="float" office:value="6.1729374013042">
            <text:p>6,2</text:p>
          </table:table-cell>
          <table:table-cell table:formula="of:=TEXT([.J1297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297]*10^3+100" office:value-type="float" office:value="800">
            <text:p>800</text:p>
          </table:table-cell>
          <table:table-cell table:style-name="ce61" office:value-type="float" office:value="106">
            <text:p>1,06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297]*[.S129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1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298]" office:value-type="float" office:value="7100">
            <text:p>7,10E+03</text:p>
          </table:table-cell>
          <table:table-cell table:style-name="ce24" table:formula="of:=[.G1298]-[.N1298]" office:value-type="float" office:value="6994">
            <text:p>6,99E+03</text:p>
          </table:table-cell>
          <table:table-cell table:formula="of:=(([.G1298]-[.N1298])-[.C1298])/[.C1298]*100" office:value-type="float" office:value="-0.0857142857142857">
            <text:p>-0,1</text:p>
          </table:table-cell>
          <table:table-cell table:formula="of:=1.1+SQRT([.O1298]^2+[.I1298]^2)" office:value-type="float" office:value="6.10073463990797">
            <text:p>6,1</text:p>
          </table:table-cell>
          <table:table-cell table:formula="of:=TEXT([.J1298];&quot;0.0&quot;)&amp;&quot;&lt;15&quot;" office:value-type="string" office:string-value="6,1&lt;15">
            <text:p>6,1&lt;15</text:p>
          </table:table-cell>
          <table:table-cell/>
          <table:table-cell table:style-name="ce58" table:formula="of:=[.R1298]*10^3+100" office:value-type="float" office:value="7100">
            <text:p>7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298]*[.S129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299]" office:value-type="float" office:value="71100">
            <text:p>7,11E+04</text:p>
          </table:table-cell>
          <table:table-cell table:style-name="ce24" table:formula="of:=[.G1299]-[.N1299]" office:value-type="float" office:value="70994">
            <text:p>7,10E+04</text:p>
          </table:table-cell>
          <table:table-cell table:formula="of:=(([.G1299]-[.N1299])-[.C1299])/[.C1299]*100" office:value-type="float" office:value="1.42">
            <text:p>1,4</text:p>
          </table:table-cell>
          <table:table-cell table:formula="of:=1.1+SQRT([.O1299]^2+[.I1299]^2)" office:value-type="float" office:value="5.34457300561552">
            <text:p>5,3</text:p>
          </table:table-cell>
          <table:table-cell table:formula="of:=TEXT([.J1299];&quot;0.0&quot;)&amp;&quot;&lt;15&quot;" office:value-type="string" office:string-value="5,3&lt;15">
            <text:p>5,3&lt;15</text:p>
          </table:table-cell>
          <table:table-cell/>
          <table:table-cell table:style-name="ce58" table:formula="of:=[.R1299]*10^3+100" office:value-type="float" office:value="71100">
            <text:p>71100</text:p>
          </table:table-cell>
          <table:table-cell table:style-name="ce62" table:formula="of:=[.N1297]" office:value-type="float" office:value="106">
            <text:p>1,06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299]*[.S129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00]" office:value-type="float" office:value="710000">
            <text:p>7,10E+05</text:p>
          </table:table-cell>
          <table:table-cell/>
          <table:table-cell table:formula="of:=(([.G1300]-[.N1300])-[.C1300])/[.C1300]*100" office:value-type="float" office:value="1.42857142857143">
            <text:p>1,4</text:p>
          </table:table-cell>
          <table:table-cell table:formula="of:=1.1+SQRT([.O1300]^2+[.I1300]^2)" office:value-type="float" office:value="5.34744821351957">
            <text:p>5,3</text:p>
          </table:table-cell>
          <table:table-cell table:formula="of:=TEXT([.J1300];&quot;0.0&quot;)&amp;&quot;&lt;15&quot;" office:value-type="string" office:string-value="5,3&lt;15">
            <text:p>5,3&lt;15</text:p>
          </table:table-cell>
          <table:table-cell/>
          <table:table-cell table:style-name="ce58" table:formula="of:=[.R1300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300]*[.S130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01]" office:value-type="float" office:value="7000000">
            <text:p>7,00E+06</text:p>
          </table:table-cell>
          <table:table-cell/>
          <table:table-cell table:formula="of:=(([.G1301]-[.N1301])-[.C1301])/[.C1301]*100" office:value-type="float" office:value="0">
            <text:p>0,0</text:p>
          </table:table-cell>
          <table:table-cell table:formula="of:=1.1+SQRT([.O1301]^2+[.I1301]^2)" office:value-type="float" office:value="5.1">
            <text:p>5,1</text:p>
          </table:table-cell>
          <table:table-cell table:formula="of:=TEXT([.J1301];&quot;0.0&quot;)&amp;&quot;&lt;15&quot;" office:value-type="string" office:string-value="5,1&lt;15">
            <text:p>5,1&lt;15</text:p>
          </table:table-cell>
          <table:table-cell/>
          <table:table-cell table:style-name="ce58" table:formula="of:=[.R130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01]*[.S130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02]" office:value-type="float" office:value="69000000">
            <text:p>6,90E+07</text:p>
          </table:table-cell>
          <table:table-cell/>
          <table:table-cell table:formula="of:=(([.G1302]-[.N1302])-[.C1302])/[.C1302]*100" office:value-type="float" office:value="-1.42857142857143">
            <text:p>-1,4</text:p>
          </table:table-cell>
          <table:table-cell table:formula="of:=1.1+SQRT([.O1302]^2+[.I1302]^2)" office:value-type="float" office:value="5.34744821351957">
            <text:p>5,3</text:p>
          </table:table-cell>
          <table:table-cell table:formula="of:=TEXT([.J1302];&quot;0.0&quot;)&amp;&quot;&lt;15&quot;" office:value-type="string" office:string-value="5,3&lt;15">
            <text:p>5,3&lt;15</text:p>
          </table:table-cell>
          <table:table-cell/>
          <table:table-cell table:style-name="ce58" table:formula="of:=[.R1302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02]*[.S130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03]" office:value-type="float" office:value="750000000">
            <text:p>7,50E+08</text:p>
          </table:table-cell>
          <table:table-cell/>
          <table:table-cell table:formula="of:=(([.G1303]-[.N1303])-[.C1303])/[.C1303]*100" office:value-type="float" office:value="7.14285714285714">
            <text:p>7,1</text:p>
          </table:table-cell>
          <table:table-cell table:formula="of:=1.1+SQRT([.O1303]^2+[.I1303]^2)" office:value-type="float" office:value="9.28659930393966">
            <text:p>9,3</text:p>
          </table:table-cell>
          <table:table-cell table:formula="of:=TEXT([.J1303];&quot;0.0&quot;)&amp;&quot;&lt;15&quot;" office:value-type="string" office:string-value="9,3&lt;15">
            <text:p>9,3&lt;15</text:p>
          </table:table-cell>
          <table:table-cell/>
          <table:table-cell table:style-name="ce58" table:formula="of:=[.R1303]*10^9" office:value-type="float" office:value="750000000">
            <text:p>7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5">
            <text:p>0,75</text:p>
          </table:table-cell>
          <table:table-cell table:style-name="ce71" office:value-type="float" office:value="1000000000">
            <text:p>1000000000</text:p>
          </table:table-cell>
          <table:table-cell table:formula="of:=[.Q1303]*[.S130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04]" office:value-type="float" office:value="7000000000">
            <text:p>7,00E+09</text:p>
          </table:table-cell>
          <table:table-cell/>
          <table:table-cell table:formula="of:=(([.G1304]-[.N1304])-[.C1304])/[.C1304]*100" office:value-type="float" office:value="0">
            <text:p>0,0</text:p>
          </table:table-cell>
          <table:table-cell table:formula="of:=1.1+SQRT([.O1304]^2+[.I1304]^2)" office:value-type="float" office:value="5.1">
            <text:p>5,1</text:p>
          </table:table-cell>
          <table:table-cell table:formula="of:=TEXT([.J1304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04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04]*[.S130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12]" office:value-type="float" office:value="102" table:number-columns-spanned="1" table:number-rows-spanned="3">
            <text:p>1,02E+02</text:p>
          </table:table-cell>
          <table:table-cell table:formula="of:=[.M1312]" office:value-type="float" office:value="800">
            <text:p>8,00E+02</text:p>
          </table:table-cell>
          <table:table-cell table:style-name="ce24" table:formula="of:=[.G1312]-[.N1312]" office:value-type="float" office:value="698">
            <text:p>6,98E+02</text:p>
          </table:table-cell>
          <table:table-cell table:formula="of:=(([.G1312]-[.N1312])-[.C1312])/[.C1312]*100" office:value-type="float" office:value="-0.285714285714269">
            <text:p>-0,3</text:p>
          </table:table-cell>
          <table:table-cell table:formula="of:=1.1+SQRT([.O1312]^2+[.I1312]^2)" office:value-type="float" office:value="6.10815661227374">
            <text:p>6,1</text:p>
          </table:table-cell>
          <table:table-cell table:formula="of:=TEXT([.J1312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12]*10^3+100" office:value-type="float" office:value="800">
            <text:p>800</text:p>
          </table:table-cell>
          <table:table-cell table:style-name="ce61" office:value-type="float" office:value="102">
            <text:p>1,02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12]*[.S131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13]" office:value-type="float" office:value="7200">
            <text:p>7,20E+03</text:p>
          </table:table-cell>
          <table:table-cell table:style-name="ce24" table:formula="of:=[.G1313]-[.N1313]" office:value-type="float" office:value="7098">
            <text:p>7,10E+03</text:p>
          </table:table-cell>
          <table:table-cell table:formula="of:=(([.G1313]-[.N1313])-[.C1313])/[.C1313]*100" office:value-type="float" office:value="1.4">
            <text:p>1,4</text:p>
          </table:table-cell>
          <table:table-cell table:formula="of:=1.1+SQRT([.O1313]^2+[.I1313]^2)" office:value-type="float" office:value="6.29230199429887">
            <text:p>6,3</text:p>
          </table:table-cell>
          <table:table-cell table:formula="of:=TEXT([.J1313];&quot;0.0&quot;)&amp;&quot;&lt;15&quot;" office:value-type="string" office:string-value="6,3&lt;15">
            <text:p>6,3&lt;15</text:p>
          </table:table-cell>
          <table:table-cell/>
          <table:table-cell table:style-name="ce58" table:formula="of:=[.R1313]*10^3+100" office:value-type="float" office:value="7200">
            <text:p>72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.1">
            <text:p>7,1</text:p>
          </table:table-cell>
          <table:table-cell office:value-type="float" office:value="1000">
            <text:p>1000</text:p>
          </table:table-cell>
          <table:table-cell table:formula="of:=[.Q1313]*[.S131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14]" office:value-type="float" office:value="70100">
            <text:p>7,01E+04</text:p>
          </table:table-cell>
          <table:table-cell table:style-name="ce24" table:formula="of:=[.G1314]-[.N1314]" office:value-type="float" office:value="69998">
            <text:p>7,00E+04</text:p>
          </table:table-cell>
          <table:table-cell table:formula="of:=(([.G1314]-[.N1314])-[.C1314])/[.C1314]*100" office:value-type="float" office:value="-0.00285714285714286">
            <text:p>0,0</text:p>
          </table:table-cell>
          <table:table-cell table:formula="of:=1.1+SQRT([.O1314]^2+[.I1314]^2)" office:value-type="float" office:value="5.10000102040803">
            <text:p>5,1</text:p>
          </table:table-cell>
          <table:table-cell table:formula="of:=TEXT([.J1314];&quot;0.0&quot;)&amp;&quot;&lt;15&quot;" office:value-type="string" office:string-value="5,1&lt;15">
            <text:p>5,1&lt;15</text:p>
          </table:table-cell>
          <table:table-cell/>
          <table:table-cell table:style-name="ce58" table:formula="of:=[.R1314]*10^3+100" office:value-type="float" office:value="70100">
            <text:p>70100</text:p>
          </table:table-cell>
          <table:table-cell table:style-name="ce62" table:formula="of:=[.N1312]" office:value-type="float" office:value="102">
            <text:p>1,02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14]*[.S131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15]" office:value-type="float" office:value="720000">
            <text:p>7,20E+05</text:p>
          </table:table-cell>
          <table:table-cell/>
          <table:table-cell table:formula="of:=(([.G1315]-[.N1315])-[.C1315])/[.C1315]*100" office:value-type="float" office:value="2.85714285714286">
            <text:p>2,9</text:p>
          </table:table-cell>
          <table:table-cell table:formula="of:=1.1+SQRT([.O1315]^2+[.I1315]^2)" office:value-type="float" office:value="6.01561443831007">
            <text:p>6,0</text:p>
          </table:table-cell>
          <table:table-cell table:formula="of:=TEXT([.J1315];&quot;0.0&quot;)&amp;&quot;&lt;15&quot;" office:value-type="string" office:string-value="6,0&lt;15">
            <text:p>6,0&lt;15</text:p>
          </table:table-cell>
          <table:table-cell/>
          <table:table-cell table:style-name="ce58" table:formula="of:=[.R131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15]*[.S131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16]" office:value-type="float" office:value="7000000">
            <text:p>7,00E+06</text:p>
          </table:table-cell>
          <table:table-cell/>
          <table:table-cell table:formula="of:=(([.G1316]-[.N1316])-[.C1316])/[.C1316]*100" office:value-type="float" office:value="0">
            <text:p>0,0</text:p>
          </table:table-cell>
          <table:table-cell table:formula="of:=1.1+SQRT([.O1316]^2+[.I1316]^2)" office:value-type="float" office:value="5.1">
            <text:p>5,1</text:p>
          </table:table-cell>
          <table:table-cell table:formula="of:=TEXT([.J1316];&quot;0.0&quot;)&amp;&quot;&lt;15&quot;" office:value-type="string" office:string-value="5,1&lt;15">
            <text:p>5,1&lt;15</text:p>
          </table:table-cell>
          <table:table-cell/>
          <table:table-cell table:style-name="ce58" table:formula="of:=[.R1316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16]*[.S131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17]" office:value-type="float" office:value="71000000">
            <text:p>7,10E+07</text:p>
          </table:table-cell>
          <table:table-cell/>
          <table:table-cell table:formula="of:=(([.G1317]-[.N1317])-[.C1317])/[.C1317]*100" office:value-type="float" office:value="1.42857142857143">
            <text:p>1,4</text:p>
          </table:table-cell>
          <table:table-cell table:formula="of:=1.1+SQRT([.O1317]^2+[.I1317]^2)" office:value-type="float" office:value="5.34744821351957">
            <text:p>5,3</text:p>
          </table:table-cell>
          <table:table-cell table:formula="of:=TEXT([.J1317];&quot;0.0&quot;)&amp;&quot;&lt;15&quot;" office:value-type="string" office:string-value="5,3&lt;15">
            <text:p>5,3&lt;15</text:p>
          </table:table-cell>
          <table:table-cell/>
          <table:table-cell table:style-name="ce58" table:formula="of:=[.R1317]*10^6" office:value-type="float" office:value="71000000">
            <text:p>71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1">
            <text:p>71</text:p>
          </table:table-cell>
          <table:table-cell office:value-type="float" office:value="1000000">
            <text:p>1000000</text:p>
          </table:table-cell>
          <table:table-cell table:formula="of:=[.Q1317]*[.S131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18]" office:value-type="float" office:value="700000000">
            <text:p>7,00E+08</text:p>
          </table:table-cell>
          <table:table-cell/>
          <table:table-cell table:formula="of:=(([.G1318]-[.N1318])-[.C1318])/[.C1318]*100" office:value-type="float" office:value="0">
            <text:p>0,0</text:p>
          </table:table-cell>
          <table:table-cell table:formula="of:=1.1+SQRT([.O1318]^2+[.I1318]^2)" office:value-type="float" office:value="5.1">
            <text:p>5,1</text:p>
          </table:table-cell>
          <table:table-cell table:formula="of:=TEXT([.J1318];&quot;0.0&quot;)&amp;&quot;&lt;15&quot;" office:value-type="string" office:string-value="5,1&lt;15">
            <text:p>5,1&lt;15</text:p>
          </table:table-cell>
          <table:table-cell/>
          <table:table-cell table:style-name="ce58" table:formula="of:=[.R1318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318]*[.S131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19]" office:value-type="float" office:value="7000000000">
            <text:p>7,00E+09</text:p>
          </table:table-cell>
          <table:table-cell/>
          <table:table-cell table:formula="of:=(([.G1319]-[.N1319])-[.C1319])/[.C1319]*100" office:value-type="float" office:value="0">
            <text:p>0,0</text:p>
          </table:table-cell>
          <table:table-cell table:formula="of:=1.1+SQRT([.O1319]^2+[.I1319]^2)" office:value-type="float" office:value="5.1">
            <text:p>5,1</text:p>
          </table:table-cell>
          <table:table-cell table:formula="of:=TEXT([.J1319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19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19]*[.S131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27]" office:value-type="float" office:value="107" table:number-columns-spanned="1" table:number-rows-spanned="3">
            <text:p>1,07E+02</text:p>
          </table:table-cell>
          <table:table-cell table:formula="of:=[.M1327]" office:value-type="float" office:value="810">
            <text:p>8,10E+02</text:p>
          </table:table-cell>
          <table:table-cell table:style-name="ce24" table:formula="of:=[.G1327]-[.N1327]" office:value-type="float" office:value="703">
            <text:p>7,03E+02</text:p>
          </table:table-cell>
          <table:table-cell table:formula="of:=(([.G1327]-[.N1327])-[.C1327])/[.C1327]*100" office:value-type="float" office:value="0.428571428571429">
            <text:p>0,4</text:p>
          </table:table-cell>
          <table:table-cell table:formula="of:=1.1+SQRT([.O1327]^2+[.I1327]^2)" office:value-type="float" office:value="6.11833373435723">
            <text:p>6,1</text:p>
          </table:table-cell>
          <table:table-cell table:formula="of:=TEXT([.J1327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27]*10^3+100" office:value-type="float" office:value="810">
            <text:p>81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27]*[.S1327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28]" office:value-type="float" office:value="7000">
            <text:p>7,00E+03</text:p>
          </table:table-cell>
          <table:table-cell table:style-name="ce24" table:formula="of:=[.G1328]-[.N1328]" office:value-type="float" office:value="6893">
            <text:p>6,89E+03</text:p>
          </table:table-cell>
          <table:table-cell table:formula="of:=(([.G1328]-[.N1328])-[.C1328])/[.C1328]*100" office:value-type="float" office:value="-1.52857142857143">
            <text:p>-1,5</text:p>
          </table:table-cell>
          <table:table-cell table:formula="of:=1.1+SQRT([.O1328]^2+[.I1328]^2)" office:value-type="float" office:value="6.32843481476483">
            <text:p>6,3</text:p>
          </table:table-cell>
          <table:table-cell table:formula="of:=TEXT([.J1328];&quot;0.0&quot;)&amp;&quot;&lt;15&quot;" office:value-type="string" office:string-value="6,3&lt;15">
            <text:p>6,3&lt;15</text:p>
          </table:table-cell>
          <table:table-cell/>
          <table:table-cell table:style-name="ce58" table:formula="of:=[.R1328]*10^3+100" office:value-type="float" office:value="7000">
            <text:p>70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28]*[.S1328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29]" office:value-type="float" office:value="72100">
            <text:p>7,21E+04</text:p>
          </table:table-cell>
          <table:table-cell table:style-name="ce24" table:formula="of:=[.G1329]-[.N1329]" office:value-type="float" office:value="71993">
            <text:p>7,20E+04</text:p>
          </table:table-cell>
          <table:table-cell table:formula="of:=(([.G1329]-[.N1329])-[.C1329])/[.C1329]*100" office:value-type="float" office:value="2.84714285714286">
            <text:p>2,8</text:p>
          </table:table-cell>
          <table:table-cell table:formula="of:=1.1+SQRT([.O1329]^2+[.I1329]^2)" office:value-type="float" office:value="6.00980879963564">
            <text:p>6,0</text:p>
          </table:table-cell>
          <table:table-cell table:formula="of:=TEXT([.J1329];&quot;0.0&quot;)&amp;&quot;&lt;15&quot;" office:value-type="string" office:string-value="6,0&lt;15">
            <text:p>6,0&lt;15</text:p>
          </table:table-cell>
          <table:table-cell/>
          <table:table-cell table:style-name="ce58" table:formula="of:=[.R1329]*10^3+100" office:value-type="float" office:value="72100">
            <text:p>72100</text:p>
          </table:table-cell>
          <table:table-cell table:style-name="ce62" table:formula="of:=[.N1327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329]*[.S1329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30]" office:value-type="float" office:value="720000">
            <text:p>7,20E+05</text:p>
          </table:table-cell>
          <table:table-cell/>
          <table:table-cell table:formula="of:=(([.G1330]-[.N1330])-[.C1330])/[.C1330]*100" office:value-type="float" office:value="2.85714285714286">
            <text:p>2,9</text:p>
          </table:table-cell>
          <table:table-cell table:formula="of:=1.1+SQRT([.O1330]^2+[.I1330]^2)" office:value-type="float" office:value="6.01561443831007">
            <text:p>6,0</text:p>
          </table:table-cell>
          <table:table-cell table:formula="of:=TEXT([.J1330];&quot;0.0&quot;)&amp;&quot;&lt;15&quot;" office:value-type="string" office:string-value="6,0&lt;15">
            <text:p>6,0&lt;15</text:p>
          </table:table-cell>
          <table:table-cell/>
          <table:table-cell table:style-name="ce58" table:formula="of:=[.R1330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30]*[.S1330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31]" office:value-type="float" office:value="7000000">
            <text:p>7,00E+06</text:p>
          </table:table-cell>
          <table:table-cell/>
          <table:table-cell table:formula="of:=(([.G1331]-[.N1331])-[.C1331])/[.C1331]*100" office:value-type="float" office:value="0">
            <text:p>0,0</text:p>
          </table:table-cell>
          <table:table-cell table:formula="of:=1.1+SQRT([.O1331]^2+[.I1331]^2)" office:value-type="float" office:value="5.1">
            <text:p>5,1</text:p>
          </table:table-cell>
          <table:table-cell table:formula="of:=TEXT([.J1331];&quot;0.0&quot;)&amp;&quot;&lt;15&quot;" office:value-type="string" office:string-value="5,1&lt;15">
            <text:p>5,1&lt;15</text:p>
          </table:table-cell>
          <table:table-cell/>
          <table:table-cell table:style-name="ce58" table:formula="of:=[.R1331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31]*[.S1331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32]" office:value-type="float" office:value="70000000">
            <text:p>7,00E+07</text:p>
          </table:table-cell>
          <table:table-cell/>
          <table:table-cell table:formula="of:=(([.G1332]-[.N1332])-[.C1332])/[.C1332]*100" office:value-type="float" office:value="0">
            <text:p>0,0</text:p>
          </table:table-cell>
          <table:table-cell table:formula="of:=1.1+SQRT([.O1332]^2+[.I1332]^2)" office:value-type="float" office:value="5.1">
            <text:p>5,1</text:p>
          </table:table-cell>
          <table:table-cell table:formula="of:=TEXT([.J1332];&quot;0.0&quot;)&amp;&quot;&lt;15&quot;" office:value-type="string" office:string-value="5,1&lt;15">
            <text:p>5,1&lt;15</text:p>
          </table:table-cell>
          <table:table-cell/>
          <table:table-cell table:style-name="ce58" table:formula="of:=[.R1332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32]*[.S1332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33]" office:value-type="float" office:value="730000000">
            <text:p>7,30E+08</text:p>
          </table:table-cell>
          <table:table-cell/>
          <table:table-cell table:formula="of:=(([.G1333]-[.N1333])-[.C1333])/[.C1333]*100" office:value-type="float" office:value="4.28571428571429">
            <text:p>4,3</text:p>
          </table:table-cell>
          <table:table-cell table:formula="of:=1.1+SQRT([.O1333]^2+[.I1333]^2)" office:value-type="float" office:value="6.9623670081952">
            <text:p>7,0</text:p>
          </table:table-cell>
          <table:table-cell table:formula="of:=TEXT([.J1333];&quot;0.0&quot;)&amp;&quot;&lt;15&quot;" office:value-type="string" office:string-value="7,0&lt;15">
            <text:p>7,0&lt;15</text:p>
          </table:table-cell>
          <table:table-cell/>
          <table:table-cell table:style-name="ce58" table:formula="of:=[.R1333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33]*[.S1333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34]" office:value-type="float" office:value="6900000000">
            <text:p>6,90E+09</text:p>
          </table:table-cell>
          <table:table-cell/>
          <table:table-cell table:formula="of:=(([.G1334]-[.N1334])-[.C1334])/[.C1334]*100" office:value-type="float" office:value="-1.42857142857143">
            <text:p>-1,4</text:p>
          </table:table-cell>
          <table:table-cell table:formula="of:=1.1+SQRT([.O1334]^2+[.I1334]^2)" office:value-type="float" office:value="5.34744821351957">
            <text:p>5,3</text:p>
          </table:table-cell>
          <table:table-cell table:formula="of:=TEXT([.J1334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334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334]*[.S1334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42]" office:value-type="float" office:value="107" table:number-columns-spanned="1" table:number-rows-spanned="3">
            <text:p>1,07E+02</text:p>
          </table:table-cell>
          <table:table-cell table:formula="of:=[.M1342]" office:value-type="float" office:value="790">
            <text:p>7,90E+02</text:p>
          </table:table-cell>
          <table:table-cell table:style-name="ce24" table:formula="of:=[.G1342]-[.N1342]" office:value-type="float" office:value="683">
            <text:p>6,83E+02</text:p>
          </table:table-cell>
          <table:table-cell table:formula="of:=(([.G1342]-[.N1342])-[.C1342])/[.C1342]*100" office:value-type="float" office:value="-2.42857142857141">
            <text:p>-2,4</text:p>
          </table:table-cell>
          <table:table-cell table:formula="of:=1.1+SQRT([.O1342]^2+[.I1342]^2)" office:value-type="float" office:value="6.65859327381248">
            <text:p>6,7</text:p>
          </table:table-cell>
          <table:table-cell table:formula="of:=TEXT([.J1342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342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42]*[.S1342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316.206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43]" office:value-type="float" office:value="7000">
            <text:p>7,00E+03</text:p>
          </table:table-cell>
          <table:table-cell table:style-name="ce24" table:formula="of:=[.G1343]-[.N1343]" office:value-type="float" office:value="6893">
            <text:p>6,89E+03</text:p>
          </table:table-cell>
          <table:table-cell table:formula="of:=(([.G1343]-[.N1343])-[.C1343])/[.C1343]*100" office:value-type="float" office:value="-1.52857142857143">
            <text:p>-1,5</text:p>
          </table:table-cell>
          <table:table-cell table:formula="of:=1.1+SQRT([.O1343]^2+[.I1343]^2)" office:value-type="float" office:value="6.32843481476483">
            <text:p>6,3</text:p>
          </table:table-cell>
          <table:table-cell table:formula="of:=TEXT([.J1343];&quot;0.0&quot;)&amp;&quot;&lt;15&quot;" office:value-type="string" office:string-value="6,3&lt;15">
            <text:p>6,3&lt;15</text:p>
          </table:table-cell>
          <table:table-cell/>
          <table:table-cell table:style-name="ce58" table:formula="of:=[.R1343]*10^3+100" office:value-type="float" office:value="7000">
            <text:p>70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43]*[.S1343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44]" office:value-type="float" office:value="70100">
            <text:p>7,01E+04</text:p>
          </table:table-cell>
          <table:table-cell table:style-name="ce24" table:formula="of:=[.G1344]-[.N1344]" office:value-type="float" office:value="69993">
            <text:p>7,00E+04</text:p>
          </table:table-cell>
          <table:table-cell table:formula="of:=(([.G1344]-[.N1344])-[.C1344])/[.C1344]*100" office:value-type="float" office:value="-0.01">
            <text:p>0,0</text:p>
          </table:table-cell>
          <table:table-cell table:formula="of:=1.1+SQRT([.O1344]^2+[.I1344]^2)" office:value-type="float" office:value="5.10001249998047">
            <text:p>5,1</text:p>
          </table:table-cell>
          <table:table-cell table:formula="of:=TEXT([.J1344];&quot;0.0&quot;)&amp;&quot;&lt;15&quot;" office:value-type="string" office:string-value="5,1&lt;15">
            <text:p>5,1&lt;15</text:p>
          </table:table-cell>
          <table:table-cell/>
          <table:table-cell table:style-name="ce58" table:formula="of:=[.R1344]*10^3+100" office:value-type="float" office:value="70100">
            <text:p>70100</text:p>
          </table:table-cell>
          <table:table-cell table:style-name="ce62" table:formula="of:=[.N1342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44]*[.S1344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45]" office:value-type="float" office:value="720000">
            <text:p>7,20E+05</text:p>
          </table:table-cell>
          <table:table-cell/>
          <table:table-cell table:formula="of:=(([.G1345]-[.N1345])-[.C1345])/[.C1345]*100" office:value-type="float" office:value="2.85714285714286">
            <text:p>2,9</text:p>
          </table:table-cell>
          <table:table-cell table:formula="of:=1.1+SQRT([.O1345]^2+[.I1345]^2)" office:value-type="float" office:value="6.01561443831007">
            <text:p>6,0</text:p>
          </table:table-cell>
          <table:table-cell table:formula="of:=TEXT([.J1345];&quot;0.0&quot;)&amp;&quot;&lt;15&quot;" office:value-type="string" office:string-value="6,0&lt;15">
            <text:p>6,0&lt;15</text:p>
          </table:table-cell>
          <table:table-cell/>
          <table:table-cell table:style-name="ce58" table:formula="of:=[.R1345]*10^6" office:value-type="float" office:value="720000">
            <text:p>72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2">
            <text:p>0,72</text:p>
          </table:table-cell>
          <table:table-cell office:value-type="float" office:value="1000000">
            <text:p>1000000</text:p>
          </table:table-cell>
          <table:table-cell table:formula="of:=[.Q1345]*[.S1345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46]" office:value-type="float" office:value="6900000">
            <text:p>6,90E+06</text:p>
          </table:table-cell>
          <table:table-cell/>
          <table:table-cell table:formula="of:=(([.G1346]-[.N1346])-[.C1346])/[.C1346]*100" office:value-type="float" office:value="-1.42857142857143">
            <text:p>-1,4</text:p>
          </table:table-cell>
          <table:table-cell table:formula="of:=1.1+SQRT([.O1346]^2+[.I1346]^2)" office:value-type="float" office:value="5.34744821351957">
            <text:p>5,3</text:p>
          </table:table-cell>
          <table:table-cell table:formula="of:=TEXT([.J1346];&quot;0.0&quot;)&amp;&quot;&lt;15&quot;" office:value-type="string" office:string-value="5,3&lt;15">
            <text:p>5,3&lt;15</text:p>
          </table:table-cell>
          <table:table-cell/>
          <table:table-cell table:style-name="ce58" table:formula="of:=[.R1346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346]*[.S1346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47]" office:value-type="float" office:value="72000000">
            <text:p>7,20E+07</text:p>
          </table:table-cell>
          <table:table-cell/>
          <table:table-cell table:formula="of:=(([.G1347]-[.N1347])-[.C1347])/[.C1347]*100" office:value-type="float" office:value="2.85714285714286">
            <text:p>2,9</text:p>
          </table:table-cell>
          <table:table-cell table:formula="of:=1.1+SQRT([.O1347]^2+[.I1347]^2)" office:value-type="float" office:value="6.01561443831007">
            <text:p>6,0</text:p>
          </table:table-cell>
          <table:table-cell table:formula="of:=TEXT([.J1347];&quot;0.0&quot;)&amp;&quot;&lt;15&quot;" office:value-type="string" office:string-value="6,0&lt;15">
            <text:p>6,0&lt;15</text:p>
          </table:table-cell>
          <table:table-cell/>
          <table:table-cell table:style-name="ce58" table:formula="of:=[.R1347]*10^6" office:value-type="float" office:value="72000000">
            <text:p>72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2">
            <text:p>72</text:p>
          </table:table-cell>
          <table:table-cell office:value-type="float" office:value="1000000">
            <text:p>1000000</text:p>
          </table:table-cell>
          <table:table-cell table:formula="of:=[.Q1347]*[.S1347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48]" office:value-type="float" office:value="730000000">
            <text:p>7,30E+08</text:p>
          </table:table-cell>
          <table:table-cell/>
          <table:table-cell table:formula="of:=(([.G1348]-[.N1348])-[.C1348])/[.C1348]*100" office:value-type="float" office:value="4.28571428571429">
            <text:p>4,3</text:p>
          </table:table-cell>
          <table:table-cell table:formula="of:=1.1+SQRT([.O1348]^2+[.I1348]^2)" office:value-type="float" office:value="6.9623670081952">
            <text:p>7,0</text:p>
          </table:table-cell>
          <table:table-cell table:formula="of:=TEXT([.J1348];&quot;0.0&quot;)&amp;&quot;&lt;15&quot;" office:value-type="string" office:string-value="7,0&lt;15">
            <text:p>7,0&lt;15</text:p>
          </table:table-cell>
          <table:table-cell/>
          <table:table-cell table:style-name="ce58" table:formula="of:=[.R1348]*10^9" office:value-type="float" office:value="730000000">
            <text:p>73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3">
            <text:p>0,73</text:p>
          </table:table-cell>
          <table:table-cell table:style-name="ce71" office:value-type="float" office:value="1000000000">
            <text:p>1000000000</text:p>
          </table:table-cell>
          <table:table-cell table:formula="of:=[.Q1348]*[.S1348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49]" office:value-type="float" office:value="7200000000">
            <text:p>7,20E+09</text:p>
          </table:table-cell>
          <table:table-cell/>
          <table:table-cell table:formula="of:=(([.G1349]-[.N1349])-[.C1349])/[.C1349]*100" office:value-type="float" office:value="2.85714285714286">
            <text:p>2,9</text:p>
          </table:table-cell>
          <table:table-cell table:formula="of:=1.1+SQRT([.O1349]^2+[.I1349]^2)" office:value-type="float" office:value="6.01561443831007">
            <text:p>6,0</text:p>
          </table:table-cell>
          <table:table-cell table:formula="of:=TEXT([.J1349];&quot;0.0&quot;)&amp;&quot;&lt;15&quot;" office:value-type="string" office:string-value="6,0&lt;15">
            <text:p>6,0&lt;15</text:p>
          </table:table-cell>
          <table:table-cell table:style-name="ce57"/>
          <table:table-cell table:style-name="ce58" table:formula="of:=[.R1349]*10^9" office:value-type="float" office:value="7200000000">
            <text:p>72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2">
            <text:p>7,2</text:p>
          </table:table-cell>
          <table:table-cell table:style-name="ce71" office:value-type="float" office:value="1000000000">
            <text:p>1000000000</text:p>
          </table:table-cell>
          <table:table-cell table:formula="of:=[.Q1349]*[.S1349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55]" office:value-type="float" office:value="107" table:number-columns-spanned="1" table:number-rows-spanned="3">
            <text:p>1,07E+02</text:p>
          </table:table-cell>
          <table:table-cell table:formula="of:=[.M1355]" office:value-type="float" office:value="790">
            <text:p>7,90E+02</text:p>
          </table:table-cell>
          <table:table-cell table:style-name="ce24" table:formula="of:=[.G1355]-[.N1355]" office:value-type="float" office:value="683">
            <text:p>6,83E+02</text:p>
          </table:table-cell>
          <table:table-cell table:formula="of:=(([.G1355]-[.N1355])-[.C1355])/[.C1355]*100" office:value-type="float" office:value="-2.42857142857141">
            <text:p>-2,4</text:p>
          </table:table-cell>
          <table:table-cell table:formula="of:=1.1+SQRT([.O1355]^2+[.I1355]^2)" office:value-type="float" office:value="6.65859327381248">
            <text:p>6,7</text:p>
          </table:table-cell>
          <table:table-cell table:formula="of:=TEXT([.J1355];&quot;0.0&quot;)&amp;&quot;&lt;15&quot;" office:value-type="string" office:string-value="6,7&lt;15">
            <text:p>6,7&lt;15</text:p>
          </table:table-cell>
          <table:table-cell table:style-name="ce56"/>
          <table:table-cell table:style-name="ce58" table:formula="of:=[.R1355]*10^3+100" office:value-type="float" office:value="790">
            <text:p>790</text:p>
          </table:table-cell>
          <table:table-cell table:style-name="ce61" office:value-type="float" office:value="107">
            <text:p>1,07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355]*[.S135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float" office:value="93.002">
            <text:p>93,0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56]" office:value-type="float" office:value="7000">
            <text:p>7,00E+03</text:p>
          </table:table-cell>
          <table:table-cell table:style-name="ce24" table:formula="of:=[.G1356]-[.N1356]" office:value-type="float" office:value="6893">
            <text:p>6,89E+03</text:p>
          </table:table-cell>
          <table:table-cell table:formula="of:=(([.G1356]-[.N1356])-[.C1356])/[.C1356]*100" office:value-type="float" office:value="-1.52857142857143">
            <text:p>-1,5</text:p>
          </table:table-cell>
          <table:table-cell table:formula="of:=1.1+SQRT([.O1356]^2+[.I1356]^2)" office:value-type="float" office:value="6.32843481476483">
            <text:p>6,3</text:p>
          </table:table-cell>
          <table:table-cell table:formula="of:=TEXT([.J1356];&quot;0.0&quot;)&amp;&quot;&lt;15&quot;" office:value-type="string" office:string-value="6,3&lt;15">
            <text:p>6,3&lt;15</text:p>
          </table:table-cell>
          <table:table-cell/>
          <table:table-cell table:style-name="ce58" table:formula="of:=[.R1356]*10^3+100" office:value-type="float" office:value="7000">
            <text:p>70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56]*[.S135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57]" office:value-type="float" office:value="70100">
            <text:p>7,01E+04</text:p>
          </table:table-cell>
          <table:table-cell table:style-name="ce24" table:formula="of:=[.G1357]-[.N1357]" office:value-type="float" office:value="69993">
            <text:p>7,00E+04</text:p>
          </table:table-cell>
          <table:table-cell table:formula="of:=(([.G1357]-[.N1357])-[.C1357])/[.C1357]*100" office:value-type="float" office:value="-0.01">
            <text:p>0,0</text:p>
          </table:table-cell>
          <table:table-cell table:formula="of:=1.1+SQRT([.O1357]^2+[.I1357]^2)" office:value-type="float" office:value="5.10001249998047">
            <text:p>5,1</text:p>
          </table:table-cell>
          <table:table-cell table:formula="of:=TEXT([.J1357];&quot;0.0&quot;)&amp;&quot;&lt;15&quot;" office:value-type="string" office:string-value="5,1&lt;15">
            <text:p>5,1&lt;15</text:p>
          </table:table-cell>
          <table:table-cell/>
          <table:table-cell table:style-name="ce58" table:formula="of:=[.R1357]*10^3+100" office:value-type="float" office:value="70100">
            <text:p>70100</text:p>
          </table:table-cell>
          <table:table-cell table:style-name="ce62" table:formula="of:=[.N1355]" office:value-type="float" office:value="107">
            <text:p>1,07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57]*[.S135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58]" office:value-type="float" office:value="700000">
            <text:p>7,00E+05</text:p>
          </table:table-cell>
          <table:table-cell/>
          <table:table-cell table:formula="of:=(([.G1358]-[.N1358])-[.C1358])/[.C1358]*100" office:value-type="float" office:value="0">
            <text:p>0,0</text:p>
          </table:table-cell>
          <table:table-cell table:formula="of:=1.1+SQRT([.O1358]^2+[.I1358]^2)" office:value-type="float" office:value="5.1">
            <text:p>5,1</text:p>
          </table:table-cell>
          <table:table-cell table:formula="of:=TEXT([.J1358];&quot;0.0&quot;)&amp;&quot;&lt;15&quot;" office:value-type="string" office:string-value="5,1&lt;15">
            <text:p>5,1&lt;15</text:p>
          </table:table-cell>
          <table:table-cell/>
          <table:table-cell table:style-name="ce58" table:formula="of:=[.R135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358]*[.S135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59]" office:value-type="float" office:value="7000000">
            <text:p>7,00E+06</text:p>
          </table:table-cell>
          <table:table-cell/>
          <table:table-cell table:formula="of:=(([.G1359]-[.N1359])-[.C1359])/[.C1359]*100" office:value-type="float" office:value="0">
            <text:p>0,0</text:p>
          </table:table-cell>
          <table:table-cell table:formula="of:=1.1+SQRT([.O1359]^2+[.I1359]^2)" office:value-type="float" office:value="5.1">
            <text:p>5,1</text:p>
          </table:table-cell>
          <table:table-cell table:formula="of:=TEXT([.J1359];&quot;0.0&quot;)&amp;&quot;&lt;15&quot;" office:value-type="string" office:string-value="5,1&lt;15">
            <text:p>5,1&lt;15</text:p>
          </table:table-cell>
          <table:table-cell/>
          <table:table-cell table:style-name="ce58" table:formula="of:=[.R135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59]*[.S135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60]" office:value-type="float" office:value="69000000">
            <text:p>6,90E+07</text:p>
          </table:table-cell>
          <table:table-cell/>
          <table:table-cell table:formula="of:=(([.G1360]-[.N1360])-[.C1360])/[.C1360]*100" office:value-type="float" office:value="-1.42857142857143">
            <text:p>-1,4</text:p>
          </table:table-cell>
          <table:table-cell table:formula="of:=1.1+SQRT([.O1360]^2+[.I1360]^2)" office:value-type="float" office:value="5.34744821351957">
            <text:p>5,3</text:p>
          </table:table-cell>
          <table:table-cell table:formula="of:=TEXT([.J1360];&quot;0.0&quot;)&amp;&quot;&lt;15&quot;" office:value-type="string" office:string-value="5,3&lt;15">
            <text:p>5,3&lt;15</text:p>
          </table:table-cell>
          <table:table-cell/>
          <table:table-cell table:style-name="ce58" table:formula="of:=[.R1360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360]*[.S136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61]" office:value-type="float" office:value="690000000">
            <text:p>6,90E+08</text:p>
          </table:table-cell>
          <table:table-cell/>
          <table:table-cell table:formula="of:=(([.G1361]-[.N1361])-[.C1361])/[.C1361]*100" office:value-type="float" office:value="-1.42857142857143">
            <text:p>-1,4</text:p>
          </table:table-cell>
          <table:table-cell table:formula="of:=1.1+SQRT([.O1361]^2+[.I1361]^2)" office:value-type="float" office:value="5.34744821351957">
            <text:p>5,3</text:p>
          </table:table-cell>
          <table:table-cell table:formula="of:=TEXT([.J1361];&quot;0.0&quot;)&amp;&quot;&lt;15&quot;" office:value-type="string" office:string-value="5,3&lt;15">
            <text:p>5,3&lt;15</text:p>
          </table:table-cell>
          <table:table-cell/>
          <table:table-cell table:style-name="ce58" table:formula="of:=[.R136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61]*[.S136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62]" office:value-type="float" office:value="7100000000">
            <text:p>7,10E+09</text:p>
          </table:table-cell>
          <table:table-cell/>
          <table:table-cell table:formula="of:=(([.G1362]-[.N1362])-[.C1362])/[.C1362]*100" office:value-type="float" office:value="1.42857142857143">
            <text:p>1,4</text:p>
          </table:table-cell>
          <table:table-cell table:formula="of:=1.1+SQRT([.O1362]^2+[.I1362]^2)" office:value-type="float" office:value="5.34744821351957">
            <text:p>5,3</text:p>
          </table:table-cell>
          <table:table-cell table:formula="of:=TEXT([.J1362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362]*10^9" office:value-type="float" office:value="7100000000">
            <text:p>71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1">
            <text:p>7,1</text:p>
          </table:table-cell>
          <table:table-cell table:style-name="ce71" office:value-type="float" office:value="1000000000">
            <text:p>1000000000</text:p>
          </table:table-cell>
          <table:table-cell table:formula="of:=[.Q1362]*[.S136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70]" office:value-type="float" office:value="99" table:number-columns-spanned="1" table:number-rows-spanned="3">
            <text:p>9,90E+01</text:p>
          </table:table-cell>
          <table:table-cell table:formula="of:=[.M1370]" office:value-type="float" office:value="810">
            <text:p>8,10E+02</text:p>
          </table:table-cell>
          <table:table-cell table:style-name="ce24" table:formula="of:=[.G1370]-[.N1370]" office:value-type="float" office:value="711">
            <text:p>7,11E+02</text:p>
          </table:table-cell>
          <table:table-cell table:formula="of:=(([.G1370]-[.N1370])-[.C1370])/[.C1370]*100" office:value-type="float" office:value="1.57142857142857">
            <text:p>1,6</text:p>
          </table:table-cell>
          <table:table-cell table:formula="of:=1.1+SQRT([.O1370]^2+[.I1370]^2)" office:value-type="float" office:value="6.34112466509833">
            <text:p>6,3</text:p>
          </table:table-cell>
          <table:table-cell table:formula="of:=TEXT([.J137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370]*10^3+100" office:value-type="float" office:value="810">
            <text:p>810</text:p>
          </table:table-cell>
          <table:table-cell table:style-name="ce61" office:value-type="float" office:value="99">
            <text:p>9,9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370]*[.S137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234.3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71]" office:value-type="float" office:value="7000">
            <text:p>7,00E+03</text:p>
          </table:table-cell>
          <table:table-cell table:style-name="ce24" table:formula="of:=[.G1371]-[.N1371]" office:value-type="float" office:value="6901">
            <text:p>6,90E+03</text:p>
          </table:table-cell>
          <table:table-cell table:formula="of:=(([.G1371]-[.N1371])-[.C1371])/[.C1371]*100" office:value-type="float" office:value="-1.41428571428571">
            <text:p>-1,4</text:p>
          </table:table-cell>
          <table:table-cell table:formula="of:=1.1+SQRT([.O1371]^2+[.I1371]^2)" office:value-type="float" office:value="6.29617206043378">
            <text:p>6,3</text:p>
          </table:table-cell>
          <table:table-cell table:formula="of:=TEXT([.J1371];&quot;0.0&quot;)&amp;&quot;&lt;15&quot;" office:value-type="string" office:string-value="6,3&lt;15">
            <text:p>6,3&lt;15</text:p>
          </table:table-cell>
          <table:table-cell/>
          <table:table-cell table:style-name="ce58" table:formula="of:=[.R1371]*10^3+100" office:value-type="float" office:value="7000">
            <text:p>70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371]*[.S137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72]" office:value-type="float" office:value="71100">
            <text:p>7,11E+04</text:p>
          </table:table-cell>
          <table:table-cell table:style-name="ce24" table:formula="of:=[.G1372]-[.N1372]" office:value-type="float" office:value="71001">
            <text:p>7,10E+04</text:p>
          </table:table-cell>
          <table:table-cell table:formula="of:=(([.G1372]-[.N1372])-[.C1372])/[.C1372]*100" office:value-type="float" office:value="1.43">
            <text:p>1,4</text:p>
          </table:table-cell>
          <table:table-cell table:formula="of:=1.1+SQRT([.O1372]^2+[.I1372]^2)" office:value-type="float" office:value="5.34792890712639">
            <text:p>5,3</text:p>
          </table:table-cell>
          <table:table-cell table:formula="of:=TEXT([.J1372];&quot;0.0&quot;)&amp;&quot;&lt;15&quot;" office:value-type="string" office:string-value="5,3&lt;15">
            <text:p>5,3&lt;15</text:p>
          </table:table-cell>
          <table:table-cell/>
          <table:table-cell table:style-name="ce58" table:formula="of:=[.R1372]*10^3+100" office:value-type="float" office:value="71100">
            <text:p>71100</text:p>
          </table:table-cell>
          <table:table-cell table:style-name="ce62" table:formula="of:=[.N1370]" office:value-type="float" office:value="99">
            <text:p>9,9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372]*[.S137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73]" office:value-type="float" office:value="690000">
            <text:p>6,90E+05</text:p>
          </table:table-cell>
          <table:table-cell/>
          <table:table-cell table:formula="of:=(([.G1373]-[.N1373])-[.C1373])/[.C1373]*100" office:value-type="float" office:value="-1.42857142857143">
            <text:p>-1,4</text:p>
          </table:table-cell>
          <table:table-cell table:formula="of:=1.1+SQRT([.O1373]^2+[.I1373]^2)" office:value-type="float" office:value="5.34744821351957">
            <text:p>5,3</text:p>
          </table:table-cell>
          <table:table-cell table:formula="of:=TEXT([.J1373];&quot;0.0&quot;)&amp;&quot;&lt;15&quot;" office:value-type="string" office:string-value="5,3&lt;15">
            <text:p>5,3&lt;15</text:p>
          </table:table-cell>
          <table:table-cell/>
          <table:table-cell table:style-name="ce58" table:formula="of:=[.R137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373]*[.S137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74]" office:value-type="float" office:value="7100000">
            <text:p>7,10E+06</text:p>
          </table:table-cell>
          <table:table-cell/>
          <table:table-cell table:formula="of:=(([.G1374]-[.N1374])-[.C1374])/[.C1374]*100" office:value-type="float" office:value="1.42857142857143">
            <text:p>1,4</text:p>
          </table:table-cell>
          <table:table-cell table:formula="of:=1.1+SQRT([.O1374]^2+[.I1374]^2)" office:value-type="float" office:value="5.34744821351957">
            <text:p>5,3</text:p>
          </table:table-cell>
          <table:table-cell table:formula="of:=TEXT([.J1374];&quot;0.0&quot;)&amp;&quot;&lt;15&quot;" office:value-type="string" office:string-value="5,3&lt;15">
            <text:p>5,3&lt;15</text:p>
          </table:table-cell>
          <table:table-cell/>
          <table:table-cell table:style-name="ce58" table:formula="of:=[.R1374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374]*[.S137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75]" office:value-type="float" office:value="70000000">
            <text:p>7,00E+07</text:p>
          </table:table-cell>
          <table:table-cell/>
          <table:table-cell table:formula="of:=(([.G1375]-[.N1375])-[.C1375])/[.C1375]*100" office:value-type="float" office:value="0">
            <text:p>0,0</text:p>
          </table:table-cell>
          <table:table-cell table:formula="of:=1.1+SQRT([.O1375]^2+[.I1375]^2)" office:value-type="float" office:value="5.1">
            <text:p>5,1</text:p>
          </table:table-cell>
          <table:table-cell table:formula="of:=TEXT([.J1375];&quot;0.0&quot;)&amp;&quot;&lt;15&quot;" office:value-type="string" office:string-value="5,1&lt;15">
            <text:p>5,1&lt;15</text:p>
          </table:table-cell>
          <table:table-cell/>
          <table:table-cell table:style-name="ce58" table:formula="of:=[.R137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75]*[.S137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76]" office:value-type="float" office:value="690000000">
            <text:p>6,90E+08</text:p>
          </table:table-cell>
          <table:table-cell/>
          <table:table-cell table:formula="of:=(([.G1376]-[.N1376])-[.C1376])/[.C1376]*100" office:value-type="float" office:value="-1.42857142857143">
            <text:p>-1,4</text:p>
          </table:table-cell>
          <table:table-cell table:formula="of:=1.1+SQRT([.O1376]^2+[.I1376]^2)" office:value-type="float" office:value="5.34744821351957">
            <text:p>5,3</text:p>
          </table:table-cell>
          <table:table-cell table:formula="of:=TEXT([.J1376];&quot;0.0&quot;)&amp;&quot;&lt;15&quot;" office:value-type="string" office:string-value="5,3&lt;15">
            <text:p>5,3&lt;15</text:p>
          </table:table-cell>
          <table:table-cell/>
          <table:table-cell table:style-name="ce58" table:formula="of:=[.R137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376]*[.S137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77]" office:value-type="float" office:value="7000000000">
            <text:p>7,00E+09</text:p>
          </table:table-cell>
          <table:table-cell/>
          <table:table-cell table:formula="of:=(([.G1377]-[.N1377])-[.C1377])/[.C1377]*100" office:value-type="float" office:value="0">
            <text:p>0,0</text:p>
          </table:table-cell>
          <table:table-cell table:formula="of:=1.1+SQRT([.O1377]^2+[.I1377]^2)" office:value-type="float" office:value="5.1">
            <text:p>5,1</text:p>
          </table:table-cell>
          <table:table-cell table:formula="of:=TEXT([.J137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37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377]*[.S137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385]" office:value-type="float" office:value="100" table:number-columns-spanned="1" table:number-rows-spanned="3">
            <text:p>1,00E+02</text:p>
          </table:table-cell>
          <table:table-cell table:formula="of:=[.M1385]" office:value-type="float" office:value="800">
            <text:p>8,00E+02</text:p>
          </table:table-cell>
          <table:table-cell table:style-name="ce24" table:formula="of:=[.G1385]-[.N1385]" office:value-type="float" office:value="700">
            <text:p>7,00E+02</text:p>
          </table:table-cell>
          <table:table-cell table:formula="of:=(([.G1385]-[.N1385])-[.C1385])/[.C1385]*100" office:value-type="float" office:value="0">
            <text:p>0,0</text:p>
          </table:table-cell>
          <table:table-cell table:formula="of:=1.1+SQRT([.O1385]^2+[.I1385]^2)" office:value-type="float" office:value="6.1">
            <text:p>6,1</text:p>
          </table:table-cell>
          <table:table-cell table:formula="of:=TEXT([.J138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385]*10^3+100" office:value-type="float" office:value="800">
            <text:p>80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385]*[.S138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386]" office:value-type="float" office:value="7100">
            <text:p>7,10E+03</text:p>
          </table:table-cell>
          <table:table-cell table:style-name="ce24" table:formula="of:=[.G1386]-[.N1386]" office:value-type="float" office:value="7000">
            <text:p>7,00E+03</text:p>
          </table:table-cell>
          <table:table-cell table:formula="of:=(([.G1386]-[.N1386])-[.C1386])/[.C1386]*100" office:value-type="float" office:value="0">
            <text:p>0,0</text:p>
          </table:table-cell>
          <table:table-cell table:formula="of:=1.1+SQRT([.O1386]^2+[.I1386]^2)" office:value-type="float" office:value="6.1">
            <text:p>6,1</text:p>
          </table:table-cell>
          <table:table-cell table:formula="of:=TEXT([.J1386];&quot;0.0&quot;)&amp;&quot;&lt;15&quot;" office:value-type="string" office:string-value="6,1&lt;15">
            <text:p>6,1&lt;15</text:p>
          </table:table-cell>
          <table:table-cell/>
          <table:table-cell table:style-name="ce58" table:formula="of:=[.R1386]*10^3+100" office:value-type="float" office:value="7100">
            <text:p>7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386]*[.S138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387]" office:value-type="float" office:value="70100">
            <text:p>7,01E+04</text:p>
          </table:table-cell>
          <table:table-cell table:style-name="ce24" table:formula="of:=[.G1387]-[.N1387]" office:value-type="float" office:value="70000">
            <text:p>7,00E+04</text:p>
          </table:table-cell>
          <table:table-cell table:formula="of:=(([.G1387]-[.N1387])-[.C1387])/[.C1387]*100" office:value-type="float" office:value="0">
            <text:p>0,0</text:p>
          </table:table-cell>
          <table:table-cell table:formula="of:=1.1+SQRT([.O1387]^2+[.I1387]^2)" office:value-type="float" office:value="5.1">
            <text:p>5,1</text:p>
          </table:table-cell>
          <table:table-cell table:formula="of:=TEXT([.J1387];&quot;0.0&quot;)&amp;&quot;&lt;15&quot;" office:value-type="string" office:string-value="5,1&lt;15">
            <text:p>5,1&lt;15</text:p>
          </table:table-cell>
          <table:table-cell/>
          <table:table-cell table:style-name="ce58" table:formula="of:=[.R1387]*10^3+100" office:value-type="float" office:value="70100">
            <text:p>70100</text:p>
          </table:table-cell>
          <table:table-cell table:style-name="ce62" table:formula="of:=[.N138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387]*[.S138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388]" office:value-type="float" office:value="680000">
            <text:p>6,80E+05</text:p>
          </table:table-cell>
          <table:table-cell/>
          <table:table-cell table:formula="of:=(([.G1388]-[.N1388])-[.C1388])/[.C1388]*100" office:value-type="float" office:value="-2.85714285714286">
            <text:p>-2,9</text:p>
          </table:table-cell>
          <table:table-cell table:formula="of:=1.1+SQRT([.O1388]^2+[.I1388]^2)" office:value-type="float" office:value="6.01561443831007">
            <text:p>6,0</text:p>
          </table:table-cell>
          <table:table-cell table:formula="of:=TEXT([.J1388];&quot;0.0&quot;)&amp;&quot;&lt;15&quot;" office:value-type="string" office:string-value="6,0&lt;15">
            <text:p>6,0&lt;15</text:p>
          </table:table-cell>
          <table:table-cell/>
          <table:table-cell table:style-name="ce58" table:formula="of:=[.R138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388]*[.S138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389]" office:value-type="float" office:value="7000000">
            <text:p>7,00E+06</text:p>
          </table:table-cell>
          <table:table-cell/>
          <table:table-cell table:formula="of:=(([.G1389]-[.N1389])-[.C1389])/[.C1389]*100" office:value-type="float" office:value="0">
            <text:p>0,0</text:p>
          </table:table-cell>
          <table:table-cell table:formula="of:=1.1+SQRT([.O1389]^2+[.I1389]^2)" office:value-type="float" office:value="5.1">
            <text:p>5,1</text:p>
          </table:table-cell>
          <table:table-cell table:formula="of:=TEXT([.J1389];&quot;0.0&quot;)&amp;&quot;&lt;15&quot;" office:value-type="string" office:string-value="5,1&lt;15">
            <text:p>5,1&lt;15</text:p>
          </table:table-cell>
          <table:table-cell/>
          <table:table-cell table:style-name="ce58" table:formula="of:=[.R138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389]*[.S138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390]" office:value-type="float" office:value="70000000">
            <text:p>7,00E+07</text:p>
          </table:table-cell>
          <table:table-cell/>
          <table:table-cell table:formula="of:=(([.G1390]-[.N1390])-[.C1390])/[.C1390]*100" office:value-type="float" office:value="0">
            <text:p>0,0</text:p>
          </table:table-cell>
          <table:table-cell table:formula="of:=1.1+SQRT([.O1390]^2+[.I1390]^2)" office:value-type="float" office:value="5.1">
            <text:p>5,1</text:p>
          </table:table-cell>
          <table:table-cell table:formula="of:=TEXT([.J1390];&quot;0.0&quot;)&amp;&quot;&lt;15&quot;" office:value-type="string" office:string-value="5,1&lt;15">
            <text:p>5,1&lt;15</text:p>
          </table:table-cell>
          <table:table-cell/>
          <table:table-cell table:style-name="ce58" table:formula="of:=[.R139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390]*[.S139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391]" office:value-type="float" office:value="660000000">
            <text:p>6,60E+08</text:p>
          </table:table-cell>
          <table:table-cell/>
          <table:table-cell table:formula="of:=(([.G1391]-[.N1391])-[.C1391])/[.C1391]*100" office:value-type="float" office:value="-5.71428571428571">
            <text:p>-5,7</text:p>
          </table:table-cell>
          <table:table-cell table:formula="of:=1.1+SQRT([.O1391]^2+[.I1391]^2)" office:value-type="float" office:value="8.07517463756212">
            <text:p>8,1</text:p>
          </table:table-cell>
          <table:table-cell table:formula="of:=TEXT([.J1391];&quot;0.0&quot;)&amp;&quot;&lt;15&quot;" office:value-type="string" office:string-value="8,1&lt;15">
            <text:p>8,1&lt;15</text:p>
          </table:table-cell>
          <table:table-cell/>
          <table:table-cell table:style-name="ce58" table:formula="of:=[.R1391]*10^9" office:value-type="float" office:value="660000000">
            <text:p>66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6">
            <text:p>0,66</text:p>
          </table:table-cell>
          <table:table-cell table:style-name="ce71" office:value-type="float" office:value="1000000000">
            <text:p>1000000000</text:p>
          </table:table-cell>
          <table:table-cell table:formula="of:=[.Q1391]*[.S139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392]" office:value-type="float" office:value="7800000000">
            <text:p>7,80E+09</text:p>
          </table:table-cell>
          <table:table-cell/>
          <table:table-cell table:formula="of:=(([.G1392]-[.N1392])-[.C1392])/[.C1392]*100" office:value-type="float" office:value="11.4285714285714">
            <text:p>11,4</text:p>
          </table:table-cell>
          <table:table-cell table:formula="of:=1.1+SQRT([.O1392]^2+[.I1392]^2)" office:value-type="float" office:value="13.2083543430955">
            <text:p>13,2</text:p>
          </table:table-cell>
          <table:table-cell table:formula="of:=TEXT([.J1392];&quot;0.0&quot;)&amp;&quot;&lt;15&quot;" office:value-type="string" office:string-value="13,2&lt;15">
            <text:p>13,2&lt;15</text:p>
          </table:table-cell>
          <table:table-cell table:style-name="ce57"/>
          <table:table-cell table:style-name="ce58" table:formula="of:=[.R1392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392]*[.S139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00]" office:value-type="float" office:value="100" table:number-columns-spanned="1" table:number-rows-spanned="3">
            <text:p>1,00E+02</text:p>
          </table:table-cell>
          <table:table-cell table:formula="of:=[.M1400]" office:value-type="float" office:value="790">
            <text:p>7,90E+02</text:p>
          </table:table-cell>
          <table:table-cell table:style-name="ce24" table:formula="of:=[.G1400]-[.N1400]" office:value-type="float" office:value="690">
            <text:p>6,90E+02</text:p>
          </table:table-cell>
          <table:table-cell table:formula="of:=(([.G1400]-[.N1400])-[.C1400])/[.C1400]*100" office:value-type="float" office:value="-1.42857142857141">
            <text:p>-1,4</text:p>
          </table:table-cell>
          <table:table-cell table:formula="of:=1.1+SQRT([.O1400]^2+[.I1400]^2)" office:value-type="float" office:value="6.30007849234322">
            <text:p>6,3</text:p>
          </table:table-cell>
          <table:table-cell table:formula="of:=TEXT([.J140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0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00]*[.S140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01]" office:value-type="float" office:value="7100">
            <text:p>7,10E+03</text:p>
          </table:table-cell>
          <table:table-cell table:style-name="ce24" table:formula="of:=[.G1401]-[.N1401]" office:value-type="float" office:value="7099">
            <text:p>7,10E+03</text:p>
          </table:table-cell>
          <table:table-cell table:formula="of:=(([.G1401]-[.N1401])-[.C1401])/[.C1401]*100" office:value-type="float" office:value="1.41428571428571">
            <text:p>1,4</text:p>
          </table:table-cell>
          <table:table-cell table:formula="of:=1.1+SQRT([.O1401]^2+[.I1401]^2)" office:value-type="float" office:value="6.29617206043378">
            <text:p>6,3</text:p>
          </table:table-cell>
          <table:table-cell table:formula="of:=TEXT([.J1401];&quot;0.0&quot;)&amp;&quot;&lt;15&quot;" office:value-type="string" office:string-value="6,3&lt;15">
            <text:p>6,3&lt;15</text:p>
          </table:table-cell>
          <table:table-cell/>
          <table:table-cell table:style-name="ce58" table:formula="of:=[.R1401]*10^3+100" office:value-type="float" office:value="7100">
            <text:p>7100</text:p>
          </table:table-cell>
          <table:table-cell table:style-name="ce62" office:value-type="float" office:value="1">
            <text:p>1,00E+00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401]*[.S140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02]" office:value-type="float" office:value="70100">
            <text:p>7,01E+04</text:p>
          </table:table-cell>
          <table:table-cell table:style-name="ce24" table:formula="of:=[.G1402]-[.N1402]" office:value-type="float" office:value="70000">
            <text:p>7,00E+04</text:p>
          </table:table-cell>
          <table:table-cell table:formula="of:=(([.G1402]-[.N1402])-[.C1402])/[.C1402]*100" office:value-type="float" office:value="0">
            <text:p>0,0</text:p>
          </table:table-cell>
          <table:table-cell table:formula="of:=1.1+SQRT([.O1402]^2+[.I1402]^2)" office:value-type="float" office:value="5.1">
            <text:p>5,1</text:p>
          </table:table-cell>
          <table:table-cell table:formula="of:=TEXT([.J1402];&quot;0.0&quot;)&amp;&quot;&lt;15&quot;" office:value-type="string" office:string-value="5,1&lt;15">
            <text:p>5,1&lt;15</text:p>
          </table:table-cell>
          <table:table-cell/>
          <table:table-cell table:style-name="ce58" table:formula="of:=[.R1402]*10^3+100" office:value-type="float" office:value="70100">
            <text:p>70100</text:p>
          </table:table-cell>
          <table:table-cell table:style-name="ce62" table:formula="of:=[.N140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02]*[.S140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03]" office:value-type="float" office:value="680000">
            <text:p>6,80E+05</text:p>
          </table:table-cell>
          <table:table-cell/>
          <table:table-cell table:formula="of:=(([.G1403]-[.N1403])-[.C1403])/[.C1403]*100" office:value-type="float" office:value="-2.85714285714286">
            <text:p>-2,9</text:p>
          </table:table-cell>
          <table:table-cell table:formula="of:=1.1+SQRT([.O1403]^2+[.I1403]^2)" office:value-type="float" office:value="6.01561443831007">
            <text:p>6,0</text:p>
          </table:table-cell>
          <table:table-cell table:formula="of:=TEXT([.J1403];&quot;0.0&quot;)&amp;&quot;&lt;15&quot;" office:value-type="string" office:string-value="6,0&lt;15">
            <text:p>6,0&lt;15</text:p>
          </table:table-cell>
          <table:table-cell/>
          <table:table-cell table:style-name="ce58" table:formula="of:=[.R1403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03]*[.S140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04]" office:value-type="float" office:value="7000000">
            <text:p>7,00E+06</text:p>
          </table:table-cell>
          <table:table-cell/>
          <table:table-cell table:formula="of:=(([.G1404]-[.N1404])-[.C1404])/[.C1404]*100" office:value-type="float" office:value="0">
            <text:p>0,0</text:p>
          </table:table-cell>
          <table:table-cell table:formula="of:=1.1+SQRT([.O1404]^2+[.I1404]^2)" office:value-type="float" office:value="5.1">
            <text:p>5,1</text:p>
          </table:table-cell>
          <table:table-cell table:formula="of:=TEXT([.J1404];&quot;0.0&quot;)&amp;&quot;&lt;15&quot;" office:value-type="string" office:string-value="5,1&lt;15">
            <text:p>5,1&lt;15</text:p>
          </table:table-cell>
          <table:table-cell/>
          <table:table-cell table:style-name="ce58" table:formula="of:=[.R140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04]*[.S140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05]" office:value-type="float" office:value="70000000">
            <text:p>7,00E+07</text:p>
          </table:table-cell>
          <table:table-cell/>
          <table:table-cell table:formula="of:=(([.G1405]-[.N1405])-[.C1405])/[.C1405]*100" office:value-type="float" office:value="0">
            <text:p>0,0</text:p>
          </table:table-cell>
          <table:table-cell table:formula="of:=1.1+SQRT([.O1405]^2+[.I1405]^2)" office:value-type="float" office:value="5.1">
            <text:p>5,1</text:p>
          </table:table-cell>
          <table:table-cell table:formula="of:=TEXT([.J1405];&quot;0.0&quot;)&amp;&quot;&lt;15&quot;" office:value-type="string" office:string-value="5,1&lt;15">
            <text:p>5,1&lt;15</text:p>
          </table:table-cell>
          <table:table-cell/>
          <table:table-cell table:style-name="ce58" table:formula="of:=[.R140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05]*[.S140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06]" office:value-type="float" office:value="700000000">
            <text:p>7,00E+08</text:p>
          </table:table-cell>
          <table:table-cell/>
          <table:table-cell table:formula="of:=(([.G1406]-[.N1406])-[.C1406])/[.C1406]*100" office:value-type="float" office:value="0">
            <text:p>0,0</text:p>
          </table:table-cell>
          <table:table-cell table:formula="of:=1.1+SQRT([.O1406]^2+[.I1406]^2)" office:value-type="float" office:value="5.1">
            <text:p>5,1</text:p>
          </table:table-cell>
          <table:table-cell table:formula="of:=TEXT([.J1406];&quot;0.0&quot;)&amp;&quot;&lt;15&quot;" office:value-type="string" office:string-value="5,1&lt;15">
            <text:p>5,1&lt;15</text:p>
          </table:table-cell>
          <table:table-cell/>
          <table:table-cell table:style-name="ce58" table:formula="of:=[.R140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06]*[.S140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07]" office:value-type="float" office:value="7000000000">
            <text:p>7,00E+09</text:p>
          </table:table-cell>
          <table:table-cell/>
          <table:table-cell table:formula="of:=(([.G1407]-[.N1407])-[.C1407])/[.C1407]*100" office:value-type="float" office:value="0">
            <text:p>0,0</text:p>
          </table:table-cell>
          <table:table-cell table:formula="of:=1.1+SQRT([.O1407]^2+[.I1407]^2)" office:value-type="float" office:value="5.1">
            <text:p>5,1</text:p>
          </table:table-cell>
          <table:table-cell table:formula="of:=TEXT([.J140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0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07]*[.S140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0" table:formula="of:=[.N1415]" office:value-type="float" office:value="100" table:number-columns-spanned="1" table:number-rows-spanned="3">
            <text:p>1,00E+02</text:p>
          </table:table-cell>
          <table:table-cell table:formula="of:=[.M1415]" office:value-type="float" office:value="810">
            <text:p>8,10E+02</text:p>
          </table:table-cell>
          <table:table-cell table:style-name="ce24" table:formula="of:=[.G1415]-[.N1415]" office:value-type="float" office:value="710">
            <text:p>7,10E+02</text:p>
          </table:table-cell>
          <table:table-cell table:formula="of:=(([.G1415]-[.N1415])-[.C1415])/[.C1415]*100" office:value-type="float" office:value="1.42857142857143">
            <text:p>1,4</text:p>
          </table:table-cell>
          <table:table-cell table:formula="of:=1.1+SQRT([.O1415]^2+[.I1415]^2)" office:value-type="float" office:value="6.30007849234323">
            <text:p>6,3</text:p>
          </table:table-cell>
          <table:table-cell table:formula="of:=TEXT([.J1415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15]*10^3+100" office:value-type="float" office:value="810">
            <text:p>81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1">
            <text:p>0,71</text:p>
          </table:table-cell>
          <table:table-cell office:value-type="float" office:value="1000">
            <text:p>1000</text:p>
          </table:table-cell>
          <table:table-cell table:formula="of:=[.Q1415]*[.S141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0"/>
          <table:table-cell table:formula="of:=[.M1416]" office:value-type="float" office:value="7000">
            <text:p>7,00E+03</text:p>
          </table:table-cell>
          <table:table-cell table:style-name="ce24" table:formula="of:=[.G1416]-[.N1416]" office:value-type="float" office:value="6900">
            <text:p>6,90E+03</text:p>
          </table:table-cell>
          <table:table-cell table:formula="of:=(([.G1416]-[.N1416])-[.C1416])/[.C1416]*100" office:value-type="float" office:value="-1.42857142857143">
            <text:p>-1,4</text:p>
          </table:table-cell>
          <table:table-cell table:formula="of:=1.1+SQRT([.O1416]^2+[.I1416]^2)" office:value-type="float" office:value="6.30007849234323">
            <text:p>6,3</text:p>
          </table:table-cell>
          <table:table-cell table:formula="of:=TEXT([.J1416];&quot;0.0&quot;)&amp;&quot;&lt;15&quot;" office:value-type="string" office:string-value="6,3&lt;15">
            <text:p>6,3&lt;15</text:p>
          </table:table-cell>
          <table:table-cell/>
          <table:table-cell table:style-name="ce58" table:formula="of:=[.R1416]*10^3+100" office:value-type="float" office:value="7000">
            <text:p>70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16]*[.S141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0"/>
          <table:table-cell table:formula="of:=[.M1417]" office:value-type="float" office:value="71100">
            <text:p>7,11E+04</text:p>
          </table:table-cell>
          <table:table-cell table:style-name="ce24" table:formula="of:=[.G1417]-[.N1417]" office:value-type="float" office:value="71000">
            <text:p>7,10E+04</text:p>
          </table:table-cell>
          <table:table-cell table:formula="of:=(([.G1417]-[.N1417])-[.C1417])/[.C1417]*100" office:value-type="float" office:value="1.42857142857143">
            <text:p>1,4</text:p>
          </table:table-cell>
          <table:table-cell table:formula="of:=1.1+SQRT([.O1417]^2+[.I1417]^2)" office:value-type="float" office:value="5.34744821351957">
            <text:p>5,3</text:p>
          </table:table-cell>
          <table:table-cell table:formula="of:=TEXT([.J1417];&quot;0.0&quot;)&amp;&quot;&lt;15&quot;" office:value-type="string" office:string-value="5,3&lt;15">
            <text:p>5,3&lt;15</text:p>
          </table:table-cell>
          <table:table-cell/>
          <table:table-cell table:style-name="ce58" table:formula="of:=[.R1417]*10^3+100" office:value-type="float" office:value="71100">
            <text:p>71100</text:p>
          </table:table-cell>
          <table:table-cell table:style-name="ce62" table:formula="of:=[.N141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  <table:table-cell table:formula="of:=[.Q1417]*[.S141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/>
          <table:table-cell table:formula="of:=[.M1418]" office:value-type="float" office:value="670000">
            <text:p>6,70E+05</text:p>
          </table:table-cell>
          <table:table-cell/>
          <table:table-cell table:formula="of:=(([.G1418]-[.N1418])-[.C1418])/[.C1418]*100" office:value-type="float" office:value="-4.28571428571429">
            <text:p>-4,3</text:p>
          </table:table-cell>
          <table:table-cell table:formula="of:=1.1+SQRT([.O1418]^2+[.I1418]^2)" office:value-type="float" office:value="6.9623670081952">
            <text:p>7,0</text:p>
          </table:table-cell>
          <table:table-cell table:formula="of:=TEXT([.J1418];&quot;0.0&quot;)&amp;&quot;&lt;15&quot;" office:value-type="string" office:string-value="7,0&lt;15">
            <text:p>7,0&lt;15</text:p>
          </table:table-cell>
          <table:table-cell/>
          <table:table-cell table:style-name="ce58" table:formula="of:=[.R1418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18]*[.S141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/>
          <table:table-cell table:formula="of:=[.M1419]" office:value-type="float" office:value="6800000">
            <text:p>6,80E+06</text:p>
          </table:table-cell>
          <table:table-cell/>
          <table:table-cell table:formula="of:=(([.G1419]-[.N1419])-[.C1419])/[.C1419]*100" office:value-type="float" office:value="-2.85714285714286">
            <text:p>-2,9</text:p>
          </table:table-cell>
          <table:table-cell table:formula="of:=1.1+SQRT([.O1419]^2+[.I1419]^2)" office:value-type="float" office:value="6.01561443831007">
            <text:p>6,0</text:p>
          </table:table-cell>
          <table:table-cell table:formula="of:=TEXT([.J1419];&quot;0.0&quot;)&amp;&quot;&lt;15&quot;" office:value-type="string" office:string-value="6,0&lt;15">
            <text:p>6,0&lt;15</text:p>
          </table:table-cell>
          <table:table-cell/>
          <table:table-cell table:style-name="ce58" table:formula="of:=[.R1419]*10^6" office:value-type="float" office:value="6800000">
            <text:p>68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8">
            <text:p>6,8</text:p>
          </table:table-cell>
          <table:table-cell office:value-type="float" office:value="1000000">
            <text:p>1000000</text:p>
          </table:table-cell>
          <table:table-cell table:formula="of:=[.Q1419]*[.S141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/>
          <table:table-cell table:formula="of:=[.M1420]" office:value-type="float" office:value="67000000">
            <text:p>6,70E+07</text:p>
          </table:table-cell>
          <table:table-cell/>
          <table:table-cell table:formula="of:=(([.G1420]-[.N1420])-[.C1420])/[.C1420]*100" office:value-type="float" office:value="-4.28571428571429">
            <text:p>-4,3</text:p>
          </table:table-cell>
          <table:table-cell table:formula="of:=1.1+SQRT([.O1420]^2+[.I1420]^2)" office:value-type="float" office:value="6.9623670081952">
            <text:p>7,0</text:p>
          </table:table-cell>
          <table:table-cell table:formula="of:=TEXT([.J1420];&quot;0.0&quot;)&amp;&quot;&lt;15&quot;" office:value-type="string" office:string-value="7,0&lt;15">
            <text:p>7,0&lt;15</text:p>
          </table:table-cell>
          <table:table-cell/>
          <table:table-cell table:style-name="ce58" table:formula="of:=[.R1420]*10^6" office:value-type="float" office:value="67000000">
            <text:p>6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7">
            <text:p>67</text:p>
          </table:table-cell>
          <table:table-cell office:value-type="float" office:value="1000000">
            <text:p>1000000</text:p>
          </table:table-cell>
          <table:table-cell table:formula="of:=[.Q1420]*[.S142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/>
          <table:table-cell table:formula="of:=[.M1421]" office:value-type="float" office:value="670000000">
            <text:p>6,70E+08</text:p>
          </table:table-cell>
          <table:table-cell/>
          <table:table-cell table:formula="of:=(([.G1421]-[.N1421])-[.C1421])/[.C1421]*100" office:value-type="float" office:value="-4.28571428571429">
            <text:p>-4,3</text:p>
          </table:table-cell>
          <table:table-cell table:formula="of:=1.1+SQRT([.O1421]^2+[.I1421]^2)" office:value-type="float" office:value="6.9623670081952">
            <text:p>7,0</text:p>
          </table:table-cell>
          <table:table-cell table:formula="of:=TEXT([.J1421];&quot;0.0&quot;)&amp;&quot;&lt;15&quot;" office:value-type="string" office:string-value="7,0&lt;15">
            <text:p>7,0&lt;15</text:p>
          </table:table-cell>
          <table:table-cell/>
          <table:table-cell table:style-name="ce58" table:formula="of:=[.R1421]*10^9" office:value-type="float" office:value="670000000">
            <text:p>6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7">
            <text:p>0,67</text:p>
          </table:table-cell>
          <table:table-cell table:style-name="ce71" office:value-type="float" office:value="1000000000">
            <text:p>1000000000</text:p>
          </table:table-cell>
          <table:table-cell table:formula="of:=[.Q1421]*[.S142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/>
          <table:table-cell table:formula="of:=[.M1422]" office:value-type="float" office:value="7500000000">
            <text:p>7,50E+09</text:p>
          </table:table-cell>
          <table:table-cell/>
          <table:table-cell table:formula="of:=(([.G1422]-[.N1422])-[.C1422])/[.C1422]*100" office:value-type="float" office:value="7.14285714285714">
            <text:p>7,1</text:p>
          </table:table-cell>
          <table:table-cell table:formula="of:=1.1+SQRT([.O1422]^2+[.I1422]^2)" office:value-type="float" office:value="9.28659930393966">
            <text:p>9,3</text:p>
          </table:table-cell>
          <table:table-cell table:formula="of:=TEXT([.J1422];&quot;0.0&quot;)&amp;&quot;&lt;15&quot;" office:value-type="string" office:string-value="9,3&lt;15">
            <text:p>9,3&lt;15</text:p>
          </table:table-cell>
          <table:table-cell table:style-name="ce57"/>
          <table:table-cell table:style-name="ce58" table:formula="of:=[.R1422]*10^9" office:value-type="float" office:value="7500000000">
            <text:p>75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5">
            <text:p>7,5</text:p>
          </table:table-cell>
          <table:table-cell table:style-name="ce71" office:value-type="float" office:value="1000000000">
            <text:p>1000000000</text:p>
          </table:table-cell>
          <table:table-cell table:formula="of:=[.Q1422]*[.S142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3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30]" office:value-type="float" office:value="100" table:number-columns-spanned="1" table:number-rows-spanned="3">
            <text:p>1,00E+02</text:p>
          </table:table-cell>
          <table:table-cell table:style-name="ce46" table:formula="of:=[.M1430]" office:value-type="float" office:value="790">
            <text:p>7,90E+02</text:p>
          </table:table-cell>
          <table:table-cell table:style-name="ce46" table:formula="of:=[.G1430]-[.N1430]" office:value-type="float" office:value="690">
            <text:p>6,90E+02</text:p>
          </table:table-cell>
          <table:table-cell table:style-name="ce52" table:formula="of:=(([.G1430]-[.N1430])-[.C1430])/[.C1430]*100" office:value-type="float" office:value="-1.42857142857141">
            <text:p>-1,4</text:p>
          </table:table-cell>
          <table:table-cell table:style-name="ce52" table:formula="of:=1.1+SQRT([.O1430]^2+[.I1430]^2)" office:value-type="float" office:value="6.30007849234322">
            <text:p>6,3</text:p>
          </table:table-cell>
          <table:table-cell table:formula="of:=TEXT([.J1430];&quot;0.0&quot;)&amp;&quot;&lt;15&quot;" office:value-type="string" office:string-value="6,3&lt;15">
            <text:p>6,3&lt;15</text:p>
          </table:table-cell>
          <table:table-cell table:style-name="ce56"/>
          <table:table-cell table:style-name="ce58" table:formula="of:=[.R1430]*10^3+100" office:value-type="float" office:value="790">
            <text:p>79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30]*[.S143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5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31]" office:value-type="float" office:value="7000">
            <text:p>7,00E+03</text:p>
          </table:table-cell>
          <table:table-cell table:style-name="ce46" table:formula="of:=[.G1431]-[.N1431]" office:value-type="float" office:value="6900">
            <text:p>6,90E+03</text:p>
          </table:table-cell>
          <table:table-cell table:style-name="ce52" table:formula="of:=(([.G1431]-[.N1431])-[.C1431])/[.C1431]*100" office:value-type="float" office:value="-1.42857142857143">
            <text:p>-1,4</text:p>
          </table:table-cell>
          <table:table-cell table:style-name="ce52" table:formula="of:=1.1+SQRT([.O1431]^2+[.I1431]^2)" office:value-type="float" office:value="6.30007849234323">
            <text:p>6,3</text:p>
          </table:table-cell>
          <table:table-cell table:formula="of:=TEXT([.J1431];&quot;0.0&quot;)&amp;&quot;&lt;15&quot;" office:value-type="string" office:string-value="6,3&lt;15">
            <text:p>6,3&lt;15</text:p>
          </table:table-cell>
          <table:table-cell/>
          <table:table-cell table:style-name="ce58" table:formula="of:=[.R1431]*10^3+100" office:value-type="float" office:value="7000">
            <text:p>70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31]*[.S143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32]" office:value-type="float" office:value="69100">
            <text:p>6,91E+04</text:p>
          </table:table-cell>
          <table:table-cell table:style-name="ce46" table:formula="of:=[.G1432]-[.N1432]" office:value-type="float" office:value="69000">
            <text:p>6,90E+04</text:p>
          </table:table-cell>
          <table:table-cell table:style-name="ce52" table:formula="of:=(([.G1432]-[.N1432])-[.C1432])/[.C1432]*100" office:value-type="float" office:value="-1.42857142857143">
            <text:p>-1,4</text:p>
          </table:table-cell>
          <table:table-cell table:style-name="ce52" table:formula="of:=1.1+SQRT([.O1432]^2+[.I1432]^2)" office:value-type="float" office:value="5.34744821351957">
            <text:p>5,3</text:p>
          </table:table-cell>
          <table:table-cell table:formula="of:=TEXT([.J1432];&quot;0.0&quot;)&amp;&quot;&lt;15&quot;" office:value-type="string" office:string-value="5,3&lt;15">
            <text:p>5,3&lt;15</text:p>
          </table:table-cell>
          <table:table-cell/>
          <table:table-cell table:style-name="ce58" table:formula="of:=[.R1432]*10^3+100" office:value-type="float" office:value="69100">
            <text:p>69100</text:p>
          </table:table-cell>
          <table:table-cell table:style-name="ce62" table:formula="of:=[.N143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32]*[.S143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33]" office:value-type="float" office:value="670000">
            <text:p>6,70E+05</text:p>
          </table:table-cell>
          <table:table-cell table:style-name="ce44"/>
          <table:table-cell table:style-name="ce52" table:formula="of:=(([.G1433]-[.N1433])-[.C1433])/[.C1433]*100" office:value-type="float" office:value="-4.28571428571429">
            <text:p>-4,3</text:p>
          </table:table-cell>
          <table:table-cell table:style-name="ce52" table:formula="of:=1.1+SQRT([.O1433]^2+[.I1433]^2)" office:value-type="float" office:value="6.9623670081952">
            <text:p>7,0</text:p>
          </table:table-cell>
          <table:table-cell table:formula="of:=TEXT([.J1433];&quot;0.0&quot;)&amp;&quot;&lt;15&quot;" office:value-type="string" office:string-value="7,0&lt;15">
            <text:p>7,0&lt;15</text:p>
          </table:table-cell>
          <table:table-cell/>
          <table:table-cell table:style-name="ce58" table:formula="of:=[.R1433]*10^6" office:value-type="float" office:value="670000">
            <text:p>67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7">
            <text:p>0,67</text:p>
          </table:table-cell>
          <table:table-cell office:value-type="float" office:value="1000000">
            <text:p>1000000</text:p>
          </table:table-cell>
          <table:table-cell table:formula="of:=[.Q1433]*[.S143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34]" office:value-type="float" office:value="6900000">
            <text:p>6,90E+06</text:p>
          </table:table-cell>
          <table:table-cell table:style-name="ce44"/>
          <table:table-cell table:style-name="ce52" table:formula="of:=(([.G1434]-[.N1434])-[.C1434])/[.C1434]*100" office:value-type="float" office:value="-1.42857142857143">
            <text:p>-1,4</text:p>
          </table:table-cell>
          <table:table-cell table:style-name="ce52" table:formula="of:=1.1+SQRT([.O1434]^2+[.I1434]^2)" office:value-type="float" office:value="5.34744821351957">
            <text:p>5,3</text:p>
          </table:table-cell>
          <table:table-cell table:formula="of:=TEXT([.J1434];&quot;0.0&quot;)&amp;&quot;&lt;15&quot;" office:value-type="string" office:string-value="5,3&lt;15">
            <text:p>5,3&lt;15</text:p>
          </table:table-cell>
          <table:table-cell/>
          <table:table-cell table:style-name="ce58" table:formula="of:=[.R1434]*10^6" office:value-type="float" office:value="6900000">
            <text:p>69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6.9">
            <text:p>6,9</text:p>
          </table:table-cell>
          <table:table-cell office:value-type="float" office:value="1000000">
            <text:p>1000000</text:p>
          </table:table-cell>
          <table:table-cell table:formula="of:=[.Q1434]*[.S143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35]" office:value-type="float" office:value="68000000">
            <text:p>6,80E+07</text:p>
          </table:table-cell>
          <table:table-cell table:style-name="ce44"/>
          <table:table-cell table:style-name="ce52" table:formula="of:=(([.G1435]-[.N1435])-[.C1435])/[.C1435]*100" office:value-type="float" office:value="-2.85714285714286">
            <text:p>-2,9</text:p>
          </table:table-cell>
          <table:table-cell table:style-name="ce52" table:formula="of:=1.1+SQRT([.O1435]^2+[.I1435]^2)" office:value-type="float" office:value="6.01561443831007">
            <text:p>6,0</text:p>
          </table:table-cell>
          <table:table-cell table:formula="of:=TEXT([.J1435];&quot;0.0&quot;)&amp;&quot;&lt;15&quot;" office:value-type="string" office:string-value="6,0&lt;15">
            <text:p>6,0&lt;15</text:p>
          </table:table-cell>
          <table:table-cell/>
          <table:table-cell table:style-name="ce58" table:formula="of:=[.R1435]*10^6" office:value-type="float" office:value="68000000">
            <text:p>68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8">
            <text:p>68</text:p>
          </table:table-cell>
          <table:table-cell office:value-type="float" office:value="1000000">
            <text:p>1000000</text:p>
          </table:table-cell>
          <table:table-cell table:formula="of:=[.Q1435]*[.S143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36]" office:value-type="float" office:value="650000000">
            <text:p>6,50E+08</text:p>
          </table:table-cell>
          <table:table-cell table:style-name="ce44"/>
          <table:table-cell table:style-name="ce52" table:formula="of:=(([.G1436]-[.N1436])-[.C1436])/[.C1436]*100" office:value-type="float" office:value="-7.14285714285714">
            <text:p>-7,1</text:p>
          </table:table-cell>
          <table:table-cell table:style-name="ce52" table:formula="of:=1.1+SQRT([.O1436]^2+[.I1436]^2)" office:value-type="float" office:value="9.28659930393966">
            <text:p>9,3</text:p>
          </table:table-cell>
          <table:table-cell table:formula="of:=TEXT([.J1436];&quot;0.0&quot;)&amp;&quot;&lt;15&quot;" office:value-type="string" office:string-value="9,3&lt;15">
            <text:p>9,3&lt;15</text:p>
          </table:table-cell>
          <table:table-cell/>
          <table:table-cell table:style-name="ce58" table:formula="of:=[.R1436]*10^9" office:value-type="float" office:value="650000000">
            <text:p>65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5">
            <text:p>0,65</text:p>
          </table:table-cell>
          <table:table-cell table:style-name="ce71" office:value-type="float" office:value="1000000000">
            <text:p>1000000000</text:p>
          </table:table-cell>
          <table:table-cell table:formula="of:=[.Q1436]*[.S143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37]" office:value-type="float" office:value="7800000000">
            <text:p>7,80E+09</text:p>
          </table:table-cell>
          <table:table-cell table:style-name="ce44"/>
          <table:table-cell table:style-name="ce52" table:formula="of:=(([.G1437]-[.N1437])-[.C1437])/[.C1437]*100" office:value-type="float" office:value="11.4285714285714">
            <text:p>11,4</text:p>
          </table:table-cell>
          <table:table-cell table:style-name="ce52" table:formula="of:=1.1+SQRT([.O1437]^2+[.I1437]^2)" office:value-type="float" office:value="13.2083543430955">
            <text:p>13,2</text:p>
          </table:table-cell>
          <table:table-cell table:formula="of:=TEXT([.J1437];&quot;0.0&quot;)&amp;&quot;&lt;15&quot;" office:value-type="string" office:string-value="13,2&lt;15">
            <text:p>13,2&lt;15</text:p>
          </table:table-cell>
          <table:table-cell table:style-name="ce57"/>
          <table:table-cell table:style-name="ce58" table:formula="of:=[.R1437]*10^9" office:value-type="float" office:value="7800000000">
            <text:p>78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.8">
            <text:p>7,8</text:p>
          </table:table-cell>
          <table:table-cell table:style-name="ce71" office:value-type="float" office:value="1000000000">
            <text:p>1000000000</text:p>
          </table:table-cell>
          <table:table-cell table:formula="of:=[.Q1437]*[.S143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45]" office:value-type="float" office:value="100" table:number-columns-spanned="1" table:number-rows-spanned="3">
            <text:p>1,00E+02</text:p>
          </table:table-cell>
          <table:table-cell table:style-name="ce46" table:formula="of:=[.M1445]" office:value-type="float" office:value="840">
            <text:p>8,40E+02</text:p>
          </table:table-cell>
          <table:table-cell table:style-name="ce46" table:formula="of:=[.G1445]-[.N1445]" office:value-type="float" office:value="740">
            <text:p>7,40E+02</text:p>
          </table:table-cell>
          <table:table-cell table:style-name="ce52" table:formula="of:=(([.G1445]-[.N1445])-[.C1445])/[.C1445]*100" office:value-type="float" office:value="5.71428571428571">
            <text:p>5,7</text:p>
          </table:table-cell>
          <table:table-cell table:style-name="ce52" table:formula="of:=1.1+SQRT([.O1445]^2+[.I1445]^2)" office:value-type="float" office:value="8.69296129481046">
            <text:p>8,7</text:p>
          </table:table-cell>
          <table:table-cell table:formula="of:=TEXT([.J1445];&quot;0.0&quot;)&amp;&quot;&lt;15&quot;" office:value-type="string" office:string-value="8,7&lt;15">
            <text:p>8,7&lt;15</text:p>
          </table:table-cell>
          <table:table-cell table:style-name="ce56"/>
          <table:table-cell table:style-name="ce58" table:formula="of:=[.R1445]*10^3+100" office:value-type="float" office:value="840">
            <text:p>84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4">
            <text:p>0,74</text:p>
          </table:table-cell>
          <table:table-cell office:value-type="float" office:value="1000">
            <text:p>1000</text:p>
          </table:table-cell>
          <table:table-cell table:formula="of:=[.Q1445]*[.S144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46]" office:value-type="float" office:value="7000">
            <text:p>7,00E+03</text:p>
          </table:table-cell>
          <table:table-cell table:style-name="ce46" table:formula="of:=[.G1446]-[.N1446]" office:value-type="float" office:value="6900">
            <text:p>6,90E+03</text:p>
          </table:table-cell>
          <table:table-cell table:style-name="ce52" table:formula="of:=(([.G1446]-[.N1446])-[.C1446])/[.C1446]*100" office:value-type="float" office:value="-1.42857142857143">
            <text:p>-1,4</text:p>
          </table:table-cell>
          <table:table-cell table:style-name="ce52" table:formula="of:=1.1+SQRT([.O1446]^2+[.I1446]^2)" office:value-type="float" office:value="6.30007849234323">
            <text:p>6,3</text:p>
          </table:table-cell>
          <table:table-cell table:formula="of:=TEXT([.J1446];&quot;0.0&quot;)&amp;&quot;&lt;15&quot;" office:value-type="string" office:string-value="6,3&lt;15">
            <text:p>6,3&lt;15</text:p>
          </table:table-cell>
          <table:table-cell/>
          <table:table-cell table:style-name="ce58" table:formula="of:=[.R1446]*10^3+100" office:value-type="float" office:value="7000">
            <text:p>70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46]*[.S144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47]" office:value-type="float" office:value="70100">
            <text:p>7,01E+04</text:p>
          </table:table-cell>
          <table:table-cell table:style-name="ce46" table:formula="of:=[.G1447]-[.N1447]" office:value-type="float" office:value="70000">
            <text:p>7,00E+04</text:p>
          </table:table-cell>
          <table:table-cell table:style-name="ce52" table:formula="of:=(([.G1447]-[.N1447])-[.C1447])/[.C1447]*100" office:value-type="float" office:value="0">
            <text:p>0,0</text:p>
          </table:table-cell>
          <table:table-cell table:style-name="ce52" table:formula="of:=1.1+SQRT([.O1447]^2+[.I1447]^2)" office:value-type="float" office:value="5.1">
            <text:p>5,1</text:p>
          </table:table-cell>
          <table:table-cell table:formula="of:=TEXT([.J1447];&quot;0.0&quot;)&amp;&quot;&lt;15&quot;" office:value-type="string" office:string-value="5,1&lt;15">
            <text:p>5,1&lt;15</text:p>
          </table:table-cell>
          <table:table-cell/>
          <table:table-cell table:style-name="ce58" table:formula="of:=[.R1447]*10^3+100" office:value-type="float" office:value="70100">
            <text:p>70100</text:p>
          </table:table-cell>
          <table:table-cell table:style-name="ce62" table:formula="of:=[.N1445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0">
            <text:p>70</text:p>
          </table:table-cell>
          <table:table-cell office:value-type="float" office:value="1000">
            <text:p>1000</text:p>
          </table:table-cell>
          <table:table-cell table:formula="of:=[.Q1447]*[.S144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48]" office:value-type="float" office:value="710000">
            <text:p>7,10E+05</text:p>
          </table:table-cell>
          <table:table-cell table:style-name="ce44"/>
          <table:table-cell table:style-name="ce52" table:formula="of:=(([.G1448]-[.N1448])-[.C1448])/[.C1448]*100" office:value-type="float" office:value="1.42857142857143">
            <text:p>1,4</text:p>
          </table:table-cell>
          <table:table-cell table:style-name="ce52" table:formula="of:=1.1+SQRT([.O1448]^2+[.I1448]^2)" office:value-type="float" office:value="5.34744821351957">
            <text:p>5,3</text:p>
          </table:table-cell>
          <table:table-cell table:formula="of:=TEXT([.J1448];&quot;0.0&quot;)&amp;&quot;&lt;15&quot;" office:value-type="string" office:string-value="5,3&lt;15">
            <text:p>5,3&lt;15</text:p>
          </table:table-cell>
          <table:table-cell/>
          <table:table-cell table:style-name="ce58" table:formula="of:=[.R1448]*10^6" office:value-type="float" office:value="710000">
            <text:p>71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1">
            <text:p>0,71</text:p>
          </table:table-cell>
          <table:table-cell office:value-type="float" office:value="1000000">
            <text:p>1000000</text:p>
          </table:table-cell>
          <table:table-cell table:formula="of:=[.Q1448]*[.S144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49]" office:value-type="float" office:value="7000000">
            <text:p>7,00E+06</text:p>
          </table:table-cell>
          <table:table-cell table:style-name="ce44"/>
          <table:table-cell table:style-name="ce52" table:formula="of:=(([.G1449]-[.N1449])-[.C1449])/[.C1449]*100" office:value-type="float" office:value="0">
            <text:p>0,0</text:p>
          </table:table-cell>
          <table:table-cell table:style-name="ce52" table:formula="of:=1.1+SQRT([.O1449]^2+[.I1449]^2)" office:value-type="float" office:value="5.1">
            <text:p>5,1</text:p>
          </table:table-cell>
          <table:table-cell table:formula="of:=TEXT([.J1449];&quot;0.0&quot;)&amp;&quot;&lt;15&quot;" office:value-type="string" office:string-value="5,1&lt;15">
            <text:p>5,1&lt;15</text:p>
          </table:table-cell>
          <table:table-cell/>
          <table:table-cell table:style-name="ce58" table:formula="of:=[.R144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49]*[.S144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50]" office:value-type="float" office:value="70000000">
            <text:p>7,00E+07</text:p>
          </table:table-cell>
          <table:table-cell table:style-name="ce44"/>
          <table:table-cell table:style-name="ce52" table:formula="of:=(([.G1450]-[.N1450])-[.C1450])/[.C1450]*100" office:value-type="float" office:value="0">
            <text:p>0,0</text:p>
          </table:table-cell>
          <table:table-cell table:style-name="ce52" table:formula="of:=1.1+SQRT([.O1450]^2+[.I1450]^2)" office:value-type="float" office:value="5.1">
            <text:p>5,1</text:p>
          </table:table-cell>
          <table:table-cell table:formula="of:=TEXT([.J1450];&quot;0.0&quot;)&amp;&quot;&lt;15&quot;" office:value-type="string" office:string-value="5,1&lt;15">
            <text:p>5,1&lt;15</text:p>
          </table:table-cell>
          <table:table-cell/>
          <table:table-cell table:style-name="ce58" table:formula="of:=[.R145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50]*[.S145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51]" office:value-type="float" office:value="690000000">
            <text:p>6,90E+08</text:p>
          </table:table-cell>
          <table:table-cell table:style-name="ce44"/>
          <table:table-cell table:style-name="ce52" table:formula="of:=(([.G1451]-[.N1451])-[.C1451])/[.C1451]*100" office:value-type="float" office:value="-1.42857142857143">
            <text:p>-1,4</text:p>
          </table:table-cell>
          <table:table-cell table:style-name="ce52" table:formula="of:=1.1+SQRT([.O1451]^2+[.I1451]^2)" office:value-type="float" office:value="5.34744821351957">
            <text:p>5,3</text:p>
          </table:table-cell>
          <table:table-cell table:formula="of:=TEXT([.J1451];&quot;0.0&quot;)&amp;&quot;&lt;15&quot;" office:value-type="string" office:string-value="5,3&lt;15">
            <text:p>5,3&lt;15</text:p>
          </table:table-cell>
          <table:table-cell/>
          <table:table-cell table:style-name="ce58" table:formula="of:=[.R1451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51]*[.S145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52]" office:value-type="float" office:value="6700000000">
            <text:p>6,70E+09</text:p>
          </table:table-cell>
          <table:table-cell table:style-name="ce44"/>
          <table:table-cell table:style-name="ce52" table:formula="of:=(([.G1452]-[.N1452])-[.C1452])/[.C1452]*100" office:value-type="float" office:value="-4.28571428571429">
            <text:p>-4,3</text:p>
          </table:table-cell>
          <table:table-cell table:style-name="ce52" table:formula="of:=1.1+SQRT([.O1452]^2+[.I1452]^2)" office:value-type="float" office:value="6.9623670081952">
            <text:p>7,0</text:p>
          </table:table-cell>
          <table:table-cell table:formula="of:=TEXT([.J1452];&quot;0.0&quot;)&amp;&quot;&lt;15&quot;" office:value-type="string" office:string-value="7,0&lt;15">
            <text:p>7,0&lt;15</text:p>
          </table:table-cell>
          <table:table-cell table:style-name="ce57"/>
          <table:table-cell table:style-name="ce58" table:formula="of:=[.R1452]*10^9" office:value-type="float" office:value="6700000000">
            <text:p>67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7">
            <text:p>6,7</text:p>
          </table:table-cell>
          <table:table-cell table:style-name="ce71" office:value-type="float" office:value="1000000000">
            <text:p>1000000000</text:p>
          </table:table-cell>
          <table:table-cell table:formula="of:=[.Q1452]*[.S145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204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60]" office:value-type="float" office:value="100" table:number-columns-spanned="1" table:number-rows-spanned="3">
            <text:p>1,00E+02</text:p>
          </table:table-cell>
          <table:table-cell table:style-name="ce46" table:formula="of:=[.M1460]" office:value-type="float" office:value="850">
            <text:p>8,50E+02</text:p>
          </table:table-cell>
          <table:table-cell table:style-name="ce46" table:formula="of:=[.G1460]-[.N1460]" office:value-type="float" office:value="750">
            <text:p>7,50E+02</text:p>
          </table:table-cell>
          <table:table-cell table:style-name="ce52" table:formula="of:=(([.G1460]-[.N1460])-[.C1460])/[.C1460]*100" office:value-type="float" office:value="7.14285714285714">
            <text:p>7,1</text:p>
          </table:table-cell>
          <table:table-cell table:style-name="ce52" table:formula="of:=1.1+SQRT([.O1460]^2+[.I1460]^2)" office:value-type="float" office:value="9.81896829695264">
            <text:p>9,8</text:p>
          </table:table-cell>
          <table:table-cell table:formula="of:=TEXT([.J1460];&quot;0.0&quot;)&amp;&quot;&lt;15&quot;" office:value-type="string" office:string-value="9,8&lt;15">
            <text:p>9,8&lt;15</text:p>
          </table:table-cell>
          <table:table-cell table:style-name="ce56"/>
          <table:table-cell table:style-name="ce58" table:formula="of:=[.R1460]*10^3+100" office:value-type="float" office:value="850">
            <text:p>850</text:p>
          </table:table-cell>
          <table:table-cell table:style-name="ce61" office:value-type="float" office:value="100">
            <text:p>1,00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5">
            <text:p>0,75</text:p>
          </table:table-cell>
          <table:table-cell office:value-type="float" office:value="1000">
            <text:p>1000</text:p>
          </table:table-cell>
          <table:table-cell table:formula="of:=[.Q1460]*[.S146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39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61]" office:value-type="float" office:value="6900">
            <text:p>6,90E+03</text:p>
          </table:table-cell>
          <table:table-cell table:style-name="ce46" table:formula="of:=[.G1461]-[.N1461]" office:value-type="float" office:value="6800">
            <text:p>6,80E+03</text:p>
          </table:table-cell>
          <table:table-cell table:style-name="ce52" table:formula="of:=(([.G1461]-[.N1461])-[.C1461])/[.C1461]*100" office:value-type="float" office:value="-2.85714285714286">
            <text:p>-2,9</text:p>
          </table:table-cell>
          <table:table-cell table:style-name="ce52" table:formula="of:=1.1+SQRT([.O1461]^2+[.I1461]^2)" office:value-type="float" office:value="6.85875553449896">
            <text:p>6,9</text:p>
          </table:table-cell>
          <table:table-cell table:formula="of:=TEXT([.J1461];&quot;0.0&quot;)&amp;&quot;&lt;15&quot;" office:value-type="string" office:string-value="6,9&lt;15">
            <text:p>6,9&lt;15</text:p>
          </table:table-cell>
          <table:table-cell/>
          <table:table-cell table:style-name="ce58" table:formula="of:=[.R1461]*10^3+100" office:value-type="float" office:value="6900">
            <text:p>69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61]*[.S146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62]" office:value-type="float" office:value="69100">
            <text:p>6,91E+04</text:p>
          </table:table-cell>
          <table:table-cell table:style-name="ce46" table:formula="of:=[.G1462]-[.N1462]" office:value-type="float" office:value="69000">
            <text:p>6,90E+04</text:p>
          </table:table-cell>
          <table:table-cell table:style-name="ce52" table:formula="of:=(([.G1462]-[.N1462])-[.C1462])/[.C1462]*100" office:value-type="float" office:value="-1.42857142857143">
            <text:p>-1,4</text:p>
          </table:table-cell>
          <table:table-cell table:style-name="ce52" table:formula="of:=1.1+SQRT([.O1462]^2+[.I1462]^2)" office:value-type="float" office:value="5.34744821351957">
            <text:p>5,3</text:p>
          </table:table-cell>
          <table:table-cell table:formula="of:=TEXT([.J1462];&quot;0.0&quot;)&amp;&quot;&lt;15&quot;" office:value-type="string" office:string-value="5,3&lt;15">
            <text:p>5,3&lt;15</text:p>
          </table:table-cell>
          <table:table-cell/>
          <table:table-cell table:style-name="ce58" table:formula="of:=[.R1462]*10^3+100" office:value-type="float" office:value="69100">
            <text:p>69100</text:p>
          </table:table-cell>
          <table:table-cell table:style-name="ce62" table:formula="of:=[.N1460]" office:value-type="float" office:value="100">
            <text:p>1,00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69">
            <text:p>69</text:p>
          </table:table-cell>
          <table:table-cell office:value-type="float" office:value="1000">
            <text:p>1000</text:p>
          </table:table-cell>
          <table:table-cell table:formula="of:=[.Q1462]*[.S146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63]" office:value-type="float" office:value="700000">
            <text:p>7,00E+05</text:p>
          </table:table-cell>
          <table:table-cell table:style-name="ce44"/>
          <table:table-cell table:style-name="ce52" table:formula="of:=(([.G1463]-[.N1463])-[.C1463])/[.C1463]*100" office:value-type="float" office:value="0">
            <text:p>0,0</text:p>
          </table:table-cell>
          <table:table-cell table:style-name="ce52" table:formula="of:=1.1+SQRT([.O1463]^2+[.I1463]^2)" office:value-type="float" office:value="5.1">
            <text:p>5,1</text:p>
          </table:table-cell>
          <table:table-cell table:formula="of:=TEXT([.J1463];&quot;0.0&quot;)&amp;&quot;&lt;15&quot;" office:value-type="string" office:string-value="5,1&lt;15">
            <text:p>5,1&lt;15</text:p>
          </table:table-cell>
          <table:table-cell/>
          <table:table-cell table:style-name="ce58" table:formula="of:=[.R1463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463]*[.S146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64]" office:value-type="float" office:value="7000000">
            <text:p>7,00E+06</text:p>
          </table:table-cell>
          <table:table-cell table:style-name="ce44"/>
          <table:table-cell table:style-name="ce52" table:formula="of:=(([.G1464]-[.N1464])-[.C1464])/[.C1464]*100" office:value-type="float" office:value="0">
            <text:p>0,0</text:p>
          </table:table-cell>
          <table:table-cell table:style-name="ce52" table:formula="of:=1.1+SQRT([.O1464]^2+[.I1464]^2)" office:value-type="float" office:value="5.1">
            <text:p>5,1</text:p>
          </table:table-cell>
          <table:table-cell table:formula="of:=TEXT([.J1464];&quot;0.0&quot;)&amp;&quot;&lt;15&quot;" office:value-type="string" office:string-value="5,1&lt;15">
            <text:p>5,1&lt;15</text:p>
          </table:table-cell>
          <table:table-cell/>
          <table:table-cell table:style-name="ce58" table:formula="of:=[.R146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64]*[.S146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65]" office:value-type="float" office:value="70000000">
            <text:p>7,00E+07</text:p>
          </table:table-cell>
          <table:table-cell table:style-name="ce44"/>
          <table:table-cell table:style-name="ce52" table:formula="of:=(([.G1465]-[.N1465])-[.C1465])/[.C1465]*100" office:value-type="float" office:value="0">
            <text:p>0,0</text:p>
          </table:table-cell>
          <table:table-cell table:style-name="ce52" table:formula="of:=1.1+SQRT([.O1465]^2+[.I1465]^2)" office:value-type="float" office:value="5.1">
            <text:p>5,1</text:p>
          </table:table-cell>
          <table:table-cell table:formula="of:=TEXT([.J1465];&quot;0.0&quot;)&amp;&quot;&lt;15&quot;" office:value-type="string" office:string-value="5,1&lt;15">
            <text:p>5,1&lt;15</text:p>
          </table:table-cell>
          <table:table-cell/>
          <table:table-cell table:style-name="ce58" table:formula="of:=[.R1465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65]*[.S146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66]" office:value-type="float" office:value="690000000">
            <text:p>6,90E+08</text:p>
          </table:table-cell>
          <table:table-cell table:style-name="ce44"/>
          <table:table-cell table:style-name="ce52" table:formula="of:=(([.G1466]-[.N1466])-[.C1466])/[.C1466]*100" office:value-type="float" office:value="-1.42857142857143">
            <text:p>-1,4</text:p>
          </table:table-cell>
          <table:table-cell table:style-name="ce52" table:formula="of:=1.1+SQRT([.O1466]^2+[.I1466]^2)" office:value-type="float" office:value="5.34744821351957">
            <text:p>5,3</text:p>
          </table:table-cell>
          <table:table-cell table:formula="of:=TEXT([.J1466];&quot;0.0&quot;)&amp;&quot;&lt;15&quot;" office:value-type="string" office:string-value="5,3&lt;15">
            <text:p>5,3&lt;15</text:p>
          </table:table-cell>
          <table:table-cell/>
          <table:table-cell table:style-name="ce58" table:formula="of:=[.R1466]*10^9" office:value-type="float" office:value="690000000">
            <text:p>69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69">
            <text:p>0,69</text:p>
          </table:table-cell>
          <table:table-cell table:style-name="ce71" office:value-type="float" office:value="1000000000">
            <text:p>1000000000</text:p>
          </table:table-cell>
          <table:table-cell table:formula="of:=[.Q1466]*[.S146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67]" office:value-type="float" office:value="7000000000">
            <text:p>7,00E+09</text:p>
          </table:table-cell>
          <table:table-cell table:style-name="ce44"/>
          <table:table-cell table:style-name="ce52" table:formula="of:=(([.G1467]-[.N1467])-[.C1467])/[.C1467]*100" office:value-type="float" office:value="0">
            <text:p>0,0</text:p>
          </table:table-cell>
          <table:table-cell table:style-name="ce52" table:formula="of:=1.1+SQRT([.O1467]^2+[.I1467]^2)" office:value-type="float" office:value="5.1">
            <text:p>5,1</text:p>
          </table:table-cell>
          <table:table-cell table:formula="of:=TEXT([.J146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6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67]*[.S146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75]" office:value-type="float" office:value="101" table:number-columns-spanned="1" table:number-rows-spanned="3">
            <text:p>1,01E+02</text:p>
          </table:table-cell>
          <table:table-cell table:style-name="ce46" table:formula="of:=[.M1475]" office:value-type="float" office:value="800">
            <text:p>8,00E+02</text:p>
          </table:table-cell>
          <table:table-cell table:style-name="ce46" table:formula="of:=[.G1475]-[.N1475]" office:value-type="float" office:value="699">
            <text:p>6,99E+02</text:p>
          </table:table-cell>
          <table:table-cell table:style-name="ce52" table:formula="of:=(([.G1475]-[.N1475])-[.C1475])/[.C1475]*100" office:value-type="float" office:value="-0.142857142857127">
            <text:p>-0,1</text:p>
          </table:table-cell>
          <table:table-cell table:style-name="ce52" table:formula="of:=1.1+SQRT([.O1475]^2+[.I1475]^2)" office:value-type="float" office:value="6.10204040000331">
            <text:p>6,1</text:p>
          </table:table-cell>
          <table:table-cell table:formula="of:=TEXT([.J147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475]*10^3+100" office:value-type="float" office:value="800">
            <text:p>800</text:p>
          </table:table-cell>
          <table:table-cell table:style-name="ce61" office:value-type="float" office:value="101">
            <text:p>1,01E+02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475]*[.S147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2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76]" office:value-type="float" office:value="6900">
            <text:p>6,90E+03</text:p>
          </table:table-cell>
          <table:table-cell table:style-name="ce46" table:formula="of:=[.G1476]-[.N1476]" office:value-type="float" office:value="6799">
            <text:p>6,80E+03</text:p>
          </table:table-cell>
          <table:table-cell table:style-name="ce52" table:formula="of:=(([.G1476]-[.N1476])-[.C1476])/[.C1476]*100" office:value-type="float" office:value="-2.87142857142857">
            <text:p>-2,9</text:p>
          </table:table-cell>
          <table:table-cell table:style-name="ce52" table:formula="of:=1.1+SQRT([.O1476]^2+[.I1476]^2)" office:value-type="float" office:value="6.86585657476982">
            <text:p>6,9</text:p>
          </table:table-cell>
          <table:table-cell table:formula="of:=TEXT([.J1476];&quot;0.0&quot;)&amp;&quot;&lt;15&quot;" office:value-type="string" office:string-value="6,9&lt;15">
            <text:p>6,9&lt;15</text:p>
          </table:table-cell>
          <table:table-cell/>
          <table:table-cell table:style-name="ce58" table:formula="of:=[.R1476]*10^3+100" office:value-type="float" office:value="6900">
            <text:p>69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8">
            <text:p>6,8</text:p>
          </table:table-cell>
          <table:table-cell office:value-type="float" office:value="1000">
            <text:p>1000</text:p>
          </table:table-cell>
          <table:table-cell table:formula="of:=[.Q1476]*[.S147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77]" office:value-type="float" office:value="72100">
            <text:p>7,21E+04</text:p>
          </table:table-cell>
          <table:table-cell table:style-name="ce46" table:formula="of:=[.G1477]-[.N1477]" office:value-type="float" office:value="71999">
            <text:p>7,20E+04</text:p>
          </table:table-cell>
          <table:table-cell table:style-name="ce52" table:formula="of:=(([.G1477]-[.N1477])-[.C1477])/[.C1477]*100" office:value-type="float" office:value="2.85571428571429">
            <text:p>2,9</text:p>
          </table:table-cell>
          <table:table-cell table:style-name="ce52" table:formula="of:=1.1+SQRT([.O1477]^2+[.I1477]^2)" office:value-type="float" office:value="6.01478423551153">
            <text:p>6,0</text:p>
          </table:table-cell>
          <table:table-cell table:formula="of:=TEXT([.J1477];&quot;0.0&quot;)&amp;&quot;&lt;15&quot;" office:value-type="string" office:string-value="6,0&lt;15">
            <text:p>6,0&lt;15</text:p>
          </table:table-cell>
          <table:table-cell/>
          <table:table-cell table:style-name="ce58" table:formula="of:=[.R1477]*10^3+100" office:value-type="float" office:value="72100">
            <text:p>72100</text:p>
          </table:table-cell>
          <table:table-cell table:style-name="ce62" table:formula="of:=[.N1475]" office:value-type="float" office:value="101">
            <text:p>1,01E+02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77]*[.S147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78]" office:value-type="float" office:value="680000">
            <text:p>6,80E+05</text:p>
          </table:table-cell>
          <table:table-cell table:style-name="ce44"/>
          <table:table-cell table:style-name="ce52" table:formula="of:=(([.G1478]-[.N1478])-[.C1478])/[.C1478]*100" office:value-type="float" office:value="-2.85714285714286">
            <text:p>-2,9</text:p>
          </table:table-cell>
          <table:table-cell table:style-name="ce52" table:formula="of:=1.1+SQRT([.O1478]^2+[.I1478]^2)" office:value-type="float" office:value="6.01561443831007">
            <text:p>6,0</text:p>
          </table:table-cell>
          <table:table-cell table:formula="of:=TEXT([.J1478];&quot;0.0&quot;)&amp;&quot;&lt;15&quot;" office:value-type="string" office:string-value="6,0&lt;15">
            <text:p>6,0&lt;15</text:p>
          </table:table-cell>
          <table:table-cell/>
          <table:table-cell table:style-name="ce58" table:formula="of:=[.R1478]*10^6" office:value-type="float" office:value="680000">
            <text:p>68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8">
            <text:p>0,68</text:p>
          </table:table-cell>
          <table:table-cell office:value-type="float" office:value="1000000">
            <text:p>1000000</text:p>
          </table:table-cell>
          <table:table-cell table:formula="of:=[.Q1478]*[.S147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79]" office:value-type="float" office:value="7000000">
            <text:p>7,00E+06</text:p>
          </table:table-cell>
          <table:table-cell table:style-name="ce44"/>
          <table:table-cell table:style-name="ce52" table:formula="of:=(([.G1479]-[.N1479])-[.C1479])/[.C1479]*100" office:value-type="float" office:value="0">
            <text:p>0,0</text:p>
          </table:table-cell>
          <table:table-cell table:style-name="ce52" table:formula="of:=1.1+SQRT([.O1479]^2+[.I1479]^2)" office:value-type="float" office:value="5.1">
            <text:p>5,1</text:p>
          </table:table-cell>
          <table:table-cell table:formula="of:=TEXT([.J1479];&quot;0.0&quot;)&amp;&quot;&lt;15&quot;" office:value-type="string" office:string-value="5,1&lt;15">
            <text:p>5,1&lt;15</text:p>
          </table:table-cell>
          <table:table-cell/>
          <table:table-cell table:style-name="ce58" table:formula="of:=[.R1479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79]*[.S147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80]" office:value-type="float" office:value="70000000">
            <text:p>7,00E+07</text:p>
          </table:table-cell>
          <table:table-cell table:style-name="ce44"/>
          <table:table-cell table:style-name="ce52" table:formula="of:=(([.G1480]-[.N1480])-[.C1480])/[.C1480]*100" office:value-type="float" office:value="0">
            <text:p>0,0</text:p>
          </table:table-cell>
          <table:table-cell table:style-name="ce52" table:formula="of:=1.1+SQRT([.O1480]^2+[.I1480]^2)" office:value-type="float" office:value="5.1">
            <text:p>5,1</text:p>
          </table:table-cell>
          <table:table-cell table:formula="of:=TEXT([.J1480];&quot;0.0&quot;)&amp;&quot;&lt;15&quot;" office:value-type="string" office:string-value="5,1&lt;15">
            <text:p>5,1&lt;15</text:p>
          </table:table-cell>
          <table:table-cell/>
          <table:table-cell table:style-name="ce58" table:formula="of:=[.R148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480]*[.S148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81]" office:value-type="float" office:value="700000000">
            <text:p>7,00E+08</text:p>
          </table:table-cell>
          <table:table-cell table:style-name="ce44"/>
          <table:table-cell table:style-name="ce52" table:formula="of:=(([.G1481]-[.N1481])-[.C1481])/[.C1481]*100" office:value-type="float" office:value="0">
            <text:p>0,0</text:p>
          </table:table-cell>
          <table:table-cell table:style-name="ce52" table:formula="of:=1.1+SQRT([.O1481]^2+[.I1481]^2)" office:value-type="float" office:value="5.1">
            <text:p>5,1</text:p>
          </table:table-cell>
          <table:table-cell table:formula="of:=TEXT([.J1481];&quot;0.0&quot;)&amp;&quot;&lt;15&quot;" office:value-type="string" office:string-value="5,1&lt;15">
            <text:p>5,1&lt;15</text:p>
          </table:table-cell>
          <table:table-cell/>
          <table:table-cell table:style-name="ce58" table:formula="of:=[.R148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81]*[.S148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82]" office:value-type="float" office:value="7000000000">
            <text:p>7,00E+09</text:p>
          </table:table-cell>
          <table:table-cell table:style-name="ce44"/>
          <table:table-cell table:style-name="ce52" table:formula="of:=(([.G1482]-[.N1482])-[.C1482])/[.C1482]*100" office:value-type="float" office:value="0">
            <text:p>0,0</text:p>
          </table:table-cell>
          <table:table-cell table:style-name="ce52" table:formula="of:=1.1+SQRT([.O1482]^2+[.I1482]^2)" office:value-type="float" office:value="5.1">
            <text:p>5,1</text:p>
          </table:table-cell>
          <table:table-cell table:formula="of:=TEXT([.J1482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82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82]*[.S1482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490]" office:value-type="float" office:value="97" table:number-columns-spanned="1" table:number-rows-spanned="3">
            <text:p>9,70E+01</text:p>
          </table:table-cell>
          <table:table-cell table:style-name="ce46" table:formula="of:=[.M1490]" office:value-type="float" office:value="790">
            <text:p>7,90E+02</text:p>
          </table:table-cell>
          <table:table-cell table:style-name="ce46" table:formula="of:=[.G1490]-[.N1490]" office:value-type="float" office:value="693">
            <text:p>6,93E+02</text:p>
          </table:table-cell>
          <table:table-cell table:style-name="ce52" table:formula="of:=(([.G1490]-[.N1490])-[.C1490])/[.C1490]*100" office:value-type="float" office:value="-0.999999999999984">
            <text:p>-1,0</text:p>
          </table:table-cell>
          <table:table-cell table:style-name="ce52" table:formula="of:=1.1+SQRT([.O1490]^2+[.I1490]^2)" office:value-type="float" office:value="6.19901951359278">
            <text:p>6,2</text:p>
          </table:table-cell>
          <table:table-cell table:formula="of:=TEXT([.J1490];&quot;0.0&quot;)&amp;&quot;&lt;15&quot;" office:value-type="string" office:string-value="6,2&lt;15">
            <text:p>6,2&lt;15</text:p>
          </table:table-cell>
          <table:table-cell table:style-name="ce56"/>
          <table:table-cell table:style-name="ce58" table:formula="of:=[.R1490]*10^3+100" office:value-type="float" office:value="790">
            <text:p>790</text:p>
          </table:table-cell>
          <table:table-cell table:style-name="ce61" office:value-type="float" office:value="97">
            <text:p>9,7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69">
            <text:p>0,69</text:p>
          </table:table-cell>
          <table:table-cell office:value-type="float" office:value="1000">
            <text:p>1000</text:p>
          </table:table-cell>
          <table:table-cell table:formula="of:=[.Q1490]*[.S1490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3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491]" office:value-type="float" office:value="7000">
            <text:p>7,00E+03</text:p>
          </table:table-cell>
          <table:table-cell table:style-name="ce46" table:formula="of:=[.G1491]-[.N1491]" office:value-type="float" office:value="6903">
            <text:p>6,90E+03</text:p>
          </table:table-cell>
          <table:table-cell table:style-name="ce52" table:formula="of:=(([.G1491]-[.N1491])-[.C1491])/[.C1491]*100" office:value-type="float" office:value="-1.38571428571429">
            <text:p>-1,4</text:p>
          </table:table-cell>
          <table:table-cell table:style-name="ce52" table:formula="of:=1.1+SQRT([.O1491]^2+[.I1491]^2)" office:value-type="float" office:value="6.28846837531392">
            <text:p>6,3</text:p>
          </table:table-cell>
          <table:table-cell table:formula="of:=TEXT([.J1491];&quot;0.0&quot;)&amp;&quot;&lt;15&quot;" office:value-type="string" office:string-value="6,3&lt;15">
            <text:p>6,3&lt;15</text:p>
          </table:table-cell>
          <table:table-cell/>
          <table:table-cell table:style-name="ce58" table:formula="of:=[.R1491]*10^3+100" office:value-type="float" office:value="7000">
            <text:p>70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6.9">
            <text:p>6,9</text:p>
          </table:table-cell>
          <table:table-cell office:value-type="float" office:value="1000">
            <text:p>1000</text:p>
          </table:table-cell>
          <table:table-cell table:formula="of:=[.Q1491]*[.S1491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492]" office:value-type="float" office:value="72100">
            <text:p>7,21E+04</text:p>
          </table:table-cell>
          <table:table-cell table:style-name="ce46" table:formula="of:=[.G1492]-[.N1492]" office:value-type="float" office:value="72003">
            <text:p>7,20E+04</text:p>
          </table:table-cell>
          <table:table-cell table:style-name="ce52" table:formula="of:=(([.G1492]-[.N1492])-[.C1492])/[.C1492]*100" office:value-type="float" office:value="2.86142857142857">
            <text:p>2,9</text:p>
          </table:table-cell>
          <table:table-cell table:style-name="ce52" table:formula="of:=1.1+SQRT([.O1492]^2+[.I1492]^2)" office:value-type="float" office:value="6.01810669560836">
            <text:p>6,0</text:p>
          </table:table-cell>
          <table:table-cell table:formula="of:=TEXT([.J1492];&quot;0.0&quot;)&amp;&quot;&lt;15&quot;" office:value-type="string" office:string-value="6,0&lt;15">
            <text:p>6,0&lt;15</text:p>
          </table:table-cell>
          <table:table-cell/>
          <table:table-cell table:style-name="ce58" table:formula="of:=[.R1492]*10^3+100" office:value-type="float" office:value="72100">
            <text:p>72100</text:p>
          </table:table-cell>
          <table:table-cell table:style-name="ce62" table:formula="of:=[.N1490]" office:value-type="float" office:value="97">
            <text:p>9,7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492]*[.S1492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493]" office:value-type="float" office:value="690000">
            <text:p>6,90E+05</text:p>
          </table:table-cell>
          <table:table-cell table:style-name="ce44"/>
          <table:table-cell table:style-name="ce52" table:formula="of:=(([.G1493]-[.N1493])-[.C1493])/[.C1493]*100" office:value-type="float" office:value="-1.42857142857143">
            <text:p>-1,4</text:p>
          </table:table-cell>
          <table:table-cell table:style-name="ce52" table:formula="of:=1.1+SQRT([.O1493]^2+[.I1493]^2)" office:value-type="float" office:value="5.34744821351957">
            <text:p>5,3</text:p>
          </table:table-cell>
          <table:table-cell table:formula="of:=TEXT([.J1493];&quot;0.0&quot;)&amp;&quot;&lt;15&quot;" office:value-type="string" office:string-value="5,3&lt;15">
            <text:p>5,3&lt;15</text:p>
          </table:table-cell>
          <table:table-cell/>
          <table:table-cell table:style-name="ce58" table:formula="of:=[.R1493]*10^6" office:value-type="float" office:value="690000">
            <text:p>69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69">
            <text:p>0,69</text:p>
          </table:table-cell>
          <table:table-cell office:value-type="float" office:value="1000000">
            <text:p>1000000</text:p>
          </table:table-cell>
          <table:table-cell table:formula="of:=[.Q1493]*[.S1493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494]" office:value-type="float" office:value="7000000">
            <text:p>7,00E+06</text:p>
          </table:table-cell>
          <table:table-cell table:style-name="ce44"/>
          <table:table-cell table:style-name="ce52" table:formula="of:=(([.G1494]-[.N1494])-[.C1494])/[.C1494]*100" office:value-type="float" office:value="0">
            <text:p>0,0</text:p>
          </table:table-cell>
          <table:table-cell table:style-name="ce52" table:formula="of:=1.1+SQRT([.O1494]^2+[.I1494]^2)" office:value-type="float" office:value="5.1">
            <text:p>5,1</text:p>
          </table:table-cell>
          <table:table-cell table:formula="of:=TEXT([.J1494];&quot;0.0&quot;)&amp;&quot;&lt;15&quot;" office:value-type="string" office:string-value="5,1&lt;15">
            <text:p>5,1&lt;15</text:p>
          </table:table-cell>
          <table:table-cell/>
          <table:table-cell table:style-name="ce58" table:formula="of:=[.R1494]*10^6" office:value-type="float" office:value="7000000">
            <text:p>7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">
            <text:p>7</text:p>
          </table:table-cell>
          <table:table-cell office:value-type="float" office:value="1000000">
            <text:p>1000000</text:p>
          </table:table-cell>
          <table:table-cell table:formula="of:=[.Q1494]*[.S1494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495]" office:value-type="float" office:value="69000000">
            <text:p>6,90E+07</text:p>
          </table:table-cell>
          <table:table-cell table:style-name="ce44"/>
          <table:table-cell table:style-name="ce52" table:formula="of:=(([.G1495]-[.N1495])-[.C1495])/[.C1495]*100" office:value-type="float" office:value="-1.42857142857143">
            <text:p>-1,4</text:p>
          </table:table-cell>
          <table:table-cell table:style-name="ce52" table:formula="of:=1.1+SQRT([.O1495]^2+[.I1495]^2)" office:value-type="float" office:value="5.34744821351957">
            <text:p>5,3</text:p>
          </table:table-cell>
          <table:table-cell table:formula="of:=TEXT([.J1495];&quot;0.0&quot;)&amp;&quot;&lt;15&quot;" office:value-type="string" office:string-value="5,3&lt;15">
            <text:p>5,3&lt;15</text:p>
          </table:table-cell>
          <table:table-cell/>
          <table:table-cell table:style-name="ce58" table:formula="of:=[.R1495]*10^6" office:value-type="float" office:value="69000000">
            <text:p>69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69">
            <text:p>69</text:p>
          </table:table-cell>
          <table:table-cell office:value-type="float" office:value="1000000">
            <text:p>1000000</text:p>
          </table:table-cell>
          <table:table-cell table:formula="of:=[.Q1495]*[.S1495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496]" office:value-type="float" office:value="700000000">
            <text:p>7,00E+08</text:p>
          </table:table-cell>
          <table:table-cell table:style-name="ce44"/>
          <table:table-cell table:style-name="ce52" table:formula="of:=(([.G1496]-[.N1496])-[.C1496])/[.C1496]*100" office:value-type="float" office:value="0">
            <text:p>0,0</text:p>
          </table:table-cell>
          <table:table-cell table:style-name="ce52" table:formula="of:=1.1+SQRT([.O1496]^2+[.I1496]^2)" office:value-type="float" office:value="5.1">
            <text:p>5,1</text:p>
          </table:table-cell>
          <table:table-cell table:formula="of:=TEXT([.J1496];&quot;0.0&quot;)&amp;&quot;&lt;15&quot;" office:value-type="string" office:string-value="5,1&lt;15">
            <text:p>5,1&lt;15</text:p>
          </table:table-cell>
          <table:table-cell/>
          <table:table-cell table:style-name="ce58" table:formula="of:=[.R1496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496]*[.S1496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497]" office:value-type="float" office:value="7000000000">
            <text:p>7,00E+09</text:p>
          </table:table-cell>
          <table:table-cell table:style-name="ce44"/>
          <table:table-cell table:style-name="ce52" table:formula="of:=(([.G1497]-[.N1497])-[.C1497])/[.C1497]*100" office:value-type="float" office:value="0">
            <text:p>0,0</text:p>
          </table:table-cell>
          <table:table-cell table:style-name="ce52" table:formula="of:=1.1+SQRT([.O1497]^2+[.I1497]^2)" office:value-type="float" office:value="5.1">
            <text:p>5,1</text:p>
          </table:table-cell>
          <table:table-cell table:formula="of:=TEXT([.J1497];&quot;0.0&quot;)&amp;&quot;&lt;15&quot;" office:value-type="string" office:string-value="5,1&lt;15">
            <text:p>5,1&lt;15</text:p>
          </table:table-cell>
          <table:table-cell table:style-name="ce57"/>
          <table:table-cell table:style-name="ce58" table:formula="of:=[.R1497]*10^9" office:value-type="float" office:value="7000000000">
            <text:p>70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7">
            <text:p>7</text:p>
          </table:table-cell>
          <table:table-cell table:style-name="ce71" office:value-type="float" office:value="1000000000">
            <text:p>1000000000</text:p>
          </table:table-cell>
          <table:table-cell table:formula="of:=[.Q1497]*[.S1497]" office:value-type="float" office:value="6991000000">
            <text:p>6 991 000 000 <text:s text:c="2"/></text:p>
          </table:table-cell>
          <table:table-cell table:number-columns-repeated="1004"/>
        </table:table-row>
        <table:table-row table:style-name="ro1" table:number-rows-repeated="2">
          <table:table-cell table:style-name="Default" table:number-columns-repeated="13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3" office:value-type="string">
            <text:p>БДКГ-02</text:p>
          </table:table-cell>
          <table:table-cell table:style-name="Default" table:number-columns-repeated="1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4"/>
          <table:table-cell table:style-name="ce20" office:value-type="string">
            <text:p>,</text:p>
          </table:table-cell>
          <table:table-cell table:style-name="ce14"/>
          <table:table-cell table:style-name="ce32"/>
          <table:table-cell table:style-name="ce37" office:value-type="string">
            <text:p>Измеренное значение</text:p>
          </table:table-cell>
          <table:table-cell table:style-name="ce45"/>
          <table:table-cell table:style-name="ce32"/>
          <table:table-cell table:style-name="ce48"/>
          <table:table-cell table:style-name="ce53" table:number-columns-repeated="2"/>
          <table:table-cell table:style-name="Default"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15"/>
          <table:table-cell table:style-name="ce21"/>
          <table:table-cell table:style-name="ce26"/>
          <table:table-cell table:style-name="ce33"/>
          <table:table-cell table:style-name="ce38" table:number-columns-repeated="2"/>
          <table:table-cell table:style-name="ce33"/>
          <table:table-cell table:style-name="ce22"/>
          <table:table-cell table:style-name="ce49" table:number-columns-repeated="2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5"/>
          <table:table-cell table:style-name="ce22"/>
          <table:table-cell table:style-name="ce21"/>
          <table:table-cell table:style-name="ce33"/>
          <table:table-cell table:number-columns-repeated="2" table:style-name="ce38" office:value-type="string">
            <text:p>,</text:p>
          </table:table-cell>
          <table:table-cell table:style-name="ce33"/>
          <table:table-cell table:style-name="ce49" table:number-columns-repeated="3"/>
          <table:table-cell/>
          <table:table-cell table:style-name="ce42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2">
          <table:table-cell table:style-name="ce2"/>
          <table:table-cell table:style-name="ce16" office:value-type="string">
            <text:p>№</text:p>
          </table:table-cell>
          <table:table-cell table:style-name="ce23" office:value-type="string">
            <text:p>нЗв/ч</text:p>
          </table:table-cell>
          <table:table-cell table:style-name="ce27" office:value-type="string">
            <text:p>№</text:p>
          </table:table-cell>
          <table:table-cell table:style-name="ce34" office:value-type="string">
            <text:p><text:s/>R, см</text:p>
          </table:table-cell>
          <table:table-cell table:number-columns-repeated="2" table:style-name="ce39" office:value-type="string">
            <text:p>нЗв/ч</text:p>
          </table:table-cell>
          <table:table-cell table:style-name="ce34" office:value-type="string">
            <text:p>,нЗв/ч</text:p>
          </table:table-cell>
          <table:table-cell table:number-columns-repeated="2" table:style-name="ce39" office:value-type="string">
            <text:p>, %</text:p>
          </table:table-cell>
          <table:table-cell table:style-name="ce54" office:value-type="percentage" office:value="0.15">
            <text:p>15%</text:p>
          </table:table-cell>
          <table:table-cell table:style-name="Default"/>
          <table:table-cell table:style-name="ce42"/>
          <table:table-cell table:style-name="ce60" office:value-type="string">
            <text:p>фон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ce3"/>
          <table:table-cell office:value-type="float" office:value="1">
            <text:p>1</text:p>
          </table:table-cell>
          <table:table-cell office:value-type="float" office:value="700">
            <text:p>7,00E+02</text:p>
          </table:table-cell>
          <table:table-cell table:style-name="ce28" office:value-type="string">
            <text:p>0НА</text:p>
          </table:table-cell>
          <table:table-cell office:value-type="float" office:value="241.9">
            <text:p>241,9</text:p>
          </table:table-cell>
          <table:table-cell table:style-name="ce43" table:formula="of:=[.N1505]" office:value-type="float" office:value="98" table:number-columns-spanned="1" table:number-rows-spanned="3">
            <text:p>9,80E+01</text:p>
          </table:table-cell>
          <table:table-cell table:style-name="ce46" table:formula="of:=[.M1505]" office:value-type="float" office:value="800">
            <text:p>8,00E+02</text:p>
          </table:table-cell>
          <table:table-cell table:style-name="ce46" table:formula="of:=[.G1505]-[.N1505]" office:value-type="float" office:value="702">
            <text:p>7,02E+02</text:p>
          </table:table-cell>
          <table:table-cell table:style-name="ce52" table:formula="of:=(([.G1505]-[.N1505])-[.C1505])/[.C1505]*100" office:value-type="float" office:value="0.285714285714302">
            <text:p>0,3</text:p>
          </table:table-cell>
          <table:table-cell table:style-name="ce52" table:formula="of:=1.1+SQRT([.O1505]^2+[.I1505]^2)" office:value-type="float" office:value="6.10815661227375">
            <text:p>6,1</text:p>
          </table:table-cell>
          <table:table-cell table:formula="of:=TEXT([.J1505];&quot;0.0&quot;)&amp;&quot;&lt;15&quot;" office:value-type="string" office:string-value="6,1&lt;15">
            <text:p>6,1&lt;15</text:p>
          </table:table-cell>
          <table:table-cell table:style-name="ce56"/>
          <table:table-cell table:style-name="ce58" table:formula="of:=[.R1505]*10^3+100" office:value-type="float" office:value="800">
            <text:p>800</text:p>
          </table:table-cell>
          <table:table-cell table:style-name="ce61" office:value-type="float" office:value="98">
            <text:p>9,80E+01</text:p>
          </table:table-cell>
          <table:table-cell table:style-name="ce6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0.8204">
            <text:p>0,8204</text:p>
          </table:table-cell>
          <table:table-cell office:value-type="float" office:value="0.7">
            <text:p>0,7</text:p>
          </table:table-cell>
          <table:table-cell office:value-type="float" office:value="1000">
            <text:p>1000</text:p>
          </table:table-cell>
          <table:table-cell table:formula="of:=[.Q1505]*[.S1505]" office:value-type="float" office:value="820.4">
            <text:p>820 <text:s text:c="2"/>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448.004</text:p>
          </table:table-cell>
          <table:table-cell office:value-type="float" office:value="2">
            <text:p>2</text:p>
          </table:table-cell>
          <table:table-cell office:value-type="float" office:value="7000">
            <text:p>7,00E+03</text:p>
          </table:table-cell>
          <table:table-cell table:style-name="ce28" office:value-type="string">
            <text:p>0НА</text:p>
          </table:table-cell>
          <table:table-cell office:value-type="float" office:value="77.4">
            <text:p>77,4</text:p>
          </table:table-cell>
          <table:covered-table-cell table:style-name="ce43"/>
          <table:table-cell table:style-name="ce46" table:formula="of:=[.M1506]" office:value-type="float" office:value="7100">
            <text:p>7,10E+03</text:p>
          </table:table-cell>
          <table:table-cell table:style-name="ce46" table:formula="of:=[.G1506]-[.N1506]" office:value-type="float" office:value="7002">
            <text:p>7,00E+03</text:p>
          </table:table-cell>
          <table:table-cell table:style-name="ce52" table:formula="of:=(([.G1506]-[.N1506])-[.C1506])/[.C1506]*100" office:value-type="float" office:value="0.0285714285714286">
            <text:p>0,0</text:p>
          </table:table-cell>
          <table:table-cell table:style-name="ce52" table:formula="of:=1.1+SQRT([.O1506]^2+[.I1506]^2)" office:value-type="float" office:value="6.10008163198668">
            <text:p>6,1</text:p>
          </table:table-cell>
          <table:table-cell table:formula="of:=TEXT([.J1506];&quot;0.0&quot;)&amp;&quot;&lt;15&quot;" office:value-type="string" office:string-value="6,1&lt;15">
            <text:p>6,1&lt;15</text:p>
          </table:table-cell>
          <table:table-cell/>
          <table:table-cell table:style-name="ce58" table:formula="of:=[.R1506]*10^3+100" office:value-type="float" office:value="7100">
            <text:p>7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5">
            <text:p>5</text:p>
          </table:table-cell>
          <table:table-cell table:style-name="ce5" table:formula="of:='[1]калибровочные значения'!#ref!" office:value-type="string" office:string-value="Err:520">
            <text:p>Err:520</text:p>
          </table:table-cell>
          <table:table-cell office:value-type="float" office:value="6.906">
            <text:p>6,906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table:formula="of:=[.Q1506]*[.S1506]" office:value-type="float" office:value="6906">
            <text:p>6 906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0000">
            <text:p>7,00E+04</text:p>
          </table:table-cell>
          <table:table-cell table:style-name="ce28" office:value-type="string">
            <text:p>9XK</text:p>
          </table:table-cell>
          <table:table-cell office:value-type="float" office:value="167.3">
            <text:p>167,3</text:p>
          </table:table-cell>
          <table:covered-table-cell table:style-name="ce43"/>
          <table:table-cell table:style-name="ce46" table:formula="of:=[.M1507]" office:value-type="float" office:value="72100">
            <text:p>7,21E+04</text:p>
          </table:table-cell>
          <table:table-cell table:style-name="ce46" table:formula="of:=[.G1507]-[.N1507]" office:value-type="float" office:value="72002">
            <text:p>7,20E+04</text:p>
          </table:table-cell>
          <table:table-cell table:style-name="ce52" table:formula="of:=(([.G1507]-[.N1507])-[.C1507])/[.C1507]*100" office:value-type="float" office:value="2.86">
            <text:p>2,9</text:p>
          </table:table-cell>
          <table:table-cell table:style-name="ce52" table:formula="of:=1.1+SQRT([.O1507]^2+[.I1507]^2)" office:value-type="float" office:value="6.01727566849775">
            <text:p>6,0</text:p>
          </table:table-cell>
          <table:table-cell table:formula="of:=TEXT([.J1507];&quot;0.0&quot;)&amp;&quot;&lt;15&quot;" office:value-type="string" office:string-value="6,0&lt;15">
            <text:p>6,0&lt;15</text:p>
          </table:table-cell>
          <table:table-cell/>
          <table:table-cell table:style-name="ce58" table:formula="of:=[.R1507]*10^3+100" office:value-type="float" office:value="72100">
            <text:p>72100</text:p>
          </table:table-cell>
          <table:table-cell table:style-name="ce62" table:formula="of:=[.N1505]" office:value-type="float" office:value="98">
            <text:p>9,80E+01</text:p>
          </table:table-cell>
          <table:table-cell table:style-name="ce66" office:value-type="float" office:value="4">
            <text:p>4</text:p>
          </table:table-cell>
          <table:table-cell table:style-name="ce68" office:value-type="string">
            <text:p>='\\Newserv4\производство\Участок РИиР\База сертификатов и поверок\Protokols\СРК-АТ2327\[Расчет протоколов поверки БДКГ-02.xls]Калибровочные значения'!#ССЫЛКА!</text:p>
          </table:table-cell>
          <table:table-cell office:value-type="float" office:value="70.12">
            <text:p>70,12</text:p>
          </table:table-cell>
          <table:table-cell office:value-type="float" office:value="72">
            <text:p>72</text:p>
          </table:table-cell>
          <table:table-cell office:value-type="float" office:value="1000">
            <text:p>1000</text:p>
          </table:table-cell>
          <table:table-cell table:formula="of:=[.Q1507]*[.S1507]" office:value-type="float" office:value="70120">
            <text:p>70 120 <text:s text:c="2"/></text:p>
          </table:table-cell>
          <table:table-cell table:number-columns-repeated="1004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4">
            <text:p>4</text:p>
          </table:table-cell>
          <table:table-cell office:value-type="float" office:value="700000">
            <text:p>7,00E+05</text:p>
          </table:table-cell>
          <table:table-cell office:value-type="string">
            <text:p>9XK</text:p>
          </table:table-cell>
          <table:table-cell office:value-type="float" office:value="53.7">
            <text:p>53,7</text:p>
          </table:table-cell>
          <table:table-cell table:style-name="ce44"/>
          <table:table-cell table:style-name="ce46" table:formula="of:=[.M1508]" office:value-type="float" office:value="700000">
            <text:p>7,00E+05</text:p>
          </table:table-cell>
          <table:table-cell table:style-name="ce44"/>
          <table:table-cell table:style-name="ce52" table:formula="of:=(([.G1508]-[.N1508])-[.C1508])/[.C1508]*100" office:value-type="float" office:value="0">
            <text:p>0,0</text:p>
          </table:table-cell>
          <table:table-cell table:style-name="ce52" table:formula="of:=1.1+SQRT([.O1508]^2+[.I1508]^2)" office:value-type="float" office:value="5.1">
            <text:p>5,1</text:p>
          </table:table-cell>
          <table:table-cell table:formula="of:=TEXT([.J1508];&quot;0.0&quot;)&amp;&quot;&lt;15&quot;" office:value-type="string" office:string-value="5,1&lt;15">
            <text:p>5,1&lt;15</text:p>
          </table:table-cell>
          <table:table-cell/>
          <table:table-cell table:style-name="ce58" table:formula="of:=[.R1508]*10^6" office:value-type="float" office:value="700000">
            <text:p>7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office:value-type="float" office:value="0.7092">
            <text:p>0,7092</text:p>
          </table:table-cell>
          <table:table-cell office:value-type="float" office:value="0.7">
            <text:p>0,7</text:p>
          </table:table-cell>
          <table:table-cell office:value-type="float" office:value="1000000">
            <text:p>1000000</text:p>
          </table:table-cell>
          <table:table-cell table:formula="of:=[.Q1508]*[.S1508]" office:value-type="float" office:value="709200">
            <text:p>709 2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000000">
            <text:p>7,00E+06</text:p>
          </table:table-cell>
          <table:table-cell office:value-type="string">
            <text:p>043</text:p>
          </table:table-cell>
          <table:table-cell office:value-type="float" office:value="364.1">
            <text:p>364,1</text:p>
          </table:table-cell>
          <table:table-cell table:style-name="ce44"/>
          <table:table-cell table:style-name="ce46" table:formula="of:=[.M1509]" office:value-type="float" office:value="7100000">
            <text:p>7,10E+06</text:p>
          </table:table-cell>
          <table:table-cell table:style-name="ce44"/>
          <table:table-cell table:style-name="ce52" table:formula="of:=(([.G1509]-[.N1509])-[.C1509])/[.C1509]*100" office:value-type="float" office:value="1.42857142857143">
            <text:p>1,4</text:p>
          </table:table-cell>
          <table:table-cell table:style-name="ce52" table:formula="of:=1.1+SQRT([.O1509]^2+[.I1509]^2)" office:value-type="float" office:value="5.34744821351957">
            <text:p>5,3</text:p>
          </table:table-cell>
          <table:table-cell table:formula="of:=TEXT([.J1509];&quot;0.0&quot;)&amp;&quot;&lt;15&quot;" office:value-type="string" office:string-value="5,3&lt;15">
            <text:p>5,3&lt;15</text:p>
          </table:table-cell>
          <table:table-cell/>
          <table:table-cell table:style-name="ce58" table:formula="of:=[.R1509]*10^6" office:value-type="float" office:value="7100000">
            <text:p>71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.507">
            <text:p>7,507</text:p>
          </table:table-cell>
          <table:table-cell office:value-type="float" office:value="7.1">
            <text:p>7,1</text:p>
          </table:table-cell>
          <table:table-cell office:value-type="float" office:value="1000000">
            <text:p>1000000</text:p>
          </table:table-cell>
          <table:table-cell table:formula="of:=[.Q1509]*[.S1509]" office:value-type="float" office:value="7507000">
            <text:p>7 507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0000000">
            <text:p>7,00E+07</text:p>
          </table:table-cell>
          <table:table-cell office:value-type="string">
            <text:p>043</text:p>
          </table:table-cell>
          <table:table-cell office:value-type="float" office:value="116.7">
            <text:p>116,7</text:p>
          </table:table-cell>
          <table:table-cell table:style-name="ce44"/>
          <table:table-cell table:style-name="ce46" table:formula="of:=[.M1510]" office:value-type="float" office:value="70000000">
            <text:p>7,00E+07</text:p>
          </table:table-cell>
          <table:table-cell table:style-name="ce44"/>
          <table:table-cell table:style-name="ce52" table:formula="of:=(([.G1510]-[.N1510])-[.C1510])/[.C1510]*100" office:value-type="float" office:value="0">
            <text:p>0,0</text:p>
          </table:table-cell>
          <table:table-cell table:style-name="ce52" table:formula="of:=1.1+SQRT([.O1510]^2+[.I1510]^2)" office:value-type="float" office:value="5.1">
            <text:p>5,1</text:p>
          </table:table-cell>
          <table:table-cell table:formula="of:=TEXT([.J1510];&quot;0.0&quot;)&amp;&quot;&lt;15&quot;" office:value-type="string" office:string-value="5,1&lt;15">
            <text:p>5,1&lt;15</text:p>
          </table:table-cell>
          <table:table-cell/>
          <table:table-cell table:style-name="ce58" table:formula="of:=[.R1510]*10^6" office:value-type="float" office:value="70000000">
            <text:p>7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71.7">
            <text:p>71,7</text:p>
          </table:table-cell>
          <table:table-cell office:value-type="float" office:value="70">
            <text:p>70</text:p>
          </table:table-cell>
          <table:table-cell office:value-type="float" office:value="1000000">
            <text:p>1000000</text:p>
          </table:table-cell>
          <table:table-cell table:formula="of:=[.Q1510]*[.S1510]" office:value-type="float" office:value="71700000">
            <text:p>71 700 000 <text:s text:c="2"/>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00000000">
            <text:p>7,00E+08</text:p>
          </table:table-cell>
          <table:table-cell office:value-type="string">
            <text:p>163</text:p>
          </table:table-cell>
          <table:table-cell office:value-type="float" office:value="240.9">
            <text:p>240,9</text:p>
          </table:table-cell>
          <table:table-cell table:style-name="ce44"/>
          <table:table-cell table:style-name="ce46" table:formula="of:=[.M1511]" office:value-type="float" office:value="700000000">
            <text:p>7,00E+08</text:p>
          </table:table-cell>
          <table:table-cell table:style-name="ce44"/>
          <table:table-cell table:style-name="ce52" table:formula="of:=(([.G1511]-[.N1511])-[.C1511])/[.C1511]*100" office:value-type="float" office:value="0">
            <text:p>0,0</text:p>
          </table:table-cell>
          <table:table-cell table:style-name="ce52" table:formula="of:=1.1+SQRT([.O1511]^2+[.I1511]^2)" office:value-type="float" office:value="5.1">
            <text:p>5,1</text:p>
          </table:table-cell>
          <table:table-cell table:formula="of:=TEXT([.J1511];&quot;0.0&quot;)&amp;&quot;&lt;15&quot;" office:value-type="string" office:string-value="5,1&lt;15">
            <text:p>5,1&lt;15</text:p>
          </table:table-cell>
          <table:table-cell/>
          <table:table-cell table:style-name="ce58" table:formula="of:=[.R1511]*10^9" office:value-type="float" office:value="700000000">
            <text:p>700000000</text:p>
          </table:table-cell>
          <table:table-cell table:style-name="ce63"/>
          <table:table-cell table:style-name="ce66" office:value-type="float" office:value="4">
            <text:p>4</text:p>
          </table:table-cell>
          <table:table-cell table:style-name="ce5"/>
          <table:table-cell office:value-type="float" office:value="0.7007">
            <text:p>0,7007</text:p>
          </table:table-cell>
          <table:table-cell office:value-type="float" office:value="0.7">
            <text:p>0,7</text:p>
          </table:table-cell>
          <table:table-cell table:style-name="ce71" office:value-type="float" office:value="1000000000">
            <text:p>1000000000</text:p>
          </table:table-cell>
          <table:table-cell table:formula="of:=[.Q1511]*[.S1511]" office:value-type="float" office:value="700700000">
            <text:p>700 700 000 <text:s text:c="2"/>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8">
            <text:p>8</text:p>
          </table:table-cell>
          <table:table-cell office:value-type="float" office:value="7000000000">
            <text:p>7,00E+09</text:p>
          </table:table-cell>
          <table:table-cell office:value-type="string">
            <text:p>163</text:p>
          </table:table-cell>
          <table:table-cell office:value-type="float" office:value="77.5">
            <text:p>77,5</text:p>
          </table:table-cell>
          <table:table-cell table:style-name="ce44"/>
          <table:table-cell table:style-name="ce46" table:formula="of:=[.M1512]" office:value-type="float" office:value="6900000000">
            <text:p>6,90E+09</text:p>
          </table:table-cell>
          <table:table-cell table:style-name="ce44"/>
          <table:table-cell table:style-name="ce52" table:formula="of:=(([.G1512]-[.N1512])-[.C1512])/[.C1512]*100" office:value-type="float" office:value="-1.42857142857143">
            <text:p>-1,4</text:p>
          </table:table-cell>
          <table:table-cell table:style-name="ce52" table:formula="of:=1.1+SQRT([.O1512]^2+[.I1512]^2)" office:value-type="float" office:value="5.34744821351957">
            <text:p>5,3</text:p>
          </table:table-cell>
          <table:table-cell table:formula="of:=TEXT([.J1512];&quot;0.0&quot;)&amp;&quot;&lt;15&quot;" office:value-type="string" office:string-value="5,3&lt;15">
            <text:p>5,3&lt;15</text:p>
          </table:table-cell>
          <table:table-cell table:style-name="ce57"/>
          <table:table-cell table:style-name="ce58" table:formula="of:=[.R1512]*10^9" office:value-type="float" office:value="6900000000">
            <text:p>6900000000</text:p>
          </table:table-cell>
          <table:table-cell table:style-name="ce64"/>
          <table:table-cell table:style-name="ce67" office:value-type="float" office:value="4">
            <text:p>4</text:p>
          </table:table-cell>
          <table:table-cell table:style-name="ce6"/>
          <table:table-cell office:value-type="float" office:value="6.991">
            <text:p>6,991</text:p>
          </table:table-cell>
          <table:table-cell office:value-type="float" office:value="6.9">
            <text:p>6,9</text:p>
          </table:table-cell>
          <table:table-cell table:style-name="ce71" office:value-type="float" office:value="1000000000">
            <text:p>1000000000</text:p>
          </table:table-cell>
          <table:table-cell table:formula="of:=[.Q1512]*[.S1512]" office:value-type="float" office:value="6991000000">
            <text:p>6 991 000 000 <text:s text:c="2"/>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1" number:grouping="true"/>
      <number:text>   </number:text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1" number:min-exponent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7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number:number-style style:name="N8147P0" style:volatile="true" number:language="ru" number:country="RU">
      <number:number number:decimal-places="0" number:min-integer-digits="1" number:grouping="true"/>
      <number:text>    </number:text>
    </number:number-style>
    <number:number-style style:name="N8147P1" style:volatile="true" number:language="ru" number:country="RU">
      <number:number number:decimal-places="0" number:min-integer-digits="1" number:grouping="true"/>
      <number:text>    </number:text>
    </number:number-style>
    <number:number-style style:name="N8147P2" style:volatile="true" number:language="ru" number:country="RU">
      <number:text>-    </number:text>
    </number:number-style>
    <number:text-style style:name="N8147" number:language="ru" number:country="RU">
      <number:text-content/>
      <number:text> </number:text>
      <style:map style:condition="value()&gt;0" style:apply-style-name="N8147P0"/>
      <style:map style:condition="value()&lt;0" style:apply-style-name="N8147P1"/>
      <style:map style:condition="value()=0" style:apply-style-name="N8147P2"/>
    </number:text-style>
    <number:number-style style:name="N8150P0" style:volatile="true" number:language="ru" number:country="RU">
      <number:number number:decimal-places="0" number:min-integer-digits="1" number:grouping="true"/>
      <number:text>р. </number:text>
    </number:number-style>
    <number:number-style style:name="N8150P1" style:volatile="true" number:language="ru" number:country="RU">
      <number:number number:decimal-places="0" number:min-integer-digits="1" number:grouping="true"/>
      <number:text>р. </number:text>
    </number:number-style>
    <number:number-style style:name="N8150P2" style:volatile="true" number:language="ru" number:country="RU">
      <number:text>-р. </number:text>
    </number:number-style>
    <number:text-style style:name="N8150" number:language="ru" number:country="RU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3P0" style:volatile="true" number:language="ru" number:country="RU">
      <number:number number:decimal-places="2" number:min-integer-digits="1" number:grouping="true"/>
      <number:text>    </number:text>
    </number:number-style>
    <number:number-style style:name="N8153P1" style:volatile="true" number:language="ru" number:country="RU">
      <number:number number:decimal-places="2" number:min-integer-digits="1" number:grouping="true"/>
      <number:text>    </number:text>
    </number:number-style>
    <number:number-style style:name="N8153P2" style:volatile="true" number:language="ru" number:country="RU">
      <number:text>-</number:text>
      <number:number number:decimal-places="0" number:min-integer-digits="0"/>
      <number:text>    </number:text>
    </number:number-style>
    <number:text-style style:name="N8153" number:language="ru" number:country="RU"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6P0" style:volatile="true" number:language="ru" number:country="RU">
      <number:number number:decimal-places="2" number:min-integer-digits="1" number:grouping="true"/>
      <number:text>р. </number:text>
    </number:number-style>
    <number:number-style style:name="N8156P1" style:volatile="true" number:language="ru" number:country="RU">
      <number:number number:decimal-places="2" number:min-integer-digits="1" number:grouping="true"/>
      <number:text>р. </number:text>
    </number:number-style>
    <number:number-style style:name="N8156P2" style:volatile="true" number:language="ru" number:country="RU">
      <number:text>-</number:text>
      <number:number number:decimal-places="0" number:min-integer-digits="0"/>
      <number:text>р. </number:text>
    </number:number-style>
    <number:text-style style:name="N8156" number:language="ru" number:country="RU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currency-style style:name="N16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8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5.11.2018</text:date>, <text:time>11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1:17:16.81</dc:date>
    <meta:generator>OpenOffice/4.1.4$Win32 OpenOffice.org_project/414m5$Build-9788</meta:generator>
    <meta:editing-duration>PT7H24M39S</meta:editing-duration>
    <meta:editing-cycles>9</meta:editing-cycles>
    <meta:document-statistic meta:table-count="1" meta:cell-count="14669" meta:object-count="0"/>
  </office:meta>
</office:document-meta>
</file>